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/>
    </style:style>
    <style:style style:name="ce13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14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5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17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20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car" table:style-name="ta1">
        <table:table-column table:style-name="co1" table:number-columns-repeated="7" table:default-cell-style-name="Default"/>
        <table:table-column table:style-name="co2" table:default-cell-style-name="ce3"/>
        <table:table-column table:style-name="co3" table:default-cell-style-name="ce3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BUYING</text:p>
          </table:table-cell>
          <table:table-cell table:style-name="ce1" office:value-type="string" calcext:value-type="string">
            <text:p>MAINT</text:p>
          </table:table-cell>
          <table:table-cell table:style-name="ce1" office:value-type="string" calcext:value-type="string">
            <text:p>DOORS</text:p>
          </table:table-cell>
          <table:table-cell table:style-name="ce1" office:value-type="string" calcext:value-type="string">
            <text:p>PERSONS</text:p>
          </table:table-cell>
          <table:table-cell table:style-name="ce1" office:value-type="string" calcext:value-type="string">
            <text:p>LUG_BOOT</text:p>
          </table:table-cell>
          <table:table-cell table:style-name="ce1" office:value-type="string" calcext:value-type="string">
            <text:p>SAFETY</text:p>
          </table:table-cell>
          <table:table-cell table:style-name="ce1" office:value-type="string" calcext:value-type="string">
            <text:p>CLASS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2]&amp;&quot;','&quot;&amp;[.B2]&amp;&quot;','&quot;&amp;[.C2]&amp;&quot;','&quot;&amp; [.D2]&amp;&quot;','&quot;&amp;[.E2]&amp;&quot;','&quot;&amp;[.F2]&amp;&quot;'],&quot;" office:value-type="string" office:string-value="['vhigh','vhigh','2','2','small','low']," calcext:value-type="string">
            <text:p>['vhigh','vhigh','2','2','small','low'],</text:p>
          </table:table-cell>
          <table:table-cell table:formula="of:=&quot;'&quot;&amp;[.G2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3]&amp;&quot;','&quot;&amp;[.B3]&amp;&quot;','&quot;&amp;[.C3]&amp;&quot;','&quot;&amp; [.D3]&amp;&quot;','&quot;&amp;[.E3]&amp;&quot;','&quot;&amp;[.F3]&amp;&quot;'],&quot;" office:value-type="string" office:string-value="['vhigh','vhigh','2','2','small','med']," calcext:value-type="string">
            <text:p>['vhigh','vhigh','2','2','small','med'],</text:p>
          </table:table-cell>
          <table:table-cell table:formula="of:=&quot;'&quot;&amp;[.G3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4]&amp;&quot;','&quot;&amp;[.B4]&amp;&quot;','&quot;&amp;[.C4]&amp;&quot;','&quot;&amp; [.D4]&amp;&quot;','&quot;&amp;[.E4]&amp;&quot;','&quot;&amp;[.F4]&amp;&quot;'],&quot;" office:value-type="string" office:string-value="['vhigh','vhigh','2','2','small','high']," calcext:value-type="string">
            <text:p>['vhigh','vhigh','2','2','small','high'],</text:p>
          </table:table-cell>
          <table:table-cell table:formula="of:=&quot;'&quot;&amp;[.G4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5]&amp;&quot;','&quot;&amp;[.B5]&amp;&quot;','&quot;&amp;[.C5]&amp;&quot;','&quot;&amp; [.D5]&amp;&quot;','&quot;&amp;[.E5]&amp;&quot;','&quot;&amp;[.F5]&amp;&quot;'],&quot;" office:value-type="string" office:string-value="['vhigh','vhigh','2','2','med','low']," calcext:value-type="string">
            <text:p>['vhigh','vhigh','2','2','med','low'],</text:p>
          </table:table-cell>
          <table:table-cell table:formula="of:=&quot;'&quot;&amp;[.G5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med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6]&amp;&quot;','&quot;&amp;[.B6]&amp;&quot;','&quot;&amp;[.C6]&amp;&quot;','&quot;&amp; [.D6]&amp;&quot;','&quot;&amp;[.E6]&amp;&quot;','&quot;&amp;[.F6]&amp;&quot;'],&quot;" office:value-type="string" office:string-value="['vhigh','vhigh','2','2','med','med']," calcext:value-type="string">
            <text:p>['vhigh','vhigh','2','2','med','med'],</text:p>
          </table:table-cell>
          <table:table-cell table:formula="of:=&quot;'&quot;&amp;[.G6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7]&amp;&quot;','&quot;&amp;[.B7]&amp;&quot;','&quot;&amp;[.C7]&amp;&quot;','&quot;&amp; [.D7]&amp;&quot;','&quot;&amp;[.E7]&amp;&quot;','&quot;&amp;[.F7]&amp;&quot;'],&quot;" office:value-type="string" office:string-value="['vhigh','vhigh','2','2','med','high']," calcext:value-type="string">
            <text:p>['vhigh','vhigh','2','2','med','high'],</text:p>
          </table:table-cell>
          <table:table-cell table:formula="of:=&quot;'&quot;&amp;[.G7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g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8]&amp;&quot;','&quot;&amp;[.B8]&amp;&quot;','&quot;&amp;[.C8]&amp;&quot;','&quot;&amp; [.D8]&amp;&quot;','&quot;&amp;[.E8]&amp;&quot;','&quot;&amp;[.F8]&amp;&quot;'],&quot;" office:value-type="string" office:string-value="['vhigh','vhigh','2','2','big','low']," calcext:value-type="string">
            <text:p>['vhigh','vhigh','2','2','big','low'],</text:p>
          </table:table-cell>
          <table:table-cell table:formula="of:=&quot;'&quot;&amp;[.G8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table:style-name="ce3" office:value-type="string" calcext:value-type="string">
            <text:p>vhigh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g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unacc</text:p>
          </table:table-cell>
          <table:table-cell table:formula="of:=&quot;['&quot;&amp;[.A9]&amp;&quot;','&quot;&amp;[.B9]&amp;&quot;','&quot;&amp;[.C9]&amp;&quot;','&quot;&amp; [.D9]&amp;&quot;','&quot;&amp;[.E9]&amp;&quot;','&quot;&amp;[.F9]&amp;&quot;'],&quot;" office:value-type="string" office:string-value="['vhigh','vhigh','2','2','big','med']," calcext:value-type="string">
            <text:p>['vhigh','vhigh','2','2','big','med'],</text:p>
          </table:table-cell>
          <table:table-cell table:formula="of:=&quot;'&quot;&amp;[.G9]&amp;&quot;',&quot;" office:value-type="string" office:string-value="'unacc'," calcext:value-type="string">
            <text:p>'unacc',</text:p>
          </table:table-cell>
          <table:table-cell table:style-name="ce3"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]&amp;&quot;','&quot;&amp;[.B10]&amp;&quot;','&quot;&amp;[.C10]&amp;&quot;','&quot;&amp; [.D10]&amp;&quot;','&quot;&amp;[.E10]&amp;&quot;','&quot;&amp;[.F10]&amp;&quot;'],&quot;" office:value-type="string" office:string-value="['vhigh','vhigh','2','2','big','high']," calcext:value-type="string">
            <text:p>['vhigh','vhigh','2','2','big','high'],</text:p>
          </table:table-cell>
          <table:table-cell table:formula="of:=&quot;'&quot;&amp;[.G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]&amp;&quot;','&quot;&amp;[.B11]&amp;&quot;','&quot;&amp;[.C11]&amp;&quot;','&quot;&amp; [.D11]&amp;&quot;','&quot;&amp;[.E11]&amp;&quot;','&quot;&amp;[.F11]&amp;&quot;'],&quot;" office:value-type="string" office:string-value="['vhigh','vhigh','2','4','small','low']," calcext:value-type="string">
            <text:p>['vhigh','vhigh','2','4','small','low'],</text:p>
          </table:table-cell>
          <table:table-cell table:formula="of:=&quot;'&quot;&amp;[.G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]&amp;&quot;','&quot;&amp;[.B12]&amp;&quot;','&quot;&amp;[.C12]&amp;&quot;','&quot;&amp; [.D12]&amp;&quot;','&quot;&amp;[.E12]&amp;&quot;','&quot;&amp;[.F12]&amp;&quot;'],&quot;" office:value-type="string" office:string-value="['vhigh','vhigh','2','4','small','med']," calcext:value-type="string">
            <text:p>['vhigh','vhigh','2','4','small','med'],</text:p>
          </table:table-cell>
          <table:table-cell table:formula="of:=&quot;'&quot;&amp;[.G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]&amp;&quot;','&quot;&amp;[.B13]&amp;&quot;','&quot;&amp;[.C13]&amp;&quot;','&quot;&amp; [.D13]&amp;&quot;','&quot;&amp;[.E13]&amp;&quot;','&quot;&amp;[.F13]&amp;&quot;'],&quot;" office:value-type="string" office:string-value="['vhigh','vhigh','2','4','small','high']," calcext:value-type="string">
            <text:p>['vhigh','vhigh','2','4','small','high'],</text:p>
          </table:table-cell>
          <table:table-cell table:formula="of:=&quot;'&quot;&amp;[.G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]&amp;&quot;','&quot;&amp;[.B14]&amp;&quot;','&quot;&amp;[.C14]&amp;&quot;','&quot;&amp; [.D14]&amp;&quot;','&quot;&amp;[.E14]&amp;&quot;','&quot;&amp;[.F14]&amp;&quot;'],&quot;" office:value-type="string" office:string-value="['vhigh','vhigh','2','4','med','low']," calcext:value-type="string">
            <text:p>['vhigh','vhigh','2','4','med','low'],</text:p>
          </table:table-cell>
          <table:table-cell table:formula="of:=&quot;'&quot;&amp;[.G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]&amp;&quot;','&quot;&amp;[.B15]&amp;&quot;','&quot;&amp;[.C15]&amp;&quot;','&quot;&amp; [.D15]&amp;&quot;','&quot;&amp;[.E15]&amp;&quot;','&quot;&amp;[.F15]&amp;&quot;'],&quot;" office:value-type="string" office:string-value="['vhigh','vhigh','2','4','med','med']," calcext:value-type="string">
            <text:p>['vhigh','vhigh','2','4','med','med'],</text:p>
          </table:table-cell>
          <table:table-cell table:formula="of:=&quot;'&quot;&amp;[.G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]&amp;&quot;','&quot;&amp;[.B16]&amp;&quot;','&quot;&amp;[.C16]&amp;&quot;','&quot;&amp; [.D16]&amp;&quot;','&quot;&amp;[.E16]&amp;&quot;','&quot;&amp;[.F16]&amp;&quot;'],&quot;" office:value-type="string" office:string-value="['vhigh','vhigh','2','4','med','high']," calcext:value-type="string">
            <text:p>['vhigh','vhigh','2','4','med','high'],</text:p>
          </table:table-cell>
          <table:table-cell table:formula="of:=&quot;'&quot;&amp;[.G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]&amp;&quot;','&quot;&amp;[.B17]&amp;&quot;','&quot;&amp;[.C17]&amp;&quot;','&quot;&amp; [.D17]&amp;&quot;','&quot;&amp;[.E17]&amp;&quot;','&quot;&amp;[.F17]&amp;&quot;'],&quot;" office:value-type="string" office:string-value="['vhigh','vhigh','2','4','big','low']," calcext:value-type="string">
            <text:p>['vhigh','vhigh','2','4','big','low'],</text:p>
          </table:table-cell>
          <table:table-cell table:formula="of:=&quot;'&quot;&amp;[.G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8]&amp;&quot;','&quot;&amp;[.B18]&amp;&quot;','&quot;&amp;[.C18]&amp;&quot;','&quot;&amp; [.D18]&amp;&quot;','&quot;&amp;[.E18]&amp;&quot;','&quot;&amp;[.F18]&amp;&quot;'],&quot;" office:value-type="string" office:string-value="['vhigh','vhigh','2','4','big','med']," calcext:value-type="string">
            <text:p>['vhigh','vhigh','2','4','big','med'],</text:p>
          </table:table-cell>
          <table:table-cell table:formula="of:=&quot;'&quot;&amp;[.G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9]&amp;&quot;','&quot;&amp;[.B19]&amp;&quot;','&quot;&amp;[.C19]&amp;&quot;','&quot;&amp; [.D19]&amp;&quot;','&quot;&amp;[.E19]&amp;&quot;','&quot;&amp;[.F19]&amp;&quot;'],&quot;" office:value-type="string" office:string-value="['vhigh','vhigh','2','4','big','high']," calcext:value-type="string">
            <text:p>['vhigh','vhigh','2','4','big','high'],</text:p>
          </table:table-cell>
          <table:table-cell table:formula="of:=&quot;'&quot;&amp;[.G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0]&amp;&quot;','&quot;&amp;[.B20]&amp;&quot;','&quot;&amp;[.C20]&amp;&quot;','&quot;&amp; [.D20]&amp;&quot;','&quot;&amp;[.E20]&amp;&quot;','&quot;&amp;[.F20]&amp;&quot;'],&quot;" office:value-type="string" office:string-value="['vhigh','vhigh','2','more','small','low']," calcext:value-type="string">
            <text:p>['vhigh','vhigh','2','more','small','low'],</text:p>
          </table:table-cell>
          <table:table-cell table:formula="of:=&quot;'&quot;&amp;[.G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1]&amp;&quot;','&quot;&amp;[.B21]&amp;&quot;','&quot;&amp;[.C21]&amp;&quot;','&quot;&amp; [.D21]&amp;&quot;','&quot;&amp;[.E21]&amp;&quot;','&quot;&amp;[.F21]&amp;&quot;'],&quot;" office:value-type="string" office:string-value="['vhigh','vhigh','2','more','small','med']," calcext:value-type="string">
            <text:p>['vhigh','vhigh','2','more','small','med'],</text:p>
          </table:table-cell>
          <table:table-cell table:formula="of:=&quot;'&quot;&amp;[.G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2]&amp;&quot;','&quot;&amp;[.B22]&amp;&quot;','&quot;&amp;[.C22]&amp;&quot;','&quot;&amp; [.D22]&amp;&quot;','&quot;&amp;[.E22]&amp;&quot;','&quot;&amp;[.F22]&amp;&quot;'],&quot;" office:value-type="string" office:string-value="['vhigh','vhigh','2','more','small','high']," calcext:value-type="string">
            <text:p>['vhigh','vhigh','2','more','small','high'],</text:p>
          </table:table-cell>
          <table:table-cell table:formula="of:=&quot;'&quot;&amp;[.G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3]&amp;&quot;','&quot;&amp;[.B23]&amp;&quot;','&quot;&amp;[.C23]&amp;&quot;','&quot;&amp; [.D23]&amp;&quot;','&quot;&amp;[.E23]&amp;&quot;','&quot;&amp;[.F23]&amp;&quot;'],&quot;" office:value-type="string" office:string-value="['vhigh','vhigh','2','more','med','low']," calcext:value-type="string">
            <text:p>['vhigh','vhigh','2','more','med','low'],</text:p>
          </table:table-cell>
          <table:table-cell table:formula="of:=&quot;'&quot;&amp;[.G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4]&amp;&quot;','&quot;&amp;[.B24]&amp;&quot;','&quot;&amp;[.C24]&amp;&quot;','&quot;&amp; [.D24]&amp;&quot;','&quot;&amp;[.E24]&amp;&quot;','&quot;&amp;[.F24]&amp;&quot;'],&quot;" office:value-type="string" office:string-value="['vhigh','vhigh','2','more','med','med']," calcext:value-type="string">
            <text:p>['vhigh','vhigh','2','more','med','med'],</text:p>
          </table:table-cell>
          <table:table-cell table:formula="of:=&quot;'&quot;&amp;[.G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5]&amp;&quot;','&quot;&amp;[.B25]&amp;&quot;','&quot;&amp;[.C25]&amp;&quot;','&quot;&amp; [.D25]&amp;&quot;','&quot;&amp;[.E25]&amp;&quot;','&quot;&amp;[.F25]&amp;&quot;'],&quot;" office:value-type="string" office:string-value="['vhigh','vhigh','2','more','med','high']," calcext:value-type="string">
            <text:p>['vhigh','vhigh','2','more','med','high'],</text:p>
          </table:table-cell>
          <table:table-cell table:formula="of:=&quot;'&quot;&amp;[.G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6]&amp;&quot;','&quot;&amp;[.B26]&amp;&quot;','&quot;&amp;[.C26]&amp;&quot;','&quot;&amp; [.D26]&amp;&quot;','&quot;&amp;[.E26]&amp;&quot;','&quot;&amp;[.F26]&amp;&quot;'],&quot;" office:value-type="string" office:string-value="['vhigh','vhigh','2','more','big','low']," calcext:value-type="string">
            <text:p>['vhigh','vhigh','2','more','big','low'],</text:p>
          </table:table-cell>
          <table:table-cell table:formula="of:=&quot;'&quot;&amp;[.G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7]&amp;&quot;','&quot;&amp;[.B27]&amp;&quot;','&quot;&amp;[.C27]&amp;&quot;','&quot;&amp; [.D27]&amp;&quot;','&quot;&amp;[.E27]&amp;&quot;','&quot;&amp;[.F27]&amp;&quot;'],&quot;" office:value-type="string" office:string-value="['vhigh','vhigh','2','more','big','med']," calcext:value-type="string">
            <text:p>['vhigh','vhigh','2','more','big','med'],</text:p>
          </table:table-cell>
          <table:table-cell table:formula="of:=&quot;'&quot;&amp;[.G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8]&amp;&quot;','&quot;&amp;[.B28]&amp;&quot;','&quot;&amp;[.C28]&amp;&quot;','&quot;&amp; [.D28]&amp;&quot;','&quot;&amp;[.E28]&amp;&quot;','&quot;&amp;[.F28]&amp;&quot;'],&quot;" office:value-type="string" office:string-value="['vhigh','vhigh','2','more','big','high']," calcext:value-type="string">
            <text:p>['vhigh','vhigh','2','more','big','high'],</text:p>
          </table:table-cell>
          <table:table-cell table:formula="of:=&quot;'&quot;&amp;[.G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9]&amp;&quot;','&quot;&amp;[.B29]&amp;&quot;','&quot;&amp;[.C29]&amp;&quot;','&quot;&amp; [.D29]&amp;&quot;','&quot;&amp;[.E29]&amp;&quot;','&quot;&amp;[.F29]&amp;&quot;'],&quot;" office:value-type="string" office:string-value="['vhigh','vhigh','3','2','small','low']," calcext:value-type="string">
            <text:p>['vhigh','vhigh','3','2','small','low'],</text:p>
          </table:table-cell>
          <table:table-cell table:formula="of:=&quot;'&quot;&amp;[.G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0]&amp;&quot;','&quot;&amp;[.B30]&amp;&quot;','&quot;&amp;[.C30]&amp;&quot;','&quot;&amp; [.D30]&amp;&quot;','&quot;&amp;[.E30]&amp;&quot;','&quot;&amp;[.F30]&amp;&quot;'],&quot;" office:value-type="string" office:string-value="['vhigh','vhigh','3','2','small','med']," calcext:value-type="string">
            <text:p>['vhigh','vhigh','3','2','small','med'],</text:p>
          </table:table-cell>
          <table:table-cell table:formula="of:=&quot;'&quot;&amp;[.G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1]&amp;&quot;','&quot;&amp;[.B31]&amp;&quot;','&quot;&amp;[.C31]&amp;&quot;','&quot;&amp; [.D31]&amp;&quot;','&quot;&amp;[.E31]&amp;&quot;','&quot;&amp;[.F31]&amp;&quot;'],&quot;" office:value-type="string" office:string-value="['vhigh','vhigh','3','2','small','high']," calcext:value-type="string">
            <text:p>['vhigh','vhigh','3','2','small','high'],</text:p>
          </table:table-cell>
          <table:table-cell table:formula="of:=&quot;'&quot;&amp;[.G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2]&amp;&quot;','&quot;&amp;[.B32]&amp;&quot;','&quot;&amp;[.C32]&amp;&quot;','&quot;&amp; [.D32]&amp;&quot;','&quot;&amp;[.E32]&amp;&quot;','&quot;&amp;[.F32]&amp;&quot;'],&quot;" office:value-type="string" office:string-value="['vhigh','vhigh','3','2','med','low']," calcext:value-type="string">
            <text:p>['vhigh','vhigh','3','2','med','low'],</text:p>
          </table:table-cell>
          <table:table-cell table:formula="of:=&quot;'&quot;&amp;[.G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3]&amp;&quot;','&quot;&amp;[.B33]&amp;&quot;','&quot;&amp;[.C33]&amp;&quot;','&quot;&amp; [.D33]&amp;&quot;','&quot;&amp;[.E33]&amp;&quot;','&quot;&amp;[.F33]&amp;&quot;'],&quot;" office:value-type="string" office:string-value="['vhigh','vhigh','3','2','med','med']," calcext:value-type="string">
            <text:p>['vhigh','vhigh','3','2','med','med'],</text:p>
          </table:table-cell>
          <table:table-cell table:formula="of:=&quot;'&quot;&amp;[.G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4]&amp;&quot;','&quot;&amp;[.B34]&amp;&quot;','&quot;&amp;[.C34]&amp;&quot;','&quot;&amp; [.D34]&amp;&quot;','&quot;&amp;[.E34]&amp;&quot;','&quot;&amp;[.F34]&amp;&quot;'],&quot;" office:value-type="string" office:string-value="['vhigh','vhigh','3','2','med','high']," calcext:value-type="string">
            <text:p>['vhigh','vhigh','3','2','med','high'],</text:p>
          </table:table-cell>
          <table:table-cell table:formula="of:=&quot;'&quot;&amp;[.G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5]&amp;&quot;','&quot;&amp;[.B35]&amp;&quot;','&quot;&amp;[.C35]&amp;&quot;','&quot;&amp; [.D35]&amp;&quot;','&quot;&amp;[.E35]&amp;&quot;','&quot;&amp;[.F35]&amp;&quot;'],&quot;" office:value-type="string" office:string-value="['vhigh','vhigh','3','2','big','low']," calcext:value-type="string">
            <text:p>['vhigh','vhigh','3','2','big','low'],</text:p>
          </table:table-cell>
          <table:table-cell table:formula="of:=&quot;'&quot;&amp;[.G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6]&amp;&quot;','&quot;&amp;[.B36]&amp;&quot;','&quot;&amp;[.C36]&amp;&quot;','&quot;&amp; [.D36]&amp;&quot;','&quot;&amp;[.E36]&amp;&quot;','&quot;&amp;[.F36]&amp;&quot;'],&quot;" office:value-type="string" office:string-value="['vhigh','vhigh','3','2','big','med']," calcext:value-type="string">
            <text:p>['vhigh','vhigh','3','2','big','med'],</text:p>
          </table:table-cell>
          <table:table-cell table:formula="of:=&quot;'&quot;&amp;[.G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7]&amp;&quot;','&quot;&amp;[.B37]&amp;&quot;','&quot;&amp;[.C37]&amp;&quot;','&quot;&amp; [.D37]&amp;&quot;','&quot;&amp;[.E37]&amp;&quot;','&quot;&amp;[.F37]&amp;&quot;'],&quot;" office:value-type="string" office:string-value="['vhigh','vhigh','3','2','big','high']," calcext:value-type="string">
            <text:p>['vhigh','vhigh','3','2','big','high'],</text:p>
          </table:table-cell>
          <table:table-cell table:formula="of:=&quot;'&quot;&amp;[.G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8]&amp;&quot;','&quot;&amp;[.B38]&amp;&quot;','&quot;&amp;[.C38]&amp;&quot;','&quot;&amp; [.D38]&amp;&quot;','&quot;&amp;[.E38]&amp;&quot;','&quot;&amp;[.F38]&amp;&quot;'],&quot;" office:value-type="string" office:string-value="['vhigh','vhigh','3','4','small','low']," calcext:value-type="string">
            <text:p>['vhigh','vhigh','3','4','small','low'],</text:p>
          </table:table-cell>
          <table:table-cell table:formula="of:=&quot;'&quot;&amp;[.G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9]&amp;&quot;','&quot;&amp;[.B39]&amp;&quot;','&quot;&amp;[.C39]&amp;&quot;','&quot;&amp; [.D39]&amp;&quot;','&quot;&amp;[.E39]&amp;&quot;','&quot;&amp;[.F39]&amp;&quot;'],&quot;" office:value-type="string" office:string-value="['vhigh','vhigh','3','4','small','med']," calcext:value-type="string">
            <text:p>['vhigh','vhigh','3','4','small','med'],</text:p>
          </table:table-cell>
          <table:table-cell table:formula="of:=&quot;'&quot;&amp;[.G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0]&amp;&quot;','&quot;&amp;[.B40]&amp;&quot;','&quot;&amp;[.C40]&amp;&quot;','&quot;&amp; [.D40]&amp;&quot;','&quot;&amp;[.E40]&amp;&quot;','&quot;&amp;[.F40]&amp;&quot;'],&quot;" office:value-type="string" office:string-value="['vhigh','vhigh','3','4','small','high']," calcext:value-type="string">
            <text:p>['vhigh','vhigh','3','4','small','high'],</text:p>
          </table:table-cell>
          <table:table-cell table:formula="of:=&quot;'&quot;&amp;[.G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1]&amp;&quot;','&quot;&amp;[.B41]&amp;&quot;','&quot;&amp;[.C41]&amp;&quot;','&quot;&amp; [.D41]&amp;&quot;','&quot;&amp;[.E41]&amp;&quot;','&quot;&amp;[.F41]&amp;&quot;'],&quot;" office:value-type="string" office:string-value="['vhigh','vhigh','3','4','med','low']," calcext:value-type="string">
            <text:p>['vhigh','vhigh','3','4','med','low'],</text:p>
          </table:table-cell>
          <table:table-cell table:formula="of:=&quot;'&quot;&amp;[.G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2]&amp;&quot;','&quot;&amp;[.B42]&amp;&quot;','&quot;&amp;[.C42]&amp;&quot;','&quot;&amp; [.D42]&amp;&quot;','&quot;&amp;[.E42]&amp;&quot;','&quot;&amp;[.F42]&amp;&quot;'],&quot;" office:value-type="string" office:string-value="['vhigh','vhigh','3','4','med','med']," calcext:value-type="string">
            <text:p>['vhigh','vhigh','3','4','med','med'],</text:p>
          </table:table-cell>
          <table:table-cell table:formula="of:=&quot;'&quot;&amp;[.G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3]&amp;&quot;','&quot;&amp;[.B43]&amp;&quot;','&quot;&amp;[.C43]&amp;&quot;','&quot;&amp; [.D43]&amp;&quot;','&quot;&amp;[.E43]&amp;&quot;','&quot;&amp;[.F43]&amp;&quot;'],&quot;" office:value-type="string" office:string-value="['vhigh','vhigh','3','4','med','high']," calcext:value-type="string">
            <text:p>['vhigh','vhigh','3','4','med','high'],</text:p>
          </table:table-cell>
          <table:table-cell table:formula="of:=&quot;'&quot;&amp;[.G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4]&amp;&quot;','&quot;&amp;[.B44]&amp;&quot;','&quot;&amp;[.C44]&amp;&quot;','&quot;&amp; [.D44]&amp;&quot;','&quot;&amp;[.E44]&amp;&quot;','&quot;&amp;[.F44]&amp;&quot;'],&quot;" office:value-type="string" office:string-value="['vhigh','vhigh','3','4','big','low']," calcext:value-type="string">
            <text:p>['vhigh','vhigh','3','4','big','low'],</text:p>
          </table:table-cell>
          <table:table-cell table:formula="of:=&quot;'&quot;&amp;[.G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5]&amp;&quot;','&quot;&amp;[.B45]&amp;&quot;','&quot;&amp;[.C45]&amp;&quot;','&quot;&amp; [.D45]&amp;&quot;','&quot;&amp;[.E45]&amp;&quot;','&quot;&amp;[.F45]&amp;&quot;'],&quot;" office:value-type="string" office:string-value="['vhigh','vhigh','3','4','big','med']," calcext:value-type="string">
            <text:p>['vhigh','vhigh','3','4','big','med'],</text:p>
          </table:table-cell>
          <table:table-cell table:formula="of:=&quot;'&quot;&amp;[.G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6]&amp;&quot;','&quot;&amp;[.B46]&amp;&quot;','&quot;&amp;[.C46]&amp;&quot;','&quot;&amp; [.D46]&amp;&quot;','&quot;&amp;[.E46]&amp;&quot;','&quot;&amp;[.F46]&amp;&quot;'],&quot;" office:value-type="string" office:string-value="['vhigh','vhigh','3','4','big','high']," calcext:value-type="string">
            <text:p>['vhigh','vhigh','3','4','big','high'],</text:p>
          </table:table-cell>
          <table:table-cell table:formula="of:=&quot;'&quot;&amp;[.G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7]&amp;&quot;','&quot;&amp;[.B47]&amp;&quot;','&quot;&amp;[.C47]&amp;&quot;','&quot;&amp; [.D47]&amp;&quot;','&quot;&amp;[.E47]&amp;&quot;','&quot;&amp;[.F47]&amp;&quot;'],&quot;" office:value-type="string" office:string-value="['vhigh','vhigh','3','more','small','low']," calcext:value-type="string">
            <text:p>['vhigh','vhigh','3','more','small','low'],</text:p>
          </table:table-cell>
          <table:table-cell table:formula="of:=&quot;'&quot;&amp;[.G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8]&amp;&quot;','&quot;&amp;[.B48]&amp;&quot;','&quot;&amp;[.C48]&amp;&quot;','&quot;&amp; [.D48]&amp;&quot;','&quot;&amp;[.E48]&amp;&quot;','&quot;&amp;[.F48]&amp;&quot;'],&quot;" office:value-type="string" office:string-value="['vhigh','vhigh','3','more','small','med']," calcext:value-type="string">
            <text:p>['vhigh','vhigh','3','more','small','med'],</text:p>
          </table:table-cell>
          <table:table-cell table:formula="of:=&quot;'&quot;&amp;[.G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9]&amp;&quot;','&quot;&amp;[.B49]&amp;&quot;','&quot;&amp;[.C49]&amp;&quot;','&quot;&amp; [.D49]&amp;&quot;','&quot;&amp;[.E49]&amp;&quot;','&quot;&amp;[.F49]&amp;&quot;'],&quot;" office:value-type="string" office:string-value="['vhigh','vhigh','3','more','small','high']," calcext:value-type="string">
            <text:p>['vhigh','vhigh','3','more','small','high'],</text:p>
          </table:table-cell>
          <table:table-cell table:formula="of:=&quot;'&quot;&amp;[.G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0]&amp;&quot;','&quot;&amp;[.B50]&amp;&quot;','&quot;&amp;[.C50]&amp;&quot;','&quot;&amp; [.D50]&amp;&quot;','&quot;&amp;[.E50]&amp;&quot;','&quot;&amp;[.F50]&amp;&quot;'],&quot;" office:value-type="string" office:string-value="['vhigh','vhigh','3','more','med','low']," calcext:value-type="string">
            <text:p>['vhigh','vhigh','3','more','med','low'],</text:p>
          </table:table-cell>
          <table:table-cell table:formula="of:=&quot;'&quot;&amp;[.G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1]&amp;&quot;','&quot;&amp;[.B51]&amp;&quot;','&quot;&amp;[.C51]&amp;&quot;','&quot;&amp; [.D51]&amp;&quot;','&quot;&amp;[.E51]&amp;&quot;','&quot;&amp;[.F51]&amp;&quot;'],&quot;" office:value-type="string" office:string-value="['vhigh','vhigh','3','more','med','med']," calcext:value-type="string">
            <text:p>['vhigh','vhigh','3','more','med','med'],</text:p>
          </table:table-cell>
          <table:table-cell table:formula="of:=&quot;'&quot;&amp;[.G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2]&amp;&quot;','&quot;&amp;[.B52]&amp;&quot;','&quot;&amp;[.C52]&amp;&quot;','&quot;&amp; [.D52]&amp;&quot;','&quot;&amp;[.E52]&amp;&quot;','&quot;&amp;[.F52]&amp;&quot;'],&quot;" office:value-type="string" office:string-value="['vhigh','vhigh','3','more','med','high']," calcext:value-type="string">
            <text:p>['vhigh','vhigh','3','more','med','high'],</text:p>
          </table:table-cell>
          <table:table-cell table:formula="of:=&quot;'&quot;&amp;[.G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3]&amp;&quot;','&quot;&amp;[.B53]&amp;&quot;','&quot;&amp;[.C53]&amp;&quot;','&quot;&amp; [.D53]&amp;&quot;','&quot;&amp;[.E53]&amp;&quot;','&quot;&amp;[.F53]&amp;&quot;'],&quot;" office:value-type="string" office:string-value="['vhigh','vhigh','3','more','big','low']," calcext:value-type="string">
            <text:p>['vhigh','vhigh','3','more','big','low'],</text:p>
          </table:table-cell>
          <table:table-cell table:formula="of:=&quot;'&quot;&amp;[.G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4]&amp;&quot;','&quot;&amp;[.B54]&amp;&quot;','&quot;&amp;[.C54]&amp;&quot;','&quot;&amp; [.D54]&amp;&quot;','&quot;&amp;[.E54]&amp;&quot;','&quot;&amp;[.F54]&amp;&quot;'],&quot;" office:value-type="string" office:string-value="['vhigh','vhigh','3','more','big','med']," calcext:value-type="string">
            <text:p>['vhigh','vhigh','3','more','big','med'],</text:p>
          </table:table-cell>
          <table:table-cell table:formula="of:=&quot;'&quot;&amp;[.G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5]&amp;&quot;','&quot;&amp;[.B55]&amp;&quot;','&quot;&amp;[.C55]&amp;&quot;','&quot;&amp; [.D55]&amp;&quot;','&quot;&amp;[.E55]&amp;&quot;','&quot;&amp;[.F55]&amp;&quot;'],&quot;" office:value-type="string" office:string-value="['vhigh','vhigh','3','more','big','high']," calcext:value-type="string">
            <text:p>['vhigh','vhigh','3','more','big','high'],</text:p>
          </table:table-cell>
          <table:table-cell table:formula="of:=&quot;'&quot;&amp;[.G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6]&amp;&quot;','&quot;&amp;[.B56]&amp;&quot;','&quot;&amp;[.C56]&amp;&quot;','&quot;&amp; [.D56]&amp;&quot;','&quot;&amp;[.E56]&amp;&quot;','&quot;&amp;[.F56]&amp;&quot;'],&quot;" office:value-type="string" office:string-value="['vhigh','vhigh','4','2','small','low']," calcext:value-type="string">
            <text:p>['vhigh','vhigh','4','2','small','low'],</text:p>
          </table:table-cell>
          <table:table-cell table:formula="of:=&quot;'&quot;&amp;[.G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7]&amp;&quot;','&quot;&amp;[.B57]&amp;&quot;','&quot;&amp;[.C57]&amp;&quot;','&quot;&amp; [.D57]&amp;&quot;','&quot;&amp;[.E57]&amp;&quot;','&quot;&amp;[.F57]&amp;&quot;'],&quot;" office:value-type="string" office:string-value="['vhigh','vhigh','4','2','small','med']," calcext:value-type="string">
            <text:p>['vhigh','vhigh','4','2','small','med'],</text:p>
          </table:table-cell>
          <table:table-cell table:formula="of:=&quot;'&quot;&amp;[.G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8]&amp;&quot;','&quot;&amp;[.B58]&amp;&quot;','&quot;&amp;[.C58]&amp;&quot;','&quot;&amp; [.D58]&amp;&quot;','&quot;&amp;[.E58]&amp;&quot;','&quot;&amp;[.F58]&amp;&quot;'],&quot;" office:value-type="string" office:string-value="['vhigh','vhigh','4','2','small','high']," calcext:value-type="string">
            <text:p>['vhigh','vhigh','4','2','small','high'],</text:p>
          </table:table-cell>
          <table:table-cell table:formula="of:=&quot;'&quot;&amp;[.G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9]&amp;&quot;','&quot;&amp;[.B59]&amp;&quot;','&quot;&amp;[.C59]&amp;&quot;','&quot;&amp; [.D59]&amp;&quot;','&quot;&amp;[.E59]&amp;&quot;','&quot;&amp;[.F59]&amp;&quot;'],&quot;" office:value-type="string" office:string-value="['vhigh','vhigh','4','2','med','low']," calcext:value-type="string">
            <text:p>['vhigh','vhigh','4','2','med','low'],</text:p>
          </table:table-cell>
          <table:table-cell table:formula="of:=&quot;'&quot;&amp;[.G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0]&amp;&quot;','&quot;&amp;[.B60]&amp;&quot;','&quot;&amp;[.C60]&amp;&quot;','&quot;&amp; [.D60]&amp;&quot;','&quot;&amp;[.E60]&amp;&quot;','&quot;&amp;[.F60]&amp;&quot;'],&quot;" office:value-type="string" office:string-value="['vhigh','vhigh','4','2','med','med']," calcext:value-type="string">
            <text:p>['vhigh','vhigh','4','2','med','med'],</text:p>
          </table:table-cell>
          <table:table-cell table:formula="of:=&quot;'&quot;&amp;[.G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1]&amp;&quot;','&quot;&amp;[.B61]&amp;&quot;','&quot;&amp;[.C61]&amp;&quot;','&quot;&amp; [.D61]&amp;&quot;','&quot;&amp;[.E61]&amp;&quot;','&quot;&amp;[.F61]&amp;&quot;'],&quot;" office:value-type="string" office:string-value="['vhigh','vhigh','4','2','med','high']," calcext:value-type="string">
            <text:p>['vhigh','vhigh','4','2','med','high'],</text:p>
          </table:table-cell>
          <table:table-cell table:formula="of:=&quot;'&quot;&amp;[.G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2]&amp;&quot;','&quot;&amp;[.B62]&amp;&quot;','&quot;&amp;[.C62]&amp;&quot;','&quot;&amp; [.D62]&amp;&quot;','&quot;&amp;[.E62]&amp;&quot;','&quot;&amp;[.F62]&amp;&quot;'],&quot;" office:value-type="string" office:string-value="['vhigh','vhigh','4','2','big','low']," calcext:value-type="string">
            <text:p>['vhigh','vhigh','4','2','big','low'],</text:p>
          </table:table-cell>
          <table:table-cell table:formula="of:=&quot;'&quot;&amp;[.G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3]&amp;&quot;','&quot;&amp;[.B63]&amp;&quot;','&quot;&amp;[.C63]&amp;&quot;','&quot;&amp; [.D63]&amp;&quot;','&quot;&amp;[.E63]&amp;&quot;','&quot;&amp;[.F63]&amp;&quot;'],&quot;" office:value-type="string" office:string-value="['vhigh','vhigh','4','2','big','med']," calcext:value-type="string">
            <text:p>['vhigh','vhigh','4','2','big','med'],</text:p>
          </table:table-cell>
          <table:table-cell table:formula="of:=&quot;'&quot;&amp;[.G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4]&amp;&quot;','&quot;&amp;[.B64]&amp;&quot;','&quot;&amp;[.C64]&amp;&quot;','&quot;&amp; [.D64]&amp;&quot;','&quot;&amp;[.E64]&amp;&quot;','&quot;&amp;[.F64]&amp;&quot;'],&quot;" office:value-type="string" office:string-value="['vhigh','vhigh','4','2','big','high']," calcext:value-type="string">
            <text:p>['vhigh','vhigh','4','2','big','high'],</text:p>
          </table:table-cell>
          <table:table-cell table:formula="of:=&quot;'&quot;&amp;[.G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5]&amp;&quot;','&quot;&amp;[.B65]&amp;&quot;','&quot;&amp;[.C65]&amp;&quot;','&quot;&amp; [.D65]&amp;&quot;','&quot;&amp;[.E65]&amp;&quot;','&quot;&amp;[.F65]&amp;&quot;'],&quot;" office:value-type="string" office:string-value="['vhigh','vhigh','4','4','small','low']," calcext:value-type="string">
            <text:p>['vhigh','vhigh','4','4','small','low'],</text:p>
          </table:table-cell>
          <table:table-cell table:formula="of:=&quot;'&quot;&amp;[.G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6]&amp;&quot;','&quot;&amp;[.B66]&amp;&quot;','&quot;&amp;[.C66]&amp;&quot;','&quot;&amp; [.D66]&amp;&quot;','&quot;&amp;[.E66]&amp;&quot;','&quot;&amp;[.F66]&amp;&quot;'],&quot;" office:value-type="string" office:string-value="['vhigh','vhigh','4','4','small','med']," calcext:value-type="string">
            <text:p>['vhigh','vhigh','4','4','small','med'],</text:p>
          </table:table-cell>
          <table:table-cell table:formula="of:=&quot;'&quot;&amp;[.G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7]&amp;&quot;','&quot;&amp;[.B67]&amp;&quot;','&quot;&amp;[.C67]&amp;&quot;','&quot;&amp; [.D67]&amp;&quot;','&quot;&amp;[.E67]&amp;&quot;','&quot;&amp;[.F67]&amp;&quot;'],&quot;" office:value-type="string" office:string-value="['vhigh','vhigh','4','4','small','high']," calcext:value-type="string">
            <text:p>['vhigh','vhigh','4','4','small','high'],</text:p>
          </table:table-cell>
          <table:table-cell table:formula="of:=&quot;'&quot;&amp;[.G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8]&amp;&quot;','&quot;&amp;[.B68]&amp;&quot;','&quot;&amp;[.C68]&amp;&quot;','&quot;&amp; [.D68]&amp;&quot;','&quot;&amp;[.E68]&amp;&quot;','&quot;&amp;[.F68]&amp;&quot;'],&quot;" office:value-type="string" office:string-value="['vhigh','vhigh','4','4','med','low']," calcext:value-type="string">
            <text:p>['vhigh','vhigh','4','4','med','low'],</text:p>
          </table:table-cell>
          <table:table-cell table:formula="of:=&quot;'&quot;&amp;[.G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9]&amp;&quot;','&quot;&amp;[.B69]&amp;&quot;','&quot;&amp;[.C69]&amp;&quot;','&quot;&amp; [.D69]&amp;&quot;','&quot;&amp;[.E69]&amp;&quot;','&quot;&amp;[.F69]&amp;&quot;'],&quot;" office:value-type="string" office:string-value="['vhigh','vhigh','4','4','med','med']," calcext:value-type="string">
            <text:p>['vhigh','vhigh','4','4','med','med'],</text:p>
          </table:table-cell>
          <table:table-cell table:formula="of:=&quot;'&quot;&amp;[.G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0]&amp;&quot;','&quot;&amp;[.B70]&amp;&quot;','&quot;&amp;[.C70]&amp;&quot;','&quot;&amp; [.D70]&amp;&quot;','&quot;&amp;[.E70]&amp;&quot;','&quot;&amp;[.F70]&amp;&quot;'],&quot;" office:value-type="string" office:string-value="['vhigh','vhigh','4','4','med','high']," calcext:value-type="string">
            <text:p>['vhigh','vhigh','4','4','med','high'],</text:p>
          </table:table-cell>
          <table:table-cell table:formula="of:=&quot;'&quot;&amp;[.G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1]&amp;&quot;','&quot;&amp;[.B71]&amp;&quot;','&quot;&amp;[.C71]&amp;&quot;','&quot;&amp; [.D71]&amp;&quot;','&quot;&amp;[.E71]&amp;&quot;','&quot;&amp;[.F71]&amp;&quot;'],&quot;" office:value-type="string" office:string-value="['vhigh','vhigh','4','4','big','low']," calcext:value-type="string">
            <text:p>['vhigh','vhigh','4','4','big','low'],</text:p>
          </table:table-cell>
          <table:table-cell table:formula="of:=&quot;'&quot;&amp;[.G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2]&amp;&quot;','&quot;&amp;[.B72]&amp;&quot;','&quot;&amp;[.C72]&amp;&quot;','&quot;&amp; [.D72]&amp;&quot;','&quot;&amp;[.E72]&amp;&quot;','&quot;&amp;[.F72]&amp;&quot;'],&quot;" office:value-type="string" office:string-value="['vhigh','vhigh','4','4','big','med']," calcext:value-type="string">
            <text:p>['vhigh','vhigh','4','4','big','med'],</text:p>
          </table:table-cell>
          <table:table-cell table:formula="of:=&quot;'&quot;&amp;[.G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3]&amp;&quot;','&quot;&amp;[.B73]&amp;&quot;','&quot;&amp;[.C73]&amp;&quot;','&quot;&amp; [.D73]&amp;&quot;','&quot;&amp;[.E73]&amp;&quot;','&quot;&amp;[.F73]&amp;&quot;'],&quot;" office:value-type="string" office:string-value="['vhigh','vhigh','4','4','big','high']," calcext:value-type="string">
            <text:p>['vhigh','vhigh','4','4','big','high'],</text:p>
          </table:table-cell>
          <table:table-cell table:formula="of:=&quot;'&quot;&amp;[.G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4]&amp;&quot;','&quot;&amp;[.B74]&amp;&quot;','&quot;&amp;[.C74]&amp;&quot;','&quot;&amp; [.D74]&amp;&quot;','&quot;&amp;[.E74]&amp;&quot;','&quot;&amp;[.F74]&amp;&quot;'],&quot;" office:value-type="string" office:string-value="['vhigh','vhigh','4','more','small','low']," calcext:value-type="string">
            <text:p>['vhigh','vhigh','4','more','small','low'],</text:p>
          </table:table-cell>
          <table:table-cell table:formula="of:=&quot;'&quot;&amp;[.G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5]&amp;&quot;','&quot;&amp;[.B75]&amp;&quot;','&quot;&amp;[.C75]&amp;&quot;','&quot;&amp; [.D75]&amp;&quot;','&quot;&amp;[.E75]&amp;&quot;','&quot;&amp;[.F75]&amp;&quot;'],&quot;" office:value-type="string" office:string-value="['vhigh','vhigh','4','more','small','med']," calcext:value-type="string">
            <text:p>['vhigh','vhigh','4','more','small','med'],</text:p>
          </table:table-cell>
          <table:table-cell table:formula="of:=&quot;'&quot;&amp;[.G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6]&amp;&quot;','&quot;&amp;[.B76]&amp;&quot;','&quot;&amp;[.C76]&amp;&quot;','&quot;&amp; [.D76]&amp;&quot;','&quot;&amp;[.E76]&amp;&quot;','&quot;&amp;[.F76]&amp;&quot;'],&quot;" office:value-type="string" office:string-value="['vhigh','vhigh','4','more','small','high']," calcext:value-type="string">
            <text:p>['vhigh','vhigh','4','more','small','high'],</text:p>
          </table:table-cell>
          <table:table-cell table:formula="of:=&quot;'&quot;&amp;[.G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7]&amp;&quot;','&quot;&amp;[.B77]&amp;&quot;','&quot;&amp;[.C77]&amp;&quot;','&quot;&amp; [.D77]&amp;&quot;','&quot;&amp;[.E77]&amp;&quot;','&quot;&amp;[.F77]&amp;&quot;'],&quot;" office:value-type="string" office:string-value="['vhigh','vhigh','4','more','med','low']," calcext:value-type="string">
            <text:p>['vhigh','vhigh','4','more','med','low'],</text:p>
          </table:table-cell>
          <table:table-cell table:formula="of:=&quot;'&quot;&amp;[.G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8]&amp;&quot;','&quot;&amp;[.B78]&amp;&quot;','&quot;&amp;[.C78]&amp;&quot;','&quot;&amp; [.D78]&amp;&quot;','&quot;&amp;[.E78]&amp;&quot;','&quot;&amp;[.F78]&amp;&quot;'],&quot;" office:value-type="string" office:string-value="['vhigh','vhigh','4','more','med','med']," calcext:value-type="string">
            <text:p>['vhigh','vhigh','4','more','med','med'],</text:p>
          </table:table-cell>
          <table:table-cell table:formula="of:=&quot;'&quot;&amp;[.G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9]&amp;&quot;','&quot;&amp;[.B79]&amp;&quot;','&quot;&amp;[.C79]&amp;&quot;','&quot;&amp; [.D79]&amp;&quot;','&quot;&amp;[.E79]&amp;&quot;','&quot;&amp;[.F79]&amp;&quot;'],&quot;" office:value-type="string" office:string-value="['vhigh','vhigh','4','more','med','high']," calcext:value-type="string">
            <text:p>['vhigh','vhigh','4','more','med','high'],</text:p>
          </table:table-cell>
          <table:table-cell table:formula="of:=&quot;'&quot;&amp;[.G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0]&amp;&quot;','&quot;&amp;[.B80]&amp;&quot;','&quot;&amp;[.C80]&amp;&quot;','&quot;&amp; [.D80]&amp;&quot;','&quot;&amp;[.E80]&amp;&quot;','&quot;&amp;[.F80]&amp;&quot;'],&quot;" office:value-type="string" office:string-value="['vhigh','vhigh','4','more','big','low']," calcext:value-type="string">
            <text:p>['vhigh','vhigh','4','more','big','low'],</text:p>
          </table:table-cell>
          <table:table-cell table:formula="of:=&quot;'&quot;&amp;[.G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1]&amp;&quot;','&quot;&amp;[.B81]&amp;&quot;','&quot;&amp;[.C81]&amp;&quot;','&quot;&amp; [.D81]&amp;&quot;','&quot;&amp;[.E81]&amp;&quot;','&quot;&amp;[.F81]&amp;&quot;'],&quot;" office:value-type="string" office:string-value="['vhigh','vhigh','4','more','big','med']," calcext:value-type="string">
            <text:p>['vhigh','vhigh','4','more','big','med'],</text:p>
          </table:table-cell>
          <table:table-cell table:formula="of:=&quot;'&quot;&amp;[.G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2]&amp;&quot;','&quot;&amp;[.B82]&amp;&quot;','&quot;&amp;[.C82]&amp;&quot;','&quot;&amp; [.D82]&amp;&quot;','&quot;&amp;[.E82]&amp;&quot;','&quot;&amp;[.F82]&amp;&quot;'],&quot;" office:value-type="string" office:string-value="['vhigh','vhigh','4','more','big','high']," calcext:value-type="string">
            <text:p>['vhigh','vhigh','4','more','big','high'],</text:p>
          </table:table-cell>
          <table:table-cell table:formula="of:=&quot;'&quot;&amp;[.G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3]&amp;&quot;','&quot;&amp;[.B83]&amp;&quot;','&quot;&amp;[.C83]&amp;&quot;','&quot;&amp; [.D83]&amp;&quot;','&quot;&amp;[.E83]&amp;&quot;','&quot;&amp;[.F83]&amp;&quot;'],&quot;" office:value-type="string" office:string-value="['vhigh','vhigh','5more','2','small','low']," calcext:value-type="string">
            <text:p>['vhigh','vhigh','5more','2','small','low'],</text:p>
          </table:table-cell>
          <table:table-cell table:formula="of:=&quot;'&quot;&amp;[.G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4]&amp;&quot;','&quot;&amp;[.B84]&amp;&quot;','&quot;&amp;[.C84]&amp;&quot;','&quot;&amp; [.D84]&amp;&quot;','&quot;&amp;[.E84]&amp;&quot;','&quot;&amp;[.F84]&amp;&quot;'],&quot;" office:value-type="string" office:string-value="['vhigh','vhigh','5more','2','small','med']," calcext:value-type="string">
            <text:p>['vhigh','vhigh','5more','2','small','med'],</text:p>
          </table:table-cell>
          <table:table-cell table:formula="of:=&quot;'&quot;&amp;[.G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5]&amp;&quot;','&quot;&amp;[.B85]&amp;&quot;','&quot;&amp;[.C85]&amp;&quot;','&quot;&amp; [.D85]&amp;&quot;','&quot;&amp;[.E85]&amp;&quot;','&quot;&amp;[.F85]&amp;&quot;'],&quot;" office:value-type="string" office:string-value="['vhigh','vhigh','5more','2','small','high']," calcext:value-type="string">
            <text:p>['vhigh','vhigh','5more','2','small','high'],</text:p>
          </table:table-cell>
          <table:table-cell table:formula="of:=&quot;'&quot;&amp;[.G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6]&amp;&quot;','&quot;&amp;[.B86]&amp;&quot;','&quot;&amp;[.C86]&amp;&quot;','&quot;&amp; [.D86]&amp;&quot;','&quot;&amp;[.E86]&amp;&quot;','&quot;&amp;[.F86]&amp;&quot;'],&quot;" office:value-type="string" office:string-value="['vhigh','vhigh','5more','2','med','low']," calcext:value-type="string">
            <text:p>['vhigh','vhigh','5more','2','med','low'],</text:p>
          </table:table-cell>
          <table:table-cell table:formula="of:=&quot;'&quot;&amp;[.G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7]&amp;&quot;','&quot;&amp;[.B87]&amp;&quot;','&quot;&amp;[.C87]&amp;&quot;','&quot;&amp; [.D87]&amp;&quot;','&quot;&amp;[.E87]&amp;&quot;','&quot;&amp;[.F87]&amp;&quot;'],&quot;" office:value-type="string" office:string-value="['vhigh','vhigh','5more','2','med','med']," calcext:value-type="string">
            <text:p>['vhigh','vhigh','5more','2','med','med'],</text:p>
          </table:table-cell>
          <table:table-cell table:formula="of:=&quot;'&quot;&amp;[.G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8]&amp;&quot;','&quot;&amp;[.B88]&amp;&quot;','&quot;&amp;[.C88]&amp;&quot;','&quot;&amp; [.D88]&amp;&quot;','&quot;&amp;[.E88]&amp;&quot;','&quot;&amp;[.F88]&amp;&quot;'],&quot;" office:value-type="string" office:string-value="['vhigh','vhigh','5more','2','med','high']," calcext:value-type="string">
            <text:p>['vhigh','vhigh','5more','2','med','high'],</text:p>
          </table:table-cell>
          <table:table-cell table:formula="of:=&quot;'&quot;&amp;[.G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9]&amp;&quot;','&quot;&amp;[.B89]&amp;&quot;','&quot;&amp;[.C89]&amp;&quot;','&quot;&amp; [.D89]&amp;&quot;','&quot;&amp;[.E89]&amp;&quot;','&quot;&amp;[.F89]&amp;&quot;'],&quot;" office:value-type="string" office:string-value="['vhigh','vhigh','5more','2','big','low']," calcext:value-type="string">
            <text:p>['vhigh','vhigh','5more','2','big','low'],</text:p>
          </table:table-cell>
          <table:table-cell table:formula="of:=&quot;'&quot;&amp;[.G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0]&amp;&quot;','&quot;&amp;[.B90]&amp;&quot;','&quot;&amp;[.C90]&amp;&quot;','&quot;&amp; [.D90]&amp;&quot;','&quot;&amp;[.E90]&amp;&quot;','&quot;&amp;[.F90]&amp;&quot;'],&quot;" office:value-type="string" office:string-value="['vhigh','vhigh','5more','2','big','med']," calcext:value-type="string">
            <text:p>['vhigh','vhigh','5more','2','big','med'],</text:p>
          </table:table-cell>
          <table:table-cell table:formula="of:=&quot;'&quot;&amp;[.G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1]&amp;&quot;','&quot;&amp;[.B91]&amp;&quot;','&quot;&amp;[.C91]&amp;&quot;','&quot;&amp; [.D91]&amp;&quot;','&quot;&amp;[.E91]&amp;&quot;','&quot;&amp;[.F91]&amp;&quot;'],&quot;" office:value-type="string" office:string-value="['vhigh','vhigh','5more','2','big','high']," calcext:value-type="string">
            <text:p>['vhigh','vhigh','5more','2','big','high'],</text:p>
          </table:table-cell>
          <table:table-cell table:formula="of:=&quot;'&quot;&amp;[.G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2]&amp;&quot;','&quot;&amp;[.B92]&amp;&quot;','&quot;&amp;[.C92]&amp;&quot;','&quot;&amp; [.D92]&amp;&quot;','&quot;&amp;[.E92]&amp;&quot;','&quot;&amp;[.F92]&amp;&quot;'],&quot;" office:value-type="string" office:string-value="['vhigh','vhigh','5more','4','small','low']," calcext:value-type="string">
            <text:p>['vhigh','vhigh','5more','4','small','low'],</text:p>
          </table:table-cell>
          <table:table-cell table:formula="of:=&quot;'&quot;&amp;[.G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3]&amp;&quot;','&quot;&amp;[.B93]&amp;&quot;','&quot;&amp;[.C93]&amp;&quot;','&quot;&amp; [.D93]&amp;&quot;','&quot;&amp;[.E93]&amp;&quot;','&quot;&amp;[.F93]&amp;&quot;'],&quot;" office:value-type="string" office:string-value="['vhigh','vhigh','5more','4','small','med']," calcext:value-type="string">
            <text:p>['vhigh','vhigh','5more','4','small','med'],</text:p>
          </table:table-cell>
          <table:table-cell table:formula="of:=&quot;'&quot;&amp;[.G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4]&amp;&quot;','&quot;&amp;[.B94]&amp;&quot;','&quot;&amp;[.C94]&amp;&quot;','&quot;&amp; [.D94]&amp;&quot;','&quot;&amp;[.E94]&amp;&quot;','&quot;&amp;[.F94]&amp;&quot;'],&quot;" office:value-type="string" office:string-value="['vhigh','vhigh','5more','4','small','high']," calcext:value-type="string">
            <text:p>['vhigh','vhigh','5more','4','small','high'],</text:p>
          </table:table-cell>
          <table:table-cell table:formula="of:=&quot;'&quot;&amp;[.G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5]&amp;&quot;','&quot;&amp;[.B95]&amp;&quot;','&quot;&amp;[.C95]&amp;&quot;','&quot;&amp; [.D95]&amp;&quot;','&quot;&amp;[.E95]&amp;&quot;','&quot;&amp;[.F95]&amp;&quot;'],&quot;" office:value-type="string" office:string-value="['vhigh','vhigh','5more','4','med','low']," calcext:value-type="string">
            <text:p>['vhigh','vhigh','5more','4','med','low'],</text:p>
          </table:table-cell>
          <table:table-cell table:formula="of:=&quot;'&quot;&amp;[.G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6]&amp;&quot;','&quot;&amp;[.B96]&amp;&quot;','&quot;&amp;[.C96]&amp;&quot;','&quot;&amp; [.D96]&amp;&quot;','&quot;&amp;[.E96]&amp;&quot;','&quot;&amp;[.F96]&amp;&quot;'],&quot;" office:value-type="string" office:string-value="['vhigh','vhigh','5more','4','med','med']," calcext:value-type="string">
            <text:p>['vhigh','vhigh','5more','4','med','med'],</text:p>
          </table:table-cell>
          <table:table-cell table:formula="of:=&quot;'&quot;&amp;[.G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7]&amp;&quot;','&quot;&amp;[.B97]&amp;&quot;','&quot;&amp;[.C97]&amp;&quot;','&quot;&amp; [.D97]&amp;&quot;','&quot;&amp;[.E97]&amp;&quot;','&quot;&amp;[.F97]&amp;&quot;'],&quot;" office:value-type="string" office:string-value="['vhigh','vhigh','5more','4','med','high']," calcext:value-type="string">
            <text:p>['vhigh','vhigh','5more','4','med','high'],</text:p>
          </table:table-cell>
          <table:table-cell table:formula="of:=&quot;'&quot;&amp;[.G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8]&amp;&quot;','&quot;&amp;[.B98]&amp;&quot;','&quot;&amp;[.C98]&amp;&quot;','&quot;&amp; [.D98]&amp;&quot;','&quot;&amp;[.E98]&amp;&quot;','&quot;&amp;[.F98]&amp;&quot;'],&quot;" office:value-type="string" office:string-value="['vhigh','vhigh','5more','4','big','low']," calcext:value-type="string">
            <text:p>['vhigh','vhigh','5more','4','big','low'],</text:p>
          </table:table-cell>
          <table:table-cell table:formula="of:=&quot;'&quot;&amp;[.G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9]&amp;&quot;','&quot;&amp;[.B99]&amp;&quot;','&quot;&amp;[.C99]&amp;&quot;','&quot;&amp; [.D99]&amp;&quot;','&quot;&amp;[.E99]&amp;&quot;','&quot;&amp;[.F99]&amp;&quot;'],&quot;" office:value-type="string" office:string-value="['vhigh','vhigh','5more','4','big','med']," calcext:value-type="string">
            <text:p>['vhigh','vhigh','5more','4','big','med'],</text:p>
          </table:table-cell>
          <table:table-cell table:formula="of:=&quot;'&quot;&amp;[.G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0]&amp;&quot;','&quot;&amp;[.B100]&amp;&quot;','&quot;&amp;[.C100]&amp;&quot;','&quot;&amp; [.D100]&amp;&quot;','&quot;&amp;[.E100]&amp;&quot;','&quot;&amp;[.F100]&amp;&quot;'],&quot;" office:value-type="string" office:string-value="['vhigh','vhigh','5more','4','big','high']," calcext:value-type="string">
            <text:p>['vhigh','vhigh','5more','4','big','high'],</text:p>
          </table:table-cell>
          <table:table-cell table:formula="of:=&quot;'&quot;&amp;[.G1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1]&amp;&quot;','&quot;&amp;[.B101]&amp;&quot;','&quot;&amp;[.C101]&amp;&quot;','&quot;&amp; [.D101]&amp;&quot;','&quot;&amp;[.E101]&amp;&quot;','&quot;&amp;[.F101]&amp;&quot;'],&quot;" office:value-type="string" office:string-value="['vhigh','vhigh','5more','more','small','low']," calcext:value-type="string">
            <text:p>['vhigh','vhigh','5more','more','small','low'],</text:p>
          </table:table-cell>
          <table:table-cell table:formula="of:=&quot;'&quot;&amp;[.G1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2]&amp;&quot;','&quot;&amp;[.B102]&amp;&quot;','&quot;&amp;[.C102]&amp;&quot;','&quot;&amp; [.D102]&amp;&quot;','&quot;&amp;[.E102]&amp;&quot;','&quot;&amp;[.F102]&amp;&quot;'],&quot;" office:value-type="string" office:string-value="['vhigh','vhigh','5more','more','small','med']," calcext:value-type="string">
            <text:p>['vhigh','vhigh','5more','more','small','med'],</text:p>
          </table:table-cell>
          <table:table-cell table:formula="of:=&quot;'&quot;&amp;[.G1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3]&amp;&quot;','&quot;&amp;[.B103]&amp;&quot;','&quot;&amp;[.C103]&amp;&quot;','&quot;&amp; [.D103]&amp;&quot;','&quot;&amp;[.E103]&amp;&quot;','&quot;&amp;[.F103]&amp;&quot;'],&quot;" office:value-type="string" office:string-value="['vhigh','vhigh','5more','more','small','high']," calcext:value-type="string">
            <text:p>['vhigh','vhigh','5more','more','small','high'],</text:p>
          </table:table-cell>
          <table:table-cell table:formula="of:=&quot;'&quot;&amp;[.G1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4]&amp;&quot;','&quot;&amp;[.B104]&amp;&quot;','&quot;&amp;[.C104]&amp;&quot;','&quot;&amp; [.D104]&amp;&quot;','&quot;&amp;[.E104]&amp;&quot;','&quot;&amp;[.F104]&amp;&quot;'],&quot;" office:value-type="string" office:string-value="['vhigh','vhigh','5more','more','med','low']," calcext:value-type="string">
            <text:p>['vhigh','vhigh','5more','more','med','low'],</text:p>
          </table:table-cell>
          <table:table-cell table:formula="of:=&quot;'&quot;&amp;[.G1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5]&amp;&quot;','&quot;&amp;[.B105]&amp;&quot;','&quot;&amp;[.C105]&amp;&quot;','&quot;&amp; [.D105]&amp;&quot;','&quot;&amp;[.E105]&amp;&quot;','&quot;&amp;[.F105]&amp;&quot;'],&quot;" office:value-type="string" office:string-value="['vhigh','vhigh','5more','more','med','med']," calcext:value-type="string">
            <text:p>['vhigh','vhigh','5more','more','med','med'],</text:p>
          </table:table-cell>
          <table:table-cell table:formula="of:=&quot;'&quot;&amp;[.G1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6]&amp;&quot;','&quot;&amp;[.B106]&amp;&quot;','&quot;&amp;[.C106]&amp;&quot;','&quot;&amp; [.D106]&amp;&quot;','&quot;&amp;[.E106]&amp;&quot;','&quot;&amp;[.F106]&amp;&quot;'],&quot;" office:value-type="string" office:string-value="['vhigh','vhigh','5more','more','med','high']," calcext:value-type="string">
            <text:p>['vhigh','vhigh','5more','more','med','high'],</text:p>
          </table:table-cell>
          <table:table-cell table:formula="of:=&quot;'&quot;&amp;[.G1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7]&amp;&quot;','&quot;&amp;[.B107]&amp;&quot;','&quot;&amp;[.C107]&amp;&quot;','&quot;&amp; [.D107]&amp;&quot;','&quot;&amp;[.E107]&amp;&quot;','&quot;&amp;[.F107]&amp;&quot;'],&quot;" office:value-type="string" office:string-value="['vhigh','vhigh','5more','more','big','low']," calcext:value-type="string">
            <text:p>['vhigh','vhigh','5more','more','big','low'],</text:p>
          </table:table-cell>
          <table:table-cell table:formula="of:=&quot;'&quot;&amp;[.G1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8]&amp;&quot;','&quot;&amp;[.B108]&amp;&quot;','&quot;&amp;[.C108]&amp;&quot;','&quot;&amp; [.D108]&amp;&quot;','&quot;&amp;[.E108]&amp;&quot;','&quot;&amp;[.F108]&amp;&quot;'],&quot;" office:value-type="string" office:string-value="['vhigh','vhigh','5more','more','big','med']," calcext:value-type="string">
            <text:p>['vhigh','vhigh','5more','more','big','med'],</text:p>
          </table:table-cell>
          <table:table-cell table:formula="of:=&quot;'&quot;&amp;[.G1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9]&amp;&quot;','&quot;&amp;[.B109]&amp;&quot;','&quot;&amp;[.C109]&amp;&quot;','&quot;&amp; [.D109]&amp;&quot;','&quot;&amp;[.E109]&amp;&quot;','&quot;&amp;[.F109]&amp;&quot;'],&quot;" office:value-type="string" office:string-value="['vhigh','vhigh','5more','more','big','high']," calcext:value-type="string">
            <text:p>['vhigh','vhigh','5more','more','big','high'],</text:p>
          </table:table-cell>
          <table:table-cell table:formula="of:=&quot;'&quot;&amp;[.G1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0]&amp;&quot;','&quot;&amp;[.B110]&amp;&quot;','&quot;&amp;[.C110]&amp;&quot;','&quot;&amp; [.D110]&amp;&quot;','&quot;&amp;[.E110]&amp;&quot;','&quot;&amp;[.F110]&amp;&quot;'],&quot;" office:value-type="string" office:string-value="['vhigh','high','2','2','small','low']," calcext:value-type="string">
            <text:p>['vhigh','high','2','2','small','low'],</text:p>
          </table:table-cell>
          <table:table-cell table:formula="of:=&quot;'&quot;&amp;[.G1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1]&amp;&quot;','&quot;&amp;[.B111]&amp;&quot;','&quot;&amp;[.C111]&amp;&quot;','&quot;&amp; [.D111]&amp;&quot;','&quot;&amp;[.E111]&amp;&quot;','&quot;&amp;[.F111]&amp;&quot;'],&quot;" office:value-type="string" office:string-value="['vhigh','high','2','2','small','med']," calcext:value-type="string">
            <text:p>['vhigh','high','2','2','small','med'],</text:p>
          </table:table-cell>
          <table:table-cell table:formula="of:=&quot;'&quot;&amp;[.G1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2]&amp;&quot;','&quot;&amp;[.B112]&amp;&quot;','&quot;&amp;[.C112]&amp;&quot;','&quot;&amp; [.D112]&amp;&quot;','&quot;&amp;[.E112]&amp;&quot;','&quot;&amp;[.F112]&amp;&quot;'],&quot;" office:value-type="string" office:string-value="['vhigh','high','2','2','small','high']," calcext:value-type="string">
            <text:p>['vhigh','high','2','2','small','high'],</text:p>
          </table:table-cell>
          <table:table-cell table:formula="of:=&quot;'&quot;&amp;[.G1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3]&amp;&quot;','&quot;&amp;[.B113]&amp;&quot;','&quot;&amp;[.C113]&amp;&quot;','&quot;&amp; [.D113]&amp;&quot;','&quot;&amp;[.E113]&amp;&quot;','&quot;&amp;[.F113]&amp;&quot;'],&quot;" office:value-type="string" office:string-value="['vhigh','high','2','2','med','low']," calcext:value-type="string">
            <text:p>['vhigh','high','2','2','med','low'],</text:p>
          </table:table-cell>
          <table:table-cell table:formula="of:=&quot;'&quot;&amp;[.G1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4]&amp;&quot;','&quot;&amp;[.B114]&amp;&quot;','&quot;&amp;[.C114]&amp;&quot;','&quot;&amp; [.D114]&amp;&quot;','&quot;&amp;[.E114]&amp;&quot;','&quot;&amp;[.F114]&amp;&quot;'],&quot;" office:value-type="string" office:string-value="['vhigh','high','2','2','med','med']," calcext:value-type="string">
            <text:p>['vhigh','high','2','2','med','med'],</text:p>
          </table:table-cell>
          <table:table-cell table:formula="of:=&quot;'&quot;&amp;[.G1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5]&amp;&quot;','&quot;&amp;[.B115]&amp;&quot;','&quot;&amp;[.C115]&amp;&quot;','&quot;&amp; [.D115]&amp;&quot;','&quot;&amp;[.E115]&amp;&quot;','&quot;&amp;[.F115]&amp;&quot;'],&quot;" office:value-type="string" office:string-value="['vhigh','high','2','2','med','high']," calcext:value-type="string">
            <text:p>['vhigh','high','2','2','med','high'],</text:p>
          </table:table-cell>
          <table:table-cell table:formula="of:=&quot;'&quot;&amp;[.G1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6]&amp;&quot;','&quot;&amp;[.B116]&amp;&quot;','&quot;&amp;[.C116]&amp;&quot;','&quot;&amp; [.D116]&amp;&quot;','&quot;&amp;[.E116]&amp;&quot;','&quot;&amp;[.F116]&amp;&quot;'],&quot;" office:value-type="string" office:string-value="['vhigh','high','2','2','big','low']," calcext:value-type="string">
            <text:p>['vhigh','high','2','2','big','low'],</text:p>
          </table:table-cell>
          <table:table-cell table:formula="of:=&quot;'&quot;&amp;[.G1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7]&amp;&quot;','&quot;&amp;[.B117]&amp;&quot;','&quot;&amp;[.C117]&amp;&quot;','&quot;&amp; [.D117]&amp;&quot;','&quot;&amp;[.E117]&amp;&quot;','&quot;&amp;[.F117]&amp;&quot;'],&quot;" office:value-type="string" office:string-value="['vhigh','high','2','2','big','med']," calcext:value-type="string">
            <text:p>['vhigh','high','2','2','big','med'],</text:p>
          </table:table-cell>
          <table:table-cell table:formula="of:=&quot;'&quot;&amp;[.G1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8]&amp;&quot;','&quot;&amp;[.B118]&amp;&quot;','&quot;&amp;[.C118]&amp;&quot;','&quot;&amp; [.D118]&amp;&quot;','&quot;&amp;[.E118]&amp;&quot;','&quot;&amp;[.F118]&amp;&quot;'],&quot;" office:value-type="string" office:string-value="['vhigh','high','2','2','big','high']," calcext:value-type="string">
            <text:p>['vhigh','high','2','2','big','high'],</text:p>
          </table:table-cell>
          <table:table-cell table:formula="of:=&quot;'&quot;&amp;[.G1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9]&amp;&quot;','&quot;&amp;[.B119]&amp;&quot;','&quot;&amp;[.C119]&amp;&quot;','&quot;&amp; [.D119]&amp;&quot;','&quot;&amp;[.E119]&amp;&quot;','&quot;&amp;[.F119]&amp;&quot;'],&quot;" office:value-type="string" office:string-value="['vhigh','high','2','4','small','low']," calcext:value-type="string">
            <text:p>['vhigh','high','2','4','small','low'],</text:p>
          </table:table-cell>
          <table:table-cell table:formula="of:=&quot;'&quot;&amp;[.G1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0]&amp;&quot;','&quot;&amp;[.B120]&amp;&quot;','&quot;&amp;[.C120]&amp;&quot;','&quot;&amp; [.D120]&amp;&quot;','&quot;&amp;[.E120]&amp;&quot;','&quot;&amp;[.F120]&amp;&quot;'],&quot;" office:value-type="string" office:string-value="['vhigh','high','2','4','small','med']," calcext:value-type="string">
            <text:p>['vhigh','high','2','4','small','med'],</text:p>
          </table:table-cell>
          <table:table-cell table:formula="of:=&quot;'&quot;&amp;[.G1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1]&amp;&quot;','&quot;&amp;[.B121]&amp;&quot;','&quot;&amp;[.C121]&amp;&quot;','&quot;&amp; [.D121]&amp;&quot;','&quot;&amp;[.E121]&amp;&quot;','&quot;&amp;[.F121]&amp;&quot;'],&quot;" office:value-type="string" office:string-value="['vhigh','high','2','4','small','high']," calcext:value-type="string">
            <text:p>['vhigh','high','2','4','small','high'],</text:p>
          </table:table-cell>
          <table:table-cell table:formula="of:=&quot;'&quot;&amp;[.G1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2]&amp;&quot;','&quot;&amp;[.B122]&amp;&quot;','&quot;&amp;[.C122]&amp;&quot;','&quot;&amp; [.D122]&amp;&quot;','&quot;&amp;[.E122]&amp;&quot;','&quot;&amp;[.F122]&amp;&quot;'],&quot;" office:value-type="string" office:string-value="['vhigh','high','2','4','med','low']," calcext:value-type="string">
            <text:p>['vhigh','high','2','4','med','low'],</text:p>
          </table:table-cell>
          <table:table-cell table:formula="of:=&quot;'&quot;&amp;[.G1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3]&amp;&quot;','&quot;&amp;[.B123]&amp;&quot;','&quot;&amp;[.C123]&amp;&quot;','&quot;&amp; [.D123]&amp;&quot;','&quot;&amp;[.E123]&amp;&quot;','&quot;&amp;[.F123]&amp;&quot;'],&quot;" office:value-type="string" office:string-value="['vhigh','high','2','4','med','med']," calcext:value-type="string">
            <text:p>['vhigh','high','2','4','med','med'],</text:p>
          </table:table-cell>
          <table:table-cell table:formula="of:=&quot;'&quot;&amp;[.G1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4]&amp;&quot;','&quot;&amp;[.B124]&amp;&quot;','&quot;&amp;[.C124]&amp;&quot;','&quot;&amp; [.D124]&amp;&quot;','&quot;&amp;[.E124]&amp;&quot;','&quot;&amp;[.F124]&amp;&quot;'],&quot;" office:value-type="string" office:string-value="['vhigh','high','2','4','med','high']," calcext:value-type="string">
            <text:p>['vhigh','high','2','4','med','high'],</text:p>
          </table:table-cell>
          <table:table-cell table:formula="of:=&quot;'&quot;&amp;[.G1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5]&amp;&quot;','&quot;&amp;[.B125]&amp;&quot;','&quot;&amp;[.C125]&amp;&quot;','&quot;&amp; [.D125]&amp;&quot;','&quot;&amp;[.E125]&amp;&quot;','&quot;&amp;[.F125]&amp;&quot;'],&quot;" office:value-type="string" office:string-value="['vhigh','high','2','4','big','low']," calcext:value-type="string">
            <text:p>['vhigh','high','2','4','big','low'],</text:p>
          </table:table-cell>
          <table:table-cell table:formula="of:=&quot;'&quot;&amp;[.G1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6]&amp;&quot;','&quot;&amp;[.B126]&amp;&quot;','&quot;&amp;[.C126]&amp;&quot;','&quot;&amp; [.D126]&amp;&quot;','&quot;&amp;[.E126]&amp;&quot;','&quot;&amp;[.F126]&amp;&quot;'],&quot;" office:value-type="string" office:string-value="['vhigh','high','2','4','big','med']," calcext:value-type="string">
            <text:p>['vhigh','high','2','4','big','med'],</text:p>
          </table:table-cell>
          <table:table-cell table:formula="of:=&quot;'&quot;&amp;[.G1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7]&amp;&quot;','&quot;&amp;[.B127]&amp;&quot;','&quot;&amp;[.C127]&amp;&quot;','&quot;&amp; [.D127]&amp;&quot;','&quot;&amp;[.E127]&amp;&quot;','&quot;&amp;[.F127]&amp;&quot;'],&quot;" office:value-type="string" office:string-value="['vhigh','high','2','4','big','high']," calcext:value-type="string">
            <text:p>['vhigh','high','2','4','big','high'],</text:p>
          </table:table-cell>
          <table:table-cell table:formula="of:=&quot;'&quot;&amp;[.G1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8]&amp;&quot;','&quot;&amp;[.B128]&amp;&quot;','&quot;&amp;[.C128]&amp;&quot;','&quot;&amp; [.D128]&amp;&quot;','&quot;&amp;[.E128]&amp;&quot;','&quot;&amp;[.F128]&amp;&quot;'],&quot;" office:value-type="string" office:string-value="['vhigh','high','2','more','small','low']," calcext:value-type="string">
            <text:p>['vhigh','high','2','more','small','low'],</text:p>
          </table:table-cell>
          <table:table-cell table:formula="of:=&quot;'&quot;&amp;[.G1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9]&amp;&quot;','&quot;&amp;[.B129]&amp;&quot;','&quot;&amp;[.C129]&amp;&quot;','&quot;&amp; [.D129]&amp;&quot;','&quot;&amp;[.E129]&amp;&quot;','&quot;&amp;[.F129]&amp;&quot;'],&quot;" office:value-type="string" office:string-value="['vhigh','high','2','more','small','med']," calcext:value-type="string">
            <text:p>['vhigh','high','2','more','small','med'],</text:p>
          </table:table-cell>
          <table:table-cell table:formula="of:=&quot;'&quot;&amp;[.G1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0]&amp;&quot;','&quot;&amp;[.B130]&amp;&quot;','&quot;&amp;[.C130]&amp;&quot;','&quot;&amp; [.D130]&amp;&quot;','&quot;&amp;[.E130]&amp;&quot;','&quot;&amp;[.F130]&amp;&quot;'],&quot;" office:value-type="string" office:string-value="['vhigh','high','2','more','small','high']," calcext:value-type="string">
            <text:p>['vhigh','high','2','more','small','high'],</text:p>
          </table:table-cell>
          <table:table-cell table:formula="of:=&quot;'&quot;&amp;[.G1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1]&amp;&quot;','&quot;&amp;[.B131]&amp;&quot;','&quot;&amp;[.C131]&amp;&quot;','&quot;&amp; [.D131]&amp;&quot;','&quot;&amp;[.E131]&amp;&quot;','&quot;&amp;[.F131]&amp;&quot;'],&quot;" office:value-type="string" office:string-value="['vhigh','high','2','more','med','low']," calcext:value-type="string">
            <text:p>['vhigh','high','2','more','med','low'],</text:p>
          </table:table-cell>
          <table:table-cell table:formula="of:=&quot;'&quot;&amp;[.G1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2]&amp;&quot;','&quot;&amp;[.B132]&amp;&quot;','&quot;&amp;[.C132]&amp;&quot;','&quot;&amp; [.D132]&amp;&quot;','&quot;&amp;[.E132]&amp;&quot;','&quot;&amp;[.F132]&amp;&quot;'],&quot;" office:value-type="string" office:string-value="['vhigh','high','2','more','med','med']," calcext:value-type="string">
            <text:p>['vhigh','high','2','more','med','med'],</text:p>
          </table:table-cell>
          <table:table-cell table:formula="of:=&quot;'&quot;&amp;[.G1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3]&amp;&quot;','&quot;&amp;[.B133]&amp;&quot;','&quot;&amp;[.C133]&amp;&quot;','&quot;&amp; [.D133]&amp;&quot;','&quot;&amp;[.E133]&amp;&quot;','&quot;&amp;[.F133]&amp;&quot;'],&quot;" office:value-type="string" office:string-value="['vhigh','high','2','more','med','high']," calcext:value-type="string">
            <text:p>['vhigh','high','2','more','med','high'],</text:p>
          </table:table-cell>
          <table:table-cell table:formula="of:=&quot;'&quot;&amp;[.G1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4]&amp;&quot;','&quot;&amp;[.B134]&amp;&quot;','&quot;&amp;[.C134]&amp;&quot;','&quot;&amp; [.D134]&amp;&quot;','&quot;&amp;[.E134]&amp;&quot;','&quot;&amp;[.F134]&amp;&quot;'],&quot;" office:value-type="string" office:string-value="['vhigh','high','2','more','big','low']," calcext:value-type="string">
            <text:p>['vhigh','high','2','more','big','low'],</text:p>
          </table:table-cell>
          <table:table-cell table:formula="of:=&quot;'&quot;&amp;[.G1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5]&amp;&quot;','&quot;&amp;[.B135]&amp;&quot;','&quot;&amp;[.C135]&amp;&quot;','&quot;&amp; [.D135]&amp;&quot;','&quot;&amp;[.E135]&amp;&quot;','&quot;&amp;[.F135]&amp;&quot;'],&quot;" office:value-type="string" office:string-value="['vhigh','high','2','more','big','med']," calcext:value-type="string">
            <text:p>['vhigh','high','2','more','big','med'],</text:p>
          </table:table-cell>
          <table:table-cell table:formula="of:=&quot;'&quot;&amp;[.G1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6]&amp;&quot;','&quot;&amp;[.B136]&amp;&quot;','&quot;&amp;[.C136]&amp;&quot;','&quot;&amp; [.D136]&amp;&quot;','&quot;&amp;[.E136]&amp;&quot;','&quot;&amp;[.F136]&amp;&quot;'],&quot;" office:value-type="string" office:string-value="['vhigh','high','2','more','big','high']," calcext:value-type="string">
            <text:p>['vhigh','high','2','more','big','high'],</text:p>
          </table:table-cell>
          <table:table-cell table:formula="of:=&quot;'&quot;&amp;[.G1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7]&amp;&quot;','&quot;&amp;[.B137]&amp;&quot;','&quot;&amp;[.C137]&amp;&quot;','&quot;&amp; [.D137]&amp;&quot;','&quot;&amp;[.E137]&amp;&quot;','&quot;&amp;[.F137]&amp;&quot;'],&quot;" office:value-type="string" office:string-value="['vhigh','high','3','2','small','low']," calcext:value-type="string">
            <text:p>['vhigh','high','3','2','small','low'],</text:p>
          </table:table-cell>
          <table:table-cell table:formula="of:=&quot;'&quot;&amp;[.G1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8]&amp;&quot;','&quot;&amp;[.B138]&amp;&quot;','&quot;&amp;[.C138]&amp;&quot;','&quot;&amp; [.D138]&amp;&quot;','&quot;&amp;[.E138]&amp;&quot;','&quot;&amp;[.F138]&amp;&quot;'],&quot;" office:value-type="string" office:string-value="['vhigh','high','3','2','small','med']," calcext:value-type="string">
            <text:p>['vhigh','high','3','2','small','med'],</text:p>
          </table:table-cell>
          <table:table-cell table:formula="of:=&quot;'&quot;&amp;[.G1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9]&amp;&quot;','&quot;&amp;[.B139]&amp;&quot;','&quot;&amp;[.C139]&amp;&quot;','&quot;&amp; [.D139]&amp;&quot;','&quot;&amp;[.E139]&amp;&quot;','&quot;&amp;[.F139]&amp;&quot;'],&quot;" office:value-type="string" office:string-value="['vhigh','high','3','2','small','high']," calcext:value-type="string">
            <text:p>['vhigh','high','3','2','small','high'],</text:p>
          </table:table-cell>
          <table:table-cell table:formula="of:=&quot;'&quot;&amp;[.G1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0]&amp;&quot;','&quot;&amp;[.B140]&amp;&quot;','&quot;&amp;[.C140]&amp;&quot;','&quot;&amp; [.D140]&amp;&quot;','&quot;&amp;[.E140]&amp;&quot;','&quot;&amp;[.F140]&amp;&quot;'],&quot;" office:value-type="string" office:string-value="['vhigh','high','3','2','med','low']," calcext:value-type="string">
            <text:p>['vhigh','high','3','2','med','low'],</text:p>
          </table:table-cell>
          <table:table-cell table:formula="of:=&quot;'&quot;&amp;[.G1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1]&amp;&quot;','&quot;&amp;[.B141]&amp;&quot;','&quot;&amp;[.C141]&amp;&quot;','&quot;&amp; [.D141]&amp;&quot;','&quot;&amp;[.E141]&amp;&quot;','&quot;&amp;[.F141]&amp;&quot;'],&quot;" office:value-type="string" office:string-value="['vhigh','high','3','2','med','med']," calcext:value-type="string">
            <text:p>['vhigh','high','3','2','med','med'],</text:p>
          </table:table-cell>
          <table:table-cell table:formula="of:=&quot;'&quot;&amp;[.G1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2]&amp;&quot;','&quot;&amp;[.B142]&amp;&quot;','&quot;&amp;[.C142]&amp;&quot;','&quot;&amp; [.D142]&amp;&quot;','&quot;&amp;[.E142]&amp;&quot;','&quot;&amp;[.F142]&amp;&quot;'],&quot;" office:value-type="string" office:string-value="['vhigh','high','3','2','med','high']," calcext:value-type="string">
            <text:p>['vhigh','high','3','2','med','high'],</text:p>
          </table:table-cell>
          <table:table-cell table:formula="of:=&quot;'&quot;&amp;[.G1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3]&amp;&quot;','&quot;&amp;[.B143]&amp;&quot;','&quot;&amp;[.C143]&amp;&quot;','&quot;&amp; [.D143]&amp;&quot;','&quot;&amp;[.E143]&amp;&quot;','&quot;&amp;[.F143]&amp;&quot;'],&quot;" office:value-type="string" office:string-value="['vhigh','high','3','2','big','low']," calcext:value-type="string">
            <text:p>['vhigh','high','3','2','big','low'],</text:p>
          </table:table-cell>
          <table:table-cell table:formula="of:=&quot;'&quot;&amp;[.G1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4]&amp;&quot;','&quot;&amp;[.B144]&amp;&quot;','&quot;&amp;[.C144]&amp;&quot;','&quot;&amp; [.D144]&amp;&quot;','&quot;&amp;[.E144]&amp;&quot;','&quot;&amp;[.F144]&amp;&quot;'],&quot;" office:value-type="string" office:string-value="['vhigh','high','3','2','big','med']," calcext:value-type="string">
            <text:p>['vhigh','high','3','2','big','med'],</text:p>
          </table:table-cell>
          <table:table-cell table:formula="of:=&quot;'&quot;&amp;[.G1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5]&amp;&quot;','&quot;&amp;[.B145]&amp;&quot;','&quot;&amp;[.C145]&amp;&quot;','&quot;&amp; [.D145]&amp;&quot;','&quot;&amp;[.E145]&amp;&quot;','&quot;&amp;[.F145]&amp;&quot;'],&quot;" office:value-type="string" office:string-value="['vhigh','high','3','2','big','high']," calcext:value-type="string">
            <text:p>['vhigh','high','3','2','big','high'],</text:p>
          </table:table-cell>
          <table:table-cell table:formula="of:=&quot;'&quot;&amp;[.G1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6]&amp;&quot;','&quot;&amp;[.B146]&amp;&quot;','&quot;&amp;[.C146]&amp;&quot;','&quot;&amp; [.D146]&amp;&quot;','&quot;&amp;[.E146]&amp;&quot;','&quot;&amp;[.F146]&amp;&quot;'],&quot;" office:value-type="string" office:string-value="['vhigh','high','3','4','small','low']," calcext:value-type="string">
            <text:p>['vhigh','high','3','4','small','low'],</text:p>
          </table:table-cell>
          <table:table-cell table:formula="of:=&quot;'&quot;&amp;[.G1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7]&amp;&quot;','&quot;&amp;[.B147]&amp;&quot;','&quot;&amp;[.C147]&amp;&quot;','&quot;&amp; [.D147]&amp;&quot;','&quot;&amp;[.E147]&amp;&quot;','&quot;&amp;[.F147]&amp;&quot;'],&quot;" office:value-type="string" office:string-value="['vhigh','high','3','4','small','med']," calcext:value-type="string">
            <text:p>['vhigh','high','3','4','small','med'],</text:p>
          </table:table-cell>
          <table:table-cell table:formula="of:=&quot;'&quot;&amp;[.G1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8]&amp;&quot;','&quot;&amp;[.B148]&amp;&quot;','&quot;&amp;[.C148]&amp;&quot;','&quot;&amp; [.D148]&amp;&quot;','&quot;&amp;[.E148]&amp;&quot;','&quot;&amp;[.F148]&amp;&quot;'],&quot;" office:value-type="string" office:string-value="['vhigh','high','3','4','small','high']," calcext:value-type="string">
            <text:p>['vhigh','high','3','4','small','high'],</text:p>
          </table:table-cell>
          <table:table-cell table:formula="of:=&quot;'&quot;&amp;[.G1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9]&amp;&quot;','&quot;&amp;[.B149]&amp;&quot;','&quot;&amp;[.C149]&amp;&quot;','&quot;&amp; [.D149]&amp;&quot;','&quot;&amp;[.E149]&amp;&quot;','&quot;&amp;[.F149]&amp;&quot;'],&quot;" office:value-type="string" office:string-value="['vhigh','high','3','4','med','low']," calcext:value-type="string">
            <text:p>['vhigh','high','3','4','med','low'],</text:p>
          </table:table-cell>
          <table:table-cell table:formula="of:=&quot;'&quot;&amp;[.G1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0]&amp;&quot;','&quot;&amp;[.B150]&amp;&quot;','&quot;&amp;[.C150]&amp;&quot;','&quot;&amp; [.D150]&amp;&quot;','&quot;&amp;[.E150]&amp;&quot;','&quot;&amp;[.F150]&amp;&quot;'],&quot;" office:value-type="string" office:string-value="['vhigh','high','3','4','med','med']," calcext:value-type="string">
            <text:p>['vhigh','high','3','4','med','med'],</text:p>
          </table:table-cell>
          <table:table-cell table:formula="of:=&quot;'&quot;&amp;[.G1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1]&amp;&quot;','&quot;&amp;[.B151]&amp;&quot;','&quot;&amp;[.C151]&amp;&quot;','&quot;&amp; [.D151]&amp;&quot;','&quot;&amp;[.E151]&amp;&quot;','&quot;&amp;[.F151]&amp;&quot;'],&quot;" office:value-type="string" office:string-value="['vhigh','high','3','4','med','high']," calcext:value-type="string">
            <text:p>['vhigh','high','3','4','med','high'],</text:p>
          </table:table-cell>
          <table:table-cell table:formula="of:=&quot;'&quot;&amp;[.G1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2]&amp;&quot;','&quot;&amp;[.B152]&amp;&quot;','&quot;&amp;[.C152]&amp;&quot;','&quot;&amp; [.D152]&amp;&quot;','&quot;&amp;[.E152]&amp;&quot;','&quot;&amp;[.F152]&amp;&quot;'],&quot;" office:value-type="string" office:string-value="['vhigh','high','3','4','big','low']," calcext:value-type="string">
            <text:p>['vhigh','high','3','4','big','low'],</text:p>
          </table:table-cell>
          <table:table-cell table:formula="of:=&quot;'&quot;&amp;[.G1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3]&amp;&quot;','&quot;&amp;[.B153]&amp;&quot;','&quot;&amp;[.C153]&amp;&quot;','&quot;&amp; [.D153]&amp;&quot;','&quot;&amp;[.E153]&amp;&quot;','&quot;&amp;[.F153]&amp;&quot;'],&quot;" office:value-type="string" office:string-value="['vhigh','high','3','4','big','med']," calcext:value-type="string">
            <text:p>['vhigh','high','3','4','big','med'],</text:p>
          </table:table-cell>
          <table:table-cell table:formula="of:=&quot;'&quot;&amp;[.G1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4]&amp;&quot;','&quot;&amp;[.B154]&amp;&quot;','&quot;&amp;[.C154]&amp;&quot;','&quot;&amp; [.D154]&amp;&quot;','&quot;&amp;[.E154]&amp;&quot;','&quot;&amp;[.F154]&amp;&quot;'],&quot;" office:value-type="string" office:string-value="['vhigh','high','3','4','big','high']," calcext:value-type="string">
            <text:p>['vhigh','high','3','4','big','high'],</text:p>
          </table:table-cell>
          <table:table-cell table:formula="of:=&quot;'&quot;&amp;[.G1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5]&amp;&quot;','&quot;&amp;[.B155]&amp;&quot;','&quot;&amp;[.C155]&amp;&quot;','&quot;&amp; [.D155]&amp;&quot;','&quot;&amp;[.E155]&amp;&quot;','&quot;&amp;[.F155]&amp;&quot;'],&quot;" office:value-type="string" office:string-value="['vhigh','high','3','more','small','low']," calcext:value-type="string">
            <text:p>['vhigh','high','3','more','small','low'],</text:p>
          </table:table-cell>
          <table:table-cell table:formula="of:=&quot;'&quot;&amp;[.G1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6]&amp;&quot;','&quot;&amp;[.B156]&amp;&quot;','&quot;&amp;[.C156]&amp;&quot;','&quot;&amp; [.D156]&amp;&quot;','&quot;&amp;[.E156]&amp;&quot;','&quot;&amp;[.F156]&amp;&quot;'],&quot;" office:value-type="string" office:string-value="['vhigh','high','3','more','small','med']," calcext:value-type="string">
            <text:p>['vhigh','high','3','more','small','med'],</text:p>
          </table:table-cell>
          <table:table-cell table:formula="of:=&quot;'&quot;&amp;[.G1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7]&amp;&quot;','&quot;&amp;[.B157]&amp;&quot;','&quot;&amp;[.C157]&amp;&quot;','&quot;&amp; [.D157]&amp;&quot;','&quot;&amp;[.E157]&amp;&quot;','&quot;&amp;[.F157]&amp;&quot;'],&quot;" office:value-type="string" office:string-value="['vhigh','high','3','more','small','high']," calcext:value-type="string">
            <text:p>['vhigh','high','3','more','small','high'],</text:p>
          </table:table-cell>
          <table:table-cell table:formula="of:=&quot;'&quot;&amp;[.G1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8]&amp;&quot;','&quot;&amp;[.B158]&amp;&quot;','&quot;&amp;[.C158]&amp;&quot;','&quot;&amp; [.D158]&amp;&quot;','&quot;&amp;[.E158]&amp;&quot;','&quot;&amp;[.F158]&amp;&quot;'],&quot;" office:value-type="string" office:string-value="['vhigh','high','3','more','med','low']," calcext:value-type="string">
            <text:p>['vhigh','high','3','more','med','low'],</text:p>
          </table:table-cell>
          <table:table-cell table:formula="of:=&quot;'&quot;&amp;[.G1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9]&amp;&quot;','&quot;&amp;[.B159]&amp;&quot;','&quot;&amp;[.C159]&amp;&quot;','&quot;&amp; [.D159]&amp;&quot;','&quot;&amp;[.E159]&amp;&quot;','&quot;&amp;[.F159]&amp;&quot;'],&quot;" office:value-type="string" office:string-value="['vhigh','high','3','more','med','med']," calcext:value-type="string">
            <text:p>['vhigh','high','3','more','med','med'],</text:p>
          </table:table-cell>
          <table:table-cell table:formula="of:=&quot;'&quot;&amp;[.G1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0]&amp;&quot;','&quot;&amp;[.B160]&amp;&quot;','&quot;&amp;[.C160]&amp;&quot;','&quot;&amp; [.D160]&amp;&quot;','&quot;&amp;[.E160]&amp;&quot;','&quot;&amp;[.F160]&amp;&quot;'],&quot;" office:value-type="string" office:string-value="['vhigh','high','3','more','med','high']," calcext:value-type="string">
            <text:p>['vhigh','high','3','more','med','high'],</text:p>
          </table:table-cell>
          <table:table-cell table:formula="of:=&quot;'&quot;&amp;[.G1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1]&amp;&quot;','&quot;&amp;[.B161]&amp;&quot;','&quot;&amp;[.C161]&amp;&quot;','&quot;&amp; [.D161]&amp;&quot;','&quot;&amp;[.E161]&amp;&quot;','&quot;&amp;[.F161]&amp;&quot;'],&quot;" office:value-type="string" office:string-value="['vhigh','high','3','more','big','low']," calcext:value-type="string">
            <text:p>['vhigh','high','3','more','big','low'],</text:p>
          </table:table-cell>
          <table:table-cell table:formula="of:=&quot;'&quot;&amp;[.G1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2]&amp;&quot;','&quot;&amp;[.B162]&amp;&quot;','&quot;&amp;[.C162]&amp;&quot;','&quot;&amp; [.D162]&amp;&quot;','&quot;&amp;[.E162]&amp;&quot;','&quot;&amp;[.F162]&amp;&quot;'],&quot;" office:value-type="string" office:string-value="['vhigh','high','3','more','big','med']," calcext:value-type="string">
            <text:p>['vhigh','high','3','more','big','med'],</text:p>
          </table:table-cell>
          <table:table-cell table:formula="of:=&quot;'&quot;&amp;[.G1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3]&amp;&quot;','&quot;&amp;[.B163]&amp;&quot;','&quot;&amp;[.C163]&amp;&quot;','&quot;&amp; [.D163]&amp;&quot;','&quot;&amp;[.E163]&amp;&quot;','&quot;&amp;[.F163]&amp;&quot;'],&quot;" office:value-type="string" office:string-value="['vhigh','high','3','more','big','high']," calcext:value-type="string">
            <text:p>['vhigh','high','3','more','big','high'],</text:p>
          </table:table-cell>
          <table:table-cell table:formula="of:=&quot;'&quot;&amp;[.G1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4]&amp;&quot;','&quot;&amp;[.B164]&amp;&quot;','&quot;&amp;[.C164]&amp;&quot;','&quot;&amp; [.D164]&amp;&quot;','&quot;&amp;[.E164]&amp;&quot;','&quot;&amp;[.F164]&amp;&quot;'],&quot;" office:value-type="string" office:string-value="['vhigh','high','4','2','small','low']," calcext:value-type="string">
            <text:p>['vhigh','high','4','2','small','low'],</text:p>
          </table:table-cell>
          <table:table-cell table:formula="of:=&quot;'&quot;&amp;[.G1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5]&amp;&quot;','&quot;&amp;[.B165]&amp;&quot;','&quot;&amp;[.C165]&amp;&quot;','&quot;&amp; [.D165]&amp;&quot;','&quot;&amp;[.E165]&amp;&quot;','&quot;&amp;[.F165]&amp;&quot;'],&quot;" office:value-type="string" office:string-value="['vhigh','high','4','2','small','med']," calcext:value-type="string">
            <text:p>['vhigh','high','4','2','small','med'],</text:p>
          </table:table-cell>
          <table:table-cell table:formula="of:=&quot;'&quot;&amp;[.G1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6]&amp;&quot;','&quot;&amp;[.B166]&amp;&quot;','&quot;&amp;[.C166]&amp;&quot;','&quot;&amp; [.D166]&amp;&quot;','&quot;&amp;[.E166]&amp;&quot;','&quot;&amp;[.F166]&amp;&quot;'],&quot;" office:value-type="string" office:string-value="['vhigh','high','4','2','small','high']," calcext:value-type="string">
            <text:p>['vhigh','high','4','2','small','high'],</text:p>
          </table:table-cell>
          <table:table-cell table:formula="of:=&quot;'&quot;&amp;[.G1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7]&amp;&quot;','&quot;&amp;[.B167]&amp;&quot;','&quot;&amp;[.C167]&amp;&quot;','&quot;&amp; [.D167]&amp;&quot;','&quot;&amp;[.E167]&amp;&quot;','&quot;&amp;[.F167]&amp;&quot;'],&quot;" office:value-type="string" office:string-value="['vhigh','high','4','2','med','low']," calcext:value-type="string">
            <text:p>['vhigh','high','4','2','med','low'],</text:p>
          </table:table-cell>
          <table:table-cell table:formula="of:=&quot;'&quot;&amp;[.G1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8]&amp;&quot;','&quot;&amp;[.B168]&amp;&quot;','&quot;&amp;[.C168]&amp;&quot;','&quot;&amp; [.D168]&amp;&quot;','&quot;&amp;[.E168]&amp;&quot;','&quot;&amp;[.F168]&amp;&quot;'],&quot;" office:value-type="string" office:string-value="['vhigh','high','4','2','med','med']," calcext:value-type="string">
            <text:p>['vhigh','high','4','2','med','med'],</text:p>
          </table:table-cell>
          <table:table-cell table:formula="of:=&quot;'&quot;&amp;[.G1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9]&amp;&quot;','&quot;&amp;[.B169]&amp;&quot;','&quot;&amp;[.C169]&amp;&quot;','&quot;&amp; [.D169]&amp;&quot;','&quot;&amp;[.E169]&amp;&quot;','&quot;&amp;[.F169]&amp;&quot;'],&quot;" office:value-type="string" office:string-value="['vhigh','high','4','2','med','high']," calcext:value-type="string">
            <text:p>['vhigh','high','4','2','med','high'],</text:p>
          </table:table-cell>
          <table:table-cell table:formula="of:=&quot;'&quot;&amp;[.G1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0]&amp;&quot;','&quot;&amp;[.B170]&amp;&quot;','&quot;&amp;[.C170]&amp;&quot;','&quot;&amp; [.D170]&amp;&quot;','&quot;&amp;[.E170]&amp;&quot;','&quot;&amp;[.F170]&amp;&quot;'],&quot;" office:value-type="string" office:string-value="['vhigh','high','4','2','big','low']," calcext:value-type="string">
            <text:p>['vhigh','high','4','2','big','low'],</text:p>
          </table:table-cell>
          <table:table-cell table:formula="of:=&quot;'&quot;&amp;[.G1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1]&amp;&quot;','&quot;&amp;[.B171]&amp;&quot;','&quot;&amp;[.C171]&amp;&quot;','&quot;&amp; [.D171]&amp;&quot;','&quot;&amp;[.E171]&amp;&quot;','&quot;&amp;[.F171]&amp;&quot;'],&quot;" office:value-type="string" office:string-value="['vhigh','high','4','2','big','med']," calcext:value-type="string">
            <text:p>['vhigh','high','4','2','big','med'],</text:p>
          </table:table-cell>
          <table:table-cell table:formula="of:=&quot;'&quot;&amp;[.G1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2]&amp;&quot;','&quot;&amp;[.B172]&amp;&quot;','&quot;&amp;[.C172]&amp;&quot;','&quot;&amp; [.D172]&amp;&quot;','&quot;&amp;[.E172]&amp;&quot;','&quot;&amp;[.F172]&amp;&quot;'],&quot;" office:value-type="string" office:string-value="['vhigh','high','4','2','big','high']," calcext:value-type="string">
            <text:p>['vhigh','high','4','2','big','high'],</text:p>
          </table:table-cell>
          <table:table-cell table:formula="of:=&quot;'&quot;&amp;[.G1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3]&amp;&quot;','&quot;&amp;[.B173]&amp;&quot;','&quot;&amp;[.C173]&amp;&quot;','&quot;&amp; [.D173]&amp;&quot;','&quot;&amp;[.E173]&amp;&quot;','&quot;&amp;[.F173]&amp;&quot;'],&quot;" office:value-type="string" office:string-value="['vhigh','high','4','4','small','low']," calcext:value-type="string">
            <text:p>['vhigh','high','4','4','small','low'],</text:p>
          </table:table-cell>
          <table:table-cell table:formula="of:=&quot;'&quot;&amp;[.G1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4]&amp;&quot;','&quot;&amp;[.B174]&amp;&quot;','&quot;&amp;[.C174]&amp;&quot;','&quot;&amp; [.D174]&amp;&quot;','&quot;&amp;[.E174]&amp;&quot;','&quot;&amp;[.F174]&amp;&quot;'],&quot;" office:value-type="string" office:string-value="['vhigh','high','4','4','small','med']," calcext:value-type="string">
            <text:p>['vhigh','high','4','4','small','med'],</text:p>
          </table:table-cell>
          <table:table-cell table:formula="of:=&quot;'&quot;&amp;[.G1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5]&amp;&quot;','&quot;&amp;[.B175]&amp;&quot;','&quot;&amp;[.C175]&amp;&quot;','&quot;&amp; [.D175]&amp;&quot;','&quot;&amp;[.E175]&amp;&quot;','&quot;&amp;[.F175]&amp;&quot;'],&quot;" office:value-type="string" office:string-value="['vhigh','high','4','4','small','high']," calcext:value-type="string">
            <text:p>['vhigh','high','4','4','small','high'],</text:p>
          </table:table-cell>
          <table:table-cell table:formula="of:=&quot;'&quot;&amp;[.G1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6]&amp;&quot;','&quot;&amp;[.B176]&amp;&quot;','&quot;&amp;[.C176]&amp;&quot;','&quot;&amp; [.D176]&amp;&quot;','&quot;&amp;[.E176]&amp;&quot;','&quot;&amp;[.F176]&amp;&quot;'],&quot;" office:value-type="string" office:string-value="['vhigh','high','4','4','med','low']," calcext:value-type="string">
            <text:p>['vhigh','high','4','4','med','low'],</text:p>
          </table:table-cell>
          <table:table-cell table:formula="of:=&quot;'&quot;&amp;[.G1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7]&amp;&quot;','&quot;&amp;[.B177]&amp;&quot;','&quot;&amp;[.C177]&amp;&quot;','&quot;&amp; [.D177]&amp;&quot;','&quot;&amp;[.E177]&amp;&quot;','&quot;&amp;[.F177]&amp;&quot;'],&quot;" office:value-type="string" office:string-value="['vhigh','high','4','4','med','med']," calcext:value-type="string">
            <text:p>['vhigh','high','4','4','med','med'],</text:p>
          </table:table-cell>
          <table:table-cell table:formula="of:=&quot;'&quot;&amp;[.G1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8]&amp;&quot;','&quot;&amp;[.B178]&amp;&quot;','&quot;&amp;[.C178]&amp;&quot;','&quot;&amp; [.D178]&amp;&quot;','&quot;&amp;[.E178]&amp;&quot;','&quot;&amp;[.F178]&amp;&quot;'],&quot;" office:value-type="string" office:string-value="['vhigh','high','4','4','med','high']," calcext:value-type="string">
            <text:p>['vhigh','high','4','4','med','high'],</text:p>
          </table:table-cell>
          <table:table-cell table:formula="of:=&quot;'&quot;&amp;[.G1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9]&amp;&quot;','&quot;&amp;[.B179]&amp;&quot;','&quot;&amp;[.C179]&amp;&quot;','&quot;&amp; [.D179]&amp;&quot;','&quot;&amp;[.E179]&amp;&quot;','&quot;&amp;[.F179]&amp;&quot;'],&quot;" office:value-type="string" office:string-value="['vhigh','high','4','4','big','low']," calcext:value-type="string">
            <text:p>['vhigh','high','4','4','big','low'],</text:p>
          </table:table-cell>
          <table:table-cell table:formula="of:=&quot;'&quot;&amp;[.G1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80]&amp;&quot;','&quot;&amp;[.B180]&amp;&quot;','&quot;&amp;[.C180]&amp;&quot;','&quot;&amp; [.D180]&amp;&quot;','&quot;&amp;[.E180]&amp;&quot;','&quot;&amp;[.F180]&amp;&quot;'],&quot;" office:value-type="string" office:string-value="['vhigh','high','4','4','big','med']," calcext:value-type="string">
            <text:p>['vhigh','high','4','4','big','med'],</text:p>
          </table:table-cell>
          <table:table-cell table:formula="of:=&quot;'&quot;&amp;[.G1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81]&amp;&quot;','&quot;&amp;[.B181]&amp;&quot;','&quot;&amp;[.C181]&amp;&quot;','&quot;&amp; [.D181]&amp;&quot;','&quot;&amp;[.E181]&amp;&quot;','&quot;&amp;[.F181]&amp;&quot;'],&quot;" office:value-type="string" office:string-value="['vhigh','high','4','4','big','high']," calcext:value-type="string">
            <text:p>['vhigh','high','4','4','big','high'],</text:p>
          </table:table-cell>
          <table:table-cell table:formula="of:=&quot;'&quot;&amp;[.G1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82]&amp;&quot;','&quot;&amp;[.B182]&amp;&quot;','&quot;&amp;[.C182]&amp;&quot;','&quot;&amp; [.D182]&amp;&quot;','&quot;&amp;[.E182]&amp;&quot;','&quot;&amp;[.F182]&amp;&quot;'],&quot;" office:value-type="string" office:string-value="['vhigh','high','4','more','small','low']," calcext:value-type="string">
            <text:p>['vhigh','high','4','more','small','low'],</text:p>
          </table:table-cell>
          <table:table-cell table:formula="of:=&quot;'&quot;&amp;[.G1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83]&amp;&quot;','&quot;&amp;[.B183]&amp;&quot;','&quot;&amp;[.C183]&amp;&quot;','&quot;&amp; [.D183]&amp;&quot;','&quot;&amp;[.E183]&amp;&quot;','&quot;&amp;[.F183]&amp;&quot;'],&quot;" office:value-type="string" office:string-value="['vhigh','high','4','more','small','med']," calcext:value-type="string">
            <text:p>['vhigh','high','4','more','small','med'],</text:p>
          </table:table-cell>
          <table:table-cell table:formula="of:=&quot;'&quot;&amp;[.G1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84]&amp;&quot;','&quot;&amp;[.B184]&amp;&quot;','&quot;&amp;[.C184]&amp;&quot;','&quot;&amp; [.D184]&amp;&quot;','&quot;&amp;[.E184]&amp;&quot;','&quot;&amp;[.F184]&amp;&quot;'],&quot;" office:value-type="string" office:string-value="['vhigh','high','4','more','small','high']," calcext:value-type="string">
            <text:p>['vhigh','high','4','more','small','high'],</text:p>
          </table:table-cell>
          <table:table-cell table:formula="of:=&quot;'&quot;&amp;[.G1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85]&amp;&quot;','&quot;&amp;[.B185]&amp;&quot;','&quot;&amp;[.C185]&amp;&quot;','&quot;&amp; [.D185]&amp;&quot;','&quot;&amp;[.E185]&amp;&quot;','&quot;&amp;[.F185]&amp;&quot;'],&quot;" office:value-type="string" office:string-value="['vhigh','high','4','more','med','low']," calcext:value-type="string">
            <text:p>['vhigh','high','4','more','med','low'],</text:p>
          </table:table-cell>
          <table:table-cell table:formula="of:=&quot;'&quot;&amp;[.G1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86]&amp;&quot;','&quot;&amp;[.B186]&amp;&quot;','&quot;&amp;[.C186]&amp;&quot;','&quot;&amp; [.D186]&amp;&quot;','&quot;&amp;[.E186]&amp;&quot;','&quot;&amp;[.F186]&amp;&quot;'],&quot;" office:value-type="string" office:string-value="['vhigh','high','4','more','med','med']," calcext:value-type="string">
            <text:p>['vhigh','high','4','more','med','med'],</text:p>
          </table:table-cell>
          <table:table-cell table:formula="of:=&quot;'&quot;&amp;[.G1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87]&amp;&quot;','&quot;&amp;[.B187]&amp;&quot;','&quot;&amp;[.C187]&amp;&quot;','&quot;&amp; [.D187]&amp;&quot;','&quot;&amp;[.E187]&amp;&quot;','&quot;&amp;[.F187]&amp;&quot;'],&quot;" office:value-type="string" office:string-value="['vhigh','high','4','more','med','high']," calcext:value-type="string">
            <text:p>['vhigh','high','4','more','med','high'],</text:p>
          </table:table-cell>
          <table:table-cell table:formula="of:=&quot;'&quot;&amp;[.G1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88]&amp;&quot;','&quot;&amp;[.B188]&amp;&quot;','&quot;&amp;[.C188]&amp;&quot;','&quot;&amp; [.D188]&amp;&quot;','&quot;&amp;[.E188]&amp;&quot;','&quot;&amp;[.F188]&amp;&quot;'],&quot;" office:value-type="string" office:string-value="['vhigh','high','4','more','big','low']," calcext:value-type="string">
            <text:p>['vhigh','high','4','more','big','low'],</text:p>
          </table:table-cell>
          <table:table-cell table:formula="of:=&quot;'&quot;&amp;[.G1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89]&amp;&quot;','&quot;&amp;[.B189]&amp;&quot;','&quot;&amp;[.C189]&amp;&quot;','&quot;&amp; [.D189]&amp;&quot;','&quot;&amp;[.E189]&amp;&quot;','&quot;&amp;[.F189]&amp;&quot;'],&quot;" office:value-type="string" office:string-value="['vhigh','high','4','more','big','med']," calcext:value-type="string">
            <text:p>['vhigh','high','4','more','big','med'],</text:p>
          </table:table-cell>
          <table:table-cell table:formula="of:=&quot;'&quot;&amp;[.G1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90]&amp;&quot;','&quot;&amp;[.B190]&amp;&quot;','&quot;&amp;[.C190]&amp;&quot;','&quot;&amp; [.D190]&amp;&quot;','&quot;&amp;[.E190]&amp;&quot;','&quot;&amp;[.F190]&amp;&quot;'],&quot;" office:value-type="string" office:string-value="['vhigh','high','4','more','big','high']," calcext:value-type="string">
            <text:p>['vhigh','high','4','more','big','high'],</text:p>
          </table:table-cell>
          <table:table-cell table:formula="of:=&quot;'&quot;&amp;[.G1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91]&amp;&quot;','&quot;&amp;[.B191]&amp;&quot;','&quot;&amp;[.C191]&amp;&quot;','&quot;&amp; [.D191]&amp;&quot;','&quot;&amp;[.E191]&amp;&quot;','&quot;&amp;[.F191]&amp;&quot;'],&quot;" office:value-type="string" office:string-value="['vhigh','high','5more','2','small','low']," calcext:value-type="string">
            <text:p>['vhigh','high','5more','2','small','low'],</text:p>
          </table:table-cell>
          <table:table-cell table:formula="of:=&quot;'&quot;&amp;[.G1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92]&amp;&quot;','&quot;&amp;[.B192]&amp;&quot;','&quot;&amp;[.C192]&amp;&quot;','&quot;&amp; [.D192]&amp;&quot;','&quot;&amp;[.E192]&amp;&quot;','&quot;&amp;[.F192]&amp;&quot;'],&quot;" office:value-type="string" office:string-value="['vhigh','high','5more','2','small','med']," calcext:value-type="string">
            <text:p>['vhigh','high','5more','2','small','med'],</text:p>
          </table:table-cell>
          <table:table-cell table:formula="of:=&quot;'&quot;&amp;[.G1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93]&amp;&quot;','&quot;&amp;[.B193]&amp;&quot;','&quot;&amp;[.C193]&amp;&quot;','&quot;&amp; [.D193]&amp;&quot;','&quot;&amp;[.E193]&amp;&quot;','&quot;&amp;[.F193]&amp;&quot;'],&quot;" office:value-type="string" office:string-value="['vhigh','high','5more','2','small','high']," calcext:value-type="string">
            <text:p>['vhigh','high','5more','2','small','high'],</text:p>
          </table:table-cell>
          <table:table-cell table:formula="of:=&quot;'&quot;&amp;[.G1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94]&amp;&quot;','&quot;&amp;[.B194]&amp;&quot;','&quot;&amp;[.C194]&amp;&quot;','&quot;&amp; [.D194]&amp;&quot;','&quot;&amp;[.E194]&amp;&quot;','&quot;&amp;[.F194]&amp;&quot;'],&quot;" office:value-type="string" office:string-value="['vhigh','high','5more','2','med','low']," calcext:value-type="string">
            <text:p>['vhigh','high','5more','2','med','low'],</text:p>
          </table:table-cell>
          <table:table-cell table:formula="of:=&quot;'&quot;&amp;[.G1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95]&amp;&quot;','&quot;&amp;[.B195]&amp;&quot;','&quot;&amp;[.C195]&amp;&quot;','&quot;&amp; [.D195]&amp;&quot;','&quot;&amp;[.E195]&amp;&quot;','&quot;&amp;[.F195]&amp;&quot;'],&quot;" office:value-type="string" office:string-value="['vhigh','high','5more','2','med','med']," calcext:value-type="string">
            <text:p>['vhigh','high','5more','2','med','med'],</text:p>
          </table:table-cell>
          <table:table-cell table:formula="of:=&quot;'&quot;&amp;[.G1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96]&amp;&quot;','&quot;&amp;[.B196]&amp;&quot;','&quot;&amp;[.C196]&amp;&quot;','&quot;&amp; [.D196]&amp;&quot;','&quot;&amp;[.E196]&amp;&quot;','&quot;&amp;[.F196]&amp;&quot;'],&quot;" office:value-type="string" office:string-value="['vhigh','high','5more','2','med','high']," calcext:value-type="string">
            <text:p>['vhigh','high','5more','2','med','high'],</text:p>
          </table:table-cell>
          <table:table-cell table:formula="of:=&quot;'&quot;&amp;[.G1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97]&amp;&quot;','&quot;&amp;[.B197]&amp;&quot;','&quot;&amp;[.C197]&amp;&quot;','&quot;&amp; [.D197]&amp;&quot;','&quot;&amp;[.E197]&amp;&quot;','&quot;&amp;[.F197]&amp;&quot;'],&quot;" office:value-type="string" office:string-value="['vhigh','high','5more','2','big','low']," calcext:value-type="string">
            <text:p>['vhigh','high','5more','2','big','low'],</text:p>
          </table:table-cell>
          <table:table-cell table:formula="of:=&quot;'&quot;&amp;[.G1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98]&amp;&quot;','&quot;&amp;[.B198]&amp;&quot;','&quot;&amp;[.C198]&amp;&quot;','&quot;&amp; [.D198]&amp;&quot;','&quot;&amp;[.E198]&amp;&quot;','&quot;&amp;[.F198]&amp;&quot;'],&quot;" office:value-type="string" office:string-value="['vhigh','high','5more','2','big','med']," calcext:value-type="string">
            <text:p>['vhigh','high','5more','2','big','med'],</text:p>
          </table:table-cell>
          <table:table-cell table:formula="of:=&quot;'&quot;&amp;[.G1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99]&amp;&quot;','&quot;&amp;[.B199]&amp;&quot;','&quot;&amp;[.C199]&amp;&quot;','&quot;&amp; [.D199]&amp;&quot;','&quot;&amp;[.E199]&amp;&quot;','&quot;&amp;[.F199]&amp;&quot;'],&quot;" office:value-type="string" office:string-value="['vhigh','high','5more','2','big','high']," calcext:value-type="string">
            <text:p>['vhigh','high','5more','2','big','high'],</text:p>
          </table:table-cell>
          <table:table-cell table:formula="of:=&quot;'&quot;&amp;[.G1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00]&amp;&quot;','&quot;&amp;[.B200]&amp;&quot;','&quot;&amp;[.C200]&amp;&quot;','&quot;&amp; [.D200]&amp;&quot;','&quot;&amp;[.E200]&amp;&quot;','&quot;&amp;[.F200]&amp;&quot;'],&quot;" office:value-type="string" office:string-value="['vhigh','high','5more','4','small','low']," calcext:value-type="string">
            <text:p>['vhigh','high','5more','4','small','low'],</text:p>
          </table:table-cell>
          <table:table-cell table:formula="of:=&quot;'&quot;&amp;[.G2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01]&amp;&quot;','&quot;&amp;[.B201]&amp;&quot;','&quot;&amp;[.C201]&amp;&quot;','&quot;&amp; [.D201]&amp;&quot;','&quot;&amp;[.E201]&amp;&quot;','&quot;&amp;[.F201]&amp;&quot;'],&quot;" office:value-type="string" office:string-value="['vhigh','high','5more','4','small','med']," calcext:value-type="string">
            <text:p>['vhigh','high','5more','4','small','med'],</text:p>
          </table:table-cell>
          <table:table-cell table:formula="of:=&quot;'&quot;&amp;[.G2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02]&amp;&quot;','&quot;&amp;[.B202]&amp;&quot;','&quot;&amp;[.C202]&amp;&quot;','&quot;&amp; [.D202]&amp;&quot;','&quot;&amp;[.E202]&amp;&quot;','&quot;&amp;[.F202]&amp;&quot;'],&quot;" office:value-type="string" office:string-value="['vhigh','high','5more','4','small','high']," calcext:value-type="string">
            <text:p>['vhigh','high','5more','4','small','high'],</text:p>
          </table:table-cell>
          <table:table-cell table:formula="of:=&quot;'&quot;&amp;[.G2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03]&amp;&quot;','&quot;&amp;[.B203]&amp;&quot;','&quot;&amp;[.C203]&amp;&quot;','&quot;&amp; [.D203]&amp;&quot;','&quot;&amp;[.E203]&amp;&quot;','&quot;&amp;[.F203]&amp;&quot;'],&quot;" office:value-type="string" office:string-value="['vhigh','high','5more','4','med','low']," calcext:value-type="string">
            <text:p>['vhigh','high','5more','4','med','low'],</text:p>
          </table:table-cell>
          <table:table-cell table:formula="of:=&quot;'&quot;&amp;[.G2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04]&amp;&quot;','&quot;&amp;[.B204]&amp;&quot;','&quot;&amp;[.C204]&amp;&quot;','&quot;&amp; [.D204]&amp;&quot;','&quot;&amp;[.E204]&amp;&quot;','&quot;&amp;[.F204]&amp;&quot;'],&quot;" office:value-type="string" office:string-value="['vhigh','high','5more','4','med','med']," calcext:value-type="string">
            <text:p>['vhigh','high','5more','4','med','med'],</text:p>
          </table:table-cell>
          <table:table-cell table:formula="of:=&quot;'&quot;&amp;[.G2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05]&amp;&quot;','&quot;&amp;[.B205]&amp;&quot;','&quot;&amp;[.C205]&amp;&quot;','&quot;&amp; [.D205]&amp;&quot;','&quot;&amp;[.E205]&amp;&quot;','&quot;&amp;[.F205]&amp;&quot;'],&quot;" office:value-type="string" office:string-value="['vhigh','high','5more','4','med','high']," calcext:value-type="string">
            <text:p>['vhigh','high','5more','4','med','high'],</text:p>
          </table:table-cell>
          <table:table-cell table:formula="of:=&quot;'&quot;&amp;[.G2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06]&amp;&quot;','&quot;&amp;[.B206]&amp;&quot;','&quot;&amp;[.C206]&amp;&quot;','&quot;&amp; [.D206]&amp;&quot;','&quot;&amp;[.E206]&amp;&quot;','&quot;&amp;[.F206]&amp;&quot;'],&quot;" office:value-type="string" office:string-value="['vhigh','high','5more','4','big','low']," calcext:value-type="string">
            <text:p>['vhigh','high','5more','4','big','low'],</text:p>
          </table:table-cell>
          <table:table-cell table:formula="of:=&quot;'&quot;&amp;[.G2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07]&amp;&quot;','&quot;&amp;[.B207]&amp;&quot;','&quot;&amp;[.C207]&amp;&quot;','&quot;&amp; [.D207]&amp;&quot;','&quot;&amp;[.E207]&amp;&quot;','&quot;&amp;[.F207]&amp;&quot;'],&quot;" office:value-type="string" office:string-value="['vhigh','high','5more','4','big','med']," calcext:value-type="string">
            <text:p>['vhigh','high','5more','4','big','med'],</text:p>
          </table:table-cell>
          <table:table-cell table:formula="of:=&quot;'&quot;&amp;[.G2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08]&amp;&quot;','&quot;&amp;[.B208]&amp;&quot;','&quot;&amp;[.C208]&amp;&quot;','&quot;&amp; [.D208]&amp;&quot;','&quot;&amp;[.E208]&amp;&quot;','&quot;&amp;[.F208]&amp;&quot;'],&quot;" office:value-type="string" office:string-value="['vhigh','high','5more','4','big','high']," calcext:value-type="string">
            <text:p>['vhigh','high','5more','4','big','high'],</text:p>
          </table:table-cell>
          <table:table-cell table:formula="of:=&quot;'&quot;&amp;[.G2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09]&amp;&quot;','&quot;&amp;[.B209]&amp;&quot;','&quot;&amp;[.C209]&amp;&quot;','&quot;&amp; [.D209]&amp;&quot;','&quot;&amp;[.E209]&amp;&quot;','&quot;&amp;[.F209]&amp;&quot;'],&quot;" office:value-type="string" office:string-value="['vhigh','high','5more','more','small','low']," calcext:value-type="string">
            <text:p>['vhigh','high','5more','more','small','low'],</text:p>
          </table:table-cell>
          <table:table-cell table:formula="of:=&quot;'&quot;&amp;[.G2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10]&amp;&quot;','&quot;&amp;[.B210]&amp;&quot;','&quot;&amp;[.C210]&amp;&quot;','&quot;&amp; [.D210]&amp;&quot;','&quot;&amp;[.E210]&amp;&quot;','&quot;&amp;[.F210]&amp;&quot;'],&quot;" office:value-type="string" office:string-value="['vhigh','high','5more','more','small','med']," calcext:value-type="string">
            <text:p>['vhigh','high','5more','more','small','med'],</text:p>
          </table:table-cell>
          <table:table-cell table:formula="of:=&quot;'&quot;&amp;[.G2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11]&amp;&quot;','&quot;&amp;[.B211]&amp;&quot;','&quot;&amp;[.C211]&amp;&quot;','&quot;&amp; [.D211]&amp;&quot;','&quot;&amp;[.E211]&amp;&quot;','&quot;&amp;[.F211]&amp;&quot;'],&quot;" office:value-type="string" office:string-value="['vhigh','high','5more','more','small','high']," calcext:value-type="string">
            <text:p>['vhigh','high','5more','more','small','high'],</text:p>
          </table:table-cell>
          <table:table-cell table:formula="of:=&quot;'&quot;&amp;[.G2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12]&amp;&quot;','&quot;&amp;[.B212]&amp;&quot;','&quot;&amp;[.C212]&amp;&quot;','&quot;&amp; [.D212]&amp;&quot;','&quot;&amp;[.E212]&amp;&quot;','&quot;&amp;[.F212]&amp;&quot;'],&quot;" office:value-type="string" office:string-value="['vhigh','high','5more','more','med','low']," calcext:value-type="string">
            <text:p>['vhigh','high','5more','more','med','low'],</text:p>
          </table:table-cell>
          <table:table-cell table:formula="of:=&quot;'&quot;&amp;[.G2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13]&amp;&quot;','&quot;&amp;[.B213]&amp;&quot;','&quot;&amp;[.C213]&amp;&quot;','&quot;&amp; [.D213]&amp;&quot;','&quot;&amp;[.E213]&amp;&quot;','&quot;&amp;[.F213]&amp;&quot;'],&quot;" office:value-type="string" office:string-value="['vhigh','high','5more','more','med','med']," calcext:value-type="string">
            <text:p>['vhigh','high','5more','more','med','med'],</text:p>
          </table:table-cell>
          <table:table-cell table:formula="of:=&quot;'&quot;&amp;[.G2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14]&amp;&quot;','&quot;&amp;[.B214]&amp;&quot;','&quot;&amp;[.C214]&amp;&quot;','&quot;&amp; [.D214]&amp;&quot;','&quot;&amp;[.E214]&amp;&quot;','&quot;&amp;[.F214]&amp;&quot;'],&quot;" office:value-type="string" office:string-value="['vhigh','high','5more','more','med','high']," calcext:value-type="string">
            <text:p>['vhigh','high','5more','more','med','high'],</text:p>
          </table:table-cell>
          <table:table-cell table:formula="of:=&quot;'&quot;&amp;[.G2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15]&amp;&quot;','&quot;&amp;[.B215]&amp;&quot;','&quot;&amp;[.C215]&amp;&quot;','&quot;&amp; [.D215]&amp;&quot;','&quot;&amp;[.E215]&amp;&quot;','&quot;&amp;[.F215]&amp;&quot;'],&quot;" office:value-type="string" office:string-value="['vhigh','high','5more','more','big','low']," calcext:value-type="string">
            <text:p>['vhigh','high','5more','more','big','low'],</text:p>
          </table:table-cell>
          <table:table-cell table:formula="of:=&quot;'&quot;&amp;[.G2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16]&amp;&quot;','&quot;&amp;[.B216]&amp;&quot;','&quot;&amp;[.C216]&amp;&quot;','&quot;&amp; [.D216]&amp;&quot;','&quot;&amp;[.E216]&amp;&quot;','&quot;&amp;[.F216]&amp;&quot;'],&quot;" office:value-type="string" office:string-value="['vhigh','high','5more','more','big','med']," calcext:value-type="string">
            <text:p>['vhigh','high','5more','more','big','med'],</text:p>
          </table:table-cell>
          <table:table-cell table:formula="of:=&quot;'&quot;&amp;[.G2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17]&amp;&quot;','&quot;&amp;[.B217]&amp;&quot;','&quot;&amp;[.C217]&amp;&quot;','&quot;&amp; [.D217]&amp;&quot;','&quot;&amp;[.E217]&amp;&quot;','&quot;&amp;[.F217]&amp;&quot;'],&quot;" office:value-type="string" office:string-value="['vhigh','high','5more','more','big','high']," calcext:value-type="string">
            <text:p>['vhigh','high','5more','more','big','high'],</text:p>
          </table:table-cell>
          <table:table-cell table:formula="of:=&quot;'&quot;&amp;[.G2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18]&amp;&quot;','&quot;&amp;[.B218]&amp;&quot;','&quot;&amp;[.C218]&amp;&quot;','&quot;&amp; [.D218]&amp;&quot;','&quot;&amp;[.E218]&amp;&quot;','&quot;&amp;[.F218]&amp;&quot;'],&quot;" office:value-type="string" office:string-value="['vhigh','med','2','2','small','low']," calcext:value-type="string">
            <text:p>['vhigh','med','2','2','small','low'],</text:p>
          </table:table-cell>
          <table:table-cell table:formula="of:=&quot;'&quot;&amp;[.G2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19]&amp;&quot;','&quot;&amp;[.B219]&amp;&quot;','&quot;&amp;[.C219]&amp;&quot;','&quot;&amp; [.D219]&amp;&quot;','&quot;&amp;[.E219]&amp;&quot;','&quot;&amp;[.F219]&amp;&quot;'],&quot;" office:value-type="string" office:string-value="['vhigh','med','2','2','small','med']," calcext:value-type="string">
            <text:p>['vhigh','med','2','2','small','med'],</text:p>
          </table:table-cell>
          <table:table-cell table:formula="of:=&quot;'&quot;&amp;[.G2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20]&amp;&quot;','&quot;&amp;[.B220]&amp;&quot;','&quot;&amp;[.C220]&amp;&quot;','&quot;&amp; [.D220]&amp;&quot;','&quot;&amp;[.E220]&amp;&quot;','&quot;&amp;[.F220]&amp;&quot;'],&quot;" office:value-type="string" office:string-value="['vhigh','med','2','2','small','high']," calcext:value-type="string">
            <text:p>['vhigh','med','2','2','small','high'],</text:p>
          </table:table-cell>
          <table:table-cell table:formula="of:=&quot;'&quot;&amp;[.G2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21]&amp;&quot;','&quot;&amp;[.B221]&amp;&quot;','&quot;&amp;[.C221]&amp;&quot;','&quot;&amp; [.D221]&amp;&quot;','&quot;&amp;[.E221]&amp;&quot;','&quot;&amp;[.F221]&amp;&quot;'],&quot;" office:value-type="string" office:string-value="['vhigh','med','2','2','med','low']," calcext:value-type="string">
            <text:p>['vhigh','med','2','2','med','low'],</text:p>
          </table:table-cell>
          <table:table-cell table:formula="of:=&quot;'&quot;&amp;[.G2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22]&amp;&quot;','&quot;&amp;[.B222]&amp;&quot;','&quot;&amp;[.C222]&amp;&quot;','&quot;&amp; [.D222]&amp;&quot;','&quot;&amp;[.E222]&amp;&quot;','&quot;&amp;[.F222]&amp;&quot;'],&quot;" office:value-type="string" office:string-value="['vhigh','med','2','2','med','med']," calcext:value-type="string">
            <text:p>['vhigh','med','2','2','med','med'],</text:p>
          </table:table-cell>
          <table:table-cell table:formula="of:=&quot;'&quot;&amp;[.G2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23]&amp;&quot;','&quot;&amp;[.B223]&amp;&quot;','&quot;&amp;[.C223]&amp;&quot;','&quot;&amp; [.D223]&amp;&quot;','&quot;&amp;[.E223]&amp;&quot;','&quot;&amp;[.F223]&amp;&quot;'],&quot;" office:value-type="string" office:string-value="['vhigh','med','2','2','med','high']," calcext:value-type="string">
            <text:p>['vhigh','med','2','2','med','high'],</text:p>
          </table:table-cell>
          <table:table-cell table:formula="of:=&quot;'&quot;&amp;[.G2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24]&amp;&quot;','&quot;&amp;[.B224]&amp;&quot;','&quot;&amp;[.C224]&amp;&quot;','&quot;&amp; [.D224]&amp;&quot;','&quot;&amp;[.E224]&amp;&quot;','&quot;&amp;[.F224]&amp;&quot;'],&quot;" office:value-type="string" office:string-value="['vhigh','med','2','2','big','low']," calcext:value-type="string">
            <text:p>['vhigh','med','2','2','big','low'],</text:p>
          </table:table-cell>
          <table:table-cell table:formula="of:=&quot;'&quot;&amp;[.G2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25]&amp;&quot;','&quot;&amp;[.B225]&amp;&quot;','&quot;&amp;[.C225]&amp;&quot;','&quot;&amp; [.D225]&amp;&quot;','&quot;&amp;[.E225]&amp;&quot;','&quot;&amp;[.F225]&amp;&quot;'],&quot;" office:value-type="string" office:string-value="['vhigh','med','2','2','big','med']," calcext:value-type="string">
            <text:p>['vhigh','med','2','2','big','med'],</text:p>
          </table:table-cell>
          <table:table-cell table:formula="of:=&quot;'&quot;&amp;[.G2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26]&amp;&quot;','&quot;&amp;[.B226]&amp;&quot;','&quot;&amp;[.C226]&amp;&quot;','&quot;&amp; [.D226]&amp;&quot;','&quot;&amp;[.E226]&amp;&quot;','&quot;&amp;[.F226]&amp;&quot;'],&quot;" office:value-type="string" office:string-value="['vhigh','med','2','2','big','high']," calcext:value-type="string">
            <text:p>['vhigh','med','2','2','big','high'],</text:p>
          </table:table-cell>
          <table:table-cell table:formula="of:=&quot;'&quot;&amp;[.G2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27]&amp;&quot;','&quot;&amp;[.B227]&amp;&quot;','&quot;&amp;[.C227]&amp;&quot;','&quot;&amp; [.D227]&amp;&quot;','&quot;&amp;[.E227]&amp;&quot;','&quot;&amp;[.F227]&amp;&quot;'],&quot;" office:value-type="string" office:string-value="['vhigh','med','2','4','small','low']," calcext:value-type="string">
            <text:p>['vhigh','med','2','4','small','low'],</text:p>
          </table:table-cell>
          <table:table-cell table:formula="of:=&quot;'&quot;&amp;[.G2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28]&amp;&quot;','&quot;&amp;[.B228]&amp;&quot;','&quot;&amp;[.C228]&amp;&quot;','&quot;&amp; [.D228]&amp;&quot;','&quot;&amp;[.E228]&amp;&quot;','&quot;&amp;[.F228]&amp;&quot;'],&quot;" office:value-type="string" office:string-value="['vhigh','med','2','4','small','med']," calcext:value-type="string">
            <text:p>['vhigh','med','2','4','small','med'],</text:p>
          </table:table-cell>
          <table:table-cell table:formula="of:=&quot;'&quot;&amp;[.G2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29]&amp;&quot;','&quot;&amp;[.B229]&amp;&quot;','&quot;&amp;[.C229]&amp;&quot;','&quot;&amp; [.D229]&amp;&quot;','&quot;&amp;[.E229]&amp;&quot;','&quot;&amp;[.F229]&amp;&quot;'],&quot;" office:value-type="string" office:string-value="['vhigh','med','2','4','small','high']," calcext:value-type="string">
            <text:p>['vhigh','med','2','4','small','high'],</text:p>
          </table:table-cell>
          <table:table-cell table:formula="of:=&quot;'&quot;&amp;[.G2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30]&amp;&quot;','&quot;&amp;[.B230]&amp;&quot;','&quot;&amp;[.C230]&amp;&quot;','&quot;&amp; [.D230]&amp;&quot;','&quot;&amp;[.E230]&amp;&quot;','&quot;&amp;[.F230]&amp;&quot;'],&quot;" office:value-type="string" office:string-value="['vhigh','med','2','4','med','low']," calcext:value-type="string">
            <text:p>['vhigh','med','2','4','med','low'],</text:p>
          </table:table-cell>
          <table:table-cell table:formula="of:=&quot;'&quot;&amp;[.G2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31]&amp;&quot;','&quot;&amp;[.B231]&amp;&quot;','&quot;&amp;[.C231]&amp;&quot;','&quot;&amp; [.D231]&amp;&quot;','&quot;&amp;[.E231]&amp;&quot;','&quot;&amp;[.F231]&amp;&quot;'],&quot;" office:value-type="string" office:string-value="['vhigh','med','2','4','med','med']," calcext:value-type="string">
            <text:p>['vhigh','med','2','4','med','med'],</text:p>
          </table:table-cell>
          <table:table-cell table:formula="of:=&quot;'&quot;&amp;[.G2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32]&amp;&quot;','&quot;&amp;[.B232]&amp;&quot;','&quot;&amp;[.C232]&amp;&quot;','&quot;&amp; [.D232]&amp;&quot;','&quot;&amp;[.E232]&amp;&quot;','&quot;&amp;[.F232]&amp;&quot;'],&quot;" office:value-type="string" office:string-value="['vhigh','med','2','4','med','high']," calcext:value-type="string">
            <text:p>['vhigh','med','2','4','med','high'],</text:p>
          </table:table-cell>
          <table:table-cell table:formula="of:=&quot;'&quot;&amp;[.G23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33]&amp;&quot;','&quot;&amp;[.B233]&amp;&quot;','&quot;&amp;[.C233]&amp;&quot;','&quot;&amp; [.D233]&amp;&quot;','&quot;&amp;[.E233]&amp;&quot;','&quot;&amp;[.F233]&amp;&quot;'],&quot;" office:value-type="string" office:string-value="['vhigh','med','2','4','big','low']," calcext:value-type="string">
            <text:p>['vhigh','med','2','4','big','low'],</text:p>
          </table:table-cell>
          <table:table-cell table:formula="of:=&quot;'&quot;&amp;[.G2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34]&amp;&quot;','&quot;&amp;[.B234]&amp;&quot;','&quot;&amp;[.C234]&amp;&quot;','&quot;&amp; [.D234]&amp;&quot;','&quot;&amp;[.E234]&amp;&quot;','&quot;&amp;[.F234]&amp;&quot;'],&quot;" office:value-type="string" office:string-value="['vhigh','med','2','4','big','med']," calcext:value-type="string">
            <text:p>['vhigh','med','2','4','big','med'],</text:p>
          </table:table-cell>
          <table:table-cell table:formula="of:=&quot;'&quot;&amp;[.G23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35]&amp;&quot;','&quot;&amp;[.B235]&amp;&quot;','&quot;&amp;[.C235]&amp;&quot;','&quot;&amp; [.D235]&amp;&quot;','&quot;&amp;[.E235]&amp;&quot;','&quot;&amp;[.F235]&amp;&quot;'],&quot;" office:value-type="string" office:string-value="['vhigh','med','2','4','big','high']," calcext:value-type="string">
            <text:p>['vhigh','med','2','4','big','high'],</text:p>
          </table:table-cell>
          <table:table-cell table:formula="of:=&quot;'&quot;&amp;[.G23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36]&amp;&quot;','&quot;&amp;[.B236]&amp;&quot;','&quot;&amp;[.C236]&amp;&quot;','&quot;&amp; [.D236]&amp;&quot;','&quot;&amp;[.E236]&amp;&quot;','&quot;&amp;[.F236]&amp;&quot;'],&quot;" office:value-type="string" office:string-value="['vhigh','med','2','more','small','low']," calcext:value-type="string">
            <text:p>['vhigh','med','2','more','small','low'],</text:p>
          </table:table-cell>
          <table:table-cell table:formula="of:=&quot;'&quot;&amp;[.G2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37]&amp;&quot;','&quot;&amp;[.B237]&amp;&quot;','&quot;&amp;[.C237]&amp;&quot;','&quot;&amp; [.D237]&amp;&quot;','&quot;&amp;[.E237]&amp;&quot;','&quot;&amp;[.F237]&amp;&quot;'],&quot;" office:value-type="string" office:string-value="['vhigh','med','2','more','small','med']," calcext:value-type="string">
            <text:p>['vhigh','med','2','more','small','med'],</text:p>
          </table:table-cell>
          <table:table-cell table:formula="of:=&quot;'&quot;&amp;[.G2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38]&amp;&quot;','&quot;&amp;[.B238]&amp;&quot;','&quot;&amp;[.C238]&amp;&quot;','&quot;&amp; [.D238]&amp;&quot;','&quot;&amp;[.E238]&amp;&quot;','&quot;&amp;[.F238]&amp;&quot;'],&quot;" office:value-type="string" office:string-value="['vhigh','med','2','more','small','high']," calcext:value-type="string">
            <text:p>['vhigh','med','2','more','small','high'],</text:p>
          </table:table-cell>
          <table:table-cell table:formula="of:=&quot;'&quot;&amp;[.G2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39]&amp;&quot;','&quot;&amp;[.B239]&amp;&quot;','&quot;&amp;[.C239]&amp;&quot;','&quot;&amp; [.D239]&amp;&quot;','&quot;&amp;[.E239]&amp;&quot;','&quot;&amp;[.F239]&amp;&quot;'],&quot;" office:value-type="string" office:string-value="['vhigh','med','2','more','med','low']," calcext:value-type="string">
            <text:p>['vhigh','med','2','more','med','low'],</text:p>
          </table:table-cell>
          <table:table-cell table:formula="of:=&quot;'&quot;&amp;[.G2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40]&amp;&quot;','&quot;&amp;[.B240]&amp;&quot;','&quot;&amp;[.C240]&amp;&quot;','&quot;&amp; [.D240]&amp;&quot;','&quot;&amp;[.E240]&amp;&quot;','&quot;&amp;[.F240]&amp;&quot;'],&quot;" office:value-type="string" office:string-value="['vhigh','med','2','more','med','med']," calcext:value-type="string">
            <text:p>['vhigh','med','2','more','med','med'],</text:p>
          </table:table-cell>
          <table:table-cell table:formula="of:=&quot;'&quot;&amp;[.G2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41]&amp;&quot;','&quot;&amp;[.B241]&amp;&quot;','&quot;&amp;[.C241]&amp;&quot;','&quot;&amp; [.D241]&amp;&quot;','&quot;&amp;[.E241]&amp;&quot;','&quot;&amp;[.F241]&amp;&quot;'],&quot;" office:value-type="string" office:string-value="['vhigh','med','2','more','med','high']," calcext:value-type="string">
            <text:p>['vhigh','med','2','more','med','high'],</text:p>
          </table:table-cell>
          <table:table-cell table:formula="of:=&quot;'&quot;&amp;[.G24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42]&amp;&quot;','&quot;&amp;[.B242]&amp;&quot;','&quot;&amp;[.C242]&amp;&quot;','&quot;&amp; [.D242]&amp;&quot;','&quot;&amp;[.E242]&amp;&quot;','&quot;&amp;[.F242]&amp;&quot;'],&quot;" office:value-type="string" office:string-value="['vhigh','med','2','more','big','low']," calcext:value-type="string">
            <text:p>['vhigh','med','2','more','big','low'],</text:p>
          </table:table-cell>
          <table:table-cell table:formula="of:=&quot;'&quot;&amp;[.G2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43]&amp;&quot;','&quot;&amp;[.B243]&amp;&quot;','&quot;&amp;[.C243]&amp;&quot;','&quot;&amp; [.D243]&amp;&quot;','&quot;&amp;[.E243]&amp;&quot;','&quot;&amp;[.F243]&amp;&quot;'],&quot;" office:value-type="string" office:string-value="['vhigh','med','2','more','big','med']," calcext:value-type="string">
            <text:p>['vhigh','med','2','more','big','med'],</text:p>
          </table:table-cell>
          <table:table-cell table:formula="of:=&quot;'&quot;&amp;[.G24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44]&amp;&quot;','&quot;&amp;[.B244]&amp;&quot;','&quot;&amp;[.C244]&amp;&quot;','&quot;&amp; [.D244]&amp;&quot;','&quot;&amp;[.E244]&amp;&quot;','&quot;&amp;[.F244]&amp;&quot;'],&quot;" office:value-type="string" office:string-value="['vhigh','med','2','more','big','high']," calcext:value-type="string">
            <text:p>['vhigh','med','2','more','big','high'],</text:p>
          </table:table-cell>
          <table:table-cell table:formula="of:=&quot;'&quot;&amp;[.G24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45]&amp;&quot;','&quot;&amp;[.B245]&amp;&quot;','&quot;&amp;[.C245]&amp;&quot;','&quot;&amp; [.D245]&amp;&quot;','&quot;&amp;[.E245]&amp;&quot;','&quot;&amp;[.F245]&amp;&quot;'],&quot;" office:value-type="string" office:string-value="['vhigh','med','3','2','small','low']," calcext:value-type="string">
            <text:p>['vhigh','med','3','2','small','low'],</text:p>
          </table:table-cell>
          <table:table-cell table:formula="of:=&quot;'&quot;&amp;[.G2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46]&amp;&quot;','&quot;&amp;[.B246]&amp;&quot;','&quot;&amp;[.C246]&amp;&quot;','&quot;&amp; [.D246]&amp;&quot;','&quot;&amp;[.E246]&amp;&quot;','&quot;&amp;[.F246]&amp;&quot;'],&quot;" office:value-type="string" office:string-value="['vhigh','med','3','2','small','med']," calcext:value-type="string">
            <text:p>['vhigh','med','3','2','small','med'],</text:p>
          </table:table-cell>
          <table:table-cell table:formula="of:=&quot;'&quot;&amp;[.G2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47]&amp;&quot;','&quot;&amp;[.B247]&amp;&quot;','&quot;&amp;[.C247]&amp;&quot;','&quot;&amp; [.D247]&amp;&quot;','&quot;&amp;[.E247]&amp;&quot;','&quot;&amp;[.F247]&amp;&quot;'],&quot;" office:value-type="string" office:string-value="['vhigh','med','3','2','small','high']," calcext:value-type="string">
            <text:p>['vhigh','med','3','2','small','high'],</text:p>
          </table:table-cell>
          <table:table-cell table:formula="of:=&quot;'&quot;&amp;[.G2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48]&amp;&quot;','&quot;&amp;[.B248]&amp;&quot;','&quot;&amp;[.C248]&amp;&quot;','&quot;&amp; [.D248]&amp;&quot;','&quot;&amp;[.E248]&amp;&quot;','&quot;&amp;[.F248]&amp;&quot;'],&quot;" office:value-type="string" office:string-value="['vhigh','med','3','2','med','low']," calcext:value-type="string">
            <text:p>['vhigh','med','3','2','med','low'],</text:p>
          </table:table-cell>
          <table:table-cell table:formula="of:=&quot;'&quot;&amp;[.G2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49]&amp;&quot;','&quot;&amp;[.B249]&amp;&quot;','&quot;&amp;[.C249]&amp;&quot;','&quot;&amp; [.D249]&amp;&quot;','&quot;&amp;[.E249]&amp;&quot;','&quot;&amp;[.F249]&amp;&quot;'],&quot;" office:value-type="string" office:string-value="['vhigh','med','3','2','med','med']," calcext:value-type="string">
            <text:p>['vhigh','med','3','2','med','med'],</text:p>
          </table:table-cell>
          <table:table-cell table:formula="of:=&quot;'&quot;&amp;[.G2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50]&amp;&quot;','&quot;&amp;[.B250]&amp;&quot;','&quot;&amp;[.C250]&amp;&quot;','&quot;&amp; [.D250]&amp;&quot;','&quot;&amp;[.E250]&amp;&quot;','&quot;&amp;[.F250]&amp;&quot;'],&quot;" office:value-type="string" office:string-value="['vhigh','med','3','2','med','high']," calcext:value-type="string">
            <text:p>['vhigh','med','3','2','med','high'],</text:p>
          </table:table-cell>
          <table:table-cell table:formula="of:=&quot;'&quot;&amp;[.G2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51]&amp;&quot;','&quot;&amp;[.B251]&amp;&quot;','&quot;&amp;[.C251]&amp;&quot;','&quot;&amp; [.D251]&amp;&quot;','&quot;&amp;[.E251]&amp;&quot;','&quot;&amp;[.F251]&amp;&quot;'],&quot;" office:value-type="string" office:string-value="['vhigh','med','3','2','big','low']," calcext:value-type="string">
            <text:p>['vhigh','med','3','2','big','low'],</text:p>
          </table:table-cell>
          <table:table-cell table:formula="of:=&quot;'&quot;&amp;[.G2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52]&amp;&quot;','&quot;&amp;[.B252]&amp;&quot;','&quot;&amp;[.C252]&amp;&quot;','&quot;&amp; [.D252]&amp;&quot;','&quot;&amp;[.E252]&amp;&quot;','&quot;&amp;[.F252]&amp;&quot;'],&quot;" office:value-type="string" office:string-value="['vhigh','med','3','2','big','med']," calcext:value-type="string">
            <text:p>['vhigh','med','3','2','big','med'],</text:p>
          </table:table-cell>
          <table:table-cell table:formula="of:=&quot;'&quot;&amp;[.G2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53]&amp;&quot;','&quot;&amp;[.B253]&amp;&quot;','&quot;&amp;[.C253]&amp;&quot;','&quot;&amp; [.D253]&amp;&quot;','&quot;&amp;[.E253]&amp;&quot;','&quot;&amp;[.F253]&amp;&quot;'],&quot;" office:value-type="string" office:string-value="['vhigh','med','3','2','big','high']," calcext:value-type="string">
            <text:p>['vhigh','med','3','2','big','high'],</text:p>
          </table:table-cell>
          <table:table-cell table:formula="of:=&quot;'&quot;&amp;[.G2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54]&amp;&quot;','&quot;&amp;[.B254]&amp;&quot;','&quot;&amp;[.C254]&amp;&quot;','&quot;&amp; [.D254]&amp;&quot;','&quot;&amp;[.E254]&amp;&quot;','&quot;&amp;[.F254]&amp;&quot;'],&quot;" office:value-type="string" office:string-value="['vhigh','med','3','4','small','low']," calcext:value-type="string">
            <text:p>['vhigh','med','3','4','small','low'],</text:p>
          </table:table-cell>
          <table:table-cell table:formula="of:=&quot;'&quot;&amp;[.G2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55]&amp;&quot;','&quot;&amp;[.B255]&amp;&quot;','&quot;&amp;[.C255]&amp;&quot;','&quot;&amp; [.D255]&amp;&quot;','&quot;&amp;[.E255]&amp;&quot;','&quot;&amp;[.F255]&amp;&quot;'],&quot;" office:value-type="string" office:string-value="['vhigh','med','3','4','small','med']," calcext:value-type="string">
            <text:p>['vhigh','med','3','4','small','med'],</text:p>
          </table:table-cell>
          <table:table-cell table:formula="of:=&quot;'&quot;&amp;[.G2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56]&amp;&quot;','&quot;&amp;[.B256]&amp;&quot;','&quot;&amp;[.C256]&amp;&quot;','&quot;&amp; [.D256]&amp;&quot;','&quot;&amp;[.E256]&amp;&quot;','&quot;&amp;[.F256]&amp;&quot;'],&quot;" office:value-type="string" office:string-value="['vhigh','med','3','4','small','high']," calcext:value-type="string">
            <text:p>['vhigh','med','3','4','small','high'],</text:p>
          </table:table-cell>
          <table:table-cell table:formula="of:=&quot;'&quot;&amp;[.G25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57]&amp;&quot;','&quot;&amp;[.B257]&amp;&quot;','&quot;&amp;[.C257]&amp;&quot;','&quot;&amp; [.D257]&amp;&quot;','&quot;&amp;[.E257]&amp;&quot;','&quot;&amp;[.F257]&amp;&quot;'],&quot;" office:value-type="string" office:string-value="['vhigh','med','3','4','med','low']," calcext:value-type="string">
            <text:p>['vhigh','med','3','4','med','low'],</text:p>
          </table:table-cell>
          <table:table-cell table:formula="of:=&quot;'&quot;&amp;[.G2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58]&amp;&quot;','&quot;&amp;[.B258]&amp;&quot;','&quot;&amp;[.C258]&amp;&quot;','&quot;&amp; [.D258]&amp;&quot;','&quot;&amp;[.E258]&amp;&quot;','&quot;&amp;[.F258]&amp;&quot;'],&quot;" office:value-type="string" office:string-value="['vhigh','med','3','4','med','med']," calcext:value-type="string">
            <text:p>['vhigh','med','3','4','med','med'],</text:p>
          </table:table-cell>
          <table:table-cell table:formula="of:=&quot;'&quot;&amp;[.G2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59]&amp;&quot;','&quot;&amp;[.B259]&amp;&quot;','&quot;&amp;[.C259]&amp;&quot;','&quot;&amp; [.D259]&amp;&quot;','&quot;&amp;[.E259]&amp;&quot;','&quot;&amp;[.F259]&amp;&quot;'],&quot;" office:value-type="string" office:string-value="['vhigh','med','3','4','med','high']," calcext:value-type="string">
            <text:p>['vhigh','med','3','4','med','high'],</text:p>
          </table:table-cell>
          <table:table-cell table:formula="of:=&quot;'&quot;&amp;[.G25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60]&amp;&quot;','&quot;&amp;[.B260]&amp;&quot;','&quot;&amp;[.C260]&amp;&quot;','&quot;&amp; [.D260]&amp;&quot;','&quot;&amp;[.E260]&amp;&quot;','&quot;&amp;[.F260]&amp;&quot;'],&quot;" office:value-type="string" office:string-value="['vhigh','med','3','4','big','low']," calcext:value-type="string">
            <text:p>['vhigh','med','3','4','big','low'],</text:p>
          </table:table-cell>
          <table:table-cell table:formula="of:=&quot;'&quot;&amp;[.G2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61]&amp;&quot;','&quot;&amp;[.B261]&amp;&quot;','&quot;&amp;[.C261]&amp;&quot;','&quot;&amp; [.D261]&amp;&quot;','&quot;&amp;[.E261]&amp;&quot;','&quot;&amp;[.F261]&amp;&quot;'],&quot;" office:value-type="string" office:string-value="['vhigh','med','3','4','big','med']," calcext:value-type="string">
            <text:p>['vhigh','med','3','4','big','med'],</text:p>
          </table:table-cell>
          <table:table-cell table:formula="of:=&quot;'&quot;&amp;[.G26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62]&amp;&quot;','&quot;&amp;[.B262]&amp;&quot;','&quot;&amp;[.C262]&amp;&quot;','&quot;&amp; [.D262]&amp;&quot;','&quot;&amp;[.E262]&amp;&quot;','&quot;&amp;[.F262]&amp;&quot;'],&quot;" office:value-type="string" office:string-value="['vhigh','med','3','4','big','high']," calcext:value-type="string">
            <text:p>['vhigh','med','3','4','big','high'],</text:p>
          </table:table-cell>
          <table:table-cell table:formula="of:=&quot;'&quot;&amp;[.G26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63]&amp;&quot;','&quot;&amp;[.B263]&amp;&quot;','&quot;&amp;[.C263]&amp;&quot;','&quot;&amp; [.D263]&amp;&quot;','&quot;&amp;[.E263]&amp;&quot;','&quot;&amp;[.F263]&amp;&quot;'],&quot;" office:value-type="string" office:string-value="['vhigh','med','3','more','small','low']," calcext:value-type="string">
            <text:p>['vhigh','med','3','more','small','low'],</text:p>
          </table:table-cell>
          <table:table-cell table:formula="of:=&quot;'&quot;&amp;[.G2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64]&amp;&quot;','&quot;&amp;[.B264]&amp;&quot;','&quot;&amp;[.C264]&amp;&quot;','&quot;&amp; [.D264]&amp;&quot;','&quot;&amp;[.E264]&amp;&quot;','&quot;&amp;[.F264]&amp;&quot;'],&quot;" office:value-type="string" office:string-value="['vhigh','med','3','more','small','med']," calcext:value-type="string">
            <text:p>['vhigh','med','3','more','small','med'],</text:p>
          </table:table-cell>
          <table:table-cell table:formula="of:=&quot;'&quot;&amp;[.G2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65]&amp;&quot;','&quot;&amp;[.B265]&amp;&quot;','&quot;&amp;[.C265]&amp;&quot;','&quot;&amp; [.D265]&amp;&quot;','&quot;&amp;[.E265]&amp;&quot;','&quot;&amp;[.F265]&amp;&quot;'],&quot;" office:value-type="string" office:string-value="['vhigh','med','3','more','small','high']," calcext:value-type="string">
            <text:p>['vhigh','med','3','more','small','high'],</text:p>
          </table:table-cell>
          <table:table-cell table:formula="of:=&quot;'&quot;&amp;[.G26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66]&amp;&quot;','&quot;&amp;[.B266]&amp;&quot;','&quot;&amp;[.C266]&amp;&quot;','&quot;&amp; [.D266]&amp;&quot;','&quot;&amp;[.E266]&amp;&quot;','&quot;&amp;[.F266]&amp;&quot;'],&quot;" office:value-type="string" office:string-value="['vhigh','med','3','more','med','low']," calcext:value-type="string">
            <text:p>['vhigh','med','3','more','med','low'],</text:p>
          </table:table-cell>
          <table:table-cell table:formula="of:=&quot;'&quot;&amp;[.G2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67]&amp;&quot;','&quot;&amp;[.B267]&amp;&quot;','&quot;&amp;[.C267]&amp;&quot;','&quot;&amp; [.D267]&amp;&quot;','&quot;&amp;[.E267]&amp;&quot;','&quot;&amp;[.F267]&amp;&quot;'],&quot;" office:value-type="string" office:string-value="['vhigh','med','3','more','med','med']," calcext:value-type="string">
            <text:p>['vhigh','med','3','more','med','med'],</text:p>
          </table:table-cell>
          <table:table-cell table:formula="of:=&quot;'&quot;&amp;[.G26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68]&amp;&quot;','&quot;&amp;[.B268]&amp;&quot;','&quot;&amp;[.C268]&amp;&quot;','&quot;&amp; [.D268]&amp;&quot;','&quot;&amp;[.E268]&amp;&quot;','&quot;&amp;[.F268]&amp;&quot;'],&quot;" office:value-type="string" office:string-value="['vhigh','med','3','more','med','high']," calcext:value-type="string">
            <text:p>['vhigh','med','3','more','med','high'],</text:p>
          </table:table-cell>
          <table:table-cell table:formula="of:=&quot;'&quot;&amp;[.G26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69]&amp;&quot;','&quot;&amp;[.B269]&amp;&quot;','&quot;&amp;[.C269]&amp;&quot;','&quot;&amp; [.D269]&amp;&quot;','&quot;&amp;[.E269]&amp;&quot;','&quot;&amp;[.F269]&amp;&quot;'],&quot;" office:value-type="string" office:string-value="['vhigh','med','3','more','big','low']," calcext:value-type="string">
            <text:p>['vhigh','med','3','more','big','low'],</text:p>
          </table:table-cell>
          <table:table-cell table:formula="of:=&quot;'&quot;&amp;[.G2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70]&amp;&quot;','&quot;&amp;[.B270]&amp;&quot;','&quot;&amp;[.C270]&amp;&quot;','&quot;&amp; [.D270]&amp;&quot;','&quot;&amp;[.E270]&amp;&quot;','&quot;&amp;[.F270]&amp;&quot;'],&quot;" office:value-type="string" office:string-value="['vhigh','med','3','more','big','med']," calcext:value-type="string">
            <text:p>['vhigh','med','3','more','big','med'],</text:p>
          </table:table-cell>
          <table:table-cell table:formula="of:=&quot;'&quot;&amp;[.G27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71]&amp;&quot;','&quot;&amp;[.B271]&amp;&quot;','&quot;&amp;[.C271]&amp;&quot;','&quot;&amp; [.D271]&amp;&quot;','&quot;&amp;[.E271]&amp;&quot;','&quot;&amp;[.F271]&amp;&quot;'],&quot;" office:value-type="string" office:string-value="['vhigh','med','3','more','big','high']," calcext:value-type="string">
            <text:p>['vhigh','med','3','more','big','high'],</text:p>
          </table:table-cell>
          <table:table-cell table:formula="of:=&quot;'&quot;&amp;[.G27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72]&amp;&quot;','&quot;&amp;[.B272]&amp;&quot;','&quot;&amp;[.C272]&amp;&quot;','&quot;&amp; [.D272]&amp;&quot;','&quot;&amp;[.E272]&amp;&quot;','&quot;&amp;[.F272]&amp;&quot;'],&quot;" office:value-type="string" office:string-value="['vhigh','med','4','2','small','low']," calcext:value-type="string">
            <text:p>['vhigh','med','4','2','small','low'],</text:p>
          </table:table-cell>
          <table:table-cell table:formula="of:=&quot;'&quot;&amp;[.G2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73]&amp;&quot;','&quot;&amp;[.B273]&amp;&quot;','&quot;&amp;[.C273]&amp;&quot;','&quot;&amp; [.D273]&amp;&quot;','&quot;&amp;[.E273]&amp;&quot;','&quot;&amp;[.F273]&amp;&quot;'],&quot;" office:value-type="string" office:string-value="['vhigh','med','4','2','small','med']," calcext:value-type="string">
            <text:p>['vhigh','med','4','2','small','med'],</text:p>
          </table:table-cell>
          <table:table-cell table:formula="of:=&quot;'&quot;&amp;[.G2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74]&amp;&quot;','&quot;&amp;[.B274]&amp;&quot;','&quot;&amp;[.C274]&amp;&quot;','&quot;&amp; [.D274]&amp;&quot;','&quot;&amp;[.E274]&amp;&quot;','&quot;&amp;[.F274]&amp;&quot;'],&quot;" office:value-type="string" office:string-value="['vhigh','med','4','2','small','high']," calcext:value-type="string">
            <text:p>['vhigh','med','4','2','small','high'],</text:p>
          </table:table-cell>
          <table:table-cell table:formula="of:=&quot;'&quot;&amp;[.G2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75]&amp;&quot;','&quot;&amp;[.B275]&amp;&quot;','&quot;&amp;[.C275]&amp;&quot;','&quot;&amp; [.D275]&amp;&quot;','&quot;&amp;[.E275]&amp;&quot;','&quot;&amp;[.F275]&amp;&quot;'],&quot;" office:value-type="string" office:string-value="['vhigh','med','4','2','med','low']," calcext:value-type="string">
            <text:p>['vhigh','med','4','2','med','low'],</text:p>
          </table:table-cell>
          <table:table-cell table:formula="of:=&quot;'&quot;&amp;[.G2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76]&amp;&quot;','&quot;&amp;[.B276]&amp;&quot;','&quot;&amp;[.C276]&amp;&quot;','&quot;&amp; [.D276]&amp;&quot;','&quot;&amp;[.E276]&amp;&quot;','&quot;&amp;[.F276]&amp;&quot;'],&quot;" office:value-type="string" office:string-value="['vhigh','med','4','2','med','med']," calcext:value-type="string">
            <text:p>['vhigh','med','4','2','med','med'],</text:p>
          </table:table-cell>
          <table:table-cell table:formula="of:=&quot;'&quot;&amp;[.G2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77]&amp;&quot;','&quot;&amp;[.B277]&amp;&quot;','&quot;&amp;[.C277]&amp;&quot;','&quot;&amp; [.D277]&amp;&quot;','&quot;&amp;[.E277]&amp;&quot;','&quot;&amp;[.F277]&amp;&quot;'],&quot;" office:value-type="string" office:string-value="['vhigh','med','4','2','med','high']," calcext:value-type="string">
            <text:p>['vhigh','med','4','2','med','high'],</text:p>
          </table:table-cell>
          <table:table-cell table:formula="of:=&quot;'&quot;&amp;[.G2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78]&amp;&quot;','&quot;&amp;[.B278]&amp;&quot;','&quot;&amp;[.C278]&amp;&quot;','&quot;&amp; [.D278]&amp;&quot;','&quot;&amp;[.E278]&amp;&quot;','&quot;&amp;[.F278]&amp;&quot;'],&quot;" office:value-type="string" office:string-value="['vhigh','med','4','2','big','low']," calcext:value-type="string">
            <text:p>['vhigh','med','4','2','big','low'],</text:p>
          </table:table-cell>
          <table:table-cell table:formula="of:=&quot;'&quot;&amp;[.G2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79]&amp;&quot;','&quot;&amp;[.B279]&amp;&quot;','&quot;&amp;[.C279]&amp;&quot;','&quot;&amp; [.D279]&amp;&quot;','&quot;&amp;[.E279]&amp;&quot;','&quot;&amp;[.F279]&amp;&quot;'],&quot;" office:value-type="string" office:string-value="['vhigh','med','4','2','big','med']," calcext:value-type="string">
            <text:p>['vhigh','med','4','2','big','med'],</text:p>
          </table:table-cell>
          <table:table-cell table:formula="of:=&quot;'&quot;&amp;[.G2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280]&amp;&quot;','&quot;&amp;[.B280]&amp;&quot;','&quot;&amp;[.C280]&amp;&quot;','&quot;&amp; [.D280]&amp;&quot;','&quot;&amp;[.E280]&amp;&quot;','&quot;&amp;[.F280]&amp;&quot;'],&quot;" office:value-type="string" office:string-value="['vhigh','med','4','2','big','high']," calcext:value-type="string">
            <text:p>['vhigh','med','4','2','big','high'],</text:p>
          </table:table-cell>
          <table:table-cell table:formula="of:=&quot;'&quot;&amp;[.G2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81]&amp;&quot;','&quot;&amp;[.B281]&amp;&quot;','&quot;&amp;[.C281]&amp;&quot;','&quot;&amp; [.D281]&amp;&quot;','&quot;&amp;[.E281]&amp;&quot;','&quot;&amp;[.F281]&amp;&quot;'],&quot;" office:value-type="string" office:string-value="['vhigh','med','4','4','small','low']," calcext:value-type="string">
            <text:p>['vhigh','med','4','4','small','low'],</text:p>
          </table:table-cell>
          <table:table-cell table:formula="of:=&quot;'&quot;&amp;[.G2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82]&amp;&quot;','&quot;&amp;[.B282]&amp;&quot;','&quot;&amp;[.C282]&amp;&quot;','&quot;&amp; [.D282]&amp;&quot;','&quot;&amp;[.E282]&amp;&quot;','&quot;&amp;[.F282]&amp;&quot;'],&quot;" office:value-type="string" office:string-value="['vhigh','med','4','4','small','med']," calcext:value-type="string">
            <text:p>['vhigh','med','4','4','small','med'],</text:p>
          </table:table-cell>
          <table:table-cell table:formula="of:=&quot;'&quot;&amp;[.G2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83]&amp;&quot;','&quot;&amp;[.B283]&amp;&quot;','&quot;&amp;[.C283]&amp;&quot;','&quot;&amp; [.D283]&amp;&quot;','&quot;&amp;[.E283]&amp;&quot;','&quot;&amp;[.F283]&amp;&quot;'],&quot;" office:value-type="string" office:string-value="['vhigh','med','4','4','small','high']," calcext:value-type="string">
            <text:p>['vhigh','med','4','4','small','high'],</text:p>
          </table:table-cell>
          <table:table-cell table:formula="of:=&quot;'&quot;&amp;[.G28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84]&amp;&quot;','&quot;&amp;[.B284]&amp;&quot;','&quot;&amp;[.C284]&amp;&quot;','&quot;&amp; [.D284]&amp;&quot;','&quot;&amp;[.E284]&amp;&quot;','&quot;&amp;[.F284]&amp;&quot;'],&quot;" office:value-type="string" office:string-value="['vhigh','med','4','4','med','low']," calcext:value-type="string">
            <text:p>['vhigh','med','4','4','med','low'],</text:p>
          </table:table-cell>
          <table:table-cell table:formula="of:=&quot;'&quot;&amp;[.G2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85]&amp;&quot;','&quot;&amp;[.B285]&amp;&quot;','&quot;&amp;[.C285]&amp;&quot;','&quot;&amp; [.D285]&amp;&quot;','&quot;&amp;[.E285]&amp;&quot;','&quot;&amp;[.F285]&amp;&quot;'],&quot;" office:value-type="string" office:string-value="['vhigh','med','4','4','med','med']," calcext:value-type="string">
            <text:p>['vhigh','med','4','4','med','med'],</text:p>
          </table:table-cell>
          <table:table-cell table:formula="of:=&quot;'&quot;&amp;[.G28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86]&amp;&quot;','&quot;&amp;[.B286]&amp;&quot;','&quot;&amp;[.C286]&amp;&quot;','&quot;&amp; [.D286]&amp;&quot;','&quot;&amp;[.E286]&amp;&quot;','&quot;&amp;[.F286]&amp;&quot;'],&quot;" office:value-type="string" office:string-value="['vhigh','med','4','4','med','high']," calcext:value-type="string">
            <text:p>['vhigh','med','4','4','med','high'],</text:p>
          </table:table-cell>
          <table:table-cell table:formula="of:=&quot;'&quot;&amp;[.G28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87]&amp;&quot;','&quot;&amp;[.B287]&amp;&quot;','&quot;&amp;[.C287]&amp;&quot;','&quot;&amp; [.D287]&amp;&quot;','&quot;&amp;[.E287]&amp;&quot;','&quot;&amp;[.F287]&amp;&quot;'],&quot;" office:value-type="string" office:string-value="['vhigh','med','4','4','big','low']," calcext:value-type="string">
            <text:p>['vhigh','med','4','4','big','low'],</text:p>
          </table:table-cell>
          <table:table-cell table:formula="of:=&quot;'&quot;&amp;[.G2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88]&amp;&quot;','&quot;&amp;[.B288]&amp;&quot;','&quot;&amp;[.C288]&amp;&quot;','&quot;&amp; [.D288]&amp;&quot;','&quot;&amp;[.E288]&amp;&quot;','&quot;&amp;[.F288]&amp;&quot;'],&quot;" office:value-type="string" office:string-value="['vhigh','med','4','4','big','med']," calcext:value-type="string">
            <text:p>['vhigh','med','4','4','big','med'],</text:p>
          </table:table-cell>
          <table:table-cell table:formula="of:=&quot;'&quot;&amp;[.G28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89]&amp;&quot;','&quot;&amp;[.B289]&amp;&quot;','&quot;&amp;[.C289]&amp;&quot;','&quot;&amp; [.D289]&amp;&quot;','&quot;&amp;[.E289]&amp;&quot;','&quot;&amp;[.F289]&amp;&quot;'],&quot;" office:value-type="string" office:string-value="['vhigh','med','4','4','big','high']," calcext:value-type="string">
            <text:p>['vhigh','med','4','4','big','high'],</text:p>
          </table:table-cell>
          <table:table-cell table:formula="of:=&quot;'&quot;&amp;[.G28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90]&amp;&quot;','&quot;&amp;[.B290]&amp;&quot;','&quot;&amp;[.C290]&amp;&quot;','&quot;&amp; [.D290]&amp;&quot;','&quot;&amp;[.E290]&amp;&quot;','&quot;&amp;[.F290]&amp;&quot;'],&quot;" office:value-type="string" office:string-value="['vhigh','med','4','more','small','low']," calcext:value-type="string">
            <text:p>['vhigh','med','4','more','small','low'],</text:p>
          </table:table-cell>
          <table:table-cell table:formula="of:=&quot;'&quot;&amp;[.G2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291]&amp;&quot;','&quot;&amp;[.B291]&amp;&quot;','&quot;&amp;[.C291]&amp;&quot;','&quot;&amp; [.D291]&amp;&quot;','&quot;&amp;[.E291]&amp;&quot;','&quot;&amp;[.F291]&amp;&quot;'],&quot;" office:value-type="string" office:string-value="['vhigh','med','4','more','small','med']," calcext:value-type="string">
            <text:p>['vhigh','med','4','more','small','med'],</text:p>
          </table:table-cell>
          <table:table-cell table:formula="of:=&quot;'&quot;&amp;[.G2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92]&amp;&quot;','&quot;&amp;[.B292]&amp;&quot;','&quot;&amp;[.C292]&amp;&quot;','&quot;&amp; [.D292]&amp;&quot;','&quot;&amp;[.E292]&amp;&quot;','&quot;&amp;[.F292]&amp;&quot;'],&quot;" office:value-type="string" office:string-value="['vhigh','med','4','more','small','high']," calcext:value-type="string">
            <text:p>['vhigh','med','4','more','small','high'],</text:p>
          </table:table-cell>
          <table:table-cell table:formula="of:=&quot;'&quot;&amp;[.G29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93]&amp;&quot;','&quot;&amp;[.B293]&amp;&quot;','&quot;&amp;[.C293]&amp;&quot;','&quot;&amp; [.D293]&amp;&quot;','&quot;&amp;[.E293]&amp;&quot;','&quot;&amp;[.F293]&amp;&quot;'],&quot;" office:value-type="string" office:string-value="['vhigh','med','4','more','med','low']," calcext:value-type="string">
            <text:p>['vhigh','med','4','more','med','low'],</text:p>
          </table:table-cell>
          <table:table-cell table:formula="of:=&quot;'&quot;&amp;[.G2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94]&amp;&quot;','&quot;&amp;[.B294]&amp;&quot;','&quot;&amp;[.C294]&amp;&quot;','&quot;&amp; [.D294]&amp;&quot;','&quot;&amp;[.E294]&amp;&quot;','&quot;&amp;[.F294]&amp;&quot;'],&quot;" office:value-type="string" office:string-value="['vhigh','med','4','more','med','med']," calcext:value-type="string">
            <text:p>['vhigh','med','4','more','med','med'],</text:p>
          </table:table-cell>
          <table:table-cell table:formula="of:=&quot;'&quot;&amp;[.G29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95]&amp;&quot;','&quot;&amp;[.B295]&amp;&quot;','&quot;&amp;[.C295]&amp;&quot;','&quot;&amp; [.D295]&amp;&quot;','&quot;&amp;[.E295]&amp;&quot;','&quot;&amp;[.F295]&amp;&quot;'],&quot;" office:value-type="string" office:string-value="['vhigh','med','4','more','med','high']," calcext:value-type="string">
            <text:p>['vhigh','med','4','more','med','high'],</text:p>
          </table:table-cell>
          <table:table-cell table:formula="of:=&quot;'&quot;&amp;[.G29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96]&amp;&quot;','&quot;&amp;[.B296]&amp;&quot;','&quot;&amp;[.C296]&amp;&quot;','&quot;&amp; [.D296]&amp;&quot;','&quot;&amp;[.E296]&amp;&quot;','&quot;&amp;[.F296]&amp;&quot;'],&quot;" office:value-type="string" office:string-value="['vhigh','med','4','more','big','low']," calcext:value-type="string">
            <text:p>['vhigh','med','4','more','big','low'],</text:p>
          </table:table-cell>
          <table:table-cell table:formula="of:=&quot;'&quot;&amp;[.G2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297]&amp;&quot;','&quot;&amp;[.B297]&amp;&quot;','&quot;&amp;[.C297]&amp;&quot;','&quot;&amp; [.D297]&amp;&quot;','&quot;&amp;[.E297]&amp;&quot;','&quot;&amp;[.F297]&amp;&quot;'],&quot;" office:value-type="string" office:string-value="['vhigh','med','4','more','big','med']," calcext:value-type="string">
            <text:p>['vhigh','med','4','more','big','med'],</text:p>
          </table:table-cell>
          <table:table-cell table:formula="of:=&quot;'&quot;&amp;[.G29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298]&amp;&quot;','&quot;&amp;[.B298]&amp;&quot;','&quot;&amp;[.C298]&amp;&quot;','&quot;&amp; [.D298]&amp;&quot;','&quot;&amp;[.E298]&amp;&quot;','&quot;&amp;[.F298]&amp;&quot;'],&quot;" office:value-type="string" office:string-value="['vhigh','med','4','more','big','high']," calcext:value-type="string">
            <text:p>['vhigh','med','4','more','big','high'],</text:p>
          </table:table-cell>
          <table:table-cell table:formula="of:=&quot;'&quot;&amp;[.G29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299]&amp;&quot;','&quot;&amp;[.B299]&amp;&quot;','&quot;&amp;[.C299]&amp;&quot;','&quot;&amp; [.D299]&amp;&quot;','&quot;&amp;[.E299]&amp;&quot;','&quot;&amp;[.F299]&amp;&quot;'],&quot;" office:value-type="string" office:string-value="['vhigh','med','5more','2','small','low']," calcext:value-type="string">
            <text:p>['vhigh','med','5more','2','small','low'],</text:p>
          </table:table-cell>
          <table:table-cell table:formula="of:=&quot;'&quot;&amp;[.G2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00]&amp;&quot;','&quot;&amp;[.B300]&amp;&quot;','&quot;&amp;[.C300]&amp;&quot;','&quot;&amp; [.D300]&amp;&quot;','&quot;&amp;[.E300]&amp;&quot;','&quot;&amp;[.F300]&amp;&quot;'],&quot;" office:value-type="string" office:string-value="['vhigh','med','5more','2','small','med']," calcext:value-type="string">
            <text:p>['vhigh','med','5more','2','small','med'],</text:p>
          </table:table-cell>
          <table:table-cell table:formula="of:=&quot;'&quot;&amp;[.G3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01]&amp;&quot;','&quot;&amp;[.B301]&amp;&quot;','&quot;&amp;[.C301]&amp;&quot;','&quot;&amp; [.D301]&amp;&quot;','&quot;&amp;[.E301]&amp;&quot;','&quot;&amp;[.F301]&amp;&quot;'],&quot;" office:value-type="string" office:string-value="['vhigh','med','5more','2','small','high']," calcext:value-type="string">
            <text:p>['vhigh','med','5more','2','small','high'],</text:p>
          </table:table-cell>
          <table:table-cell table:formula="of:=&quot;'&quot;&amp;[.G3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02]&amp;&quot;','&quot;&amp;[.B302]&amp;&quot;','&quot;&amp;[.C302]&amp;&quot;','&quot;&amp; [.D302]&amp;&quot;','&quot;&amp;[.E302]&amp;&quot;','&quot;&amp;[.F302]&amp;&quot;'],&quot;" office:value-type="string" office:string-value="['vhigh','med','5more','2','med','low']," calcext:value-type="string">
            <text:p>['vhigh','med','5more','2','med','low'],</text:p>
          </table:table-cell>
          <table:table-cell table:formula="of:=&quot;'&quot;&amp;[.G3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03]&amp;&quot;','&quot;&amp;[.B303]&amp;&quot;','&quot;&amp;[.C303]&amp;&quot;','&quot;&amp; [.D303]&amp;&quot;','&quot;&amp;[.E303]&amp;&quot;','&quot;&amp;[.F303]&amp;&quot;'],&quot;" office:value-type="string" office:string-value="['vhigh','med','5more','2','med','med']," calcext:value-type="string">
            <text:p>['vhigh','med','5more','2','med','med'],</text:p>
          </table:table-cell>
          <table:table-cell table:formula="of:=&quot;'&quot;&amp;[.G3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04]&amp;&quot;','&quot;&amp;[.B304]&amp;&quot;','&quot;&amp;[.C304]&amp;&quot;','&quot;&amp; [.D304]&amp;&quot;','&quot;&amp;[.E304]&amp;&quot;','&quot;&amp;[.F304]&amp;&quot;'],&quot;" office:value-type="string" office:string-value="['vhigh','med','5more','2','med','high']," calcext:value-type="string">
            <text:p>['vhigh','med','5more','2','med','high'],</text:p>
          </table:table-cell>
          <table:table-cell table:formula="of:=&quot;'&quot;&amp;[.G3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05]&amp;&quot;','&quot;&amp;[.B305]&amp;&quot;','&quot;&amp;[.C305]&amp;&quot;','&quot;&amp; [.D305]&amp;&quot;','&quot;&amp;[.E305]&amp;&quot;','&quot;&amp;[.F305]&amp;&quot;'],&quot;" office:value-type="string" office:string-value="['vhigh','med','5more','2','big','low']," calcext:value-type="string">
            <text:p>['vhigh','med','5more','2','big','low'],</text:p>
          </table:table-cell>
          <table:table-cell table:formula="of:=&quot;'&quot;&amp;[.G3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06]&amp;&quot;','&quot;&amp;[.B306]&amp;&quot;','&quot;&amp;[.C306]&amp;&quot;','&quot;&amp; [.D306]&amp;&quot;','&quot;&amp;[.E306]&amp;&quot;','&quot;&amp;[.F306]&amp;&quot;'],&quot;" office:value-type="string" office:string-value="['vhigh','med','5more','2','big','med']," calcext:value-type="string">
            <text:p>['vhigh','med','5more','2','big','med'],</text:p>
          </table:table-cell>
          <table:table-cell table:formula="of:=&quot;'&quot;&amp;[.G3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07]&amp;&quot;','&quot;&amp;[.B307]&amp;&quot;','&quot;&amp;[.C307]&amp;&quot;','&quot;&amp; [.D307]&amp;&quot;','&quot;&amp;[.E307]&amp;&quot;','&quot;&amp;[.F307]&amp;&quot;'],&quot;" office:value-type="string" office:string-value="['vhigh','med','5more','2','big','high']," calcext:value-type="string">
            <text:p>['vhigh','med','5more','2','big','high'],</text:p>
          </table:table-cell>
          <table:table-cell table:formula="of:=&quot;'&quot;&amp;[.G3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08]&amp;&quot;','&quot;&amp;[.B308]&amp;&quot;','&quot;&amp;[.C308]&amp;&quot;','&quot;&amp; [.D308]&amp;&quot;','&quot;&amp;[.E308]&amp;&quot;','&quot;&amp;[.F308]&amp;&quot;'],&quot;" office:value-type="string" office:string-value="['vhigh','med','5more','4','small','low']," calcext:value-type="string">
            <text:p>['vhigh','med','5more','4','small','low'],</text:p>
          </table:table-cell>
          <table:table-cell table:formula="of:=&quot;'&quot;&amp;[.G3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09]&amp;&quot;','&quot;&amp;[.B309]&amp;&quot;','&quot;&amp;[.C309]&amp;&quot;','&quot;&amp; [.D309]&amp;&quot;','&quot;&amp;[.E309]&amp;&quot;','&quot;&amp;[.F309]&amp;&quot;'],&quot;" office:value-type="string" office:string-value="['vhigh','med','5more','4','small','med']," calcext:value-type="string">
            <text:p>['vhigh','med','5more','4','small','med'],</text:p>
          </table:table-cell>
          <table:table-cell table:formula="of:=&quot;'&quot;&amp;[.G3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10]&amp;&quot;','&quot;&amp;[.B310]&amp;&quot;','&quot;&amp;[.C310]&amp;&quot;','&quot;&amp; [.D310]&amp;&quot;','&quot;&amp;[.E310]&amp;&quot;','&quot;&amp;[.F310]&amp;&quot;'],&quot;" office:value-type="string" office:string-value="['vhigh','med','5more','4','small','high']," calcext:value-type="string">
            <text:p>['vhigh','med','5more','4','small','high'],</text:p>
          </table:table-cell>
          <table:table-cell table:formula="of:=&quot;'&quot;&amp;[.G31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11]&amp;&quot;','&quot;&amp;[.B311]&amp;&quot;','&quot;&amp;[.C311]&amp;&quot;','&quot;&amp; [.D311]&amp;&quot;','&quot;&amp;[.E311]&amp;&quot;','&quot;&amp;[.F311]&amp;&quot;'],&quot;" office:value-type="string" office:string-value="['vhigh','med','5more','4','med','low']," calcext:value-type="string">
            <text:p>['vhigh','med','5more','4','med','low'],</text:p>
          </table:table-cell>
          <table:table-cell table:formula="of:=&quot;'&quot;&amp;[.G3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12]&amp;&quot;','&quot;&amp;[.B312]&amp;&quot;','&quot;&amp;[.C312]&amp;&quot;','&quot;&amp; [.D312]&amp;&quot;','&quot;&amp;[.E312]&amp;&quot;','&quot;&amp;[.F312]&amp;&quot;'],&quot;" office:value-type="string" office:string-value="['vhigh','med','5more','4','med','med']," calcext:value-type="string">
            <text:p>['vhigh','med','5more','4','med','med'],</text:p>
          </table:table-cell>
          <table:table-cell table:formula="of:=&quot;'&quot;&amp;[.G3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13]&amp;&quot;','&quot;&amp;[.B313]&amp;&quot;','&quot;&amp;[.C313]&amp;&quot;','&quot;&amp; [.D313]&amp;&quot;','&quot;&amp;[.E313]&amp;&quot;','&quot;&amp;[.F313]&amp;&quot;'],&quot;" office:value-type="string" office:string-value="['vhigh','med','5more','4','med','high']," calcext:value-type="string">
            <text:p>['vhigh','med','5more','4','med','high'],</text:p>
          </table:table-cell>
          <table:table-cell table:formula="of:=&quot;'&quot;&amp;[.G31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14]&amp;&quot;','&quot;&amp;[.B314]&amp;&quot;','&quot;&amp;[.C314]&amp;&quot;','&quot;&amp; [.D314]&amp;&quot;','&quot;&amp;[.E314]&amp;&quot;','&quot;&amp;[.F314]&amp;&quot;'],&quot;" office:value-type="string" office:string-value="['vhigh','med','5more','4','big','low']," calcext:value-type="string">
            <text:p>['vhigh','med','5more','4','big','low'],</text:p>
          </table:table-cell>
          <table:table-cell table:formula="of:=&quot;'&quot;&amp;[.G3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15]&amp;&quot;','&quot;&amp;[.B315]&amp;&quot;','&quot;&amp;[.C315]&amp;&quot;','&quot;&amp; [.D315]&amp;&quot;','&quot;&amp;[.E315]&amp;&quot;','&quot;&amp;[.F315]&amp;&quot;'],&quot;" office:value-type="string" office:string-value="['vhigh','med','5more','4','big','med']," calcext:value-type="string">
            <text:p>['vhigh','med','5more','4','big','med'],</text:p>
          </table:table-cell>
          <table:table-cell table:formula="of:=&quot;'&quot;&amp;[.G31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16]&amp;&quot;','&quot;&amp;[.B316]&amp;&quot;','&quot;&amp;[.C316]&amp;&quot;','&quot;&amp; [.D316]&amp;&quot;','&quot;&amp;[.E316]&amp;&quot;','&quot;&amp;[.F316]&amp;&quot;'],&quot;" office:value-type="string" office:string-value="['vhigh','med','5more','4','big','high']," calcext:value-type="string">
            <text:p>['vhigh','med','5more','4','big','high'],</text:p>
          </table:table-cell>
          <table:table-cell table:formula="of:=&quot;'&quot;&amp;[.G31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17]&amp;&quot;','&quot;&amp;[.B317]&amp;&quot;','&quot;&amp;[.C317]&amp;&quot;','&quot;&amp; [.D317]&amp;&quot;','&quot;&amp;[.E317]&amp;&quot;','&quot;&amp;[.F317]&amp;&quot;'],&quot;" office:value-type="string" office:string-value="['vhigh','med','5more','more','small','low']," calcext:value-type="string">
            <text:p>['vhigh','med','5more','more','small','low'],</text:p>
          </table:table-cell>
          <table:table-cell table:formula="of:=&quot;'&quot;&amp;[.G3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18]&amp;&quot;','&quot;&amp;[.B318]&amp;&quot;','&quot;&amp;[.C318]&amp;&quot;','&quot;&amp; [.D318]&amp;&quot;','&quot;&amp;[.E318]&amp;&quot;','&quot;&amp;[.F318]&amp;&quot;'],&quot;" office:value-type="string" office:string-value="['vhigh','med','5more','more','small','med']," calcext:value-type="string">
            <text:p>['vhigh','med','5more','more','small','med'],</text:p>
          </table:table-cell>
          <table:table-cell table:formula="of:=&quot;'&quot;&amp;[.G3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19]&amp;&quot;','&quot;&amp;[.B319]&amp;&quot;','&quot;&amp;[.C319]&amp;&quot;','&quot;&amp; [.D319]&amp;&quot;','&quot;&amp;[.E319]&amp;&quot;','&quot;&amp;[.F319]&amp;&quot;'],&quot;" office:value-type="string" office:string-value="['vhigh','med','5more','more','small','high']," calcext:value-type="string">
            <text:p>['vhigh','med','5more','more','small','high'],</text:p>
          </table:table-cell>
          <table:table-cell table:formula="of:=&quot;'&quot;&amp;[.G31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20]&amp;&quot;','&quot;&amp;[.B320]&amp;&quot;','&quot;&amp;[.C320]&amp;&quot;','&quot;&amp; [.D320]&amp;&quot;','&quot;&amp;[.E320]&amp;&quot;','&quot;&amp;[.F320]&amp;&quot;'],&quot;" office:value-type="string" office:string-value="['vhigh','med','5more','more','med','low']," calcext:value-type="string">
            <text:p>['vhigh','med','5more','more','med','low'],</text:p>
          </table:table-cell>
          <table:table-cell table:formula="of:=&quot;'&quot;&amp;[.G3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21]&amp;&quot;','&quot;&amp;[.B321]&amp;&quot;','&quot;&amp;[.C321]&amp;&quot;','&quot;&amp; [.D321]&amp;&quot;','&quot;&amp;[.E321]&amp;&quot;','&quot;&amp;[.F321]&amp;&quot;'],&quot;" office:value-type="string" office:string-value="['vhigh','med','5more','more','med','med']," calcext:value-type="string">
            <text:p>['vhigh','med','5more','more','med','med'],</text:p>
          </table:table-cell>
          <table:table-cell table:formula="of:=&quot;'&quot;&amp;[.G3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22]&amp;&quot;','&quot;&amp;[.B322]&amp;&quot;','&quot;&amp;[.C322]&amp;&quot;','&quot;&amp; [.D322]&amp;&quot;','&quot;&amp;[.E322]&amp;&quot;','&quot;&amp;[.F322]&amp;&quot;'],&quot;" office:value-type="string" office:string-value="['vhigh','med','5more','more','med','high']," calcext:value-type="string">
            <text:p>['vhigh','med','5more','more','med','high'],</text:p>
          </table:table-cell>
          <table:table-cell table:formula="of:=&quot;'&quot;&amp;[.G32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23]&amp;&quot;','&quot;&amp;[.B323]&amp;&quot;','&quot;&amp;[.C323]&amp;&quot;','&quot;&amp; [.D323]&amp;&quot;','&quot;&amp;[.E323]&amp;&quot;','&quot;&amp;[.F323]&amp;&quot;'],&quot;" office:value-type="string" office:string-value="['vhigh','med','5more','more','big','low']," calcext:value-type="string">
            <text:p>['vhigh','med','5more','more','big','low'],</text:p>
          </table:table-cell>
          <table:table-cell table:formula="of:=&quot;'&quot;&amp;[.G3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24]&amp;&quot;','&quot;&amp;[.B324]&amp;&quot;','&quot;&amp;[.C324]&amp;&quot;','&quot;&amp; [.D324]&amp;&quot;','&quot;&amp;[.E324]&amp;&quot;','&quot;&amp;[.F324]&amp;&quot;'],&quot;" office:value-type="string" office:string-value="['vhigh','med','5more','more','big','med']," calcext:value-type="string">
            <text:p>['vhigh','med','5more','more','big','med'],</text:p>
          </table:table-cell>
          <table:table-cell table:formula="of:=&quot;'&quot;&amp;[.G3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25]&amp;&quot;','&quot;&amp;[.B325]&amp;&quot;','&quot;&amp;[.C325]&amp;&quot;','&quot;&amp; [.D325]&amp;&quot;','&quot;&amp;[.E325]&amp;&quot;','&quot;&amp;[.F325]&amp;&quot;'],&quot;" office:value-type="string" office:string-value="['vhigh','med','5more','more','big','high']," calcext:value-type="string">
            <text:p>['vhigh','med','5more','more','big','high'],</text:p>
          </table:table-cell>
          <table:table-cell table:formula="of:=&quot;'&quot;&amp;[.G32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26]&amp;&quot;','&quot;&amp;[.B326]&amp;&quot;','&quot;&amp;[.C326]&amp;&quot;','&quot;&amp; [.D326]&amp;&quot;','&quot;&amp;[.E326]&amp;&quot;','&quot;&amp;[.F326]&amp;&quot;'],&quot;" office:value-type="string" office:string-value="['vhigh','low','2','2','small','low']," calcext:value-type="string">
            <text:p>['vhigh','low','2','2','small','low'],</text:p>
          </table:table-cell>
          <table:table-cell table:formula="of:=&quot;'&quot;&amp;[.G3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27]&amp;&quot;','&quot;&amp;[.B327]&amp;&quot;','&quot;&amp;[.C327]&amp;&quot;','&quot;&amp; [.D327]&amp;&quot;','&quot;&amp;[.E327]&amp;&quot;','&quot;&amp;[.F327]&amp;&quot;'],&quot;" office:value-type="string" office:string-value="['vhigh','low','2','2','small','med']," calcext:value-type="string">
            <text:p>['vhigh','low','2','2','small','med'],</text:p>
          </table:table-cell>
          <table:table-cell table:formula="of:=&quot;'&quot;&amp;[.G3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28]&amp;&quot;','&quot;&amp;[.B328]&amp;&quot;','&quot;&amp;[.C328]&amp;&quot;','&quot;&amp; [.D328]&amp;&quot;','&quot;&amp;[.E328]&amp;&quot;','&quot;&amp;[.F328]&amp;&quot;'],&quot;" office:value-type="string" office:string-value="['vhigh','low','2','2','small','high']," calcext:value-type="string">
            <text:p>['vhigh','low','2','2','small','high'],</text:p>
          </table:table-cell>
          <table:table-cell table:formula="of:=&quot;'&quot;&amp;[.G3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29]&amp;&quot;','&quot;&amp;[.B329]&amp;&quot;','&quot;&amp;[.C329]&amp;&quot;','&quot;&amp; [.D329]&amp;&quot;','&quot;&amp;[.E329]&amp;&quot;','&quot;&amp;[.F329]&amp;&quot;'],&quot;" office:value-type="string" office:string-value="['vhigh','low','2','2','med','low']," calcext:value-type="string">
            <text:p>['vhigh','low','2','2','med','low'],</text:p>
          </table:table-cell>
          <table:table-cell table:formula="of:=&quot;'&quot;&amp;[.G3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30]&amp;&quot;','&quot;&amp;[.B330]&amp;&quot;','&quot;&amp;[.C330]&amp;&quot;','&quot;&amp; [.D330]&amp;&quot;','&quot;&amp;[.E330]&amp;&quot;','&quot;&amp;[.F330]&amp;&quot;'],&quot;" office:value-type="string" office:string-value="['vhigh','low','2','2','med','med']," calcext:value-type="string">
            <text:p>['vhigh','low','2','2','med','med'],</text:p>
          </table:table-cell>
          <table:table-cell table:formula="of:=&quot;'&quot;&amp;[.G3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31]&amp;&quot;','&quot;&amp;[.B331]&amp;&quot;','&quot;&amp;[.C331]&amp;&quot;','&quot;&amp; [.D331]&amp;&quot;','&quot;&amp;[.E331]&amp;&quot;','&quot;&amp;[.F331]&amp;&quot;'],&quot;" office:value-type="string" office:string-value="['vhigh','low','2','2','med','high']," calcext:value-type="string">
            <text:p>['vhigh','low','2','2','med','high'],</text:p>
          </table:table-cell>
          <table:table-cell table:formula="of:=&quot;'&quot;&amp;[.G3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32]&amp;&quot;','&quot;&amp;[.B332]&amp;&quot;','&quot;&amp;[.C332]&amp;&quot;','&quot;&amp; [.D332]&amp;&quot;','&quot;&amp;[.E332]&amp;&quot;','&quot;&amp;[.F332]&amp;&quot;'],&quot;" office:value-type="string" office:string-value="['vhigh','low','2','2','big','low']," calcext:value-type="string">
            <text:p>['vhigh','low','2','2','big','low'],</text:p>
          </table:table-cell>
          <table:table-cell table:formula="of:=&quot;'&quot;&amp;[.G3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33]&amp;&quot;','&quot;&amp;[.B333]&amp;&quot;','&quot;&amp;[.C333]&amp;&quot;','&quot;&amp; [.D333]&amp;&quot;','&quot;&amp;[.E333]&amp;&quot;','&quot;&amp;[.F333]&amp;&quot;'],&quot;" office:value-type="string" office:string-value="['vhigh','low','2','2','big','med']," calcext:value-type="string">
            <text:p>['vhigh','low','2','2','big','med'],</text:p>
          </table:table-cell>
          <table:table-cell table:formula="of:=&quot;'&quot;&amp;[.G3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34]&amp;&quot;','&quot;&amp;[.B334]&amp;&quot;','&quot;&amp;[.C334]&amp;&quot;','&quot;&amp; [.D334]&amp;&quot;','&quot;&amp;[.E334]&amp;&quot;','&quot;&amp;[.F334]&amp;&quot;'],&quot;" office:value-type="string" office:string-value="['vhigh','low','2','2','big','high']," calcext:value-type="string">
            <text:p>['vhigh','low','2','2','big','high'],</text:p>
          </table:table-cell>
          <table:table-cell table:formula="of:=&quot;'&quot;&amp;[.G3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35]&amp;&quot;','&quot;&amp;[.B335]&amp;&quot;','&quot;&amp;[.C335]&amp;&quot;','&quot;&amp; [.D335]&amp;&quot;','&quot;&amp;[.E335]&amp;&quot;','&quot;&amp;[.F335]&amp;&quot;'],&quot;" office:value-type="string" office:string-value="['vhigh','low','2','4','small','low']," calcext:value-type="string">
            <text:p>['vhigh','low','2','4','small','low'],</text:p>
          </table:table-cell>
          <table:table-cell table:formula="of:=&quot;'&quot;&amp;[.G3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36]&amp;&quot;','&quot;&amp;[.B336]&amp;&quot;','&quot;&amp;[.C336]&amp;&quot;','&quot;&amp; [.D336]&amp;&quot;','&quot;&amp;[.E336]&amp;&quot;','&quot;&amp;[.F336]&amp;&quot;'],&quot;" office:value-type="string" office:string-value="['vhigh','low','2','4','small','med']," calcext:value-type="string">
            <text:p>['vhigh','low','2','4','small','med'],</text:p>
          </table:table-cell>
          <table:table-cell table:formula="of:=&quot;'&quot;&amp;[.G3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37]&amp;&quot;','&quot;&amp;[.B337]&amp;&quot;','&quot;&amp;[.C337]&amp;&quot;','&quot;&amp; [.D337]&amp;&quot;','&quot;&amp;[.E337]&amp;&quot;','&quot;&amp;[.F337]&amp;&quot;'],&quot;" office:value-type="string" office:string-value="['vhigh','low','2','4','small','high']," calcext:value-type="string">
            <text:p>['vhigh','low','2','4','small','high'],</text:p>
          </table:table-cell>
          <table:table-cell table:formula="of:=&quot;'&quot;&amp;[.G33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38]&amp;&quot;','&quot;&amp;[.B338]&amp;&quot;','&quot;&amp;[.C338]&amp;&quot;','&quot;&amp; [.D338]&amp;&quot;','&quot;&amp;[.E338]&amp;&quot;','&quot;&amp;[.F338]&amp;&quot;'],&quot;" office:value-type="string" office:string-value="['vhigh','low','2','4','med','low']," calcext:value-type="string">
            <text:p>['vhigh','low','2','4','med','low'],</text:p>
          </table:table-cell>
          <table:table-cell table:formula="of:=&quot;'&quot;&amp;[.G3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39]&amp;&quot;','&quot;&amp;[.B339]&amp;&quot;','&quot;&amp;[.C339]&amp;&quot;','&quot;&amp; [.D339]&amp;&quot;','&quot;&amp;[.E339]&amp;&quot;','&quot;&amp;[.F339]&amp;&quot;'],&quot;" office:value-type="string" office:string-value="['vhigh','low','2','4','med','med']," calcext:value-type="string">
            <text:p>['vhigh','low','2','4','med','med'],</text:p>
          </table:table-cell>
          <table:table-cell table:formula="of:=&quot;'&quot;&amp;[.G3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40]&amp;&quot;','&quot;&amp;[.B340]&amp;&quot;','&quot;&amp;[.C340]&amp;&quot;','&quot;&amp; [.D340]&amp;&quot;','&quot;&amp;[.E340]&amp;&quot;','&quot;&amp;[.F340]&amp;&quot;'],&quot;" office:value-type="string" office:string-value="['vhigh','low','2','4','med','high']," calcext:value-type="string">
            <text:p>['vhigh','low','2','4','med','high'],</text:p>
          </table:table-cell>
          <table:table-cell table:formula="of:=&quot;'&quot;&amp;[.G34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41]&amp;&quot;','&quot;&amp;[.B341]&amp;&quot;','&quot;&amp;[.C341]&amp;&quot;','&quot;&amp; [.D341]&amp;&quot;','&quot;&amp;[.E341]&amp;&quot;','&quot;&amp;[.F341]&amp;&quot;'],&quot;" office:value-type="string" office:string-value="['vhigh','low','2','4','big','low']," calcext:value-type="string">
            <text:p>['vhigh','low','2','4','big','low'],</text:p>
          </table:table-cell>
          <table:table-cell table:formula="of:=&quot;'&quot;&amp;[.G3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42]&amp;&quot;','&quot;&amp;[.B342]&amp;&quot;','&quot;&amp;[.C342]&amp;&quot;','&quot;&amp; [.D342]&amp;&quot;','&quot;&amp;[.E342]&amp;&quot;','&quot;&amp;[.F342]&amp;&quot;'],&quot;" office:value-type="string" office:string-value="['vhigh','low','2','4','big','med']," calcext:value-type="string">
            <text:p>['vhigh','low','2','4','big','med'],</text:p>
          </table:table-cell>
          <table:table-cell table:formula="of:=&quot;'&quot;&amp;[.G34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43]&amp;&quot;','&quot;&amp;[.B343]&amp;&quot;','&quot;&amp;[.C343]&amp;&quot;','&quot;&amp; [.D343]&amp;&quot;','&quot;&amp;[.E343]&amp;&quot;','&quot;&amp;[.F343]&amp;&quot;'],&quot;" office:value-type="string" office:string-value="['vhigh','low','2','4','big','high']," calcext:value-type="string">
            <text:p>['vhigh','low','2','4','big','high'],</text:p>
          </table:table-cell>
          <table:table-cell table:formula="of:=&quot;'&quot;&amp;[.G34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44]&amp;&quot;','&quot;&amp;[.B344]&amp;&quot;','&quot;&amp;[.C344]&amp;&quot;','&quot;&amp; [.D344]&amp;&quot;','&quot;&amp;[.E344]&amp;&quot;','&quot;&amp;[.F344]&amp;&quot;'],&quot;" office:value-type="string" office:string-value="['vhigh','low','2','more','small','low']," calcext:value-type="string">
            <text:p>['vhigh','low','2','more','small','low'],</text:p>
          </table:table-cell>
          <table:table-cell table:formula="of:=&quot;'&quot;&amp;[.G3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45]&amp;&quot;','&quot;&amp;[.B345]&amp;&quot;','&quot;&amp;[.C345]&amp;&quot;','&quot;&amp; [.D345]&amp;&quot;','&quot;&amp;[.E345]&amp;&quot;','&quot;&amp;[.F345]&amp;&quot;'],&quot;" office:value-type="string" office:string-value="['vhigh','low','2','more','small','med']," calcext:value-type="string">
            <text:p>['vhigh','low','2','more','small','med'],</text:p>
          </table:table-cell>
          <table:table-cell table:formula="of:=&quot;'&quot;&amp;[.G3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46]&amp;&quot;','&quot;&amp;[.B346]&amp;&quot;','&quot;&amp;[.C346]&amp;&quot;','&quot;&amp; [.D346]&amp;&quot;','&quot;&amp;[.E346]&amp;&quot;','&quot;&amp;[.F346]&amp;&quot;'],&quot;" office:value-type="string" office:string-value="['vhigh','low','2','more','small','high']," calcext:value-type="string">
            <text:p>['vhigh','low','2','more','small','high'],</text:p>
          </table:table-cell>
          <table:table-cell table:formula="of:=&quot;'&quot;&amp;[.G3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47]&amp;&quot;','&quot;&amp;[.B347]&amp;&quot;','&quot;&amp;[.C347]&amp;&quot;','&quot;&amp; [.D347]&amp;&quot;','&quot;&amp;[.E347]&amp;&quot;','&quot;&amp;[.F347]&amp;&quot;'],&quot;" office:value-type="string" office:string-value="['vhigh','low','2','more','med','low']," calcext:value-type="string">
            <text:p>['vhigh','low','2','more','med','low'],</text:p>
          </table:table-cell>
          <table:table-cell table:formula="of:=&quot;'&quot;&amp;[.G3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48]&amp;&quot;','&quot;&amp;[.B348]&amp;&quot;','&quot;&amp;[.C348]&amp;&quot;','&quot;&amp; [.D348]&amp;&quot;','&quot;&amp;[.E348]&amp;&quot;','&quot;&amp;[.F348]&amp;&quot;'],&quot;" office:value-type="string" office:string-value="['vhigh','low','2','more','med','med']," calcext:value-type="string">
            <text:p>['vhigh','low','2','more','med','med'],</text:p>
          </table:table-cell>
          <table:table-cell table:formula="of:=&quot;'&quot;&amp;[.G3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49]&amp;&quot;','&quot;&amp;[.B349]&amp;&quot;','&quot;&amp;[.C349]&amp;&quot;','&quot;&amp; [.D349]&amp;&quot;','&quot;&amp;[.E349]&amp;&quot;','&quot;&amp;[.F349]&amp;&quot;'],&quot;" office:value-type="string" office:string-value="['vhigh','low','2','more','med','high']," calcext:value-type="string">
            <text:p>['vhigh','low','2','more','med','high'],</text:p>
          </table:table-cell>
          <table:table-cell table:formula="of:=&quot;'&quot;&amp;[.G34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50]&amp;&quot;','&quot;&amp;[.B350]&amp;&quot;','&quot;&amp;[.C350]&amp;&quot;','&quot;&amp; [.D350]&amp;&quot;','&quot;&amp;[.E350]&amp;&quot;','&quot;&amp;[.F350]&amp;&quot;'],&quot;" office:value-type="string" office:string-value="['vhigh','low','2','more','big','low']," calcext:value-type="string">
            <text:p>['vhigh','low','2','more','big','low'],</text:p>
          </table:table-cell>
          <table:table-cell table:formula="of:=&quot;'&quot;&amp;[.G3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51]&amp;&quot;','&quot;&amp;[.B351]&amp;&quot;','&quot;&amp;[.C351]&amp;&quot;','&quot;&amp; [.D351]&amp;&quot;','&quot;&amp;[.E351]&amp;&quot;','&quot;&amp;[.F351]&amp;&quot;'],&quot;" office:value-type="string" office:string-value="['vhigh','low','2','more','big','med']," calcext:value-type="string">
            <text:p>['vhigh','low','2','more','big','med'],</text:p>
          </table:table-cell>
          <table:table-cell table:formula="of:=&quot;'&quot;&amp;[.G35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52]&amp;&quot;','&quot;&amp;[.B352]&amp;&quot;','&quot;&amp;[.C352]&amp;&quot;','&quot;&amp; [.D352]&amp;&quot;','&quot;&amp;[.E352]&amp;&quot;','&quot;&amp;[.F352]&amp;&quot;'],&quot;" office:value-type="string" office:string-value="['vhigh','low','2','more','big','high']," calcext:value-type="string">
            <text:p>['vhigh','low','2','more','big','high'],</text:p>
          </table:table-cell>
          <table:table-cell table:formula="of:=&quot;'&quot;&amp;[.G35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53]&amp;&quot;','&quot;&amp;[.B353]&amp;&quot;','&quot;&amp;[.C353]&amp;&quot;','&quot;&amp; [.D353]&amp;&quot;','&quot;&amp;[.E353]&amp;&quot;','&quot;&amp;[.F353]&amp;&quot;'],&quot;" office:value-type="string" office:string-value="['vhigh','low','3','2','small','low']," calcext:value-type="string">
            <text:p>['vhigh','low','3','2','small','low'],</text:p>
          </table:table-cell>
          <table:table-cell table:formula="of:=&quot;'&quot;&amp;[.G3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54]&amp;&quot;','&quot;&amp;[.B354]&amp;&quot;','&quot;&amp;[.C354]&amp;&quot;','&quot;&amp; [.D354]&amp;&quot;','&quot;&amp;[.E354]&amp;&quot;','&quot;&amp;[.F354]&amp;&quot;'],&quot;" office:value-type="string" office:string-value="['vhigh','low','3','2','small','med']," calcext:value-type="string">
            <text:p>['vhigh','low','3','2','small','med'],</text:p>
          </table:table-cell>
          <table:table-cell table:formula="of:=&quot;'&quot;&amp;[.G3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55]&amp;&quot;','&quot;&amp;[.B355]&amp;&quot;','&quot;&amp;[.C355]&amp;&quot;','&quot;&amp; [.D355]&amp;&quot;','&quot;&amp;[.E355]&amp;&quot;','&quot;&amp;[.F355]&amp;&quot;'],&quot;" office:value-type="string" office:string-value="['vhigh','low','3','2','small','high']," calcext:value-type="string">
            <text:p>['vhigh','low','3','2','small','high'],</text:p>
          </table:table-cell>
          <table:table-cell table:formula="of:=&quot;'&quot;&amp;[.G3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56]&amp;&quot;','&quot;&amp;[.B356]&amp;&quot;','&quot;&amp;[.C356]&amp;&quot;','&quot;&amp; [.D356]&amp;&quot;','&quot;&amp;[.E356]&amp;&quot;','&quot;&amp;[.F356]&amp;&quot;'],&quot;" office:value-type="string" office:string-value="['vhigh','low','3','2','med','low']," calcext:value-type="string">
            <text:p>['vhigh','low','3','2','med','low'],</text:p>
          </table:table-cell>
          <table:table-cell table:formula="of:=&quot;'&quot;&amp;[.G3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57]&amp;&quot;','&quot;&amp;[.B357]&amp;&quot;','&quot;&amp;[.C357]&amp;&quot;','&quot;&amp; [.D357]&amp;&quot;','&quot;&amp;[.E357]&amp;&quot;','&quot;&amp;[.F357]&amp;&quot;'],&quot;" office:value-type="string" office:string-value="['vhigh','low','3','2','med','med']," calcext:value-type="string">
            <text:p>['vhigh','low','3','2','med','med'],</text:p>
          </table:table-cell>
          <table:table-cell table:formula="of:=&quot;'&quot;&amp;[.G3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58]&amp;&quot;','&quot;&amp;[.B358]&amp;&quot;','&quot;&amp;[.C358]&amp;&quot;','&quot;&amp; [.D358]&amp;&quot;','&quot;&amp;[.E358]&amp;&quot;','&quot;&amp;[.F358]&amp;&quot;'],&quot;" office:value-type="string" office:string-value="['vhigh','low','3','2','med','high']," calcext:value-type="string">
            <text:p>['vhigh','low','3','2','med','high'],</text:p>
          </table:table-cell>
          <table:table-cell table:formula="of:=&quot;'&quot;&amp;[.G3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59]&amp;&quot;','&quot;&amp;[.B359]&amp;&quot;','&quot;&amp;[.C359]&amp;&quot;','&quot;&amp; [.D359]&amp;&quot;','&quot;&amp;[.E359]&amp;&quot;','&quot;&amp;[.F359]&amp;&quot;'],&quot;" office:value-type="string" office:string-value="['vhigh','low','3','2','big','low']," calcext:value-type="string">
            <text:p>['vhigh','low','3','2','big','low'],</text:p>
          </table:table-cell>
          <table:table-cell table:formula="of:=&quot;'&quot;&amp;[.G3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60]&amp;&quot;','&quot;&amp;[.B360]&amp;&quot;','&quot;&amp;[.C360]&amp;&quot;','&quot;&amp; [.D360]&amp;&quot;','&quot;&amp;[.E360]&amp;&quot;','&quot;&amp;[.F360]&amp;&quot;'],&quot;" office:value-type="string" office:string-value="['vhigh','low','3','2','big','med']," calcext:value-type="string">
            <text:p>['vhigh','low','3','2','big','med'],</text:p>
          </table:table-cell>
          <table:table-cell table:formula="of:=&quot;'&quot;&amp;[.G3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61]&amp;&quot;','&quot;&amp;[.B361]&amp;&quot;','&quot;&amp;[.C361]&amp;&quot;','&quot;&amp; [.D361]&amp;&quot;','&quot;&amp;[.E361]&amp;&quot;','&quot;&amp;[.F361]&amp;&quot;'],&quot;" office:value-type="string" office:string-value="['vhigh','low','3','2','big','high']," calcext:value-type="string">
            <text:p>['vhigh','low','3','2','big','high'],</text:p>
          </table:table-cell>
          <table:table-cell table:formula="of:=&quot;'&quot;&amp;[.G3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62]&amp;&quot;','&quot;&amp;[.B362]&amp;&quot;','&quot;&amp;[.C362]&amp;&quot;','&quot;&amp; [.D362]&amp;&quot;','&quot;&amp;[.E362]&amp;&quot;','&quot;&amp;[.F362]&amp;&quot;'],&quot;" office:value-type="string" office:string-value="['vhigh','low','3','4','small','low']," calcext:value-type="string">
            <text:p>['vhigh','low','3','4','small','low'],</text:p>
          </table:table-cell>
          <table:table-cell table:formula="of:=&quot;'&quot;&amp;[.G3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63]&amp;&quot;','&quot;&amp;[.B363]&amp;&quot;','&quot;&amp;[.C363]&amp;&quot;','&quot;&amp; [.D363]&amp;&quot;','&quot;&amp;[.E363]&amp;&quot;','&quot;&amp;[.F363]&amp;&quot;'],&quot;" office:value-type="string" office:string-value="['vhigh','low','3','4','small','med']," calcext:value-type="string">
            <text:p>['vhigh','low','3','4','small','med'],</text:p>
          </table:table-cell>
          <table:table-cell table:formula="of:=&quot;'&quot;&amp;[.G3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64]&amp;&quot;','&quot;&amp;[.B364]&amp;&quot;','&quot;&amp;[.C364]&amp;&quot;','&quot;&amp; [.D364]&amp;&quot;','&quot;&amp;[.E364]&amp;&quot;','&quot;&amp;[.F364]&amp;&quot;'],&quot;" office:value-type="string" office:string-value="['vhigh','low','3','4','small','high']," calcext:value-type="string">
            <text:p>['vhigh','low','3','4','small','high'],</text:p>
          </table:table-cell>
          <table:table-cell table:formula="of:=&quot;'&quot;&amp;[.G36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65]&amp;&quot;','&quot;&amp;[.B365]&amp;&quot;','&quot;&amp;[.C365]&amp;&quot;','&quot;&amp; [.D365]&amp;&quot;','&quot;&amp;[.E365]&amp;&quot;','&quot;&amp;[.F365]&amp;&quot;'],&quot;" office:value-type="string" office:string-value="['vhigh','low','3','4','med','low']," calcext:value-type="string">
            <text:p>['vhigh','low','3','4','med','low'],</text:p>
          </table:table-cell>
          <table:table-cell table:formula="of:=&quot;'&quot;&amp;[.G3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66]&amp;&quot;','&quot;&amp;[.B366]&amp;&quot;','&quot;&amp;[.C366]&amp;&quot;','&quot;&amp; [.D366]&amp;&quot;','&quot;&amp;[.E366]&amp;&quot;','&quot;&amp;[.F366]&amp;&quot;'],&quot;" office:value-type="string" office:string-value="['vhigh','low','3','4','med','med']," calcext:value-type="string">
            <text:p>['vhigh','low','3','4','med','med'],</text:p>
          </table:table-cell>
          <table:table-cell table:formula="of:=&quot;'&quot;&amp;[.G3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67]&amp;&quot;','&quot;&amp;[.B367]&amp;&quot;','&quot;&amp;[.C367]&amp;&quot;','&quot;&amp; [.D367]&amp;&quot;','&quot;&amp;[.E367]&amp;&quot;','&quot;&amp;[.F367]&amp;&quot;'],&quot;" office:value-type="string" office:string-value="['vhigh','low','3','4','med','high']," calcext:value-type="string">
            <text:p>['vhigh','low','3','4','med','high'],</text:p>
          </table:table-cell>
          <table:table-cell table:formula="of:=&quot;'&quot;&amp;[.G36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68]&amp;&quot;','&quot;&amp;[.B368]&amp;&quot;','&quot;&amp;[.C368]&amp;&quot;','&quot;&amp; [.D368]&amp;&quot;','&quot;&amp;[.E368]&amp;&quot;','&quot;&amp;[.F368]&amp;&quot;'],&quot;" office:value-type="string" office:string-value="['vhigh','low','3','4','big','low']," calcext:value-type="string">
            <text:p>['vhigh','low','3','4','big','low'],</text:p>
          </table:table-cell>
          <table:table-cell table:formula="of:=&quot;'&quot;&amp;[.G3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69]&amp;&quot;','&quot;&amp;[.B369]&amp;&quot;','&quot;&amp;[.C369]&amp;&quot;','&quot;&amp; [.D369]&amp;&quot;','&quot;&amp;[.E369]&amp;&quot;','&quot;&amp;[.F369]&amp;&quot;'],&quot;" office:value-type="string" office:string-value="['vhigh','low','3','4','big','med']," calcext:value-type="string">
            <text:p>['vhigh','low','3','4','big','med'],</text:p>
          </table:table-cell>
          <table:table-cell table:formula="of:=&quot;'&quot;&amp;[.G36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70]&amp;&quot;','&quot;&amp;[.B370]&amp;&quot;','&quot;&amp;[.C370]&amp;&quot;','&quot;&amp; [.D370]&amp;&quot;','&quot;&amp;[.E370]&amp;&quot;','&quot;&amp;[.F370]&amp;&quot;'],&quot;" office:value-type="string" office:string-value="['vhigh','low','3','4','big','high']," calcext:value-type="string">
            <text:p>['vhigh','low','3','4','big','high'],</text:p>
          </table:table-cell>
          <table:table-cell table:formula="of:=&quot;'&quot;&amp;[.G37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71]&amp;&quot;','&quot;&amp;[.B371]&amp;&quot;','&quot;&amp;[.C371]&amp;&quot;','&quot;&amp; [.D371]&amp;&quot;','&quot;&amp;[.E371]&amp;&quot;','&quot;&amp;[.F371]&amp;&quot;'],&quot;" office:value-type="string" office:string-value="['vhigh','low','3','more','small','low']," calcext:value-type="string">
            <text:p>['vhigh','low','3','more','small','low'],</text:p>
          </table:table-cell>
          <table:table-cell table:formula="of:=&quot;'&quot;&amp;[.G3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72]&amp;&quot;','&quot;&amp;[.B372]&amp;&quot;','&quot;&amp;[.C372]&amp;&quot;','&quot;&amp; [.D372]&amp;&quot;','&quot;&amp;[.E372]&amp;&quot;','&quot;&amp;[.F372]&amp;&quot;'],&quot;" office:value-type="string" office:string-value="['vhigh','low','3','more','small','med']," calcext:value-type="string">
            <text:p>['vhigh','low','3','more','small','med'],</text:p>
          </table:table-cell>
          <table:table-cell table:formula="of:=&quot;'&quot;&amp;[.G3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73]&amp;&quot;','&quot;&amp;[.B373]&amp;&quot;','&quot;&amp;[.C373]&amp;&quot;','&quot;&amp; [.D373]&amp;&quot;','&quot;&amp;[.E373]&amp;&quot;','&quot;&amp;[.F373]&amp;&quot;'],&quot;" office:value-type="string" office:string-value="['vhigh','low','3','more','small','high']," calcext:value-type="string">
            <text:p>['vhigh','low','3','more','small','high'],</text:p>
          </table:table-cell>
          <table:table-cell table:formula="of:=&quot;'&quot;&amp;[.G37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74]&amp;&quot;','&quot;&amp;[.B374]&amp;&quot;','&quot;&amp;[.C374]&amp;&quot;','&quot;&amp; [.D374]&amp;&quot;','&quot;&amp;[.E374]&amp;&quot;','&quot;&amp;[.F374]&amp;&quot;'],&quot;" office:value-type="string" office:string-value="['vhigh','low','3','more','med','low']," calcext:value-type="string">
            <text:p>['vhigh','low','3','more','med','low'],</text:p>
          </table:table-cell>
          <table:table-cell table:formula="of:=&quot;'&quot;&amp;[.G3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75]&amp;&quot;','&quot;&amp;[.B375]&amp;&quot;','&quot;&amp;[.C375]&amp;&quot;','&quot;&amp; [.D375]&amp;&quot;','&quot;&amp;[.E375]&amp;&quot;','&quot;&amp;[.F375]&amp;&quot;'],&quot;" office:value-type="string" office:string-value="['vhigh','low','3','more','med','med']," calcext:value-type="string">
            <text:p>['vhigh','low','3','more','med','med'],</text:p>
          </table:table-cell>
          <table:table-cell table:formula="of:=&quot;'&quot;&amp;[.G37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76]&amp;&quot;','&quot;&amp;[.B376]&amp;&quot;','&quot;&amp;[.C376]&amp;&quot;','&quot;&amp; [.D376]&amp;&quot;','&quot;&amp;[.E376]&amp;&quot;','&quot;&amp;[.F376]&amp;&quot;'],&quot;" office:value-type="string" office:string-value="['vhigh','low','3','more','med','high']," calcext:value-type="string">
            <text:p>['vhigh','low','3','more','med','high'],</text:p>
          </table:table-cell>
          <table:table-cell table:formula="of:=&quot;'&quot;&amp;[.G37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77]&amp;&quot;','&quot;&amp;[.B377]&amp;&quot;','&quot;&amp;[.C377]&amp;&quot;','&quot;&amp; [.D377]&amp;&quot;','&quot;&amp;[.E377]&amp;&quot;','&quot;&amp;[.F377]&amp;&quot;'],&quot;" office:value-type="string" office:string-value="['vhigh','low','3','more','big','low']," calcext:value-type="string">
            <text:p>['vhigh','low','3','more','big','low'],</text:p>
          </table:table-cell>
          <table:table-cell table:formula="of:=&quot;'&quot;&amp;[.G3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78]&amp;&quot;','&quot;&amp;[.B378]&amp;&quot;','&quot;&amp;[.C378]&amp;&quot;','&quot;&amp; [.D378]&amp;&quot;','&quot;&amp;[.E378]&amp;&quot;','&quot;&amp;[.F378]&amp;&quot;'],&quot;" office:value-type="string" office:string-value="['vhigh','low','3','more','big','med']," calcext:value-type="string">
            <text:p>['vhigh','low','3','more','big','med'],</text:p>
          </table:table-cell>
          <table:table-cell table:formula="of:=&quot;'&quot;&amp;[.G37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79]&amp;&quot;','&quot;&amp;[.B379]&amp;&quot;','&quot;&amp;[.C379]&amp;&quot;','&quot;&amp; [.D379]&amp;&quot;','&quot;&amp;[.E379]&amp;&quot;','&quot;&amp;[.F379]&amp;&quot;'],&quot;" office:value-type="string" office:string-value="['vhigh','low','3','more','big','high']," calcext:value-type="string">
            <text:p>['vhigh','low','3','more','big','high'],</text:p>
          </table:table-cell>
          <table:table-cell table:formula="of:=&quot;'&quot;&amp;[.G37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80]&amp;&quot;','&quot;&amp;[.B380]&amp;&quot;','&quot;&amp;[.C380]&amp;&quot;','&quot;&amp; [.D380]&amp;&quot;','&quot;&amp;[.E380]&amp;&quot;','&quot;&amp;[.F380]&amp;&quot;'],&quot;" office:value-type="string" office:string-value="['vhigh','low','4','2','small','low']," calcext:value-type="string">
            <text:p>['vhigh','low','4','2','small','low'],</text:p>
          </table:table-cell>
          <table:table-cell table:formula="of:=&quot;'&quot;&amp;[.G3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81]&amp;&quot;','&quot;&amp;[.B381]&amp;&quot;','&quot;&amp;[.C381]&amp;&quot;','&quot;&amp; [.D381]&amp;&quot;','&quot;&amp;[.E381]&amp;&quot;','&quot;&amp;[.F381]&amp;&quot;'],&quot;" office:value-type="string" office:string-value="['vhigh','low','4','2','small','med']," calcext:value-type="string">
            <text:p>['vhigh','low','4','2','small','med'],</text:p>
          </table:table-cell>
          <table:table-cell table:formula="of:=&quot;'&quot;&amp;[.G3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82]&amp;&quot;','&quot;&amp;[.B382]&amp;&quot;','&quot;&amp;[.C382]&amp;&quot;','&quot;&amp; [.D382]&amp;&quot;','&quot;&amp;[.E382]&amp;&quot;','&quot;&amp;[.F382]&amp;&quot;'],&quot;" office:value-type="string" office:string-value="['vhigh','low','4','2','small','high']," calcext:value-type="string">
            <text:p>['vhigh','low','4','2','small','high'],</text:p>
          </table:table-cell>
          <table:table-cell table:formula="of:=&quot;'&quot;&amp;[.G3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83]&amp;&quot;','&quot;&amp;[.B383]&amp;&quot;','&quot;&amp;[.C383]&amp;&quot;','&quot;&amp; [.D383]&amp;&quot;','&quot;&amp;[.E383]&amp;&quot;','&quot;&amp;[.F383]&amp;&quot;'],&quot;" office:value-type="string" office:string-value="['vhigh','low','4','2','med','low']," calcext:value-type="string">
            <text:p>['vhigh','low','4','2','med','low'],</text:p>
          </table:table-cell>
          <table:table-cell table:formula="of:=&quot;'&quot;&amp;[.G3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84]&amp;&quot;','&quot;&amp;[.B384]&amp;&quot;','&quot;&amp;[.C384]&amp;&quot;','&quot;&amp; [.D384]&amp;&quot;','&quot;&amp;[.E384]&amp;&quot;','&quot;&amp;[.F384]&amp;&quot;'],&quot;" office:value-type="string" office:string-value="['vhigh','low','4','2','med','med']," calcext:value-type="string">
            <text:p>['vhigh','low','4','2','med','med'],</text:p>
          </table:table-cell>
          <table:table-cell table:formula="of:=&quot;'&quot;&amp;[.G3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85]&amp;&quot;','&quot;&amp;[.B385]&amp;&quot;','&quot;&amp;[.C385]&amp;&quot;','&quot;&amp; [.D385]&amp;&quot;','&quot;&amp;[.E385]&amp;&quot;','&quot;&amp;[.F385]&amp;&quot;'],&quot;" office:value-type="string" office:string-value="['vhigh','low','4','2','med','high']," calcext:value-type="string">
            <text:p>['vhigh','low','4','2','med','high'],</text:p>
          </table:table-cell>
          <table:table-cell table:formula="of:=&quot;'&quot;&amp;[.G3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86]&amp;&quot;','&quot;&amp;[.B386]&amp;&quot;','&quot;&amp;[.C386]&amp;&quot;','&quot;&amp; [.D386]&amp;&quot;','&quot;&amp;[.E386]&amp;&quot;','&quot;&amp;[.F386]&amp;&quot;'],&quot;" office:value-type="string" office:string-value="['vhigh','low','4','2','big','low']," calcext:value-type="string">
            <text:p>['vhigh','low','4','2','big','low'],</text:p>
          </table:table-cell>
          <table:table-cell table:formula="of:=&quot;'&quot;&amp;[.G3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87]&amp;&quot;','&quot;&amp;[.B387]&amp;&quot;','&quot;&amp;[.C387]&amp;&quot;','&quot;&amp; [.D387]&amp;&quot;','&quot;&amp;[.E387]&amp;&quot;','&quot;&amp;[.F387]&amp;&quot;'],&quot;" office:value-type="string" office:string-value="['vhigh','low','4','2','big','med']," calcext:value-type="string">
            <text:p>['vhigh','low','4','2','big','med'],</text:p>
          </table:table-cell>
          <table:table-cell table:formula="of:=&quot;'&quot;&amp;[.G3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388]&amp;&quot;','&quot;&amp;[.B388]&amp;&quot;','&quot;&amp;[.C388]&amp;&quot;','&quot;&amp; [.D388]&amp;&quot;','&quot;&amp;[.E388]&amp;&quot;','&quot;&amp;[.F388]&amp;&quot;'],&quot;" office:value-type="string" office:string-value="['vhigh','low','4','2','big','high']," calcext:value-type="string">
            <text:p>['vhigh','low','4','2','big','high'],</text:p>
          </table:table-cell>
          <table:table-cell table:formula="of:=&quot;'&quot;&amp;[.G3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89]&amp;&quot;','&quot;&amp;[.B389]&amp;&quot;','&quot;&amp;[.C389]&amp;&quot;','&quot;&amp; [.D389]&amp;&quot;','&quot;&amp;[.E389]&amp;&quot;','&quot;&amp;[.F389]&amp;&quot;'],&quot;" office:value-type="string" office:string-value="['vhigh','low','4','4','small','low']," calcext:value-type="string">
            <text:p>['vhigh','low','4','4','small','low'],</text:p>
          </table:table-cell>
          <table:table-cell table:formula="of:=&quot;'&quot;&amp;[.G3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90]&amp;&quot;','&quot;&amp;[.B390]&amp;&quot;','&quot;&amp;[.C390]&amp;&quot;','&quot;&amp; [.D390]&amp;&quot;','&quot;&amp;[.E390]&amp;&quot;','&quot;&amp;[.F390]&amp;&quot;'],&quot;" office:value-type="string" office:string-value="['vhigh','low','4','4','small','med']," calcext:value-type="string">
            <text:p>['vhigh','low','4','4','small','med'],</text:p>
          </table:table-cell>
          <table:table-cell table:formula="of:=&quot;'&quot;&amp;[.G3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91]&amp;&quot;','&quot;&amp;[.B391]&amp;&quot;','&quot;&amp;[.C391]&amp;&quot;','&quot;&amp; [.D391]&amp;&quot;','&quot;&amp;[.E391]&amp;&quot;','&quot;&amp;[.F391]&amp;&quot;'],&quot;" office:value-type="string" office:string-value="['vhigh','low','4','4','small','high']," calcext:value-type="string">
            <text:p>['vhigh','low','4','4','small','high'],</text:p>
          </table:table-cell>
          <table:table-cell table:formula="of:=&quot;'&quot;&amp;[.G39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92]&amp;&quot;','&quot;&amp;[.B392]&amp;&quot;','&quot;&amp;[.C392]&amp;&quot;','&quot;&amp; [.D392]&amp;&quot;','&quot;&amp;[.E392]&amp;&quot;','&quot;&amp;[.F392]&amp;&quot;'],&quot;" office:value-type="string" office:string-value="['vhigh','low','4','4','med','low']," calcext:value-type="string">
            <text:p>['vhigh','low','4','4','med','low'],</text:p>
          </table:table-cell>
          <table:table-cell table:formula="of:=&quot;'&quot;&amp;[.G3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93]&amp;&quot;','&quot;&amp;[.B393]&amp;&quot;','&quot;&amp;[.C393]&amp;&quot;','&quot;&amp; [.D393]&amp;&quot;','&quot;&amp;[.E393]&amp;&quot;','&quot;&amp;[.F393]&amp;&quot;'],&quot;" office:value-type="string" office:string-value="['vhigh','low','4','4','med','med']," calcext:value-type="string">
            <text:p>['vhigh','low','4','4','med','med'],</text:p>
          </table:table-cell>
          <table:table-cell table:formula="of:=&quot;'&quot;&amp;[.G39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94]&amp;&quot;','&quot;&amp;[.B394]&amp;&quot;','&quot;&amp;[.C394]&amp;&quot;','&quot;&amp; [.D394]&amp;&quot;','&quot;&amp;[.E394]&amp;&quot;','&quot;&amp;[.F394]&amp;&quot;'],&quot;" office:value-type="string" office:string-value="['vhigh','low','4','4','med','high']," calcext:value-type="string">
            <text:p>['vhigh','low','4','4','med','high'],</text:p>
          </table:table-cell>
          <table:table-cell table:formula="of:=&quot;'&quot;&amp;[.G39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95]&amp;&quot;','&quot;&amp;[.B395]&amp;&quot;','&quot;&amp;[.C395]&amp;&quot;','&quot;&amp; [.D395]&amp;&quot;','&quot;&amp;[.E395]&amp;&quot;','&quot;&amp;[.F395]&amp;&quot;'],&quot;" office:value-type="string" office:string-value="['vhigh','low','4','4','big','low']," calcext:value-type="string">
            <text:p>['vhigh','low','4','4','big','low'],</text:p>
          </table:table-cell>
          <table:table-cell table:formula="of:=&quot;'&quot;&amp;[.G3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396]&amp;&quot;','&quot;&amp;[.B396]&amp;&quot;','&quot;&amp;[.C396]&amp;&quot;','&quot;&amp; [.D396]&amp;&quot;','&quot;&amp;[.E396]&amp;&quot;','&quot;&amp;[.F396]&amp;&quot;'],&quot;" office:value-type="string" office:string-value="['vhigh','low','4','4','big','med']," calcext:value-type="string">
            <text:p>['vhigh','low','4','4','big','med'],</text:p>
          </table:table-cell>
          <table:table-cell table:formula="of:=&quot;'&quot;&amp;[.G39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397]&amp;&quot;','&quot;&amp;[.B397]&amp;&quot;','&quot;&amp;[.C397]&amp;&quot;','&quot;&amp; [.D397]&amp;&quot;','&quot;&amp;[.E397]&amp;&quot;','&quot;&amp;[.F397]&amp;&quot;'],&quot;" office:value-type="string" office:string-value="['vhigh','low','4','4','big','high']," calcext:value-type="string">
            <text:p>['vhigh','low','4','4','big','high'],</text:p>
          </table:table-cell>
          <table:table-cell table:formula="of:=&quot;'&quot;&amp;[.G39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398]&amp;&quot;','&quot;&amp;[.B398]&amp;&quot;','&quot;&amp;[.C398]&amp;&quot;','&quot;&amp; [.D398]&amp;&quot;','&quot;&amp;[.E398]&amp;&quot;','&quot;&amp;[.F398]&amp;&quot;'],&quot;" office:value-type="string" office:string-value="['vhigh','low','4','more','small','low']," calcext:value-type="string">
            <text:p>['vhigh','low','4','more','small','low'],</text:p>
          </table:table-cell>
          <table:table-cell table:formula="of:=&quot;'&quot;&amp;[.G3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399]&amp;&quot;','&quot;&amp;[.B399]&amp;&quot;','&quot;&amp;[.C399]&amp;&quot;','&quot;&amp; [.D399]&amp;&quot;','&quot;&amp;[.E399]&amp;&quot;','&quot;&amp;[.F399]&amp;&quot;'],&quot;" office:value-type="string" office:string-value="['vhigh','low','4','more','small','med']," calcext:value-type="string">
            <text:p>['vhigh','low','4','more','small','med'],</text:p>
          </table:table-cell>
          <table:table-cell table:formula="of:=&quot;'&quot;&amp;[.G3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00]&amp;&quot;','&quot;&amp;[.B400]&amp;&quot;','&quot;&amp;[.C400]&amp;&quot;','&quot;&amp; [.D400]&amp;&quot;','&quot;&amp;[.E400]&amp;&quot;','&quot;&amp;[.F400]&amp;&quot;'],&quot;" office:value-type="string" office:string-value="['vhigh','low','4','more','small','high']," calcext:value-type="string">
            <text:p>['vhigh','low','4','more','small','high'],</text:p>
          </table:table-cell>
          <table:table-cell table:formula="of:=&quot;'&quot;&amp;[.G40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01]&amp;&quot;','&quot;&amp;[.B401]&amp;&quot;','&quot;&amp;[.C401]&amp;&quot;','&quot;&amp; [.D401]&amp;&quot;','&quot;&amp;[.E401]&amp;&quot;','&quot;&amp;[.F401]&amp;&quot;'],&quot;" office:value-type="string" office:string-value="['vhigh','low','4','more','med','low']," calcext:value-type="string">
            <text:p>['vhigh','low','4','more','med','low'],</text:p>
          </table:table-cell>
          <table:table-cell table:formula="of:=&quot;'&quot;&amp;[.G4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02]&amp;&quot;','&quot;&amp;[.B402]&amp;&quot;','&quot;&amp;[.C402]&amp;&quot;','&quot;&amp; [.D402]&amp;&quot;','&quot;&amp;[.E402]&amp;&quot;','&quot;&amp;[.F402]&amp;&quot;'],&quot;" office:value-type="string" office:string-value="['vhigh','low','4','more','med','med']," calcext:value-type="string">
            <text:p>['vhigh','low','4','more','med','med'],</text:p>
          </table:table-cell>
          <table:table-cell table:formula="of:=&quot;'&quot;&amp;[.G40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03]&amp;&quot;','&quot;&amp;[.B403]&amp;&quot;','&quot;&amp;[.C403]&amp;&quot;','&quot;&amp; [.D403]&amp;&quot;','&quot;&amp;[.E403]&amp;&quot;','&quot;&amp;[.F403]&amp;&quot;'],&quot;" office:value-type="string" office:string-value="['vhigh','low','4','more','med','high']," calcext:value-type="string">
            <text:p>['vhigh','low','4','more','med','high'],</text:p>
          </table:table-cell>
          <table:table-cell table:formula="of:=&quot;'&quot;&amp;[.G40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04]&amp;&quot;','&quot;&amp;[.B404]&amp;&quot;','&quot;&amp;[.C404]&amp;&quot;','&quot;&amp; [.D404]&amp;&quot;','&quot;&amp;[.E404]&amp;&quot;','&quot;&amp;[.F404]&amp;&quot;'],&quot;" office:value-type="string" office:string-value="['vhigh','low','4','more','big','low']," calcext:value-type="string">
            <text:p>['vhigh','low','4','more','big','low'],</text:p>
          </table:table-cell>
          <table:table-cell table:formula="of:=&quot;'&quot;&amp;[.G4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05]&amp;&quot;','&quot;&amp;[.B405]&amp;&quot;','&quot;&amp;[.C405]&amp;&quot;','&quot;&amp; [.D405]&amp;&quot;','&quot;&amp;[.E405]&amp;&quot;','&quot;&amp;[.F405]&amp;&quot;'],&quot;" office:value-type="string" office:string-value="['vhigh','low','4','more','big','med']," calcext:value-type="string">
            <text:p>['vhigh','low','4','more','big','med'],</text:p>
          </table:table-cell>
          <table:table-cell table:formula="of:=&quot;'&quot;&amp;[.G40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06]&amp;&quot;','&quot;&amp;[.B406]&amp;&quot;','&quot;&amp;[.C406]&amp;&quot;','&quot;&amp; [.D406]&amp;&quot;','&quot;&amp;[.E406]&amp;&quot;','&quot;&amp;[.F406]&amp;&quot;'],&quot;" office:value-type="string" office:string-value="['vhigh','low','4','more','big','high']," calcext:value-type="string">
            <text:p>['vhigh','low','4','more','big','high'],</text:p>
          </table:table-cell>
          <table:table-cell table:formula="of:=&quot;'&quot;&amp;[.G40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07]&amp;&quot;','&quot;&amp;[.B407]&amp;&quot;','&quot;&amp;[.C407]&amp;&quot;','&quot;&amp; [.D407]&amp;&quot;','&quot;&amp;[.E407]&amp;&quot;','&quot;&amp;[.F407]&amp;&quot;'],&quot;" office:value-type="string" office:string-value="['vhigh','low','5more','2','small','low']," calcext:value-type="string">
            <text:p>['vhigh','low','5more','2','small','low'],</text:p>
          </table:table-cell>
          <table:table-cell table:formula="of:=&quot;'&quot;&amp;[.G4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08]&amp;&quot;','&quot;&amp;[.B408]&amp;&quot;','&quot;&amp;[.C408]&amp;&quot;','&quot;&amp; [.D408]&amp;&quot;','&quot;&amp;[.E408]&amp;&quot;','&quot;&amp;[.F408]&amp;&quot;'],&quot;" office:value-type="string" office:string-value="['vhigh','low','5more','2','small','med']," calcext:value-type="string">
            <text:p>['vhigh','low','5more','2','small','med'],</text:p>
          </table:table-cell>
          <table:table-cell table:formula="of:=&quot;'&quot;&amp;[.G4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09]&amp;&quot;','&quot;&amp;[.B409]&amp;&quot;','&quot;&amp;[.C409]&amp;&quot;','&quot;&amp; [.D409]&amp;&quot;','&quot;&amp;[.E409]&amp;&quot;','&quot;&amp;[.F409]&amp;&quot;'],&quot;" office:value-type="string" office:string-value="['vhigh','low','5more','2','small','high']," calcext:value-type="string">
            <text:p>['vhigh','low','5more','2','small','high'],</text:p>
          </table:table-cell>
          <table:table-cell table:formula="of:=&quot;'&quot;&amp;[.G4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10]&amp;&quot;','&quot;&amp;[.B410]&amp;&quot;','&quot;&amp;[.C410]&amp;&quot;','&quot;&amp; [.D410]&amp;&quot;','&quot;&amp;[.E410]&amp;&quot;','&quot;&amp;[.F410]&amp;&quot;'],&quot;" office:value-type="string" office:string-value="['vhigh','low','5more','2','med','low']," calcext:value-type="string">
            <text:p>['vhigh','low','5more','2','med','low'],</text:p>
          </table:table-cell>
          <table:table-cell table:formula="of:=&quot;'&quot;&amp;[.G4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11]&amp;&quot;','&quot;&amp;[.B411]&amp;&quot;','&quot;&amp;[.C411]&amp;&quot;','&quot;&amp; [.D411]&amp;&quot;','&quot;&amp;[.E411]&amp;&quot;','&quot;&amp;[.F411]&amp;&quot;'],&quot;" office:value-type="string" office:string-value="['vhigh','low','5more','2','med','med']," calcext:value-type="string">
            <text:p>['vhigh','low','5more','2','med','med'],</text:p>
          </table:table-cell>
          <table:table-cell table:formula="of:=&quot;'&quot;&amp;[.G4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12]&amp;&quot;','&quot;&amp;[.B412]&amp;&quot;','&quot;&amp;[.C412]&amp;&quot;','&quot;&amp; [.D412]&amp;&quot;','&quot;&amp;[.E412]&amp;&quot;','&quot;&amp;[.F412]&amp;&quot;'],&quot;" office:value-type="string" office:string-value="['vhigh','low','5more','2','med','high']," calcext:value-type="string">
            <text:p>['vhigh','low','5more','2','med','high'],</text:p>
          </table:table-cell>
          <table:table-cell table:formula="of:=&quot;'&quot;&amp;[.G4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13]&amp;&quot;','&quot;&amp;[.B413]&amp;&quot;','&quot;&amp;[.C413]&amp;&quot;','&quot;&amp; [.D413]&amp;&quot;','&quot;&amp;[.E413]&amp;&quot;','&quot;&amp;[.F413]&amp;&quot;'],&quot;" office:value-type="string" office:string-value="['vhigh','low','5more','2','big','low']," calcext:value-type="string">
            <text:p>['vhigh','low','5more','2','big','low'],</text:p>
          </table:table-cell>
          <table:table-cell table:formula="of:=&quot;'&quot;&amp;[.G4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14]&amp;&quot;','&quot;&amp;[.B414]&amp;&quot;','&quot;&amp;[.C414]&amp;&quot;','&quot;&amp; [.D414]&amp;&quot;','&quot;&amp;[.E414]&amp;&quot;','&quot;&amp;[.F414]&amp;&quot;'],&quot;" office:value-type="string" office:string-value="['vhigh','low','5more','2','big','med']," calcext:value-type="string">
            <text:p>['vhigh','low','5more','2','big','med'],</text:p>
          </table:table-cell>
          <table:table-cell table:formula="of:=&quot;'&quot;&amp;[.G4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15]&amp;&quot;','&quot;&amp;[.B415]&amp;&quot;','&quot;&amp;[.C415]&amp;&quot;','&quot;&amp; [.D415]&amp;&quot;','&quot;&amp;[.E415]&amp;&quot;','&quot;&amp;[.F415]&amp;&quot;'],&quot;" office:value-type="string" office:string-value="['vhigh','low','5more','2','big','high']," calcext:value-type="string">
            <text:p>['vhigh','low','5more','2','big','high'],</text:p>
          </table:table-cell>
          <table:table-cell table:formula="of:=&quot;'&quot;&amp;[.G4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16]&amp;&quot;','&quot;&amp;[.B416]&amp;&quot;','&quot;&amp;[.C416]&amp;&quot;','&quot;&amp; [.D416]&amp;&quot;','&quot;&amp;[.E416]&amp;&quot;','&quot;&amp;[.F416]&amp;&quot;'],&quot;" office:value-type="string" office:string-value="['vhigh','low','5more','4','small','low']," calcext:value-type="string">
            <text:p>['vhigh','low','5more','4','small','low'],</text:p>
          </table:table-cell>
          <table:table-cell table:formula="of:=&quot;'&quot;&amp;[.G4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17]&amp;&quot;','&quot;&amp;[.B417]&amp;&quot;','&quot;&amp;[.C417]&amp;&quot;','&quot;&amp; [.D417]&amp;&quot;','&quot;&amp;[.E417]&amp;&quot;','&quot;&amp;[.F417]&amp;&quot;'],&quot;" office:value-type="string" office:string-value="['vhigh','low','5more','4','small','med']," calcext:value-type="string">
            <text:p>['vhigh','low','5more','4','small','med'],</text:p>
          </table:table-cell>
          <table:table-cell table:formula="of:=&quot;'&quot;&amp;[.G4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18]&amp;&quot;','&quot;&amp;[.B418]&amp;&quot;','&quot;&amp;[.C418]&amp;&quot;','&quot;&amp; [.D418]&amp;&quot;','&quot;&amp;[.E418]&amp;&quot;','&quot;&amp;[.F418]&amp;&quot;'],&quot;" office:value-type="string" office:string-value="['vhigh','low','5more','4','small','high']," calcext:value-type="string">
            <text:p>['vhigh','low','5more','4','small','high'],</text:p>
          </table:table-cell>
          <table:table-cell table:formula="of:=&quot;'&quot;&amp;[.G41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19]&amp;&quot;','&quot;&amp;[.B419]&amp;&quot;','&quot;&amp;[.C419]&amp;&quot;','&quot;&amp; [.D419]&amp;&quot;','&quot;&amp;[.E419]&amp;&quot;','&quot;&amp;[.F419]&amp;&quot;'],&quot;" office:value-type="string" office:string-value="['vhigh','low','5more','4','med','low']," calcext:value-type="string">
            <text:p>['vhigh','low','5more','4','med','low'],</text:p>
          </table:table-cell>
          <table:table-cell table:formula="of:=&quot;'&quot;&amp;[.G4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20]&amp;&quot;','&quot;&amp;[.B420]&amp;&quot;','&quot;&amp;[.C420]&amp;&quot;','&quot;&amp; [.D420]&amp;&quot;','&quot;&amp;[.E420]&amp;&quot;','&quot;&amp;[.F420]&amp;&quot;'],&quot;" office:value-type="string" office:string-value="['vhigh','low','5more','4','med','med']," calcext:value-type="string">
            <text:p>['vhigh','low','5more','4','med','med'],</text:p>
          </table:table-cell>
          <table:table-cell table:formula="of:=&quot;'&quot;&amp;[.G42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21]&amp;&quot;','&quot;&amp;[.B421]&amp;&quot;','&quot;&amp;[.C421]&amp;&quot;','&quot;&amp; [.D421]&amp;&quot;','&quot;&amp;[.E421]&amp;&quot;','&quot;&amp;[.F421]&amp;&quot;'],&quot;" office:value-type="string" office:string-value="['vhigh','low','5more','4','med','high']," calcext:value-type="string">
            <text:p>['vhigh','low','5more','4','med','high'],</text:p>
          </table:table-cell>
          <table:table-cell table:formula="of:=&quot;'&quot;&amp;[.G4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22]&amp;&quot;','&quot;&amp;[.B422]&amp;&quot;','&quot;&amp;[.C422]&amp;&quot;','&quot;&amp; [.D422]&amp;&quot;','&quot;&amp;[.E422]&amp;&quot;','&quot;&amp;[.F422]&amp;&quot;'],&quot;" office:value-type="string" office:string-value="['vhigh','low','5more','4','big','low']," calcext:value-type="string">
            <text:p>['vhigh','low','5more','4','big','low'],</text:p>
          </table:table-cell>
          <table:table-cell table:formula="of:=&quot;'&quot;&amp;[.G4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23]&amp;&quot;','&quot;&amp;[.B423]&amp;&quot;','&quot;&amp;[.C423]&amp;&quot;','&quot;&amp; [.D423]&amp;&quot;','&quot;&amp;[.E423]&amp;&quot;','&quot;&amp;[.F423]&amp;&quot;'],&quot;" office:value-type="string" office:string-value="['vhigh','low','5more','4','big','med']," calcext:value-type="string">
            <text:p>['vhigh','low','5more','4','big','med'],</text:p>
          </table:table-cell>
          <table:table-cell table:formula="of:=&quot;'&quot;&amp;[.G42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24]&amp;&quot;','&quot;&amp;[.B424]&amp;&quot;','&quot;&amp;[.C424]&amp;&quot;','&quot;&amp; [.D424]&amp;&quot;','&quot;&amp;[.E424]&amp;&quot;','&quot;&amp;[.F424]&amp;&quot;'],&quot;" office:value-type="string" office:string-value="['vhigh','low','5more','4','big','high']," calcext:value-type="string">
            <text:p>['vhigh','low','5more','4','big','high'],</text:p>
          </table:table-cell>
          <table:table-cell table:formula="of:=&quot;'&quot;&amp;[.G4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25]&amp;&quot;','&quot;&amp;[.B425]&amp;&quot;','&quot;&amp;[.C425]&amp;&quot;','&quot;&amp; [.D425]&amp;&quot;','&quot;&amp;[.E425]&amp;&quot;','&quot;&amp;[.F425]&amp;&quot;'],&quot;" office:value-type="string" office:string-value="['vhigh','low','5more','more','small','low']," calcext:value-type="string">
            <text:p>['vhigh','low','5more','more','small','low'],</text:p>
          </table:table-cell>
          <table:table-cell table:formula="of:=&quot;'&quot;&amp;[.G4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26]&amp;&quot;','&quot;&amp;[.B426]&amp;&quot;','&quot;&amp;[.C426]&amp;&quot;','&quot;&amp; [.D426]&amp;&quot;','&quot;&amp;[.E426]&amp;&quot;','&quot;&amp;[.F426]&amp;&quot;'],&quot;" office:value-type="string" office:string-value="['vhigh','low','5more','more','small','med']," calcext:value-type="string">
            <text:p>['vhigh','low','5more','more','small','med'],</text:p>
          </table:table-cell>
          <table:table-cell table:formula="of:=&quot;'&quot;&amp;[.G4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27]&amp;&quot;','&quot;&amp;[.B427]&amp;&quot;','&quot;&amp;[.C427]&amp;&quot;','&quot;&amp; [.D427]&amp;&quot;','&quot;&amp;[.E427]&amp;&quot;','&quot;&amp;[.F427]&amp;&quot;'],&quot;" office:value-type="string" office:string-value="['vhigh','low','5more','more','small','high']," calcext:value-type="string">
            <text:p>['vhigh','low','5more','more','small','high'],</text:p>
          </table:table-cell>
          <table:table-cell table:formula="of:=&quot;'&quot;&amp;[.G42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28]&amp;&quot;','&quot;&amp;[.B428]&amp;&quot;','&quot;&amp;[.C428]&amp;&quot;','&quot;&amp; [.D428]&amp;&quot;','&quot;&amp;[.E428]&amp;&quot;','&quot;&amp;[.F428]&amp;&quot;'],&quot;" office:value-type="string" office:string-value="['vhigh','low','5more','more','med','low']," calcext:value-type="string">
            <text:p>['vhigh','low','5more','more','med','low'],</text:p>
          </table:table-cell>
          <table:table-cell table:formula="of:=&quot;'&quot;&amp;[.G4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29]&amp;&quot;','&quot;&amp;[.B429]&amp;&quot;','&quot;&amp;[.C429]&amp;&quot;','&quot;&amp; [.D429]&amp;&quot;','&quot;&amp;[.E429]&amp;&quot;','&quot;&amp;[.F429]&amp;&quot;'],&quot;" office:value-type="string" office:string-value="['vhigh','low','5more','more','med','med']," calcext:value-type="string">
            <text:p>['vhigh','low','5more','more','med','med'],</text:p>
          </table:table-cell>
          <table:table-cell table:formula="of:=&quot;'&quot;&amp;[.G4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30]&amp;&quot;','&quot;&amp;[.B430]&amp;&quot;','&quot;&amp;[.C430]&amp;&quot;','&quot;&amp; [.D430]&amp;&quot;','&quot;&amp;[.E430]&amp;&quot;','&quot;&amp;[.F430]&amp;&quot;'],&quot;" office:value-type="string" office:string-value="['vhigh','low','5more','more','med','high']," calcext:value-type="string">
            <text:p>['vhigh','low','5more','more','med','high'],</text:p>
          </table:table-cell>
          <table:table-cell table:formula="of:=&quot;'&quot;&amp;[.G43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31]&amp;&quot;','&quot;&amp;[.B431]&amp;&quot;','&quot;&amp;[.C431]&amp;&quot;','&quot;&amp; [.D431]&amp;&quot;','&quot;&amp;[.E431]&amp;&quot;','&quot;&amp;[.F431]&amp;&quot;'],&quot;" office:value-type="string" office:string-value="['vhigh','low','5more','more','big','low']," calcext:value-type="string">
            <text:p>['vhigh','low','5more','more','big','low'],</text:p>
          </table:table-cell>
          <table:table-cell table:formula="of:=&quot;'&quot;&amp;[.G4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432]&amp;&quot;','&quot;&amp;[.B432]&amp;&quot;','&quot;&amp;[.C432]&amp;&quot;','&quot;&amp; [.D432]&amp;&quot;','&quot;&amp;[.E432]&amp;&quot;','&quot;&amp;[.F432]&amp;&quot;'],&quot;" office:value-type="string" office:string-value="['vhigh','low','5more','more','big','med']," calcext:value-type="string">
            <text:p>['vhigh','low','5more','more','big','med'],</text:p>
          </table:table-cell>
          <table:table-cell table:formula="of:=&quot;'&quot;&amp;[.G43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433]&amp;&quot;','&quot;&amp;[.B433]&amp;&quot;','&quot;&amp;[.C433]&amp;&quot;','&quot;&amp; [.D433]&amp;&quot;','&quot;&amp;[.E433]&amp;&quot;','&quot;&amp;[.F433]&amp;&quot;'],&quot;" office:value-type="string" office:string-value="['vhigh','low','5more','more','big','high']," calcext:value-type="string">
            <text:p>['vhigh','low','5more','more','big','high'],</text:p>
          </table:table-cell>
          <table:table-cell table:formula="of:=&quot;'&quot;&amp;[.G43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34]&amp;&quot;','&quot;&amp;[.B434]&amp;&quot;','&quot;&amp;[.C434]&amp;&quot;','&quot;&amp; [.D434]&amp;&quot;','&quot;&amp;[.E434]&amp;&quot;','&quot;&amp;[.F434]&amp;&quot;'],&quot;" office:value-type="string" office:string-value="['high','vhigh','2','2','small','low']," calcext:value-type="string">
            <text:p>['high','vhigh','2','2','small','low'],</text:p>
          </table:table-cell>
          <table:table-cell table:formula="of:=&quot;'&quot;&amp;[.G4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35]&amp;&quot;','&quot;&amp;[.B435]&amp;&quot;','&quot;&amp;[.C435]&amp;&quot;','&quot;&amp; [.D435]&amp;&quot;','&quot;&amp;[.E435]&amp;&quot;','&quot;&amp;[.F435]&amp;&quot;'],&quot;" office:value-type="string" office:string-value="['high','vhigh','2','2','small','med']," calcext:value-type="string">
            <text:p>['high','vhigh','2','2','small','med'],</text:p>
          </table:table-cell>
          <table:table-cell table:formula="of:=&quot;'&quot;&amp;[.G4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36]&amp;&quot;','&quot;&amp;[.B436]&amp;&quot;','&quot;&amp;[.C436]&amp;&quot;','&quot;&amp; [.D436]&amp;&quot;','&quot;&amp;[.E436]&amp;&quot;','&quot;&amp;[.F436]&amp;&quot;'],&quot;" office:value-type="string" office:string-value="['high','vhigh','2','2','small','high']," calcext:value-type="string">
            <text:p>['high','vhigh','2','2','small','high'],</text:p>
          </table:table-cell>
          <table:table-cell table:formula="of:=&quot;'&quot;&amp;[.G4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37]&amp;&quot;','&quot;&amp;[.B437]&amp;&quot;','&quot;&amp;[.C437]&amp;&quot;','&quot;&amp; [.D437]&amp;&quot;','&quot;&amp;[.E437]&amp;&quot;','&quot;&amp;[.F437]&amp;&quot;'],&quot;" office:value-type="string" office:string-value="['high','vhigh','2','2','med','low']," calcext:value-type="string">
            <text:p>['high','vhigh','2','2','med','low'],</text:p>
          </table:table-cell>
          <table:table-cell table:formula="of:=&quot;'&quot;&amp;[.G4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38]&amp;&quot;','&quot;&amp;[.B438]&amp;&quot;','&quot;&amp;[.C438]&amp;&quot;','&quot;&amp; [.D438]&amp;&quot;','&quot;&amp;[.E438]&amp;&quot;','&quot;&amp;[.F438]&amp;&quot;'],&quot;" office:value-type="string" office:string-value="['high','vhigh','2','2','med','med']," calcext:value-type="string">
            <text:p>['high','vhigh','2','2','med','med'],</text:p>
          </table:table-cell>
          <table:table-cell table:formula="of:=&quot;'&quot;&amp;[.G4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39]&amp;&quot;','&quot;&amp;[.B439]&amp;&quot;','&quot;&amp;[.C439]&amp;&quot;','&quot;&amp; [.D439]&amp;&quot;','&quot;&amp;[.E439]&amp;&quot;','&quot;&amp;[.F439]&amp;&quot;'],&quot;" office:value-type="string" office:string-value="['high','vhigh','2','2','med','high']," calcext:value-type="string">
            <text:p>['high','vhigh','2','2','med','high'],</text:p>
          </table:table-cell>
          <table:table-cell table:formula="of:=&quot;'&quot;&amp;[.G4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40]&amp;&quot;','&quot;&amp;[.B440]&amp;&quot;','&quot;&amp;[.C440]&amp;&quot;','&quot;&amp; [.D440]&amp;&quot;','&quot;&amp;[.E440]&amp;&quot;','&quot;&amp;[.F440]&amp;&quot;'],&quot;" office:value-type="string" office:string-value="['high','vhigh','2','2','big','low']," calcext:value-type="string">
            <text:p>['high','vhigh','2','2','big','low'],</text:p>
          </table:table-cell>
          <table:table-cell table:formula="of:=&quot;'&quot;&amp;[.G4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41]&amp;&quot;','&quot;&amp;[.B441]&amp;&quot;','&quot;&amp;[.C441]&amp;&quot;','&quot;&amp; [.D441]&amp;&quot;','&quot;&amp;[.E441]&amp;&quot;','&quot;&amp;[.F441]&amp;&quot;'],&quot;" office:value-type="string" office:string-value="['high','vhigh','2','2','big','med']," calcext:value-type="string">
            <text:p>['high','vhigh','2','2','big','med'],</text:p>
          </table:table-cell>
          <table:table-cell table:formula="of:=&quot;'&quot;&amp;[.G4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42]&amp;&quot;','&quot;&amp;[.B442]&amp;&quot;','&quot;&amp;[.C442]&amp;&quot;','&quot;&amp; [.D442]&amp;&quot;','&quot;&amp;[.E442]&amp;&quot;','&quot;&amp;[.F442]&amp;&quot;'],&quot;" office:value-type="string" office:string-value="['high','vhigh','2','2','big','high']," calcext:value-type="string">
            <text:p>['high','vhigh','2','2','big','high'],</text:p>
          </table:table-cell>
          <table:table-cell table:formula="of:=&quot;'&quot;&amp;[.G4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43]&amp;&quot;','&quot;&amp;[.B443]&amp;&quot;','&quot;&amp;[.C443]&amp;&quot;','&quot;&amp; [.D443]&amp;&quot;','&quot;&amp;[.E443]&amp;&quot;','&quot;&amp;[.F443]&amp;&quot;'],&quot;" office:value-type="string" office:string-value="['high','vhigh','2','4','small','low']," calcext:value-type="string">
            <text:p>['high','vhigh','2','4','small','low'],</text:p>
          </table:table-cell>
          <table:table-cell table:formula="of:=&quot;'&quot;&amp;[.G4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44]&amp;&quot;','&quot;&amp;[.B444]&amp;&quot;','&quot;&amp;[.C444]&amp;&quot;','&quot;&amp; [.D444]&amp;&quot;','&quot;&amp;[.E444]&amp;&quot;','&quot;&amp;[.F444]&amp;&quot;'],&quot;" office:value-type="string" office:string-value="['high','vhigh','2','4','small','med']," calcext:value-type="string">
            <text:p>['high','vhigh','2','4','small','med'],</text:p>
          </table:table-cell>
          <table:table-cell table:formula="of:=&quot;'&quot;&amp;[.G4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45]&amp;&quot;','&quot;&amp;[.B445]&amp;&quot;','&quot;&amp;[.C445]&amp;&quot;','&quot;&amp; [.D445]&amp;&quot;','&quot;&amp;[.E445]&amp;&quot;','&quot;&amp;[.F445]&amp;&quot;'],&quot;" office:value-type="string" office:string-value="['high','vhigh','2','4','small','high']," calcext:value-type="string">
            <text:p>['high','vhigh','2','4','small','high'],</text:p>
          </table:table-cell>
          <table:table-cell table:formula="of:=&quot;'&quot;&amp;[.G4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46]&amp;&quot;','&quot;&amp;[.B446]&amp;&quot;','&quot;&amp;[.C446]&amp;&quot;','&quot;&amp; [.D446]&amp;&quot;','&quot;&amp;[.E446]&amp;&quot;','&quot;&amp;[.F446]&amp;&quot;'],&quot;" office:value-type="string" office:string-value="['high','vhigh','2','4','med','low']," calcext:value-type="string">
            <text:p>['high','vhigh','2','4','med','low'],</text:p>
          </table:table-cell>
          <table:table-cell table:formula="of:=&quot;'&quot;&amp;[.G4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47]&amp;&quot;','&quot;&amp;[.B447]&amp;&quot;','&quot;&amp;[.C447]&amp;&quot;','&quot;&amp; [.D447]&amp;&quot;','&quot;&amp;[.E447]&amp;&quot;','&quot;&amp;[.F447]&amp;&quot;'],&quot;" office:value-type="string" office:string-value="['high','vhigh','2','4','med','med']," calcext:value-type="string">
            <text:p>['high','vhigh','2','4','med','med'],</text:p>
          </table:table-cell>
          <table:table-cell table:formula="of:=&quot;'&quot;&amp;[.G4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48]&amp;&quot;','&quot;&amp;[.B448]&amp;&quot;','&quot;&amp;[.C448]&amp;&quot;','&quot;&amp; [.D448]&amp;&quot;','&quot;&amp;[.E448]&amp;&quot;','&quot;&amp;[.F448]&amp;&quot;'],&quot;" office:value-type="string" office:string-value="['high','vhigh','2','4','med','high']," calcext:value-type="string">
            <text:p>['high','vhigh','2','4','med','high'],</text:p>
          </table:table-cell>
          <table:table-cell table:formula="of:=&quot;'&quot;&amp;[.G4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49]&amp;&quot;','&quot;&amp;[.B449]&amp;&quot;','&quot;&amp;[.C449]&amp;&quot;','&quot;&amp; [.D449]&amp;&quot;','&quot;&amp;[.E449]&amp;&quot;','&quot;&amp;[.F449]&amp;&quot;'],&quot;" office:value-type="string" office:string-value="['high','vhigh','2','4','big','low']," calcext:value-type="string">
            <text:p>['high','vhigh','2','4','big','low'],</text:p>
          </table:table-cell>
          <table:table-cell table:formula="of:=&quot;'&quot;&amp;[.G4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50]&amp;&quot;','&quot;&amp;[.B450]&amp;&quot;','&quot;&amp;[.C450]&amp;&quot;','&quot;&amp; [.D450]&amp;&quot;','&quot;&amp;[.E450]&amp;&quot;','&quot;&amp;[.F450]&amp;&quot;'],&quot;" office:value-type="string" office:string-value="['high','vhigh','2','4','big','med']," calcext:value-type="string">
            <text:p>['high','vhigh','2','4','big','med'],</text:p>
          </table:table-cell>
          <table:table-cell table:formula="of:=&quot;'&quot;&amp;[.G4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51]&amp;&quot;','&quot;&amp;[.B451]&amp;&quot;','&quot;&amp;[.C451]&amp;&quot;','&quot;&amp; [.D451]&amp;&quot;','&quot;&amp;[.E451]&amp;&quot;','&quot;&amp;[.F451]&amp;&quot;'],&quot;" office:value-type="string" office:string-value="['high','vhigh','2','4','big','high']," calcext:value-type="string">
            <text:p>['high','vhigh','2','4','big','high'],</text:p>
          </table:table-cell>
          <table:table-cell table:formula="of:=&quot;'&quot;&amp;[.G4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52]&amp;&quot;','&quot;&amp;[.B452]&amp;&quot;','&quot;&amp;[.C452]&amp;&quot;','&quot;&amp; [.D452]&amp;&quot;','&quot;&amp;[.E452]&amp;&quot;','&quot;&amp;[.F452]&amp;&quot;'],&quot;" office:value-type="string" office:string-value="['high','vhigh','2','more','small','low']," calcext:value-type="string">
            <text:p>['high','vhigh','2','more','small','low'],</text:p>
          </table:table-cell>
          <table:table-cell table:formula="of:=&quot;'&quot;&amp;[.G4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53]&amp;&quot;','&quot;&amp;[.B453]&amp;&quot;','&quot;&amp;[.C453]&amp;&quot;','&quot;&amp; [.D453]&amp;&quot;','&quot;&amp;[.E453]&amp;&quot;','&quot;&amp;[.F453]&amp;&quot;'],&quot;" office:value-type="string" office:string-value="['high','vhigh','2','more','small','med']," calcext:value-type="string">
            <text:p>['high','vhigh','2','more','small','med'],</text:p>
          </table:table-cell>
          <table:table-cell table:formula="of:=&quot;'&quot;&amp;[.G4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54]&amp;&quot;','&quot;&amp;[.B454]&amp;&quot;','&quot;&amp;[.C454]&amp;&quot;','&quot;&amp; [.D454]&amp;&quot;','&quot;&amp;[.E454]&amp;&quot;','&quot;&amp;[.F454]&amp;&quot;'],&quot;" office:value-type="string" office:string-value="['high','vhigh','2','more','small','high']," calcext:value-type="string">
            <text:p>['high','vhigh','2','more','small','high'],</text:p>
          </table:table-cell>
          <table:table-cell table:formula="of:=&quot;'&quot;&amp;[.G4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55]&amp;&quot;','&quot;&amp;[.B455]&amp;&quot;','&quot;&amp;[.C455]&amp;&quot;','&quot;&amp; [.D455]&amp;&quot;','&quot;&amp;[.E455]&amp;&quot;','&quot;&amp;[.F455]&amp;&quot;'],&quot;" office:value-type="string" office:string-value="['high','vhigh','2','more','med','low']," calcext:value-type="string">
            <text:p>['high','vhigh','2','more','med','low'],</text:p>
          </table:table-cell>
          <table:table-cell table:formula="of:=&quot;'&quot;&amp;[.G4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56]&amp;&quot;','&quot;&amp;[.B456]&amp;&quot;','&quot;&amp;[.C456]&amp;&quot;','&quot;&amp; [.D456]&amp;&quot;','&quot;&amp;[.E456]&amp;&quot;','&quot;&amp;[.F456]&amp;&quot;'],&quot;" office:value-type="string" office:string-value="['high','vhigh','2','more','med','med']," calcext:value-type="string">
            <text:p>['high','vhigh','2','more','med','med'],</text:p>
          </table:table-cell>
          <table:table-cell table:formula="of:=&quot;'&quot;&amp;[.G4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57]&amp;&quot;','&quot;&amp;[.B457]&amp;&quot;','&quot;&amp;[.C457]&amp;&quot;','&quot;&amp; [.D457]&amp;&quot;','&quot;&amp;[.E457]&amp;&quot;','&quot;&amp;[.F457]&amp;&quot;'],&quot;" office:value-type="string" office:string-value="['high','vhigh','2','more','med','high']," calcext:value-type="string">
            <text:p>['high','vhigh','2','more','med','high'],</text:p>
          </table:table-cell>
          <table:table-cell table:formula="of:=&quot;'&quot;&amp;[.G4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58]&amp;&quot;','&quot;&amp;[.B458]&amp;&quot;','&quot;&amp;[.C458]&amp;&quot;','&quot;&amp; [.D458]&amp;&quot;','&quot;&amp;[.E458]&amp;&quot;','&quot;&amp;[.F458]&amp;&quot;'],&quot;" office:value-type="string" office:string-value="['high','vhigh','2','more','big','low']," calcext:value-type="string">
            <text:p>['high','vhigh','2','more','big','low'],</text:p>
          </table:table-cell>
          <table:table-cell table:formula="of:=&quot;'&quot;&amp;[.G4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59]&amp;&quot;','&quot;&amp;[.B459]&amp;&quot;','&quot;&amp;[.C459]&amp;&quot;','&quot;&amp; [.D459]&amp;&quot;','&quot;&amp;[.E459]&amp;&quot;','&quot;&amp;[.F459]&amp;&quot;'],&quot;" office:value-type="string" office:string-value="['high','vhigh','2','more','big','med']," calcext:value-type="string">
            <text:p>['high','vhigh','2','more','big','med'],</text:p>
          </table:table-cell>
          <table:table-cell table:formula="of:=&quot;'&quot;&amp;[.G4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60]&amp;&quot;','&quot;&amp;[.B460]&amp;&quot;','&quot;&amp;[.C460]&amp;&quot;','&quot;&amp; [.D460]&amp;&quot;','&quot;&amp;[.E460]&amp;&quot;','&quot;&amp;[.F460]&amp;&quot;'],&quot;" office:value-type="string" office:string-value="['high','vhigh','2','more','big','high']," calcext:value-type="string">
            <text:p>['high','vhigh','2','more','big','high'],</text:p>
          </table:table-cell>
          <table:table-cell table:formula="of:=&quot;'&quot;&amp;[.G4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61]&amp;&quot;','&quot;&amp;[.B461]&amp;&quot;','&quot;&amp;[.C461]&amp;&quot;','&quot;&amp; [.D461]&amp;&quot;','&quot;&amp;[.E461]&amp;&quot;','&quot;&amp;[.F461]&amp;&quot;'],&quot;" office:value-type="string" office:string-value="['high','vhigh','3','2','small','low']," calcext:value-type="string">
            <text:p>['high','vhigh','3','2','small','low'],</text:p>
          </table:table-cell>
          <table:table-cell table:formula="of:=&quot;'&quot;&amp;[.G4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62]&amp;&quot;','&quot;&amp;[.B462]&amp;&quot;','&quot;&amp;[.C462]&amp;&quot;','&quot;&amp; [.D462]&amp;&quot;','&quot;&amp;[.E462]&amp;&quot;','&quot;&amp;[.F462]&amp;&quot;'],&quot;" office:value-type="string" office:string-value="['high','vhigh','3','2','small','med']," calcext:value-type="string">
            <text:p>['high','vhigh','3','2','small','med'],</text:p>
          </table:table-cell>
          <table:table-cell table:formula="of:=&quot;'&quot;&amp;[.G4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63]&amp;&quot;','&quot;&amp;[.B463]&amp;&quot;','&quot;&amp;[.C463]&amp;&quot;','&quot;&amp; [.D463]&amp;&quot;','&quot;&amp;[.E463]&amp;&quot;','&quot;&amp;[.F463]&amp;&quot;'],&quot;" office:value-type="string" office:string-value="['high','vhigh','3','2','small','high']," calcext:value-type="string">
            <text:p>['high','vhigh','3','2','small','high'],</text:p>
          </table:table-cell>
          <table:table-cell table:formula="of:=&quot;'&quot;&amp;[.G4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64]&amp;&quot;','&quot;&amp;[.B464]&amp;&quot;','&quot;&amp;[.C464]&amp;&quot;','&quot;&amp; [.D464]&amp;&quot;','&quot;&amp;[.E464]&amp;&quot;','&quot;&amp;[.F464]&amp;&quot;'],&quot;" office:value-type="string" office:string-value="['high','vhigh','3','2','med','low']," calcext:value-type="string">
            <text:p>['high','vhigh','3','2','med','low'],</text:p>
          </table:table-cell>
          <table:table-cell table:formula="of:=&quot;'&quot;&amp;[.G4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65]&amp;&quot;','&quot;&amp;[.B465]&amp;&quot;','&quot;&amp;[.C465]&amp;&quot;','&quot;&amp; [.D465]&amp;&quot;','&quot;&amp;[.E465]&amp;&quot;','&quot;&amp;[.F465]&amp;&quot;'],&quot;" office:value-type="string" office:string-value="['high','vhigh','3','2','med','med']," calcext:value-type="string">
            <text:p>['high','vhigh','3','2','med','med'],</text:p>
          </table:table-cell>
          <table:table-cell table:formula="of:=&quot;'&quot;&amp;[.G4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66]&amp;&quot;','&quot;&amp;[.B466]&amp;&quot;','&quot;&amp;[.C466]&amp;&quot;','&quot;&amp; [.D466]&amp;&quot;','&quot;&amp;[.E466]&amp;&quot;','&quot;&amp;[.F466]&amp;&quot;'],&quot;" office:value-type="string" office:string-value="['high','vhigh','3','2','med','high']," calcext:value-type="string">
            <text:p>['high','vhigh','3','2','med','high'],</text:p>
          </table:table-cell>
          <table:table-cell table:formula="of:=&quot;'&quot;&amp;[.G4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67]&amp;&quot;','&quot;&amp;[.B467]&amp;&quot;','&quot;&amp;[.C467]&amp;&quot;','&quot;&amp; [.D467]&amp;&quot;','&quot;&amp;[.E467]&amp;&quot;','&quot;&amp;[.F467]&amp;&quot;'],&quot;" office:value-type="string" office:string-value="['high','vhigh','3','2','big','low']," calcext:value-type="string">
            <text:p>['high','vhigh','3','2','big','low'],</text:p>
          </table:table-cell>
          <table:table-cell table:formula="of:=&quot;'&quot;&amp;[.G4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68]&amp;&quot;','&quot;&amp;[.B468]&amp;&quot;','&quot;&amp;[.C468]&amp;&quot;','&quot;&amp; [.D468]&amp;&quot;','&quot;&amp;[.E468]&amp;&quot;','&quot;&amp;[.F468]&amp;&quot;'],&quot;" office:value-type="string" office:string-value="['high','vhigh','3','2','big','med']," calcext:value-type="string">
            <text:p>['high','vhigh','3','2','big','med'],</text:p>
          </table:table-cell>
          <table:table-cell table:formula="of:=&quot;'&quot;&amp;[.G4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69]&amp;&quot;','&quot;&amp;[.B469]&amp;&quot;','&quot;&amp;[.C469]&amp;&quot;','&quot;&amp; [.D469]&amp;&quot;','&quot;&amp;[.E469]&amp;&quot;','&quot;&amp;[.F469]&amp;&quot;'],&quot;" office:value-type="string" office:string-value="['high','vhigh','3','2','big','high']," calcext:value-type="string">
            <text:p>['high','vhigh','3','2','big','high'],</text:p>
          </table:table-cell>
          <table:table-cell table:formula="of:=&quot;'&quot;&amp;[.G4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70]&amp;&quot;','&quot;&amp;[.B470]&amp;&quot;','&quot;&amp;[.C470]&amp;&quot;','&quot;&amp; [.D470]&amp;&quot;','&quot;&amp;[.E470]&amp;&quot;','&quot;&amp;[.F470]&amp;&quot;'],&quot;" office:value-type="string" office:string-value="['high','vhigh','3','4','small','low']," calcext:value-type="string">
            <text:p>['high','vhigh','3','4','small','low'],</text:p>
          </table:table-cell>
          <table:table-cell table:formula="of:=&quot;'&quot;&amp;[.G4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71]&amp;&quot;','&quot;&amp;[.B471]&amp;&quot;','&quot;&amp;[.C471]&amp;&quot;','&quot;&amp; [.D471]&amp;&quot;','&quot;&amp;[.E471]&amp;&quot;','&quot;&amp;[.F471]&amp;&quot;'],&quot;" office:value-type="string" office:string-value="['high','vhigh','3','4','small','med']," calcext:value-type="string">
            <text:p>['high','vhigh','3','4','small','med'],</text:p>
          </table:table-cell>
          <table:table-cell table:formula="of:=&quot;'&quot;&amp;[.G4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72]&amp;&quot;','&quot;&amp;[.B472]&amp;&quot;','&quot;&amp;[.C472]&amp;&quot;','&quot;&amp; [.D472]&amp;&quot;','&quot;&amp;[.E472]&amp;&quot;','&quot;&amp;[.F472]&amp;&quot;'],&quot;" office:value-type="string" office:string-value="['high','vhigh','3','4','small','high']," calcext:value-type="string">
            <text:p>['high','vhigh','3','4','small','high'],</text:p>
          </table:table-cell>
          <table:table-cell table:formula="of:=&quot;'&quot;&amp;[.G4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73]&amp;&quot;','&quot;&amp;[.B473]&amp;&quot;','&quot;&amp;[.C473]&amp;&quot;','&quot;&amp; [.D473]&amp;&quot;','&quot;&amp;[.E473]&amp;&quot;','&quot;&amp;[.F473]&amp;&quot;'],&quot;" office:value-type="string" office:string-value="['high','vhigh','3','4','med','low']," calcext:value-type="string">
            <text:p>['high','vhigh','3','4','med','low'],</text:p>
          </table:table-cell>
          <table:table-cell table:formula="of:=&quot;'&quot;&amp;[.G4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74]&amp;&quot;','&quot;&amp;[.B474]&amp;&quot;','&quot;&amp;[.C474]&amp;&quot;','&quot;&amp; [.D474]&amp;&quot;','&quot;&amp;[.E474]&amp;&quot;','&quot;&amp;[.F474]&amp;&quot;'],&quot;" office:value-type="string" office:string-value="['high','vhigh','3','4','med','med']," calcext:value-type="string">
            <text:p>['high','vhigh','3','4','med','med'],</text:p>
          </table:table-cell>
          <table:table-cell table:formula="of:=&quot;'&quot;&amp;[.G4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75]&amp;&quot;','&quot;&amp;[.B475]&amp;&quot;','&quot;&amp;[.C475]&amp;&quot;','&quot;&amp; [.D475]&amp;&quot;','&quot;&amp;[.E475]&amp;&quot;','&quot;&amp;[.F475]&amp;&quot;'],&quot;" office:value-type="string" office:string-value="['high','vhigh','3','4','med','high']," calcext:value-type="string">
            <text:p>['high','vhigh','3','4','med','high'],</text:p>
          </table:table-cell>
          <table:table-cell table:formula="of:=&quot;'&quot;&amp;[.G4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76]&amp;&quot;','&quot;&amp;[.B476]&amp;&quot;','&quot;&amp;[.C476]&amp;&quot;','&quot;&amp; [.D476]&amp;&quot;','&quot;&amp;[.E476]&amp;&quot;','&quot;&amp;[.F476]&amp;&quot;'],&quot;" office:value-type="string" office:string-value="['high','vhigh','3','4','big','low']," calcext:value-type="string">
            <text:p>['high','vhigh','3','4','big','low'],</text:p>
          </table:table-cell>
          <table:table-cell table:formula="of:=&quot;'&quot;&amp;[.G4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77]&amp;&quot;','&quot;&amp;[.B477]&amp;&quot;','&quot;&amp;[.C477]&amp;&quot;','&quot;&amp; [.D477]&amp;&quot;','&quot;&amp;[.E477]&amp;&quot;','&quot;&amp;[.F477]&amp;&quot;'],&quot;" office:value-type="string" office:string-value="['high','vhigh','3','4','big','med']," calcext:value-type="string">
            <text:p>['high','vhigh','3','4','big','med'],</text:p>
          </table:table-cell>
          <table:table-cell table:formula="of:=&quot;'&quot;&amp;[.G4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78]&amp;&quot;','&quot;&amp;[.B478]&amp;&quot;','&quot;&amp;[.C478]&amp;&quot;','&quot;&amp; [.D478]&amp;&quot;','&quot;&amp;[.E478]&amp;&quot;','&quot;&amp;[.F478]&amp;&quot;'],&quot;" office:value-type="string" office:string-value="['high','vhigh','3','4','big','high']," calcext:value-type="string">
            <text:p>['high','vhigh','3','4','big','high'],</text:p>
          </table:table-cell>
          <table:table-cell table:formula="of:=&quot;'&quot;&amp;[.G4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79]&amp;&quot;','&quot;&amp;[.B479]&amp;&quot;','&quot;&amp;[.C479]&amp;&quot;','&quot;&amp; [.D479]&amp;&quot;','&quot;&amp;[.E479]&amp;&quot;','&quot;&amp;[.F479]&amp;&quot;'],&quot;" office:value-type="string" office:string-value="['high','vhigh','3','more','small','low']," calcext:value-type="string">
            <text:p>['high','vhigh','3','more','small','low'],</text:p>
          </table:table-cell>
          <table:table-cell table:formula="of:=&quot;'&quot;&amp;[.G4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80]&amp;&quot;','&quot;&amp;[.B480]&amp;&quot;','&quot;&amp;[.C480]&amp;&quot;','&quot;&amp; [.D480]&amp;&quot;','&quot;&amp;[.E480]&amp;&quot;','&quot;&amp;[.F480]&amp;&quot;'],&quot;" office:value-type="string" office:string-value="['high','vhigh','3','more','small','med']," calcext:value-type="string">
            <text:p>['high','vhigh','3','more','small','med'],</text:p>
          </table:table-cell>
          <table:table-cell table:formula="of:=&quot;'&quot;&amp;[.G4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81]&amp;&quot;','&quot;&amp;[.B481]&amp;&quot;','&quot;&amp;[.C481]&amp;&quot;','&quot;&amp; [.D481]&amp;&quot;','&quot;&amp;[.E481]&amp;&quot;','&quot;&amp;[.F481]&amp;&quot;'],&quot;" office:value-type="string" office:string-value="['high','vhigh','3','more','small','high']," calcext:value-type="string">
            <text:p>['high','vhigh','3','more','small','high'],</text:p>
          </table:table-cell>
          <table:table-cell table:formula="of:=&quot;'&quot;&amp;[.G4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82]&amp;&quot;','&quot;&amp;[.B482]&amp;&quot;','&quot;&amp;[.C482]&amp;&quot;','&quot;&amp; [.D482]&amp;&quot;','&quot;&amp;[.E482]&amp;&quot;','&quot;&amp;[.F482]&amp;&quot;'],&quot;" office:value-type="string" office:string-value="['high','vhigh','3','more','med','low']," calcext:value-type="string">
            <text:p>['high','vhigh','3','more','med','low'],</text:p>
          </table:table-cell>
          <table:table-cell table:formula="of:=&quot;'&quot;&amp;[.G4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83]&amp;&quot;','&quot;&amp;[.B483]&amp;&quot;','&quot;&amp;[.C483]&amp;&quot;','&quot;&amp; [.D483]&amp;&quot;','&quot;&amp;[.E483]&amp;&quot;','&quot;&amp;[.F483]&amp;&quot;'],&quot;" office:value-type="string" office:string-value="['high','vhigh','3','more','med','med']," calcext:value-type="string">
            <text:p>['high','vhigh','3','more','med','med'],</text:p>
          </table:table-cell>
          <table:table-cell table:formula="of:=&quot;'&quot;&amp;[.G4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84]&amp;&quot;','&quot;&amp;[.B484]&amp;&quot;','&quot;&amp;[.C484]&amp;&quot;','&quot;&amp; [.D484]&amp;&quot;','&quot;&amp;[.E484]&amp;&quot;','&quot;&amp;[.F484]&amp;&quot;'],&quot;" office:value-type="string" office:string-value="['high','vhigh','3','more','med','high']," calcext:value-type="string">
            <text:p>['high','vhigh','3','more','med','high'],</text:p>
          </table:table-cell>
          <table:table-cell table:formula="of:=&quot;'&quot;&amp;[.G4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85]&amp;&quot;','&quot;&amp;[.B485]&amp;&quot;','&quot;&amp;[.C485]&amp;&quot;','&quot;&amp; [.D485]&amp;&quot;','&quot;&amp;[.E485]&amp;&quot;','&quot;&amp;[.F485]&amp;&quot;'],&quot;" office:value-type="string" office:string-value="['high','vhigh','3','more','big','low']," calcext:value-type="string">
            <text:p>['high','vhigh','3','more','big','low'],</text:p>
          </table:table-cell>
          <table:table-cell table:formula="of:=&quot;'&quot;&amp;[.G4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86]&amp;&quot;','&quot;&amp;[.B486]&amp;&quot;','&quot;&amp;[.C486]&amp;&quot;','&quot;&amp; [.D486]&amp;&quot;','&quot;&amp;[.E486]&amp;&quot;','&quot;&amp;[.F486]&amp;&quot;'],&quot;" office:value-type="string" office:string-value="['high','vhigh','3','more','big','med']," calcext:value-type="string">
            <text:p>['high','vhigh','3','more','big','med'],</text:p>
          </table:table-cell>
          <table:table-cell table:formula="of:=&quot;'&quot;&amp;[.G4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87]&amp;&quot;','&quot;&amp;[.B487]&amp;&quot;','&quot;&amp;[.C487]&amp;&quot;','&quot;&amp; [.D487]&amp;&quot;','&quot;&amp;[.E487]&amp;&quot;','&quot;&amp;[.F487]&amp;&quot;'],&quot;" office:value-type="string" office:string-value="['high','vhigh','3','more','big','high']," calcext:value-type="string">
            <text:p>['high','vhigh','3','more','big','high'],</text:p>
          </table:table-cell>
          <table:table-cell table:formula="of:=&quot;'&quot;&amp;[.G4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88]&amp;&quot;','&quot;&amp;[.B488]&amp;&quot;','&quot;&amp;[.C488]&amp;&quot;','&quot;&amp; [.D488]&amp;&quot;','&quot;&amp;[.E488]&amp;&quot;','&quot;&amp;[.F488]&amp;&quot;'],&quot;" office:value-type="string" office:string-value="['high','vhigh','4','2','small','low']," calcext:value-type="string">
            <text:p>['high','vhigh','4','2','small','low'],</text:p>
          </table:table-cell>
          <table:table-cell table:formula="of:=&quot;'&quot;&amp;[.G4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89]&amp;&quot;','&quot;&amp;[.B489]&amp;&quot;','&quot;&amp;[.C489]&amp;&quot;','&quot;&amp; [.D489]&amp;&quot;','&quot;&amp;[.E489]&amp;&quot;','&quot;&amp;[.F489]&amp;&quot;'],&quot;" office:value-type="string" office:string-value="['high','vhigh','4','2','small','med']," calcext:value-type="string">
            <text:p>['high','vhigh','4','2','small','med'],</text:p>
          </table:table-cell>
          <table:table-cell table:formula="of:=&quot;'&quot;&amp;[.G4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90]&amp;&quot;','&quot;&amp;[.B490]&amp;&quot;','&quot;&amp;[.C490]&amp;&quot;','&quot;&amp; [.D490]&amp;&quot;','&quot;&amp;[.E490]&amp;&quot;','&quot;&amp;[.F490]&amp;&quot;'],&quot;" office:value-type="string" office:string-value="['high','vhigh','4','2','small','high']," calcext:value-type="string">
            <text:p>['high','vhigh','4','2','small','high'],</text:p>
          </table:table-cell>
          <table:table-cell table:formula="of:=&quot;'&quot;&amp;[.G4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91]&amp;&quot;','&quot;&amp;[.B491]&amp;&quot;','&quot;&amp;[.C491]&amp;&quot;','&quot;&amp; [.D491]&amp;&quot;','&quot;&amp;[.E491]&amp;&quot;','&quot;&amp;[.F491]&amp;&quot;'],&quot;" office:value-type="string" office:string-value="['high','vhigh','4','2','med','low']," calcext:value-type="string">
            <text:p>['high','vhigh','4','2','med','low'],</text:p>
          </table:table-cell>
          <table:table-cell table:formula="of:=&quot;'&quot;&amp;[.G4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92]&amp;&quot;','&quot;&amp;[.B492]&amp;&quot;','&quot;&amp;[.C492]&amp;&quot;','&quot;&amp; [.D492]&amp;&quot;','&quot;&amp;[.E492]&amp;&quot;','&quot;&amp;[.F492]&amp;&quot;'],&quot;" office:value-type="string" office:string-value="['high','vhigh','4','2','med','med']," calcext:value-type="string">
            <text:p>['high','vhigh','4','2','med','med'],</text:p>
          </table:table-cell>
          <table:table-cell table:formula="of:=&quot;'&quot;&amp;[.G4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93]&amp;&quot;','&quot;&amp;[.B493]&amp;&quot;','&quot;&amp;[.C493]&amp;&quot;','&quot;&amp; [.D493]&amp;&quot;','&quot;&amp;[.E493]&amp;&quot;','&quot;&amp;[.F493]&amp;&quot;'],&quot;" office:value-type="string" office:string-value="['high','vhigh','4','2','med','high']," calcext:value-type="string">
            <text:p>['high','vhigh','4','2','med','high'],</text:p>
          </table:table-cell>
          <table:table-cell table:formula="of:=&quot;'&quot;&amp;[.G4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94]&amp;&quot;','&quot;&amp;[.B494]&amp;&quot;','&quot;&amp;[.C494]&amp;&quot;','&quot;&amp; [.D494]&amp;&quot;','&quot;&amp;[.E494]&amp;&quot;','&quot;&amp;[.F494]&amp;&quot;'],&quot;" office:value-type="string" office:string-value="['high','vhigh','4','2','big','low']," calcext:value-type="string">
            <text:p>['high','vhigh','4','2','big','low'],</text:p>
          </table:table-cell>
          <table:table-cell table:formula="of:=&quot;'&quot;&amp;[.G4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95]&amp;&quot;','&quot;&amp;[.B495]&amp;&quot;','&quot;&amp;[.C495]&amp;&quot;','&quot;&amp; [.D495]&amp;&quot;','&quot;&amp;[.E495]&amp;&quot;','&quot;&amp;[.F495]&amp;&quot;'],&quot;" office:value-type="string" office:string-value="['high','vhigh','4','2','big','med']," calcext:value-type="string">
            <text:p>['high','vhigh','4','2','big','med'],</text:p>
          </table:table-cell>
          <table:table-cell table:formula="of:=&quot;'&quot;&amp;[.G4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96]&amp;&quot;','&quot;&amp;[.B496]&amp;&quot;','&quot;&amp;[.C496]&amp;&quot;','&quot;&amp; [.D496]&amp;&quot;','&quot;&amp;[.E496]&amp;&quot;','&quot;&amp;[.F496]&amp;&quot;'],&quot;" office:value-type="string" office:string-value="['high','vhigh','4','2','big','high']," calcext:value-type="string">
            <text:p>['high','vhigh','4','2','big','high'],</text:p>
          </table:table-cell>
          <table:table-cell table:formula="of:=&quot;'&quot;&amp;[.G4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497]&amp;&quot;','&quot;&amp;[.B497]&amp;&quot;','&quot;&amp;[.C497]&amp;&quot;','&quot;&amp; [.D497]&amp;&quot;','&quot;&amp;[.E497]&amp;&quot;','&quot;&amp;[.F497]&amp;&quot;'],&quot;" office:value-type="string" office:string-value="['high','vhigh','4','4','small','low']," calcext:value-type="string">
            <text:p>['high','vhigh','4','4','small','low'],</text:p>
          </table:table-cell>
          <table:table-cell table:formula="of:=&quot;'&quot;&amp;[.G4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498]&amp;&quot;','&quot;&amp;[.B498]&amp;&quot;','&quot;&amp;[.C498]&amp;&quot;','&quot;&amp; [.D498]&amp;&quot;','&quot;&amp;[.E498]&amp;&quot;','&quot;&amp;[.F498]&amp;&quot;'],&quot;" office:value-type="string" office:string-value="['high','vhigh','4','4','small','med']," calcext:value-type="string">
            <text:p>['high','vhigh','4','4','small','med'],</text:p>
          </table:table-cell>
          <table:table-cell table:formula="of:=&quot;'&quot;&amp;[.G4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499]&amp;&quot;','&quot;&amp;[.B499]&amp;&quot;','&quot;&amp;[.C499]&amp;&quot;','&quot;&amp; [.D499]&amp;&quot;','&quot;&amp;[.E499]&amp;&quot;','&quot;&amp;[.F499]&amp;&quot;'],&quot;" office:value-type="string" office:string-value="['high','vhigh','4','4','small','high']," calcext:value-type="string">
            <text:p>['high','vhigh','4','4','small','high'],</text:p>
          </table:table-cell>
          <table:table-cell table:formula="of:=&quot;'&quot;&amp;[.G4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00]&amp;&quot;','&quot;&amp;[.B500]&amp;&quot;','&quot;&amp;[.C500]&amp;&quot;','&quot;&amp; [.D500]&amp;&quot;','&quot;&amp;[.E500]&amp;&quot;','&quot;&amp;[.F500]&amp;&quot;'],&quot;" office:value-type="string" office:string-value="['high','vhigh','4','4','med','low']," calcext:value-type="string">
            <text:p>['high','vhigh','4','4','med','low'],</text:p>
          </table:table-cell>
          <table:table-cell table:formula="of:=&quot;'&quot;&amp;[.G5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01]&amp;&quot;','&quot;&amp;[.B501]&amp;&quot;','&quot;&amp;[.C501]&amp;&quot;','&quot;&amp; [.D501]&amp;&quot;','&quot;&amp;[.E501]&amp;&quot;','&quot;&amp;[.F501]&amp;&quot;'],&quot;" office:value-type="string" office:string-value="['high','vhigh','4','4','med','med']," calcext:value-type="string">
            <text:p>['high','vhigh','4','4','med','med'],</text:p>
          </table:table-cell>
          <table:table-cell table:formula="of:=&quot;'&quot;&amp;[.G5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02]&amp;&quot;','&quot;&amp;[.B502]&amp;&quot;','&quot;&amp;[.C502]&amp;&quot;','&quot;&amp; [.D502]&amp;&quot;','&quot;&amp;[.E502]&amp;&quot;','&quot;&amp;[.F502]&amp;&quot;'],&quot;" office:value-type="string" office:string-value="['high','vhigh','4','4','med','high']," calcext:value-type="string">
            <text:p>['high','vhigh','4','4','med','high'],</text:p>
          </table:table-cell>
          <table:table-cell table:formula="of:=&quot;'&quot;&amp;[.G5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03]&amp;&quot;','&quot;&amp;[.B503]&amp;&quot;','&quot;&amp;[.C503]&amp;&quot;','&quot;&amp; [.D503]&amp;&quot;','&quot;&amp;[.E503]&amp;&quot;','&quot;&amp;[.F503]&amp;&quot;'],&quot;" office:value-type="string" office:string-value="['high','vhigh','4','4','big','low']," calcext:value-type="string">
            <text:p>['high','vhigh','4','4','big','low'],</text:p>
          </table:table-cell>
          <table:table-cell table:formula="of:=&quot;'&quot;&amp;[.G5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04]&amp;&quot;','&quot;&amp;[.B504]&amp;&quot;','&quot;&amp;[.C504]&amp;&quot;','&quot;&amp; [.D504]&amp;&quot;','&quot;&amp;[.E504]&amp;&quot;','&quot;&amp;[.F504]&amp;&quot;'],&quot;" office:value-type="string" office:string-value="['high','vhigh','4','4','big','med']," calcext:value-type="string">
            <text:p>['high','vhigh','4','4','big','med'],</text:p>
          </table:table-cell>
          <table:table-cell table:formula="of:=&quot;'&quot;&amp;[.G5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05]&amp;&quot;','&quot;&amp;[.B505]&amp;&quot;','&quot;&amp;[.C505]&amp;&quot;','&quot;&amp; [.D505]&amp;&quot;','&quot;&amp;[.E505]&amp;&quot;','&quot;&amp;[.F505]&amp;&quot;'],&quot;" office:value-type="string" office:string-value="['high','vhigh','4','4','big','high']," calcext:value-type="string">
            <text:p>['high','vhigh','4','4','big','high'],</text:p>
          </table:table-cell>
          <table:table-cell table:formula="of:=&quot;'&quot;&amp;[.G5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06]&amp;&quot;','&quot;&amp;[.B506]&amp;&quot;','&quot;&amp;[.C506]&amp;&quot;','&quot;&amp; [.D506]&amp;&quot;','&quot;&amp;[.E506]&amp;&quot;','&quot;&amp;[.F506]&amp;&quot;'],&quot;" office:value-type="string" office:string-value="['high','vhigh','4','more','small','low']," calcext:value-type="string">
            <text:p>['high','vhigh','4','more','small','low'],</text:p>
          </table:table-cell>
          <table:table-cell table:formula="of:=&quot;'&quot;&amp;[.G5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07]&amp;&quot;','&quot;&amp;[.B507]&amp;&quot;','&quot;&amp;[.C507]&amp;&quot;','&quot;&amp; [.D507]&amp;&quot;','&quot;&amp;[.E507]&amp;&quot;','&quot;&amp;[.F507]&amp;&quot;'],&quot;" office:value-type="string" office:string-value="['high','vhigh','4','more','small','med']," calcext:value-type="string">
            <text:p>['high','vhigh','4','more','small','med'],</text:p>
          </table:table-cell>
          <table:table-cell table:formula="of:=&quot;'&quot;&amp;[.G5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08]&amp;&quot;','&quot;&amp;[.B508]&amp;&quot;','&quot;&amp;[.C508]&amp;&quot;','&quot;&amp; [.D508]&amp;&quot;','&quot;&amp;[.E508]&amp;&quot;','&quot;&amp;[.F508]&amp;&quot;'],&quot;" office:value-type="string" office:string-value="['high','vhigh','4','more','small','high']," calcext:value-type="string">
            <text:p>['high','vhigh','4','more','small','high'],</text:p>
          </table:table-cell>
          <table:table-cell table:formula="of:=&quot;'&quot;&amp;[.G5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09]&amp;&quot;','&quot;&amp;[.B509]&amp;&quot;','&quot;&amp;[.C509]&amp;&quot;','&quot;&amp; [.D509]&amp;&quot;','&quot;&amp;[.E509]&amp;&quot;','&quot;&amp;[.F509]&amp;&quot;'],&quot;" office:value-type="string" office:string-value="['high','vhigh','4','more','med','low']," calcext:value-type="string">
            <text:p>['high','vhigh','4','more','med','low'],</text:p>
          </table:table-cell>
          <table:table-cell table:formula="of:=&quot;'&quot;&amp;[.G5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10]&amp;&quot;','&quot;&amp;[.B510]&amp;&quot;','&quot;&amp;[.C510]&amp;&quot;','&quot;&amp; [.D510]&amp;&quot;','&quot;&amp;[.E510]&amp;&quot;','&quot;&amp;[.F510]&amp;&quot;'],&quot;" office:value-type="string" office:string-value="['high','vhigh','4','more','med','med']," calcext:value-type="string">
            <text:p>['high','vhigh','4','more','med','med'],</text:p>
          </table:table-cell>
          <table:table-cell table:formula="of:=&quot;'&quot;&amp;[.G5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11]&amp;&quot;','&quot;&amp;[.B511]&amp;&quot;','&quot;&amp;[.C511]&amp;&quot;','&quot;&amp; [.D511]&amp;&quot;','&quot;&amp;[.E511]&amp;&quot;','&quot;&amp;[.F511]&amp;&quot;'],&quot;" office:value-type="string" office:string-value="['high','vhigh','4','more','med','high']," calcext:value-type="string">
            <text:p>['high','vhigh','4','more','med','high'],</text:p>
          </table:table-cell>
          <table:table-cell table:formula="of:=&quot;'&quot;&amp;[.G5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12]&amp;&quot;','&quot;&amp;[.B512]&amp;&quot;','&quot;&amp;[.C512]&amp;&quot;','&quot;&amp; [.D512]&amp;&quot;','&quot;&amp;[.E512]&amp;&quot;','&quot;&amp;[.F512]&amp;&quot;'],&quot;" office:value-type="string" office:string-value="['high','vhigh','4','more','big','low']," calcext:value-type="string">
            <text:p>['high','vhigh','4','more','big','low'],</text:p>
          </table:table-cell>
          <table:table-cell table:formula="of:=&quot;'&quot;&amp;[.G5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13]&amp;&quot;','&quot;&amp;[.B513]&amp;&quot;','&quot;&amp;[.C513]&amp;&quot;','&quot;&amp; [.D513]&amp;&quot;','&quot;&amp;[.E513]&amp;&quot;','&quot;&amp;[.F513]&amp;&quot;'],&quot;" office:value-type="string" office:string-value="['high','vhigh','4','more','big','med']," calcext:value-type="string">
            <text:p>['high','vhigh','4','more','big','med'],</text:p>
          </table:table-cell>
          <table:table-cell table:formula="of:=&quot;'&quot;&amp;[.G5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14]&amp;&quot;','&quot;&amp;[.B514]&amp;&quot;','&quot;&amp;[.C514]&amp;&quot;','&quot;&amp; [.D514]&amp;&quot;','&quot;&amp;[.E514]&amp;&quot;','&quot;&amp;[.F514]&amp;&quot;'],&quot;" office:value-type="string" office:string-value="['high','vhigh','4','more','big','high']," calcext:value-type="string">
            <text:p>['high','vhigh','4','more','big','high'],</text:p>
          </table:table-cell>
          <table:table-cell table:formula="of:=&quot;'&quot;&amp;[.G5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15]&amp;&quot;','&quot;&amp;[.B515]&amp;&quot;','&quot;&amp;[.C515]&amp;&quot;','&quot;&amp; [.D515]&amp;&quot;','&quot;&amp;[.E515]&amp;&quot;','&quot;&amp;[.F515]&amp;&quot;'],&quot;" office:value-type="string" office:string-value="['high','vhigh','5more','2','small','low']," calcext:value-type="string">
            <text:p>['high','vhigh','5more','2','small','low'],</text:p>
          </table:table-cell>
          <table:table-cell table:formula="of:=&quot;'&quot;&amp;[.G5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16]&amp;&quot;','&quot;&amp;[.B516]&amp;&quot;','&quot;&amp;[.C516]&amp;&quot;','&quot;&amp; [.D516]&amp;&quot;','&quot;&amp;[.E516]&amp;&quot;','&quot;&amp;[.F516]&amp;&quot;'],&quot;" office:value-type="string" office:string-value="['high','vhigh','5more','2','small','med']," calcext:value-type="string">
            <text:p>['high','vhigh','5more','2','small','med'],</text:p>
          </table:table-cell>
          <table:table-cell table:formula="of:=&quot;'&quot;&amp;[.G5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17]&amp;&quot;','&quot;&amp;[.B517]&amp;&quot;','&quot;&amp;[.C517]&amp;&quot;','&quot;&amp; [.D517]&amp;&quot;','&quot;&amp;[.E517]&amp;&quot;','&quot;&amp;[.F517]&amp;&quot;'],&quot;" office:value-type="string" office:string-value="['high','vhigh','5more','2','small','high']," calcext:value-type="string">
            <text:p>['high','vhigh','5more','2','small','high'],</text:p>
          </table:table-cell>
          <table:table-cell table:formula="of:=&quot;'&quot;&amp;[.G5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18]&amp;&quot;','&quot;&amp;[.B518]&amp;&quot;','&quot;&amp;[.C518]&amp;&quot;','&quot;&amp; [.D518]&amp;&quot;','&quot;&amp;[.E518]&amp;&quot;','&quot;&amp;[.F518]&amp;&quot;'],&quot;" office:value-type="string" office:string-value="['high','vhigh','5more','2','med','low']," calcext:value-type="string">
            <text:p>['high','vhigh','5more','2','med','low'],</text:p>
          </table:table-cell>
          <table:table-cell table:formula="of:=&quot;'&quot;&amp;[.G5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19]&amp;&quot;','&quot;&amp;[.B519]&amp;&quot;','&quot;&amp;[.C519]&amp;&quot;','&quot;&amp; [.D519]&amp;&quot;','&quot;&amp;[.E519]&amp;&quot;','&quot;&amp;[.F519]&amp;&quot;'],&quot;" office:value-type="string" office:string-value="['high','vhigh','5more','2','med','med']," calcext:value-type="string">
            <text:p>['high','vhigh','5more','2','med','med'],</text:p>
          </table:table-cell>
          <table:table-cell table:formula="of:=&quot;'&quot;&amp;[.G5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20]&amp;&quot;','&quot;&amp;[.B520]&amp;&quot;','&quot;&amp;[.C520]&amp;&quot;','&quot;&amp; [.D520]&amp;&quot;','&quot;&amp;[.E520]&amp;&quot;','&quot;&amp;[.F520]&amp;&quot;'],&quot;" office:value-type="string" office:string-value="['high','vhigh','5more','2','med','high']," calcext:value-type="string">
            <text:p>['high','vhigh','5more','2','med','high'],</text:p>
          </table:table-cell>
          <table:table-cell table:formula="of:=&quot;'&quot;&amp;[.G5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21]&amp;&quot;','&quot;&amp;[.B521]&amp;&quot;','&quot;&amp;[.C521]&amp;&quot;','&quot;&amp; [.D521]&amp;&quot;','&quot;&amp;[.E521]&amp;&quot;','&quot;&amp;[.F521]&amp;&quot;'],&quot;" office:value-type="string" office:string-value="['high','vhigh','5more','2','big','low']," calcext:value-type="string">
            <text:p>['high','vhigh','5more','2','big','low'],</text:p>
          </table:table-cell>
          <table:table-cell table:formula="of:=&quot;'&quot;&amp;[.G5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22]&amp;&quot;','&quot;&amp;[.B522]&amp;&quot;','&quot;&amp;[.C522]&amp;&quot;','&quot;&amp; [.D522]&amp;&quot;','&quot;&amp;[.E522]&amp;&quot;','&quot;&amp;[.F522]&amp;&quot;'],&quot;" office:value-type="string" office:string-value="['high','vhigh','5more','2','big','med']," calcext:value-type="string">
            <text:p>['high','vhigh','5more','2','big','med'],</text:p>
          </table:table-cell>
          <table:table-cell table:formula="of:=&quot;'&quot;&amp;[.G5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23]&amp;&quot;','&quot;&amp;[.B523]&amp;&quot;','&quot;&amp;[.C523]&amp;&quot;','&quot;&amp; [.D523]&amp;&quot;','&quot;&amp;[.E523]&amp;&quot;','&quot;&amp;[.F523]&amp;&quot;'],&quot;" office:value-type="string" office:string-value="['high','vhigh','5more','2','big','high']," calcext:value-type="string">
            <text:p>['high','vhigh','5more','2','big','high'],</text:p>
          </table:table-cell>
          <table:table-cell table:formula="of:=&quot;'&quot;&amp;[.G5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24]&amp;&quot;','&quot;&amp;[.B524]&amp;&quot;','&quot;&amp;[.C524]&amp;&quot;','&quot;&amp; [.D524]&amp;&quot;','&quot;&amp;[.E524]&amp;&quot;','&quot;&amp;[.F524]&amp;&quot;'],&quot;" office:value-type="string" office:string-value="['high','vhigh','5more','4','small','low']," calcext:value-type="string">
            <text:p>['high','vhigh','5more','4','small','low'],</text:p>
          </table:table-cell>
          <table:table-cell table:formula="of:=&quot;'&quot;&amp;[.G5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25]&amp;&quot;','&quot;&amp;[.B525]&amp;&quot;','&quot;&amp;[.C525]&amp;&quot;','&quot;&amp; [.D525]&amp;&quot;','&quot;&amp;[.E525]&amp;&quot;','&quot;&amp;[.F525]&amp;&quot;'],&quot;" office:value-type="string" office:string-value="['high','vhigh','5more','4','small','med']," calcext:value-type="string">
            <text:p>['high','vhigh','5more','4','small','med'],</text:p>
          </table:table-cell>
          <table:table-cell table:formula="of:=&quot;'&quot;&amp;[.G5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26]&amp;&quot;','&quot;&amp;[.B526]&amp;&quot;','&quot;&amp;[.C526]&amp;&quot;','&quot;&amp; [.D526]&amp;&quot;','&quot;&amp;[.E526]&amp;&quot;','&quot;&amp;[.F526]&amp;&quot;'],&quot;" office:value-type="string" office:string-value="['high','vhigh','5more','4','small','high']," calcext:value-type="string">
            <text:p>['high','vhigh','5more','4','small','high'],</text:p>
          </table:table-cell>
          <table:table-cell table:formula="of:=&quot;'&quot;&amp;[.G5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27]&amp;&quot;','&quot;&amp;[.B527]&amp;&quot;','&quot;&amp;[.C527]&amp;&quot;','&quot;&amp; [.D527]&amp;&quot;','&quot;&amp;[.E527]&amp;&quot;','&quot;&amp;[.F527]&amp;&quot;'],&quot;" office:value-type="string" office:string-value="['high','vhigh','5more','4','med','low']," calcext:value-type="string">
            <text:p>['high','vhigh','5more','4','med','low'],</text:p>
          </table:table-cell>
          <table:table-cell table:formula="of:=&quot;'&quot;&amp;[.G5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28]&amp;&quot;','&quot;&amp;[.B528]&amp;&quot;','&quot;&amp;[.C528]&amp;&quot;','&quot;&amp; [.D528]&amp;&quot;','&quot;&amp;[.E528]&amp;&quot;','&quot;&amp;[.F528]&amp;&quot;'],&quot;" office:value-type="string" office:string-value="['high','vhigh','5more','4','med','med']," calcext:value-type="string">
            <text:p>['high','vhigh','5more','4','med','med'],</text:p>
          </table:table-cell>
          <table:table-cell table:formula="of:=&quot;'&quot;&amp;[.G5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29]&amp;&quot;','&quot;&amp;[.B529]&amp;&quot;','&quot;&amp;[.C529]&amp;&quot;','&quot;&amp; [.D529]&amp;&quot;','&quot;&amp;[.E529]&amp;&quot;','&quot;&amp;[.F529]&amp;&quot;'],&quot;" office:value-type="string" office:string-value="['high','vhigh','5more','4','med','high']," calcext:value-type="string">
            <text:p>['high','vhigh','5more','4','med','high'],</text:p>
          </table:table-cell>
          <table:table-cell table:formula="of:=&quot;'&quot;&amp;[.G5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30]&amp;&quot;','&quot;&amp;[.B530]&amp;&quot;','&quot;&amp;[.C530]&amp;&quot;','&quot;&amp; [.D530]&amp;&quot;','&quot;&amp;[.E530]&amp;&quot;','&quot;&amp;[.F530]&amp;&quot;'],&quot;" office:value-type="string" office:string-value="['high','vhigh','5more','4','big','low']," calcext:value-type="string">
            <text:p>['high','vhigh','5more','4','big','low'],</text:p>
          </table:table-cell>
          <table:table-cell table:formula="of:=&quot;'&quot;&amp;[.G5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31]&amp;&quot;','&quot;&amp;[.B531]&amp;&quot;','&quot;&amp;[.C531]&amp;&quot;','&quot;&amp; [.D531]&amp;&quot;','&quot;&amp;[.E531]&amp;&quot;','&quot;&amp;[.F531]&amp;&quot;'],&quot;" office:value-type="string" office:string-value="['high','vhigh','5more','4','big','med']," calcext:value-type="string">
            <text:p>['high','vhigh','5more','4','big','med'],</text:p>
          </table:table-cell>
          <table:table-cell table:formula="of:=&quot;'&quot;&amp;[.G5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32]&amp;&quot;','&quot;&amp;[.B532]&amp;&quot;','&quot;&amp;[.C532]&amp;&quot;','&quot;&amp; [.D532]&amp;&quot;','&quot;&amp;[.E532]&amp;&quot;','&quot;&amp;[.F532]&amp;&quot;'],&quot;" office:value-type="string" office:string-value="['high','vhigh','5more','4','big','high']," calcext:value-type="string">
            <text:p>['high','vhigh','5more','4','big','high'],</text:p>
          </table:table-cell>
          <table:table-cell table:formula="of:=&quot;'&quot;&amp;[.G5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33]&amp;&quot;','&quot;&amp;[.B533]&amp;&quot;','&quot;&amp;[.C533]&amp;&quot;','&quot;&amp; [.D533]&amp;&quot;','&quot;&amp;[.E533]&amp;&quot;','&quot;&amp;[.F533]&amp;&quot;'],&quot;" office:value-type="string" office:string-value="['high','vhigh','5more','more','small','low']," calcext:value-type="string">
            <text:p>['high','vhigh','5more','more','small','low'],</text:p>
          </table:table-cell>
          <table:table-cell table:formula="of:=&quot;'&quot;&amp;[.G5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34]&amp;&quot;','&quot;&amp;[.B534]&amp;&quot;','&quot;&amp;[.C534]&amp;&quot;','&quot;&amp; [.D534]&amp;&quot;','&quot;&amp;[.E534]&amp;&quot;','&quot;&amp;[.F534]&amp;&quot;'],&quot;" office:value-type="string" office:string-value="['high','vhigh','5more','more','small','med']," calcext:value-type="string">
            <text:p>['high','vhigh','5more','more','small','med'],</text:p>
          </table:table-cell>
          <table:table-cell table:formula="of:=&quot;'&quot;&amp;[.G5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35]&amp;&quot;','&quot;&amp;[.B535]&amp;&quot;','&quot;&amp;[.C535]&amp;&quot;','&quot;&amp; [.D535]&amp;&quot;','&quot;&amp;[.E535]&amp;&quot;','&quot;&amp;[.F535]&amp;&quot;'],&quot;" office:value-type="string" office:string-value="['high','vhigh','5more','more','small','high']," calcext:value-type="string">
            <text:p>['high','vhigh','5more','more','small','high'],</text:p>
          </table:table-cell>
          <table:table-cell table:formula="of:=&quot;'&quot;&amp;[.G5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36]&amp;&quot;','&quot;&amp;[.B536]&amp;&quot;','&quot;&amp;[.C536]&amp;&quot;','&quot;&amp; [.D536]&amp;&quot;','&quot;&amp;[.E536]&amp;&quot;','&quot;&amp;[.F536]&amp;&quot;'],&quot;" office:value-type="string" office:string-value="['high','vhigh','5more','more','med','low']," calcext:value-type="string">
            <text:p>['high','vhigh','5more','more','med','low'],</text:p>
          </table:table-cell>
          <table:table-cell table:formula="of:=&quot;'&quot;&amp;[.G5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37]&amp;&quot;','&quot;&amp;[.B537]&amp;&quot;','&quot;&amp;[.C537]&amp;&quot;','&quot;&amp; [.D537]&amp;&quot;','&quot;&amp;[.E537]&amp;&quot;','&quot;&amp;[.F537]&amp;&quot;'],&quot;" office:value-type="string" office:string-value="['high','vhigh','5more','more','med','med']," calcext:value-type="string">
            <text:p>['high','vhigh','5more','more','med','med'],</text:p>
          </table:table-cell>
          <table:table-cell table:formula="of:=&quot;'&quot;&amp;[.G5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38]&amp;&quot;','&quot;&amp;[.B538]&amp;&quot;','&quot;&amp;[.C538]&amp;&quot;','&quot;&amp; [.D538]&amp;&quot;','&quot;&amp;[.E538]&amp;&quot;','&quot;&amp;[.F538]&amp;&quot;'],&quot;" office:value-type="string" office:string-value="['high','vhigh','5more','more','med','high']," calcext:value-type="string">
            <text:p>['high','vhigh','5more','more','med','high'],</text:p>
          </table:table-cell>
          <table:table-cell table:formula="of:=&quot;'&quot;&amp;[.G5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39]&amp;&quot;','&quot;&amp;[.B539]&amp;&quot;','&quot;&amp;[.C539]&amp;&quot;','&quot;&amp; [.D539]&amp;&quot;','&quot;&amp;[.E539]&amp;&quot;','&quot;&amp;[.F539]&amp;&quot;'],&quot;" office:value-type="string" office:string-value="['high','vhigh','5more','more','big','low']," calcext:value-type="string">
            <text:p>['high','vhigh','5more','more','big','low'],</text:p>
          </table:table-cell>
          <table:table-cell table:formula="of:=&quot;'&quot;&amp;[.G5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40]&amp;&quot;','&quot;&amp;[.B540]&amp;&quot;','&quot;&amp;[.C540]&amp;&quot;','&quot;&amp; [.D540]&amp;&quot;','&quot;&amp;[.E540]&amp;&quot;','&quot;&amp;[.F540]&amp;&quot;'],&quot;" office:value-type="string" office:string-value="['high','vhigh','5more','more','big','med']," calcext:value-type="string">
            <text:p>['high','vhigh','5more','more','big','med'],</text:p>
          </table:table-cell>
          <table:table-cell table:formula="of:=&quot;'&quot;&amp;[.G5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41]&amp;&quot;','&quot;&amp;[.B541]&amp;&quot;','&quot;&amp;[.C541]&amp;&quot;','&quot;&amp; [.D541]&amp;&quot;','&quot;&amp;[.E541]&amp;&quot;','&quot;&amp;[.F541]&amp;&quot;'],&quot;" office:value-type="string" office:string-value="['high','vhigh','5more','more','big','high']," calcext:value-type="string">
            <text:p>['high','vhigh','5more','more','big','high'],</text:p>
          </table:table-cell>
          <table:table-cell table:formula="of:=&quot;'&quot;&amp;[.G5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42]&amp;&quot;','&quot;&amp;[.B542]&amp;&quot;','&quot;&amp;[.C542]&amp;&quot;','&quot;&amp; [.D542]&amp;&quot;','&quot;&amp;[.E542]&amp;&quot;','&quot;&amp;[.F542]&amp;&quot;'],&quot;" office:value-type="string" office:string-value="['high','high','2','2','small','low']," calcext:value-type="string">
            <text:p>['high','high','2','2','small','low'],</text:p>
          </table:table-cell>
          <table:table-cell table:formula="of:=&quot;'&quot;&amp;[.G5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43]&amp;&quot;','&quot;&amp;[.B543]&amp;&quot;','&quot;&amp;[.C543]&amp;&quot;','&quot;&amp; [.D543]&amp;&quot;','&quot;&amp;[.E543]&amp;&quot;','&quot;&amp;[.F543]&amp;&quot;'],&quot;" office:value-type="string" office:string-value="['high','high','2','2','small','med']," calcext:value-type="string">
            <text:p>['high','high','2','2','small','med'],</text:p>
          </table:table-cell>
          <table:table-cell table:formula="of:=&quot;'&quot;&amp;[.G5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44]&amp;&quot;','&quot;&amp;[.B544]&amp;&quot;','&quot;&amp;[.C544]&amp;&quot;','&quot;&amp; [.D544]&amp;&quot;','&quot;&amp;[.E544]&amp;&quot;','&quot;&amp;[.F544]&amp;&quot;'],&quot;" office:value-type="string" office:string-value="['high','high','2','2','small','high']," calcext:value-type="string">
            <text:p>['high','high','2','2','small','high'],</text:p>
          </table:table-cell>
          <table:table-cell table:formula="of:=&quot;'&quot;&amp;[.G5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45]&amp;&quot;','&quot;&amp;[.B545]&amp;&quot;','&quot;&amp;[.C545]&amp;&quot;','&quot;&amp; [.D545]&amp;&quot;','&quot;&amp;[.E545]&amp;&quot;','&quot;&amp;[.F545]&amp;&quot;'],&quot;" office:value-type="string" office:string-value="['high','high','2','2','med','low']," calcext:value-type="string">
            <text:p>['high','high','2','2','med','low'],</text:p>
          </table:table-cell>
          <table:table-cell table:formula="of:=&quot;'&quot;&amp;[.G5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46]&amp;&quot;','&quot;&amp;[.B546]&amp;&quot;','&quot;&amp;[.C546]&amp;&quot;','&quot;&amp; [.D546]&amp;&quot;','&quot;&amp;[.E546]&amp;&quot;','&quot;&amp;[.F546]&amp;&quot;'],&quot;" office:value-type="string" office:string-value="['high','high','2','2','med','med']," calcext:value-type="string">
            <text:p>['high','high','2','2','med','med'],</text:p>
          </table:table-cell>
          <table:table-cell table:formula="of:=&quot;'&quot;&amp;[.G5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47]&amp;&quot;','&quot;&amp;[.B547]&amp;&quot;','&quot;&amp;[.C547]&amp;&quot;','&quot;&amp; [.D547]&amp;&quot;','&quot;&amp;[.E547]&amp;&quot;','&quot;&amp;[.F547]&amp;&quot;'],&quot;" office:value-type="string" office:string-value="['high','high','2','2','med','high']," calcext:value-type="string">
            <text:p>['high','high','2','2','med','high'],</text:p>
          </table:table-cell>
          <table:table-cell table:formula="of:=&quot;'&quot;&amp;[.G5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48]&amp;&quot;','&quot;&amp;[.B548]&amp;&quot;','&quot;&amp;[.C548]&amp;&quot;','&quot;&amp; [.D548]&amp;&quot;','&quot;&amp;[.E548]&amp;&quot;','&quot;&amp;[.F548]&amp;&quot;'],&quot;" office:value-type="string" office:string-value="['high','high','2','2','big','low']," calcext:value-type="string">
            <text:p>['high','high','2','2','big','low'],</text:p>
          </table:table-cell>
          <table:table-cell table:formula="of:=&quot;'&quot;&amp;[.G5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49]&amp;&quot;','&quot;&amp;[.B549]&amp;&quot;','&quot;&amp;[.C549]&amp;&quot;','&quot;&amp; [.D549]&amp;&quot;','&quot;&amp;[.E549]&amp;&quot;','&quot;&amp;[.F549]&amp;&quot;'],&quot;" office:value-type="string" office:string-value="['high','high','2','2','big','med']," calcext:value-type="string">
            <text:p>['high','high','2','2','big','med'],</text:p>
          </table:table-cell>
          <table:table-cell table:formula="of:=&quot;'&quot;&amp;[.G5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50]&amp;&quot;','&quot;&amp;[.B550]&amp;&quot;','&quot;&amp;[.C550]&amp;&quot;','&quot;&amp; [.D550]&amp;&quot;','&quot;&amp;[.E550]&amp;&quot;','&quot;&amp;[.F550]&amp;&quot;'],&quot;" office:value-type="string" office:string-value="['high','high','2','2','big','high']," calcext:value-type="string">
            <text:p>['high','high','2','2','big','high'],</text:p>
          </table:table-cell>
          <table:table-cell table:formula="of:=&quot;'&quot;&amp;[.G5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51]&amp;&quot;','&quot;&amp;[.B551]&amp;&quot;','&quot;&amp;[.C551]&amp;&quot;','&quot;&amp; [.D551]&amp;&quot;','&quot;&amp;[.E551]&amp;&quot;','&quot;&amp;[.F551]&amp;&quot;'],&quot;" office:value-type="string" office:string-value="['high','high','2','4','small','low']," calcext:value-type="string">
            <text:p>['high','high','2','4','small','low'],</text:p>
          </table:table-cell>
          <table:table-cell table:formula="of:=&quot;'&quot;&amp;[.G5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52]&amp;&quot;','&quot;&amp;[.B552]&amp;&quot;','&quot;&amp;[.C552]&amp;&quot;','&quot;&amp; [.D552]&amp;&quot;','&quot;&amp;[.E552]&amp;&quot;','&quot;&amp;[.F552]&amp;&quot;'],&quot;" office:value-type="string" office:string-value="['high','high','2','4','small','med']," calcext:value-type="string">
            <text:p>['high','high','2','4','small','med'],</text:p>
          </table:table-cell>
          <table:table-cell table:formula="of:=&quot;'&quot;&amp;[.G5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53]&amp;&quot;','&quot;&amp;[.B553]&amp;&quot;','&quot;&amp;[.C553]&amp;&quot;','&quot;&amp; [.D553]&amp;&quot;','&quot;&amp;[.E553]&amp;&quot;','&quot;&amp;[.F553]&amp;&quot;'],&quot;" office:value-type="string" office:string-value="['high','high','2','4','small','high']," calcext:value-type="string">
            <text:p>['high','high','2','4','small','high'],</text:p>
          </table:table-cell>
          <table:table-cell table:formula="of:=&quot;'&quot;&amp;[.G55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54]&amp;&quot;','&quot;&amp;[.B554]&amp;&quot;','&quot;&amp;[.C554]&amp;&quot;','&quot;&amp; [.D554]&amp;&quot;','&quot;&amp;[.E554]&amp;&quot;','&quot;&amp;[.F554]&amp;&quot;'],&quot;" office:value-type="string" office:string-value="['high','high','2','4','med','low']," calcext:value-type="string">
            <text:p>['high','high','2','4','med','low'],</text:p>
          </table:table-cell>
          <table:table-cell table:formula="of:=&quot;'&quot;&amp;[.G5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55]&amp;&quot;','&quot;&amp;[.B555]&amp;&quot;','&quot;&amp;[.C555]&amp;&quot;','&quot;&amp; [.D555]&amp;&quot;','&quot;&amp;[.E555]&amp;&quot;','&quot;&amp;[.F555]&amp;&quot;'],&quot;" office:value-type="string" office:string-value="['high','high','2','4','med','med']," calcext:value-type="string">
            <text:p>['high','high','2','4','med','med'],</text:p>
          </table:table-cell>
          <table:table-cell table:formula="of:=&quot;'&quot;&amp;[.G5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56]&amp;&quot;','&quot;&amp;[.B556]&amp;&quot;','&quot;&amp;[.C556]&amp;&quot;','&quot;&amp; [.D556]&amp;&quot;','&quot;&amp;[.E556]&amp;&quot;','&quot;&amp;[.F556]&amp;&quot;'],&quot;" office:value-type="string" office:string-value="['high','high','2','4','med','high']," calcext:value-type="string">
            <text:p>['high','high','2','4','med','high'],</text:p>
          </table:table-cell>
          <table:table-cell table:formula="of:=&quot;'&quot;&amp;[.G55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57]&amp;&quot;','&quot;&amp;[.B557]&amp;&quot;','&quot;&amp;[.C557]&amp;&quot;','&quot;&amp; [.D557]&amp;&quot;','&quot;&amp;[.E557]&amp;&quot;','&quot;&amp;[.F557]&amp;&quot;'],&quot;" office:value-type="string" office:string-value="['high','high','2','4','big','low']," calcext:value-type="string">
            <text:p>['high','high','2','4','big','low'],</text:p>
          </table:table-cell>
          <table:table-cell table:formula="of:=&quot;'&quot;&amp;[.G5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558]&amp;&quot;','&quot;&amp;[.B558]&amp;&quot;','&quot;&amp;[.C558]&amp;&quot;','&quot;&amp; [.D558]&amp;&quot;','&quot;&amp;[.E558]&amp;&quot;','&quot;&amp;[.F558]&amp;&quot;'],&quot;" office:value-type="string" office:string-value="['high','high','2','4','big','med']," calcext:value-type="string">
            <text:p>['high','high','2','4','big','med'],</text:p>
          </table:table-cell>
          <table:table-cell table:formula="of:=&quot;'&quot;&amp;[.G55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59]&amp;&quot;','&quot;&amp;[.B559]&amp;&quot;','&quot;&amp;[.C559]&amp;&quot;','&quot;&amp; [.D559]&amp;&quot;','&quot;&amp;[.E559]&amp;&quot;','&quot;&amp;[.F559]&amp;&quot;'],&quot;" office:value-type="string" office:string-value="['high','high','2','4','big','high']," calcext:value-type="string">
            <text:p>['high','high','2','4','big','high'],</text:p>
          </table:table-cell>
          <table:table-cell table:formula="of:=&quot;'&quot;&amp;[.G55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60]&amp;&quot;','&quot;&amp;[.B560]&amp;&quot;','&quot;&amp;[.C560]&amp;&quot;','&quot;&amp; [.D560]&amp;&quot;','&quot;&amp;[.E560]&amp;&quot;','&quot;&amp;[.F560]&amp;&quot;'],&quot;" office:value-type="string" office:string-value="['high','high','2','more','small','low']," calcext:value-type="string">
            <text:p>['high','high','2','more','small','low'],</text:p>
          </table:table-cell>
          <table:table-cell table:formula="of:=&quot;'&quot;&amp;[.G5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61]&amp;&quot;','&quot;&amp;[.B561]&amp;&quot;','&quot;&amp;[.C561]&amp;&quot;','&quot;&amp; [.D561]&amp;&quot;','&quot;&amp;[.E561]&amp;&quot;','&quot;&amp;[.F561]&amp;&quot;'],&quot;" office:value-type="string" office:string-value="['high','high','2','more','small','med']," calcext:value-type="string">
            <text:p>['high','high','2','more','small','med'],</text:p>
          </table:table-cell>
          <table:table-cell table:formula="of:=&quot;'&quot;&amp;[.G5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62]&amp;&quot;','&quot;&amp;[.B562]&amp;&quot;','&quot;&amp;[.C562]&amp;&quot;','&quot;&amp; [.D562]&amp;&quot;','&quot;&amp;[.E562]&amp;&quot;','&quot;&amp;[.F562]&amp;&quot;'],&quot;" office:value-type="string" office:string-value="['high','high','2','more','small','high']," calcext:value-type="string">
            <text:p>['high','high','2','more','small','high'],</text:p>
          </table:table-cell>
          <table:table-cell table:formula="of:=&quot;'&quot;&amp;[.G5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63]&amp;&quot;','&quot;&amp;[.B563]&amp;&quot;','&quot;&amp;[.C563]&amp;&quot;','&quot;&amp; [.D563]&amp;&quot;','&quot;&amp;[.E563]&amp;&quot;','&quot;&amp;[.F563]&amp;&quot;'],&quot;" office:value-type="string" office:string-value="['high','high','2','more','med','low']," calcext:value-type="string">
            <text:p>['high','high','2','more','med','low'],</text:p>
          </table:table-cell>
          <table:table-cell table:formula="of:=&quot;'&quot;&amp;[.G5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64]&amp;&quot;','&quot;&amp;[.B564]&amp;&quot;','&quot;&amp;[.C564]&amp;&quot;','&quot;&amp; [.D564]&amp;&quot;','&quot;&amp;[.E564]&amp;&quot;','&quot;&amp;[.F564]&amp;&quot;'],&quot;" office:value-type="string" office:string-value="['high','high','2','more','med','med']," calcext:value-type="string">
            <text:p>['high','high','2','more','med','med'],</text:p>
          </table:table-cell>
          <table:table-cell table:formula="of:=&quot;'&quot;&amp;[.G5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65]&amp;&quot;','&quot;&amp;[.B565]&amp;&quot;','&quot;&amp;[.C565]&amp;&quot;','&quot;&amp; [.D565]&amp;&quot;','&quot;&amp;[.E565]&amp;&quot;','&quot;&amp;[.F565]&amp;&quot;'],&quot;" office:value-type="string" office:string-value="['high','high','2','more','med','high']," calcext:value-type="string">
            <text:p>['high','high','2','more','med','high'],</text:p>
          </table:table-cell>
          <table:table-cell table:formula="of:=&quot;'&quot;&amp;[.G56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66]&amp;&quot;','&quot;&amp;[.B566]&amp;&quot;','&quot;&amp;[.C566]&amp;&quot;','&quot;&amp; [.D566]&amp;&quot;','&quot;&amp;[.E566]&amp;&quot;','&quot;&amp;[.F566]&amp;&quot;'],&quot;" office:value-type="string" office:string-value="['high','high','2','more','big','low']," calcext:value-type="string">
            <text:p>['high','high','2','more','big','low'],</text:p>
          </table:table-cell>
          <table:table-cell table:formula="of:=&quot;'&quot;&amp;[.G5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567]&amp;&quot;','&quot;&amp;[.B567]&amp;&quot;','&quot;&amp;[.C567]&amp;&quot;','&quot;&amp; [.D567]&amp;&quot;','&quot;&amp;[.E567]&amp;&quot;','&quot;&amp;[.F567]&amp;&quot;'],&quot;" office:value-type="string" office:string-value="['high','high','2','more','big','med']," calcext:value-type="string">
            <text:p>['high','high','2','more','big','med'],</text:p>
          </table:table-cell>
          <table:table-cell table:formula="of:=&quot;'&quot;&amp;[.G56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68]&amp;&quot;','&quot;&amp;[.B568]&amp;&quot;','&quot;&amp;[.C568]&amp;&quot;','&quot;&amp; [.D568]&amp;&quot;','&quot;&amp;[.E568]&amp;&quot;','&quot;&amp;[.F568]&amp;&quot;'],&quot;" office:value-type="string" office:string-value="['high','high','2','more','big','high']," calcext:value-type="string">
            <text:p>['high','high','2','more','big','high'],</text:p>
          </table:table-cell>
          <table:table-cell table:formula="of:=&quot;'&quot;&amp;[.G56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69]&amp;&quot;','&quot;&amp;[.B569]&amp;&quot;','&quot;&amp;[.C569]&amp;&quot;','&quot;&amp; [.D569]&amp;&quot;','&quot;&amp;[.E569]&amp;&quot;','&quot;&amp;[.F569]&amp;&quot;'],&quot;" office:value-type="string" office:string-value="['high','high','3','2','small','low']," calcext:value-type="string">
            <text:p>['high','high','3','2','small','low'],</text:p>
          </table:table-cell>
          <table:table-cell table:formula="of:=&quot;'&quot;&amp;[.G5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70]&amp;&quot;','&quot;&amp;[.B570]&amp;&quot;','&quot;&amp;[.C570]&amp;&quot;','&quot;&amp; [.D570]&amp;&quot;','&quot;&amp;[.E570]&amp;&quot;','&quot;&amp;[.F570]&amp;&quot;'],&quot;" office:value-type="string" office:string-value="['high','high','3','2','small','med']," calcext:value-type="string">
            <text:p>['high','high','3','2','small','med'],</text:p>
          </table:table-cell>
          <table:table-cell table:formula="of:=&quot;'&quot;&amp;[.G5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71]&amp;&quot;','&quot;&amp;[.B571]&amp;&quot;','&quot;&amp;[.C571]&amp;&quot;','&quot;&amp; [.D571]&amp;&quot;','&quot;&amp;[.E571]&amp;&quot;','&quot;&amp;[.F571]&amp;&quot;'],&quot;" office:value-type="string" office:string-value="['high','high','3','2','small','high']," calcext:value-type="string">
            <text:p>['high','high','3','2','small','high'],</text:p>
          </table:table-cell>
          <table:table-cell table:formula="of:=&quot;'&quot;&amp;[.G5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72]&amp;&quot;','&quot;&amp;[.B572]&amp;&quot;','&quot;&amp;[.C572]&amp;&quot;','&quot;&amp; [.D572]&amp;&quot;','&quot;&amp;[.E572]&amp;&quot;','&quot;&amp;[.F572]&amp;&quot;'],&quot;" office:value-type="string" office:string-value="['high','high','3','2','med','low']," calcext:value-type="string">
            <text:p>['high','high','3','2','med','low'],</text:p>
          </table:table-cell>
          <table:table-cell table:formula="of:=&quot;'&quot;&amp;[.G5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73]&amp;&quot;','&quot;&amp;[.B573]&amp;&quot;','&quot;&amp;[.C573]&amp;&quot;','&quot;&amp; [.D573]&amp;&quot;','&quot;&amp;[.E573]&amp;&quot;','&quot;&amp;[.F573]&amp;&quot;'],&quot;" office:value-type="string" office:string-value="['high','high','3','2','med','med']," calcext:value-type="string">
            <text:p>['high','high','3','2','med','med'],</text:p>
          </table:table-cell>
          <table:table-cell table:formula="of:=&quot;'&quot;&amp;[.G5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74]&amp;&quot;','&quot;&amp;[.B574]&amp;&quot;','&quot;&amp;[.C574]&amp;&quot;','&quot;&amp; [.D574]&amp;&quot;','&quot;&amp;[.E574]&amp;&quot;','&quot;&amp;[.F574]&amp;&quot;'],&quot;" office:value-type="string" office:string-value="['high','high','3','2','med','high']," calcext:value-type="string">
            <text:p>['high','high','3','2','med','high'],</text:p>
          </table:table-cell>
          <table:table-cell table:formula="of:=&quot;'&quot;&amp;[.G5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75]&amp;&quot;','&quot;&amp;[.B575]&amp;&quot;','&quot;&amp;[.C575]&amp;&quot;','&quot;&amp; [.D575]&amp;&quot;','&quot;&amp;[.E575]&amp;&quot;','&quot;&amp;[.F575]&amp;&quot;'],&quot;" office:value-type="string" office:string-value="['high','high','3','2','big','low']," calcext:value-type="string">
            <text:p>['high','high','3','2','big','low'],</text:p>
          </table:table-cell>
          <table:table-cell table:formula="of:=&quot;'&quot;&amp;[.G5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76]&amp;&quot;','&quot;&amp;[.B576]&amp;&quot;','&quot;&amp;[.C576]&amp;&quot;','&quot;&amp; [.D576]&amp;&quot;','&quot;&amp;[.E576]&amp;&quot;','&quot;&amp;[.F576]&amp;&quot;'],&quot;" office:value-type="string" office:string-value="['high','high','3','2','big','med']," calcext:value-type="string">
            <text:p>['high','high','3','2','big','med'],</text:p>
          </table:table-cell>
          <table:table-cell table:formula="of:=&quot;'&quot;&amp;[.G5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77]&amp;&quot;','&quot;&amp;[.B577]&amp;&quot;','&quot;&amp;[.C577]&amp;&quot;','&quot;&amp; [.D577]&amp;&quot;','&quot;&amp;[.E577]&amp;&quot;','&quot;&amp;[.F577]&amp;&quot;'],&quot;" office:value-type="string" office:string-value="['high','high','3','2','big','high']," calcext:value-type="string">
            <text:p>['high','high','3','2','big','high'],</text:p>
          </table:table-cell>
          <table:table-cell table:formula="of:=&quot;'&quot;&amp;[.G5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78]&amp;&quot;','&quot;&amp;[.B578]&amp;&quot;','&quot;&amp;[.C578]&amp;&quot;','&quot;&amp; [.D578]&amp;&quot;','&quot;&amp;[.E578]&amp;&quot;','&quot;&amp;[.F578]&amp;&quot;'],&quot;" office:value-type="string" office:string-value="['high','high','3','4','small','low']," calcext:value-type="string">
            <text:p>['high','high','3','4','small','low'],</text:p>
          </table:table-cell>
          <table:table-cell table:formula="of:=&quot;'&quot;&amp;[.G5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79]&amp;&quot;','&quot;&amp;[.B579]&amp;&quot;','&quot;&amp;[.C579]&amp;&quot;','&quot;&amp; [.D579]&amp;&quot;','&quot;&amp;[.E579]&amp;&quot;','&quot;&amp;[.F579]&amp;&quot;'],&quot;" office:value-type="string" office:string-value="['high','high','3','4','small','med']," calcext:value-type="string">
            <text:p>['high','high','3','4','small','med'],</text:p>
          </table:table-cell>
          <table:table-cell table:formula="of:=&quot;'&quot;&amp;[.G5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80]&amp;&quot;','&quot;&amp;[.B580]&amp;&quot;','&quot;&amp;[.C580]&amp;&quot;','&quot;&amp; [.D580]&amp;&quot;','&quot;&amp;[.E580]&amp;&quot;','&quot;&amp;[.F580]&amp;&quot;'],&quot;" office:value-type="string" office:string-value="['high','high','3','4','small','high']," calcext:value-type="string">
            <text:p>['high','high','3','4','small','high'],</text:p>
          </table:table-cell>
          <table:table-cell table:formula="of:=&quot;'&quot;&amp;[.G58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81]&amp;&quot;','&quot;&amp;[.B581]&amp;&quot;','&quot;&amp;[.C581]&amp;&quot;','&quot;&amp; [.D581]&amp;&quot;','&quot;&amp;[.E581]&amp;&quot;','&quot;&amp;[.F581]&amp;&quot;'],&quot;" office:value-type="string" office:string-value="['high','high','3','4','med','low']," calcext:value-type="string">
            <text:p>['high','high','3','4','med','low'],</text:p>
          </table:table-cell>
          <table:table-cell table:formula="of:=&quot;'&quot;&amp;[.G5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82]&amp;&quot;','&quot;&amp;[.B582]&amp;&quot;','&quot;&amp;[.C582]&amp;&quot;','&quot;&amp; [.D582]&amp;&quot;','&quot;&amp;[.E582]&amp;&quot;','&quot;&amp;[.F582]&amp;&quot;'],&quot;" office:value-type="string" office:string-value="['high','high','3','4','med','med']," calcext:value-type="string">
            <text:p>['high','high','3','4','med','med'],</text:p>
          </table:table-cell>
          <table:table-cell table:formula="of:=&quot;'&quot;&amp;[.G5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83]&amp;&quot;','&quot;&amp;[.B583]&amp;&quot;','&quot;&amp;[.C583]&amp;&quot;','&quot;&amp; [.D583]&amp;&quot;','&quot;&amp;[.E583]&amp;&quot;','&quot;&amp;[.F583]&amp;&quot;'],&quot;" office:value-type="string" office:string-value="['high','high','3','4','med','high']," calcext:value-type="string">
            <text:p>['high','high','3','4','med','high'],</text:p>
          </table:table-cell>
          <table:table-cell table:formula="of:=&quot;'&quot;&amp;[.G58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84]&amp;&quot;','&quot;&amp;[.B584]&amp;&quot;','&quot;&amp;[.C584]&amp;&quot;','&quot;&amp; [.D584]&amp;&quot;','&quot;&amp;[.E584]&amp;&quot;','&quot;&amp;[.F584]&amp;&quot;'],&quot;" office:value-type="string" office:string-value="['high','high','3','4','big','low']," calcext:value-type="string">
            <text:p>['high','high','3','4','big','low'],</text:p>
          </table:table-cell>
          <table:table-cell table:formula="of:=&quot;'&quot;&amp;[.G5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585]&amp;&quot;','&quot;&amp;[.B585]&amp;&quot;','&quot;&amp;[.C585]&amp;&quot;','&quot;&amp; [.D585]&amp;&quot;','&quot;&amp;[.E585]&amp;&quot;','&quot;&amp;[.F585]&amp;&quot;'],&quot;" office:value-type="string" office:string-value="['high','high','3','4','big','med']," calcext:value-type="string">
            <text:p>['high','high','3','4','big','med'],</text:p>
          </table:table-cell>
          <table:table-cell table:formula="of:=&quot;'&quot;&amp;[.G58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86]&amp;&quot;','&quot;&amp;[.B586]&amp;&quot;','&quot;&amp;[.C586]&amp;&quot;','&quot;&amp; [.D586]&amp;&quot;','&quot;&amp;[.E586]&amp;&quot;','&quot;&amp;[.F586]&amp;&quot;'],&quot;" office:value-type="string" office:string-value="['high','high','3','4','big','high']," calcext:value-type="string">
            <text:p>['high','high','3','4','big','high'],</text:p>
          </table:table-cell>
          <table:table-cell table:formula="of:=&quot;'&quot;&amp;[.G58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87]&amp;&quot;','&quot;&amp;[.B587]&amp;&quot;','&quot;&amp;[.C587]&amp;&quot;','&quot;&amp; [.D587]&amp;&quot;','&quot;&amp;[.E587]&amp;&quot;','&quot;&amp;[.F587]&amp;&quot;'],&quot;" office:value-type="string" office:string-value="['high','high','3','more','small','low']," calcext:value-type="string">
            <text:p>['high','high','3','more','small','low'],</text:p>
          </table:table-cell>
          <table:table-cell table:formula="of:=&quot;'&quot;&amp;[.G5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88]&amp;&quot;','&quot;&amp;[.B588]&amp;&quot;','&quot;&amp;[.C588]&amp;&quot;','&quot;&amp; [.D588]&amp;&quot;','&quot;&amp;[.E588]&amp;&quot;','&quot;&amp;[.F588]&amp;&quot;'],&quot;" office:value-type="string" office:string-value="['high','high','3','more','small','med']," calcext:value-type="string">
            <text:p>['high','high','3','more','small','med'],</text:p>
          </table:table-cell>
          <table:table-cell table:formula="of:=&quot;'&quot;&amp;[.G5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89]&amp;&quot;','&quot;&amp;[.B589]&amp;&quot;','&quot;&amp;[.C589]&amp;&quot;','&quot;&amp; [.D589]&amp;&quot;','&quot;&amp;[.E589]&amp;&quot;','&quot;&amp;[.F589]&amp;&quot;'],&quot;" office:value-type="string" office:string-value="['high','high','3','more','small','high']," calcext:value-type="string">
            <text:p>['high','high','3','more','small','high'],</text:p>
          </table:table-cell>
          <table:table-cell table:formula="of:=&quot;'&quot;&amp;[.G58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90]&amp;&quot;','&quot;&amp;[.B590]&amp;&quot;','&quot;&amp;[.C590]&amp;&quot;','&quot;&amp; [.D590]&amp;&quot;','&quot;&amp;[.E590]&amp;&quot;','&quot;&amp;[.F590]&amp;&quot;'],&quot;" office:value-type="string" office:string-value="['high','high','3','more','med','low']," calcext:value-type="string">
            <text:p>['high','high','3','more','med','low'],</text:p>
          </table:table-cell>
          <table:table-cell table:formula="of:=&quot;'&quot;&amp;[.G5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591]&amp;&quot;','&quot;&amp;[.B591]&amp;&quot;','&quot;&amp;[.C591]&amp;&quot;','&quot;&amp; [.D591]&amp;&quot;','&quot;&amp;[.E591]&amp;&quot;','&quot;&amp;[.F591]&amp;&quot;'],&quot;" office:value-type="string" office:string-value="['high','high','3','more','med','med']," calcext:value-type="string">
            <text:p>['high','high','3','more','med','med'],</text:p>
          </table:table-cell>
          <table:table-cell table:formula="of:=&quot;'&quot;&amp;[.G59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92]&amp;&quot;','&quot;&amp;[.B592]&amp;&quot;','&quot;&amp;[.C592]&amp;&quot;','&quot;&amp; [.D592]&amp;&quot;','&quot;&amp;[.E592]&amp;&quot;','&quot;&amp;[.F592]&amp;&quot;'],&quot;" office:value-type="string" office:string-value="['high','high','3','more','med','high']," calcext:value-type="string">
            <text:p>['high','high','3','more','med','high'],</text:p>
          </table:table-cell>
          <table:table-cell table:formula="of:=&quot;'&quot;&amp;[.G59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93]&amp;&quot;','&quot;&amp;[.B593]&amp;&quot;','&quot;&amp;[.C593]&amp;&quot;','&quot;&amp; [.D593]&amp;&quot;','&quot;&amp;[.E593]&amp;&quot;','&quot;&amp;[.F593]&amp;&quot;'],&quot;" office:value-type="string" office:string-value="['high','high','3','more','big','low']," calcext:value-type="string">
            <text:p>['high','high','3','more','big','low'],</text:p>
          </table:table-cell>
          <table:table-cell table:formula="of:=&quot;'&quot;&amp;[.G5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594]&amp;&quot;','&quot;&amp;[.B594]&amp;&quot;','&quot;&amp;[.C594]&amp;&quot;','&quot;&amp; [.D594]&amp;&quot;','&quot;&amp;[.E594]&amp;&quot;','&quot;&amp;[.F594]&amp;&quot;'],&quot;" office:value-type="string" office:string-value="['high','high','3','more','big','med']," calcext:value-type="string">
            <text:p>['high','high','3','more','big','med'],</text:p>
          </table:table-cell>
          <table:table-cell table:formula="of:=&quot;'&quot;&amp;[.G59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595]&amp;&quot;','&quot;&amp;[.B595]&amp;&quot;','&quot;&amp;[.C595]&amp;&quot;','&quot;&amp; [.D595]&amp;&quot;','&quot;&amp;[.E595]&amp;&quot;','&quot;&amp;[.F595]&amp;&quot;'],&quot;" office:value-type="string" office:string-value="['high','high','3','more','big','high']," calcext:value-type="string">
            <text:p>['high','high','3','more','big','high'],</text:p>
          </table:table-cell>
          <table:table-cell table:formula="of:=&quot;'&quot;&amp;[.G59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96]&amp;&quot;','&quot;&amp;[.B596]&amp;&quot;','&quot;&amp;[.C596]&amp;&quot;','&quot;&amp; [.D596]&amp;&quot;','&quot;&amp;[.E596]&amp;&quot;','&quot;&amp;[.F596]&amp;&quot;'],&quot;" office:value-type="string" office:string-value="['high','high','4','2','small','low']," calcext:value-type="string">
            <text:p>['high','high','4','2','small','low'],</text:p>
          </table:table-cell>
          <table:table-cell table:formula="of:=&quot;'&quot;&amp;[.G5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597]&amp;&quot;','&quot;&amp;[.B597]&amp;&quot;','&quot;&amp;[.C597]&amp;&quot;','&quot;&amp; [.D597]&amp;&quot;','&quot;&amp;[.E597]&amp;&quot;','&quot;&amp;[.F597]&amp;&quot;'],&quot;" office:value-type="string" office:string-value="['high','high','4','2','small','med']," calcext:value-type="string">
            <text:p>['high','high','4','2','small','med'],</text:p>
          </table:table-cell>
          <table:table-cell table:formula="of:=&quot;'&quot;&amp;[.G5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598]&amp;&quot;','&quot;&amp;[.B598]&amp;&quot;','&quot;&amp;[.C598]&amp;&quot;','&quot;&amp; [.D598]&amp;&quot;','&quot;&amp;[.E598]&amp;&quot;','&quot;&amp;[.F598]&amp;&quot;'],&quot;" office:value-type="string" office:string-value="['high','high','4','2','small','high']," calcext:value-type="string">
            <text:p>['high','high','4','2','small','high'],</text:p>
          </table:table-cell>
          <table:table-cell table:formula="of:=&quot;'&quot;&amp;[.G5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599]&amp;&quot;','&quot;&amp;[.B599]&amp;&quot;','&quot;&amp;[.C599]&amp;&quot;','&quot;&amp; [.D599]&amp;&quot;','&quot;&amp;[.E599]&amp;&quot;','&quot;&amp;[.F599]&amp;&quot;'],&quot;" office:value-type="string" office:string-value="['high','high','4','2','med','low']," calcext:value-type="string">
            <text:p>['high','high','4','2','med','low'],</text:p>
          </table:table-cell>
          <table:table-cell table:formula="of:=&quot;'&quot;&amp;[.G5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00]&amp;&quot;','&quot;&amp;[.B600]&amp;&quot;','&quot;&amp;[.C600]&amp;&quot;','&quot;&amp; [.D600]&amp;&quot;','&quot;&amp;[.E600]&amp;&quot;','&quot;&amp;[.F600]&amp;&quot;'],&quot;" office:value-type="string" office:string-value="['high','high','4','2','med','med']," calcext:value-type="string">
            <text:p>['high','high','4','2','med','med'],</text:p>
          </table:table-cell>
          <table:table-cell table:formula="of:=&quot;'&quot;&amp;[.G6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01]&amp;&quot;','&quot;&amp;[.B601]&amp;&quot;','&quot;&amp;[.C601]&amp;&quot;','&quot;&amp; [.D601]&amp;&quot;','&quot;&amp;[.E601]&amp;&quot;','&quot;&amp;[.F601]&amp;&quot;'],&quot;" office:value-type="string" office:string-value="['high','high','4','2','med','high']," calcext:value-type="string">
            <text:p>['high','high','4','2','med','high'],</text:p>
          </table:table-cell>
          <table:table-cell table:formula="of:=&quot;'&quot;&amp;[.G6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02]&amp;&quot;','&quot;&amp;[.B602]&amp;&quot;','&quot;&amp;[.C602]&amp;&quot;','&quot;&amp; [.D602]&amp;&quot;','&quot;&amp;[.E602]&amp;&quot;','&quot;&amp;[.F602]&amp;&quot;'],&quot;" office:value-type="string" office:string-value="['high','high','4','2','big','low']," calcext:value-type="string">
            <text:p>['high','high','4','2','big','low'],</text:p>
          </table:table-cell>
          <table:table-cell table:formula="of:=&quot;'&quot;&amp;[.G6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03]&amp;&quot;','&quot;&amp;[.B603]&amp;&quot;','&quot;&amp;[.C603]&amp;&quot;','&quot;&amp; [.D603]&amp;&quot;','&quot;&amp;[.E603]&amp;&quot;','&quot;&amp;[.F603]&amp;&quot;'],&quot;" office:value-type="string" office:string-value="['high','high','4','2','big','med']," calcext:value-type="string">
            <text:p>['high','high','4','2','big','med'],</text:p>
          </table:table-cell>
          <table:table-cell table:formula="of:=&quot;'&quot;&amp;[.G6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04]&amp;&quot;','&quot;&amp;[.B604]&amp;&quot;','&quot;&amp;[.C604]&amp;&quot;','&quot;&amp; [.D604]&amp;&quot;','&quot;&amp;[.E604]&amp;&quot;','&quot;&amp;[.F604]&amp;&quot;'],&quot;" office:value-type="string" office:string-value="['high','high','4','2','big','high']," calcext:value-type="string">
            <text:p>['high','high','4','2','big','high'],</text:p>
          </table:table-cell>
          <table:table-cell table:formula="of:=&quot;'&quot;&amp;[.G6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05]&amp;&quot;','&quot;&amp;[.B605]&amp;&quot;','&quot;&amp;[.C605]&amp;&quot;','&quot;&amp; [.D605]&amp;&quot;','&quot;&amp;[.E605]&amp;&quot;','&quot;&amp;[.F605]&amp;&quot;'],&quot;" office:value-type="string" office:string-value="['high','high','4','4','small','low']," calcext:value-type="string">
            <text:p>['high','high','4','4','small','low'],</text:p>
          </table:table-cell>
          <table:table-cell table:formula="of:=&quot;'&quot;&amp;[.G6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06]&amp;&quot;','&quot;&amp;[.B606]&amp;&quot;','&quot;&amp;[.C606]&amp;&quot;','&quot;&amp; [.D606]&amp;&quot;','&quot;&amp;[.E606]&amp;&quot;','&quot;&amp;[.F606]&amp;&quot;'],&quot;" office:value-type="string" office:string-value="['high','high','4','4','small','med']," calcext:value-type="string">
            <text:p>['high','high','4','4','small','med'],</text:p>
          </table:table-cell>
          <table:table-cell table:formula="of:=&quot;'&quot;&amp;[.G6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07]&amp;&quot;','&quot;&amp;[.B607]&amp;&quot;','&quot;&amp;[.C607]&amp;&quot;','&quot;&amp; [.D607]&amp;&quot;','&quot;&amp;[.E607]&amp;&quot;','&quot;&amp;[.F607]&amp;&quot;'],&quot;" office:value-type="string" office:string-value="['high','high','4','4','small','high']," calcext:value-type="string">
            <text:p>['high','high','4','4','small','high'],</text:p>
          </table:table-cell>
          <table:table-cell table:formula="of:=&quot;'&quot;&amp;[.G60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08]&amp;&quot;','&quot;&amp;[.B608]&amp;&quot;','&quot;&amp;[.C608]&amp;&quot;','&quot;&amp; [.D608]&amp;&quot;','&quot;&amp;[.E608]&amp;&quot;','&quot;&amp;[.F608]&amp;&quot;'],&quot;" office:value-type="string" office:string-value="['high','high','4','4','med','low']," calcext:value-type="string">
            <text:p>['high','high','4','4','med','low'],</text:p>
          </table:table-cell>
          <table:table-cell table:formula="of:=&quot;'&quot;&amp;[.G6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09]&amp;&quot;','&quot;&amp;[.B609]&amp;&quot;','&quot;&amp;[.C609]&amp;&quot;','&quot;&amp; [.D609]&amp;&quot;','&quot;&amp;[.E609]&amp;&quot;','&quot;&amp;[.F609]&amp;&quot;'],&quot;" office:value-type="string" office:string-value="['high','high','4','4','med','med']," calcext:value-type="string">
            <text:p>['high','high','4','4','med','med'],</text:p>
          </table:table-cell>
          <table:table-cell table:formula="of:=&quot;'&quot;&amp;[.G60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10]&amp;&quot;','&quot;&amp;[.B610]&amp;&quot;','&quot;&amp;[.C610]&amp;&quot;','&quot;&amp; [.D610]&amp;&quot;','&quot;&amp;[.E610]&amp;&quot;','&quot;&amp;[.F610]&amp;&quot;'],&quot;" office:value-type="string" office:string-value="['high','high','4','4','med','high']," calcext:value-type="string">
            <text:p>['high','high','4','4','med','high'],</text:p>
          </table:table-cell>
          <table:table-cell table:formula="of:=&quot;'&quot;&amp;[.G61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11]&amp;&quot;','&quot;&amp;[.B611]&amp;&quot;','&quot;&amp;[.C611]&amp;&quot;','&quot;&amp; [.D611]&amp;&quot;','&quot;&amp;[.E611]&amp;&quot;','&quot;&amp;[.F611]&amp;&quot;'],&quot;" office:value-type="string" office:string-value="['high','high','4','4','big','low']," calcext:value-type="string">
            <text:p>['high','high','4','4','big','low'],</text:p>
          </table:table-cell>
          <table:table-cell table:formula="of:=&quot;'&quot;&amp;[.G6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12]&amp;&quot;','&quot;&amp;[.B612]&amp;&quot;','&quot;&amp;[.C612]&amp;&quot;','&quot;&amp; [.D612]&amp;&quot;','&quot;&amp;[.E612]&amp;&quot;','&quot;&amp;[.F612]&amp;&quot;'],&quot;" office:value-type="string" office:string-value="['high','high','4','4','big','med']," calcext:value-type="string">
            <text:p>['high','high','4','4','big','med'],</text:p>
          </table:table-cell>
          <table:table-cell table:formula="of:=&quot;'&quot;&amp;[.G6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13]&amp;&quot;','&quot;&amp;[.B613]&amp;&quot;','&quot;&amp;[.C613]&amp;&quot;','&quot;&amp; [.D613]&amp;&quot;','&quot;&amp;[.E613]&amp;&quot;','&quot;&amp;[.F613]&amp;&quot;'],&quot;" office:value-type="string" office:string-value="['high','high','4','4','big','high']," calcext:value-type="string">
            <text:p>['high','high','4','4','big','high'],</text:p>
          </table:table-cell>
          <table:table-cell table:formula="of:=&quot;'&quot;&amp;[.G61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14]&amp;&quot;','&quot;&amp;[.B614]&amp;&quot;','&quot;&amp;[.C614]&amp;&quot;','&quot;&amp; [.D614]&amp;&quot;','&quot;&amp;[.E614]&amp;&quot;','&quot;&amp;[.F614]&amp;&quot;'],&quot;" office:value-type="string" office:string-value="['high','high','4','more','small','low']," calcext:value-type="string">
            <text:p>['high','high','4','more','small','low'],</text:p>
          </table:table-cell>
          <table:table-cell table:formula="of:=&quot;'&quot;&amp;[.G6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15]&amp;&quot;','&quot;&amp;[.B615]&amp;&quot;','&quot;&amp;[.C615]&amp;&quot;','&quot;&amp; [.D615]&amp;&quot;','&quot;&amp;[.E615]&amp;&quot;','&quot;&amp;[.F615]&amp;&quot;'],&quot;" office:value-type="string" office:string-value="['high','high','4','more','small','med']," calcext:value-type="string">
            <text:p>['high','high','4','more','small','med'],</text:p>
          </table:table-cell>
          <table:table-cell table:formula="of:=&quot;'&quot;&amp;[.G6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16]&amp;&quot;','&quot;&amp;[.B616]&amp;&quot;','&quot;&amp;[.C616]&amp;&quot;','&quot;&amp; [.D616]&amp;&quot;','&quot;&amp;[.E616]&amp;&quot;','&quot;&amp;[.F616]&amp;&quot;'],&quot;" office:value-type="string" office:string-value="['high','high','4','more','small','high']," calcext:value-type="string">
            <text:p>['high','high','4','more','small','high'],</text:p>
          </table:table-cell>
          <table:table-cell table:formula="of:=&quot;'&quot;&amp;[.G61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17]&amp;&quot;','&quot;&amp;[.B617]&amp;&quot;','&quot;&amp;[.C617]&amp;&quot;','&quot;&amp; [.D617]&amp;&quot;','&quot;&amp;[.E617]&amp;&quot;','&quot;&amp;[.F617]&amp;&quot;'],&quot;" office:value-type="string" office:string-value="['high','high','4','more','med','low']," calcext:value-type="string">
            <text:p>['high','high','4','more','med','low'],</text:p>
          </table:table-cell>
          <table:table-cell table:formula="of:=&quot;'&quot;&amp;[.G6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18]&amp;&quot;','&quot;&amp;[.B618]&amp;&quot;','&quot;&amp;[.C618]&amp;&quot;','&quot;&amp; [.D618]&amp;&quot;','&quot;&amp;[.E618]&amp;&quot;','&quot;&amp;[.F618]&amp;&quot;'],&quot;" office:value-type="string" office:string-value="['high','high','4','more','med','med']," calcext:value-type="string">
            <text:p>['high','high','4','more','med','med'],</text:p>
          </table:table-cell>
          <table:table-cell table:formula="of:=&quot;'&quot;&amp;[.G61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19]&amp;&quot;','&quot;&amp;[.B619]&amp;&quot;','&quot;&amp;[.C619]&amp;&quot;','&quot;&amp; [.D619]&amp;&quot;','&quot;&amp;[.E619]&amp;&quot;','&quot;&amp;[.F619]&amp;&quot;'],&quot;" office:value-type="string" office:string-value="['high','high','4','more','med','high']," calcext:value-type="string">
            <text:p>['high','high','4','more','med','high'],</text:p>
          </table:table-cell>
          <table:table-cell table:formula="of:=&quot;'&quot;&amp;[.G61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20]&amp;&quot;','&quot;&amp;[.B620]&amp;&quot;','&quot;&amp;[.C620]&amp;&quot;','&quot;&amp; [.D620]&amp;&quot;','&quot;&amp;[.E620]&amp;&quot;','&quot;&amp;[.F620]&amp;&quot;'],&quot;" office:value-type="string" office:string-value="['high','high','4','more','big','low']," calcext:value-type="string">
            <text:p>['high','high','4','more','big','low'],</text:p>
          </table:table-cell>
          <table:table-cell table:formula="of:=&quot;'&quot;&amp;[.G6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21]&amp;&quot;','&quot;&amp;[.B621]&amp;&quot;','&quot;&amp;[.C621]&amp;&quot;','&quot;&amp; [.D621]&amp;&quot;','&quot;&amp;[.E621]&amp;&quot;','&quot;&amp;[.F621]&amp;&quot;'],&quot;" office:value-type="string" office:string-value="['high','high','4','more','big','med']," calcext:value-type="string">
            <text:p>['high','high','4','more','big','med'],</text:p>
          </table:table-cell>
          <table:table-cell table:formula="of:=&quot;'&quot;&amp;[.G6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22]&amp;&quot;','&quot;&amp;[.B622]&amp;&quot;','&quot;&amp;[.C622]&amp;&quot;','&quot;&amp; [.D622]&amp;&quot;','&quot;&amp;[.E622]&amp;&quot;','&quot;&amp;[.F622]&amp;&quot;'],&quot;" office:value-type="string" office:string-value="['high','high','4','more','big','high']," calcext:value-type="string">
            <text:p>['high','high','4','more','big','high'],</text:p>
          </table:table-cell>
          <table:table-cell table:formula="of:=&quot;'&quot;&amp;[.G62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23]&amp;&quot;','&quot;&amp;[.B623]&amp;&quot;','&quot;&amp;[.C623]&amp;&quot;','&quot;&amp; [.D623]&amp;&quot;','&quot;&amp;[.E623]&amp;&quot;','&quot;&amp;[.F623]&amp;&quot;'],&quot;" office:value-type="string" office:string-value="['high','high','5more','2','small','low']," calcext:value-type="string">
            <text:p>['high','high','5more','2','small','low'],</text:p>
          </table:table-cell>
          <table:table-cell table:formula="of:=&quot;'&quot;&amp;[.G6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24]&amp;&quot;','&quot;&amp;[.B624]&amp;&quot;','&quot;&amp;[.C624]&amp;&quot;','&quot;&amp; [.D624]&amp;&quot;','&quot;&amp;[.E624]&amp;&quot;','&quot;&amp;[.F624]&amp;&quot;'],&quot;" office:value-type="string" office:string-value="['high','high','5more','2','small','med']," calcext:value-type="string">
            <text:p>['high','high','5more','2','small','med'],</text:p>
          </table:table-cell>
          <table:table-cell table:formula="of:=&quot;'&quot;&amp;[.G6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25]&amp;&quot;','&quot;&amp;[.B625]&amp;&quot;','&quot;&amp;[.C625]&amp;&quot;','&quot;&amp; [.D625]&amp;&quot;','&quot;&amp;[.E625]&amp;&quot;','&quot;&amp;[.F625]&amp;&quot;'],&quot;" office:value-type="string" office:string-value="['high','high','5more','2','small','high']," calcext:value-type="string">
            <text:p>['high','high','5more','2','small','high'],</text:p>
          </table:table-cell>
          <table:table-cell table:formula="of:=&quot;'&quot;&amp;[.G6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26]&amp;&quot;','&quot;&amp;[.B626]&amp;&quot;','&quot;&amp;[.C626]&amp;&quot;','&quot;&amp; [.D626]&amp;&quot;','&quot;&amp;[.E626]&amp;&quot;','&quot;&amp;[.F626]&amp;&quot;'],&quot;" office:value-type="string" office:string-value="['high','high','5more','2','med','low']," calcext:value-type="string">
            <text:p>['high','high','5more','2','med','low'],</text:p>
          </table:table-cell>
          <table:table-cell table:formula="of:=&quot;'&quot;&amp;[.G6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27]&amp;&quot;','&quot;&amp;[.B627]&amp;&quot;','&quot;&amp;[.C627]&amp;&quot;','&quot;&amp; [.D627]&amp;&quot;','&quot;&amp;[.E627]&amp;&quot;','&quot;&amp;[.F627]&amp;&quot;'],&quot;" office:value-type="string" office:string-value="['high','high','5more','2','med','med']," calcext:value-type="string">
            <text:p>['high','high','5more','2','med','med'],</text:p>
          </table:table-cell>
          <table:table-cell table:formula="of:=&quot;'&quot;&amp;[.G6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28]&amp;&quot;','&quot;&amp;[.B628]&amp;&quot;','&quot;&amp;[.C628]&amp;&quot;','&quot;&amp; [.D628]&amp;&quot;','&quot;&amp;[.E628]&amp;&quot;','&quot;&amp;[.F628]&amp;&quot;'],&quot;" office:value-type="string" office:string-value="['high','high','5more','2','med','high']," calcext:value-type="string">
            <text:p>['high','high','5more','2','med','high'],</text:p>
          </table:table-cell>
          <table:table-cell table:formula="of:=&quot;'&quot;&amp;[.G6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29]&amp;&quot;','&quot;&amp;[.B629]&amp;&quot;','&quot;&amp;[.C629]&amp;&quot;','&quot;&amp; [.D629]&amp;&quot;','&quot;&amp;[.E629]&amp;&quot;','&quot;&amp;[.F629]&amp;&quot;'],&quot;" office:value-type="string" office:string-value="['high','high','5more','2','big','low']," calcext:value-type="string">
            <text:p>['high','high','5more','2','big','low'],</text:p>
          </table:table-cell>
          <table:table-cell table:formula="of:=&quot;'&quot;&amp;[.G6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30]&amp;&quot;','&quot;&amp;[.B630]&amp;&quot;','&quot;&amp;[.C630]&amp;&quot;','&quot;&amp; [.D630]&amp;&quot;','&quot;&amp;[.E630]&amp;&quot;','&quot;&amp;[.F630]&amp;&quot;'],&quot;" office:value-type="string" office:string-value="['high','high','5more','2','big','med']," calcext:value-type="string">
            <text:p>['high','high','5more','2','big','med'],</text:p>
          </table:table-cell>
          <table:table-cell table:formula="of:=&quot;'&quot;&amp;[.G6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31]&amp;&quot;','&quot;&amp;[.B631]&amp;&quot;','&quot;&amp;[.C631]&amp;&quot;','&quot;&amp; [.D631]&amp;&quot;','&quot;&amp;[.E631]&amp;&quot;','&quot;&amp;[.F631]&amp;&quot;'],&quot;" office:value-type="string" office:string-value="['high','high','5more','2','big','high']," calcext:value-type="string">
            <text:p>['high','high','5more','2','big','high'],</text:p>
          </table:table-cell>
          <table:table-cell table:formula="of:=&quot;'&quot;&amp;[.G6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32]&amp;&quot;','&quot;&amp;[.B632]&amp;&quot;','&quot;&amp;[.C632]&amp;&quot;','&quot;&amp; [.D632]&amp;&quot;','&quot;&amp;[.E632]&amp;&quot;','&quot;&amp;[.F632]&amp;&quot;'],&quot;" office:value-type="string" office:string-value="['high','high','5more','4','small','low']," calcext:value-type="string">
            <text:p>['high','high','5more','4','small','low'],</text:p>
          </table:table-cell>
          <table:table-cell table:formula="of:=&quot;'&quot;&amp;[.G6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33]&amp;&quot;','&quot;&amp;[.B633]&amp;&quot;','&quot;&amp;[.C633]&amp;&quot;','&quot;&amp; [.D633]&amp;&quot;','&quot;&amp;[.E633]&amp;&quot;','&quot;&amp;[.F633]&amp;&quot;'],&quot;" office:value-type="string" office:string-value="['high','high','5more','4','small','med']," calcext:value-type="string">
            <text:p>['high','high','5more','4','small','med'],</text:p>
          </table:table-cell>
          <table:table-cell table:formula="of:=&quot;'&quot;&amp;[.G6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34]&amp;&quot;','&quot;&amp;[.B634]&amp;&quot;','&quot;&amp;[.C634]&amp;&quot;','&quot;&amp; [.D634]&amp;&quot;','&quot;&amp;[.E634]&amp;&quot;','&quot;&amp;[.F634]&amp;&quot;'],&quot;" office:value-type="string" office:string-value="['high','high','5more','4','small','high']," calcext:value-type="string">
            <text:p>['high','high','5more','4','small','high'],</text:p>
          </table:table-cell>
          <table:table-cell table:formula="of:=&quot;'&quot;&amp;[.G63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35]&amp;&quot;','&quot;&amp;[.B635]&amp;&quot;','&quot;&amp;[.C635]&amp;&quot;','&quot;&amp; [.D635]&amp;&quot;','&quot;&amp;[.E635]&amp;&quot;','&quot;&amp;[.F635]&amp;&quot;'],&quot;" office:value-type="string" office:string-value="['high','high','5more','4','med','low']," calcext:value-type="string">
            <text:p>['high','high','5more','4','med','low'],</text:p>
          </table:table-cell>
          <table:table-cell table:formula="of:=&quot;'&quot;&amp;[.G6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36]&amp;&quot;','&quot;&amp;[.B636]&amp;&quot;','&quot;&amp;[.C636]&amp;&quot;','&quot;&amp; [.D636]&amp;&quot;','&quot;&amp;[.E636]&amp;&quot;','&quot;&amp;[.F636]&amp;&quot;'],&quot;" office:value-type="string" office:string-value="['high','high','5more','4','med','med']," calcext:value-type="string">
            <text:p>['high','high','5more','4','med','med'],</text:p>
          </table:table-cell>
          <table:table-cell table:formula="of:=&quot;'&quot;&amp;[.G63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37]&amp;&quot;','&quot;&amp;[.B637]&amp;&quot;','&quot;&amp;[.C637]&amp;&quot;','&quot;&amp; [.D637]&amp;&quot;','&quot;&amp;[.E637]&amp;&quot;','&quot;&amp;[.F637]&amp;&quot;'],&quot;" office:value-type="string" office:string-value="['high','high','5more','4','med','high']," calcext:value-type="string">
            <text:p>['high','high','5more','4','med','high'],</text:p>
          </table:table-cell>
          <table:table-cell table:formula="of:=&quot;'&quot;&amp;[.G63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38]&amp;&quot;','&quot;&amp;[.B638]&amp;&quot;','&quot;&amp;[.C638]&amp;&quot;','&quot;&amp; [.D638]&amp;&quot;','&quot;&amp;[.E638]&amp;&quot;','&quot;&amp;[.F638]&amp;&quot;'],&quot;" office:value-type="string" office:string-value="['high','high','5more','4','big','low']," calcext:value-type="string">
            <text:p>['high','high','5more','4','big','low'],</text:p>
          </table:table-cell>
          <table:table-cell table:formula="of:=&quot;'&quot;&amp;[.G6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39]&amp;&quot;','&quot;&amp;[.B639]&amp;&quot;','&quot;&amp;[.C639]&amp;&quot;','&quot;&amp; [.D639]&amp;&quot;','&quot;&amp;[.E639]&amp;&quot;','&quot;&amp;[.F639]&amp;&quot;'],&quot;" office:value-type="string" office:string-value="['high','high','5more','4','big','med']," calcext:value-type="string">
            <text:p>['high','high','5more','4','big','med'],</text:p>
          </table:table-cell>
          <table:table-cell table:formula="of:=&quot;'&quot;&amp;[.G63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40]&amp;&quot;','&quot;&amp;[.B640]&amp;&quot;','&quot;&amp;[.C640]&amp;&quot;','&quot;&amp; [.D640]&amp;&quot;','&quot;&amp;[.E640]&amp;&quot;','&quot;&amp;[.F640]&amp;&quot;'],&quot;" office:value-type="string" office:string-value="['high','high','5more','4','big','high']," calcext:value-type="string">
            <text:p>['high','high','5more','4','big','high'],</text:p>
          </table:table-cell>
          <table:table-cell table:formula="of:=&quot;'&quot;&amp;[.G64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41]&amp;&quot;','&quot;&amp;[.B641]&amp;&quot;','&quot;&amp;[.C641]&amp;&quot;','&quot;&amp; [.D641]&amp;&quot;','&quot;&amp;[.E641]&amp;&quot;','&quot;&amp;[.F641]&amp;&quot;'],&quot;" office:value-type="string" office:string-value="['high','high','5more','more','small','low']," calcext:value-type="string">
            <text:p>['high','high','5more','more','small','low'],</text:p>
          </table:table-cell>
          <table:table-cell table:formula="of:=&quot;'&quot;&amp;[.G6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42]&amp;&quot;','&quot;&amp;[.B642]&amp;&quot;','&quot;&amp;[.C642]&amp;&quot;','&quot;&amp; [.D642]&amp;&quot;','&quot;&amp;[.E642]&amp;&quot;','&quot;&amp;[.F642]&amp;&quot;'],&quot;" office:value-type="string" office:string-value="['high','high','5more','more','small','med']," calcext:value-type="string">
            <text:p>['high','high','5more','more','small','med'],</text:p>
          </table:table-cell>
          <table:table-cell table:formula="of:=&quot;'&quot;&amp;[.G6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43]&amp;&quot;','&quot;&amp;[.B643]&amp;&quot;','&quot;&amp;[.C643]&amp;&quot;','&quot;&amp; [.D643]&amp;&quot;','&quot;&amp;[.E643]&amp;&quot;','&quot;&amp;[.F643]&amp;&quot;'],&quot;" office:value-type="string" office:string-value="['high','high','5more','more','small','high']," calcext:value-type="string">
            <text:p>['high','high','5more','more','small','high'],</text:p>
          </table:table-cell>
          <table:table-cell table:formula="of:=&quot;'&quot;&amp;[.G64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44]&amp;&quot;','&quot;&amp;[.B644]&amp;&quot;','&quot;&amp;[.C644]&amp;&quot;','&quot;&amp; [.D644]&amp;&quot;','&quot;&amp;[.E644]&amp;&quot;','&quot;&amp;[.F644]&amp;&quot;'],&quot;" office:value-type="string" office:string-value="['high','high','5more','more','med','low']," calcext:value-type="string">
            <text:p>['high','high','5more','more','med','low'],</text:p>
          </table:table-cell>
          <table:table-cell table:formula="of:=&quot;'&quot;&amp;[.G6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45]&amp;&quot;','&quot;&amp;[.B645]&amp;&quot;','&quot;&amp;[.C645]&amp;&quot;','&quot;&amp; [.D645]&amp;&quot;','&quot;&amp;[.E645]&amp;&quot;','&quot;&amp;[.F645]&amp;&quot;'],&quot;" office:value-type="string" office:string-value="['high','high','5more','more','med','med']," calcext:value-type="string">
            <text:p>['high','high','5more','more','med','med'],</text:p>
          </table:table-cell>
          <table:table-cell table:formula="of:=&quot;'&quot;&amp;[.G64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46]&amp;&quot;','&quot;&amp;[.B646]&amp;&quot;','&quot;&amp;[.C646]&amp;&quot;','&quot;&amp; [.D646]&amp;&quot;','&quot;&amp;[.E646]&amp;&quot;','&quot;&amp;[.F646]&amp;&quot;'],&quot;" office:value-type="string" office:string-value="['high','high','5more','more','med','high']," calcext:value-type="string">
            <text:p>['high','high','5more','more','med','high'],</text:p>
          </table:table-cell>
          <table:table-cell table:formula="of:=&quot;'&quot;&amp;[.G64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47]&amp;&quot;','&quot;&amp;[.B647]&amp;&quot;','&quot;&amp;[.C647]&amp;&quot;','&quot;&amp; [.D647]&amp;&quot;','&quot;&amp;[.E647]&amp;&quot;','&quot;&amp;[.F647]&amp;&quot;'],&quot;" office:value-type="string" office:string-value="['high','high','5more','more','big','low']," calcext:value-type="string">
            <text:p>['high','high','5more','more','big','low'],</text:p>
          </table:table-cell>
          <table:table-cell table:formula="of:=&quot;'&quot;&amp;[.G6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48]&amp;&quot;','&quot;&amp;[.B648]&amp;&quot;','&quot;&amp;[.C648]&amp;&quot;','&quot;&amp; [.D648]&amp;&quot;','&quot;&amp;[.E648]&amp;&quot;','&quot;&amp;[.F648]&amp;&quot;'],&quot;" office:value-type="string" office:string-value="['high','high','5more','more','big','med']," calcext:value-type="string">
            <text:p>['high','high','5more','more','big','med'],</text:p>
          </table:table-cell>
          <table:table-cell table:formula="of:=&quot;'&quot;&amp;[.G64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49]&amp;&quot;','&quot;&amp;[.B649]&amp;&quot;','&quot;&amp;[.C649]&amp;&quot;','&quot;&amp; [.D649]&amp;&quot;','&quot;&amp;[.E649]&amp;&quot;','&quot;&amp;[.F649]&amp;&quot;'],&quot;" office:value-type="string" office:string-value="['high','high','5more','more','big','high']," calcext:value-type="string">
            <text:p>['high','high','5more','more','big','high'],</text:p>
          </table:table-cell>
          <table:table-cell table:formula="of:=&quot;'&quot;&amp;[.G64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50]&amp;&quot;','&quot;&amp;[.B650]&amp;&quot;','&quot;&amp;[.C650]&amp;&quot;','&quot;&amp; [.D650]&amp;&quot;','&quot;&amp;[.E650]&amp;&quot;','&quot;&amp;[.F650]&amp;&quot;'],&quot;" office:value-type="string" office:string-value="['high','med','2','2','small','low']," calcext:value-type="string">
            <text:p>['high','med','2','2','small','low'],</text:p>
          </table:table-cell>
          <table:table-cell table:formula="of:=&quot;'&quot;&amp;[.G6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51]&amp;&quot;','&quot;&amp;[.B651]&amp;&quot;','&quot;&amp;[.C651]&amp;&quot;','&quot;&amp; [.D651]&amp;&quot;','&quot;&amp;[.E651]&amp;&quot;','&quot;&amp;[.F651]&amp;&quot;'],&quot;" office:value-type="string" office:string-value="['high','med','2','2','small','med']," calcext:value-type="string">
            <text:p>['high','med','2','2','small','med'],</text:p>
          </table:table-cell>
          <table:table-cell table:formula="of:=&quot;'&quot;&amp;[.G6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52]&amp;&quot;','&quot;&amp;[.B652]&amp;&quot;','&quot;&amp;[.C652]&amp;&quot;','&quot;&amp; [.D652]&amp;&quot;','&quot;&amp;[.E652]&amp;&quot;','&quot;&amp;[.F652]&amp;&quot;'],&quot;" office:value-type="string" office:string-value="['high','med','2','2','small','high']," calcext:value-type="string">
            <text:p>['high','med','2','2','small','high'],</text:p>
          </table:table-cell>
          <table:table-cell table:formula="of:=&quot;'&quot;&amp;[.G6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53]&amp;&quot;','&quot;&amp;[.B653]&amp;&quot;','&quot;&amp;[.C653]&amp;&quot;','&quot;&amp; [.D653]&amp;&quot;','&quot;&amp;[.E653]&amp;&quot;','&quot;&amp;[.F653]&amp;&quot;'],&quot;" office:value-type="string" office:string-value="['high','med','2','2','med','low']," calcext:value-type="string">
            <text:p>['high','med','2','2','med','low'],</text:p>
          </table:table-cell>
          <table:table-cell table:formula="of:=&quot;'&quot;&amp;[.G6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54]&amp;&quot;','&quot;&amp;[.B654]&amp;&quot;','&quot;&amp;[.C654]&amp;&quot;','&quot;&amp; [.D654]&amp;&quot;','&quot;&amp;[.E654]&amp;&quot;','&quot;&amp;[.F654]&amp;&quot;'],&quot;" office:value-type="string" office:string-value="['high','med','2','2','med','med']," calcext:value-type="string">
            <text:p>['high','med','2','2','med','med'],</text:p>
          </table:table-cell>
          <table:table-cell table:formula="of:=&quot;'&quot;&amp;[.G6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55]&amp;&quot;','&quot;&amp;[.B655]&amp;&quot;','&quot;&amp;[.C655]&amp;&quot;','&quot;&amp; [.D655]&amp;&quot;','&quot;&amp;[.E655]&amp;&quot;','&quot;&amp;[.F655]&amp;&quot;'],&quot;" office:value-type="string" office:string-value="['high','med','2','2','med','high']," calcext:value-type="string">
            <text:p>['high','med','2','2','med','high'],</text:p>
          </table:table-cell>
          <table:table-cell table:formula="of:=&quot;'&quot;&amp;[.G6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56]&amp;&quot;','&quot;&amp;[.B656]&amp;&quot;','&quot;&amp;[.C656]&amp;&quot;','&quot;&amp; [.D656]&amp;&quot;','&quot;&amp;[.E656]&amp;&quot;','&quot;&amp;[.F656]&amp;&quot;'],&quot;" office:value-type="string" office:string-value="['high','med','2','2','big','low']," calcext:value-type="string">
            <text:p>['high','med','2','2','big','low'],</text:p>
          </table:table-cell>
          <table:table-cell table:formula="of:=&quot;'&quot;&amp;[.G6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57]&amp;&quot;','&quot;&amp;[.B657]&amp;&quot;','&quot;&amp;[.C657]&amp;&quot;','&quot;&amp; [.D657]&amp;&quot;','&quot;&amp;[.E657]&amp;&quot;','&quot;&amp;[.F657]&amp;&quot;'],&quot;" office:value-type="string" office:string-value="['high','med','2','2','big','med']," calcext:value-type="string">
            <text:p>['high','med','2','2','big','med'],</text:p>
          </table:table-cell>
          <table:table-cell table:formula="of:=&quot;'&quot;&amp;[.G6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58]&amp;&quot;','&quot;&amp;[.B658]&amp;&quot;','&quot;&amp;[.C658]&amp;&quot;','&quot;&amp; [.D658]&amp;&quot;','&quot;&amp;[.E658]&amp;&quot;','&quot;&amp;[.F658]&amp;&quot;'],&quot;" office:value-type="string" office:string-value="['high','med','2','2','big','high']," calcext:value-type="string">
            <text:p>['high','med','2','2','big','high'],</text:p>
          </table:table-cell>
          <table:table-cell table:formula="of:=&quot;'&quot;&amp;[.G6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59]&amp;&quot;','&quot;&amp;[.B659]&amp;&quot;','&quot;&amp;[.C659]&amp;&quot;','&quot;&amp; [.D659]&amp;&quot;','&quot;&amp;[.E659]&amp;&quot;','&quot;&amp;[.F659]&amp;&quot;'],&quot;" office:value-type="string" office:string-value="['high','med','2','4','small','low']," calcext:value-type="string">
            <text:p>['high','med','2','4','small','low'],</text:p>
          </table:table-cell>
          <table:table-cell table:formula="of:=&quot;'&quot;&amp;[.G6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60]&amp;&quot;','&quot;&amp;[.B660]&amp;&quot;','&quot;&amp;[.C660]&amp;&quot;','&quot;&amp; [.D660]&amp;&quot;','&quot;&amp;[.E660]&amp;&quot;','&quot;&amp;[.F660]&amp;&quot;'],&quot;" office:value-type="string" office:string-value="['high','med','2','4','small','med']," calcext:value-type="string">
            <text:p>['high','med','2','4','small','med'],</text:p>
          </table:table-cell>
          <table:table-cell table:formula="of:=&quot;'&quot;&amp;[.G6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61]&amp;&quot;','&quot;&amp;[.B661]&amp;&quot;','&quot;&amp;[.C661]&amp;&quot;','&quot;&amp; [.D661]&amp;&quot;','&quot;&amp;[.E661]&amp;&quot;','&quot;&amp;[.F661]&amp;&quot;'],&quot;" office:value-type="string" office:string-value="['high','med','2','4','small','high']," calcext:value-type="string">
            <text:p>['high','med','2','4','small','high'],</text:p>
          </table:table-cell>
          <table:table-cell table:formula="of:=&quot;'&quot;&amp;[.G66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62]&amp;&quot;','&quot;&amp;[.B662]&amp;&quot;','&quot;&amp;[.C662]&amp;&quot;','&quot;&amp; [.D662]&amp;&quot;','&quot;&amp;[.E662]&amp;&quot;','&quot;&amp;[.F662]&amp;&quot;'],&quot;" office:value-type="string" office:string-value="['high','med','2','4','med','low']," calcext:value-type="string">
            <text:p>['high','med','2','4','med','low'],</text:p>
          </table:table-cell>
          <table:table-cell table:formula="of:=&quot;'&quot;&amp;[.G6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63]&amp;&quot;','&quot;&amp;[.B663]&amp;&quot;','&quot;&amp;[.C663]&amp;&quot;','&quot;&amp; [.D663]&amp;&quot;','&quot;&amp;[.E663]&amp;&quot;','&quot;&amp;[.F663]&amp;&quot;'],&quot;" office:value-type="string" office:string-value="['high','med','2','4','med','med']," calcext:value-type="string">
            <text:p>['high','med','2','4','med','med'],</text:p>
          </table:table-cell>
          <table:table-cell table:formula="of:=&quot;'&quot;&amp;[.G6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64]&amp;&quot;','&quot;&amp;[.B664]&amp;&quot;','&quot;&amp;[.C664]&amp;&quot;','&quot;&amp; [.D664]&amp;&quot;','&quot;&amp;[.E664]&amp;&quot;','&quot;&amp;[.F664]&amp;&quot;'],&quot;" office:value-type="string" office:string-value="['high','med','2','4','med','high']," calcext:value-type="string">
            <text:p>['high','med','2','4','med','high'],</text:p>
          </table:table-cell>
          <table:table-cell table:formula="of:=&quot;'&quot;&amp;[.G66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65]&amp;&quot;','&quot;&amp;[.B665]&amp;&quot;','&quot;&amp;[.C665]&amp;&quot;','&quot;&amp; [.D665]&amp;&quot;','&quot;&amp;[.E665]&amp;&quot;','&quot;&amp;[.F665]&amp;&quot;'],&quot;" office:value-type="string" office:string-value="['high','med','2','4','big','low']," calcext:value-type="string">
            <text:p>['high','med','2','4','big','low'],</text:p>
          </table:table-cell>
          <table:table-cell table:formula="of:=&quot;'&quot;&amp;[.G6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66]&amp;&quot;','&quot;&amp;[.B666]&amp;&quot;','&quot;&amp;[.C666]&amp;&quot;','&quot;&amp; [.D666]&amp;&quot;','&quot;&amp;[.E666]&amp;&quot;','&quot;&amp;[.F666]&amp;&quot;'],&quot;" office:value-type="string" office:string-value="['high','med','2','4','big','med']," calcext:value-type="string">
            <text:p>['high','med','2','4','big','med'],</text:p>
          </table:table-cell>
          <table:table-cell table:formula="of:=&quot;'&quot;&amp;[.G66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67]&amp;&quot;','&quot;&amp;[.B667]&amp;&quot;','&quot;&amp;[.C667]&amp;&quot;','&quot;&amp; [.D667]&amp;&quot;','&quot;&amp;[.E667]&amp;&quot;','&quot;&amp;[.F667]&amp;&quot;'],&quot;" office:value-type="string" office:string-value="['high','med','2','4','big','high']," calcext:value-type="string">
            <text:p>['high','med','2','4','big','high'],</text:p>
          </table:table-cell>
          <table:table-cell table:formula="of:=&quot;'&quot;&amp;[.G66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68]&amp;&quot;','&quot;&amp;[.B668]&amp;&quot;','&quot;&amp;[.C668]&amp;&quot;','&quot;&amp; [.D668]&amp;&quot;','&quot;&amp;[.E668]&amp;&quot;','&quot;&amp;[.F668]&amp;&quot;'],&quot;" office:value-type="string" office:string-value="['high','med','2','more','small','low']," calcext:value-type="string">
            <text:p>['high','med','2','more','small','low'],</text:p>
          </table:table-cell>
          <table:table-cell table:formula="of:=&quot;'&quot;&amp;[.G6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69]&amp;&quot;','&quot;&amp;[.B669]&amp;&quot;','&quot;&amp;[.C669]&amp;&quot;','&quot;&amp; [.D669]&amp;&quot;','&quot;&amp;[.E669]&amp;&quot;','&quot;&amp;[.F669]&amp;&quot;'],&quot;" office:value-type="string" office:string-value="['high','med','2','more','small','med']," calcext:value-type="string">
            <text:p>['high','med','2','more','small','med'],</text:p>
          </table:table-cell>
          <table:table-cell table:formula="of:=&quot;'&quot;&amp;[.G6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70]&amp;&quot;','&quot;&amp;[.B670]&amp;&quot;','&quot;&amp;[.C670]&amp;&quot;','&quot;&amp; [.D670]&amp;&quot;','&quot;&amp;[.E670]&amp;&quot;','&quot;&amp;[.F670]&amp;&quot;'],&quot;" office:value-type="string" office:string-value="['high','med','2','more','small','high']," calcext:value-type="string">
            <text:p>['high','med','2','more','small','high'],</text:p>
          </table:table-cell>
          <table:table-cell table:formula="of:=&quot;'&quot;&amp;[.G6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71]&amp;&quot;','&quot;&amp;[.B671]&amp;&quot;','&quot;&amp;[.C671]&amp;&quot;','&quot;&amp; [.D671]&amp;&quot;','&quot;&amp;[.E671]&amp;&quot;','&quot;&amp;[.F671]&amp;&quot;'],&quot;" office:value-type="string" office:string-value="['high','med','2','more','med','low']," calcext:value-type="string">
            <text:p>['high','med','2','more','med','low'],</text:p>
          </table:table-cell>
          <table:table-cell table:formula="of:=&quot;'&quot;&amp;[.G6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72]&amp;&quot;','&quot;&amp;[.B672]&amp;&quot;','&quot;&amp;[.C672]&amp;&quot;','&quot;&amp; [.D672]&amp;&quot;','&quot;&amp;[.E672]&amp;&quot;','&quot;&amp;[.F672]&amp;&quot;'],&quot;" office:value-type="string" office:string-value="['high','med','2','more','med','med']," calcext:value-type="string">
            <text:p>['high','med','2','more','med','med'],</text:p>
          </table:table-cell>
          <table:table-cell table:formula="of:=&quot;'&quot;&amp;[.G6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73]&amp;&quot;','&quot;&amp;[.B673]&amp;&quot;','&quot;&amp;[.C673]&amp;&quot;','&quot;&amp; [.D673]&amp;&quot;','&quot;&amp;[.E673]&amp;&quot;','&quot;&amp;[.F673]&amp;&quot;'],&quot;" office:value-type="string" office:string-value="['high','med','2','more','med','high']," calcext:value-type="string">
            <text:p>['high','med','2','more','med','high'],</text:p>
          </table:table-cell>
          <table:table-cell table:formula="of:=&quot;'&quot;&amp;[.G67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74]&amp;&quot;','&quot;&amp;[.B674]&amp;&quot;','&quot;&amp;[.C674]&amp;&quot;','&quot;&amp; [.D674]&amp;&quot;','&quot;&amp;[.E674]&amp;&quot;','&quot;&amp;[.F674]&amp;&quot;'],&quot;" office:value-type="string" office:string-value="['high','med','2','more','big','low']," calcext:value-type="string">
            <text:p>['high','med','2','more','big','low'],</text:p>
          </table:table-cell>
          <table:table-cell table:formula="of:=&quot;'&quot;&amp;[.G6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75]&amp;&quot;','&quot;&amp;[.B675]&amp;&quot;','&quot;&amp;[.C675]&amp;&quot;','&quot;&amp; [.D675]&amp;&quot;','&quot;&amp;[.E675]&amp;&quot;','&quot;&amp;[.F675]&amp;&quot;'],&quot;" office:value-type="string" office:string-value="['high','med','2','more','big','med']," calcext:value-type="string">
            <text:p>['high','med','2','more','big','med'],</text:p>
          </table:table-cell>
          <table:table-cell table:formula="of:=&quot;'&quot;&amp;[.G67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76]&amp;&quot;','&quot;&amp;[.B676]&amp;&quot;','&quot;&amp;[.C676]&amp;&quot;','&quot;&amp; [.D676]&amp;&quot;','&quot;&amp;[.E676]&amp;&quot;','&quot;&amp;[.F676]&amp;&quot;'],&quot;" office:value-type="string" office:string-value="['high','med','2','more','big','high']," calcext:value-type="string">
            <text:p>['high','med','2','more','big','high'],</text:p>
          </table:table-cell>
          <table:table-cell table:formula="of:=&quot;'&quot;&amp;[.G67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77]&amp;&quot;','&quot;&amp;[.B677]&amp;&quot;','&quot;&amp;[.C677]&amp;&quot;','&quot;&amp; [.D677]&amp;&quot;','&quot;&amp;[.E677]&amp;&quot;','&quot;&amp;[.F677]&amp;&quot;'],&quot;" office:value-type="string" office:string-value="['high','med','3','2','small','low']," calcext:value-type="string">
            <text:p>['high','med','3','2','small','low'],</text:p>
          </table:table-cell>
          <table:table-cell table:formula="of:=&quot;'&quot;&amp;[.G6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78]&amp;&quot;','&quot;&amp;[.B678]&amp;&quot;','&quot;&amp;[.C678]&amp;&quot;','&quot;&amp; [.D678]&amp;&quot;','&quot;&amp;[.E678]&amp;&quot;','&quot;&amp;[.F678]&amp;&quot;'],&quot;" office:value-type="string" office:string-value="['high','med','3','2','small','med']," calcext:value-type="string">
            <text:p>['high','med','3','2','small','med'],</text:p>
          </table:table-cell>
          <table:table-cell table:formula="of:=&quot;'&quot;&amp;[.G6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79]&amp;&quot;','&quot;&amp;[.B679]&amp;&quot;','&quot;&amp;[.C679]&amp;&quot;','&quot;&amp; [.D679]&amp;&quot;','&quot;&amp;[.E679]&amp;&quot;','&quot;&amp;[.F679]&amp;&quot;'],&quot;" office:value-type="string" office:string-value="['high','med','3','2','small','high']," calcext:value-type="string">
            <text:p>['high','med','3','2','small','high'],</text:p>
          </table:table-cell>
          <table:table-cell table:formula="of:=&quot;'&quot;&amp;[.G6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80]&amp;&quot;','&quot;&amp;[.B680]&amp;&quot;','&quot;&amp;[.C680]&amp;&quot;','&quot;&amp; [.D680]&amp;&quot;','&quot;&amp;[.E680]&amp;&quot;','&quot;&amp;[.F680]&amp;&quot;'],&quot;" office:value-type="string" office:string-value="['high','med','3','2','med','low']," calcext:value-type="string">
            <text:p>['high','med','3','2','med','low'],</text:p>
          </table:table-cell>
          <table:table-cell table:formula="of:=&quot;'&quot;&amp;[.G6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81]&amp;&quot;','&quot;&amp;[.B681]&amp;&quot;','&quot;&amp;[.C681]&amp;&quot;','&quot;&amp; [.D681]&amp;&quot;','&quot;&amp;[.E681]&amp;&quot;','&quot;&amp;[.F681]&amp;&quot;'],&quot;" office:value-type="string" office:string-value="['high','med','3','2','med','med']," calcext:value-type="string">
            <text:p>['high','med','3','2','med','med'],</text:p>
          </table:table-cell>
          <table:table-cell table:formula="of:=&quot;'&quot;&amp;[.G6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82]&amp;&quot;','&quot;&amp;[.B682]&amp;&quot;','&quot;&amp;[.C682]&amp;&quot;','&quot;&amp; [.D682]&amp;&quot;','&quot;&amp;[.E682]&amp;&quot;','&quot;&amp;[.F682]&amp;&quot;'],&quot;" office:value-type="string" office:string-value="['high','med','3','2','med','high']," calcext:value-type="string">
            <text:p>['high','med','3','2','med','high'],</text:p>
          </table:table-cell>
          <table:table-cell table:formula="of:=&quot;'&quot;&amp;[.G6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83]&amp;&quot;','&quot;&amp;[.B683]&amp;&quot;','&quot;&amp;[.C683]&amp;&quot;','&quot;&amp; [.D683]&amp;&quot;','&quot;&amp;[.E683]&amp;&quot;','&quot;&amp;[.F683]&amp;&quot;'],&quot;" office:value-type="string" office:string-value="['high','med','3','2','big','low']," calcext:value-type="string">
            <text:p>['high','med','3','2','big','low'],</text:p>
          </table:table-cell>
          <table:table-cell table:formula="of:=&quot;'&quot;&amp;[.G6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84]&amp;&quot;','&quot;&amp;[.B684]&amp;&quot;','&quot;&amp;[.C684]&amp;&quot;','&quot;&amp; [.D684]&amp;&quot;','&quot;&amp;[.E684]&amp;&quot;','&quot;&amp;[.F684]&amp;&quot;'],&quot;" office:value-type="string" office:string-value="['high','med','3','2','big','med']," calcext:value-type="string">
            <text:p>['high','med','3','2','big','med'],</text:p>
          </table:table-cell>
          <table:table-cell table:formula="of:=&quot;'&quot;&amp;[.G6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685]&amp;&quot;','&quot;&amp;[.B685]&amp;&quot;','&quot;&amp;[.C685]&amp;&quot;','&quot;&amp; [.D685]&amp;&quot;','&quot;&amp;[.E685]&amp;&quot;','&quot;&amp;[.F685]&amp;&quot;'],&quot;" office:value-type="string" office:string-value="['high','med','3','2','big','high']," calcext:value-type="string">
            <text:p>['high','med','3','2','big','high'],</text:p>
          </table:table-cell>
          <table:table-cell table:formula="of:=&quot;'&quot;&amp;[.G6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86]&amp;&quot;','&quot;&amp;[.B686]&amp;&quot;','&quot;&amp;[.C686]&amp;&quot;','&quot;&amp; [.D686]&amp;&quot;','&quot;&amp;[.E686]&amp;&quot;','&quot;&amp;[.F686]&amp;&quot;'],&quot;" office:value-type="string" office:string-value="['high','med','3','4','small','low']," calcext:value-type="string">
            <text:p>['high','med','3','4','small','low'],</text:p>
          </table:table-cell>
          <table:table-cell table:formula="of:=&quot;'&quot;&amp;[.G6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87]&amp;&quot;','&quot;&amp;[.B687]&amp;&quot;','&quot;&amp;[.C687]&amp;&quot;','&quot;&amp; [.D687]&amp;&quot;','&quot;&amp;[.E687]&amp;&quot;','&quot;&amp;[.F687]&amp;&quot;'],&quot;" office:value-type="string" office:string-value="['high','med','3','4','small','med']," calcext:value-type="string">
            <text:p>['high','med','3','4','small','med'],</text:p>
          </table:table-cell>
          <table:table-cell table:formula="of:=&quot;'&quot;&amp;[.G6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88]&amp;&quot;','&quot;&amp;[.B688]&amp;&quot;','&quot;&amp;[.C688]&amp;&quot;','&quot;&amp; [.D688]&amp;&quot;','&quot;&amp;[.E688]&amp;&quot;','&quot;&amp;[.F688]&amp;&quot;'],&quot;" office:value-type="string" office:string-value="['high','med','3','4','small','high']," calcext:value-type="string">
            <text:p>['high','med','3','4','small','high'],</text:p>
          </table:table-cell>
          <table:table-cell table:formula="of:=&quot;'&quot;&amp;[.G68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89]&amp;&quot;','&quot;&amp;[.B689]&amp;&quot;','&quot;&amp;[.C689]&amp;&quot;','&quot;&amp; [.D689]&amp;&quot;','&quot;&amp;[.E689]&amp;&quot;','&quot;&amp;[.F689]&amp;&quot;'],&quot;" office:value-type="string" office:string-value="['high','med','3','4','med','low']," calcext:value-type="string">
            <text:p>['high','med','3','4','med','low'],</text:p>
          </table:table-cell>
          <table:table-cell table:formula="of:=&quot;'&quot;&amp;[.G6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90]&amp;&quot;','&quot;&amp;[.B690]&amp;&quot;','&quot;&amp;[.C690]&amp;&quot;','&quot;&amp; [.D690]&amp;&quot;','&quot;&amp;[.E690]&amp;&quot;','&quot;&amp;[.F690]&amp;&quot;'],&quot;" office:value-type="string" office:string-value="['high','med','3','4','med','med']," calcext:value-type="string">
            <text:p>['high','med','3','4','med','med'],</text:p>
          </table:table-cell>
          <table:table-cell table:formula="of:=&quot;'&quot;&amp;[.G6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91]&amp;&quot;','&quot;&amp;[.B691]&amp;&quot;','&quot;&amp;[.C691]&amp;&quot;','&quot;&amp; [.D691]&amp;&quot;','&quot;&amp;[.E691]&amp;&quot;','&quot;&amp;[.F691]&amp;&quot;'],&quot;" office:value-type="string" office:string-value="['high','med','3','4','med','high']," calcext:value-type="string">
            <text:p>['high','med','3','4','med','high'],</text:p>
          </table:table-cell>
          <table:table-cell table:formula="of:=&quot;'&quot;&amp;[.G69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92]&amp;&quot;','&quot;&amp;[.B692]&amp;&quot;','&quot;&amp;[.C692]&amp;&quot;','&quot;&amp; [.D692]&amp;&quot;','&quot;&amp;[.E692]&amp;&quot;','&quot;&amp;[.F692]&amp;&quot;'],&quot;" office:value-type="string" office:string-value="['high','med','3','4','big','low']," calcext:value-type="string">
            <text:p>['high','med','3','4','big','low'],</text:p>
          </table:table-cell>
          <table:table-cell table:formula="of:=&quot;'&quot;&amp;[.G6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93]&amp;&quot;','&quot;&amp;[.B693]&amp;&quot;','&quot;&amp;[.C693]&amp;&quot;','&quot;&amp; [.D693]&amp;&quot;','&quot;&amp;[.E693]&amp;&quot;','&quot;&amp;[.F693]&amp;&quot;'],&quot;" office:value-type="string" office:string-value="['high','med','3','4','big','med']," calcext:value-type="string">
            <text:p>['high','med','3','4','big','med'],</text:p>
          </table:table-cell>
          <table:table-cell table:formula="of:=&quot;'&quot;&amp;[.G69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94]&amp;&quot;','&quot;&amp;[.B694]&amp;&quot;','&quot;&amp;[.C694]&amp;&quot;','&quot;&amp; [.D694]&amp;&quot;','&quot;&amp;[.E694]&amp;&quot;','&quot;&amp;[.F694]&amp;&quot;'],&quot;" office:value-type="string" office:string-value="['high','med','3','4','big','high']," calcext:value-type="string">
            <text:p>['high','med','3','4','big','high'],</text:p>
          </table:table-cell>
          <table:table-cell table:formula="of:=&quot;'&quot;&amp;[.G69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95]&amp;&quot;','&quot;&amp;[.B695]&amp;&quot;','&quot;&amp;[.C695]&amp;&quot;','&quot;&amp; [.D695]&amp;&quot;','&quot;&amp;[.E695]&amp;&quot;','&quot;&amp;[.F695]&amp;&quot;'],&quot;" office:value-type="string" office:string-value="['high','med','3','more','small','low']," calcext:value-type="string">
            <text:p>['high','med','3','more','small','low'],</text:p>
          </table:table-cell>
          <table:table-cell table:formula="of:=&quot;'&quot;&amp;[.G6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696]&amp;&quot;','&quot;&amp;[.B696]&amp;&quot;','&quot;&amp;[.C696]&amp;&quot;','&quot;&amp; [.D696]&amp;&quot;','&quot;&amp;[.E696]&amp;&quot;','&quot;&amp;[.F696]&amp;&quot;'],&quot;" office:value-type="string" office:string-value="['high','med','3','more','small','med']," calcext:value-type="string">
            <text:p>['high','med','3','more','small','med'],</text:p>
          </table:table-cell>
          <table:table-cell table:formula="of:=&quot;'&quot;&amp;[.G6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697]&amp;&quot;','&quot;&amp;[.B697]&amp;&quot;','&quot;&amp;[.C697]&amp;&quot;','&quot;&amp; [.D697]&amp;&quot;','&quot;&amp;[.E697]&amp;&quot;','&quot;&amp;[.F697]&amp;&quot;'],&quot;" office:value-type="string" office:string-value="['high','med','3','more','small','high']," calcext:value-type="string">
            <text:p>['high','med','3','more','small','high'],</text:p>
          </table:table-cell>
          <table:table-cell table:formula="of:=&quot;'&quot;&amp;[.G69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698]&amp;&quot;','&quot;&amp;[.B698]&amp;&quot;','&quot;&amp;[.C698]&amp;&quot;','&quot;&amp; [.D698]&amp;&quot;','&quot;&amp;[.E698]&amp;&quot;','&quot;&amp;[.F698]&amp;&quot;'],&quot;" office:value-type="string" office:string-value="['high','med','3','more','med','low']," calcext:value-type="string">
            <text:p>['high','med','3','more','med','low'],</text:p>
          </table:table-cell>
          <table:table-cell table:formula="of:=&quot;'&quot;&amp;[.G6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699]&amp;&quot;','&quot;&amp;[.B699]&amp;&quot;','&quot;&amp;[.C699]&amp;&quot;','&quot;&amp; [.D699]&amp;&quot;','&quot;&amp;[.E699]&amp;&quot;','&quot;&amp;[.F699]&amp;&quot;'],&quot;" office:value-type="string" office:string-value="['high','med','3','more','med','med']," calcext:value-type="string">
            <text:p>['high','med','3','more','med','med'],</text:p>
          </table:table-cell>
          <table:table-cell table:formula="of:=&quot;'&quot;&amp;[.G69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00]&amp;&quot;','&quot;&amp;[.B700]&amp;&quot;','&quot;&amp;[.C700]&amp;&quot;','&quot;&amp; [.D700]&amp;&quot;','&quot;&amp;[.E700]&amp;&quot;','&quot;&amp;[.F700]&amp;&quot;'],&quot;" office:value-type="string" office:string-value="['high','med','3','more','med','high']," calcext:value-type="string">
            <text:p>['high','med','3','more','med','high'],</text:p>
          </table:table-cell>
          <table:table-cell table:formula="of:=&quot;'&quot;&amp;[.G70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01]&amp;&quot;','&quot;&amp;[.B701]&amp;&quot;','&quot;&amp;[.C701]&amp;&quot;','&quot;&amp; [.D701]&amp;&quot;','&quot;&amp;[.E701]&amp;&quot;','&quot;&amp;[.F701]&amp;&quot;'],&quot;" office:value-type="string" office:string-value="['high','med','3','more','big','low']," calcext:value-type="string">
            <text:p>['high','med','3','more','big','low'],</text:p>
          </table:table-cell>
          <table:table-cell table:formula="of:=&quot;'&quot;&amp;[.G7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02]&amp;&quot;','&quot;&amp;[.B702]&amp;&quot;','&quot;&amp;[.C702]&amp;&quot;','&quot;&amp; [.D702]&amp;&quot;','&quot;&amp;[.E702]&amp;&quot;','&quot;&amp;[.F702]&amp;&quot;'],&quot;" office:value-type="string" office:string-value="['high','med','3','more','big','med']," calcext:value-type="string">
            <text:p>['high','med','3','more','big','med'],</text:p>
          </table:table-cell>
          <table:table-cell table:formula="of:=&quot;'&quot;&amp;[.G70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03]&amp;&quot;','&quot;&amp;[.B703]&amp;&quot;','&quot;&amp;[.C703]&amp;&quot;','&quot;&amp; [.D703]&amp;&quot;','&quot;&amp;[.E703]&amp;&quot;','&quot;&amp;[.F703]&amp;&quot;'],&quot;" office:value-type="string" office:string-value="['high','med','3','more','big','high']," calcext:value-type="string">
            <text:p>['high','med','3','more','big','high'],</text:p>
          </table:table-cell>
          <table:table-cell table:formula="of:=&quot;'&quot;&amp;[.G70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04]&amp;&quot;','&quot;&amp;[.B704]&amp;&quot;','&quot;&amp;[.C704]&amp;&quot;','&quot;&amp; [.D704]&amp;&quot;','&quot;&amp;[.E704]&amp;&quot;','&quot;&amp;[.F704]&amp;&quot;'],&quot;" office:value-type="string" office:string-value="['high','med','4','2','small','low']," calcext:value-type="string">
            <text:p>['high','med','4','2','small','low'],</text:p>
          </table:table-cell>
          <table:table-cell table:formula="of:=&quot;'&quot;&amp;[.G7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05]&amp;&quot;','&quot;&amp;[.B705]&amp;&quot;','&quot;&amp;[.C705]&amp;&quot;','&quot;&amp; [.D705]&amp;&quot;','&quot;&amp;[.E705]&amp;&quot;','&quot;&amp;[.F705]&amp;&quot;'],&quot;" office:value-type="string" office:string-value="['high','med','4','2','small','med']," calcext:value-type="string">
            <text:p>['high','med','4','2','small','med'],</text:p>
          </table:table-cell>
          <table:table-cell table:formula="of:=&quot;'&quot;&amp;[.G7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06]&amp;&quot;','&quot;&amp;[.B706]&amp;&quot;','&quot;&amp;[.C706]&amp;&quot;','&quot;&amp; [.D706]&amp;&quot;','&quot;&amp;[.E706]&amp;&quot;','&quot;&amp;[.F706]&amp;&quot;'],&quot;" office:value-type="string" office:string-value="['high','med','4','2','small','high']," calcext:value-type="string">
            <text:p>['high','med','4','2','small','high'],</text:p>
          </table:table-cell>
          <table:table-cell table:formula="of:=&quot;'&quot;&amp;[.G7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07]&amp;&quot;','&quot;&amp;[.B707]&amp;&quot;','&quot;&amp;[.C707]&amp;&quot;','&quot;&amp; [.D707]&amp;&quot;','&quot;&amp;[.E707]&amp;&quot;','&quot;&amp;[.F707]&amp;&quot;'],&quot;" office:value-type="string" office:string-value="['high','med','4','2','med','low']," calcext:value-type="string">
            <text:p>['high','med','4','2','med','low'],</text:p>
          </table:table-cell>
          <table:table-cell table:formula="of:=&quot;'&quot;&amp;[.G7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08]&amp;&quot;','&quot;&amp;[.B708]&amp;&quot;','&quot;&amp;[.C708]&amp;&quot;','&quot;&amp; [.D708]&amp;&quot;','&quot;&amp;[.E708]&amp;&quot;','&quot;&amp;[.F708]&amp;&quot;'],&quot;" office:value-type="string" office:string-value="['high','med','4','2','med','med']," calcext:value-type="string">
            <text:p>['high','med','4','2','med','med'],</text:p>
          </table:table-cell>
          <table:table-cell table:formula="of:=&quot;'&quot;&amp;[.G7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09]&amp;&quot;','&quot;&amp;[.B709]&amp;&quot;','&quot;&amp;[.C709]&amp;&quot;','&quot;&amp; [.D709]&amp;&quot;','&quot;&amp;[.E709]&amp;&quot;','&quot;&amp;[.F709]&amp;&quot;'],&quot;" office:value-type="string" office:string-value="['high','med','4','2','med','high']," calcext:value-type="string">
            <text:p>['high','med','4','2','med','high'],</text:p>
          </table:table-cell>
          <table:table-cell table:formula="of:=&quot;'&quot;&amp;[.G7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10]&amp;&quot;','&quot;&amp;[.B710]&amp;&quot;','&quot;&amp;[.C710]&amp;&quot;','&quot;&amp; [.D710]&amp;&quot;','&quot;&amp;[.E710]&amp;&quot;','&quot;&amp;[.F710]&amp;&quot;'],&quot;" office:value-type="string" office:string-value="['high','med','4','2','big','low']," calcext:value-type="string">
            <text:p>['high','med','4','2','big','low'],</text:p>
          </table:table-cell>
          <table:table-cell table:formula="of:=&quot;'&quot;&amp;[.G7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11]&amp;&quot;','&quot;&amp;[.B711]&amp;&quot;','&quot;&amp;[.C711]&amp;&quot;','&quot;&amp; [.D711]&amp;&quot;','&quot;&amp;[.E711]&amp;&quot;','&quot;&amp;[.F711]&amp;&quot;'],&quot;" office:value-type="string" office:string-value="['high','med','4','2','big','med']," calcext:value-type="string">
            <text:p>['high','med','4','2','big','med'],</text:p>
          </table:table-cell>
          <table:table-cell table:formula="of:=&quot;'&quot;&amp;[.G7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12]&amp;&quot;','&quot;&amp;[.B712]&amp;&quot;','&quot;&amp;[.C712]&amp;&quot;','&quot;&amp; [.D712]&amp;&quot;','&quot;&amp;[.E712]&amp;&quot;','&quot;&amp;[.F712]&amp;&quot;'],&quot;" office:value-type="string" office:string-value="['high','med','4','2','big','high']," calcext:value-type="string">
            <text:p>['high','med','4','2','big','high'],</text:p>
          </table:table-cell>
          <table:table-cell table:formula="of:=&quot;'&quot;&amp;[.G7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13]&amp;&quot;','&quot;&amp;[.B713]&amp;&quot;','&quot;&amp;[.C713]&amp;&quot;','&quot;&amp; [.D713]&amp;&quot;','&quot;&amp;[.E713]&amp;&quot;','&quot;&amp;[.F713]&amp;&quot;'],&quot;" office:value-type="string" office:string-value="['high','med','4','4','small','low']," calcext:value-type="string">
            <text:p>['high','med','4','4','small','low'],</text:p>
          </table:table-cell>
          <table:table-cell table:formula="of:=&quot;'&quot;&amp;[.G7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14]&amp;&quot;','&quot;&amp;[.B714]&amp;&quot;','&quot;&amp;[.C714]&amp;&quot;','&quot;&amp; [.D714]&amp;&quot;','&quot;&amp;[.E714]&amp;&quot;','&quot;&amp;[.F714]&amp;&quot;'],&quot;" office:value-type="string" office:string-value="['high','med','4','4','small','med']," calcext:value-type="string">
            <text:p>['high','med','4','4','small','med'],</text:p>
          </table:table-cell>
          <table:table-cell table:formula="of:=&quot;'&quot;&amp;[.G7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15]&amp;&quot;','&quot;&amp;[.B715]&amp;&quot;','&quot;&amp;[.C715]&amp;&quot;','&quot;&amp; [.D715]&amp;&quot;','&quot;&amp;[.E715]&amp;&quot;','&quot;&amp;[.F715]&amp;&quot;'],&quot;" office:value-type="string" office:string-value="['high','med','4','4','small','high']," calcext:value-type="string">
            <text:p>['high','med','4','4','small','high'],</text:p>
          </table:table-cell>
          <table:table-cell table:formula="of:=&quot;'&quot;&amp;[.G71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16]&amp;&quot;','&quot;&amp;[.B716]&amp;&quot;','&quot;&amp;[.C716]&amp;&quot;','&quot;&amp; [.D716]&amp;&quot;','&quot;&amp;[.E716]&amp;&quot;','&quot;&amp;[.F716]&amp;&quot;'],&quot;" office:value-type="string" office:string-value="['high','med','4','4','med','low']," calcext:value-type="string">
            <text:p>['high','med','4','4','med','low'],</text:p>
          </table:table-cell>
          <table:table-cell table:formula="of:=&quot;'&quot;&amp;[.G7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17]&amp;&quot;','&quot;&amp;[.B717]&amp;&quot;','&quot;&amp;[.C717]&amp;&quot;','&quot;&amp; [.D717]&amp;&quot;','&quot;&amp;[.E717]&amp;&quot;','&quot;&amp;[.F717]&amp;&quot;'],&quot;" office:value-type="string" office:string-value="['high','med','4','4','med','med']," calcext:value-type="string">
            <text:p>['high','med','4','4','med','med'],</text:p>
          </table:table-cell>
          <table:table-cell table:formula="of:=&quot;'&quot;&amp;[.G71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18]&amp;&quot;','&quot;&amp;[.B718]&amp;&quot;','&quot;&amp;[.C718]&amp;&quot;','&quot;&amp; [.D718]&amp;&quot;','&quot;&amp;[.E718]&amp;&quot;','&quot;&amp;[.F718]&amp;&quot;'],&quot;" office:value-type="string" office:string-value="['high','med','4','4','med','high']," calcext:value-type="string">
            <text:p>['high','med','4','4','med','high'],</text:p>
          </table:table-cell>
          <table:table-cell table:formula="of:=&quot;'&quot;&amp;[.G71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19]&amp;&quot;','&quot;&amp;[.B719]&amp;&quot;','&quot;&amp;[.C719]&amp;&quot;','&quot;&amp; [.D719]&amp;&quot;','&quot;&amp;[.E719]&amp;&quot;','&quot;&amp;[.F719]&amp;&quot;'],&quot;" office:value-type="string" office:string-value="['high','med','4','4','big','low']," calcext:value-type="string">
            <text:p>['high','med','4','4','big','low'],</text:p>
          </table:table-cell>
          <table:table-cell table:formula="of:=&quot;'&quot;&amp;[.G7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20]&amp;&quot;','&quot;&amp;[.B720]&amp;&quot;','&quot;&amp;[.C720]&amp;&quot;','&quot;&amp; [.D720]&amp;&quot;','&quot;&amp;[.E720]&amp;&quot;','&quot;&amp;[.F720]&amp;&quot;'],&quot;" office:value-type="string" office:string-value="['high','med','4','4','big','med']," calcext:value-type="string">
            <text:p>['high','med','4','4','big','med'],</text:p>
          </table:table-cell>
          <table:table-cell table:formula="of:=&quot;'&quot;&amp;[.G72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21]&amp;&quot;','&quot;&amp;[.B721]&amp;&quot;','&quot;&amp;[.C721]&amp;&quot;','&quot;&amp; [.D721]&amp;&quot;','&quot;&amp;[.E721]&amp;&quot;','&quot;&amp;[.F721]&amp;&quot;'],&quot;" office:value-type="string" office:string-value="['high','med','4','4','big','high']," calcext:value-type="string">
            <text:p>['high','med','4','4','big','high'],</text:p>
          </table:table-cell>
          <table:table-cell table:formula="of:=&quot;'&quot;&amp;[.G7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22]&amp;&quot;','&quot;&amp;[.B722]&amp;&quot;','&quot;&amp;[.C722]&amp;&quot;','&quot;&amp; [.D722]&amp;&quot;','&quot;&amp;[.E722]&amp;&quot;','&quot;&amp;[.F722]&amp;&quot;'],&quot;" office:value-type="string" office:string-value="['high','med','4','more','small','low']," calcext:value-type="string">
            <text:p>['high','med','4','more','small','low'],</text:p>
          </table:table-cell>
          <table:table-cell table:formula="of:=&quot;'&quot;&amp;[.G7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23]&amp;&quot;','&quot;&amp;[.B723]&amp;&quot;','&quot;&amp;[.C723]&amp;&quot;','&quot;&amp; [.D723]&amp;&quot;','&quot;&amp;[.E723]&amp;&quot;','&quot;&amp;[.F723]&amp;&quot;'],&quot;" office:value-type="string" office:string-value="['high','med','4','more','small','med']," calcext:value-type="string">
            <text:p>['high','med','4','more','small','med'],</text:p>
          </table:table-cell>
          <table:table-cell table:formula="of:=&quot;'&quot;&amp;[.G7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24]&amp;&quot;','&quot;&amp;[.B724]&amp;&quot;','&quot;&amp;[.C724]&amp;&quot;','&quot;&amp; [.D724]&amp;&quot;','&quot;&amp;[.E724]&amp;&quot;','&quot;&amp;[.F724]&amp;&quot;'],&quot;" office:value-type="string" office:string-value="['high','med','4','more','small','high']," calcext:value-type="string">
            <text:p>['high','med','4','more','small','high'],</text:p>
          </table:table-cell>
          <table:table-cell table:formula="of:=&quot;'&quot;&amp;[.G7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25]&amp;&quot;','&quot;&amp;[.B725]&amp;&quot;','&quot;&amp;[.C725]&amp;&quot;','&quot;&amp; [.D725]&amp;&quot;','&quot;&amp;[.E725]&amp;&quot;','&quot;&amp;[.F725]&amp;&quot;'],&quot;" office:value-type="string" office:string-value="['high','med','4','more','med','low']," calcext:value-type="string">
            <text:p>['high','med','4','more','med','low'],</text:p>
          </table:table-cell>
          <table:table-cell table:formula="of:=&quot;'&quot;&amp;[.G7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26]&amp;&quot;','&quot;&amp;[.B726]&amp;&quot;','&quot;&amp;[.C726]&amp;&quot;','&quot;&amp; [.D726]&amp;&quot;','&quot;&amp;[.E726]&amp;&quot;','&quot;&amp;[.F726]&amp;&quot;'],&quot;" office:value-type="string" office:string-value="['high','med','4','more','med','med']," calcext:value-type="string">
            <text:p>['high','med','4','more','med','med'],</text:p>
          </table:table-cell>
          <table:table-cell table:formula="of:=&quot;'&quot;&amp;[.G72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27]&amp;&quot;','&quot;&amp;[.B727]&amp;&quot;','&quot;&amp;[.C727]&amp;&quot;','&quot;&amp; [.D727]&amp;&quot;','&quot;&amp;[.E727]&amp;&quot;','&quot;&amp;[.F727]&amp;&quot;'],&quot;" office:value-type="string" office:string-value="['high','med','4','more','med','high']," calcext:value-type="string">
            <text:p>['high','med','4','more','med','high'],</text:p>
          </table:table-cell>
          <table:table-cell table:formula="of:=&quot;'&quot;&amp;[.G72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28]&amp;&quot;','&quot;&amp;[.B728]&amp;&quot;','&quot;&amp;[.C728]&amp;&quot;','&quot;&amp; [.D728]&amp;&quot;','&quot;&amp;[.E728]&amp;&quot;','&quot;&amp;[.F728]&amp;&quot;'],&quot;" office:value-type="string" office:string-value="['high','med','4','more','big','low']," calcext:value-type="string">
            <text:p>['high','med','4','more','big','low'],</text:p>
          </table:table-cell>
          <table:table-cell table:formula="of:=&quot;'&quot;&amp;[.G7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29]&amp;&quot;','&quot;&amp;[.B729]&amp;&quot;','&quot;&amp;[.C729]&amp;&quot;','&quot;&amp; [.D729]&amp;&quot;','&quot;&amp;[.E729]&amp;&quot;','&quot;&amp;[.F729]&amp;&quot;'],&quot;" office:value-type="string" office:string-value="['high','med','4','more','big','med']," calcext:value-type="string">
            <text:p>['high','med','4','more','big','med'],</text:p>
          </table:table-cell>
          <table:table-cell table:formula="of:=&quot;'&quot;&amp;[.G7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30]&amp;&quot;','&quot;&amp;[.B730]&amp;&quot;','&quot;&amp;[.C730]&amp;&quot;','&quot;&amp; [.D730]&amp;&quot;','&quot;&amp;[.E730]&amp;&quot;','&quot;&amp;[.F730]&amp;&quot;'],&quot;" office:value-type="string" office:string-value="['high','med','4','more','big','high']," calcext:value-type="string">
            <text:p>['high','med','4','more','big','high'],</text:p>
          </table:table-cell>
          <table:table-cell table:formula="of:=&quot;'&quot;&amp;[.G73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31]&amp;&quot;','&quot;&amp;[.B731]&amp;&quot;','&quot;&amp;[.C731]&amp;&quot;','&quot;&amp; [.D731]&amp;&quot;','&quot;&amp;[.E731]&amp;&quot;','&quot;&amp;[.F731]&amp;&quot;'],&quot;" office:value-type="string" office:string-value="['high','med','5more','2','small','low']," calcext:value-type="string">
            <text:p>['high','med','5more','2','small','low'],</text:p>
          </table:table-cell>
          <table:table-cell table:formula="of:=&quot;'&quot;&amp;[.G7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32]&amp;&quot;','&quot;&amp;[.B732]&amp;&quot;','&quot;&amp;[.C732]&amp;&quot;','&quot;&amp; [.D732]&amp;&quot;','&quot;&amp;[.E732]&amp;&quot;','&quot;&amp;[.F732]&amp;&quot;'],&quot;" office:value-type="string" office:string-value="['high','med','5more','2','small','med']," calcext:value-type="string">
            <text:p>['high','med','5more','2','small','med'],</text:p>
          </table:table-cell>
          <table:table-cell table:formula="of:=&quot;'&quot;&amp;[.G7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33]&amp;&quot;','&quot;&amp;[.B733]&amp;&quot;','&quot;&amp;[.C733]&amp;&quot;','&quot;&amp; [.D733]&amp;&quot;','&quot;&amp;[.E733]&amp;&quot;','&quot;&amp;[.F733]&amp;&quot;'],&quot;" office:value-type="string" office:string-value="['high','med','5more','2','small','high']," calcext:value-type="string">
            <text:p>['high','med','5more','2','small','high'],</text:p>
          </table:table-cell>
          <table:table-cell table:formula="of:=&quot;'&quot;&amp;[.G7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34]&amp;&quot;','&quot;&amp;[.B734]&amp;&quot;','&quot;&amp;[.C734]&amp;&quot;','&quot;&amp; [.D734]&amp;&quot;','&quot;&amp;[.E734]&amp;&quot;','&quot;&amp;[.F734]&amp;&quot;'],&quot;" office:value-type="string" office:string-value="['high','med','5more','2','med','low']," calcext:value-type="string">
            <text:p>['high','med','5more','2','med','low'],</text:p>
          </table:table-cell>
          <table:table-cell table:formula="of:=&quot;'&quot;&amp;[.G7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35]&amp;&quot;','&quot;&amp;[.B735]&amp;&quot;','&quot;&amp;[.C735]&amp;&quot;','&quot;&amp; [.D735]&amp;&quot;','&quot;&amp;[.E735]&amp;&quot;','&quot;&amp;[.F735]&amp;&quot;'],&quot;" office:value-type="string" office:string-value="['high','med','5more','2','med','med']," calcext:value-type="string">
            <text:p>['high','med','5more','2','med','med'],</text:p>
          </table:table-cell>
          <table:table-cell table:formula="of:=&quot;'&quot;&amp;[.G7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36]&amp;&quot;','&quot;&amp;[.B736]&amp;&quot;','&quot;&amp;[.C736]&amp;&quot;','&quot;&amp; [.D736]&amp;&quot;','&quot;&amp;[.E736]&amp;&quot;','&quot;&amp;[.F736]&amp;&quot;'],&quot;" office:value-type="string" office:string-value="['high','med','5more','2','med','high']," calcext:value-type="string">
            <text:p>['high','med','5more','2','med','high'],</text:p>
          </table:table-cell>
          <table:table-cell table:formula="of:=&quot;'&quot;&amp;[.G7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37]&amp;&quot;','&quot;&amp;[.B737]&amp;&quot;','&quot;&amp;[.C737]&amp;&quot;','&quot;&amp; [.D737]&amp;&quot;','&quot;&amp;[.E737]&amp;&quot;','&quot;&amp;[.F737]&amp;&quot;'],&quot;" office:value-type="string" office:string-value="['high','med','5more','2','big','low']," calcext:value-type="string">
            <text:p>['high','med','5more','2','big','low'],</text:p>
          </table:table-cell>
          <table:table-cell table:formula="of:=&quot;'&quot;&amp;[.G7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38]&amp;&quot;','&quot;&amp;[.B738]&amp;&quot;','&quot;&amp;[.C738]&amp;&quot;','&quot;&amp; [.D738]&amp;&quot;','&quot;&amp;[.E738]&amp;&quot;','&quot;&amp;[.F738]&amp;&quot;'],&quot;" office:value-type="string" office:string-value="['high','med','5more','2','big','med']," calcext:value-type="string">
            <text:p>['high','med','5more','2','big','med'],</text:p>
          </table:table-cell>
          <table:table-cell table:formula="of:=&quot;'&quot;&amp;[.G7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39]&amp;&quot;','&quot;&amp;[.B739]&amp;&quot;','&quot;&amp;[.C739]&amp;&quot;','&quot;&amp; [.D739]&amp;&quot;','&quot;&amp;[.E739]&amp;&quot;','&quot;&amp;[.F739]&amp;&quot;'],&quot;" office:value-type="string" office:string-value="['high','med','5more','2','big','high']," calcext:value-type="string">
            <text:p>['high','med','5more','2','big','high'],</text:p>
          </table:table-cell>
          <table:table-cell table:formula="of:=&quot;'&quot;&amp;[.G7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40]&amp;&quot;','&quot;&amp;[.B740]&amp;&quot;','&quot;&amp;[.C740]&amp;&quot;','&quot;&amp; [.D740]&amp;&quot;','&quot;&amp;[.E740]&amp;&quot;','&quot;&amp;[.F740]&amp;&quot;'],&quot;" office:value-type="string" office:string-value="['high','med','5more','4','small','low']," calcext:value-type="string">
            <text:p>['high','med','5more','4','small','low'],</text:p>
          </table:table-cell>
          <table:table-cell table:formula="of:=&quot;'&quot;&amp;[.G7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41]&amp;&quot;','&quot;&amp;[.B741]&amp;&quot;','&quot;&amp;[.C741]&amp;&quot;','&quot;&amp; [.D741]&amp;&quot;','&quot;&amp;[.E741]&amp;&quot;','&quot;&amp;[.F741]&amp;&quot;'],&quot;" office:value-type="string" office:string-value="['high','med','5more','4','small','med']," calcext:value-type="string">
            <text:p>['high','med','5more','4','small','med'],</text:p>
          </table:table-cell>
          <table:table-cell table:formula="of:=&quot;'&quot;&amp;[.G7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42]&amp;&quot;','&quot;&amp;[.B742]&amp;&quot;','&quot;&amp;[.C742]&amp;&quot;','&quot;&amp; [.D742]&amp;&quot;','&quot;&amp;[.E742]&amp;&quot;','&quot;&amp;[.F742]&amp;&quot;'],&quot;" office:value-type="string" office:string-value="['high','med','5more','4','small','high']," calcext:value-type="string">
            <text:p>['high','med','5more','4','small','high'],</text:p>
          </table:table-cell>
          <table:table-cell table:formula="of:=&quot;'&quot;&amp;[.G74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43]&amp;&quot;','&quot;&amp;[.B743]&amp;&quot;','&quot;&amp;[.C743]&amp;&quot;','&quot;&amp; [.D743]&amp;&quot;','&quot;&amp;[.E743]&amp;&quot;','&quot;&amp;[.F743]&amp;&quot;'],&quot;" office:value-type="string" office:string-value="['high','med','5more','4','med','low']," calcext:value-type="string">
            <text:p>['high','med','5more','4','med','low'],</text:p>
          </table:table-cell>
          <table:table-cell table:formula="of:=&quot;'&quot;&amp;[.G7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44]&amp;&quot;','&quot;&amp;[.B744]&amp;&quot;','&quot;&amp;[.C744]&amp;&quot;','&quot;&amp; [.D744]&amp;&quot;','&quot;&amp;[.E744]&amp;&quot;','&quot;&amp;[.F744]&amp;&quot;'],&quot;" office:value-type="string" office:string-value="['high','med','5more','4','med','med']," calcext:value-type="string">
            <text:p>['high','med','5more','4','med','med'],</text:p>
          </table:table-cell>
          <table:table-cell table:formula="of:=&quot;'&quot;&amp;[.G74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45]&amp;&quot;','&quot;&amp;[.B745]&amp;&quot;','&quot;&amp;[.C745]&amp;&quot;','&quot;&amp; [.D745]&amp;&quot;','&quot;&amp;[.E745]&amp;&quot;','&quot;&amp;[.F745]&amp;&quot;'],&quot;" office:value-type="string" office:string-value="['high','med','5more','4','med','high']," calcext:value-type="string">
            <text:p>['high','med','5more','4','med','high'],</text:p>
          </table:table-cell>
          <table:table-cell table:formula="of:=&quot;'&quot;&amp;[.G74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46]&amp;&quot;','&quot;&amp;[.B746]&amp;&quot;','&quot;&amp;[.C746]&amp;&quot;','&quot;&amp; [.D746]&amp;&quot;','&quot;&amp;[.E746]&amp;&quot;','&quot;&amp;[.F746]&amp;&quot;'],&quot;" office:value-type="string" office:string-value="['high','med','5more','4','big','low']," calcext:value-type="string">
            <text:p>['high','med','5more','4','big','low'],</text:p>
          </table:table-cell>
          <table:table-cell table:formula="of:=&quot;'&quot;&amp;[.G7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47]&amp;&quot;','&quot;&amp;[.B747]&amp;&quot;','&quot;&amp;[.C747]&amp;&quot;','&quot;&amp; [.D747]&amp;&quot;','&quot;&amp;[.E747]&amp;&quot;','&quot;&amp;[.F747]&amp;&quot;'],&quot;" office:value-type="string" office:string-value="['high','med','5more','4','big','med']," calcext:value-type="string">
            <text:p>['high','med','5more','4','big','med'],</text:p>
          </table:table-cell>
          <table:table-cell table:formula="of:=&quot;'&quot;&amp;[.G74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48]&amp;&quot;','&quot;&amp;[.B748]&amp;&quot;','&quot;&amp;[.C748]&amp;&quot;','&quot;&amp; [.D748]&amp;&quot;','&quot;&amp;[.E748]&amp;&quot;','&quot;&amp;[.F748]&amp;&quot;'],&quot;" office:value-type="string" office:string-value="['high','med','5more','4','big','high']," calcext:value-type="string">
            <text:p>['high','med','5more','4','big','high'],</text:p>
          </table:table-cell>
          <table:table-cell table:formula="of:=&quot;'&quot;&amp;[.G74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49]&amp;&quot;','&quot;&amp;[.B749]&amp;&quot;','&quot;&amp;[.C749]&amp;&quot;','&quot;&amp; [.D749]&amp;&quot;','&quot;&amp;[.E749]&amp;&quot;','&quot;&amp;[.F749]&amp;&quot;'],&quot;" office:value-type="string" office:string-value="['high','med','5more','more','small','low']," calcext:value-type="string">
            <text:p>['high','med','5more','more','small','low'],</text:p>
          </table:table-cell>
          <table:table-cell table:formula="of:=&quot;'&quot;&amp;[.G7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50]&amp;&quot;','&quot;&amp;[.B750]&amp;&quot;','&quot;&amp;[.C750]&amp;&quot;','&quot;&amp; [.D750]&amp;&quot;','&quot;&amp;[.E750]&amp;&quot;','&quot;&amp;[.F750]&amp;&quot;'],&quot;" office:value-type="string" office:string-value="['high','med','5more','more','small','med']," calcext:value-type="string">
            <text:p>['high','med','5more','more','small','med'],</text:p>
          </table:table-cell>
          <table:table-cell table:formula="of:=&quot;'&quot;&amp;[.G7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51]&amp;&quot;','&quot;&amp;[.B751]&amp;&quot;','&quot;&amp;[.C751]&amp;&quot;','&quot;&amp; [.D751]&amp;&quot;','&quot;&amp;[.E751]&amp;&quot;','&quot;&amp;[.F751]&amp;&quot;'],&quot;" office:value-type="string" office:string-value="['high','med','5more','more','small','high']," calcext:value-type="string">
            <text:p>['high','med','5more','more','small','high'],</text:p>
          </table:table-cell>
          <table:table-cell table:formula="of:=&quot;'&quot;&amp;[.G75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52]&amp;&quot;','&quot;&amp;[.B752]&amp;&quot;','&quot;&amp;[.C752]&amp;&quot;','&quot;&amp; [.D752]&amp;&quot;','&quot;&amp;[.E752]&amp;&quot;','&quot;&amp;[.F752]&amp;&quot;'],&quot;" office:value-type="string" office:string-value="['high','med','5more','more','med','low']," calcext:value-type="string">
            <text:p>['high','med','5more','more','med','low'],</text:p>
          </table:table-cell>
          <table:table-cell table:formula="of:=&quot;'&quot;&amp;[.G7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53]&amp;&quot;','&quot;&amp;[.B753]&amp;&quot;','&quot;&amp;[.C753]&amp;&quot;','&quot;&amp; [.D753]&amp;&quot;','&quot;&amp;[.E753]&amp;&quot;','&quot;&amp;[.F753]&amp;&quot;'],&quot;" office:value-type="string" office:string-value="['high','med','5more','more','med','med']," calcext:value-type="string">
            <text:p>['high','med','5more','more','med','med'],</text:p>
          </table:table-cell>
          <table:table-cell table:formula="of:=&quot;'&quot;&amp;[.G75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54]&amp;&quot;','&quot;&amp;[.B754]&amp;&quot;','&quot;&amp;[.C754]&amp;&quot;','&quot;&amp; [.D754]&amp;&quot;','&quot;&amp;[.E754]&amp;&quot;','&quot;&amp;[.F754]&amp;&quot;'],&quot;" office:value-type="string" office:string-value="['high','med','5more','more','med','high']," calcext:value-type="string">
            <text:p>['high','med','5more','more','med','high'],</text:p>
          </table:table-cell>
          <table:table-cell table:formula="of:=&quot;'&quot;&amp;[.G75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55]&amp;&quot;','&quot;&amp;[.B755]&amp;&quot;','&quot;&amp;[.C755]&amp;&quot;','&quot;&amp; [.D755]&amp;&quot;','&quot;&amp;[.E755]&amp;&quot;','&quot;&amp;[.F755]&amp;&quot;'],&quot;" office:value-type="string" office:string-value="['high','med','5more','more','big','low']," calcext:value-type="string">
            <text:p>['high','med','5more','more','big','low'],</text:p>
          </table:table-cell>
          <table:table-cell table:formula="of:=&quot;'&quot;&amp;[.G7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56]&amp;&quot;','&quot;&amp;[.B756]&amp;&quot;','&quot;&amp;[.C756]&amp;&quot;','&quot;&amp; [.D756]&amp;&quot;','&quot;&amp;[.E756]&amp;&quot;','&quot;&amp;[.F756]&amp;&quot;'],&quot;" office:value-type="string" office:string-value="['high','med','5more','more','big','med']," calcext:value-type="string">
            <text:p>['high','med','5more','more','big','med'],</text:p>
          </table:table-cell>
          <table:table-cell table:formula="of:=&quot;'&quot;&amp;[.G75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57]&amp;&quot;','&quot;&amp;[.B757]&amp;&quot;','&quot;&amp;[.C757]&amp;&quot;','&quot;&amp; [.D757]&amp;&quot;','&quot;&amp;[.E757]&amp;&quot;','&quot;&amp;[.F757]&amp;&quot;'],&quot;" office:value-type="string" office:string-value="['high','med','5more','more','big','high']," calcext:value-type="string">
            <text:p>['high','med','5more','more','big','high'],</text:p>
          </table:table-cell>
          <table:table-cell table:formula="of:=&quot;'&quot;&amp;[.G75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58]&amp;&quot;','&quot;&amp;[.B758]&amp;&quot;','&quot;&amp;[.C758]&amp;&quot;','&quot;&amp; [.D758]&amp;&quot;','&quot;&amp;[.E758]&amp;&quot;','&quot;&amp;[.F758]&amp;&quot;'],&quot;" office:value-type="string" office:string-value="['high','low','2','2','small','low']," calcext:value-type="string">
            <text:p>['high','low','2','2','small','low'],</text:p>
          </table:table-cell>
          <table:table-cell table:formula="of:=&quot;'&quot;&amp;[.G7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59]&amp;&quot;','&quot;&amp;[.B759]&amp;&quot;','&quot;&amp;[.C759]&amp;&quot;','&quot;&amp; [.D759]&amp;&quot;','&quot;&amp;[.E759]&amp;&quot;','&quot;&amp;[.F759]&amp;&quot;'],&quot;" office:value-type="string" office:string-value="['high','low','2','2','small','med']," calcext:value-type="string">
            <text:p>['high','low','2','2','small','med'],</text:p>
          </table:table-cell>
          <table:table-cell table:formula="of:=&quot;'&quot;&amp;[.G7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60]&amp;&quot;','&quot;&amp;[.B760]&amp;&quot;','&quot;&amp;[.C760]&amp;&quot;','&quot;&amp; [.D760]&amp;&quot;','&quot;&amp;[.E760]&amp;&quot;','&quot;&amp;[.F760]&amp;&quot;'],&quot;" office:value-type="string" office:string-value="['high','low','2','2','small','high']," calcext:value-type="string">
            <text:p>['high','low','2','2','small','high'],</text:p>
          </table:table-cell>
          <table:table-cell table:formula="of:=&quot;'&quot;&amp;[.G7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61]&amp;&quot;','&quot;&amp;[.B761]&amp;&quot;','&quot;&amp;[.C761]&amp;&quot;','&quot;&amp; [.D761]&amp;&quot;','&quot;&amp;[.E761]&amp;&quot;','&quot;&amp;[.F761]&amp;&quot;'],&quot;" office:value-type="string" office:string-value="['high','low','2','2','med','low']," calcext:value-type="string">
            <text:p>['high','low','2','2','med','low'],</text:p>
          </table:table-cell>
          <table:table-cell table:formula="of:=&quot;'&quot;&amp;[.G7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62]&amp;&quot;','&quot;&amp;[.B762]&amp;&quot;','&quot;&amp;[.C762]&amp;&quot;','&quot;&amp; [.D762]&amp;&quot;','&quot;&amp;[.E762]&amp;&quot;','&quot;&amp;[.F762]&amp;&quot;'],&quot;" office:value-type="string" office:string-value="['high','low','2','2','med','med']," calcext:value-type="string">
            <text:p>['high','low','2','2','med','med'],</text:p>
          </table:table-cell>
          <table:table-cell table:formula="of:=&quot;'&quot;&amp;[.G7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63]&amp;&quot;','&quot;&amp;[.B763]&amp;&quot;','&quot;&amp;[.C763]&amp;&quot;','&quot;&amp; [.D763]&amp;&quot;','&quot;&amp;[.E763]&amp;&quot;','&quot;&amp;[.F763]&amp;&quot;'],&quot;" office:value-type="string" office:string-value="['high','low','2','2','med','high']," calcext:value-type="string">
            <text:p>['high','low','2','2','med','high'],</text:p>
          </table:table-cell>
          <table:table-cell table:formula="of:=&quot;'&quot;&amp;[.G7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64]&amp;&quot;','&quot;&amp;[.B764]&amp;&quot;','&quot;&amp;[.C764]&amp;&quot;','&quot;&amp; [.D764]&amp;&quot;','&quot;&amp;[.E764]&amp;&quot;','&quot;&amp;[.F764]&amp;&quot;'],&quot;" office:value-type="string" office:string-value="['high','low','2','2','big','low']," calcext:value-type="string">
            <text:p>['high','low','2','2','big','low'],</text:p>
          </table:table-cell>
          <table:table-cell table:formula="of:=&quot;'&quot;&amp;[.G7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65]&amp;&quot;','&quot;&amp;[.B765]&amp;&quot;','&quot;&amp;[.C765]&amp;&quot;','&quot;&amp; [.D765]&amp;&quot;','&quot;&amp;[.E765]&amp;&quot;','&quot;&amp;[.F765]&amp;&quot;'],&quot;" office:value-type="string" office:string-value="['high','low','2','2','big','med']," calcext:value-type="string">
            <text:p>['high','low','2','2','big','med'],</text:p>
          </table:table-cell>
          <table:table-cell table:formula="of:=&quot;'&quot;&amp;[.G7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66]&amp;&quot;','&quot;&amp;[.B766]&amp;&quot;','&quot;&amp;[.C766]&amp;&quot;','&quot;&amp; [.D766]&amp;&quot;','&quot;&amp;[.E766]&amp;&quot;','&quot;&amp;[.F766]&amp;&quot;'],&quot;" office:value-type="string" office:string-value="['high','low','2','2','big','high']," calcext:value-type="string">
            <text:p>['high','low','2','2','big','high'],</text:p>
          </table:table-cell>
          <table:table-cell table:formula="of:=&quot;'&quot;&amp;[.G7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67]&amp;&quot;','&quot;&amp;[.B767]&amp;&quot;','&quot;&amp;[.C767]&amp;&quot;','&quot;&amp; [.D767]&amp;&quot;','&quot;&amp;[.E767]&amp;&quot;','&quot;&amp;[.F767]&amp;&quot;'],&quot;" office:value-type="string" office:string-value="['high','low','2','4','small','low']," calcext:value-type="string">
            <text:p>['high','low','2','4','small','low'],</text:p>
          </table:table-cell>
          <table:table-cell table:formula="of:=&quot;'&quot;&amp;[.G7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68]&amp;&quot;','&quot;&amp;[.B768]&amp;&quot;','&quot;&amp;[.C768]&amp;&quot;','&quot;&amp; [.D768]&amp;&quot;','&quot;&amp;[.E768]&amp;&quot;','&quot;&amp;[.F768]&amp;&quot;'],&quot;" office:value-type="string" office:string-value="['high','low','2','4','small','med']," calcext:value-type="string">
            <text:p>['high','low','2','4','small','med'],</text:p>
          </table:table-cell>
          <table:table-cell table:formula="of:=&quot;'&quot;&amp;[.G7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69]&amp;&quot;','&quot;&amp;[.B769]&amp;&quot;','&quot;&amp;[.C769]&amp;&quot;','&quot;&amp; [.D769]&amp;&quot;','&quot;&amp;[.E769]&amp;&quot;','&quot;&amp;[.F769]&amp;&quot;'],&quot;" office:value-type="string" office:string-value="['high','low','2','4','small','high']," calcext:value-type="string">
            <text:p>['high','low','2','4','small','high'],</text:p>
          </table:table-cell>
          <table:table-cell table:formula="of:=&quot;'&quot;&amp;[.G76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70]&amp;&quot;','&quot;&amp;[.B770]&amp;&quot;','&quot;&amp;[.C770]&amp;&quot;','&quot;&amp; [.D770]&amp;&quot;','&quot;&amp;[.E770]&amp;&quot;','&quot;&amp;[.F770]&amp;&quot;'],&quot;" office:value-type="string" office:string-value="['high','low','2','4','med','low']," calcext:value-type="string">
            <text:p>['high','low','2','4','med','low'],</text:p>
          </table:table-cell>
          <table:table-cell table:formula="of:=&quot;'&quot;&amp;[.G7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71]&amp;&quot;','&quot;&amp;[.B771]&amp;&quot;','&quot;&amp;[.C771]&amp;&quot;','&quot;&amp; [.D771]&amp;&quot;','&quot;&amp;[.E771]&amp;&quot;','&quot;&amp;[.F771]&amp;&quot;'],&quot;" office:value-type="string" office:string-value="['high','low','2','4','med','med']," calcext:value-type="string">
            <text:p>['high','low','2','4','med','med'],</text:p>
          </table:table-cell>
          <table:table-cell table:formula="of:=&quot;'&quot;&amp;[.G7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72]&amp;&quot;','&quot;&amp;[.B772]&amp;&quot;','&quot;&amp;[.C772]&amp;&quot;','&quot;&amp; [.D772]&amp;&quot;','&quot;&amp;[.E772]&amp;&quot;','&quot;&amp;[.F772]&amp;&quot;'],&quot;" office:value-type="string" office:string-value="['high','low','2','4','med','high']," calcext:value-type="string">
            <text:p>['high','low','2','4','med','high'],</text:p>
          </table:table-cell>
          <table:table-cell table:formula="of:=&quot;'&quot;&amp;[.G77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73]&amp;&quot;','&quot;&amp;[.B773]&amp;&quot;','&quot;&amp;[.C773]&amp;&quot;','&quot;&amp; [.D773]&amp;&quot;','&quot;&amp;[.E773]&amp;&quot;','&quot;&amp;[.F773]&amp;&quot;'],&quot;" office:value-type="string" office:string-value="['high','low','2','4','big','low']," calcext:value-type="string">
            <text:p>['high','low','2','4','big','low'],</text:p>
          </table:table-cell>
          <table:table-cell table:formula="of:=&quot;'&quot;&amp;[.G7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74]&amp;&quot;','&quot;&amp;[.B774]&amp;&quot;','&quot;&amp;[.C774]&amp;&quot;','&quot;&amp; [.D774]&amp;&quot;','&quot;&amp;[.E774]&amp;&quot;','&quot;&amp;[.F774]&amp;&quot;'],&quot;" office:value-type="string" office:string-value="['high','low','2','4','big','med']," calcext:value-type="string">
            <text:p>['high','low','2','4','big','med'],</text:p>
          </table:table-cell>
          <table:table-cell table:formula="of:=&quot;'&quot;&amp;[.G77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75]&amp;&quot;','&quot;&amp;[.B775]&amp;&quot;','&quot;&amp;[.C775]&amp;&quot;','&quot;&amp; [.D775]&amp;&quot;','&quot;&amp;[.E775]&amp;&quot;','&quot;&amp;[.F775]&amp;&quot;'],&quot;" office:value-type="string" office:string-value="['high','low','2','4','big','high']," calcext:value-type="string">
            <text:p>['high','low','2','4','big','high'],</text:p>
          </table:table-cell>
          <table:table-cell table:formula="of:=&quot;'&quot;&amp;[.G77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76]&amp;&quot;','&quot;&amp;[.B776]&amp;&quot;','&quot;&amp;[.C776]&amp;&quot;','&quot;&amp; [.D776]&amp;&quot;','&quot;&amp;[.E776]&amp;&quot;','&quot;&amp;[.F776]&amp;&quot;'],&quot;" office:value-type="string" office:string-value="['high','low','2','more','small','low']," calcext:value-type="string">
            <text:p>['high','low','2','more','small','low'],</text:p>
          </table:table-cell>
          <table:table-cell table:formula="of:=&quot;'&quot;&amp;[.G7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77]&amp;&quot;','&quot;&amp;[.B777]&amp;&quot;','&quot;&amp;[.C777]&amp;&quot;','&quot;&amp; [.D777]&amp;&quot;','&quot;&amp;[.E777]&amp;&quot;','&quot;&amp;[.F777]&amp;&quot;'],&quot;" office:value-type="string" office:string-value="['high','low','2','more','small','med']," calcext:value-type="string">
            <text:p>['high','low','2','more','small','med'],</text:p>
          </table:table-cell>
          <table:table-cell table:formula="of:=&quot;'&quot;&amp;[.G7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78]&amp;&quot;','&quot;&amp;[.B778]&amp;&quot;','&quot;&amp;[.C778]&amp;&quot;','&quot;&amp; [.D778]&amp;&quot;','&quot;&amp;[.E778]&amp;&quot;','&quot;&amp;[.F778]&amp;&quot;'],&quot;" office:value-type="string" office:string-value="['high','low','2','more','small','high']," calcext:value-type="string">
            <text:p>['high','low','2','more','small','high'],</text:p>
          </table:table-cell>
          <table:table-cell table:formula="of:=&quot;'&quot;&amp;[.G7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79]&amp;&quot;','&quot;&amp;[.B779]&amp;&quot;','&quot;&amp;[.C779]&amp;&quot;','&quot;&amp; [.D779]&amp;&quot;','&quot;&amp;[.E779]&amp;&quot;','&quot;&amp;[.F779]&amp;&quot;'],&quot;" office:value-type="string" office:string-value="['high','low','2','more','med','low']," calcext:value-type="string">
            <text:p>['high','low','2','more','med','low'],</text:p>
          </table:table-cell>
          <table:table-cell table:formula="of:=&quot;'&quot;&amp;[.G7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80]&amp;&quot;','&quot;&amp;[.B780]&amp;&quot;','&quot;&amp;[.C780]&amp;&quot;','&quot;&amp; [.D780]&amp;&quot;','&quot;&amp;[.E780]&amp;&quot;','&quot;&amp;[.F780]&amp;&quot;'],&quot;" office:value-type="string" office:string-value="['high','low','2','more','med','med']," calcext:value-type="string">
            <text:p>['high','low','2','more','med','med'],</text:p>
          </table:table-cell>
          <table:table-cell table:formula="of:=&quot;'&quot;&amp;[.G7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81]&amp;&quot;','&quot;&amp;[.B781]&amp;&quot;','&quot;&amp;[.C781]&amp;&quot;','&quot;&amp; [.D781]&amp;&quot;','&quot;&amp;[.E781]&amp;&quot;','&quot;&amp;[.F781]&amp;&quot;'],&quot;" office:value-type="string" office:string-value="['high','low','2','more','med','high']," calcext:value-type="string">
            <text:p>['high','low','2','more','med','high'],</text:p>
          </table:table-cell>
          <table:table-cell table:formula="of:=&quot;'&quot;&amp;[.G78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82]&amp;&quot;','&quot;&amp;[.B782]&amp;&quot;','&quot;&amp;[.C782]&amp;&quot;','&quot;&amp; [.D782]&amp;&quot;','&quot;&amp;[.E782]&amp;&quot;','&quot;&amp;[.F782]&amp;&quot;'],&quot;" office:value-type="string" office:string-value="['high','low','2','more','big','low']," calcext:value-type="string">
            <text:p>['high','low','2','more','big','low'],</text:p>
          </table:table-cell>
          <table:table-cell table:formula="of:=&quot;'&quot;&amp;[.G7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783]&amp;&quot;','&quot;&amp;[.B783]&amp;&quot;','&quot;&amp;[.C783]&amp;&quot;','&quot;&amp; [.D783]&amp;&quot;','&quot;&amp;[.E783]&amp;&quot;','&quot;&amp;[.F783]&amp;&quot;'],&quot;" office:value-type="string" office:string-value="['high','low','2','more','big','med']," calcext:value-type="string">
            <text:p>['high','low','2','more','big','med'],</text:p>
          </table:table-cell>
          <table:table-cell table:formula="of:=&quot;'&quot;&amp;[.G78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84]&amp;&quot;','&quot;&amp;[.B784]&amp;&quot;','&quot;&amp;[.C784]&amp;&quot;','&quot;&amp; [.D784]&amp;&quot;','&quot;&amp;[.E784]&amp;&quot;','&quot;&amp;[.F784]&amp;&quot;'],&quot;" office:value-type="string" office:string-value="['high','low','2','more','big','high']," calcext:value-type="string">
            <text:p>['high','low','2','more','big','high'],</text:p>
          </table:table-cell>
          <table:table-cell table:formula="of:=&quot;'&quot;&amp;[.G78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85]&amp;&quot;','&quot;&amp;[.B785]&amp;&quot;','&quot;&amp;[.C785]&amp;&quot;','&quot;&amp; [.D785]&amp;&quot;','&quot;&amp;[.E785]&amp;&quot;','&quot;&amp;[.F785]&amp;&quot;'],&quot;" office:value-type="string" office:string-value="['high','low','3','2','small','low']," calcext:value-type="string">
            <text:p>['high','low','3','2','small','low'],</text:p>
          </table:table-cell>
          <table:table-cell table:formula="of:=&quot;'&quot;&amp;[.G7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86]&amp;&quot;','&quot;&amp;[.B786]&amp;&quot;','&quot;&amp;[.C786]&amp;&quot;','&quot;&amp; [.D786]&amp;&quot;','&quot;&amp;[.E786]&amp;&quot;','&quot;&amp;[.F786]&amp;&quot;'],&quot;" office:value-type="string" office:string-value="['high','low','3','2','small','med']," calcext:value-type="string">
            <text:p>['high','low','3','2','small','med'],</text:p>
          </table:table-cell>
          <table:table-cell table:formula="of:=&quot;'&quot;&amp;[.G7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87]&amp;&quot;','&quot;&amp;[.B787]&amp;&quot;','&quot;&amp;[.C787]&amp;&quot;','&quot;&amp; [.D787]&amp;&quot;','&quot;&amp;[.E787]&amp;&quot;','&quot;&amp;[.F787]&amp;&quot;'],&quot;" office:value-type="string" office:string-value="['high','low','3','2','small','high']," calcext:value-type="string">
            <text:p>['high','low','3','2','small','high'],</text:p>
          </table:table-cell>
          <table:table-cell table:formula="of:=&quot;'&quot;&amp;[.G7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88]&amp;&quot;','&quot;&amp;[.B788]&amp;&quot;','&quot;&amp;[.C788]&amp;&quot;','&quot;&amp; [.D788]&amp;&quot;','&quot;&amp;[.E788]&amp;&quot;','&quot;&amp;[.F788]&amp;&quot;'],&quot;" office:value-type="string" office:string-value="['high','low','3','2','med','low']," calcext:value-type="string">
            <text:p>['high','low','3','2','med','low'],</text:p>
          </table:table-cell>
          <table:table-cell table:formula="of:=&quot;'&quot;&amp;[.G7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89]&amp;&quot;','&quot;&amp;[.B789]&amp;&quot;','&quot;&amp;[.C789]&amp;&quot;','&quot;&amp; [.D789]&amp;&quot;','&quot;&amp;[.E789]&amp;&quot;','&quot;&amp;[.F789]&amp;&quot;'],&quot;" office:value-type="string" office:string-value="['high','low','3','2','med','med']," calcext:value-type="string">
            <text:p>['high','low','3','2','med','med'],</text:p>
          </table:table-cell>
          <table:table-cell table:formula="of:=&quot;'&quot;&amp;[.G7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90]&amp;&quot;','&quot;&amp;[.B790]&amp;&quot;','&quot;&amp;[.C790]&amp;&quot;','&quot;&amp; [.D790]&amp;&quot;','&quot;&amp;[.E790]&amp;&quot;','&quot;&amp;[.F790]&amp;&quot;'],&quot;" office:value-type="string" office:string-value="['high','low','3','2','med','high']," calcext:value-type="string">
            <text:p>['high','low','3','2','med','high'],</text:p>
          </table:table-cell>
          <table:table-cell table:formula="of:=&quot;'&quot;&amp;[.G7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91]&amp;&quot;','&quot;&amp;[.B791]&amp;&quot;','&quot;&amp;[.C791]&amp;&quot;','&quot;&amp; [.D791]&amp;&quot;','&quot;&amp;[.E791]&amp;&quot;','&quot;&amp;[.F791]&amp;&quot;'],&quot;" office:value-type="string" office:string-value="['high','low','3','2','big','low']," calcext:value-type="string">
            <text:p>['high','low','3','2','big','low'],</text:p>
          </table:table-cell>
          <table:table-cell table:formula="of:=&quot;'&quot;&amp;[.G7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92]&amp;&quot;','&quot;&amp;[.B792]&amp;&quot;','&quot;&amp;[.C792]&amp;&quot;','&quot;&amp; [.D792]&amp;&quot;','&quot;&amp;[.E792]&amp;&quot;','&quot;&amp;[.F792]&amp;&quot;'],&quot;" office:value-type="string" office:string-value="['high','low','3','2','big','med']," calcext:value-type="string">
            <text:p>['high','low','3','2','big','med'],</text:p>
          </table:table-cell>
          <table:table-cell table:formula="of:=&quot;'&quot;&amp;[.G7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793]&amp;&quot;','&quot;&amp;[.B793]&amp;&quot;','&quot;&amp;[.C793]&amp;&quot;','&quot;&amp; [.D793]&amp;&quot;','&quot;&amp;[.E793]&amp;&quot;','&quot;&amp;[.F793]&amp;&quot;'],&quot;" office:value-type="string" office:string-value="['high','low','3','2','big','high']," calcext:value-type="string">
            <text:p>['high','low','3','2','big','high'],</text:p>
          </table:table-cell>
          <table:table-cell table:formula="of:=&quot;'&quot;&amp;[.G7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94]&amp;&quot;','&quot;&amp;[.B794]&amp;&quot;','&quot;&amp;[.C794]&amp;&quot;','&quot;&amp; [.D794]&amp;&quot;','&quot;&amp;[.E794]&amp;&quot;','&quot;&amp;[.F794]&amp;&quot;'],&quot;" office:value-type="string" office:string-value="['high','low','3','4','small','low']," calcext:value-type="string">
            <text:p>['high','low','3','4','small','low'],</text:p>
          </table:table-cell>
          <table:table-cell table:formula="of:=&quot;'&quot;&amp;[.G7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95]&amp;&quot;','&quot;&amp;[.B795]&amp;&quot;','&quot;&amp;[.C795]&amp;&quot;','&quot;&amp; [.D795]&amp;&quot;','&quot;&amp;[.E795]&amp;&quot;','&quot;&amp;[.F795]&amp;&quot;'],&quot;" office:value-type="string" office:string-value="['high','low','3','4','small','med']," calcext:value-type="string">
            <text:p>['high','low','3','4','small','med'],</text:p>
          </table:table-cell>
          <table:table-cell table:formula="of:=&quot;'&quot;&amp;[.G7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96]&amp;&quot;','&quot;&amp;[.B796]&amp;&quot;','&quot;&amp;[.C796]&amp;&quot;','&quot;&amp; [.D796]&amp;&quot;','&quot;&amp;[.E796]&amp;&quot;','&quot;&amp;[.F796]&amp;&quot;'],&quot;" office:value-type="string" office:string-value="['high','low','3','4','small','high']," calcext:value-type="string">
            <text:p>['high','low','3','4','small','high'],</text:p>
          </table:table-cell>
          <table:table-cell table:formula="of:=&quot;'&quot;&amp;[.G79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797]&amp;&quot;','&quot;&amp;[.B797]&amp;&quot;','&quot;&amp;[.C797]&amp;&quot;','&quot;&amp; [.D797]&amp;&quot;','&quot;&amp;[.E797]&amp;&quot;','&quot;&amp;[.F797]&amp;&quot;'],&quot;" office:value-type="string" office:string-value="['high','low','3','4','med','low']," calcext:value-type="string">
            <text:p>['high','low','3','4','med','low'],</text:p>
          </table:table-cell>
          <table:table-cell table:formula="of:=&quot;'&quot;&amp;[.G7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798]&amp;&quot;','&quot;&amp;[.B798]&amp;&quot;','&quot;&amp;[.C798]&amp;&quot;','&quot;&amp; [.D798]&amp;&quot;','&quot;&amp;[.E798]&amp;&quot;','&quot;&amp;[.F798]&amp;&quot;'],&quot;" office:value-type="string" office:string-value="['high','low','3','4','med','med']," calcext:value-type="string">
            <text:p>['high','low','3','4','med','med'],</text:p>
          </table:table-cell>
          <table:table-cell table:formula="of:=&quot;'&quot;&amp;[.G7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799]&amp;&quot;','&quot;&amp;[.B799]&amp;&quot;','&quot;&amp;[.C799]&amp;&quot;','&quot;&amp; [.D799]&amp;&quot;','&quot;&amp;[.E799]&amp;&quot;','&quot;&amp;[.F799]&amp;&quot;'],&quot;" office:value-type="string" office:string-value="['high','low','3','4','med','high']," calcext:value-type="string">
            <text:p>['high','low','3','4','med','high'],</text:p>
          </table:table-cell>
          <table:table-cell table:formula="of:=&quot;'&quot;&amp;[.G79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00]&amp;&quot;','&quot;&amp;[.B800]&amp;&quot;','&quot;&amp;[.C800]&amp;&quot;','&quot;&amp; [.D800]&amp;&quot;','&quot;&amp;[.E800]&amp;&quot;','&quot;&amp;[.F800]&amp;&quot;'],&quot;" office:value-type="string" office:string-value="['high','low','3','4','big','low']," calcext:value-type="string">
            <text:p>['high','low','3','4','big','low'],</text:p>
          </table:table-cell>
          <table:table-cell table:formula="of:=&quot;'&quot;&amp;[.G8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01]&amp;&quot;','&quot;&amp;[.B801]&amp;&quot;','&quot;&amp;[.C801]&amp;&quot;','&quot;&amp; [.D801]&amp;&quot;','&quot;&amp;[.E801]&amp;&quot;','&quot;&amp;[.F801]&amp;&quot;'],&quot;" office:value-type="string" office:string-value="['high','low','3','4','big','med']," calcext:value-type="string">
            <text:p>['high','low','3','4','big','med'],</text:p>
          </table:table-cell>
          <table:table-cell table:formula="of:=&quot;'&quot;&amp;[.G80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02]&amp;&quot;','&quot;&amp;[.B802]&amp;&quot;','&quot;&amp;[.C802]&amp;&quot;','&quot;&amp; [.D802]&amp;&quot;','&quot;&amp;[.E802]&amp;&quot;','&quot;&amp;[.F802]&amp;&quot;'],&quot;" office:value-type="string" office:string-value="['high','low','3','4','big','high']," calcext:value-type="string">
            <text:p>['high','low','3','4','big','high'],</text:p>
          </table:table-cell>
          <table:table-cell table:formula="of:=&quot;'&quot;&amp;[.G80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03]&amp;&quot;','&quot;&amp;[.B803]&amp;&quot;','&quot;&amp;[.C803]&amp;&quot;','&quot;&amp; [.D803]&amp;&quot;','&quot;&amp;[.E803]&amp;&quot;','&quot;&amp;[.F803]&amp;&quot;'],&quot;" office:value-type="string" office:string-value="['high','low','3','more','small','low']," calcext:value-type="string">
            <text:p>['high','low','3','more','small','low'],</text:p>
          </table:table-cell>
          <table:table-cell table:formula="of:=&quot;'&quot;&amp;[.G8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04]&amp;&quot;','&quot;&amp;[.B804]&amp;&quot;','&quot;&amp;[.C804]&amp;&quot;','&quot;&amp; [.D804]&amp;&quot;','&quot;&amp;[.E804]&amp;&quot;','&quot;&amp;[.F804]&amp;&quot;'],&quot;" office:value-type="string" office:string-value="['high','low','3','more','small','med']," calcext:value-type="string">
            <text:p>['high','low','3','more','small','med'],</text:p>
          </table:table-cell>
          <table:table-cell table:formula="of:=&quot;'&quot;&amp;[.G8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05]&amp;&quot;','&quot;&amp;[.B805]&amp;&quot;','&quot;&amp;[.C805]&amp;&quot;','&quot;&amp; [.D805]&amp;&quot;','&quot;&amp;[.E805]&amp;&quot;','&quot;&amp;[.F805]&amp;&quot;'],&quot;" office:value-type="string" office:string-value="['high','low','3','more','small','high']," calcext:value-type="string">
            <text:p>['high','low','3','more','small','high'],</text:p>
          </table:table-cell>
          <table:table-cell table:formula="of:=&quot;'&quot;&amp;[.G80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06]&amp;&quot;','&quot;&amp;[.B806]&amp;&quot;','&quot;&amp;[.C806]&amp;&quot;','&quot;&amp; [.D806]&amp;&quot;','&quot;&amp;[.E806]&amp;&quot;','&quot;&amp;[.F806]&amp;&quot;'],&quot;" office:value-type="string" office:string-value="['high','low','3','more','med','low']," calcext:value-type="string">
            <text:p>['high','low','3','more','med','low'],</text:p>
          </table:table-cell>
          <table:table-cell table:formula="of:=&quot;'&quot;&amp;[.G8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07]&amp;&quot;','&quot;&amp;[.B807]&amp;&quot;','&quot;&amp;[.C807]&amp;&quot;','&quot;&amp; [.D807]&amp;&quot;','&quot;&amp;[.E807]&amp;&quot;','&quot;&amp;[.F807]&amp;&quot;'],&quot;" office:value-type="string" office:string-value="['high','low','3','more','med','med']," calcext:value-type="string">
            <text:p>['high','low','3','more','med','med'],</text:p>
          </table:table-cell>
          <table:table-cell table:formula="of:=&quot;'&quot;&amp;[.G80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08]&amp;&quot;','&quot;&amp;[.B808]&amp;&quot;','&quot;&amp;[.C808]&amp;&quot;','&quot;&amp; [.D808]&amp;&quot;','&quot;&amp;[.E808]&amp;&quot;','&quot;&amp;[.F808]&amp;&quot;'],&quot;" office:value-type="string" office:string-value="['high','low','3','more','med','high']," calcext:value-type="string">
            <text:p>['high','low','3','more','med','high'],</text:p>
          </table:table-cell>
          <table:table-cell table:formula="of:=&quot;'&quot;&amp;[.G80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09]&amp;&quot;','&quot;&amp;[.B809]&amp;&quot;','&quot;&amp;[.C809]&amp;&quot;','&quot;&amp; [.D809]&amp;&quot;','&quot;&amp;[.E809]&amp;&quot;','&quot;&amp;[.F809]&amp;&quot;'],&quot;" office:value-type="string" office:string-value="['high','low','3','more','big','low']," calcext:value-type="string">
            <text:p>['high','low','3','more','big','low'],</text:p>
          </table:table-cell>
          <table:table-cell table:formula="of:=&quot;'&quot;&amp;[.G8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10]&amp;&quot;','&quot;&amp;[.B810]&amp;&quot;','&quot;&amp;[.C810]&amp;&quot;','&quot;&amp; [.D810]&amp;&quot;','&quot;&amp;[.E810]&amp;&quot;','&quot;&amp;[.F810]&amp;&quot;'],&quot;" office:value-type="string" office:string-value="['high','low','3','more','big','med']," calcext:value-type="string">
            <text:p>['high','low','3','more','big','med'],</text:p>
          </table:table-cell>
          <table:table-cell table:formula="of:=&quot;'&quot;&amp;[.G81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11]&amp;&quot;','&quot;&amp;[.B811]&amp;&quot;','&quot;&amp;[.C811]&amp;&quot;','&quot;&amp; [.D811]&amp;&quot;','&quot;&amp;[.E811]&amp;&quot;','&quot;&amp;[.F811]&amp;&quot;'],&quot;" office:value-type="string" office:string-value="['high','low','3','more','big','high']," calcext:value-type="string">
            <text:p>['high','low','3','more','big','high'],</text:p>
          </table:table-cell>
          <table:table-cell table:formula="of:=&quot;'&quot;&amp;[.G81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12]&amp;&quot;','&quot;&amp;[.B812]&amp;&quot;','&quot;&amp;[.C812]&amp;&quot;','&quot;&amp; [.D812]&amp;&quot;','&quot;&amp;[.E812]&amp;&quot;','&quot;&amp;[.F812]&amp;&quot;'],&quot;" office:value-type="string" office:string-value="['high','low','4','2','small','low']," calcext:value-type="string">
            <text:p>['high','low','4','2','small','low'],</text:p>
          </table:table-cell>
          <table:table-cell table:formula="of:=&quot;'&quot;&amp;[.G8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13]&amp;&quot;','&quot;&amp;[.B813]&amp;&quot;','&quot;&amp;[.C813]&amp;&quot;','&quot;&amp; [.D813]&amp;&quot;','&quot;&amp;[.E813]&amp;&quot;','&quot;&amp;[.F813]&amp;&quot;'],&quot;" office:value-type="string" office:string-value="['high','low','4','2','small','med']," calcext:value-type="string">
            <text:p>['high','low','4','2','small','med'],</text:p>
          </table:table-cell>
          <table:table-cell table:formula="of:=&quot;'&quot;&amp;[.G8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14]&amp;&quot;','&quot;&amp;[.B814]&amp;&quot;','&quot;&amp;[.C814]&amp;&quot;','&quot;&amp; [.D814]&amp;&quot;','&quot;&amp;[.E814]&amp;&quot;','&quot;&amp;[.F814]&amp;&quot;'],&quot;" office:value-type="string" office:string-value="['high','low','4','2','small','high']," calcext:value-type="string">
            <text:p>['high','low','4','2','small','high'],</text:p>
          </table:table-cell>
          <table:table-cell table:formula="of:=&quot;'&quot;&amp;[.G8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15]&amp;&quot;','&quot;&amp;[.B815]&amp;&quot;','&quot;&amp;[.C815]&amp;&quot;','&quot;&amp; [.D815]&amp;&quot;','&quot;&amp;[.E815]&amp;&quot;','&quot;&amp;[.F815]&amp;&quot;'],&quot;" office:value-type="string" office:string-value="['high','low','4','2','med','low']," calcext:value-type="string">
            <text:p>['high','low','4','2','med','low'],</text:p>
          </table:table-cell>
          <table:table-cell table:formula="of:=&quot;'&quot;&amp;[.G8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16]&amp;&quot;','&quot;&amp;[.B816]&amp;&quot;','&quot;&amp;[.C816]&amp;&quot;','&quot;&amp; [.D816]&amp;&quot;','&quot;&amp;[.E816]&amp;&quot;','&quot;&amp;[.F816]&amp;&quot;'],&quot;" office:value-type="string" office:string-value="['high','low','4','2','med','med']," calcext:value-type="string">
            <text:p>['high','low','4','2','med','med'],</text:p>
          </table:table-cell>
          <table:table-cell table:formula="of:=&quot;'&quot;&amp;[.G8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17]&amp;&quot;','&quot;&amp;[.B817]&amp;&quot;','&quot;&amp;[.C817]&amp;&quot;','&quot;&amp; [.D817]&amp;&quot;','&quot;&amp;[.E817]&amp;&quot;','&quot;&amp;[.F817]&amp;&quot;'],&quot;" office:value-type="string" office:string-value="['high','low','4','2','med','high']," calcext:value-type="string">
            <text:p>['high','low','4','2','med','high'],</text:p>
          </table:table-cell>
          <table:table-cell table:formula="of:=&quot;'&quot;&amp;[.G8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18]&amp;&quot;','&quot;&amp;[.B818]&amp;&quot;','&quot;&amp;[.C818]&amp;&quot;','&quot;&amp; [.D818]&amp;&quot;','&quot;&amp;[.E818]&amp;&quot;','&quot;&amp;[.F818]&amp;&quot;'],&quot;" office:value-type="string" office:string-value="['high','low','4','2','big','low']," calcext:value-type="string">
            <text:p>['high','low','4','2','big','low'],</text:p>
          </table:table-cell>
          <table:table-cell table:formula="of:=&quot;'&quot;&amp;[.G8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19]&amp;&quot;','&quot;&amp;[.B819]&amp;&quot;','&quot;&amp;[.C819]&amp;&quot;','&quot;&amp; [.D819]&amp;&quot;','&quot;&amp;[.E819]&amp;&quot;','&quot;&amp;[.F819]&amp;&quot;'],&quot;" office:value-type="string" office:string-value="['high','low','4','2','big','med']," calcext:value-type="string">
            <text:p>['high','low','4','2','big','med'],</text:p>
          </table:table-cell>
          <table:table-cell table:formula="of:=&quot;'&quot;&amp;[.G8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20]&amp;&quot;','&quot;&amp;[.B820]&amp;&quot;','&quot;&amp;[.C820]&amp;&quot;','&quot;&amp; [.D820]&amp;&quot;','&quot;&amp;[.E820]&amp;&quot;','&quot;&amp;[.F820]&amp;&quot;'],&quot;" office:value-type="string" office:string-value="['high','low','4','2','big','high']," calcext:value-type="string">
            <text:p>['high','low','4','2','big','high'],</text:p>
          </table:table-cell>
          <table:table-cell table:formula="of:=&quot;'&quot;&amp;[.G8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21]&amp;&quot;','&quot;&amp;[.B821]&amp;&quot;','&quot;&amp;[.C821]&amp;&quot;','&quot;&amp; [.D821]&amp;&quot;','&quot;&amp;[.E821]&amp;&quot;','&quot;&amp;[.F821]&amp;&quot;'],&quot;" office:value-type="string" office:string-value="['high','low','4','4','small','low']," calcext:value-type="string">
            <text:p>['high','low','4','4','small','low'],</text:p>
          </table:table-cell>
          <table:table-cell table:formula="of:=&quot;'&quot;&amp;[.G8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22]&amp;&quot;','&quot;&amp;[.B822]&amp;&quot;','&quot;&amp;[.C822]&amp;&quot;','&quot;&amp; [.D822]&amp;&quot;','&quot;&amp;[.E822]&amp;&quot;','&quot;&amp;[.F822]&amp;&quot;'],&quot;" office:value-type="string" office:string-value="['high','low','4','4','small','med']," calcext:value-type="string">
            <text:p>['high','low','4','4','small','med'],</text:p>
          </table:table-cell>
          <table:table-cell table:formula="of:=&quot;'&quot;&amp;[.G8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23]&amp;&quot;','&quot;&amp;[.B823]&amp;&quot;','&quot;&amp;[.C823]&amp;&quot;','&quot;&amp; [.D823]&amp;&quot;','&quot;&amp;[.E823]&amp;&quot;','&quot;&amp;[.F823]&amp;&quot;'],&quot;" office:value-type="string" office:string-value="['high','low','4','4','small','high']," calcext:value-type="string">
            <text:p>['high','low','4','4','small','high'],</text:p>
          </table:table-cell>
          <table:table-cell table:formula="of:=&quot;'&quot;&amp;[.G82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24]&amp;&quot;','&quot;&amp;[.B824]&amp;&quot;','&quot;&amp;[.C824]&amp;&quot;','&quot;&amp; [.D824]&amp;&quot;','&quot;&amp;[.E824]&amp;&quot;','&quot;&amp;[.F824]&amp;&quot;'],&quot;" office:value-type="string" office:string-value="['high','low','4','4','med','low']," calcext:value-type="string">
            <text:p>['high','low','4','4','med','low'],</text:p>
          </table:table-cell>
          <table:table-cell table:formula="of:=&quot;'&quot;&amp;[.G8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25]&amp;&quot;','&quot;&amp;[.B825]&amp;&quot;','&quot;&amp;[.C825]&amp;&quot;','&quot;&amp; [.D825]&amp;&quot;','&quot;&amp;[.E825]&amp;&quot;','&quot;&amp;[.F825]&amp;&quot;'],&quot;" office:value-type="string" office:string-value="['high','low','4','4','med','med']," calcext:value-type="string">
            <text:p>['high','low','4','4','med','med'],</text:p>
          </table:table-cell>
          <table:table-cell table:formula="of:=&quot;'&quot;&amp;[.G82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26]&amp;&quot;','&quot;&amp;[.B826]&amp;&quot;','&quot;&amp;[.C826]&amp;&quot;','&quot;&amp; [.D826]&amp;&quot;','&quot;&amp;[.E826]&amp;&quot;','&quot;&amp;[.F826]&amp;&quot;'],&quot;" office:value-type="string" office:string-value="['high','low','4','4','med','high']," calcext:value-type="string">
            <text:p>['high','low','4','4','med','high'],</text:p>
          </table:table-cell>
          <table:table-cell table:formula="of:=&quot;'&quot;&amp;[.G82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27]&amp;&quot;','&quot;&amp;[.B827]&amp;&quot;','&quot;&amp;[.C827]&amp;&quot;','&quot;&amp; [.D827]&amp;&quot;','&quot;&amp;[.E827]&amp;&quot;','&quot;&amp;[.F827]&amp;&quot;'],&quot;" office:value-type="string" office:string-value="['high','low','4','4','big','low']," calcext:value-type="string">
            <text:p>['high','low','4','4','big','low'],</text:p>
          </table:table-cell>
          <table:table-cell table:formula="of:=&quot;'&quot;&amp;[.G8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28]&amp;&quot;','&quot;&amp;[.B828]&amp;&quot;','&quot;&amp;[.C828]&amp;&quot;','&quot;&amp; [.D828]&amp;&quot;','&quot;&amp;[.E828]&amp;&quot;','&quot;&amp;[.F828]&amp;&quot;'],&quot;" office:value-type="string" office:string-value="['high','low','4','4','big','med']," calcext:value-type="string">
            <text:p>['high','low','4','4','big','med'],</text:p>
          </table:table-cell>
          <table:table-cell table:formula="of:=&quot;'&quot;&amp;[.G82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29]&amp;&quot;','&quot;&amp;[.B829]&amp;&quot;','&quot;&amp;[.C829]&amp;&quot;','&quot;&amp; [.D829]&amp;&quot;','&quot;&amp;[.E829]&amp;&quot;','&quot;&amp;[.F829]&amp;&quot;'],&quot;" office:value-type="string" office:string-value="['high','low','4','4','big','high']," calcext:value-type="string">
            <text:p>['high','low','4','4','big','high'],</text:p>
          </table:table-cell>
          <table:table-cell table:formula="of:=&quot;'&quot;&amp;[.G8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30]&amp;&quot;','&quot;&amp;[.B830]&amp;&quot;','&quot;&amp;[.C830]&amp;&quot;','&quot;&amp; [.D830]&amp;&quot;','&quot;&amp;[.E830]&amp;&quot;','&quot;&amp;[.F830]&amp;&quot;'],&quot;" office:value-type="string" office:string-value="['high','low','4','more','small','low']," calcext:value-type="string">
            <text:p>['high','low','4','more','small','low'],</text:p>
          </table:table-cell>
          <table:table-cell table:formula="of:=&quot;'&quot;&amp;[.G8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31]&amp;&quot;','&quot;&amp;[.B831]&amp;&quot;','&quot;&amp;[.C831]&amp;&quot;','&quot;&amp; [.D831]&amp;&quot;','&quot;&amp;[.E831]&amp;&quot;','&quot;&amp;[.F831]&amp;&quot;'],&quot;" office:value-type="string" office:string-value="['high','low','4','more','small','med']," calcext:value-type="string">
            <text:p>['high','low','4','more','small','med'],</text:p>
          </table:table-cell>
          <table:table-cell table:formula="of:=&quot;'&quot;&amp;[.G8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32]&amp;&quot;','&quot;&amp;[.B832]&amp;&quot;','&quot;&amp;[.C832]&amp;&quot;','&quot;&amp; [.D832]&amp;&quot;','&quot;&amp;[.E832]&amp;&quot;','&quot;&amp;[.F832]&amp;&quot;'],&quot;" office:value-type="string" office:string-value="['high','low','4','more','small','high']," calcext:value-type="string">
            <text:p>['high','low','4','more','small','high'],</text:p>
          </table:table-cell>
          <table:table-cell table:formula="of:=&quot;'&quot;&amp;[.G83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33]&amp;&quot;','&quot;&amp;[.B833]&amp;&quot;','&quot;&amp;[.C833]&amp;&quot;','&quot;&amp; [.D833]&amp;&quot;','&quot;&amp;[.E833]&amp;&quot;','&quot;&amp;[.F833]&amp;&quot;'],&quot;" office:value-type="string" office:string-value="['high','low','4','more','med','low']," calcext:value-type="string">
            <text:p>['high','low','4','more','med','low'],</text:p>
          </table:table-cell>
          <table:table-cell table:formula="of:=&quot;'&quot;&amp;[.G8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34]&amp;&quot;','&quot;&amp;[.B834]&amp;&quot;','&quot;&amp;[.C834]&amp;&quot;','&quot;&amp; [.D834]&amp;&quot;','&quot;&amp;[.E834]&amp;&quot;','&quot;&amp;[.F834]&amp;&quot;'],&quot;" office:value-type="string" office:string-value="['high','low','4','more','med','med']," calcext:value-type="string">
            <text:p>['high','low','4','more','med','med'],</text:p>
          </table:table-cell>
          <table:table-cell table:formula="of:=&quot;'&quot;&amp;[.G83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35]&amp;&quot;','&quot;&amp;[.B835]&amp;&quot;','&quot;&amp;[.C835]&amp;&quot;','&quot;&amp; [.D835]&amp;&quot;','&quot;&amp;[.E835]&amp;&quot;','&quot;&amp;[.F835]&amp;&quot;'],&quot;" office:value-type="string" office:string-value="['high','low','4','more','med','high']," calcext:value-type="string">
            <text:p>['high','low','4','more','med','high'],</text:p>
          </table:table-cell>
          <table:table-cell table:formula="of:=&quot;'&quot;&amp;[.G83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36]&amp;&quot;','&quot;&amp;[.B836]&amp;&quot;','&quot;&amp;[.C836]&amp;&quot;','&quot;&amp; [.D836]&amp;&quot;','&quot;&amp;[.E836]&amp;&quot;','&quot;&amp;[.F836]&amp;&quot;'],&quot;" office:value-type="string" office:string-value="['high','low','4','more','big','low']," calcext:value-type="string">
            <text:p>['high','low','4','more','big','low'],</text:p>
          </table:table-cell>
          <table:table-cell table:formula="of:=&quot;'&quot;&amp;[.G8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37]&amp;&quot;','&quot;&amp;[.B837]&amp;&quot;','&quot;&amp;[.C837]&amp;&quot;','&quot;&amp; [.D837]&amp;&quot;','&quot;&amp;[.E837]&amp;&quot;','&quot;&amp;[.F837]&amp;&quot;'],&quot;" office:value-type="string" office:string-value="['high','low','4','more','big','med']," calcext:value-type="string">
            <text:p>['high','low','4','more','big','med'],</text:p>
          </table:table-cell>
          <table:table-cell table:formula="of:=&quot;'&quot;&amp;[.G83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38]&amp;&quot;','&quot;&amp;[.B838]&amp;&quot;','&quot;&amp;[.C838]&amp;&quot;','&quot;&amp; [.D838]&amp;&quot;','&quot;&amp;[.E838]&amp;&quot;','&quot;&amp;[.F838]&amp;&quot;'],&quot;" office:value-type="string" office:string-value="['high','low','4','more','big','high']," calcext:value-type="string">
            <text:p>['high','low','4','more','big','high'],</text:p>
          </table:table-cell>
          <table:table-cell table:formula="of:=&quot;'&quot;&amp;[.G83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39]&amp;&quot;','&quot;&amp;[.B839]&amp;&quot;','&quot;&amp;[.C839]&amp;&quot;','&quot;&amp; [.D839]&amp;&quot;','&quot;&amp;[.E839]&amp;&quot;','&quot;&amp;[.F839]&amp;&quot;'],&quot;" office:value-type="string" office:string-value="['high','low','5more','2','small','low']," calcext:value-type="string">
            <text:p>['high','low','5more','2','small','low'],</text:p>
          </table:table-cell>
          <table:table-cell table:formula="of:=&quot;'&quot;&amp;[.G8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40]&amp;&quot;','&quot;&amp;[.B840]&amp;&quot;','&quot;&amp;[.C840]&amp;&quot;','&quot;&amp; [.D840]&amp;&quot;','&quot;&amp;[.E840]&amp;&quot;','&quot;&amp;[.F840]&amp;&quot;'],&quot;" office:value-type="string" office:string-value="['high','low','5more','2','small','med']," calcext:value-type="string">
            <text:p>['high','low','5more','2','small','med'],</text:p>
          </table:table-cell>
          <table:table-cell table:formula="of:=&quot;'&quot;&amp;[.G8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41]&amp;&quot;','&quot;&amp;[.B841]&amp;&quot;','&quot;&amp;[.C841]&amp;&quot;','&quot;&amp; [.D841]&amp;&quot;','&quot;&amp;[.E841]&amp;&quot;','&quot;&amp;[.F841]&amp;&quot;'],&quot;" office:value-type="string" office:string-value="['high','low','5more','2','small','high']," calcext:value-type="string">
            <text:p>['high','low','5more','2','small','high'],</text:p>
          </table:table-cell>
          <table:table-cell table:formula="of:=&quot;'&quot;&amp;[.G8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42]&amp;&quot;','&quot;&amp;[.B842]&amp;&quot;','&quot;&amp;[.C842]&amp;&quot;','&quot;&amp; [.D842]&amp;&quot;','&quot;&amp;[.E842]&amp;&quot;','&quot;&amp;[.F842]&amp;&quot;'],&quot;" office:value-type="string" office:string-value="['high','low','5more','2','med','low']," calcext:value-type="string">
            <text:p>['high','low','5more','2','med','low'],</text:p>
          </table:table-cell>
          <table:table-cell table:formula="of:=&quot;'&quot;&amp;[.G8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43]&amp;&quot;','&quot;&amp;[.B843]&amp;&quot;','&quot;&amp;[.C843]&amp;&quot;','&quot;&amp; [.D843]&amp;&quot;','&quot;&amp;[.E843]&amp;&quot;','&quot;&amp;[.F843]&amp;&quot;'],&quot;" office:value-type="string" office:string-value="['high','low','5more','2','med','med']," calcext:value-type="string">
            <text:p>['high','low','5more','2','med','med'],</text:p>
          </table:table-cell>
          <table:table-cell table:formula="of:=&quot;'&quot;&amp;[.G8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44]&amp;&quot;','&quot;&amp;[.B844]&amp;&quot;','&quot;&amp;[.C844]&amp;&quot;','&quot;&amp; [.D844]&amp;&quot;','&quot;&amp;[.E844]&amp;&quot;','&quot;&amp;[.F844]&amp;&quot;'],&quot;" office:value-type="string" office:string-value="['high','low','5more','2','med','high']," calcext:value-type="string">
            <text:p>['high','low','5more','2','med','high'],</text:p>
          </table:table-cell>
          <table:table-cell table:formula="of:=&quot;'&quot;&amp;[.G8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45]&amp;&quot;','&quot;&amp;[.B845]&amp;&quot;','&quot;&amp;[.C845]&amp;&quot;','&quot;&amp; [.D845]&amp;&quot;','&quot;&amp;[.E845]&amp;&quot;','&quot;&amp;[.F845]&amp;&quot;'],&quot;" office:value-type="string" office:string-value="['high','low','5more','2','big','low']," calcext:value-type="string">
            <text:p>['high','low','5more','2','big','low'],</text:p>
          </table:table-cell>
          <table:table-cell table:formula="of:=&quot;'&quot;&amp;[.G8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46]&amp;&quot;','&quot;&amp;[.B846]&amp;&quot;','&quot;&amp;[.C846]&amp;&quot;','&quot;&amp; [.D846]&amp;&quot;','&quot;&amp;[.E846]&amp;&quot;','&quot;&amp;[.F846]&amp;&quot;'],&quot;" office:value-type="string" office:string-value="['high','low','5more','2','big','med']," calcext:value-type="string">
            <text:p>['high','low','5more','2','big','med'],</text:p>
          </table:table-cell>
          <table:table-cell table:formula="of:=&quot;'&quot;&amp;[.G8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47]&amp;&quot;','&quot;&amp;[.B847]&amp;&quot;','&quot;&amp;[.C847]&amp;&quot;','&quot;&amp; [.D847]&amp;&quot;','&quot;&amp;[.E847]&amp;&quot;','&quot;&amp;[.F847]&amp;&quot;'],&quot;" office:value-type="string" office:string-value="['high','low','5more','2','big','high']," calcext:value-type="string">
            <text:p>['high','low','5more','2','big','high'],</text:p>
          </table:table-cell>
          <table:table-cell table:formula="of:=&quot;'&quot;&amp;[.G8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48]&amp;&quot;','&quot;&amp;[.B848]&amp;&quot;','&quot;&amp;[.C848]&amp;&quot;','&quot;&amp; [.D848]&amp;&quot;','&quot;&amp;[.E848]&amp;&quot;','&quot;&amp;[.F848]&amp;&quot;'],&quot;" office:value-type="string" office:string-value="['high','low','5more','4','small','low']," calcext:value-type="string">
            <text:p>['high','low','5more','4','small','low'],</text:p>
          </table:table-cell>
          <table:table-cell table:formula="of:=&quot;'&quot;&amp;[.G8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49]&amp;&quot;','&quot;&amp;[.B849]&amp;&quot;','&quot;&amp;[.C849]&amp;&quot;','&quot;&amp; [.D849]&amp;&quot;','&quot;&amp;[.E849]&amp;&quot;','&quot;&amp;[.F849]&amp;&quot;'],&quot;" office:value-type="string" office:string-value="['high','low','5more','4','small','med']," calcext:value-type="string">
            <text:p>['high','low','5more','4','small','med'],</text:p>
          </table:table-cell>
          <table:table-cell table:formula="of:=&quot;'&quot;&amp;[.G8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50]&amp;&quot;','&quot;&amp;[.B850]&amp;&quot;','&quot;&amp;[.C850]&amp;&quot;','&quot;&amp; [.D850]&amp;&quot;','&quot;&amp;[.E850]&amp;&quot;','&quot;&amp;[.F850]&amp;&quot;'],&quot;" office:value-type="string" office:string-value="['high','low','5more','4','small','high']," calcext:value-type="string">
            <text:p>['high','low','5more','4','small','high'],</text:p>
          </table:table-cell>
          <table:table-cell table:formula="of:=&quot;'&quot;&amp;[.G85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51]&amp;&quot;','&quot;&amp;[.B851]&amp;&quot;','&quot;&amp;[.C851]&amp;&quot;','&quot;&amp; [.D851]&amp;&quot;','&quot;&amp;[.E851]&amp;&quot;','&quot;&amp;[.F851]&amp;&quot;'],&quot;" office:value-type="string" office:string-value="['high','low','5more','4','med','low']," calcext:value-type="string">
            <text:p>['high','low','5more','4','med','low'],</text:p>
          </table:table-cell>
          <table:table-cell table:formula="of:=&quot;'&quot;&amp;[.G8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52]&amp;&quot;','&quot;&amp;[.B852]&amp;&quot;','&quot;&amp;[.C852]&amp;&quot;','&quot;&amp; [.D852]&amp;&quot;','&quot;&amp;[.E852]&amp;&quot;','&quot;&amp;[.F852]&amp;&quot;'],&quot;" office:value-type="string" office:string-value="['high','low','5more','4','med','med']," calcext:value-type="string">
            <text:p>['high','low','5more','4','med','med'],</text:p>
          </table:table-cell>
          <table:table-cell table:formula="of:=&quot;'&quot;&amp;[.G85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53]&amp;&quot;','&quot;&amp;[.B853]&amp;&quot;','&quot;&amp;[.C853]&amp;&quot;','&quot;&amp; [.D853]&amp;&quot;','&quot;&amp;[.E853]&amp;&quot;','&quot;&amp;[.F853]&amp;&quot;'],&quot;" office:value-type="string" office:string-value="['high','low','5more','4','med','high']," calcext:value-type="string">
            <text:p>['high','low','5more','4','med','high'],</text:p>
          </table:table-cell>
          <table:table-cell table:formula="of:=&quot;'&quot;&amp;[.G85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54]&amp;&quot;','&quot;&amp;[.B854]&amp;&quot;','&quot;&amp;[.C854]&amp;&quot;','&quot;&amp; [.D854]&amp;&quot;','&quot;&amp;[.E854]&amp;&quot;','&quot;&amp;[.F854]&amp;&quot;'],&quot;" office:value-type="string" office:string-value="['high','low','5more','4','big','low']," calcext:value-type="string">
            <text:p>['high','low','5more','4','big','low'],</text:p>
          </table:table-cell>
          <table:table-cell table:formula="of:=&quot;'&quot;&amp;[.G8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55]&amp;&quot;','&quot;&amp;[.B855]&amp;&quot;','&quot;&amp;[.C855]&amp;&quot;','&quot;&amp; [.D855]&amp;&quot;','&quot;&amp;[.E855]&amp;&quot;','&quot;&amp;[.F855]&amp;&quot;'],&quot;" office:value-type="string" office:string-value="['high','low','5more','4','big','med']," calcext:value-type="string">
            <text:p>['high','low','5more','4','big','med'],</text:p>
          </table:table-cell>
          <table:table-cell table:formula="of:=&quot;'&quot;&amp;[.G85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56]&amp;&quot;','&quot;&amp;[.B856]&amp;&quot;','&quot;&amp;[.C856]&amp;&quot;','&quot;&amp; [.D856]&amp;&quot;','&quot;&amp;[.E856]&amp;&quot;','&quot;&amp;[.F856]&amp;&quot;'],&quot;" office:value-type="string" office:string-value="['high','low','5more','4','big','high']," calcext:value-type="string">
            <text:p>['high','low','5more','4','big','high'],</text:p>
          </table:table-cell>
          <table:table-cell table:formula="of:=&quot;'&quot;&amp;[.G85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57]&amp;&quot;','&quot;&amp;[.B857]&amp;&quot;','&quot;&amp;[.C857]&amp;&quot;','&quot;&amp; [.D857]&amp;&quot;','&quot;&amp;[.E857]&amp;&quot;','&quot;&amp;[.F857]&amp;&quot;'],&quot;" office:value-type="string" office:string-value="['high','low','5more','more','small','low']," calcext:value-type="string">
            <text:p>['high','low','5more','more','small','low'],</text:p>
          </table:table-cell>
          <table:table-cell table:formula="of:=&quot;'&quot;&amp;[.G8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58]&amp;&quot;','&quot;&amp;[.B858]&amp;&quot;','&quot;&amp;[.C858]&amp;&quot;','&quot;&amp; [.D858]&amp;&quot;','&quot;&amp;[.E858]&amp;&quot;','&quot;&amp;[.F858]&amp;&quot;'],&quot;" office:value-type="string" office:string-value="['high','low','5more','more','small','med']," calcext:value-type="string">
            <text:p>['high','low','5more','more','small','med'],</text:p>
          </table:table-cell>
          <table:table-cell table:formula="of:=&quot;'&quot;&amp;[.G8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59]&amp;&quot;','&quot;&amp;[.B859]&amp;&quot;','&quot;&amp;[.C859]&amp;&quot;','&quot;&amp; [.D859]&amp;&quot;','&quot;&amp;[.E859]&amp;&quot;','&quot;&amp;[.F859]&amp;&quot;'],&quot;" office:value-type="string" office:string-value="['high','low','5more','more','small','high']," calcext:value-type="string">
            <text:p>['high','low','5more','more','small','high'],</text:p>
          </table:table-cell>
          <table:table-cell table:formula="of:=&quot;'&quot;&amp;[.G85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60]&amp;&quot;','&quot;&amp;[.B860]&amp;&quot;','&quot;&amp;[.C860]&amp;&quot;','&quot;&amp; [.D860]&amp;&quot;','&quot;&amp;[.E860]&amp;&quot;','&quot;&amp;[.F860]&amp;&quot;'],&quot;" office:value-type="string" office:string-value="['high','low','5more','more','med','low']," calcext:value-type="string">
            <text:p>['high','low','5more','more','med','low'],</text:p>
          </table:table-cell>
          <table:table-cell table:formula="of:=&quot;'&quot;&amp;[.G8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61]&amp;&quot;','&quot;&amp;[.B861]&amp;&quot;','&quot;&amp;[.C861]&amp;&quot;','&quot;&amp; [.D861]&amp;&quot;','&quot;&amp;[.E861]&amp;&quot;','&quot;&amp;[.F861]&amp;&quot;'],&quot;" office:value-type="string" office:string-value="['high','low','5more','more','med','med']," calcext:value-type="string">
            <text:p>['high','low','5more','more','med','med'],</text:p>
          </table:table-cell>
          <table:table-cell table:formula="of:=&quot;'&quot;&amp;[.G86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62]&amp;&quot;','&quot;&amp;[.B862]&amp;&quot;','&quot;&amp;[.C862]&amp;&quot;','&quot;&amp; [.D862]&amp;&quot;','&quot;&amp;[.E862]&amp;&quot;','&quot;&amp;[.F862]&amp;&quot;'],&quot;" office:value-type="string" office:string-value="['high','low','5more','more','med','high']," calcext:value-type="string">
            <text:p>['high','low','5more','more','med','high'],</text:p>
          </table:table-cell>
          <table:table-cell table:formula="of:=&quot;'&quot;&amp;[.G86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63]&amp;&quot;','&quot;&amp;[.B863]&amp;&quot;','&quot;&amp;[.C863]&amp;&quot;','&quot;&amp; [.D863]&amp;&quot;','&quot;&amp;[.E863]&amp;&quot;','&quot;&amp;[.F863]&amp;&quot;'],&quot;" office:value-type="string" office:string-value="['high','low','5more','more','big','low']," calcext:value-type="string">
            <text:p>['high','low','5more','more','big','low'],</text:p>
          </table:table-cell>
          <table:table-cell table:formula="of:=&quot;'&quot;&amp;[.G8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64]&amp;&quot;','&quot;&amp;[.B864]&amp;&quot;','&quot;&amp;[.C864]&amp;&quot;','&quot;&amp; [.D864]&amp;&quot;','&quot;&amp;[.E864]&amp;&quot;','&quot;&amp;[.F864]&amp;&quot;'],&quot;" office:value-type="string" office:string-value="['high','low','5more','more','big','med']," calcext:value-type="string">
            <text:p>['high','low','5more','more','big','med'],</text:p>
          </table:table-cell>
          <table:table-cell table:formula="of:=&quot;'&quot;&amp;[.G86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65]&amp;&quot;','&quot;&amp;[.B865]&amp;&quot;','&quot;&amp;[.C865]&amp;&quot;','&quot;&amp; [.D865]&amp;&quot;','&quot;&amp;[.E865]&amp;&quot;','&quot;&amp;[.F865]&amp;&quot;'],&quot;" office:value-type="string" office:string-value="['high','low','5more','more','big','high']," calcext:value-type="string">
            <text:p>['high','low','5more','more','big','high'],</text:p>
          </table:table-cell>
          <table:table-cell table:formula="of:=&quot;'&quot;&amp;[.G86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66]&amp;&quot;','&quot;&amp;[.B866]&amp;&quot;','&quot;&amp;[.C866]&amp;&quot;','&quot;&amp; [.D866]&amp;&quot;','&quot;&amp;[.E866]&amp;&quot;','&quot;&amp;[.F866]&amp;&quot;'],&quot;" office:value-type="string" office:string-value="['med','vhigh','2','2','small','low']," calcext:value-type="string">
            <text:p>['med','vhigh','2','2','small','low'],</text:p>
          </table:table-cell>
          <table:table-cell table:formula="of:=&quot;'&quot;&amp;[.G8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67]&amp;&quot;','&quot;&amp;[.B867]&amp;&quot;','&quot;&amp;[.C867]&amp;&quot;','&quot;&amp; [.D867]&amp;&quot;','&quot;&amp;[.E867]&amp;&quot;','&quot;&amp;[.F867]&amp;&quot;'],&quot;" office:value-type="string" office:string-value="['med','vhigh','2','2','small','med']," calcext:value-type="string">
            <text:p>['med','vhigh','2','2','small','med'],</text:p>
          </table:table-cell>
          <table:table-cell table:formula="of:=&quot;'&quot;&amp;[.G8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68]&amp;&quot;','&quot;&amp;[.B868]&amp;&quot;','&quot;&amp;[.C868]&amp;&quot;','&quot;&amp; [.D868]&amp;&quot;','&quot;&amp;[.E868]&amp;&quot;','&quot;&amp;[.F868]&amp;&quot;'],&quot;" office:value-type="string" office:string-value="['med','vhigh','2','2','small','high']," calcext:value-type="string">
            <text:p>['med','vhigh','2','2','small','high'],</text:p>
          </table:table-cell>
          <table:table-cell table:formula="of:=&quot;'&quot;&amp;[.G8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69]&amp;&quot;','&quot;&amp;[.B869]&amp;&quot;','&quot;&amp;[.C869]&amp;&quot;','&quot;&amp; [.D869]&amp;&quot;','&quot;&amp;[.E869]&amp;&quot;','&quot;&amp;[.F869]&amp;&quot;'],&quot;" office:value-type="string" office:string-value="['med','vhigh','2','2','med','low']," calcext:value-type="string">
            <text:p>['med','vhigh','2','2','med','low'],</text:p>
          </table:table-cell>
          <table:table-cell table:formula="of:=&quot;'&quot;&amp;[.G8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70]&amp;&quot;','&quot;&amp;[.B870]&amp;&quot;','&quot;&amp;[.C870]&amp;&quot;','&quot;&amp; [.D870]&amp;&quot;','&quot;&amp;[.E870]&amp;&quot;','&quot;&amp;[.F870]&amp;&quot;'],&quot;" office:value-type="string" office:string-value="['med','vhigh','2','2','med','med']," calcext:value-type="string">
            <text:p>['med','vhigh','2','2','med','med'],</text:p>
          </table:table-cell>
          <table:table-cell table:formula="of:=&quot;'&quot;&amp;[.G8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71]&amp;&quot;','&quot;&amp;[.B871]&amp;&quot;','&quot;&amp;[.C871]&amp;&quot;','&quot;&amp; [.D871]&amp;&quot;','&quot;&amp;[.E871]&amp;&quot;','&quot;&amp;[.F871]&amp;&quot;'],&quot;" office:value-type="string" office:string-value="['med','vhigh','2','2','med','high']," calcext:value-type="string">
            <text:p>['med','vhigh','2','2','med','high'],</text:p>
          </table:table-cell>
          <table:table-cell table:formula="of:=&quot;'&quot;&amp;[.G8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72]&amp;&quot;','&quot;&amp;[.B872]&amp;&quot;','&quot;&amp;[.C872]&amp;&quot;','&quot;&amp; [.D872]&amp;&quot;','&quot;&amp;[.E872]&amp;&quot;','&quot;&amp;[.F872]&amp;&quot;'],&quot;" office:value-type="string" office:string-value="['med','vhigh','2','2','big','low']," calcext:value-type="string">
            <text:p>['med','vhigh','2','2','big','low'],</text:p>
          </table:table-cell>
          <table:table-cell table:formula="of:=&quot;'&quot;&amp;[.G8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73]&amp;&quot;','&quot;&amp;[.B873]&amp;&quot;','&quot;&amp;[.C873]&amp;&quot;','&quot;&amp; [.D873]&amp;&quot;','&quot;&amp;[.E873]&amp;&quot;','&quot;&amp;[.F873]&amp;&quot;'],&quot;" office:value-type="string" office:string-value="['med','vhigh','2','2','big','med']," calcext:value-type="string">
            <text:p>['med','vhigh','2','2','big','med'],</text:p>
          </table:table-cell>
          <table:table-cell table:formula="of:=&quot;'&quot;&amp;[.G8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74]&amp;&quot;','&quot;&amp;[.B874]&amp;&quot;','&quot;&amp;[.C874]&amp;&quot;','&quot;&amp; [.D874]&amp;&quot;','&quot;&amp;[.E874]&amp;&quot;','&quot;&amp;[.F874]&amp;&quot;'],&quot;" office:value-type="string" office:string-value="['med','vhigh','2','2','big','high']," calcext:value-type="string">
            <text:p>['med','vhigh','2','2','big','high'],</text:p>
          </table:table-cell>
          <table:table-cell table:formula="of:=&quot;'&quot;&amp;[.G8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75]&amp;&quot;','&quot;&amp;[.B875]&amp;&quot;','&quot;&amp;[.C875]&amp;&quot;','&quot;&amp; [.D875]&amp;&quot;','&quot;&amp;[.E875]&amp;&quot;','&quot;&amp;[.F875]&amp;&quot;'],&quot;" office:value-type="string" office:string-value="['med','vhigh','2','4','small','low']," calcext:value-type="string">
            <text:p>['med','vhigh','2','4','small','low'],</text:p>
          </table:table-cell>
          <table:table-cell table:formula="of:=&quot;'&quot;&amp;[.G8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76]&amp;&quot;','&quot;&amp;[.B876]&amp;&quot;','&quot;&amp;[.C876]&amp;&quot;','&quot;&amp; [.D876]&amp;&quot;','&quot;&amp;[.E876]&amp;&quot;','&quot;&amp;[.F876]&amp;&quot;'],&quot;" office:value-type="string" office:string-value="['med','vhigh','2','4','small','med']," calcext:value-type="string">
            <text:p>['med','vhigh','2','4','small','med'],</text:p>
          </table:table-cell>
          <table:table-cell table:formula="of:=&quot;'&quot;&amp;[.G8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77]&amp;&quot;','&quot;&amp;[.B877]&amp;&quot;','&quot;&amp;[.C877]&amp;&quot;','&quot;&amp; [.D877]&amp;&quot;','&quot;&amp;[.E877]&amp;&quot;','&quot;&amp;[.F877]&amp;&quot;'],&quot;" office:value-type="string" office:string-value="['med','vhigh','2','4','small','high']," calcext:value-type="string">
            <text:p>['med','vhigh','2','4','small','high'],</text:p>
          </table:table-cell>
          <table:table-cell table:formula="of:=&quot;'&quot;&amp;[.G87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78]&amp;&quot;','&quot;&amp;[.B878]&amp;&quot;','&quot;&amp;[.C878]&amp;&quot;','&quot;&amp; [.D878]&amp;&quot;','&quot;&amp;[.E878]&amp;&quot;','&quot;&amp;[.F878]&amp;&quot;'],&quot;" office:value-type="string" office:string-value="['med','vhigh','2','4','med','low']," calcext:value-type="string">
            <text:p>['med','vhigh','2','4','med','low'],</text:p>
          </table:table-cell>
          <table:table-cell table:formula="of:=&quot;'&quot;&amp;[.G8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79]&amp;&quot;','&quot;&amp;[.B879]&amp;&quot;','&quot;&amp;[.C879]&amp;&quot;','&quot;&amp; [.D879]&amp;&quot;','&quot;&amp;[.E879]&amp;&quot;','&quot;&amp;[.F879]&amp;&quot;'],&quot;" office:value-type="string" office:string-value="['med','vhigh','2','4','med','med']," calcext:value-type="string">
            <text:p>['med','vhigh','2','4','med','med'],</text:p>
          </table:table-cell>
          <table:table-cell table:formula="of:=&quot;'&quot;&amp;[.G8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80]&amp;&quot;','&quot;&amp;[.B880]&amp;&quot;','&quot;&amp;[.C880]&amp;&quot;','&quot;&amp; [.D880]&amp;&quot;','&quot;&amp;[.E880]&amp;&quot;','&quot;&amp;[.F880]&amp;&quot;'],&quot;" office:value-type="string" office:string-value="['med','vhigh','2','4','med','high']," calcext:value-type="string">
            <text:p>['med','vhigh','2','4','med','high'],</text:p>
          </table:table-cell>
          <table:table-cell table:formula="of:=&quot;'&quot;&amp;[.G88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81]&amp;&quot;','&quot;&amp;[.B881]&amp;&quot;','&quot;&amp;[.C881]&amp;&quot;','&quot;&amp; [.D881]&amp;&quot;','&quot;&amp;[.E881]&amp;&quot;','&quot;&amp;[.F881]&amp;&quot;'],&quot;" office:value-type="string" office:string-value="['med','vhigh','2','4','big','low']," calcext:value-type="string">
            <text:p>['med','vhigh','2','4','big','low'],</text:p>
          </table:table-cell>
          <table:table-cell table:formula="of:=&quot;'&quot;&amp;[.G8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82]&amp;&quot;','&quot;&amp;[.B882]&amp;&quot;','&quot;&amp;[.C882]&amp;&quot;','&quot;&amp; [.D882]&amp;&quot;','&quot;&amp;[.E882]&amp;&quot;','&quot;&amp;[.F882]&amp;&quot;'],&quot;" office:value-type="string" office:string-value="['med','vhigh','2','4','big','med']," calcext:value-type="string">
            <text:p>['med','vhigh','2','4','big','med'],</text:p>
          </table:table-cell>
          <table:table-cell table:formula="of:=&quot;'&quot;&amp;[.G88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83]&amp;&quot;','&quot;&amp;[.B883]&amp;&quot;','&quot;&amp;[.C883]&amp;&quot;','&quot;&amp; [.D883]&amp;&quot;','&quot;&amp;[.E883]&amp;&quot;','&quot;&amp;[.F883]&amp;&quot;'],&quot;" office:value-type="string" office:string-value="['med','vhigh','2','4','big','high']," calcext:value-type="string">
            <text:p>['med','vhigh','2','4','big','high'],</text:p>
          </table:table-cell>
          <table:table-cell table:formula="of:=&quot;'&quot;&amp;[.G88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84]&amp;&quot;','&quot;&amp;[.B884]&amp;&quot;','&quot;&amp;[.C884]&amp;&quot;','&quot;&amp; [.D884]&amp;&quot;','&quot;&amp;[.E884]&amp;&quot;','&quot;&amp;[.F884]&amp;&quot;'],&quot;" office:value-type="string" office:string-value="['med','vhigh','2','more','small','low']," calcext:value-type="string">
            <text:p>['med','vhigh','2','more','small','low'],</text:p>
          </table:table-cell>
          <table:table-cell table:formula="of:=&quot;'&quot;&amp;[.G8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85]&amp;&quot;','&quot;&amp;[.B885]&amp;&quot;','&quot;&amp;[.C885]&amp;&quot;','&quot;&amp; [.D885]&amp;&quot;','&quot;&amp;[.E885]&amp;&quot;','&quot;&amp;[.F885]&amp;&quot;'],&quot;" office:value-type="string" office:string-value="['med','vhigh','2','more','small','med']," calcext:value-type="string">
            <text:p>['med','vhigh','2','more','small','med'],</text:p>
          </table:table-cell>
          <table:table-cell table:formula="of:=&quot;'&quot;&amp;[.G8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86]&amp;&quot;','&quot;&amp;[.B886]&amp;&quot;','&quot;&amp;[.C886]&amp;&quot;','&quot;&amp; [.D886]&amp;&quot;','&quot;&amp;[.E886]&amp;&quot;','&quot;&amp;[.F886]&amp;&quot;'],&quot;" office:value-type="string" office:string-value="['med','vhigh','2','more','small','high']," calcext:value-type="string">
            <text:p>['med','vhigh','2','more','small','high'],</text:p>
          </table:table-cell>
          <table:table-cell table:formula="of:=&quot;'&quot;&amp;[.G8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87]&amp;&quot;','&quot;&amp;[.B887]&amp;&quot;','&quot;&amp;[.C887]&amp;&quot;','&quot;&amp; [.D887]&amp;&quot;','&quot;&amp;[.E887]&amp;&quot;','&quot;&amp;[.F887]&amp;&quot;'],&quot;" office:value-type="string" office:string-value="['med','vhigh','2','more','med','low']," calcext:value-type="string">
            <text:p>['med','vhigh','2','more','med','low'],</text:p>
          </table:table-cell>
          <table:table-cell table:formula="of:=&quot;'&quot;&amp;[.G8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88]&amp;&quot;','&quot;&amp;[.B888]&amp;&quot;','&quot;&amp;[.C888]&amp;&quot;','&quot;&amp; [.D888]&amp;&quot;','&quot;&amp;[.E888]&amp;&quot;','&quot;&amp;[.F888]&amp;&quot;'],&quot;" office:value-type="string" office:string-value="['med','vhigh','2','more','med','med']," calcext:value-type="string">
            <text:p>['med','vhigh','2','more','med','med'],</text:p>
          </table:table-cell>
          <table:table-cell table:formula="of:=&quot;'&quot;&amp;[.G8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89]&amp;&quot;','&quot;&amp;[.B889]&amp;&quot;','&quot;&amp;[.C889]&amp;&quot;','&quot;&amp; [.D889]&amp;&quot;','&quot;&amp;[.E889]&amp;&quot;','&quot;&amp;[.F889]&amp;&quot;'],&quot;" office:value-type="string" office:string-value="['med','vhigh','2','more','med','high']," calcext:value-type="string">
            <text:p>['med','vhigh','2','more','med','high'],</text:p>
          </table:table-cell>
          <table:table-cell table:formula="of:=&quot;'&quot;&amp;[.G88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90]&amp;&quot;','&quot;&amp;[.B890]&amp;&quot;','&quot;&amp;[.C890]&amp;&quot;','&quot;&amp; [.D890]&amp;&quot;','&quot;&amp;[.E890]&amp;&quot;','&quot;&amp;[.F890]&amp;&quot;'],&quot;" office:value-type="string" office:string-value="['med','vhigh','2','more','big','low']," calcext:value-type="string">
            <text:p>['med','vhigh','2','more','big','low'],</text:p>
          </table:table-cell>
          <table:table-cell table:formula="of:=&quot;'&quot;&amp;[.G8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891]&amp;&quot;','&quot;&amp;[.B891]&amp;&quot;','&quot;&amp;[.C891]&amp;&quot;','&quot;&amp; [.D891]&amp;&quot;','&quot;&amp;[.E891]&amp;&quot;','&quot;&amp;[.F891]&amp;&quot;'],&quot;" office:value-type="string" office:string-value="['med','vhigh','2','more','big','med']," calcext:value-type="string">
            <text:p>['med','vhigh','2','more','big','med'],</text:p>
          </table:table-cell>
          <table:table-cell table:formula="of:=&quot;'&quot;&amp;[.G89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892]&amp;&quot;','&quot;&amp;[.B892]&amp;&quot;','&quot;&amp;[.C892]&amp;&quot;','&quot;&amp; [.D892]&amp;&quot;','&quot;&amp;[.E892]&amp;&quot;','&quot;&amp;[.F892]&amp;&quot;'],&quot;" office:value-type="string" office:string-value="['med','vhigh','2','more','big','high']," calcext:value-type="string">
            <text:p>['med','vhigh','2','more','big','high'],</text:p>
          </table:table-cell>
          <table:table-cell table:formula="of:=&quot;'&quot;&amp;[.G89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93]&amp;&quot;','&quot;&amp;[.B893]&amp;&quot;','&quot;&amp;[.C893]&amp;&quot;','&quot;&amp; [.D893]&amp;&quot;','&quot;&amp;[.E893]&amp;&quot;','&quot;&amp;[.F893]&amp;&quot;'],&quot;" office:value-type="string" office:string-value="['med','vhigh','3','2','small','low']," calcext:value-type="string">
            <text:p>['med','vhigh','3','2','small','low'],</text:p>
          </table:table-cell>
          <table:table-cell table:formula="of:=&quot;'&quot;&amp;[.G8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94]&amp;&quot;','&quot;&amp;[.B894]&amp;&quot;','&quot;&amp;[.C894]&amp;&quot;','&quot;&amp; [.D894]&amp;&quot;','&quot;&amp;[.E894]&amp;&quot;','&quot;&amp;[.F894]&amp;&quot;'],&quot;" office:value-type="string" office:string-value="['med','vhigh','3','2','small','med']," calcext:value-type="string">
            <text:p>['med','vhigh','3','2','small','med'],</text:p>
          </table:table-cell>
          <table:table-cell table:formula="of:=&quot;'&quot;&amp;[.G8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95]&amp;&quot;','&quot;&amp;[.B895]&amp;&quot;','&quot;&amp;[.C895]&amp;&quot;','&quot;&amp; [.D895]&amp;&quot;','&quot;&amp;[.E895]&amp;&quot;','&quot;&amp;[.F895]&amp;&quot;'],&quot;" office:value-type="string" office:string-value="['med','vhigh','3','2','small','high']," calcext:value-type="string">
            <text:p>['med','vhigh','3','2','small','high'],</text:p>
          </table:table-cell>
          <table:table-cell table:formula="of:=&quot;'&quot;&amp;[.G8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96]&amp;&quot;','&quot;&amp;[.B896]&amp;&quot;','&quot;&amp;[.C896]&amp;&quot;','&quot;&amp; [.D896]&amp;&quot;','&quot;&amp;[.E896]&amp;&quot;','&quot;&amp;[.F896]&amp;&quot;'],&quot;" office:value-type="string" office:string-value="['med','vhigh','3','2','med','low']," calcext:value-type="string">
            <text:p>['med','vhigh','3','2','med','low'],</text:p>
          </table:table-cell>
          <table:table-cell table:formula="of:=&quot;'&quot;&amp;[.G8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897]&amp;&quot;','&quot;&amp;[.B897]&amp;&quot;','&quot;&amp;[.C897]&amp;&quot;','&quot;&amp; [.D897]&amp;&quot;','&quot;&amp;[.E897]&amp;&quot;','&quot;&amp;[.F897]&amp;&quot;'],&quot;" office:value-type="string" office:string-value="['med','vhigh','3','2','med','med']," calcext:value-type="string">
            <text:p>['med','vhigh','3','2','med','med'],</text:p>
          </table:table-cell>
          <table:table-cell table:formula="of:=&quot;'&quot;&amp;[.G8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898]&amp;&quot;','&quot;&amp;[.B898]&amp;&quot;','&quot;&amp;[.C898]&amp;&quot;','&quot;&amp; [.D898]&amp;&quot;','&quot;&amp;[.E898]&amp;&quot;','&quot;&amp;[.F898]&amp;&quot;'],&quot;" office:value-type="string" office:string-value="['med','vhigh','3','2','med','high']," calcext:value-type="string">
            <text:p>['med','vhigh','3','2','med','high'],</text:p>
          </table:table-cell>
          <table:table-cell table:formula="of:=&quot;'&quot;&amp;[.G8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899]&amp;&quot;','&quot;&amp;[.B899]&amp;&quot;','&quot;&amp;[.C899]&amp;&quot;','&quot;&amp; [.D899]&amp;&quot;','&quot;&amp;[.E899]&amp;&quot;','&quot;&amp;[.F899]&amp;&quot;'],&quot;" office:value-type="string" office:string-value="['med','vhigh','3','2','big','low']," calcext:value-type="string">
            <text:p>['med','vhigh','3','2','big','low'],</text:p>
          </table:table-cell>
          <table:table-cell table:formula="of:=&quot;'&quot;&amp;[.G8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00]&amp;&quot;','&quot;&amp;[.B900]&amp;&quot;','&quot;&amp;[.C900]&amp;&quot;','&quot;&amp; [.D900]&amp;&quot;','&quot;&amp;[.E900]&amp;&quot;','&quot;&amp;[.F900]&amp;&quot;'],&quot;" office:value-type="string" office:string-value="['med','vhigh','3','2','big','med']," calcext:value-type="string">
            <text:p>['med','vhigh','3','2','big','med'],</text:p>
          </table:table-cell>
          <table:table-cell table:formula="of:=&quot;'&quot;&amp;[.G9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01]&amp;&quot;','&quot;&amp;[.B901]&amp;&quot;','&quot;&amp;[.C901]&amp;&quot;','&quot;&amp; [.D901]&amp;&quot;','&quot;&amp;[.E901]&amp;&quot;','&quot;&amp;[.F901]&amp;&quot;'],&quot;" office:value-type="string" office:string-value="['med','vhigh','3','2','big','high']," calcext:value-type="string">
            <text:p>['med','vhigh','3','2','big','high'],</text:p>
          </table:table-cell>
          <table:table-cell table:formula="of:=&quot;'&quot;&amp;[.G9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02]&amp;&quot;','&quot;&amp;[.B902]&amp;&quot;','&quot;&amp;[.C902]&amp;&quot;','&quot;&amp; [.D902]&amp;&quot;','&quot;&amp;[.E902]&amp;&quot;','&quot;&amp;[.F902]&amp;&quot;'],&quot;" office:value-type="string" office:string-value="['med','vhigh','3','4','small','low']," calcext:value-type="string">
            <text:p>['med','vhigh','3','4','small','low'],</text:p>
          </table:table-cell>
          <table:table-cell table:formula="of:=&quot;'&quot;&amp;[.G9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03]&amp;&quot;','&quot;&amp;[.B903]&amp;&quot;','&quot;&amp;[.C903]&amp;&quot;','&quot;&amp; [.D903]&amp;&quot;','&quot;&amp;[.E903]&amp;&quot;','&quot;&amp;[.F903]&amp;&quot;'],&quot;" office:value-type="string" office:string-value="['med','vhigh','3','4','small','med']," calcext:value-type="string">
            <text:p>['med','vhigh','3','4','small','med'],</text:p>
          </table:table-cell>
          <table:table-cell table:formula="of:=&quot;'&quot;&amp;[.G9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04]&amp;&quot;','&quot;&amp;[.B904]&amp;&quot;','&quot;&amp;[.C904]&amp;&quot;','&quot;&amp; [.D904]&amp;&quot;','&quot;&amp;[.E904]&amp;&quot;','&quot;&amp;[.F904]&amp;&quot;'],&quot;" office:value-type="string" office:string-value="['med','vhigh','3','4','small','high']," calcext:value-type="string">
            <text:p>['med','vhigh','3','4','small','high'],</text:p>
          </table:table-cell>
          <table:table-cell table:formula="of:=&quot;'&quot;&amp;[.G90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05]&amp;&quot;','&quot;&amp;[.B905]&amp;&quot;','&quot;&amp;[.C905]&amp;&quot;','&quot;&amp; [.D905]&amp;&quot;','&quot;&amp;[.E905]&amp;&quot;','&quot;&amp;[.F905]&amp;&quot;'],&quot;" office:value-type="string" office:string-value="['med','vhigh','3','4','med','low']," calcext:value-type="string">
            <text:p>['med','vhigh','3','4','med','low'],</text:p>
          </table:table-cell>
          <table:table-cell table:formula="of:=&quot;'&quot;&amp;[.G9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06]&amp;&quot;','&quot;&amp;[.B906]&amp;&quot;','&quot;&amp;[.C906]&amp;&quot;','&quot;&amp; [.D906]&amp;&quot;','&quot;&amp;[.E906]&amp;&quot;','&quot;&amp;[.F906]&amp;&quot;'],&quot;" office:value-type="string" office:string-value="['med','vhigh','3','4','med','med']," calcext:value-type="string">
            <text:p>['med','vhigh','3','4','med','med'],</text:p>
          </table:table-cell>
          <table:table-cell table:formula="of:=&quot;'&quot;&amp;[.G9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07]&amp;&quot;','&quot;&amp;[.B907]&amp;&quot;','&quot;&amp;[.C907]&amp;&quot;','&quot;&amp; [.D907]&amp;&quot;','&quot;&amp;[.E907]&amp;&quot;','&quot;&amp;[.F907]&amp;&quot;'],&quot;" office:value-type="string" office:string-value="['med','vhigh','3','4','med','high']," calcext:value-type="string">
            <text:p>['med','vhigh','3','4','med','high'],</text:p>
          </table:table-cell>
          <table:table-cell table:formula="of:=&quot;'&quot;&amp;[.G90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08]&amp;&quot;','&quot;&amp;[.B908]&amp;&quot;','&quot;&amp;[.C908]&amp;&quot;','&quot;&amp; [.D908]&amp;&quot;','&quot;&amp;[.E908]&amp;&quot;','&quot;&amp;[.F908]&amp;&quot;'],&quot;" office:value-type="string" office:string-value="['med','vhigh','3','4','big','low']," calcext:value-type="string">
            <text:p>['med','vhigh','3','4','big','low'],</text:p>
          </table:table-cell>
          <table:table-cell table:formula="of:=&quot;'&quot;&amp;[.G9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09]&amp;&quot;','&quot;&amp;[.B909]&amp;&quot;','&quot;&amp;[.C909]&amp;&quot;','&quot;&amp; [.D909]&amp;&quot;','&quot;&amp;[.E909]&amp;&quot;','&quot;&amp;[.F909]&amp;&quot;'],&quot;" office:value-type="string" office:string-value="['med','vhigh','3','4','big','med']," calcext:value-type="string">
            <text:p>['med','vhigh','3','4','big','med'],</text:p>
          </table:table-cell>
          <table:table-cell table:formula="of:=&quot;'&quot;&amp;[.G90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10]&amp;&quot;','&quot;&amp;[.B910]&amp;&quot;','&quot;&amp;[.C910]&amp;&quot;','&quot;&amp; [.D910]&amp;&quot;','&quot;&amp;[.E910]&amp;&quot;','&quot;&amp;[.F910]&amp;&quot;'],&quot;" office:value-type="string" office:string-value="['med','vhigh','3','4','big','high']," calcext:value-type="string">
            <text:p>['med','vhigh','3','4','big','high'],</text:p>
          </table:table-cell>
          <table:table-cell table:formula="of:=&quot;'&quot;&amp;[.G91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11]&amp;&quot;','&quot;&amp;[.B911]&amp;&quot;','&quot;&amp;[.C911]&amp;&quot;','&quot;&amp; [.D911]&amp;&quot;','&quot;&amp;[.E911]&amp;&quot;','&quot;&amp;[.F911]&amp;&quot;'],&quot;" office:value-type="string" office:string-value="['med','vhigh','3','more','small','low']," calcext:value-type="string">
            <text:p>['med','vhigh','3','more','small','low'],</text:p>
          </table:table-cell>
          <table:table-cell table:formula="of:=&quot;'&quot;&amp;[.G9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12]&amp;&quot;','&quot;&amp;[.B912]&amp;&quot;','&quot;&amp;[.C912]&amp;&quot;','&quot;&amp; [.D912]&amp;&quot;','&quot;&amp;[.E912]&amp;&quot;','&quot;&amp;[.F912]&amp;&quot;'],&quot;" office:value-type="string" office:string-value="['med','vhigh','3','more','small','med']," calcext:value-type="string">
            <text:p>['med','vhigh','3','more','small','med'],</text:p>
          </table:table-cell>
          <table:table-cell table:formula="of:=&quot;'&quot;&amp;[.G9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13]&amp;&quot;','&quot;&amp;[.B913]&amp;&quot;','&quot;&amp;[.C913]&amp;&quot;','&quot;&amp; [.D913]&amp;&quot;','&quot;&amp;[.E913]&amp;&quot;','&quot;&amp;[.F913]&amp;&quot;'],&quot;" office:value-type="string" office:string-value="['med','vhigh','3','more','small','high']," calcext:value-type="string">
            <text:p>['med','vhigh','3','more','small','high'],</text:p>
          </table:table-cell>
          <table:table-cell table:formula="of:=&quot;'&quot;&amp;[.G91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14]&amp;&quot;','&quot;&amp;[.B914]&amp;&quot;','&quot;&amp;[.C914]&amp;&quot;','&quot;&amp; [.D914]&amp;&quot;','&quot;&amp;[.E914]&amp;&quot;','&quot;&amp;[.F914]&amp;&quot;'],&quot;" office:value-type="string" office:string-value="['med','vhigh','3','more','med','low']," calcext:value-type="string">
            <text:p>['med','vhigh','3','more','med','low'],</text:p>
          </table:table-cell>
          <table:table-cell table:formula="of:=&quot;'&quot;&amp;[.G9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15]&amp;&quot;','&quot;&amp;[.B915]&amp;&quot;','&quot;&amp;[.C915]&amp;&quot;','&quot;&amp; [.D915]&amp;&quot;','&quot;&amp;[.E915]&amp;&quot;','&quot;&amp;[.F915]&amp;&quot;'],&quot;" office:value-type="string" office:string-value="['med','vhigh','3','more','med','med']," calcext:value-type="string">
            <text:p>['med','vhigh','3','more','med','med'],</text:p>
          </table:table-cell>
          <table:table-cell table:formula="of:=&quot;'&quot;&amp;[.G91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16]&amp;&quot;','&quot;&amp;[.B916]&amp;&quot;','&quot;&amp;[.C916]&amp;&quot;','&quot;&amp; [.D916]&amp;&quot;','&quot;&amp;[.E916]&amp;&quot;','&quot;&amp;[.F916]&amp;&quot;'],&quot;" office:value-type="string" office:string-value="['med','vhigh','3','more','med','high']," calcext:value-type="string">
            <text:p>['med','vhigh','3','more','med','high'],</text:p>
          </table:table-cell>
          <table:table-cell table:formula="of:=&quot;'&quot;&amp;[.G91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17]&amp;&quot;','&quot;&amp;[.B917]&amp;&quot;','&quot;&amp;[.C917]&amp;&quot;','&quot;&amp; [.D917]&amp;&quot;','&quot;&amp;[.E917]&amp;&quot;','&quot;&amp;[.F917]&amp;&quot;'],&quot;" office:value-type="string" office:string-value="['med','vhigh','3','more','big','low']," calcext:value-type="string">
            <text:p>['med','vhigh','3','more','big','low'],</text:p>
          </table:table-cell>
          <table:table-cell table:formula="of:=&quot;'&quot;&amp;[.G9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18]&amp;&quot;','&quot;&amp;[.B918]&amp;&quot;','&quot;&amp;[.C918]&amp;&quot;','&quot;&amp; [.D918]&amp;&quot;','&quot;&amp;[.E918]&amp;&quot;','&quot;&amp;[.F918]&amp;&quot;'],&quot;" office:value-type="string" office:string-value="['med','vhigh','3','more','big','med']," calcext:value-type="string">
            <text:p>['med','vhigh','3','more','big','med'],</text:p>
          </table:table-cell>
          <table:table-cell table:formula="of:=&quot;'&quot;&amp;[.G91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19]&amp;&quot;','&quot;&amp;[.B919]&amp;&quot;','&quot;&amp;[.C919]&amp;&quot;','&quot;&amp; [.D919]&amp;&quot;','&quot;&amp;[.E919]&amp;&quot;','&quot;&amp;[.F919]&amp;&quot;'],&quot;" office:value-type="string" office:string-value="['med','vhigh','3','more','big','high']," calcext:value-type="string">
            <text:p>['med','vhigh','3','more','big','high'],</text:p>
          </table:table-cell>
          <table:table-cell table:formula="of:=&quot;'&quot;&amp;[.G91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20]&amp;&quot;','&quot;&amp;[.B920]&amp;&quot;','&quot;&amp;[.C920]&amp;&quot;','&quot;&amp; [.D920]&amp;&quot;','&quot;&amp;[.E920]&amp;&quot;','&quot;&amp;[.F920]&amp;&quot;'],&quot;" office:value-type="string" office:string-value="['med','vhigh','4','2','small','low']," calcext:value-type="string">
            <text:p>['med','vhigh','4','2','small','low'],</text:p>
          </table:table-cell>
          <table:table-cell table:formula="of:=&quot;'&quot;&amp;[.G9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21]&amp;&quot;','&quot;&amp;[.B921]&amp;&quot;','&quot;&amp;[.C921]&amp;&quot;','&quot;&amp; [.D921]&amp;&quot;','&quot;&amp;[.E921]&amp;&quot;','&quot;&amp;[.F921]&amp;&quot;'],&quot;" office:value-type="string" office:string-value="['med','vhigh','4','2','small','med']," calcext:value-type="string">
            <text:p>['med','vhigh','4','2','small','med'],</text:p>
          </table:table-cell>
          <table:table-cell table:formula="of:=&quot;'&quot;&amp;[.G9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22]&amp;&quot;','&quot;&amp;[.B922]&amp;&quot;','&quot;&amp;[.C922]&amp;&quot;','&quot;&amp; [.D922]&amp;&quot;','&quot;&amp;[.E922]&amp;&quot;','&quot;&amp;[.F922]&amp;&quot;'],&quot;" office:value-type="string" office:string-value="['med','vhigh','4','2','small','high']," calcext:value-type="string">
            <text:p>['med','vhigh','4','2','small','high'],</text:p>
          </table:table-cell>
          <table:table-cell table:formula="of:=&quot;'&quot;&amp;[.G9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23]&amp;&quot;','&quot;&amp;[.B923]&amp;&quot;','&quot;&amp;[.C923]&amp;&quot;','&quot;&amp; [.D923]&amp;&quot;','&quot;&amp;[.E923]&amp;&quot;','&quot;&amp;[.F923]&amp;&quot;'],&quot;" office:value-type="string" office:string-value="['med','vhigh','4','2','med','low']," calcext:value-type="string">
            <text:p>['med','vhigh','4','2','med','low'],</text:p>
          </table:table-cell>
          <table:table-cell table:formula="of:=&quot;'&quot;&amp;[.G9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24]&amp;&quot;','&quot;&amp;[.B924]&amp;&quot;','&quot;&amp;[.C924]&amp;&quot;','&quot;&amp; [.D924]&amp;&quot;','&quot;&amp;[.E924]&amp;&quot;','&quot;&amp;[.F924]&amp;&quot;'],&quot;" office:value-type="string" office:string-value="['med','vhigh','4','2','med','med']," calcext:value-type="string">
            <text:p>['med','vhigh','4','2','med','med'],</text:p>
          </table:table-cell>
          <table:table-cell table:formula="of:=&quot;'&quot;&amp;[.G9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25]&amp;&quot;','&quot;&amp;[.B925]&amp;&quot;','&quot;&amp;[.C925]&amp;&quot;','&quot;&amp; [.D925]&amp;&quot;','&quot;&amp;[.E925]&amp;&quot;','&quot;&amp;[.F925]&amp;&quot;'],&quot;" office:value-type="string" office:string-value="['med','vhigh','4','2','med','high']," calcext:value-type="string">
            <text:p>['med','vhigh','4','2','med','high'],</text:p>
          </table:table-cell>
          <table:table-cell table:formula="of:=&quot;'&quot;&amp;[.G9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26]&amp;&quot;','&quot;&amp;[.B926]&amp;&quot;','&quot;&amp;[.C926]&amp;&quot;','&quot;&amp; [.D926]&amp;&quot;','&quot;&amp;[.E926]&amp;&quot;','&quot;&amp;[.F926]&amp;&quot;'],&quot;" office:value-type="string" office:string-value="['med','vhigh','4','2','big','low']," calcext:value-type="string">
            <text:p>['med','vhigh','4','2','big','low'],</text:p>
          </table:table-cell>
          <table:table-cell table:formula="of:=&quot;'&quot;&amp;[.G9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27]&amp;&quot;','&quot;&amp;[.B927]&amp;&quot;','&quot;&amp;[.C927]&amp;&quot;','&quot;&amp; [.D927]&amp;&quot;','&quot;&amp;[.E927]&amp;&quot;','&quot;&amp;[.F927]&amp;&quot;'],&quot;" office:value-type="string" office:string-value="['med','vhigh','4','2','big','med']," calcext:value-type="string">
            <text:p>['med','vhigh','4','2','big','med'],</text:p>
          </table:table-cell>
          <table:table-cell table:formula="of:=&quot;'&quot;&amp;[.G9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28]&amp;&quot;','&quot;&amp;[.B928]&amp;&quot;','&quot;&amp;[.C928]&amp;&quot;','&quot;&amp; [.D928]&amp;&quot;','&quot;&amp;[.E928]&amp;&quot;','&quot;&amp;[.F928]&amp;&quot;'],&quot;" office:value-type="string" office:string-value="['med','vhigh','4','2','big','high']," calcext:value-type="string">
            <text:p>['med','vhigh','4','2','big','high'],</text:p>
          </table:table-cell>
          <table:table-cell table:formula="of:=&quot;'&quot;&amp;[.G9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29]&amp;&quot;','&quot;&amp;[.B929]&amp;&quot;','&quot;&amp;[.C929]&amp;&quot;','&quot;&amp; [.D929]&amp;&quot;','&quot;&amp;[.E929]&amp;&quot;','&quot;&amp;[.F929]&amp;&quot;'],&quot;" office:value-type="string" office:string-value="['med','vhigh','4','4','small','low']," calcext:value-type="string">
            <text:p>['med','vhigh','4','4','small','low'],</text:p>
          </table:table-cell>
          <table:table-cell table:formula="of:=&quot;'&quot;&amp;[.G9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30]&amp;&quot;','&quot;&amp;[.B930]&amp;&quot;','&quot;&amp;[.C930]&amp;&quot;','&quot;&amp; [.D930]&amp;&quot;','&quot;&amp;[.E930]&amp;&quot;','&quot;&amp;[.F930]&amp;&quot;'],&quot;" office:value-type="string" office:string-value="['med','vhigh','4','4','small','med']," calcext:value-type="string">
            <text:p>['med','vhigh','4','4','small','med'],</text:p>
          </table:table-cell>
          <table:table-cell table:formula="of:=&quot;'&quot;&amp;[.G9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31]&amp;&quot;','&quot;&amp;[.B931]&amp;&quot;','&quot;&amp;[.C931]&amp;&quot;','&quot;&amp; [.D931]&amp;&quot;','&quot;&amp;[.E931]&amp;&quot;','&quot;&amp;[.F931]&amp;&quot;'],&quot;" office:value-type="string" office:string-value="['med','vhigh','4','4','small','high']," calcext:value-type="string">
            <text:p>['med','vhigh','4','4','small','high'],</text:p>
          </table:table-cell>
          <table:table-cell table:formula="of:=&quot;'&quot;&amp;[.G93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32]&amp;&quot;','&quot;&amp;[.B932]&amp;&quot;','&quot;&amp;[.C932]&amp;&quot;','&quot;&amp; [.D932]&amp;&quot;','&quot;&amp;[.E932]&amp;&quot;','&quot;&amp;[.F932]&amp;&quot;'],&quot;" office:value-type="string" office:string-value="['med','vhigh','4','4','med','low']," calcext:value-type="string">
            <text:p>['med','vhigh','4','4','med','low'],</text:p>
          </table:table-cell>
          <table:table-cell table:formula="of:=&quot;'&quot;&amp;[.G9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33]&amp;&quot;','&quot;&amp;[.B933]&amp;&quot;','&quot;&amp;[.C933]&amp;&quot;','&quot;&amp; [.D933]&amp;&quot;','&quot;&amp;[.E933]&amp;&quot;','&quot;&amp;[.F933]&amp;&quot;'],&quot;" office:value-type="string" office:string-value="['med','vhigh','4','4','med','med']," calcext:value-type="string">
            <text:p>['med','vhigh','4','4','med','med'],</text:p>
          </table:table-cell>
          <table:table-cell table:formula="of:=&quot;'&quot;&amp;[.G93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34]&amp;&quot;','&quot;&amp;[.B934]&amp;&quot;','&quot;&amp;[.C934]&amp;&quot;','&quot;&amp; [.D934]&amp;&quot;','&quot;&amp;[.E934]&amp;&quot;','&quot;&amp;[.F934]&amp;&quot;'],&quot;" office:value-type="string" office:string-value="['med','vhigh','4','4','med','high']," calcext:value-type="string">
            <text:p>['med','vhigh','4','4','med','high'],</text:p>
          </table:table-cell>
          <table:table-cell table:formula="of:=&quot;'&quot;&amp;[.G93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35]&amp;&quot;','&quot;&amp;[.B935]&amp;&quot;','&quot;&amp;[.C935]&amp;&quot;','&quot;&amp; [.D935]&amp;&quot;','&quot;&amp;[.E935]&amp;&quot;','&quot;&amp;[.F935]&amp;&quot;'],&quot;" office:value-type="string" office:string-value="['med','vhigh','4','4','big','low']," calcext:value-type="string">
            <text:p>['med','vhigh','4','4','big','low'],</text:p>
          </table:table-cell>
          <table:table-cell table:formula="of:=&quot;'&quot;&amp;[.G9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36]&amp;&quot;','&quot;&amp;[.B936]&amp;&quot;','&quot;&amp;[.C936]&amp;&quot;','&quot;&amp; [.D936]&amp;&quot;','&quot;&amp;[.E936]&amp;&quot;','&quot;&amp;[.F936]&amp;&quot;'],&quot;" office:value-type="string" office:string-value="['med','vhigh','4','4','big','med']," calcext:value-type="string">
            <text:p>['med','vhigh','4','4','big','med'],</text:p>
          </table:table-cell>
          <table:table-cell table:formula="of:=&quot;'&quot;&amp;[.G93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37]&amp;&quot;','&quot;&amp;[.B937]&amp;&quot;','&quot;&amp;[.C937]&amp;&quot;','&quot;&amp; [.D937]&amp;&quot;','&quot;&amp;[.E937]&amp;&quot;','&quot;&amp;[.F937]&amp;&quot;'],&quot;" office:value-type="string" office:string-value="['med','vhigh','4','4','big','high']," calcext:value-type="string">
            <text:p>['med','vhigh','4','4','big','high'],</text:p>
          </table:table-cell>
          <table:table-cell table:formula="of:=&quot;'&quot;&amp;[.G93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38]&amp;&quot;','&quot;&amp;[.B938]&amp;&quot;','&quot;&amp;[.C938]&amp;&quot;','&quot;&amp; [.D938]&amp;&quot;','&quot;&amp;[.E938]&amp;&quot;','&quot;&amp;[.F938]&amp;&quot;'],&quot;" office:value-type="string" office:string-value="['med','vhigh','4','more','small','low']," calcext:value-type="string">
            <text:p>['med','vhigh','4','more','small','low'],</text:p>
          </table:table-cell>
          <table:table-cell table:formula="of:=&quot;'&quot;&amp;[.G9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39]&amp;&quot;','&quot;&amp;[.B939]&amp;&quot;','&quot;&amp;[.C939]&amp;&quot;','&quot;&amp; [.D939]&amp;&quot;','&quot;&amp;[.E939]&amp;&quot;','&quot;&amp;[.F939]&amp;&quot;'],&quot;" office:value-type="string" office:string-value="['med','vhigh','4','more','small','med']," calcext:value-type="string">
            <text:p>['med','vhigh','4','more','small','med'],</text:p>
          </table:table-cell>
          <table:table-cell table:formula="of:=&quot;'&quot;&amp;[.G9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40]&amp;&quot;','&quot;&amp;[.B940]&amp;&quot;','&quot;&amp;[.C940]&amp;&quot;','&quot;&amp; [.D940]&amp;&quot;','&quot;&amp;[.E940]&amp;&quot;','&quot;&amp;[.F940]&amp;&quot;'],&quot;" office:value-type="string" office:string-value="['med','vhigh','4','more','small','high']," calcext:value-type="string">
            <text:p>['med','vhigh','4','more','small','high'],</text:p>
          </table:table-cell>
          <table:table-cell table:formula="of:=&quot;'&quot;&amp;[.G94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41]&amp;&quot;','&quot;&amp;[.B941]&amp;&quot;','&quot;&amp;[.C941]&amp;&quot;','&quot;&amp; [.D941]&amp;&quot;','&quot;&amp;[.E941]&amp;&quot;','&quot;&amp;[.F941]&amp;&quot;'],&quot;" office:value-type="string" office:string-value="['med','vhigh','4','more','med','low']," calcext:value-type="string">
            <text:p>['med','vhigh','4','more','med','low'],</text:p>
          </table:table-cell>
          <table:table-cell table:formula="of:=&quot;'&quot;&amp;[.G9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42]&amp;&quot;','&quot;&amp;[.B942]&amp;&quot;','&quot;&amp;[.C942]&amp;&quot;','&quot;&amp; [.D942]&amp;&quot;','&quot;&amp;[.E942]&amp;&quot;','&quot;&amp;[.F942]&amp;&quot;'],&quot;" office:value-type="string" office:string-value="['med','vhigh','4','more','med','med']," calcext:value-type="string">
            <text:p>['med','vhigh','4','more','med','med'],</text:p>
          </table:table-cell>
          <table:table-cell table:formula="of:=&quot;'&quot;&amp;[.G94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43]&amp;&quot;','&quot;&amp;[.B943]&amp;&quot;','&quot;&amp;[.C943]&amp;&quot;','&quot;&amp; [.D943]&amp;&quot;','&quot;&amp;[.E943]&amp;&quot;','&quot;&amp;[.F943]&amp;&quot;'],&quot;" office:value-type="string" office:string-value="['med','vhigh','4','more','med','high']," calcext:value-type="string">
            <text:p>['med','vhigh','4','more','med','high'],</text:p>
          </table:table-cell>
          <table:table-cell table:formula="of:=&quot;'&quot;&amp;[.G94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44]&amp;&quot;','&quot;&amp;[.B944]&amp;&quot;','&quot;&amp;[.C944]&amp;&quot;','&quot;&amp; [.D944]&amp;&quot;','&quot;&amp;[.E944]&amp;&quot;','&quot;&amp;[.F944]&amp;&quot;'],&quot;" office:value-type="string" office:string-value="['med','vhigh','4','more','big','low']," calcext:value-type="string">
            <text:p>['med','vhigh','4','more','big','low'],</text:p>
          </table:table-cell>
          <table:table-cell table:formula="of:=&quot;'&quot;&amp;[.G9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45]&amp;&quot;','&quot;&amp;[.B945]&amp;&quot;','&quot;&amp;[.C945]&amp;&quot;','&quot;&amp; [.D945]&amp;&quot;','&quot;&amp;[.E945]&amp;&quot;','&quot;&amp;[.F945]&amp;&quot;'],&quot;" office:value-type="string" office:string-value="['med','vhigh','4','more','big','med']," calcext:value-type="string">
            <text:p>['med','vhigh','4','more','big','med'],</text:p>
          </table:table-cell>
          <table:table-cell table:formula="of:=&quot;'&quot;&amp;[.G94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46]&amp;&quot;','&quot;&amp;[.B946]&amp;&quot;','&quot;&amp;[.C946]&amp;&quot;','&quot;&amp; [.D946]&amp;&quot;','&quot;&amp;[.E946]&amp;&quot;','&quot;&amp;[.F946]&amp;&quot;'],&quot;" office:value-type="string" office:string-value="['med','vhigh','4','more','big','high']," calcext:value-type="string">
            <text:p>['med','vhigh','4','more','big','high'],</text:p>
          </table:table-cell>
          <table:table-cell table:formula="of:=&quot;'&quot;&amp;[.G94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47]&amp;&quot;','&quot;&amp;[.B947]&amp;&quot;','&quot;&amp;[.C947]&amp;&quot;','&quot;&amp; [.D947]&amp;&quot;','&quot;&amp;[.E947]&amp;&quot;','&quot;&amp;[.F947]&amp;&quot;'],&quot;" office:value-type="string" office:string-value="['med','vhigh','5more','2','small','low']," calcext:value-type="string">
            <text:p>['med','vhigh','5more','2','small','low'],</text:p>
          </table:table-cell>
          <table:table-cell table:formula="of:=&quot;'&quot;&amp;[.G9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48]&amp;&quot;','&quot;&amp;[.B948]&amp;&quot;','&quot;&amp;[.C948]&amp;&quot;','&quot;&amp; [.D948]&amp;&quot;','&quot;&amp;[.E948]&amp;&quot;','&quot;&amp;[.F948]&amp;&quot;'],&quot;" office:value-type="string" office:string-value="['med','vhigh','5more','2','small','med']," calcext:value-type="string">
            <text:p>['med','vhigh','5more','2','small','med'],</text:p>
          </table:table-cell>
          <table:table-cell table:formula="of:=&quot;'&quot;&amp;[.G9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49]&amp;&quot;','&quot;&amp;[.B949]&amp;&quot;','&quot;&amp;[.C949]&amp;&quot;','&quot;&amp; [.D949]&amp;&quot;','&quot;&amp;[.E949]&amp;&quot;','&quot;&amp;[.F949]&amp;&quot;'],&quot;" office:value-type="string" office:string-value="['med','vhigh','5more','2','small','high']," calcext:value-type="string">
            <text:p>['med','vhigh','5more','2','small','high'],</text:p>
          </table:table-cell>
          <table:table-cell table:formula="of:=&quot;'&quot;&amp;[.G9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50]&amp;&quot;','&quot;&amp;[.B950]&amp;&quot;','&quot;&amp;[.C950]&amp;&quot;','&quot;&amp; [.D950]&amp;&quot;','&quot;&amp;[.E950]&amp;&quot;','&quot;&amp;[.F950]&amp;&quot;'],&quot;" office:value-type="string" office:string-value="['med','vhigh','5more','2','med','low']," calcext:value-type="string">
            <text:p>['med','vhigh','5more','2','med','low'],</text:p>
          </table:table-cell>
          <table:table-cell table:formula="of:=&quot;'&quot;&amp;[.G9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51]&amp;&quot;','&quot;&amp;[.B951]&amp;&quot;','&quot;&amp;[.C951]&amp;&quot;','&quot;&amp; [.D951]&amp;&quot;','&quot;&amp;[.E951]&amp;&quot;','&quot;&amp;[.F951]&amp;&quot;'],&quot;" office:value-type="string" office:string-value="['med','vhigh','5more','2','med','med']," calcext:value-type="string">
            <text:p>['med','vhigh','5more','2','med','med'],</text:p>
          </table:table-cell>
          <table:table-cell table:formula="of:=&quot;'&quot;&amp;[.G9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52]&amp;&quot;','&quot;&amp;[.B952]&amp;&quot;','&quot;&amp;[.C952]&amp;&quot;','&quot;&amp; [.D952]&amp;&quot;','&quot;&amp;[.E952]&amp;&quot;','&quot;&amp;[.F952]&amp;&quot;'],&quot;" office:value-type="string" office:string-value="['med','vhigh','5more','2','med','high']," calcext:value-type="string">
            <text:p>['med','vhigh','5more','2','med','high'],</text:p>
          </table:table-cell>
          <table:table-cell table:formula="of:=&quot;'&quot;&amp;[.G9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53]&amp;&quot;','&quot;&amp;[.B953]&amp;&quot;','&quot;&amp;[.C953]&amp;&quot;','&quot;&amp; [.D953]&amp;&quot;','&quot;&amp;[.E953]&amp;&quot;','&quot;&amp;[.F953]&amp;&quot;'],&quot;" office:value-type="string" office:string-value="['med','vhigh','5more','2','big','low']," calcext:value-type="string">
            <text:p>['med','vhigh','5more','2','big','low'],</text:p>
          </table:table-cell>
          <table:table-cell table:formula="of:=&quot;'&quot;&amp;[.G9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54]&amp;&quot;','&quot;&amp;[.B954]&amp;&quot;','&quot;&amp;[.C954]&amp;&quot;','&quot;&amp; [.D954]&amp;&quot;','&quot;&amp;[.E954]&amp;&quot;','&quot;&amp;[.F954]&amp;&quot;'],&quot;" office:value-type="string" office:string-value="['med','vhigh','5more','2','big','med']," calcext:value-type="string">
            <text:p>['med','vhigh','5more','2','big','med'],</text:p>
          </table:table-cell>
          <table:table-cell table:formula="of:=&quot;'&quot;&amp;[.G9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55]&amp;&quot;','&quot;&amp;[.B955]&amp;&quot;','&quot;&amp;[.C955]&amp;&quot;','&quot;&amp; [.D955]&amp;&quot;','&quot;&amp;[.E955]&amp;&quot;','&quot;&amp;[.F955]&amp;&quot;'],&quot;" office:value-type="string" office:string-value="['med','vhigh','5more','2','big','high']," calcext:value-type="string">
            <text:p>['med','vhigh','5more','2','big','high'],</text:p>
          </table:table-cell>
          <table:table-cell table:formula="of:=&quot;'&quot;&amp;[.G9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56]&amp;&quot;','&quot;&amp;[.B956]&amp;&quot;','&quot;&amp;[.C956]&amp;&quot;','&quot;&amp; [.D956]&amp;&quot;','&quot;&amp;[.E956]&amp;&quot;','&quot;&amp;[.F956]&amp;&quot;'],&quot;" office:value-type="string" office:string-value="['med','vhigh','5more','4','small','low']," calcext:value-type="string">
            <text:p>['med','vhigh','5more','4','small','low'],</text:p>
          </table:table-cell>
          <table:table-cell table:formula="of:=&quot;'&quot;&amp;[.G9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57]&amp;&quot;','&quot;&amp;[.B957]&amp;&quot;','&quot;&amp;[.C957]&amp;&quot;','&quot;&amp; [.D957]&amp;&quot;','&quot;&amp;[.E957]&amp;&quot;','&quot;&amp;[.F957]&amp;&quot;'],&quot;" office:value-type="string" office:string-value="['med','vhigh','5more','4','small','med']," calcext:value-type="string">
            <text:p>['med','vhigh','5more','4','small','med'],</text:p>
          </table:table-cell>
          <table:table-cell table:formula="of:=&quot;'&quot;&amp;[.G9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58]&amp;&quot;','&quot;&amp;[.B958]&amp;&quot;','&quot;&amp;[.C958]&amp;&quot;','&quot;&amp; [.D958]&amp;&quot;','&quot;&amp;[.E958]&amp;&quot;','&quot;&amp;[.F958]&amp;&quot;'],&quot;" office:value-type="string" office:string-value="['med','vhigh','5more','4','small','high']," calcext:value-type="string">
            <text:p>['med','vhigh','5more','4','small','high'],</text:p>
          </table:table-cell>
          <table:table-cell table:formula="of:=&quot;'&quot;&amp;[.G95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59]&amp;&quot;','&quot;&amp;[.B959]&amp;&quot;','&quot;&amp;[.C959]&amp;&quot;','&quot;&amp; [.D959]&amp;&quot;','&quot;&amp;[.E959]&amp;&quot;','&quot;&amp;[.F959]&amp;&quot;'],&quot;" office:value-type="string" office:string-value="['med','vhigh','5more','4','med','low']," calcext:value-type="string">
            <text:p>['med','vhigh','5more','4','med','low'],</text:p>
          </table:table-cell>
          <table:table-cell table:formula="of:=&quot;'&quot;&amp;[.G9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60]&amp;&quot;','&quot;&amp;[.B960]&amp;&quot;','&quot;&amp;[.C960]&amp;&quot;','&quot;&amp; [.D960]&amp;&quot;','&quot;&amp;[.E960]&amp;&quot;','&quot;&amp;[.F960]&amp;&quot;'],&quot;" office:value-type="string" office:string-value="['med','vhigh','5more','4','med','med']," calcext:value-type="string">
            <text:p>['med','vhigh','5more','4','med','med'],</text:p>
          </table:table-cell>
          <table:table-cell table:formula="of:=&quot;'&quot;&amp;[.G96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61]&amp;&quot;','&quot;&amp;[.B961]&amp;&quot;','&quot;&amp;[.C961]&amp;&quot;','&quot;&amp; [.D961]&amp;&quot;','&quot;&amp;[.E961]&amp;&quot;','&quot;&amp;[.F961]&amp;&quot;'],&quot;" office:value-type="string" office:string-value="['med','vhigh','5more','4','med','high']," calcext:value-type="string">
            <text:p>['med','vhigh','5more','4','med','high'],</text:p>
          </table:table-cell>
          <table:table-cell table:formula="of:=&quot;'&quot;&amp;[.G96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62]&amp;&quot;','&quot;&amp;[.B962]&amp;&quot;','&quot;&amp;[.C962]&amp;&quot;','&quot;&amp; [.D962]&amp;&quot;','&quot;&amp;[.E962]&amp;&quot;','&quot;&amp;[.F962]&amp;&quot;'],&quot;" office:value-type="string" office:string-value="['med','vhigh','5more','4','big','low']," calcext:value-type="string">
            <text:p>['med','vhigh','5more','4','big','low'],</text:p>
          </table:table-cell>
          <table:table-cell table:formula="of:=&quot;'&quot;&amp;[.G9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63]&amp;&quot;','&quot;&amp;[.B963]&amp;&quot;','&quot;&amp;[.C963]&amp;&quot;','&quot;&amp; [.D963]&amp;&quot;','&quot;&amp;[.E963]&amp;&quot;','&quot;&amp;[.F963]&amp;&quot;'],&quot;" office:value-type="string" office:string-value="['med','vhigh','5more','4','big','med']," calcext:value-type="string">
            <text:p>['med','vhigh','5more','4','big','med'],</text:p>
          </table:table-cell>
          <table:table-cell table:formula="of:=&quot;'&quot;&amp;[.G96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64]&amp;&quot;','&quot;&amp;[.B964]&amp;&quot;','&quot;&amp;[.C964]&amp;&quot;','&quot;&amp; [.D964]&amp;&quot;','&quot;&amp;[.E964]&amp;&quot;','&quot;&amp;[.F964]&amp;&quot;'],&quot;" office:value-type="string" office:string-value="['med','vhigh','5more','4','big','high']," calcext:value-type="string">
            <text:p>['med','vhigh','5more','4','big','high'],</text:p>
          </table:table-cell>
          <table:table-cell table:formula="of:=&quot;'&quot;&amp;[.G96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65]&amp;&quot;','&quot;&amp;[.B965]&amp;&quot;','&quot;&amp;[.C965]&amp;&quot;','&quot;&amp; [.D965]&amp;&quot;','&quot;&amp;[.E965]&amp;&quot;','&quot;&amp;[.F965]&amp;&quot;'],&quot;" office:value-type="string" office:string-value="['med','vhigh','5more','more','small','low']," calcext:value-type="string">
            <text:p>['med','vhigh','5more','more','small','low'],</text:p>
          </table:table-cell>
          <table:table-cell table:formula="of:=&quot;'&quot;&amp;[.G9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66]&amp;&quot;','&quot;&amp;[.B966]&amp;&quot;','&quot;&amp;[.C966]&amp;&quot;','&quot;&amp; [.D966]&amp;&quot;','&quot;&amp;[.E966]&amp;&quot;','&quot;&amp;[.F966]&amp;&quot;'],&quot;" office:value-type="string" office:string-value="['med','vhigh','5more','more','small','med']," calcext:value-type="string">
            <text:p>['med','vhigh','5more','more','small','med'],</text:p>
          </table:table-cell>
          <table:table-cell table:formula="of:=&quot;'&quot;&amp;[.G9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67]&amp;&quot;','&quot;&amp;[.B967]&amp;&quot;','&quot;&amp;[.C967]&amp;&quot;','&quot;&amp; [.D967]&amp;&quot;','&quot;&amp;[.E967]&amp;&quot;','&quot;&amp;[.F967]&amp;&quot;'],&quot;" office:value-type="string" office:string-value="['med','vhigh','5more','more','small','high']," calcext:value-type="string">
            <text:p>['med','vhigh','5more','more','small','high'],</text:p>
          </table:table-cell>
          <table:table-cell table:formula="of:=&quot;'&quot;&amp;[.G96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68]&amp;&quot;','&quot;&amp;[.B968]&amp;&quot;','&quot;&amp;[.C968]&amp;&quot;','&quot;&amp; [.D968]&amp;&quot;','&quot;&amp;[.E968]&amp;&quot;','&quot;&amp;[.F968]&amp;&quot;'],&quot;" office:value-type="string" office:string-value="['med','vhigh','5more','more','med','low']," calcext:value-type="string">
            <text:p>['med','vhigh','5more','more','med','low'],</text:p>
          </table:table-cell>
          <table:table-cell table:formula="of:=&quot;'&quot;&amp;[.G9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69]&amp;&quot;','&quot;&amp;[.B969]&amp;&quot;','&quot;&amp;[.C969]&amp;&quot;','&quot;&amp; [.D969]&amp;&quot;','&quot;&amp;[.E969]&amp;&quot;','&quot;&amp;[.F969]&amp;&quot;'],&quot;" office:value-type="string" office:string-value="['med','vhigh','5more','more','med','med']," calcext:value-type="string">
            <text:p>['med','vhigh','5more','more','med','med'],</text:p>
          </table:table-cell>
          <table:table-cell table:formula="of:=&quot;'&quot;&amp;[.G96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70]&amp;&quot;','&quot;&amp;[.B970]&amp;&quot;','&quot;&amp;[.C970]&amp;&quot;','&quot;&amp; [.D970]&amp;&quot;','&quot;&amp;[.E970]&amp;&quot;','&quot;&amp;[.F970]&amp;&quot;'],&quot;" office:value-type="string" office:string-value="['med','vhigh','5more','more','med','high']," calcext:value-type="string">
            <text:p>['med','vhigh','5more','more','med','high'],</text:p>
          </table:table-cell>
          <table:table-cell table:formula="of:=&quot;'&quot;&amp;[.G97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71]&amp;&quot;','&quot;&amp;[.B971]&amp;&quot;','&quot;&amp;[.C971]&amp;&quot;','&quot;&amp; [.D971]&amp;&quot;','&quot;&amp;[.E971]&amp;&quot;','&quot;&amp;[.F971]&amp;&quot;'],&quot;" office:value-type="string" office:string-value="['med','vhigh','5more','more','big','low']," calcext:value-type="string">
            <text:p>['med','vhigh','5more','more','big','low'],</text:p>
          </table:table-cell>
          <table:table-cell table:formula="of:=&quot;'&quot;&amp;[.G9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72]&amp;&quot;','&quot;&amp;[.B972]&amp;&quot;','&quot;&amp;[.C972]&amp;&quot;','&quot;&amp; [.D972]&amp;&quot;','&quot;&amp;[.E972]&amp;&quot;','&quot;&amp;[.F972]&amp;&quot;'],&quot;" office:value-type="string" office:string-value="['med','vhigh','5more','more','big','med']," calcext:value-type="string">
            <text:p>['med','vhigh','5more','more','big','med'],</text:p>
          </table:table-cell>
          <table:table-cell table:formula="of:=&quot;'&quot;&amp;[.G97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73]&amp;&quot;','&quot;&amp;[.B973]&amp;&quot;','&quot;&amp;[.C973]&amp;&quot;','&quot;&amp; [.D973]&amp;&quot;','&quot;&amp;[.E973]&amp;&quot;','&quot;&amp;[.F973]&amp;&quot;'],&quot;" office:value-type="string" office:string-value="['med','vhigh','5more','more','big','high']," calcext:value-type="string">
            <text:p>['med','vhigh','5more','more','big','high'],</text:p>
          </table:table-cell>
          <table:table-cell table:formula="of:=&quot;'&quot;&amp;[.G97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74]&amp;&quot;','&quot;&amp;[.B974]&amp;&quot;','&quot;&amp;[.C974]&amp;&quot;','&quot;&amp; [.D974]&amp;&quot;','&quot;&amp;[.E974]&amp;&quot;','&quot;&amp;[.F974]&amp;&quot;'],&quot;" office:value-type="string" office:string-value="['med','high','2','2','small','low']," calcext:value-type="string">
            <text:p>['med','high','2','2','small','low'],</text:p>
          </table:table-cell>
          <table:table-cell table:formula="of:=&quot;'&quot;&amp;[.G9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75]&amp;&quot;','&quot;&amp;[.B975]&amp;&quot;','&quot;&amp;[.C975]&amp;&quot;','&quot;&amp; [.D975]&amp;&quot;','&quot;&amp;[.E975]&amp;&quot;','&quot;&amp;[.F975]&amp;&quot;'],&quot;" office:value-type="string" office:string-value="['med','high','2','2','small','med']," calcext:value-type="string">
            <text:p>['med','high','2','2','small','med'],</text:p>
          </table:table-cell>
          <table:table-cell table:formula="of:=&quot;'&quot;&amp;[.G9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76]&amp;&quot;','&quot;&amp;[.B976]&amp;&quot;','&quot;&amp;[.C976]&amp;&quot;','&quot;&amp; [.D976]&amp;&quot;','&quot;&amp;[.E976]&amp;&quot;','&quot;&amp;[.F976]&amp;&quot;'],&quot;" office:value-type="string" office:string-value="['med','high','2','2','small','high']," calcext:value-type="string">
            <text:p>['med','high','2','2','small','high'],</text:p>
          </table:table-cell>
          <table:table-cell table:formula="of:=&quot;'&quot;&amp;[.G9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77]&amp;&quot;','&quot;&amp;[.B977]&amp;&quot;','&quot;&amp;[.C977]&amp;&quot;','&quot;&amp; [.D977]&amp;&quot;','&quot;&amp;[.E977]&amp;&quot;','&quot;&amp;[.F977]&amp;&quot;'],&quot;" office:value-type="string" office:string-value="['med','high','2','2','med','low']," calcext:value-type="string">
            <text:p>['med','high','2','2','med','low'],</text:p>
          </table:table-cell>
          <table:table-cell table:formula="of:=&quot;'&quot;&amp;[.G9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78]&amp;&quot;','&quot;&amp;[.B978]&amp;&quot;','&quot;&amp;[.C978]&amp;&quot;','&quot;&amp; [.D978]&amp;&quot;','&quot;&amp;[.E978]&amp;&quot;','&quot;&amp;[.F978]&amp;&quot;'],&quot;" office:value-type="string" office:string-value="['med','high','2','2','med','med']," calcext:value-type="string">
            <text:p>['med','high','2','2','med','med'],</text:p>
          </table:table-cell>
          <table:table-cell table:formula="of:=&quot;'&quot;&amp;[.G9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79]&amp;&quot;','&quot;&amp;[.B979]&amp;&quot;','&quot;&amp;[.C979]&amp;&quot;','&quot;&amp; [.D979]&amp;&quot;','&quot;&amp;[.E979]&amp;&quot;','&quot;&amp;[.F979]&amp;&quot;'],&quot;" office:value-type="string" office:string-value="['med','high','2','2','med','high']," calcext:value-type="string">
            <text:p>['med','high','2','2','med','high'],</text:p>
          </table:table-cell>
          <table:table-cell table:formula="of:=&quot;'&quot;&amp;[.G9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80]&amp;&quot;','&quot;&amp;[.B980]&amp;&quot;','&quot;&amp;[.C980]&amp;&quot;','&quot;&amp; [.D980]&amp;&quot;','&quot;&amp;[.E980]&amp;&quot;','&quot;&amp;[.F980]&amp;&quot;'],&quot;" office:value-type="string" office:string-value="['med','high','2','2','big','low']," calcext:value-type="string">
            <text:p>['med','high','2','2','big','low'],</text:p>
          </table:table-cell>
          <table:table-cell table:formula="of:=&quot;'&quot;&amp;[.G9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81]&amp;&quot;','&quot;&amp;[.B981]&amp;&quot;','&quot;&amp;[.C981]&amp;&quot;','&quot;&amp; [.D981]&amp;&quot;','&quot;&amp;[.E981]&amp;&quot;','&quot;&amp;[.F981]&amp;&quot;'],&quot;" office:value-type="string" office:string-value="['med','high','2','2','big','med']," calcext:value-type="string">
            <text:p>['med','high','2','2','big','med'],</text:p>
          </table:table-cell>
          <table:table-cell table:formula="of:=&quot;'&quot;&amp;[.G9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82]&amp;&quot;','&quot;&amp;[.B982]&amp;&quot;','&quot;&amp;[.C982]&amp;&quot;','&quot;&amp; [.D982]&amp;&quot;','&quot;&amp;[.E982]&amp;&quot;','&quot;&amp;[.F982]&amp;&quot;'],&quot;" office:value-type="string" office:string-value="['med','high','2','2','big','high']," calcext:value-type="string">
            <text:p>['med','high','2','2','big','high'],</text:p>
          </table:table-cell>
          <table:table-cell table:formula="of:=&quot;'&quot;&amp;[.G9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83]&amp;&quot;','&quot;&amp;[.B983]&amp;&quot;','&quot;&amp;[.C983]&amp;&quot;','&quot;&amp; [.D983]&amp;&quot;','&quot;&amp;[.E983]&amp;&quot;','&quot;&amp;[.F983]&amp;&quot;'],&quot;" office:value-type="string" office:string-value="['med','high','2','4','small','low']," calcext:value-type="string">
            <text:p>['med','high','2','4','small','low'],</text:p>
          </table:table-cell>
          <table:table-cell table:formula="of:=&quot;'&quot;&amp;[.G9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84]&amp;&quot;','&quot;&amp;[.B984]&amp;&quot;','&quot;&amp;[.C984]&amp;&quot;','&quot;&amp; [.D984]&amp;&quot;','&quot;&amp;[.E984]&amp;&quot;','&quot;&amp;[.F984]&amp;&quot;'],&quot;" office:value-type="string" office:string-value="['med','high','2','4','small','med']," calcext:value-type="string">
            <text:p>['med','high','2','4','small','med'],</text:p>
          </table:table-cell>
          <table:table-cell table:formula="of:=&quot;'&quot;&amp;[.G9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85]&amp;&quot;','&quot;&amp;[.B985]&amp;&quot;','&quot;&amp;[.C985]&amp;&quot;','&quot;&amp; [.D985]&amp;&quot;','&quot;&amp;[.E985]&amp;&quot;','&quot;&amp;[.F985]&amp;&quot;'],&quot;" office:value-type="string" office:string-value="['med','high','2','4','small','high']," calcext:value-type="string">
            <text:p>['med','high','2','4','small','high'],</text:p>
          </table:table-cell>
          <table:table-cell table:formula="of:=&quot;'&quot;&amp;[.G98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86]&amp;&quot;','&quot;&amp;[.B986]&amp;&quot;','&quot;&amp;[.C986]&amp;&quot;','&quot;&amp; [.D986]&amp;&quot;','&quot;&amp;[.E986]&amp;&quot;','&quot;&amp;[.F986]&amp;&quot;'],&quot;" office:value-type="string" office:string-value="['med','high','2','4','med','low']," calcext:value-type="string">
            <text:p>['med','high','2','4','med','low'],</text:p>
          </table:table-cell>
          <table:table-cell table:formula="of:=&quot;'&quot;&amp;[.G9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87]&amp;&quot;','&quot;&amp;[.B987]&amp;&quot;','&quot;&amp;[.C987]&amp;&quot;','&quot;&amp; [.D987]&amp;&quot;','&quot;&amp;[.E987]&amp;&quot;','&quot;&amp;[.F987]&amp;&quot;'],&quot;" office:value-type="string" office:string-value="['med','high','2','4','med','med']," calcext:value-type="string">
            <text:p>['med','high','2','4','med','med'],</text:p>
          </table:table-cell>
          <table:table-cell table:formula="of:=&quot;'&quot;&amp;[.G9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88]&amp;&quot;','&quot;&amp;[.B988]&amp;&quot;','&quot;&amp;[.C988]&amp;&quot;','&quot;&amp; [.D988]&amp;&quot;','&quot;&amp;[.E988]&amp;&quot;','&quot;&amp;[.F988]&amp;&quot;'],&quot;" office:value-type="string" office:string-value="['med','high','2','4','med','high']," calcext:value-type="string">
            <text:p>['med','high','2','4','med','high'],</text:p>
          </table:table-cell>
          <table:table-cell table:formula="of:=&quot;'&quot;&amp;[.G98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89]&amp;&quot;','&quot;&amp;[.B989]&amp;&quot;','&quot;&amp;[.C989]&amp;&quot;','&quot;&amp; [.D989]&amp;&quot;','&quot;&amp;[.E989]&amp;&quot;','&quot;&amp;[.F989]&amp;&quot;'],&quot;" office:value-type="string" office:string-value="['med','high','2','4','big','low']," calcext:value-type="string">
            <text:p>['med','high','2','4','big','low'],</text:p>
          </table:table-cell>
          <table:table-cell table:formula="of:=&quot;'&quot;&amp;[.G9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90]&amp;&quot;','&quot;&amp;[.B990]&amp;&quot;','&quot;&amp;[.C990]&amp;&quot;','&quot;&amp; [.D990]&amp;&quot;','&quot;&amp;[.E990]&amp;&quot;','&quot;&amp;[.F990]&amp;&quot;'],&quot;" office:value-type="string" office:string-value="['med','high','2','4','big','med']," calcext:value-type="string">
            <text:p>['med','high','2','4','big','med'],</text:p>
          </table:table-cell>
          <table:table-cell table:formula="of:=&quot;'&quot;&amp;[.G99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91]&amp;&quot;','&quot;&amp;[.B991]&amp;&quot;','&quot;&amp;[.C991]&amp;&quot;','&quot;&amp; [.D991]&amp;&quot;','&quot;&amp;[.E991]&amp;&quot;','&quot;&amp;[.F991]&amp;&quot;'],&quot;" office:value-type="string" office:string-value="['med','high','2','4','big','high']," calcext:value-type="string">
            <text:p>['med','high','2','4','big','high'],</text:p>
          </table:table-cell>
          <table:table-cell table:formula="of:=&quot;'&quot;&amp;[.G99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92]&amp;&quot;','&quot;&amp;[.B992]&amp;&quot;','&quot;&amp;[.C992]&amp;&quot;','&quot;&amp; [.D992]&amp;&quot;','&quot;&amp;[.E992]&amp;&quot;','&quot;&amp;[.F992]&amp;&quot;'],&quot;" office:value-type="string" office:string-value="['med','high','2','more','small','low']," calcext:value-type="string">
            <text:p>['med','high','2','more','small','low'],</text:p>
          </table:table-cell>
          <table:table-cell table:formula="of:=&quot;'&quot;&amp;[.G9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93]&amp;&quot;','&quot;&amp;[.B993]&amp;&quot;','&quot;&amp;[.C993]&amp;&quot;','&quot;&amp; [.D993]&amp;&quot;','&quot;&amp;[.E993]&amp;&quot;','&quot;&amp;[.F993]&amp;&quot;'],&quot;" office:value-type="string" office:string-value="['med','high','2','more','small','med']," calcext:value-type="string">
            <text:p>['med','high','2','more','small','med'],</text:p>
          </table:table-cell>
          <table:table-cell table:formula="of:=&quot;'&quot;&amp;[.G9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994]&amp;&quot;','&quot;&amp;[.B994]&amp;&quot;','&quot;&amp;[.C994]&amp;&quot;','&quot;&amp; [.D994]&amp;&quot;','&quot;&amp;[.E994]&amp;&quot;','&quot;&amp;[.F994]&amp;&quot;'],&quot;" office:value-type="string" office:string-value="['med','high','2','more','small','high']," calcext:value-type="string">
            <text:p>['med','high','2','more','small','high'],</text:p>
          </table:table-cell>
          <table:table-cell table:formula="of:=&quot;'&quot;&amp;[.G9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95]&amp;&quot;','&quot;&amp;[.B995]&amp;&quot;','&quot;&amp;[.C995]&amp;&quot;','&quot;&amp; [.D995]&amp;&quot;','&quot;&amp;[.E995]&amp;&quot;','&quot;&amp;[.F995]&amp;&quot;'],&quot;" office:value-type="string" office:string-value="['med','high','2','more','med','low']," calcext:value-type="string">
            <text:p>['med','high','2','more','med','low'],</text:p>
          </table:table-cell>
          <table:table-cell table:formula="of:=&quot;'&quot;&amp;[.G9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996]&amp;&quot;','&quot;&amp;[.B996]&amp;&quot;','&quot;&amp;[.C996]&amp;&quot;','&quot;&amp; [.D996]&amp;&quot;','&quot;&amp;[.E996]&amp;&quot;','&quot;&amp;[.F996]&amp;&quot;'],&quot;" office:value-type="string" office:string-value="['med','high','2','more','med','med']," calcext:value-type="string">
            <text:p>['med','high','2','more','med','med'],</text:p>
          </table:table-cell>
          <table:table-cell table:formula="of:=&quot;'&quot;&amp;[.G9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997]&amp;&quot;','&quot;&amp;[.B997]&amp;&quot;','&quot;&amp;[.C997]&amp;&quot;','&quot;&amp; [.D997]&amp;&quot;','&quot;&amp;[.E997]&amp;&quot;','&quot;&amp;[.F997]&amp;&quot;'],&quot;" office:value-type="string" office:string-value="['med','high','2','more','med','high']," calcext:value-type="string">
            <text:p>['med','high','2','more','med','high'],</text:p>
          </table:table-cell>
          <table:table-cell table:formula="of:=&quot;'&quot;&amp;[.G99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998]&amp;&quot;','&quot;&amp;[.B998]&amp;&quot;','&quot;&amp;[.C998]&amp;&quot;','&quot;&amp; [.D998]&amp;&quot;','&quot;&amp;[.E998]&amp;&quot;','&quot;&amp;[.F998]&amp;&quot;'],&quot;" office:value-type="string" office:string-value="['med','high','2','more','big','low']," calcext:value-type="string">
            <text:p>['med','high','2','more','big','low'],</text:p>
          </table:table-cell>
          <table:table-cell table:formula="of:=&quot;'&quot;&amp;[.G9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999]&amp;&quot;','&quot;&amp;[.B999]&amp;&quot;','&quot;&amp;[.C999]&amp;&quot;','&quot;&amp; [.D999]&amp;&quot;','&quot;&amp;[.E999]&amp;&quot;','&quot;&amp;[.F999]&amp;&quot;'],&quot;" office:value-type="string" office:string-value="['med','high','2','more','big','med']," calcext:value-type="string">
            <text:p>['med','high','2','more','big','med'],</text:p>
          </table:table-cell>
          <table:table-cell table:formula="of:=&quot;'&quot;&amp;[.G99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00]&amp;&quot;','&quot;&amp;[.B1000]&amp;&quot;','&quot;&amp;[.C1000]&amp;&quot;','&quot;&amp; [.D1000]&amp;&quot;','&quot;&amp;[.E1000]&amp;&quot;','&quot;&amp;[.F1000]&amp;&quot;'],&quot;" office:value-type="string" office:string-value="['med','high','2','more','big','high']," calcext:value-type="string">
            <text:p>['med','high','2','more','big','high'],</text:p>
          </table:table-cell>
          <table:table-cell table:formula="of:=&quot;'&quot;&amp;[.G100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01]&amp;&quot;','&quot;&amp;[.B1001]&amp;&quot;','&quot;&amp;[.C1001]&amp;&quot;','&quot;&amp; [.D1001]&amp;&quot;','&quot;&amp;[.E1001]&amp;&quot;','&quot;&amp;[.F1001]&amp;&quot;'],&quot;" office:value-type="string" office:string-value="['med','high','3','2','small','low']," calcext:value-type="string">
            <text:p>['med','high','3','2','small','low'],</text:p>
          </table:table-cell>
          <table:table-cell table:formula="of:=&quot;'&quot;&amp;[.G10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02]&amp;&quot;','&quot;&amp;[.B1002]&amp;&quot;','&quot;&amp;[.C1002]&amp;&quot;','&quot;&amp; [.D1002]&amp;&quot;','&quot;&amp;[.E1002]&amp;&quot;','&quot;&amp;[.F1002]&amp;&quot;'],&quot;" office:value-type="string" office:string-value="['med','high','3','2','small','med']," calcext:value-type="string">
            <text:p>['med','high','3','2','small','med'],</text:p>
          </table:table-cell>
          <table:table-cell table:formula="of:=&quot;'&quot;&amp;[.G10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03]&amp;&quot;','&quot;&amp;[.B1003]&amp;&quot;','&quot;&amp;[.C1003]&amp;&quot;','&quot;&amp; [.D1003]&amp;&quot;','&quot;&amp;[.E1003]&amp;&quot;','&quot;&amp;[.F1003]&amp;&quot;'],&quot;" office:value-type="string" office:string-value="['med','high','3','2','small','high']," calcext:value-type="string">
            <text:p>['med','high','3','2','small','high'],</text:p>
          </table:table-cell>
          <table:table-cell table:formula="of:=&quot;'&quot;&amp;[.G10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04]&amp;&quot;','&quot;&amp;[.B1004]&amp;&quot;','&quot;&amp;[.C1004]&amp;&quot;','&quot;&amp; [.D1004]&amp;&quot;','&quot;&amp;[.E1004]&amp;&quot;','&quot;&amp;[.F1004]&amp;&quot;'],&quot;" office:value-type="string" office:string-value="['med','high','3','2','med','low']," calcext:value-type="string">
            <text:p>['med','high','3','2','med','low'],</text:p>
          </table:table-cell>
          <table:table-cell table:formula="of:=&quot;'&quot;&amp;[.G10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05]&amp;&quot;','&quot;&amp;[.B1005]&amp;&quot;','&quot;&amp;[.C1005]&amp;&quot;','&quot;&amp; [.D1005]&amp;&quot;','&quot;&amp;[.E1005]&amp;&quot;','&quot;&amp;[.F1005]&amp;&quot;'],&quot;" office:value-type="string" office:string-value="['med','high','3','2','med','med']," calcext:value-type="string">
            <text:p>['med','high','3','2','med','med'],</text:p>
          </table:table-cell>
          <table:table-cell table:formula="of:=&quot;'&quot;&amp;[.G10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06]&amp;&quot;','&quot;&amp;[.B1006]&amp;&quot;','&quot;&amp;[.C1006]&amp;&quot;','&quot;&amp; [.D1006]&amp;&quot;','&quot;&amp;[.E1006]&amp;&quot;','&quot;&amp;[.F1006]&amp;&quot;'],&quot;" office:value-type="string" office:string-value="['med','high','3','2','med','high']," calcext:value-type="string">
            <text:p>['med','high','3','2','med','high'],</text:p>
          </table:table-cell>
          <table:table-cell table:formula="of:=&quot;'&quot;&amp;[.G10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07]&amp;&quot;','&quot;&amp;[.B1007]&amp;&quot;','&quot;&amp;[.C1007]&amp;&quot;','&quot;&amp; [.D1007]&amp;&quot;','&quot;&amp;[.E1007]&amp;&quot;','&quot;&amp;[.F1007]&amp;&quot;'],&quot;" office:value-type="string" office:string-value="['med','high','3','2','big','low']," calcext:value-type="string">
            <text:p>['med','high','3','2','big','low'],</text:p>
          </table:table-cell>
          <table:table-cell table:formula="of:=&quot;'&quot;&amp;[.G10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08]&amp;&quot;','&quot;&amp;[.B1008]&amp;&quot;','&quot;&amp;[.C1008]&amp;&quot;','&quot;&amp; [.D1008]&amp;&quot;','&quot;&amp;[.E1008]&amp;&quot;','&quot;&amp;[.F1008]&amp;&quot;'],&quot;" office:value-type="string" office:string-value="['med','high','3','2','big','med']," calcext:value-type="string">
            <text:p>['med','high','3','2','big','med'],</text:p>
          </table:table-cell>
          <table:table-cell table:formula="of:=&quot;'&quot;&amp;[.G10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09]&amp;&quot;','&quot;&amp;[.B1009]&amp;&quot;','&quot;&amp;[.C1009]&amp;&quot;','&quot;&amp; [.D1009]&amp;&quot;','&quot;&amp;[.E1009]&amp;&quot;','&quot;&amp;[.F1009]&amp;&quot;'],&quot;" office:value-type="string" office:string-value="['med','high','3','2','big','high']," calcext:value-type="string">
            <text:p>['med','high','3','2','big','high'],</text:p>
          </table:table-cell>
          <table:table-cell table:formula="of:=&quot;'&quot;&amp;[.G10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10]&amp;&quot;','&quot;&amp;[.B1010]&amp;&quot;','&quot;&amp;[.C1010]&amp;&quot;','&quot;&amp; [.D1010]&amp;&quot;','&quot;&amp;[.E1010]&amp;&quot;','&quot;&amp;[.F1010]&amp;&quot;'],&quot;" office:value-type="string" office:string-value="['med','high','3','4','small','low']," calcext:value-type="string">
            <text:p>['med','high','3','4','small','low'],</text:p>
          </table:table-cell>
          <table:table-cell table:formula="of:=&quot;'&quot;&amp;[.G10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11]&amp;&quot;','&quot;&amp;[.B1011]&amp;&quot;','&quot;&amp;[.C1011]&amp;&quot;','&quot;&amp; [.D1011]&amp;&quot;','&quot;&amp;[.E1011]&amp;&quot;','&quot;&amp;[.F1011]&amp;&quot;'],&quot;" office:value-type="string" office:string-value="['med','high','3','4','small','med']," calcext:value-type="string">
            <text:p>['med','high','3','4','small','med'],</text:p>
          </table:table-cell>
          <table:table-cell table:formula="of:=&quot;'&quot;&amp;[.G10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12]&amp;&quot;','&quot;&amp;[.B1012]&amp;&quot;','&quot;&amp;[.C1012]&amp;&quot;','&quot;&amp; [.D1012]&amp;&quot;','&quot;&amp;[.E1012]&amp;&quot;','&quot;&amp;[.F1012]&amp;&quot;'],&quot;" office:value-type="string" office:string-value="['med','high','3','4','small','high']," calcext:value-type="string">
            <text:p>['med','high','3','4','small','high'],</text:p>
          </table:table-cell>
          <table:table-cell table:formula="of:=&quot;'&quot;&amp;[.G10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13]&amp;&quot;','&quot;&amp;[.B1013]&amp;&quot;','&quot;&amp;[.C1013]&amp;&quot;','&quot;&amp; [.D1013]&amp;&quot;','&quot;&amp;[.E1013]&amp;&quot;','&quot;&amp;[.F1013]&amp;&quot;'],&quot;" office:value-type="string" office:string-value="['med','high','3','4','med','low']," calcext:value-type="string">
            <text:p>['med','high','3','4','med','low'],</text:p>
          </table:table-cell>
          <table:table-cell table:formula="of:=&quot;'&quot;&amp;[.G10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14]&amp;&quot;','&quot;&amp;[.B1014]&amp;&quot;','&quot;&amp;[.C1014]&amp;&quot;','&quot;&amp; [.D1014]&amp;&quot;','&quot;&amp;[.E1014]&amp;&quot;','&quot;&amp;[.F1014]&amp;&quot;'],&quot;" office:value-type="string" office:string-value="['med','high','3','4','med','med']," calcext:value-type="string">
            <text:p>['med','high','3','4','med','med'],</text:p>
          </table:table-cell>
          <table:table-cell table:formula="of:=&quot;'&quot;&amp;[.G10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15]&amp;&quot;','&quot;&amp;[.B1015]&amp;&quot;','&quot;&amp;[.C1015]&amp;&quot;','&quot;&amp; [.D1015]&amp;&quot;','&quot;&amp;[.E1015]&amp;&quot;','&quot;&amp;[.F1015]&amp;&quot;'],&quot;" office:value-type="string" office:string-value="['med','high','3','4','med','high']," calcext:value-type="string">
            <text:p>['med','high','3','4','med','high'],</text:p>
          </table:table-cell>
          <table:table-cell table:formula="of:=&quot;'&quot;&amp;[.G101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16]&amp;&quot;','&quot;&amp;[.B1016]&amp;&quot;','&quot;&amp;[.C1016]&amp;&quot;','&quot;&amp; [.D1016]&amp;&quot;','&quot;&amp;[.E1016]&amp;&quot;','&quot;&amp;[.F1016]&amp;&quot;'],&quot;" office:value-type="string" office:string-value="['med','high','3','4','big','low']," calcext:value-type="string">
            <text:p>['med','high','3','4','big','low'],</text:p>
          </table:table-cell>
          <table:table-cell table:formula="of:=&quot;'&quot;&amp;[.G10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17]&amp;&quot;','&quot;&amp;[.B1017]&amp;&quot;','&quot;&amp;[.C1017]&amp;&quot;','&quot;&amp; [.D1017]&amp;&quot;','&quot;&amp;[.E1017]&amp;&quot;','&quot;&amp;[.F1017]&amp;&quot;'],&quot;" office:value-type="string" office:string-value="['med','high','3','4','big','med']," calcext:value-type="string">
            <text:p>['med','high','3','4','big','med'],</text:p>
          </table:table-cell>
          <table:table-cell table:formula="of:=&quot;'&quot;&amp;[.G101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18]&amp;&quot;','&quot;&amp;[.B1018]&amp;&quot;','&quot;&amp;[.C1018]&amp;&quot;','&quot;&amp; [.D1018]&amp;&quot;','&quot;&amp;[.E1018]&amp;&quot;','&quot;&amp;[.F1018]&amp;&quot;'],&quot;" office:value-type="string" office:string-value="['med','high','3','4','big','high']," calcext:value-type="string">
            <text:p>['med','high','3','4','big','high'],</text:p>
          </table:table-cell>
          <table:table-cell table:formula="of:=&quot;'&quot;&amp;[.G101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19]&amp;&quot;','&quot;&amp;[.B1019]&amp;&quot;','&quot;&amp;[.C1019]&amp;&quot;','&quot;&amp; [.D1019]&amp;&quot;','&quot;&amp;[.E1019]&amp;&quot;','&quot;&amp;[.F1019]&amp;&quot;'],&quot;" office:value-type="string" office:string-value="['med','high','3','more','small','low']," calcext:value-type="string">
            <text:p>['med','high','3','more','small','low'],</text:p>
          </table:table-cell>
          <table:table-cell table:formula="of:=&quot;'&quot;&amp;[.G10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20]&amp;&quot;','&quot;&amp;[.B1020]&amp;&quot;','&quot;&amp;[.C1020]&amp;&quot;','&quot;&amp; [.D1020]&amp;&quot;','&quot;&amp;[.E1020]&amp;&quot;','&quot;&amp;[.F1020]&amp;&quot;'],&quot;" office:value-type="string" office:string-value="['med','high','3','more','small','med']," calcext:value-type="string">
            <text:p>['med','high','3','more','small','med'],</text:p>
          </table:table-cell>
          <table:table-cell table:formula="of:=&quot;'&quot;&amp;[.G10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21]&amp;&quot;','&quot;&amp;[.B1021]&amp;&quot;','&quot;&amp;[.C1021]&amp;&quot;','&quot;&amp; [.D1021]&amp;&quot;','&quot;&amp;[.E1021]&amp;&quot;','&quot;&amp;[.F1021]&amp;&quot;'],&quot;" office:value-type="string" office:string-value="['med','high','3','more','small','high']," calcext:value-type="string">
            <text:p>['med','high','3','more','small','high'],</text:p>
          </table:table-cell>
          <table:table-cell table:formula="of:=&quot;'&quot;&amp;[.G10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22]&amp;&quot;','&quot;&amp;[.B1022]&amp;&quot;','&quot;&amp;[.C1022]&amp;&quot;','&quot;&amp; [.D1022]&amp;&quot;','&quot;&amp;[.E1022]&amp;&quot;','&quot;&amp;[.F1022]&amp;&quot;'],&quot;" office:value-type="string" office:string-value="['med','high','3','more','med','low']," calcext:value-type="string">
            <text:p>['med','high','3','more','med','low'],</text:p>
          </table:table-cell>
          <table:table-cell table:formula="of:=&quot;'&quot;&amp;[.G10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23]&amp;&quot;','&quot;&amp;[.B1023]&amp;&quot;','&quot;&amp;[.C1023]&amp;&quot;','&quot;&amp; [.D1023]&amp;&quot;','&quot;&amp;[.E1023]&amp;&quot;','&quot;&amp;[.F1023]&amp;&quot;'],&quot;" office:value-type="string" office:string-value="['med','high','3','more','med','med']," calcext:value-type="string">
            <text:p>['med','high','3','more','med','med'],</text:p>
          </table:table-cell>
          <table:table-cell table:formula="of:=&quot;'&quot;&amp;[.G102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24]&amp;&quot;','&quot;&amp;[.B1024]&amp;&quot;','&quot;&amp;[.C1024]&amp;&quot;','&quot;&amp; [.D1024]&amp;&quot;','&quot;&amp;[.E1024]&amp;&quot;','&quot;&amp;[.F1024]&amp;&quot;'],&quot;" office:value-type="string" office:string-value="['med','high','3','more','med','high']," calcext:value-type="string">
            <text:p>['med','high','3','more','med','high'],</text:p>
          </table:table-cell>
          <table:table-cell table:formula="of:=&quot;'&quot;&amp;[.G10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25]&amp;&quot;','&quot;&amp;[.B1025]&amp;&quot;','&quot;&amp;[.C1025]&amp;&quot;','&quot;&amp; [.D1025]&amp;&quot;','&quot;&amp;[.E1025]&amp;&quot;','&quot;&amp;[.F1025]&amp;&quot;'],&quot;" office:value-type="string" office:string-value="['med','high','3','more','big','low']," calcext:value-type="string">
            <text:p>['med','high','3','more','big','low'],</text:p>
          </table:table-cell>
          <table:table-cell table:formula="of:=&quot;'&quot;&amp;[.G10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26]&amp;&quot;','&quot;&amp;[.B1026]&amp;&quot;','&quot;&amp;[.C1026]&amp;&quot;','&quot;&amp; [.D1026]&amp;&quot;','&quot;&amp;[.E1026]&amp;&quot;','&quot;&amp;[.F1026]&amp;&quot;'],&quot;" office:value-type="string" office:string-value="['med','high','3','more','big','med']," calcext:value-type="string">
            <text:p>['med','high','3','more','big','med'],</text:p>
          </table:table-cell>
          <table:table-cell table:formula="of:=&quot;'&quot;&amp;[.G102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27]&amp;&quot;','&quot;&amp;[.B1027]&amp;&quot;','&quot;&amp;[.C1027]&amp;&quot;','&quot;&amp; [.D1027]&amp;&quot;','&quot;&amp;[.E1027]&amp;&quot;','&quot;&amp;[.F1027]&amp;&quot;'],&quot;" office:value-type="string" office:string-value="['med','high','3','more','big','high']," calcext:value-type="string">
            <text:p>['med','high','3','more','big','high'],</text:p>
          </table:table-cell>
          <table:table-cell table:formula="of:=&quot;'&quot;&amp;[.G102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28]&amp;&quot;','&quot;&amp;[.B1028]&amp;&quot;','&quot;&amp;[.C1028]&amp;&quot;','&quot;&amp; [.D1028]&amp;&quot;','&quot;&amp;[.E1028]&amp;&quot;','&quot;&amp;[.F1028]&amp;&quot;'],&quot;" office:value-type="string" office:string-value="['med','high','4','2','small','low']," calcext:value-type="string">
            <text:p>['med','high','4','2','small','low'],</text:p>
          </table:table-cell>
          <table:table-cell table:formula="of:=&quot;'&quot;&amp;[.G10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29]&amp;&quot;','&quot;&amp;[.B1029]&amp;&quot;','&quot;&amp;[.C1029]&amp;&quot;','&quot;&amp; [.D1029]&amp;&quot;','&quot;&amp;[.E1029]&amp;&quot;','&quot;&amp;[.F1029]&amp;&quot;'],&quot;" office:value-type="string" office:string-value="['med','high','4','2','small','med']," calcext:value-type="string">
            <text:p>['med','high','4','2','small','med'],</text:p>
          </table:table-cell>
          <table:table-cell table:formula="of:=&quot;'&quot;&amp;[.G10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30]&amp;&quot;','&quot;&amp;[.B1030]&amp;&quot;','&quot;&amp;[.C1030]&amp;&quot;','&quot;&amp; [.D1030]&amp;&quot;','&quot;&amp;[.E1030]&amp;&quot;','&quot;&amp;[.F1030]&amp;&quot;'],&quot;" office:value-type="string" office:string-value="['med','high','4','2','small','high']," calcext:value-type="string">
            <text:p>['med','high','4','2','small','high'],</text:p>
          </table:table-cell>
          <table:table-cell table:formula="of:=&quot;'&quot;&amp;[.G10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31]&amp;&quot;','&quot;&amp;[.B1031]&amp;&quot;','&quot;&amp;[.C1031]&amp;&quot;','&quot;&amp; [.D1031]&amp;&quot;','&quot;&amp;[.E1031]&amp;&quot;','&quot;&amp;[.F1031]&amp;&quot;'],&quot;" office:value-type="string" office:string-value="['med','high','4','2','med','low']," calcext:value-type="string">
            <text:p>['med','high','4','2','med','low'],</text:p>
          </table:table-cell>
          <table:table-cell table:formula="of:=&quot;'&quot;&amp;[.G10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32]&amp;&quot;','&quot;&amp;[.B1032]&amp;&quot;','&quot;&amp;[.C1032]&amp;&quot;','&quot;&amp; [.D1032]&amp;&quot;','&quot;&amp;[.E1032]&amp;&quot;','&quot;&amp;[.F1032]&amp;&quot;'],&quot;" office:value-type="string" office:string-value="['med','high','4','2','med','med']," calcext:value-type="string">
            <text:p>['med','high','4','2','med','med'],</text:p>
          </table:table-cell>
          <table:table-cell table:formula="of:=&quot;'&quot;&amp;[.G10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33]&amp;&quot;','&quot;&amp;[.B1033]&amp;&quot;','&quot;&amp;[.C1033]&amp;&quot;','&quot;&amp; [.D1033]&amp;&quot;','&quot;&amp;[.E1033]&amp;&quot;','&quot;&amp;[.F1033]&amp;&quot;'],&quot;" office:value-type="string" office:string-value="['med','high','4','2','med','high']," calcext:value-type="string">
            <text:p>['med','high','4','2','med','high'],</text:p>
          </table:table-cell>
          <table:table-cell table:formula="of:=&quot;'&quot;&amp;[.G10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34]&amp;&quot;','&quot;&amp;[.B1034]&amp;&quot;','&quot;&amp;[.C1034]&amp;&quot;','&quot;&amp; [.D1034]&amp;&quot;','&quot;&amp;[.E1034]&amp;&quot;','&quot;&amp;[.F1034]&amp;&quot;'],&quot;" office:value-type="string" office:string-value="['med','high','4','2','big','low']," calcext:value-type="string">
            <text:p>['med','high','4','2','big','low'],</text:p>
          </table:table-cell>
          <table:table-cell table:formula="of:=&quot;'&quot;&amp;[.G10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35]&amp;&quot;','&quot;&amp;[.B1035]&amp;&quot;','&quot;&amp;[.C1035]&amp;&quot;','&quot;&amp; [.D1035]&amp;&quot;','&quot;&amp;[.E1035]&amp;&quot;','&quot;&amp;[.F1035]&amp;&quot;'],&quot;" office:value-type="string" office:string-value="['med','high','4','2','big','med']," calcext:value-type="string">
            <text:p>['med','high','4','2','big','med'],</text:p>
          </table:table-cell>
          <table:table-cell table:formula="of:=&quot;'&quot;&amp;[.G10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36]&amp;&quot;','&quot;&amp;[.B1036]&amp;&quot;','&quot;&amp;[.C1036]&amp;&quot;','&quot;&amp; [.D1036]&amp;&quot;','&quot;&amp;[.E1036]&amp;&quot;','&quot;&amp;[.F1036]&amp;&quot;'],&quot;" office:value-type="string" office:string-value="['med','high','4','2','big','high']," calcext:value-type="string">
            <text:p>['med','high','4','2','big','high'],</text:p>
          </table:table-cell>
          <table:table-cell table:formula="of:=&quot;'&quot;&amp;[.G10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37]&amp;&quot;','&quot;&amp;[.B1037]&amp;&quot;','&quot;&amp;[.C1037]&amp;&quot;','&quot;&amp; [.D1037]&amp;&quot;','&quot;&amp;[.E1037]&amp;&quot;','&quot;&amp;[.F1037]&amp;&quot;'],&quot;" office:value-type="string" office:string-value="['med','high','4','4','small','low']," calcext:value-type="string">
            <text:p>['med','high','4','4','small','low'],</text:p>
          </table:table-cell>
          <table:table-cell table:formula="of:=&quot;'&quot;&amp;[.G10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38]&amp;&quot;','&quot;&amp;[.B1038]&amp;&quot;','&quot;&amp;[.C1038]&amp;&quot;','&quot;&amp; [.D1038]&amp;&quot;','&quot;&amp;[.E1038]&amp;&quot;','&quot;&amp;[.F1038]&amp;&quot;'],&quot;" office:value-type="string" office:string-value="['med','high','4','4','small','med']," calcext:value-type="string">
            <text:p>['med','high','4','4','small','med'],</text:p>
          </table:table-cell>
          <table:table-cell table:formula="of:=&quot;'&quot;&amp;[.G10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39]&amp;&quot;','&quot;&amp;[.B1039]&amp;&quot;','&quot;&amp;[.C1039]&amp;&quot;','&quot;&amp; [.D1039]&amp;&quot;','&quot;&amp;[.E1039]&amp;&quot;','&quot;&amp;[.F1039]&amp;&quot;'],&quot;" office:value-type="string" office:string-value="['med','high','4','4','small','high']," calcext:value-type="string">
            <text:p>['med','high','4','4','small','high'],</text:p>
          </table:table-cell>
          <table:table-cell table:formula="of:=&quot;'&quot;&amp;[.G103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40]&amp;&quot;','&quot;&amp;[.B1040]&amp;&quot;','&quot;&amp;[.C1040]&amp;&quot;','&quot;&amp; [.D1040]&amp;&quot;','&quot;&amp;[.E1040]&amp;&quot;','&quot;&amp;[.F1040]&amp;&quot;'],&quot;" office:value-type="string" office:string-value="['med','high','4','4','med','low']," calcext:value-type="string">
            <text:p>['med','high','4','4','med','low'],</text:p>
          </table:table-cell>
          <table:table-cell table:formula="of:=&quot;'&quot;&amp;[.G10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41]&amp;&quot;','&quot;&amp;[.B1041]&amp;&quot;','&quot;&amp;[.C1041]&amp;&quot;','&quot;&amp; [.D1041]&amp;&quot;','&quot;&amp;[.E1041]&amp;&quot;','&quot;&amp;[.F1041]&amp;&quot;'],&quot;" office:value-type="string" office:string-value="['med','high','4','4','med','med']," calcext:value-type="string">
            <text:p>['med','high','4','4','med','med'],</text:p>
          </table:table-cell>
          <table:table-cell table:formula="of:=&quot;'&quot;&amp;[.G104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42]&amp;&quot;','&quot;&amp;[.B1042]&amp;&quot;','&quot;&amp;[.C1042]&amp;&quot;','&quot;&amp; [.D1042]&amp;&quot;','&quot;&amp;[.E1042]&amp;&quot;','&quot;&amp;[.F1042]&amp;&quot;'],&quot;" office:value-type="string" office:string-value="['med','high','4','4','med','high']," calcext:value-type="string">
            <text:p>['med','high','4','4','med','high'],</text:p>
          </table:table-cell>
          <table:table-cell table:formula="of:=&quot;'&quot;&amp;[.G104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43]&amp;&quot;','&quot;&amp;[.B1043]&amp;&quot;','&quot;&amp;[.C1043]&amp;&quot;','&quot;&amp; [.D1043]&amp;&quot;','&quot;&amp;[.E1043]&amp;&quot;','&quot;&amp;[.F1043]&amp;&quot;'],&quot;" office:value-type="string" office:string-value="['med','high','4','4','big','low']," calcext:value-type="string">
            <text:p>['med','high','4','4','big','low'],</text:p>
          </table:table-cell>
          <table:table-cell table:formula="of:=&quot;'&quot;&amp;[.G10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44]&amp;&quot;','&quot;&amp;[.B1044]&amp;&quot;','&quot;&amp;[.C1044]&amp;&quot;','&quot;&amp; [.D1044]&amp;&quot;','&quot;&amp;[.E1044]&amp;&quot;','&quot;&amp;[.F1044]&amp;&quot;'],&quot;" office:value-type="string" office:string-value="['med','high','4','4','big','med']," calcext:value-type="string">
            <text:p>['med','high','4','4','big','med'],</text:p>
          </table:table-cell>
          <table:table-cell table:formula="of:=&quot;'&quot;&amp;[.G104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45]&amp;&quot;','&quot;&amp;[.B1045]&amp;&quot;','&quot;&amp;[.C1045]&amp;&quot;','&quot;&amp; [.D1045]&amp;&quot;','&quot;&amp;[.E1045]&amp;&quot;','&quot;&amp;[.F1045]&amp;&quot;'],&quot;" office:value-type="string" office:string-value="['med','high','4','4','big','high']," calcext:value-type="string">
            <text:p>['med','high','4','4','big','high'],</text:p>
          </table:table-cell>
          <table:table-cell table:formula="of:=&quot;'&quot;&amp;[.G104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46]&amp;&quot;','&quot;&amp;[.B1046]&amp;&quot;','&quot;&amp;[.C1046]&amp;&quot;','&quot;&amp; [.D1046]&amp;&quot;','&quot;&amp;[.E1046]&amp;&quot;','&quot;&amp;[.F1046]&amp;&quot;'],&quot;" office:value-type="string" office:string-value="['med','high','4','more','small','low']," calcext:value-type="string">
            <text:p>['med','high','4','more','small','low'],</text:p>
          </table:table-cell>
          <table:table-cell table:formula="of:=&quot;'&quot;&amp;[.G10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47]&amp;&quot;','&quot;&amp;[.B1047]&amp;&quot;','&quot;&amp;[.C1047]&amp;&quot;','&quot;&amp; [.D1047]&amp;&quot;','&quot;&amp;[.E1047]&amp;&quot;','&quot;&amp;[.F1047]&amp;&quot;'],&quot;" office:value-type="string" office:string-value="['med','high','4','more','small','med']," calcext:value-type="string">
            <text:p>['med','high','4','more','small','med'],</text:p>
          </table:table-cell>
          <table:table-cell table:formula="of:=&quot;'&quot;&amp;[.G10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48]&amp;&quot;','&quot;&amp;[.B1048]&amp;&quot;','&quot;&amp;[.C1048]&amp;&quot;','&quot;&amp; [.D1048]&amp;&quot;','&quot;&amp;[.E1048]&amp;&quot;','&quot;&amp;[.F1048]&amp;&quot;'],&quot;" office:value-type="string" office:string-value="['med','high','4','more','small','high']," calcext:value-type="string">
            <text:p>['med','high','4','more','small','high'],</text:p>
          </table:table-cell>
          <table:table-cell table:formula="of:=&quot;'&quot;&amp;[.G104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49]&amp;&quot;','&quot;&amp;[.B1049]&amp;&quot;','&quot;&amp;[.C1049]&amp;&quot;','&quot;&amp; [.D1049]&amp;&quot;','&quot;&amp;[.E1049]&amp;&quot;','&quot;&amp;[.F1049]&amp;&quot;'],&quot;" office:value-type="string" office:string-value="['med','high','4','more','med','low']," calcext:value-type="string">
            <text:p>['med','high','4','more','med','low'],</text:p>
          </table:table-cell>
          <table:table-cell table:formula="of:=&quot;'&quot;&amp;[.G10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50]&amp;&quot;','&quot;&amp;[.B1050]&amp;&quot;','&quot;&amp;[.C1050]&amp;&quot;','&quot;&amp; [.D1050]&amp;&quot;','&quot;&amp;[.E1050]&amp;&quot;','&quot;&amp;[.F1050]&amp;&quot;'],&quot;" office:value-type="string" office:string-value="['med','high','4','more','med','med']," calcext:value-type="string">
            <text:p>['med','high','4','more','med','med'],</text:p>
          </table:table-cell>
          <table:table-cell table:formula="of:=&quot;'&quot;&amp;[.G105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51]&amp;&quot;','&quot;&amp;[.B1051]&amp;&quot;','&quot;&amp;[.C1051]&amp;&quot;','&quot;&amp; [.D1051]&amp;&quot;','&quot;&amp;[.E1051]&amp;&quot;','&quot;&amp;[.F1051]&amp;&quot;'],&quot;" office:value-type="string" office:string-value="['med','high','4','more','med','high']," calcext:value-type="string">
            <text:p>['med','high','4','more','med','high'],</text:p>
          </table:table-cell>
          <table:table-cell table:formula="of:=&quot;'&quot;&amp;[.G105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52]&amp;&quot;','&quot;&amp;[.B1052]&amp;&quot;','&quot;&amp;[.C1052]&amp;&quot;','&quot;&amp; [.D1052]&amp;&quot;','&quot;&amp;[.E1052]&amp;&quot;','&quot;&amp;[.F1052]&amp;&quot;'],&quot;" office:value-type="string" office:string-value="['med','high','4','more','big','low']," calcext:value-type="string">
            <text:p>['med','high','4','more','big','low'],</text:p>
          </table:table-cell>
          <table:table-cell table:formula="of:=&quot;'&quot;&amp;[.G10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53]&amp;&quot;','&quot;&amp;[.B1053]&amp;&quot;','&quot;&amp;[.C1053]&amp;&quot;','&quot;&amp; [.D1053]&amp;&quot;','&quot;&amp;[.E1053]&amp;&quot;','&quot;&amp;[.F1053]&amp;&quot;'],&quot;" office:value-type="string" office:string-value="['med','high','4','more','big','med']," calcext:value-type="string">
            <text:p>['med','high','4','more','big','med'],</text:p>
          </table:table-cell>
          <table:table-cell table:formula="of:=&quot;'&quot;&amp;[.G105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54]&amp;&quot;','&quot;&amp;[.B1054]&amp;&quot;','&quot;&amp;[.C1054]&amp;&quot;','&quot;&amp; [.D1054]&amp;&quot;','&quot;&amp;[.E1054]&amp;&quot;','&quot;&amp;[.F1054]&amp;&quot;'],&quot;" office:value-type="string" office:string-value="['med','high','4','more','big','high']," calcext:value-type="string">
            <text:p>['med','high','4','more','big','high'],</text:p>
          </table:table-cell>
          <table:table-cell table:formula="of:=&quot;'&quot;&amp;[.G105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55]&amp;&quot;','&quot;&amp;[.B1055]&amp;&quot;','&quot;&amp;[.C1055]&amp;&quot;','&quot;&amp; [.D1055]&amp;&quot;','&quot;&amp;[.E1055]&amp;&quot;','&quot;&amp;[.F1055]&amp;&quot;'],&quot;" office:value-type="string" office:string-value="['med','high','5more','2','small','low']," calcext:value-type="string">
            <text:p>['med','high','5more','2','small','low'],</text:p>
          </table:table-cell>
          <table:table-cell table:formula="of:=&quot;'&quot;&amp;[.G10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56]&amp;&quot;','&quot;&amp;[.B1056]&amp;&quot;','&quot;&amp;[.C1056]&amp;&quot;','&quot;&amp; [.D1056]&amp;&quot;','&quot;&amp;[.E1056]&amp;&quot;','&quot;&amp;[.F1056]&amp;&quot;'],&quot;" office:value-type="string" office:string-value="['med','high','5more','2','small','med']," calcext:value-type="string">
            <text:p>['med','high','5more','2','small','med'],</text:p>
          </table:table-cell>
          <table:table-cell table:formula="of:=&quot;'&quot;&amp;[.G10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57]&amp;&quot;','&quot;&amp;[.B1057]&amp;&quot;','&quot;&amp;[.C1057]&amp;&quot;','&quot;&amp; [.D1057]&amp;&quot;','&quot;&amp;[.E1057]&amp;&quot;','&quot;&amp;[.F1057]&amp;&quot;'],&quot;" office:value-type="string" office:string-value="['med','high','5more','2','small','high']," calcext:value-type="string">
            <text:p>['med','high','5more','2','small','high'],</text:p>
          </table:table-cell>
          <table:table-cell table:formula="of:=&quot;'&quot;&amp;[.G10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58]&amp;&quot;','&quot;&amp;[.B1058]&amp;&quot;','&quot;&amp;[.C1058]&amp;&quot;','&quot;&amp; [.D1058]&amp;&quot;','&quot;&amp;[.E1058]&amp;&quot;','&quot;&amp;[.F1058]&amp;&quot;'],&quot;" office:value-type="string" office:string-value="['med','high','5more','2','med','low']," calcext:value-type="string">
            <text:p>['med','high','5more','2','med','low'],</text:p>
          </table:table-cell>
          <table:table-cell table:formula="of:=&quot;'&quot;&amp;[.G10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59]&amp;&quot;','&quot;&amp;[.B1059]&amp;&quot;','&quot;&amp;[.C1059]&amp;&quot;','&quot;&amp; [.D1059]&amp;&quot;','&quot;&amp;[.E1059]&amp;&quot;','&quot;&amp;[.F1059]&amp;&quot;'],&quot;" office:value-type="string" office:string-value="['med','high','5more','2','med','med']," calcext:value-type="string">
            <text:p>['med','high','5more','2','med','med'],</text:p>
          </table:table-cell>
          <table:table-cell table:formula="of:=&quot;'&quot;&amp;[.G10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60]&amp;&quot;','&quot;&amp;[.B1060]&amp;&quot;','&quot;&amp;[.C1060]&amp;&quot;','&quot;&amp; [.D1060]&amp;&quot;','&quot;&amp;[.E1060]&amp;&quot;','&quot;&amp;[.F1060]&amp;&quot;'],&quot;" office:value-type="string" office:string-value="['med','high','5more','2','med','high']," calcext:value-type="string">
            <text:p>['med','high','5more','2','med','high'],</text:p>
          </table:table-cell>
          <table:table-cell table:formula="of:=&quot;'&quot;&amp;[.G10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61]&amp;&quot;','&quot;&amp;[.B1061]&amp;&quot;','&quot;&amp;[.C1061]&amp;&quot;','&quot;&amp; [.D1061]&amp;&quot;','&quot;&amp;[.E1061]&amp;&quot;','&quot;&amp;[.F1061]&amp;&quot;'],&quot;" office:value-type="string" office:string-value="['med','high','5more','2','big','low']," calcext:value-type="string">
            <text:p>['med','high','5more','2','big','low'],</text:p>
          </table:table-cell>
          <table:table-cell table:formula="of:=&quot;'&quot;&amp;[.G10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62]&amp;&quot;','&quot;&amp;[.B1062]&amp;&quot;','&quot;&amp;[.C1062]&amp;&quot;','&quot;&amp; [.D1062]&amp;&quot;','&quot;&amp;[.E1062]&amp;&quot;','&quot;&amp;[.F1062]&amp;&quot;'],&quot;" office:value-type="string" office:string-value="['med','high','5more','2','big','med']," calcext:value-type="string">
            <text:p>['med','high','5more','2','big','med'],</text:p>
          </table:table-cell>
          <table:table-cell table:formula="of:=&quot;'&quot;&amp;[.G10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63]&amp;&quot;','&quot;&amp;[.B1063]&amp;&quot;','&quot;&amp;[.C1063]&amp;&quot;','&quot;&amp; [.D1063]&amp;&quot;','&quot;&amp;[.E1063]&amp;&quot;','&quot;&amp;[.F1063]&amp;&quot;'],&quot;" office:value-type="string" office:string-value="['med','high','5more','2','big','high']," calcext:value-type="string">
            <text:p>['med','high','5more','2','big','high'],</text:p>
          </table:table-cell>
          <table:table-cell table:formula="of:=&quot;'&quot;&amp;[.G10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64]&amp;&quot;','&quot;&amp;[.B1064]&amp;&quot;','&quot;&amp;[.C1064]&amp;&quot;','&quot;&amp; [.D1064]&amp;&quot;','&quot;&amp;[.E1064]&amp;&quot;','&quot;&amp;[.F1064]&amp;&quot;'],&quot;" office:value-type="string" office:string-value="['med','high','5more','4','small','low']," calcext:value-type="string">
            <text:p>['med','high','5more','4','small','low'],</text:p>
          </table:table-cell>
          <table:table-cell table:formula="of:=&quot;'&quot;&amp;[.G10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65]&amp;&quot;','&quot;&amp;[.B1065]&amp;&quot;','&quot;&amp;[.C1065]&amp;&quot;','&quot;&amp; [.D1065]&amp;&quot;','&quot;&amp;[.E1065]&amp;&quot;','&quot;&amp;[.F1065]&amp;&quot;'],&quot;" office:value-type="string" office:string-value="['med','high','5more','4','small','med']," calcext:value-type="string">
            <text:p>['med','high','5more','4','small','med'],</text:p>
          </table:table-cell>
          <table:table-cell table:formula="of:=&quot;'&quot;&amp;[.G10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66]&amp;&quot;','&quot;&amp;[.B1066]&amp;&quot;','&quot;&amp;[.C1066]&amp;&quot;','&quot;&amp; [.D1066]&amp;&quot;','&quot;&amp;[.E1066]&amp;&quot;','&quot;&amp;[.F1066]&amp;&quot;'],&quot;" office:value-type="string" office:string-value="['med','high','5more','4','small','high']," calcext:value-type="string">
            <text:p>['med','high','5more','4','small','high'],</text:p>
          </table:table-cell>
          <table:table-cell table:formula="of:=&quot;'&quot;&amp;[.G106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67]&amp;&quot;','&quot;&amp;[.B1067]&amp;&quot;','&quot;&amp;[.C1067]&amp;&quot;','&quot;&amp; [.D1067]&amp;&quot;','&quot;&amp;[.E1067]&amp;&quot;','&quot;&amp;[.F1067]&amp;&quot;'],&quot;" office:value-type="string" office:string-value="['med','high','5more','4','med','low']," calcext:value-type="string">
            <text:p>['med','high','5more','4','med','low'],</text:p>
          </table:table-cell>
          <table:table-cell table:formula="of:=&quot;'&quot;&amp;[.G10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68]&amp;&quot;','&quot;&amp;[.B1068]&amp;&quot;','&quot;&amp;[.C1068]&amp;&quot;','&quot;&amp; [.D1068]&amp;&quot;','&quot;&amp;[.E1068]&amp;&quot;','&quot;&amp;[.F1068]&amp;&quot;'],&quot;" office:value-type="string" office:string-value="['med','high','5more','4','med','med']," calcext:value-type="string">
            <text:p>['med','high','5more','4','med','med'],</text:p>
          </table:table-cell>
          <table:table-cell table:formula="of:=&quot;'&quot;&amp;[.G106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69]&amp;&quot;','&quot;&amp;[.B1069]&amp;&quot;','&quot;&amp;[.C1069]&amp;&quot;','&quot;&amp; [.D1069]&amp;&quot;','&quot;&amp;[.E1069]&amp;&quot;','&quot;&amp;[.F1069]&amp;&quot;'],&quot;" office:value-type="string" office:string-value="['med','high','5more','4','med','high']," calcext:value-type="string">
            <text:p>['med','high','5more','4','med','high'],</text:p>
          </table:table-cell>
          <table:table-cell table:formula="of:=&quot;'&quot;&amp;[.G106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70]&amp;&quot;','&quot;&amp;[.B1070]&amp;&quot;','&quot;&amp;[.C1070]&amp;&quot;','&quot;&amp; [.D1070]&amp;&quot;','&quot;&amp;[.E1070]&amp;&quot;','&quot;&amp;[.F1070]&amp;&quot;'],&quot;" office:value-type="string" office:string-value="['med','high','5more','4','big','low']," calcext:value-type="string">
            <text:p>['med','high','5more','4','big','low'],</text:p>
          </table:table-cell>
          <table:table-cell table:formula="of:=&quot;'&quot;&amp;[.G10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71]&amp;&quot;','&quot;&amp;[.B1071]&amp;&quot;','&quot;&amp;[.C1071]&amp;&quot;','&quot;&amp; [.D1071]&amp;&quot;','&quot;&amp;[.E1071]&amp;&quot;','&quot;&amp;[.F1071]&amp;&quot;'],&quot;" office:value-type="string" office:string-value="['med','high','5more','4','big','med']," calcext:value-type="string">
            <text:p>['med','high','5more','4','big','med'],</text:p>
          </table:table-cell>
          <table:table-cell table:formula="of:=&quot;'&quot;&amp;[.G107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72]&amp;&quot;','&quot;&amp;[.B1072]&amp;&quot;','&quot;&amp;[.C1072]&amp;&quot;','&quot;&amp; [.D1072]&amp;&quot;','&quot;&amp;[.E1072]&amp;&quot;','&quot;&amp;[.F1072]&amp;&quot;'],&quot;" office:value-type="string" office:string-value="['med','high','5more','4','big','high']," calcext:value-type="string">
            <text:p>['med','high','5more','4','big','high'],</text:p>
          </table:table-cell>
          <table:table-cell table:formula="of:=&quot;'&quot;&amp;[.G107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73]&amp;&quot;','&quot;&amp;[.B1073]&amp;&quot;','&quot;&amp;[.C1073]&amp;&quot;','&quot;&amp; [.D1073]&amp;&quot;','&quot;&amp;[.E1073]&amp;&quot;','&quot;&amp;[.F1073]&amp;&quot;'],&quot;" office:value-type="string" office:string-value="['med','high','5more','more','small','low']," calcext:value-type="string">
            <text:p>['med','high','5more','more','small','low'],</text:p>
          </table:table-cell>
          <table:table-cell table:formula="of:=&quot;'&quot;&amp;[.G10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74]&amp;&quot;','&quot;&amp;[.B1074]&amp;&quot;','&quot;&amp;[.C1074]&amp;&quot;','&quot;&amp; [.D1074]&amp;&quot;','&quot;&amp;[.E1074]&amp;&quot;','&quot;&amp;[.F1074]&amp;&quot;'],&quot;" office:value-type="string" office:string-value="['med','high','5more','more','small','med']," calcext:value-type="string">
            <text:p>['med','high','5more','more','small','med'],</text:p>
          </table:table-cell>
          <table:table-cell table:formula="of:=&quot;'&quot;&amp;[.G10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75]&amp;&quot;','&quot;&amp;[.B1075]&amp;&quot;','&quot;&amp;[.C1075]&amp;&quot;','&quot;&amp; [.D1075]&amp;&quot;','&quot;&amp;[.E1075]&amp;&quot;','&quot;&amp;[.F1075]&amp;&quot;'],&quot;" office:value-type="string" office:string-value="['med','high','5more','more','small','high']," calcext:value-type="string">
            <text:p>['med','high','5more','more','small','high'],</text:p>
          </table:table-cell>
          <table:table-cell table:formula="of:=&quot;'&quot;&amp;[.G107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76]&amp;&quot;','&quot;&amp;[.B1076]&amp;&quot;','&quot;&amp;[.C1076]&amp;&quot;','&quot;&amp; [.D1076]&amp;&quot;','&quot;&amp;[.E1076]&amp;&quot;','&quot;&amp;[.F1076]&amp;&quot;'],&quot;" office:value-type="string" office:string-value="['med','high','5more','more','med','low']," calcext:value-type="string">
            <text:p>['med','high','5more','more','med','low'],</text:p>
          </table:table-cell>
          <table:table-cell table:formula="of:=&quot;'&quot;&amp;[.G10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77]&amp;&quot;','&quot;&amp;[.B1077]&amp;&quot;','&quot;&amp;[.C1077]&amp;&quot;','&quot;&amp; [.D1077]&amp;&quot;','&quot;&amp;[.E1077]&amp;&quot;','&quot;&amp;[.F1077]&amp;&quot;'],&quot;" office:value-type="string" office:string-value="['med','high','5more','more','med','med']," calcext:value-type="string">
            <text:p>['med','high','5more','more','med','med'],</text:p>
          </table:table-cell>
          <table:table-cell table:formula="of:=&quot;'&quot;&amp;[.G107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78]&amp;&quot;','&quot;&amp;[.B1078]&amp;&quot;','&quot;&amp;[.C1078]&amp;&quot;','&quot;&amp; [.D1078]&amp;&quot;','&quot;&amp;[.E1078]&amp;&quot;','&quot;&amp;[.F1078]&amp;&quot;'],&quot;" office:value-type="string" office:string-value="['med','high','5more','more','med','high']," calcext:value-type="string">
            <text:p>['med','high','5more','more','med','high'],</text:p>
          </table:table-cell>
          <table:table-cell table:formula="of:=&quot;'&quot;&amp;[.G107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79]&amp;&quot;','&quot;&amp;[.B1079]&amp;&quot;','&quot;&amp;[.C1079]&amp;&quot;','&quot;&amp; [.D1079]&amp;&quot;','&quot;&amp;[.E1079]&amp;&quot;','&quot;&amp;[.F1079]&amp;&quot;'],&quot;" office:value-type="string" office:string-value="['med','high','5more','more','big','low']," calcext:value-type="string">
            <text:p>['med','high','5more','more','big','low'],</text:p>
          </table:table-cell>
          <table:table-cell table:formula="of:=&quot;'&quot;&amp;[.G10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80]&amp;&quot;','&quot;&amp;[.B1080]&amp;&quot;','&quot;&amp;[.C1080]&amp;&quot;','&quot;&amp; [.D1080]&amp;&quot;','&quot;&amp;[.E1080]&amp;&quot;','&quot;&amp;[.F1080]&amp;&quot;'],&quot;" office:value-type="string" office:string-value="['med','high','5more','more','big','med']," calcext:value-type="string">
            <text:p>['med','high','5more','more','big','med'],</text:p>
          </table:table-cell>
          <table:table-cell table:formula="of:=&quot;'&quot;&amp;[.G108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81]&amp;&quot;','&quot;&amp;[.B1081]&amp;&quot;','&quot;&amp;[.C1081]&amp;&quot;','&quot;&amp; [.D1081]&amp;&quot;','&quot;&amp;[.E1081]&amp;&quot;','&quot;&amp;[.F1081]&amp;&quot;'],&quot;" office:value-type="string" office:string-value="['med','high','5more','more','big','high']," calcext:value-type="string">
            <text:p>['med','high','5more','more','big','high'],</text:p>
          </table:table-cell>
          <table:table-cell table:formula="of:=&quot;'&quot;&amp;[.G108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82]&amp;&quot;','&quot;&amp;[.B1082]&amp;&quot;','&quot;&amp;[.C1082]&amp;&quot;','&quot;&amp; [.D1082]&amp;&quot;','&quot;&amp;[.E1082]&amp;&quot;','&quot;&amp;[.F1082]&amp;&quot;'],&quot;" office:value-type="string" office:string-value="['med','med','2','2','small','low']," calcext:value-type="string">
            <text:p>['med','med','2','2','small','low'],</text:p>
          </table:table-cell>
          <table:table-cell table:formula="of:=&quot;'&quot;&amp;[.G10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83]&amp;&quot;','&quot;&amp;[.B1083]&amp;&quot;','&quot;&amp;[.C1083]&amp;&quot;','&quot;&amp; [.D1083]&amp;&quot;','&quot;&amp;[.E1083]&amp;&quot;','&quot;&amp;[.F1083]&amp;&quot;'],&quot;" office:value-type="string" office:string-value="['med','med','2','2','small','med']," calcext:value-type="string">
            <text:p>['med','med','2','2','small','med'],</text:p>
          </table:table-cell>
          <table:table-cell table:formula="of:=&quot;'&quot;&amp;[.G10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84]&amp;&quot;','&quot;&amp;[.B1084]&amp;&quot;','&quot;&amp;[.C1084]&amp;&quot;','&quot;&amp; [.D1084]&amp;&quot;','&quot;&amp;[.E1084]&amp;&quot;','&quot;&amp;[.F1084]&amp;&quot;'],&quot;" office:value-type="string" office:string-value="['med','med','2','2','small','high']," calcext:value-type="string">
            <text:p>['med','med','2','2','small','high'],</text:p>
          </table:table-cell>
          <table:table-cell table:formula="of:=&quot;'&quot;&amp;[.G10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85]&amp;&quot;','&quot;&amp;[.B1085]&amp;&quot;','&quot;&amp;[.C1085]&amp;&quot;','&quot;&amp; [.D1085]&amp;&quot;','&quot;&amp;[.E1085]&amp;&quot;','&quot;&amp;[.F1085]&amp;&quot;'],&quot;" office:value-type="string" office:string-value="['med','med','2','2','med','low']," calcext:value-type="string">
            <text:p>['med','med','2','2','med','low'],</text:p>
          </table:table-cell>
          <table:table-cell table:formula="of:=&quot;'&quot;&amp;[.G10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86]&amp;&quot;','&quot;&amp;[.B1086]&amp;&quot;','&quot;&amp;[.C1086]&amp;&quot;','&quot;&amp; [.D1086]&amp;&quot;','&quot;&amp;[.E1086]&amp;&quot;','&quot;&amp;[.F1086]&amp;&quot;'],&quot;" office:value-type="string" office:string-value="['med','med','2','2','med','med']," calcext:value-type="string">
            <text:p>['med','med','2','2','med','med'],</text:p>
          </table:table-cell>
          <table:table-cell table:formula="of:=&quot;'&quot;&amp;[.G10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87]&amp;&quot;','&quot;&amp;[.B1087]&amp;&quot;','&quot;&amp;[.C1087]&amp;&quot;','&quot;&amp; [.D1087]&amp;&quot;','&quot;&amp;[.E1087]&amp;&quot;','&quot;&amp;[.F1087]&amp;&quot;'],&quot;" office:value-type="string" office:string-value="['med','med','2','2','med','high']," calcext:value-type="string">
            <text:p>['med','med','2','2','med','high'],</text:p>
          </table:table-cell>
          <table:table-cell table:formula="of:=&quot;'&quot;&amp;[.G10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88]&amp;&quot;','&quot;&amp;[.B1088]&amp;&quot;','&quot;&amp;[.C1088]&amp;&quot;','&quot;&amp; [.D1088]&amp;&quot;','&quot;&amp;[.E1088]&amp;&quot;','&quot;&amp;[.F1088]&amp;&quot;'],&quot;" office:value-type="string" office:string-value="['med','med','2','2','big','low']," calcext:value-type="string">
            <text:p>['med','med','2','2','big','low'],</text:p>
          </table:table-cell>
          <table:table-cell table:formula="of:=&quot;'&quot;&amp;[.G10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089]&amp;&quot;','&quot;&amp;[.B1089]&amp;&quot;','&quot;&amp;[.C1089]&amp;&quot;','&quot;&amp; [.D1089]&amp;&quot;','&quot;&amp;[.E1089]&amp;&quot;','&quot;&amp;[.F1089]&amp;&quot;'],&quot;" office:value-type="string" office:string-value="['med','med','2','2','big','med']," calcext:value-type="string">
            <text:p>['med','med','2','2','big','med'],</text:p>
          </table:table-cell>
          <table:table-cell table:formula="of:=&quot;'&quot;&amp;[.G10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090]&amp;&quot;','&quot;&amp;[.B1090]&amp;&quot;','&quot;&amp;[.C1090]&amp;&quot;','&quot;&amp; [.D1090]&amp;&quot;','&quot;&amp;[.E1090]&amp;&quot;','&quot;&amp;[.F1090]&amp;&quot;'],&quot;" office:value-type="string" office:string-value="['med','med','2','2','big','high']," calcext:value-type="string">
            <text:p>['med','med','2','2','big','high'],</text:p>
          </table:table-cell>
          <table:table-cell table:formula="of:=&quot;'&quot;&amp;[.G10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91]&amp;&quot;','&quot;&amp;[.B1091]&amp;&quot;','&quot;&amp;[.C1091]&amp;&quot;','&quot;&amp; [.D1091]&amp;&quot;','&quot;&amp;[.E1091]&amp;&quot;','&quot;&amp;[.F1091]&amp;&quot;'],&quot;" office:value-type="string" office:string-value="['med','med','2','4','small','low']," calcext:value-type="string">
            <text:p>['med','med','2','4','small','low'],</text:p>
          </table:table-cell>
          <table:table-cell table:formula="of:=&quot;'&quot;&amp;[.G10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92]&amp;&quot;','&quot;&amp;[.B1092]&amp;&quot;','&quot;&amp;[.C1092]&amp;&quot;','&quot;&amp; [.D1092]&amp;&quot;','&quot;&amp;[.E1092]&amp;&quot;','&quot;&amp;[.F1092]&amp;&quot;'],&quot;" office:value-type="string" office:string-value="['med','med','2','4','small','med']," calcext:value-type="string">
            <text:p>['med','med','2','4','small','med'],</text:p>
          </table:table-cell>
          <table:table-cell table:formula="of:=&quot;'&quot;&amp;[.G109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93]&amp;&quot;','&quot;&amp;[.B1093]&amp;&quot;','&quot;&amp;[.C1093]&amp;&quot;','&quot;&amp; [.D1093]&amp;&quot;','&quot;&amp;[.E1093]&amp;&quot;','&quot;&amp;[.F1093]&amp;&quot;'],&quot;" office:value-type="string" office:string-value="['med','med','2','4','small','high']," calcext:value-type="string">
            <text:p>['med','med','2','4','small','high'],</text:p>
          </table:table-cell>
          <table:table-cell table:formula="of:=&quot;'&quot;&amp;[.G109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94]&amp;&quot;','&quot;&amp;[.B1094]&amp;&quot;','&quot;&amp;[.C1094]&amp;&quot;','&quot;&amp; [.D1094]&amp;&quot;','&quot;&amp;[.E1094]&amp;&quot;','&quot;&amp;[.F1094]&amp;&quot;'],&quot;" office:value-type="string" office:string-value="['med','med','2','4','med','low']," calcext:value-type="string">
            <text:p>['med','med','2','4','med','low'],</text:p>
          </table:table-cell>
          <table:table-cell table:formula="of:=&quot;'&quot;&amp;[.G10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95]&amp;&quot;','&quot;&amp;[.B1095]&amp;&quot;','&quot;&amp;[.C1095]&amp;&quot;','&quot;&amp; [.D1095]&amp;&quot;','&quot;&amp;[.E1095]&amp;&quot;','&quot;&amp;[.F1095]&amp;&quot;'],&quot;" office:value-type="string" office:string-value="['med','med','2','4','med','med']," calcext:value-type="string">
            <text:p>['med','med','2','4','med','med'],</text:p>
          </table:table-cell>
          <table:table-cell table:formula="of:=&quot;'&quot;&amp;[.G109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096]&amp;&quot;','&quot;&amp;[.B1096]&amp;&quot;','&quot;&amp;[.C1096]&amp;&quot;','&quot;&amp; [.D1096]&amp;&quot;','&quot;&amp;[.E1096]&amp;&quot;','&quot;&amp;[.F1096]&amp;&quot;'],&quot;" office:value-type="string" office:string-value="['med','med','2','4','med','high']," calcext:value-type="string">
            <text:p>['med','med','2','4','med','high'],</text:p>
          </table:table-cell>
          <table:table-cell table:formula="of:=&quot;'&quot;&amp;[.G109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097]&amp;&quot;','&quot;&amp;[.B1097]&amp;&quot;','&quot;&amp;[.C1097]&amp;&quot;','&quot;&amp; [.D1097]&amp;&quot;','&quot;&amp;[.E1097]&amp;&quot;','&quot;&amp;[.F1097]&amp;&quot;'],&quot;" office:value-type="string" office:string-value="['med','med','2','4','big','low']," calcext:value-type="string">
            <text:p>['med','med','2','4','big','low'],</text:p>
          </table:table-cell>
          <table:table-cell table:formula="of:=&quot;'&quot;&amp;[.G10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098]&amp;&quot;','&quot;&amp;[.B1098]&amp;&quot;','&quot;&amp;[.C1098]&amp;&quot;','&quot;&amp; [.D1098]&amp;&quot;','&quot;&amp;[.E1098]&amp;&quot;','&quot;&amp;[.F1098]&amp;&quot;'],&quot;" office:value-type="string" office:string-value="['med','med','2','4','big','med']," calcext:value-type="string">
            <text:p>['med','med','2','4','big','med'],</text:p>
          </table:table-cell>
          <table:table-cell table:formula="of:=&quot;'&quot;&amp;[.G109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099]&amp;&quot;','&quot;&amp;[.B1099]&amp;&quot;','&quot;&amp;[.C1099]&amp;&quot;','&quot;&amp; [.D1099]&amp;&quot;','&quot;&amp;[.E1099]&amp;&quot;','&quot;&amp;[.F1099]&amp;&quot;'],&quot;" office:value-type="string" office:string-value="['med','med','2','4','big','high']," calcext:value-type="string">
            <text:p>['med','med','2','4','big','high'],</text:p>
          </table:table-cell>
          <table:table-cell table:formula="of:=&quot;'&quot;&amp;[.G109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00]&amp;&quot;','&quot;&amp;[.B1100]&amp;&quot;','&quot;&amp;[.C1100]&amp;&quot;','&quot;&amp; [.D1100]&amp;&quot;','&quot;&amp;[.E1100]&amp;&quot;','&quot;&amp;[.F1100]&amp;&quot;'],&quot;" office:value-type="string" office:string-value="['med','med','2','more','small','low']," calcext:value-type="string">
            <text:p>['med','med','2','more','small','low'],</text:p>
          </table:table-cell>
          <table:table-cell table:formula="of:=&quot;'&quot;&amp;[.G11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01]&amp;&quot;','&quot;&amp;[.B1101]&amp;&quot;','&quot;&amp;[.C1101]&amp;&quot;','&quot;&amp; [.D1101]&amp;&quot;','&quot;&amp;[.E1101]&amp;&quot;','&quot;&amp;[.F1101]&amp;&quot;'],&quot;" office:value-type="string" office:string-value="['med','med','2','more','small','med']," calcext:value-type="string">
            <text:p>['med','med','2','more','small','med'],</text:p>
          </table:table-cell>
          <table:table-cell table:formula="of:=&quot;'&quot;&amp;[.G11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02]&amp;&quot;','&quot;&amp;[.B1102]&amp;&quot;','&quot;&amp;[.C1102]&amp;&quot;','&quot;&amp; [.D1102]&amp;&quot;','&quot;&amp;[.E1102]&amp;&quot;','&quot;&amp;[.F1102]&amp;&quot;'],&quot;" office:value-type="string" office:string-value="['med','med','2','more','small','high']," calcext:value-type="string">
            <text:p>['med','med','2','more','small','high'],</text:p>
          </table:table-cell>
          <table:table-cell table:formula="of:=&quot;'&quot;&amp;[.G11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03]&amp;&quot;','&quot;&amp;[.B1103]&amp;&quot;','&quot;&amp;[.C1103]&amp;&quot;','&quot;&amp; [.D1103]&amp;&quot;','&quot;&amp;[.E1103]&amp;&quot;','&quot;&amp;[.F1103]&amp;&quot;'],&quot;" office:value-type="string" office:string-value="['med','med','2','more','med','low']," calcext:value-type="string">
            <text:p>['med','med','2','more','med','low'],</text:p>
          </table:table-cell>
          <table:table-cell table:formula="of:=&quot;'&quot;&amp;[.G11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04]&amp;&quot;','&quot;&amp;[.B1104]&amp;&quot;','&quot;&amp;[.C1104]&amp;&quot;','&quot;&amp; [.D1104]&amp;&quot;','&quot;&amp;[.E1104]&amp;&quot;','&quot;&amp;[.F1104]&amp;&quot;'],&quot;" office:value-type="string" office:string-value="['med','med','2','more','med','med']," calcext:value-type="string">
            <text:p>['med','med','2','more','med','med'],</text:p>
          </table:table-cell>
          <table:table-cell table:formula="of:=&quot;'&quot;&amp;[.G110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05]&amp;&quot;','&quot;&amp;[.B1105]&amp;&quot;','&quot;&amp;[.C1105]&amp;&quot;','&quot;&amp; [.D1105]&amp;&quot;','&quot;&amp;[.E1105]&amp;&quot;','&quot;&amp;[.F1105]&amp;&quot;'],&quot;" office:value-type="string" office:string-value="['med','med','2','more','med','high']," calcext:value-type="string">
            <text:p>['med','med','2','more','med','high'],</text:p>
          </table:table-cell>
          <table:table-cell table:formula="of:=&quot;'&quot;&amp;[.G110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06]&amp;&quot;','&quot;&amp;[.B1106]&amp;&quot;','&quot;&amp;[.C1106]&amp;&quot;','&quot;&amp; [.D1106]&amp;&quot;','&quot;&amp;[.E1106]&amp;&quot;','&quot;&amp;[.F1106]&amp;&quot;'],&quot;" office:value-type="string" office:string-value="['med','med','2','more','big','low']," calcext:value-type="string">
            <text:p>['med','med','2','more','big','low'],</text:p>
          </table:table-cell>
          <table:table-cell table:formula="of:=&quot;'&quot;&amp;[.G11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07]&amp;&quot;','&quot;&amp;[.B1107]&amp;&quot;','&quot;&amp;[.C1107]&amp;&quot;','&quot;&amp; [.D1107]&amp;&quot;','&quot;&amp;[.E1107]&amp;&quot;','&quot;&amp;[.F1107]&amp;&quot;'],&quot;" office:value-type="string" office:string-value="['med','med','2','more','big','med']," calcext:value-type="string">
            <text:p>['med','med','2','more','big','med'],</text:p>
          </table:table-cell>
          <table:table-cell table:formula="of:=&quot;'&quot;&amp;[.G110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08]&amp;&quot;','&quot;&amp;[.B1108]&amp;&quot;','&quot;&amp;[.C1108]&amp;&quot;','&quot;&amp; [.D1108]&amp;&quot;','&quot;&amp;[.E1108]&amp;&quot;','&quot;&amp;[.F1108]&amp;&quot;'],&quot;" office:value-type="string" office:string-value="['med','med','2','more','big','high']," calcext:value-type="string">
            <text:p>['med','med','2','more','big','high'],</text:p>
          </table:table-cell>
          <table:table-cell table:formula="of:=&quot;'&quot;&amp;[.G110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09]&amp;&quot;','&quot;&amp;[.B1109]&amp;&quot;','&quot;&amp;[.C1109]&amp;&quot;','&quot;&amp; [.D1109]&amp;&quot;','&quot;&amp;[.E1109]&amp;&quot;','&quot;&amp;[.F1109]&amp;&quot;'],&quot;" office:value-type="string" office:string-value="['med','med','3','2','small','low']," calcext:value-type="string">
            <text:p>['med','med','3','2','small','low'],</text:p>
          </table:table-cell>
          <table:table-cell table:formula="of:=&quot;'&quot;&amp;[.G11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10]&amp;&quot;','&quot;&amp;[.B1110]&amp;&quot;','&quot;&amp;[.C1110]&amp;&quot;','&quot;&amp; [.D1110]&amp;&quot;','&quot;&amp;[.E1110]&amp;&quot;','&quot;&amp;[.F1110]&amp;&quot;'],&quot;" office:value-type="string" office:string-value="['med','med','3','2','small','med']," calcext:value-type="string">
            <text:p>['med','med','3','2','small','med'],</text:p>
          </table:table-cell>
          <table:table-cell table:formula="of:=&quot;'&quot;&amp;[.G11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11]&amp;&quot;','&quot;&amp;[.B1111]&amp;&quot;','&quot;&amp;[.C1111]&amp;&quot;','&quot;&amp; [.D1111]&amp;&quot;','&quot;&amp;[.E1111]&amp;&quot;','&quot;&amp;[.F1111]&amp;&quot;'],&quot;" office:value-type="string" office:string-value="['med','med','3','2','small','high']," calcext:value-type="string">
            <text:p>['med','med','3','2','small','high'],</text:p>
          </table:table-cell>
          <table:table-cell table:formula="of:=&quot;'&quot;&amp;[.G11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12]&amp;&quot;','&quot;&amp;[.B1112]&amp;&quot;','&quot;&amp;[.C1112]&amp;&quot;','&quot;&amp; [.D1112]&amp;&quot;','&quot;&amp;[.E1112]&amp;&quot;','&quot;&amp;[.F1112]&amp;&quot;'],&quot;" office:value-type="string" office:string-value="['med','med','3','2','med','low']," calcext:value-type="string">
            <text:p>['med','med','3','2','med','low'],</text:p>
          </table:table-cell>
          <table:table-cell table:formula="of:=&quot;'&quot;&amp;[.G11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13]&amp;&quot;','&quot;&amp;[.B1113]&amp;&quot;','&quot;&amp;[.C1113]&amp;&quot;','&quot;&amp; [.D1113]&amp;&quot;','&quot;&amp;[.E1113]&amp;&quot;','&quot;&amp;[.F1113]&amp;&quot;'],&quot;" office:value-type="string" office:string-value="['med','med','3','2','med','med']," calcext:value-type="string">
            <text:p>['med','med','3','2','med','med'],</text:p>
          </table:table-cell>
          <table:table-cell table:formula="of:=&quot;'&quot;&amp;[.G11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14]&amp;&quot;','&quot;&amp;[.B1114]&amp;&quot;','&quot;&amp;[.C1114]&amp;&quot;','&quot;&amp; [.D1114]&amp;&quot;','&quot;&amp;[.E1114]&amp;&quot;','&quot;&amp;[.F1114]&amp;&quot;'],&quot;" office:value-type="string" office:string-value="['med','med','3','2','med','high']," calcext:value-type="string">
            <text:p>['med','med','3','2','med','high'],</text:p>
          </table:table-cell>
          <table:table-cell table:formula="of:=&quot;'&quot;&amp;[.G11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15]&amp;&quot;','&quot;&amp;[.B1115]&amp;&quot;','&quot;&amp;[.C1115]&amp;&quot;','&quot;&amp; [.D1115]&amp;&quot;','&quot;&amp;[.E1115]&amp;&quot;','&quot;&amp;[.F1115]&amp;&quot;'],&quot;" office:value-type="string" office:string-value="['med','med','3','2','big','low']," calcext:value-type="string">
            <text:p>['med','med','3','2','big','low'],</text:p>
          </table:table-cell>
          <table:table-cell table:formula="of:=&quot;'&quot;&amp;[.G11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16]&amp;&quot;','&quot;&amp;[.B1116]&amp;&quot;','&quot;&amp;[.C1116]&amp;&quot;','&quot;&amp; [.D1116]&amp;&quot;','&quot;&amp;[.E1116]&amp;&quot;','&quot;&amp;[.F1116]&amp;&quot;'],&quot;" office:value-type="string" office:string-value="['med','med','3','2','big','med']," calcext:value-type="string">
            <text:p>['med','med','3','2','big','med'],</text:p>
          </table:table-cell>
          <table:table-cell table:formula="of:=&quot;'&quot;&amp;[.G11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17]&amp;&quot;','&quot;&amp;[.B1117]&amp;&quot;','&quot;&amp;[.C1117]&amp;&quot;','&quot;&amp; [.D1117]&amp;&quot;','&quot;&amp;[.E1117]&amp;&quot;','&quot;&amp;[.F1117]&amp;&quot;'],&quot;" office:value-type="string" office:string-value="['med','med','3','2','big','high']," calcext:value-type="string">
            <text:p>['med','med','3','2','big','high'],</text:p>
          </table:table-cell>
          <table:table-cell table:formula="of:=&quot;'&quot;&amp;[.G11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18]&amp;&quot;','&quot;&amp;[.B1118]&amp;&quot;','&quot;&amp;[.C1118]&amp;&quot;','&quot;&amp; [.D1118]&amp;&quot;','&quot;&amp;[.E1118]&amp;&quot;','&quot;&amp;[.F1118]&amp;&quot;'],&quot;" office:value-type="string" office:string-value="['med','med','3','4','small','low']," calcext:value-type="string">
            <text:p>['med','med','3','4','small','low'],</text:p>
          </table:table-cell>
          <table:table-cell table:formula="of:=&quot;'&quot;&amp;[.G11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19]&amp;&quot;','&quot;&amp;[.B1119]&amp;&quot;','&quot;&amp;[.C1119]&amp;&quot;','&quot;&amp; [.D1119]&amp;&quot;','&quot;&amp;[.E1119]&amp;&quot;','&quot;&amp;[.F1119]&amp;&quot;'],&quot;" office:value-type="string" office:string-value="['med','med','3','4','small','med']," calcext:value-type="string">
            <text:p>['med','med','3','4','small','med'],</text:p>
          </table:table-cell>
          <table:table-cell table:formula="of:=&quot;'&quot;&amp;[.G111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20]&amp;&quot;','&quot;&amp;[.B1120]&amp;&quot;','&quot;&amp;[.C1120]&amp;&quot;','&quot;&amp; [.D1120]&amp;&quot;','&quot;&amp;[.E1120]&amp;&quot;','&quot;&amp;[.F1120]&amp;&quot;'],&quot;" office:value-type="string" office:string-value="['med','med','3','4','small','high']," calcext:value-type="string">
            <text:p>['med','med','3','4','small','high'],</text:p>
          </table:table-cell>
          <table:table-cell table:formula="of:=&quot;'&quot;&amp;[.G112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21]&amp;&quot;','&quot;&amp;[.B1121]&amp;&quot;','&quot;&amp;[.C1121]&amp;&quot;','&quot;&amp; [.D1121]&amp;&quot;','&quot;&amp;[.E1121]&amp;&quot;','&quot;&amp;[.F1121]&amp;&quot;'],&quot;" office:value-type="string" office:string-value="['med','med','3','4','med','low']," calcext:value-type="string">
            <text:p>['med','med','3','4','med','low'],</text:p>
          </table:table-cell>
          <table:table-cell table:formula="of:=&quot;'&quot;&amp;[.G11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22]&amp;&quot;','&quot;&amp;[.B1122]&amp;&quot;','&quot;&amp;[.C1122]&amp;&quot;','&quot;&amp; [.D1122]&amp;&quot;','&quot;&amp;[.E1122]&amp;&quot;','&quot;&amp;[.F1122]&amp;&quot;'],&quot;" office:value-type="string" office:string-value="['med','med','3','4','med','med']," calcext:value-type="string">
            <text:p>['med','med','3','4','med','med'],</text:p>
          </table:table-cell>
          <table:table-cell table:formula="of:=&quot;'&quot;&amp;[.G112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23]&amp;&quot;','&quot;&amp;[.B1123]&amp;&quot;','&quot;&amp;[.C1123]&amp;&quot;','&quot;&amp; [.D1123]&amp;&quot;','&quot;&amp;[.E1123]&amp;&quot;','&quot;&amp;[.F1123]&amp;&quot;'],&quot;" office:value-type="string" office:string-value="['med','med','3','4','med','high']," calcext:value-type="string">
            <text:p>['med','med','3','4','med','high'],</text:p>
          </table:table-cell>
          <table:table-cell table:formula="of:=&quot;'&quot;&amp;[.G112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24]&amp;&quot;','&quot;&amp;[.B1124]&amp;&quot;','&quot;&amp;[.C1124]&amp;&quot;','&quot;&amp; [.D1124]&amp;&quot;','&quot;&amp;[.E1124]&amp;&quot;','&quot;&amp;[.F1124]&amp;&quot;'],&quot;" office:value-type="string" office:string-value="['med','med','3','4','big','low']," calcext:value-type="string">
            <text:p>['med','med','3','4','big','low'],</text:p>
          </table:table-cell>
          <table:table-cell table:formula="of:=&quot;'&quot;&amp;[.G11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25]&amp;&quot;','&quot;&amp;[.B1125]&amp;&quot;','&quot;&amp;[.C1125]&amp;&quot;','&quot;&amp; [.D1125]&amp;&quot;','&quot;&amp;[.E1125]&amp;&quot;','&quot;&amp;[.F1125]&amp;&quot;'],&quot;" office:value-type="string" office:string-value="['med','med','3','4','big','med']," calcext:value-type="string">
            <text:p>['med','med','3','4','big','med'],</text:p>
          </table:table-cell>
          <table:table-cell table:formula="of:=&quot;'&quot;&amp;[.G112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26]&amp;&quot;','&quot;&amp;[.B1126]&amp;&quot;','&quot;&amp;[.C1126]&amp;&quot;','&quot;&amp; [.D1126]&amp;&quot;','&quot;&amp;[.E1126]&amp;&quot;','&quot;&amp;[.F1126]&amp;&quot;'],&quot;" office:value-type="string" office:string-value="['med','med','3','4','big','high']," calcext:value-type="string">
            <text:p>['med','med','3','4','big','high'],</text:p>
          </table:table-cell>
          <table:table-cell table:formula="of:=&quot;'&quot;&amp;[.G112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27]&amp;&quot;','&quot;&amp;[.B1127]&amp;&quot;','&quot;&amp;[.C1127]&amp;&quot;','&quot;&amp; [.D1127]&amp;&quot;','&quot;&amp;[.E1127]&amp;&quot;','&quot;&amp;[.F1127]&amp;&quot;'],&quot;" office:value-type="string" office:string-value="['med','med','3','more','small','low']," calcext:value-type="string">
            <text:p>['med','med','3','more','small','low'],</text:p>
          </table:table-cell>
          <table:table-cell table:formula="of:=&quot;'&quot;&amp;[.G11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28]&amp;&quot;','&quot;&amp;[.B1128]&amp;&quot;','&quot;&amp;[.C1128]&amp;&quot;','&quot;&amp; [.D1128]&amp;&quot;','&quot;&amp;[.E1128]&amp;&quot;','&quot;&amp;[.F1128]&amp;&quot;'],&quot;" office:value-type="string" office:string-value="['med','med','3','more','small','med']," calcext:value-type="string">
            <text:p>['med','med','3','more','small','med'],</text:p>
          </table:table-cell>
          <table:table-cell table:formula="of:=&quot;'&quot;&amp;[.G112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29]&amp;&quot;','&quot;&amp;[.B1129]&amp;&quot;','&quot;&amp;[.C1129]&amp;&quot;','&quot;&amp; [.D1129]&amp;&quot;','&quot;&amp;[.E1129]&amp;&quot;','&quot;&amp;[.F1129]&amp;&quot;'],&quot;" office:value-type="string" office:string-value="['med','med','3','more','small','high']," calcext:value-type="string">
            <text:p>['med','med','3','more','small','high'],</text:p>
          </table:table-cell>
          <table:table-cell table:formula="of:=&quot;'&quot;&amp;[.G11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30]&amp;&quot;','&quot;&amp;[.B1130]&amp;&quot;','&quot;&amp;[.C1130]&amp;&quot;','&quot;&amp; [.D1130]&amp;&quot;','&quot;&amp;[.E1130]&amp;&quot;','&quot;&amp;[.F1130]&amp;&quot;'],&quot;" office:value-type="string" office:string-value="['med','med','3','more','med','low']," calcext:value-type="string">
            <text:p>['med','med','3','more','med','low'],</text:p>
          </table:table-cell>
          <table:table-cell table:formula="of:=&quot;'&quot;&amp;[.G11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31]&amp;&quot;','&quot;&amp;[.B1131]&amp;&quot;','&quot;&amp;[.C1131]&amp;&quot;','&quot;&amp; [.D1131]&amp;&quot;','&quot;&amp;[.E1131]&amp;&quot;','&quot;&amp;[.F1131]&amp;&quot;'],&quot;" office:value-type="string" office:string-value="['med','med','3','more','med','med']," calcext:value-type="string">
            <text:p>['med','med','3','more','med','med'],</text:p>
          </table:table-cell>
          <table:table-cell table:formula="of:=&quot;'&quot;&amp;[.G113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32]&amp;&quot;','&quot;&amp;[.B1132]&amp;&quot;','&quot;&amp;[.C1132]&amp;&quot;','&quot;&amp; [.D1132]&amp;&quot;','&quot;&amp;[.E1132]&amp;&quot;','&quot;&amp;[.F1132]&amp;&quot;'],&quot;" office:value-type="string" office:string-value="['med','med','3','more','med','high']," calcext:value-type="string">
            <text:p>['med','med','3','more','med','high'],</text:p>
          </table:table-cell>
          <table:table-cell table:formula="of:=&quot;'&quot;&amp;[.G113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33]&amp;&quot;','&quot;&amp;[.B1133]&amp;&quot;','&quot;&amp;[.C1133]&amp;&quot;','&quot;&amp; [.D1133]&amp;&quot;','&quot;&amp;[.E1133]&amp;&quot;','&quot;&amp;[.F1133]&amp;&quot;'],&quot;" office:value-type="string" office:string-value="['med','med','3','more','big','low']," calcext:value-type="string">
            <text:p>['med','med','3','more','big','low'],</text:p>
          </table:table-cell>
          <table:table-cell table:formula="of:=&quot;'&quot;&amp;[.G11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34]&amp;&quot;','&quot;&amp;[.B1134]&amp;&quot;','&quot;&amp;[.C1134]&amp;&quot;','&quot;&amp; [.D1134]&amp;&quot;','&quot;&amp;[.E1134]&amp;&quot;','&quot;&amp;[.F1134]&amp;&quot;'],&quot;" office:value-type="string" office:string-value="['med','med','3','more','big','med']," calcext:value-type="string">
            <text:p>['med','med','3','more','big','med'],</text:p>
          </table:table-cell>
          <table:table-cell table:formula="of:=&quot;'&quot;&amp;[.G113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35]&amp;&quot;','&quot;&amp;[.B1135]&amp;&quot;','&quot;&amp;[.C1135]&amp;&quot;','&quot;&amp; [.D1135]&amp;&quot;','&quot;&amp;[.E1135]&amp;&quot;','&quot;&amp;[.F1135]&amp;&quot;'],&quot;" office:value-type="string" office:string-value="['med','med','3','more','big','high']," calcext:value-type="string">
            <text:p>['med','med','3','more','big','high'],</text:p>
          </table:table-cell>
          <table:table-cell table:formula="of:=&quot;'&quot;&amp;[.G1135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36]&amp;&quot;','&quot;&amp;[.B1136]&amp;&quot;','&quot;&amp;[.C1136]&amp;&quot;','&quot;&amp; [.D1136]&amp;&quot;','&quot;&amp;[.E1136]&amp;&quot;','&quot;&amp;[.F1136]&amp;&quot;'],&quot;" office:value-type="string" office:string-value="['med','med','4','2','small','low']," calcext:value-type="string">
            <text:p>['med','med','4','2','small','low'],</text:p>
          </table:table-cell>
          <table:table-cell table:formula="of:=&quot;'&quot;&amp;[.G11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37]&amp;&quot;','&quot;&amp;[.B1137]&amp;&quot;','&quot;&amp;[.C1137]&amp;&quot;','&quot;&amp; [.D1137]&amp;&quot;','&quot;&amp;[.E1137]&amp;&quot;','&quot;&amp;[.F1137]&amp;&quot;'],&quot;" office:value-type="string" office:string-value="['med','med','4','2','small','med']," calcext:value-type="string">
            <text:p>['med','med','4','2','small','med'],</text:p>
          </table:table-cell>
          <table:table-cell table:formula="of:=&quot;'&quot;&amp;[.G11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38]&amp;&quot;','&quot;&amp;[.B1138]&amp;&quot;','&quot;&amp;[.C1138]&amp;&quot;','&quot;&amp; [.D1138]&amp;&quot;','&quot;&amp;[.E1138]&amp;&quot;','&quot;&amp;[.F1138]&amp;&quot;'],&quot;" office:value-type="string" office:string-value="['med','med','4','2','small','high']," calcext:value-type="string">
            <text:p>['med','med','4','2','small','high'],</text:p>
          </table:table-cell>
          <table:table-cell table:formula="of:=&quot;'&quot;&amp;[.G11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39]&amp;&quot;','&quot;&amp;[.B1139]&amp;&quot;','&quot;&amp;[.C1139]&amp;&quot;','&quot;&amp; [.D1139]&amp;&quot;','&quot;&amp;[.E1139]&amp;&quot;','&quot;&amp;[.F1139]&amp;&quot;'],&quot;" office:value-type="string" office:string-value="['med','med','4','2','med','low']," calcext:value-type="string">
            <text:p>['med','med','4','2','med','low'],</text:p>
          </table:table-cell>
          <table:table-cell table:formula="of:=&quot;'&quot;&amp;[.G11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40]&amp;&quot;','&quot;&amp;[.B1140]&amp;&quot;','&quot;&amp;[.C1140]&amp;&quot;','&quot;&amp; [.D1140]&amp;&quot;','&quot;&amp;[.E1140]&amp;&quot;','&quot;&amp;[.F1140]&amp;&quot;'],&quot;" office:value-type="string" office:string-value="['med','med','4','2','med','med']," calcext:value-type="string">
            <text:p>['med','med','4','2','med','med'],</text:p>
          </table:table-cell>
          <table:table-cell table:formula="of:=&quot;'&quot;&amp;[.G11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41]&amp;&quot;','&quot;&amp;[.B1141]&amp;&quot;','&quot;&amp;[.C1141]&amp;&quot;','&quot;&amp; [.D1141]&amp;&quot;','&quot;&amp;[.E1141]&amp;&quot;','&quot;&amp;[.F1141]&amp;&quot;'],&quot;" office:value-type="string" office:string-value="['med','med','4','2','med','high']," calcext:value-type="string">
            <text:p>['med','med','4','2','med','high'],</text:p>
          </table:table-cell>
          <table:table-cell table:formula="of:=&quot;'&quot;&amp;[.G11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42]&amp;&quot;','&quot;&amp;[.B1142]&amp;&quot;','&quot;&amp;[.C1142]&amp;&quot;','&quot;&amp; [.D1142]&amp;&quot;','&quot;&amp;[.E1142]&amp;&quot;','&quot;&amp;[.F1142]&amp;&quot;'],&quot;" office:value-type="string" office:string-value="['med','med','4','2','big','low']," calcext:value-type="string">
            <text:p>['med','med','4','2','big','low'],</text:p>
          </table:table-cell>
          <table:table-cell table:formula="of:=&quot;'&quot;&amp;[.G11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43]&amp;&quot;','&quot;&amp;[.B1143]&amp;&quot;','&quot;&amp;[.C1143]&amp;&quot;','&quot;&amp; [.D1143]&amp;&quot;','&quot;&amp;[.E1143]&amp;&quot;','&quot;&amp;[.F1143]&amp;&quot;'],&quot;" office:value-type="string" office:string-value="['med','med','4','2','big','med']," calcext:value-type="string">
            <text:p>['med','med','4','2','big','med'],</text:p>
          </table:table-cell>
          <table:table-cell table:formula="of:=&quot;'&quot;&amp;[.G11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44]&amp;&quot;','&quot;&amp;[.B1144]&amp;&quot;','&quot;&amp;[.C1144]&amp;&quot;','&quot;&amp; [.D1144]&amp;&quot;','&quot;&amp;[.E1144]&amp;&quot;','&quot;&amp;[.F1144]&amp;&quot;'],&quot;" office:value-type="string" office:string-value="['med','med','4','2','big','high']," calcext:value-type="string">
            <text:p>['med','med','4','2','big','high'],</text:p>
          </table:table-cell>
          <table:table-cell table:formula="of:=&quot;'&quot;&amp;[.G11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45]&amp;&quot;','&quot;&amp;[.B1145]&amp;&quot;','&quot;&amp;[.C1145]&amp;&quot;','&quot;&amp; [.D1145]&amp;&quot;','&quot;&amp;[.E1145]&amp;&quot;','&quot;&amp;[.F1145]&amp;&quot;'],&quot;" office:value-type="string" office:string-value="['med','med','4','4','small','low']," calcext:value-type="string">
            <text:p>['med','med','4','4','small','low'],</text:p>
          </table:table-cell>
          <table:table-cell table:formula="of:=&quot;'&quot;&amp;[.G11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46]&amp;&quot;','&quot;&amp;[.B1146]&amp;&quot;','&quot;&amp;[.C1146]&amp;&quot;','&quot;&amp; [.D1146]&amp;&quot;','&quot;&amp;[.E1146]&amp;&quot;','&quot;&amp;[.F1146]&amp;&quot;'],&quot;" office:value-type="string" office:string-value="['med','med','4','4','small','med']," calcext:value-type="string">
            <text:p>['med','med','4','4','small','med'],</text:p>
          </table:table-cell>
          <table:table-cell table:formula="of:=&quot;'&quot;&amp;[.G114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47]&amp;&quot;','&quot;&amp;[.B1147]&amp;&quot;','&quot;&amp;[.C1147]&amp;&quot;','&quot;&amp; [.D1147]&amp;&quot;','&quot;&amp;[.E1147]&amp;&quot;','&quot;&amp;[.F1147]&amp;&quot;'],&quot;" office:value-type="string" office:string-value="['med','med','4','4','small','high']," calcext:value-type="string">
            <text:p>['med','med','4','4','small','high'],</text:p>
          </table:table-cell>
          <table:table-cell table:formula="of:=&quot;'&quot;&amp;[.G114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48]&amp;&quot;','&quot;&amp;[.B1148]&amp;&quot;','&quot;&amp;[.C1148]&amp;&quot;','&quot;&amp; [.D1148]&amp;&quot;','&quot;&amp;[.E1148]&amp;&quot;','&quot;&amp;[.F1148]&amp;&quot;'],&quot;" office:value-type="string" office:string-value="['med','med','4','4','med','low']," calcext:value-type="string">
            <text:p>['med','med','4','4','med','low'],</text:p>
          </table:table-cell>
          <table:table-cell table:formula="of:=&quot;'&quot;&amp;[.G11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49]&amp;&quot;','&quot;&amp;[.B1149]&amp;&quot;','&quot;&amp;[.C1149]&amp;&quot;','&quot;&amp; [.D1149]&amp;&quot;','&quot;&amp;[.E1149]&amp;&quot;','&quot;&amp;[.F1149]&amp;&quot;'],&quot;" office:value-type="string" office:string-value="['med','med','4','4','med','med']," calcext:value-type="string">
            <text:p>['med','med','4','4','med','med'],</text:p>
          </table:table-cell>
          <table:table-cell table:formula="of:=&quot;'&quot;&amp;[.G114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50]&amp;&quot;','&quot;&amp;[.B1150]&amp;&quot;','&quot;&amp;[.C1150]&amp;&quot;','&quot;&amp; [.D1150]&amp;&quot;','&quot;&amp;[.E1150]&amp;&quot;','&quot;&amp;[.F1150]&amp;&quot;'],&quot;" office:value-type="string" office:string-value="['med','med','4','4','med','high']," calcext:value-type="string">
            <text:p>['med','med','4','4','med','high'],</text:p>
          </table:table-cell>
          <table:table-cell table:formula="of:=&quot;'&quot;&amp;[.G115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51]&amp;&quot;','&quot;&amp;[.B1151]&amp;&quot;','&quot;&amp;[.C1151]&amp;&quot;','&quot;&amp; [.D1151]&amp;&quot;','&quot;&amp;[.E1151]&amp;&quot;','&quot;&amp;[.F1151]&amp;&quot;'],&quot;" office:value-type="string" office:string-value="['med','med','4','4','big','low']," calcext:value-type="string">
            <text:p>['med','med','4','4','big','low'],</text:p>
          </table:table-cell>
          <table:table-cell table:formula="of:=&quot;'&quot;&amp;[.G11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52]&amp;&quot;','&quot;&amp;[.B1152]&amp;&quot;','&quot;&amp;[.C1152]&amp;&quot;','&quot;&amp; [.D1152]&amp;&quot;','&quot;&amp;[.E1152]&amp;&quot;','&quot;&amp;[.F1152]&amp;&quot;'],&quot;" office:value-type="string" office:string-value="['med','med','4','4','big','med']," calcext:value-type="string">
            <text:p>['med','med','4','4','big','med'],</text:p>
          </table:table-cell>
          <table:table-cell table:formula="of:=&quot;'&quot;&amp;[.G115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53]&amp;&quot;','&quot;&amp;[.B1153]&amp;&quot;','&quot;&amp;[.C1153]&amp;&quot;','&quot;&amp; [.D1153]&amp;&quot;','&quot;&amp;[.E1153]&amp;&quot;','&quot;&amp;[.F1153]&amp;&quot;'],&quot;" office:value-type="string" office:string-value="['med','med','4','4','big','high']," calcext:value-type="string">
            <text:p>['med','med','4','4','big','high'],</text:p>
          </table:table-cell>
          <table:table-cell table:formula="of:=&quot;'&quot;&amp;[.G115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54]&amp;&quot;','&quot;&amp;[.B1154]&amp;&quot;','&quot;&amp;[.C1154]&amp;&quot;','&quot;&amp; [.D1154]&amp;&quot;','&quot;&amp;[.E1154]&amp;&quot;','&quot;&amp;[.F1154]&amp;&quot;'],&quot;" office:value-type="string" office:string-value="['med','med','4','more','small','low']," calcext:value-type="string">
            <text:p>['med','med','4','more','small','low'],</text:p>
          </table:table-cell>
          <table:table-cell table:formula="of:=&quot;'&quot;&amp;[.G11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55]&amp;&quot;','&quot;&amp;[.B1155]&amp;&quot;','&quot;&amp;[.C1155]&amp;&quot;','&quot;&amp; [.D1155]&amp;&quot;','&quot;&amp;[.E1155]&amp;&quot;','&quot;&amp;[.F1155]&amp;&quot;'],&quot;" office:value-type="string" office:string-value="['med','med','4','more','small','med']," calcext:value-type="string">
            <text:p>['med','med','4','more','small','med'],</text:p>
          </table:table-cell>
          <table:table-cell table:formula="of:=&quot;'&quot;&amp;[.G115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56]&amp;&quot;','&quot;&amp;[.B1156]&amp;&quot;','&quot;&amp;[.C1156]&amp;&quot;','&quot;&amp; [.D1156]&amp;&quot;','&quot;&amp;[.E1156]&amp;&quot;','&quot;&amp;[.F1156]&amp;&quot;'],&quot;" office:value-type="string" office:string-value="['med','med','4','more','small','high']," calcext:value-type="string">
            <text:p>['med','med','4','more','small','high'],</text:p>
          </table:table-cell>
          <table:table-cell table:formula="of:=&quot;'&quot;&amp;[.G115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57]&amp;&quot;','&quot;&amp;[.B1157]&amp;&quot;','&quot;&amp;[.C1157]&amp;&quot;','&quot;&amp; [.D1157]&amp;&quot;','&quot;&amp;[.E1157]&amp;&quot;','&quot;&amp;[.F1157]&amp;&quot;'],&quot;" office:value-type="string" office:string-value="['med','med','4','more','med','low']," calcext:value-type="string">
            <text:p>['med','med','4','more','med','low'],</text:p>
          </table:table-cell>
          <table:table-cell table:formula="of:=&quot;'&quot;&amp;[.G11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58]&amp;&quot;','&quot;&amp;[.B1158]&amp;&quot;','&quot;&amp;[.C1158]&amp;&quot;','&quot;&amp; [.D1158]&amp;&quot;','&quot;&amp;[.E1158]&amp;&quot;','&quot;&amp;[.F1158]&amp;&quot;'],&quot;" office:value-type="string" office:string-value="['med','med','4','more','med','med']," calcext:value-type="string">
            <text:p>['med','med','4','more','med','med'],</text:p>
          </table:table-cell>
          <table:table-cell table:formula="of:=&quot;'&quot;&amp;[.G115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59]&amp;&quot;','&quot;&amp;[.B1159]&amp;&quot;','&quot;&amp;[.C1159]&amp;&quot;','&quot;&amp; [.D1159]&amp;&quot;','&quot;&amp;[.E1159]&amp;&quot;','&quot;&amp;[.F1159]&amp;&quot;'],&quot;" office:value-type="string" office:string-value="['med','med','4','more','med','high']," calcext:value-type="string">
            <text:p>['med','med','4','more','med','high'],</text:p>
          </table:table-cell>
          <table:table-cell table:formula="of:=&quot;'&quot;&amp;[.G115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60]&amp;&quot;','&quot;&amp;[.B1160]&amp;&quot;','&quot;&amp;[.C1160]&amp;&quot;','&quot;&amp; [.D1160]&amp;&quot;','&quot;&amp;[.E1160]&amp;&quot;','&quot;&amp;[.F1160]&amp;&quot;'],&quot;" office:value-type="string" office:string-value="['med','med','4','more','big','low']," calcext:value-type="string">
            <text:p>['med','med','4','more','big','low'],</text:p>
          </table:table-cell>
          <table:table-cell table:formula="of:=&quot;'&quot;&amp;[.G11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61]&amp;&quot;','&quot;&amp;[.B1161]&amp;&quot;','&quot;&amp;[.C1161]&amp;&quot;','&quot;&amp; [.D1161]&amp;&quot;','&quot;&amp;[.E1161]&amp;&quot;','&quot;&amp;[.F1161]&amp;&quot;'],&quot;" office:value-type="string" office:string-value="['med','med','4','more','big','med']," calcext:value-type="string">
            <text:p>['med','med','4','more','big','med'],</text:p>
          </table:table-cell>
          <table:table-cell table:formula="of:=&quot;'&quot;&amp;[.G116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62]&amp;&quot;','&quot;&amp;[.B1162]&amp;&quot;','&quot;&amp;[.C1162]&amp;&quot;','&quot;&amp; [.D1162]&amp;&quot;','&quot;&amp;[.E1162]&amp;&quot;','&quot;&amp;[.F1162]&amp;&quot;'],&quot;" office:value-type="string" office:string-value="['med','med','4','more','big','high']," calcext:value-type="string">
            <text:p>['med','med','4','more','big','high'],</text:p>
          </table:table-cell>
          <table:table-cell table:formula="of:=&quot;'&quot;&amp;[.G116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63]&amp;&quot;','&quot;&amp;[.B1163]&amp;&quot;','&quot;&amp;[.C1163]&amp;&quot;','&quot;&amp; [.D1163]&amp;&quot;','&quot;&amp;[.E1163]&amp;&quot;','&quot;&amp;[.F1163]&amp;&quot;'],&quot;" office:value-type="string" office:string-value="['med','med','5more','2','small','low']," calcext:value-type="string">
            <text:p>['med','med','5more','2','small','low'],</text:p>
          </table:table-cell>
          <table:table-cell table:formula="of:=&quot;'&quot;&amp;[.G11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64]&amp;&quot;','&quot;&amp;[.B1164]&amp;&quot;','&quot;&amp;[.C1164]&amp;&quot;','&quot;&amp; [.D1164]&amp;&quot;','&quot;&amp;[.E1164]&amp;&quot;','&quot;&amp;[.F1164]&amp;&quot;'],&quot;" office:value-type="string" office:string-value="['med','med','5more','2','small','med']," calcext:value-type="string">
            <text:p>['med','med','5more','2','small','med'],</text:p>
          </table:table-cell>
          <table:table-cell table:formula="of:=&quot;'&quot;&amp;[.G11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65]&amp;&quot;','&quot;&amp;[.B1165]&amp;&quot;','&quot;&amp;[.C1165]&amp;&quot;','&quot;&amp; [.D1165]&amp;&quot;','&quot;&amp;[.E1165]&amp;&quot;','&quot;&amp;[.F1165]&amp;&quot;'],&quot;" office:value-type="string" office:string-value="['med','med','5more','2','small','high']," calcext:value-type="string">
            <text:p>['med','med','5more','2','small','high'],</text:p>
          </table:table-cell>
          <table:table-cell table:formula="of:=&quot;'&quot;&amp;[.G11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66]&amp;&quot;','&quot;&amp;[.B1166]&amp;&quot;','&quot;&amp;[.C1166]&amp;&quot;','&quot;&amp; [.D1166]&amp;&quot;','&quot;&amp;[.E1166]&amp;&quot;','&quot;&amp;[.F1166]&amp;&quot;'],&quot;" office:value-type="string" office:string-value="['med','med','5more','2','med','low']," calcext:value-type="string">
            <text:p>['med','med','5more','2','med','low'],</text:p>
          </table:table-cell>
          <table:table-cell table:formula="of:=&quot;'&quot;&amp;[.G11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67]&amp;&quot;','&quot;&amp;[.B1167]&amp;&quot;','&quot;&amp;[.C1167]&amp;&quot;','&quot;&amp; [.D1167]&amp;&quot;','&quot;&amp;[.E1167]&amp;&quot;','&quot;&amp;[.F1167]&amp;&quot;'],&quot;" office:value-type="string" office:string-value="['med','med','5more','2','med','med']," calcext:value-type="string">
            <text:p>['med','med','5more','2','med','med'],</text:p>
          </table:table-cell>
          <table:table-cell table:formula="of:=&quot;'&quot;&amp;[.G11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68]&amp;&quot;','&quot;&amp;[.B1168]&amp;&quot;','&quot;&amp;[.C1168]&amp;&quot;','&quot;&amp; [.D1168]&amp;&quot;','&quot;&amp;[.E1168]&amp;&quot;','&quot;&amp;[.F1168]&amp;&quot;'],&quot;" office:value-type="string" office:string-value="['med','med','5more','2','med','high']," calcext:value-type="string">
            <text:p>['med','med','5more','2','med','high'],</text:p>
          </table:table-cell>
          <table:table-cell table:formula="of:=&quot;'&quot;&amp;[.G11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69]&amp;&quot;','&quot;&amp;[.B1169]&amp;&quot;','&quot;&amp;[.C1169]&amp;&quot;','&quot;&amp; [.D1169]&amp;&quot;','&quot;&amp;[.E1169]&amp;&quot;','&quot;&amp;[.F1169]&amp;&quot;'],&quot;" office:value-type="string" office:string-value="['med','med','5more','2','big','low']," calcext:value-type="string">
            <text:p>['med','med','5more','2','big','low'],</text:p>
          </table:table-cell>
          <table:table-cell table:formula="of:=&quot;'&quot;&amp;[.G11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70]&amp;&quot;','&quot;&amp;[.B1170]&amp;&quot;','&quot;&amp;[.C1170]&amp;&quot;','&quot;&amp; [.D1170]&amp;&quot;','&quot;&amp;[.E1170]&amp;&quot;','&quot;&amp;[.F1170]&amp;&quot;'],&quot;" office:value-type="string" office:string-value="['med','med','5more','2','big','med']," calcext:value-type="string">
            <text:p>['med','med','5more','2','big','med'],</text:p>
          </table:table-cell>
          <table:table-cell table:formula="of:=&quot;'&quot;&amp;[.G11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71]&amp;&quot;','&quot;&amp;[.B1171]&amp;&quot;','&quot;&amp;[.C1171]&amp;&quot;','&quot;&amp; [.D1171]&amp;&quot;','&quot;&amp;[.E1171]&amp;&quot;','&quot;&amp;[.F1171]&amp;&quot;'],&quot;" office:value-type="string" office:string-value="['med','med','5more','2','big','high']," calcext:value-type="string">
            <text:p>['med','med','5more','2','big','high'],</text:p>
          </table:table-cell>
          <table:table-cell table:formula="of:=&quot;'&quot;&amp;[.G11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72]&amp;&quot;','&quot;&amp;[.B1172]&amp;&quot;','&quot;&amp;[.C1172]&amp;&quot;','&quot;&amp; [.D1172]&amp;&quot;','&quot;&amp;[.E1172]&amp;&quot;','&quot;&amp;[.F1172]&amp;&quot;'],&quot;" office:value-type="string" office:string-value="['med','med','5more','4','small','low']," calcext:value-type="string">
            <text:p>['med','med','5more','4','small','low'],</text:p>
          </table:table-cell>
          <table:table-cell table:formula="of:=&quot;'&quot;&amp;[.G11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73]&amp;&quot;','&quot;&amp;[.B1173]&amp;&quot;','&quot;&amp;[.C1173]&amp;&quot;','&quot;&amp; [.D1173]&amp;&quot;','&quot;&amp;[.E1173]&amp;&quot;','&quot;&amp;[.F1173]&amp;&quot;'],&quot;" office:value-type="string" office:string-value="['med','med','5more','4','small','med']," calcext:value-type="string">
            <text:p>['med','med','5more','4','small','med'],</text:p>
          </table:table-cell>
          <table:table-cell table:formula="of:=&quot;'&quot;&amp;[.G117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74]&amp;&quot;','&quot;&amp;[.B1174]&amp;&quot;','&quot;&amp;[.C1174]&amp;&quot;','&quot;&amp; [.D1174]&amp;&quot;','&quot;&amp;[.E1174]&amp;&quot;','&quot;&amp;[.F1174]&amp;&quot;'],&quot;" office:value-type="string" office:string-value="['med','med','5more','4','small','high']," calcext:value-type="string">
            <text:p>['med','med','5more','4','small','high'],</text:p>
          </table:table-cell>
          <table:table-cell table:formula="of:=&quot;'&quot;&amp;[.G117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75]&amp;&quot;','&quot;&amp;[.B1175]&amp;&quot;','&quot;&amp;[.C1175]&amp;&quot;','&quot;&amp; [.D1175]&amp;&quot;','&quot;&amp;[.E1175]&amp;&quot;','&quot;&amp;[.F1175]&amp;&quot;'],&quot;" office:value-type="string" office:string-value="['med','med','5more','4','med','low']," calcext:value-type="string">
            <text:p>['med','med','5more','4','med','low'],</text:p>
          </table:table-cell>
          <table:table-cell table:formula="of:=&quot;'&quot;&amp;[.G11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76]&amp;&quot;','&quot;&amp;[.B1176]&amp;&quot;','&quot;&amp;[.C1176]&amp;&quot;','&quot;&amp; [.D1176]&amp;&quot;','&quot;&amp;[.E1176]&amp;&quot;','&quot;&amp;[.F1176]&amp;&quot;'],&quot;" office:value-type="string" office:string-value="['med','med','5more','4','med','med']," calcext:value-type="string">
            <text:p>['med','med','5more','4','med','med'],</text:p>
          </table:table-cell>
          <table:table-cell table:formula="of:=&quot;'&quot;&amp;[.G117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77]&amp;&quot;','&quot;&amp;[.B1177]&amp;&quot;','&quot;&amp;[.C1177]&amp;&quot;','&quot;&amp; [.D1177]&amp;&quot;','&quot;&amp;[.E1177]&amp;&quot;','&quot;&amp;[.F1177]&amp;&quot;'],&quot;" office:value-type="string" office:string-value="['med','med','5more','4','med','high']," calcext:value-type="string">
            <text:p>['med','med','5more','4','med','high'],</text:p>
          </table:table-cell>
          <table:table-cell table:formula="of:=&quot;'&quot;&amp;[.G117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78]&amp;&quot;','&quot;&amp;[.B1178]&amp;&quot;','&quot;&amp;[.C1178]&amp;&quot;','&quot;&amp; [.D1178]&amp;&quot;','&quot;&amp;[.E1178]&amp;&quot;','&quot;&amp;[.F1178]&amp;&quot;'],&quot;" office:value-type="string" office:string-value="['med','med','5more','4','big','low']," calcext:value-type="string">
            <text:p>['med','med','5more','4','big','low'],</text:p>
          </table:table-cell>
          <table:table-cell table:formula="of:=&quot;'&quot;&amp;[.G11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79]&amp;&quot;','&quot;&amp;[.B1179]&amp;&quot;','&quot;&amp;[.C1179]&amp;&quot;','&quot;&amp; [.D1179]&amp;&quot;','&quot;&amp;[.E1179]&amp;&quot;','&quot;&amp;[.F1179]&amp;&quot;'],&quot;" office:value-type="string" office:string-value="['med','med','5more','4','big','med']," calcext:value-type="string">
            <text:p>['med','med','5more','4','big','med'],</text:p>
          </table:table-cell>
          <table:table-cell table:formula="of:=&quot;'&quot;&amp;[.G117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80]&amp;&quot;','&quot;&amp;[.B1180]&amp;&quot;','&quot;&amp;[.C1180]&amp;&quot;','&quot;&amp; [.D1180]&amp;&quot;','&quot;&amp;[.E1180]&amp;&quot;','&quot;&amp;[.F1180]&amp;&quot;'],&quot;" office:value-type="string" office:string-value="['med','med','5more','4','big','high']," calcext:value-type="string">
            <text:p>['med','med','5more','4','big','high'],</text:p>
          </table:table-cell>
          <table:table-cell table:formula="of:=&quot;'&quot;&amp;[.G118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81]&amp;&quot;','&quot;&amp;[.B1181]&amp;&quot;','&quot;&amp;[.C1181]&amp;&quot;','&quot;&amp; [.D1181]&amp;&quot;','&quot;&amp;[.E1181]&amp;&quot;','&quot;&amp;[.F1181]&amp;&quot;'],&quot;" office:value-type="string" office:string-value="['med','med','5more','more','small','low']," calcext:value-type="string">
            <text:p>['med','med','5more','more','small','low'],</text:p>
          </table:table-cell>
          <table:table-cell table:formula="of:=&quot;'&quot;&amp;[.G11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82]&amp;&quot;','&quot;&amp;[.B1182]&amp;&quot;','&quot;&amp;[.C1182]&amp;&quot;','&quot;&amp; [.D1182]&amp;&quot;','&quot;&amp;[.E1182]&amp;&quot;','&quot;&amp;[.F1182]&amp;&quot;'],&quot;" office:value-type="string" office:string-value="['med','med','5more','more','small','med']," calcext:value-type="string">
            <text:p>['med','med','5more','more','small','med'],</text:p>
          </table:table-cell>
          <table:table-cell table:formula="of:=&quot;'&quot;&amp;[.G118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183]&amp;&quot;','&quot;&amp;[.B1183]&amp;&quot;','&quot;&amp;[.C1183]&amp;&quot;','&quot;&amp; [.D1183]&amp;&quot;','&quot;&amp;[.E1183]&amp;&quot;','&quot;&amp;[.F1183]&amp;&quot;'],&quot;" office:value-type="string" office:string-value="['med','med','5more','more','small','high']," calcext:value-type="string">
            <text:p>['med','med','5more','more','small','high'],</text:p>
          </table:table-cell>
          <table:table-cell table:formula="of:=&quot;'&quot;&amp;[.G118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84]&amp;&quot;','&quot;&amp;[.B1184]&amp;&quot;','&quot;&amp;[.C1184]&amp;&quot;','&quot;&amp; [.D1184]&amp;&quot;','&quot;&amp;[.E1184]&amp;&quot;','&quot;&amp;[.F1184]&amp;&quot;'],&quot;" office:value-type="string" office:string-value="['med','med','5more','more','med','low']," calcext:value-type="string">
            <text:p>['med','med','5more','more','med','low'],</text:p>
          </table:table-cell>
          <table:table-cell table:formula="of:=&quot;'&quot;&amp;[.G11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85]&amp;&quot;','&quot;&amp;[.B1185]&amp;&quot;','&quot;&amp;[.C1185]&amp;&quot;','&quot;&amp; [.D1185]&amp;&quot;','&quot;&amp;[.E1185]&amp;&quot;','&quot;&amp;[.F1185]&amp;&quot;'],&quot;" office:value-type="string" office:string-value="['med','med','5more','more','med','med']," calcext:value-type="string">
            <text:p>['med','med','5more','more','med','med'],</text:p>
          </table:table-cell>
          <table:table-cell table:formula="of:=&quot;'&quot;&amp;[.G118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86]&amp;&quot;','&quot;&amp;[.B1186]&amp;&quot;','&quot;&amp;[.C1186]&amp;&quot;','&quot;&amp; [.D1186]&amp;&quot;','&quot;&amp;[.E1186]&amp;&quot;','&quot;&amp;[.F1186]&amp;&quot;'],&quot;" office:value-type="string" office:string-value="['med','med','5more','more','med','high']," calcext:value-type="string">
            <text:p>['med','med','5more','more','med','high'],</text:p>
          </table:table-cell>
          <table:table-cell table:formula="of:=&quot;'&quot;&amp;[.G118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87]&amp;&quot;','&quot;&amp;[.B1187]&amp;&quot;','&quot;&amp;[.C1187]&amp;&quot;','&quot;&amp; [.D1187]&amp;&quot;','&quot;&amp;[.E1187]&amp;&quot;','&quot;&amp;[.F1187]&amp;&quot;'],&quot;" office:value-type="string" office:string-value="['med','med','5more','more','big','low']," calcext:value-type="string">
            <text:p>['med','med','5more','more','big','low'],</text:p>
          </table:table-cell>
          <table:table-cell table:formula="of:=&quot;'&quot;&amp;[.G11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188]&amp;&quot;','&quot;&amp;[.B1188]&amp;&quot;','&quot;&amp;[.C1188]&amp;&quot;','&quot;&amp; [.D1188]&amp;&quot;','&quot;&amp;[.E1188]&amp;&quot;','&quot;&amp;[.F1188]&amp;&quot;'],&quot;" office:value-type="string" office:string-value="['med','med','5more','more','big','med']," calcext:value-type="string">
            <text:p>['med','med','5more','more','big','med'],</text:p>
          </table:table-cell>
          <table:table-cell table:formula="of:=&quot;'&quot;&amp;[.G118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189]&amp;&quot;','&quot;&amp;[.B1189]&amp;&quot;','&quot;&amp;[.C1189]&amp;&quot;','&quot;&amp; [.D1189]&amp;&quot;','&quot;&amp;[.E1189]&amp;&quot;','&quot;&amp;[.F1189]&amp;&quot;'],&quot;" office:value-type="string" office:string-value="['med','med','5more','more','big','high']," calcext:value-type="string">
            <text:p>['med','med','5more','more','big','high'],</text:p>
          </table:table-cell>
          <table:table-cell table:formula="of:=&quot;'&quot;&amp;[.G118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90]&amp;&quot;','&quot;&amp;[.B1190]&amp;&quot;','&quot;&amp;[.C1190]&amp;&quot;','&quot;&amp; [.D1190]&amp;&quot;','&quot;&amp;[.E1190]&amp;&quot;','&quot;&amp;[.F1190]&amp;&quot;'],&quot;" office:value-type="string" office:string-value="['med','low','2','2','small','low']," calcext:value-type="string">
            <text:p>['med','low','2','2','small','low'],</text:p>
          </table:table-cell>
          <table:table-cell table:formula="of:=&quot;'&quot;&amp;[.G11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91]&amp;&quot;','&quot;&amp;[.B1191]&amp;&quot;','&quot;&amp;[.C1191]&amp;&quot;','&quot;&amp; [.D1191]&amp;&quot;','&quot;&amp;[.E1191]&amp;&quot;','&quot;&amp;[.F1191]&amp;&quot;'],&quot;" office:value-type="string" office:string-value="['med','low','2','2','small','med']," calcext:value-type="string">
            <text:p>['med','low','2','2','small','med'],</text:p>
          </table:table-cell>
          <table:table-cell table:formula="of:=&quot;'&quot;&amp;[.G11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92]&amp;&quot;','&quot;&amp;[.B1192]&amp;&quot;','&quot;&amp;[.C1192]&amp;&quot;','&quot;&amp; [.D1192]&amp;&quot;','&quot;&amp;[.E1192]&amp;&quot;','&quot;&amp;[.F1192]&amp;&quot;'],&quot;" office:value-type="string" office:string-value="['med','low','2','2','small','high']," calcext:value-type="string">
            <text:p>['med','low','2','2','small','high'],</text:p>
          </table:table-cell>
          <table:table-cell table:formula="of:=&quot;'&quot;&amp;[.G11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93]&amp;&quot;','&quot;&amp;[.B1193]&amp;&quot;','&quot;&amp;[.C1193]&amp;&quot;','&quot;&amp; [.D1193]&amp;&quot;','&quot;&amp;[.E1193]&amp;&quot;','&quot;&amp;[.F1193]&amp;&quot;'],&quot;" office:value-type="string" office:string-value="['med','low','2','2','med','low']," calcext:value-type="string">
            <text:p>['med','low','2','2','med','low'],</text:p>
          </table:table-cell>
          <table:table-cell table:formula="of:=&quot;'&quot;&amp;[.G11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94]&amp;&quot;','&quot;&amp;[.B1194]&amp;&quot;','&quot;&amp;[.C1194]&amp;&quot;','&quot;&amp; [.D1194]&amp;&quot;','&quot;&amp;[.E1194]&amp;&quot;','&quot;&amp;[.F1194]&amp;&quot;'],&quot;" office:value-type="string" office:string-value="['med','low','2','2','med','med']," calcext:value-type="string">
            <text:p>['med','low','2','2','med','med'],</text:p>
          </table:table-cell>
          <table:table-cell table:formula="of:=&quot;'&quot;&amp;[.G11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95]&amp;&quot;','&quot;&amp;[.B1195]&amp;&quot;','&quot;&amp;[.C1195]&amp;&quot;','&quot;&amp; [.D1195]&amp;&quot;','&quot;&amp;[.E1195]&amp;&quot;','&quot;&amp;[.F1195]&amp;&quot;'],&quot;" office:value-type="string" office:string-value="['med','low','2','2','med','high']," calcext:value-type="string">
            <text:p>['med','low','2','2','med','high'],</text:p>
          </table:table-cell>
          <table:table-cell table:formula="of:=&quot;'&quot;&amp;[.G11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96]&amp;&quot;','&quot;&amp;[.B1196]&amp;&quot;','&quot;&amp;[.C1196]&amp;&quot;','&quot;&amp; [.D1196]&amp;&quot;','&quot;&amp;[.E1196]&amp;&quot;','&quot;&amp;[.F1196]&amp;&quot;'],&quot;" office:value-type="string" office:string-value="['med','low','2','2','big','low']," calcext:value-type="string">
            <text:p>['med','low','2','2','big','low'],</text:p>
          </table:table-cell>
          <table:table-cell table:formula="of:=&quot;'&quot;&amp;[.G11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197]&amp;&quot;','&quot;&amp;[.B1197]&amp;&quot;','&quot;&amp;[.C1197]&amp;&quot;','&quot;&amp; [.D1197]&amp;&quot;','&quot;&amp;[.E1197]&amp;&quot;','&quot;&amp;[.F1197]&amp;&quot;'],&quot;" office:value-type="string" office:string-value="['med','low','2','2','big','med']," calcext:value-type="string">
            <text:p>['med','low','2','2','big','med'],</text:p>
          </table:table-cell>
          <table:table-cell table:formula="of:=&quot;'&quot;&amp;[.G11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198]&amp;&quot;','&quot;&amp;[.B1198]&amp;&quot;','&quot;&amp;[.C1198]&amp;&quot;','&quot;&amp; [.D1198]&amp;&quot;','&quot;&amp;[.E1198]&amp;&quot;','&quot;&amp;[.F1198]&amp;&quot;'],&quot;" office:value-type="string" office:string-value="['med','low','2','2','big','high']," calcext:value-type="string">
            <text:p>['med','low','2','2','big','high'],</text:p>
          </table:table-cell>
          <table:table-cell table:formula="of:=&quot;'&quot;&amp;[.G11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199]&amp;&quot;','&quot;&amp;[.B1199]&amp;&quot;','&quot;&amp;[.C1199]&amp;&quot;','&quot;&amp; [.D1199]&amp;&quot;','&quot;&amp;[.E1199]&amp;&quot;','&quot;&amp;[.F1199]&amp;&quot;'],&quot;" office:value-type="string" office:string-value="['med','low','2','4','small','low']," calcext:value-type="string">
            <text:p>['med','low','2','4','small','low'],</text:p>
          </table:table-cell>
          <table:table-cell table:formula="of:=&quot;'&quot;&amp;[.G11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00]&amp;&quot;','&quot;&amp;[.B1200]&amp;&quot;','&quot;&amp;[.C1200]&amp;&quot;','&quot;&amp; [.D1200]&amp;&quot;','&quot;&amp;[.E1200]&amp;&quot;','&quot;&amp;[.F1200]&amp;&quot;'],&quot;" office:value-type="string" office:string-value="['med','low','2','4','small','med']," calcext:value-type="string">
            <text:p>['med','low','2','4','small','med'],</text:p>
          </table:table-cell>
          <table:table-cell table:formula="of:=&quot;'&quot;&amp;[.G120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01]&amp;&quot;','&quot;&amp;[.B1201]&amp;&quot;','&quot;&amp;[.C1201]&amp;&quot;','&quot;&amp; [.D1201]&amp;&quot;','&quot;&amp;[.E1201]&amp;&quot;','&quot;&amp;[.F1201]&amp;&quot;'],&quot;" office:value-type="string" office:string-value="['med','low','2','4','small','high']," calcext:value-type="string">
            <text:p>['med','low','2','4','small','high'],</text:p>
          </table:table-cell>
          <table:table-cell table:formula="of:=&quot;'&quot;&amp;[.G120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02]&amp;&quot;','&quot;&amp;[.B1202]&amp;&quot;','&quot;&amp;[.C1202]&amp;&quot;','&quot;&amp; [.D1202]&amp;&quot;','&quot;&amp;[.E1202]&amp;&quot;','&quot;&amp;[.F1202]&amp;&quot;'],&quot;" office:value-type="string" office:string-value="['med','low','2','4','med','low']," calcext:value-type="string">
            <text:p>['med','low','2','4','med','low'],</text:p>
          </table:table-cell>
          <table:table-cell table:formula="of:=&quot;'&quot;&amp;[.G12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03]&amp;&quot;','&quot;&amp;[.B1203]&amp;&quot;','&quot;&amp;[.C1203]&amp;&quot;','&quot;&amp; [.D1203]&amp;&quot;','&quot;&amp;[.E1203]&amp;&quot;','&quot;&amp;[.F1203]&amp;&quot;'],&quot;" office:value-type="string" office:string-value="['med','low','2','4','med','med']," calcext:value-type="string">
            <text:p>['med','low','2','4','med','med'],</text:p>
          </table:table-cell>
          <table:table-cell table:formula="of:=&quot;'&quot;&amp;[.G120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04]&amp;&quot;','&quot;&amp;[.B1204]&amp;&quot;','&quot;&amp;[.C1204]&amp;&quot;','&quot;&amp; [.D1204]&amp;&quot;','&quot;&amp;[.E1204]&amp;&quot;','&quot;&amp;[.F1204]&amp;&quot;'],&quot;" office:value-type="string" office:string-value="['med','low','2','4','med','high']," calcext:value-type="string">
            <text:p>['med','low','2','4','med','high'],</text:p>
          </table:table-cell>
          <table:table-cell table:formula="of:=&quot;'&quot;&amp;[.G120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05]&amp;&quot;','&quot;&amp;[.B1205]&amp;&quot;','&quot;&amp;[.C1205]&amp;&quot;','&quot;&amp; [.D1205]&amp;&quot;','&quot;&amp;[.E1205]&amp;&quot;','&quot;&amp;[.F1205]&amp;&quot;'],&quot;" office:value-type="string" office:string-value="['med','low','2','4','big','low']," calcext:value-type="string">
            <text:p>['med','low','2','4','big','low'],</text:p>
          </table:table-cell>
          <table:table-cell table:formula="of:=&quot;'&quot;&amp;[.G12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06]&amp;&quot;','&quot;&amp;[.B1206]&amp;&quot;','&quot;&amp;[.C1206]&amp;&quot;','&quot;&amp; [.D1206]&amp;&quot;','&quot;&amp;[.E1206]&amp;&quot;','&quot;&amp;[.F1206]&amp;&quot;'],&quot;" office:value-type="string" office:string-value="['med','low','2','4','big','med']," calcext:value-type="string">
            <text:p>['med','low','2','4','big','med'],</text:p>
          </table:table-cell>
          <table:table-cell table:formula="of:=&quot;'&quot;&amp;[.G120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07]&amp;&quot;','&quot;&amp;[.B1207]&amp;&quot;','&quot;&amp;[.C1207]&amp;&quot;','&quot;&amp; [.D1207]&amp;&quot;','&quot;&amp;[.E1207]&amp;&quot;','&quot;&amp;[.F1207]&amp;&quot;'],&quot;" office:value-type="string" office:string-value="['med','low','2','4','big','high']," calcext:value-type="string">
            <text:p>['med','low','2','4','big','high'],</text:p>
          </table:table-cell>
          <table:table-cell table:formula="of:=&quot;'&quot;&amp;[.G120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08]&amp;&quot;','&quot;&amp;[.B1208]&amp;&quot;','&quot;&amp;[.C1208]&amp;&quot;','&quot;&amp; [.D1208]&amp;&quot;','&quot;&amp;[.E1208]&amp;&quot;','&quot;&amp;[.F1208]&amp;&quot;'],&quot;" office:value-type="string" office:string-value="['med','low','2','more','small','low']," calcext:value-type="string">
            <text:p>['med','low','2','more','small','low'],</text:p>
          </table:table-cell>
          <table:table-cell table:formula="of:=&quot;'&quot;&amp;[.G12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09]&amp;&quot;','&quot;&amp;[.B1209]&amp;&quot;','&quot;&amp;[.C1209]&amp;&quot;','&quot;&amp; [.D1209]&amp;&quot;','&quot;&amp;[.E1209]&amp;&quot;','&quot;&amp;[.F1209]&amp;&quot;'],&quot;" office:value-type="string" office:string-value="['med','low','2','more','small','med']," calcext:value-type="string">
            <text:p>['med','low','2','more','small','med'],</text:p>
          </table:table-cell>
          <table:table-cell table:formula="of:=&quot;'&quot;&amp;[.G12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10]&amp;&quot;','&quot;&amp;[.B1210]&amp;&quot;','&quot;&amp;[.C1210]&amp;&quot;','&quot;&amp; [.D1210]&amp;&quot;','&quot;&amp;[.E1210]&amp;&quot;','&quot;&amp;[.F1210]&amp;&quot;'],&quot;" office:value-type="string" office:string-value="['med','low','2','more','small','high']," calcext:value-type="string">
            <text:p>['med','low','2','more','small','high'],</text:p>
          </table:table-cell>
          <table:table-cell table:formula="of:=&quot;'&quot;&amp;[.G12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11]&amp;&quot;','&quot;&amp;[.B1211]&amp;&quot;','&quot;&amp;[.C1211]&amp;&quot;','&quot;&amp; [.D1211]&amp;&quot;','&quot;&amp;[.E1211]&amp;&quot;','&quot;&amp;[.F1211]&amp;&quot;'],&quot;" office:value-type="string" office:string-value="['med','low','2','more','med','low']," calcext:value-type="string">
            <text:p>['med','low','2','more','med','low'],</text:p>
          </table:table-cell>
          <table:table-cell table:formula="of:=&quot;'&quot;&amp;[.G12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12]&amp;&quot;','&quot;&amp;[.B1212]&amp;&quot;','&quot;&amp;[.C1212]&amp;&quot;','&quot;&amp; [.D1212]&amp;&quot;','&quot;&amp;[.E1212]&amp;&quot;','&quot;&amp;[.F1212]&amp;&quot;'],&quot;" office:value-type="string" office:string-value="['med','low','2','more','med','med']," calcext:value-type="string">
            <text:p>['med','low','2','more','med','med'],</text:p>
          </table:table-cell>
          <table:table-cell table:formula="of:=&quot;'&quot;&amp;[.G12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13]&amp;&quot;','&quot;&amp;[.B1213]&amp;&quot;','&quot;&amp;[.C1213]&amp;&quot;','&quot;&amp; [.D1213]&amp;&quot;','&quot;&amp;[.E1213]&amp;&quot;','&quot;&amp;[.F1213]&amp;&quot;'],&quot;" office:value-type="string" office:string-value="['med','low','2','more','med','high']," calcext:value-type="string">
            <text:p>['med','low','2','more','med','high'],</text:p>
          </table:table-cell>
          <table:table-cell table:formula="of:=&quot;'&quot;&amp;[.G121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14]&amp;&quot;','&quot;&amp;[.B1214]&amp;&quot;','&quot;&amp;[.C1214]&amp;&quot;','&quot;&amp; [.D1214]&amp;&quot;','&quot;&amp;[.E1214]&amp;&quot;','&quot;&amp;[.F1214]&amp;&quot;'],&quot;" office:value-type="string" office:string-value="['med','low','2','more','big','low']," calcext:value-type="string">
            <text:p>['med','low','2','more','big','low'],</text:p>
          </table:table-cell>
          <table:table-cell table:formula="of:=&quot;'&quot;&amp;[.G12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15]&amp;&quot;','&quot;&amp;[.B1215]&amp;&quot;','&quot;&amp;[.C1215]&amp;&quot;','&quot;&amp; [.D1215]&amp;&quot;','&quot;&amp;[.E1215]&amp;&quot;','&quot;&amp;[.F1215]&amp;&quot;'],&quot;" office:value-type="string" office:string-value="['med','low','2','more','big','med']," calcext:value-type="string">
            <text:p>['med','low','2','more','big','med'],</text:p>
          </table:table-cell>
          <table:table-cell table:formula="of:=&quot;'&quot;&amp;[.G121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16]&amp;&quot;','&quot;&amp;[.B1216]&amp;&quot;','&quot;&amp;[.C1216]&amp;&quot;','&quot;&amp; [.D1216]&amp;&quot;','&quot;&amp;[.E1216]&amp;&quot;','&quot;&amp;[.F1216]&amp;&quot;'],&quot;" office:value-type="string" office:string-value="['med','low','2','more','big','high']," calcext:value-type="string">
            <text:p>['med','low','2','more','big','high'],</text:p>
          </table:table-cell>
          <table:table-cell table:formula="of:=&quot;'&quot;&amp;[.G121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17]&amp;&quot;','&quot;&amp;[.B1217]&amp;&quot;','&quot;&amp;[.C1217]&amp;&quot;','&quot;&amp; [.D1217]&amp;&quot;','&quot;&amp;[.E1217]&amp;&quot;','&quot;&amp;[.F1217]&amp;&quot;'],&quot;" office:value-type="string" office:string-value="['med','low','3','2','small','low']," calcext:value-type="string">
            <text:p>['med','low','3','2','small','low'],</text:p>
          </table:table-cell>
          <table:table-cell table:formula="of:=&quot;'&quot;&amp;[.G12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18]&amp;&quot;','&quot;&amp;[.B1218]&amp;&quot;','&quot;&amp;[.C1218]&amp;&quot;','&quot;&amp; [.D1218]&amp;&quot;','&quot;&amp;[.E1218]&amp;&quot;','&quot;&amp;[.F1218]&amp;&quot;'],&quot;" office:value-type="string" office:string-value="['med','low','3','2','small','med']," calcext:value-type="string">
            <text:p>['med','low','3','2','small','med'],</text:p>
          </table:table-cell>
          <table:table-cell table:formula="of:=&quot;'&quot;&amp;[.G12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19]&amp;&quot;','&quot;&amp;[.B1219]&amp;&quot;','&quot;&amp;[.C1219]&amp;&quot;','&quot;&amp; [.D1219]&amp;&quot;','&quot;&amp;[.E1219]&amp;&quot;','&quot;&amp;[.F1219]&amp;&quot;'],&quot;" office:value-type="string" office:string-value="['med','low','3','2','small','high']," calcext:value-type="string">
            <text:p>['med','low','3','2','small','high'],</text:p>
          </table:table-cell>
          <table:table-cell table:formula="of:=&quot;'&quot;&amp;[.G12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20]&amp;&quot;','&quot;&amp;[.B1220]&amp;&quot;','&quot;&amp;[.C1220]&amp;&quot;','&quot;&amp; [.D1220]&amp;&quot;','&quot;&amp;[.E1220]&amp;&quot;','&quot;&amp;[.F1220]&amp;&quot;'],&quot;" office:value-type="string" office:string-value="['med','low','3','2','med','low']," calcext:value-type="string">
            <text:p>['med','low','3','2','med','low'],</text:p>
          </table:table-cell>
          <table:table-cell table:formula="of:=&quot;'&quot;&amp;[.G12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21]&amp;&quot;','&quot;&amp;[.B1221]&amp;&quot;','&quot;&amp;[.C1221]&amp;&quot;','&quot;&amp; [.D1221]&amp;&quot;','&quot;&amp;[.E1221]&amp;&quot;','&quot;&amp;[.F1221]&amp;&quot;'],&quot;" office:value-type="string" office:string-value="['med','low','3','2','med','med']," calcext:value-type="string">
            <text:p>['med','low','3','2','med','med'],</text:p>
          </table:table-cell>
          <table:table-cell table:formula="of:=&quot;'&quot;&amp;[.G12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22]&amp;&quot;','&quot;&amp;[.B1222]&amp;&quot;','&quot;&amp;[.C1222]&amp;&quot;','&quot;&amp; [.D1222]&amp;&quot;','&quot;&amp;[.E1222]&amp;&quot;','&quot;&amp;[.F1222]&amp;&quot;'],&quot;" office:value-type="string" office:string-value="['med','low','3','2','med','high']," calcext:value-type="string">
            <text:p>['med','low','3','2','med','high'],</text:p>
          </table:table-cell>
          <table:table-cell table:formula="of:=&quot;'&quot;&amp;[.G12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23]&amp;&quot;','&quot;&amp;[.B1223]&amp;&quot;','&quot;&amp;[.C1223]&amp;&quot;','&quot;&amp; [.D1223]&amp;&quot;','&quot;&amp;[.E1223]&amp;&quot;','&quot;&amp;[.F1223]&amp;&quot;'],&quot;" office:value-type="string" office:string-value="['med','low','3','2','big','low']," calcext:value-type="string">
            <text:p>['med','low','3','2','big','low'],</text:p>
          </table:table-cell>
          <table:table-cell table:formula="of:=&quot;'&quot;&amp;[.G12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24]&amp;&quot;','&quot;&amp;[.B1224]&amp;&quot;','&quot;&amp;[.C1224]&amp;&quot;','&quot;&amp; [.D1224]&amp;&quot;','&quot;&amp;[.E1224]&amp;&quot;','&quot;&amp;[.F1224]&amp;&quot;'],&quot;" office:value-type="string" office:string-value="['med','low','3','2','big','med']," calcext:value-type="string">
            <text:p>['med','low','3','2','big','med'],</text:p>
          </table:table-cell>
          <table:table-cell table:formula="of:=&quot;'&quot;&amp;[.G12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25]&amp;&quot;','&quot;&amp;[.B1225]&amp;&quot;','&quot;&amp;[.C1225]&amp;&quot;','&quot;&amp; [.D1225]&amp;&quot;','&quot;&amp;[.E1225]&amp;&quot;','&quot;&amp;[.F1225]&amp;&quot;'],&quot;" office:value-type="string" office:string-value="['med','low','3','2','big','high']," calcext:value-type="string">
            <text:p>['med','low','3','2','big','high'],</text:p>
          </table:table-cell>
          <table:table-cell table:formula="of:=&quot;'&quot;&amp;[.G12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26]&amp;&quot;','&quot;&amp;[.B1226]&amp;&quot;','&quot;&amp;[.C1226]&amp;&quot;','&quot;&amp; [.D1226]&amp;&quot;','&quot;&amp;[.E1226]&amp;&quot;','&quot;&amp;[.F1226]&amp;&quot;'],&quot;" office:value-type="string" office:string-value="['med','low','3','4','small','low']," calcext:value-type="string">
            <text:p>['med','low','3','4','small','low'],</text:p>
          </table:table-cell>
          <table:table-cell table:formula="of:=&quot;'&quot;&amp;[.G12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27]&amp;&quot;','&quot;&amp;[.B1227]&amp;&quot;','&quot;&amp;[.C1227]&amp;&quot;','&quot;&amp; [.D1227]&amp;&quot;','&quot;&amp;[.E1227]&amp;&quot;','&quot;&amp;[.F1227]&amp;&quot;'],&quot;" office:value-type="string" office:string-value="['med','low','3','4','small','med']," calcext:value-type="string">
            <text:p>['med','low','3','4','small','med'],</text:p>
          </table:table-cell>
          <table:table-cell table:formula="of:=&quot;'&quot;&amp;[.G122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28]&amp;&quot;','&quot;&amp;[.B1228]&amp;&quot;','&quot;&amp;[.C1228]&amp;&quot;','&quot;&amp; [.D1228]&amp;&quot;','&quot;&amp;[.E1228]&amp;&quot;','&quot;&amp;[.F1228]&amp;&quot;'],&quot;" office:value-type="string" office:string-value="['med','low','3','4','small','high']," calcext:value-type="string">
            <text:p>['med','low','3','4','small','high'],</text:p>
          </table:table-cell>
          <table:table-cell table:formula="of:=&quot;'&quot;&amp;[.G122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29]&amp;&quot;','&quot;&amp;[.B1229]&amp;&quot;','&quot;&amp;[.C1229]&amp;&quot;','&quot;&amp; [.D1229]&amp;&quot;','&quot;&amp;[.E1229]&amp;&quot;','&quot;&amp;[.F1229]&amp;&quot;'],&quot;" office:value-type="string" office:string-value="['med','low','3','4','med','low']," calcext:value-type="string">
            <text:p>['med','low','3','4','med','low'],</text:p>
          </table:table-cell>
          <table:table-cell table:formula="of:=&quot;'&quot;&amp;[.G12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30]&amp;&quot;','&quot;&amp;[.B1230]&amp;&quot;','&quot;&amp;[.C1230]&amp;&quot;','&quot;&amp; [.D1230]&amp;&quot;','&quot;&amp;[.E1230]&amp;&quot;','&quot;&amp;[.F1230]&amp;&quot;'],&quot;" office:value-type="string" office:string-value="['med','low','3','4','med','med']," calcext:value-type="string">
            <text:p>['med','low','3','4','med','med'],</text:p>
          </table:table-cell>
          <table:table-cell table:formula="of:=&quot;'&quot;&amp;[.G123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31]&amp;&quot;','&quot;&amp;[.B1231]&amp;&quot;','&quot;&amp;[.C1231]&amp;&quot;','&quot;&amp; [.D1231]&amp;&quot;','&quot;&amp;[.E1231]&amp;&quot;','&quot;&amp;[.F1231]&amp;&quot;'],&quot;" office:value-type="string" office:string-value="['med','low','3','4','med','high']," calcext:value-type="string">
            <text:p>['med','low','3','4','med','high'],</text:p>
          </table:table-cell>
          <table:table-cell table:formula="of:=&quot;'&quot;&amp;[.G123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32]&amp;&quot;','&quot;&amp;[.B1232]&amp;&quot;','&quot;&amp;[.C1232]&amp;&quot;','&quot;&amp; [.D1232]&amp;&quot;','&quot;&amp;[.E1232]&amp;&quot;','&quot;&amp;[.F1232]&amp;&quot;'],&quot;" office:value-type="string" office:string-value="['med','low','3','4','big','low']," calcext:value-type="string">
            <text:p>['med','low','3','4','big','low'],</text:p>
          </table:table-cell>
          <table:table-cell table:formula="of:=&quot;'&quot;&amp;[.G12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33]&amp;&quot;','&quot;&amp;[.B1233]&amp;&quot;','&quot;&amp;[.C1233]&amp;&quot;','&quot;&amp; [.D1233]&amp;&quot;','&quot;&amp;[.E1233]&amp;&quot;','&quot;&amp;[.F1233]&amp;&quot;'],&quot;" office:value-type="string" office:string-value="['med','low','3','4','big','med']," calcext:value-type="string">
            <text:p>['med','low','3','4','big','med'],</text:p>
          </table:table-cell>
          <table:table-cell table:formula="of:=&quot;'&quot;&amp;[.G123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34]&amp;&quot;','&quot;&amp;[.B1234]&amp;&quot;','&quot;&amp;[.C1234]&amp;&quot;','&quot;&amp; [.D1234]&amp;&quot;','&quot;&amp;[.E1234]&amp;&quot;','&quot;&amp;[.F1234]&amp;&quot;'],&quot;" office:value-type="string" office:string-value="['med','low','3','4','big','high']," calcext:value-type="string">
            <text:p>['med','low','3','4','big','high'],</text:p>
          </table:table-cell>
          <table:table-cell table:formula="of:=&quot;'&quot;&amp;[.G123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35]&amp;&quot;','&quot;&amp;[.B1235]&amp;&quot;','&quot;&amp;[.C1235]&amp;&quot;','&quot;&amp; [.D1235]&amp;&quot;','&quot;&amp;[.E1235]&amp;&quot;','&quot;&amp;[.F1235]&amp;&quot;'],&quot;" office:value-type="string" office:string-value="['med','low','3','more','small','low']," calcext:value-type="string">
            <text:p>['med','low','3','more','small','low'],</text:p>
          </table:table-cell>
          <table:table-cell table:formula="of:=&quot;'&quot;&amp;[.G12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36]&amp;&quot;','&quot;&amp;[.B1236]&amp;&quot;','&quot;&amp;[.C1236]&amp;&quot;','&quot;&amp; [.D1236]&amp;&quot;','&quot;&amp;[.E1236]&amp;&quot;','&quot;&amp;[.F1236]&amp;&quot;'],&quot;" office:value-type="string" office:string-value="['med','low','3','more','small','med']," calcext:value-type="string">
            <text:p>['med','low','3','more','small','med'],</text:p>
          </table:table-cell>
          <table:table-cell table:formula="of:=&quot;'&quot;&amp;[.G123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37]&amp;&quot;','&quot;&amp;[.B1237]&amp;&quot;','&quot;&amp;[.C1237]&amp;&quot;','&quot;&amp; [.D1237]&amp;&quot;','&quot;&amp;[.E1237]&amp;&quot;','&quot;&amp;[.F1237]&amp;&quot;'],&quot;" office:value-type="string" office:string-value="['med','low','3','more','small','high']," calcext:value-type="string">
            <text:p>['med','low','3','more','small','high'],</text:p>
          </table:table-cell>
          <table:table-cell table:formula="of:=&quot;'&quot;&amp;[.G123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38]&amp;&quot;','&quot;&amp;[.B1238]&amp;&quot;','&quot;&amp;[.C1238]&amp;&quot;','&quot;&amp; [.D1238]&amp;&quot;','&quot;&amp;[.E1238]&amp;&quot;','&quot;&amp;[.F1238]&amp;&quot;'],&quot;" office:value-type="string" office:string-value="['med','low','3','more','med','low']," calcext:value-type="string">
            <text:p>['med','low','3','more','med','low'],</text:p>
          </table:table-cell>
          <table:table-cell table:formula="of:=&quot;'&quot;&amp;[.G12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39]&amp;&quot;','&quot;&amp;[.B1239]&amp;&quot;','&quot;&amp;[.C1239]&amp;&quot;','&quot;&amp; [.D1239]&amp;&quot;','&quot;&amp;[.E1239]&amp;&quot;','&quot;&amp;[.F1239]&amp;&quot;'],&quot;" office:value-type="string" office:string-value="['med','low','3','more','med','med']," calcext:value-type="string">
            <text:p>['med','low','3','more','med','med'],</text:p>
          </table:table-cell>
          <table:table-cell table:formula="of:=&quot;'&quot;&amp;[.G123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40]&amp;&quot;','&quot;&amp;[.B1240]&amp;&quot;','&quot;&amp;[.C1240]&amp;&quot;','&quot;&amp; [.D1240]&amp;&quot;','&quot;&amp;[.E1240]&amp;&quot;','&quot;&amp;[.F1240]&amp;&quot;'],&quot;" office:value-type="string" office:string-value="['med','low','3','more','med','high']," calcext:value-type="string">
            <text:p>['med','low','3','more','med','high'],</text:p>
          </table:table-cell>
          <table:table-cell table:formula="of:=&quot;'&quot;&amp;[.G124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41]&amp;&quot;','&quot;&amp;[.B1241]&amp;&quot;','&quot;&amp;[.C1241]&amp;&quot;','&quot;&amp; [.D1241]&amp;&quot;','&quot;&amp;[.E1241]&amp;&quot;','&quot;&amp;[.F1241]&amp;&quot;'],&quot;" office:value-type="string" office:string-value="['med','low','3','more','big','low']," calcext:value-type="string">
            <text:p>['med','low','3','more','big','low'],</text:p>
          </table:table-cell>
          <table:table-cell table:formula="of:=&quot;'&quot;&amp;[.G12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42]&amp;&quot;','&quot;&amp;[.B1242]&amp;&quot;','&quot;&amp;[.C1242]&amp;&quot;','&quot;&amp; [.D1242]&amp;&quot;','&quot;&amp;[.E1242]&amp;&quot;','&quot;&amp;[.F1242]&amp;&quot;'],&quot;" office:value-type="string" office:string-value="['med','low','3','more','big','med']," calcext:value-type="string">
            <text:p>['med','low','3','more','big','med'],</text:p>
          </table:table-cell>
          <table:table-cell table:formula="of:=&quot;'&quot;&amp;[.G1242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43]&amp;&quot;','&quot;&amp;[.B1243]&amp;&quot;','&quot;&amp;[.C1243]&amp;&quot;','&quot;&amp; [.D1243]&amp;&quot;','&quot;&amp;[.E1243]&amp;&quot;','&quot;&amp;[.F1243]&amp;&quot;'],&quot;" office:value-type="string" office:string-value="['med','low','3','more','big','high']," calcext:value-type="string">
            <text:p>['med','low','3','more','big','high'],</text:p>
          </table:table-cell>
          <table:table-cell table:formula="of:=&quot;'&quot;&amp;[.G124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44]&amp;&quot;','&quot;&amp;[.B1244]&amp;&quot;','&quot;&amp;[.C1244]&amp;&quot;','&quot;&amp; [.D1244]&amp;&quot;','&quot;&amp;[.E1244]&amp;&quot;','&quot;&amp;[.F1244]&amp;&quot;'],&quot;" office:value-type="string" office:string-value="['med','low','4','2','small','low']," calcext:value-type="string">
            <text:p>['med','low','4','2','small','low'],</text:p>
          </table:table-cell>
          <table:table-cell table:formula="of:=&quot;'&quot;&amp;[.G12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45]&amp;&quot;','&quot;&amp;[.B1245]&amp;&quot;','&quot;&amp;[.C1245]&amp;&quot;','&quot;&amp; [.D1245]&amp;&quot;','&quot;&amp;[.E1245]&amp;&quot;','&quot;&amp;[.F1245]&amp;&quot;'],&quot;" office:value-type="string" office:string-value="['med','low','4','2','small','med']," calcext:value-type="string">
            <text:p>['med','low','4','2','small','med'],</text:p>
          </table:table-cell>
          <table:table-cell table:formula="of:=&quot;'&quot;&amp;[.G12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46]&amp;&quot;','&quot;&amp;[.B1246]&amp;&quot;','&quot;&amp;[.C1246]&amp;&quot;','&quot;&amp; [.D1246]&amp;&quot;','&quot;&amp;[.E1246]&amp;&quot;','&quot;&amp;[.F1246]&amp;&quot;'],&quot;" office:value-type="string" office:string-value="['med','low','4','2','small','high']," calcext:value-type="string">
            <text:p>['med','low','4','2','small','high'],</text:p>
          </table:table-cell>
          <table:table-cell table:formula="of:=&quot;'&quot;&amp;[.G12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47]&amp;&quot;','&quot;&amp;[.B1247]&amp;&quot;','&quot;&amp;[.C1247]&amp;&quot;','&quot;&amp; [.D1247]&amp;&quot;','&quot;&amp;[.E1247]&amp;&quot;','&quot;&amp;[.F1247]&amp;&quot;'],&quot;" office:value-type="string" office:string-value="['med','low','4','2','med','low']," calcext:value-type="string">
            <text:p>['med','low','4','2','med','low'],</text:p>
          </table:table-cell>
          <table:table-cell table:formula="of:=&quot;'&quot;&amp;[.G12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48]&amp;&quot;','&quot;&amp;[.B1248]&amp;&quot;','&quot;&amp;[.C1248]&amp;&quot;','&quot;&amp; [.D1248]&amp;&quot;','&quot;&amp;[.E1248]&amp;&quot;','&quot;&amp;[.F1248]&amp;&quot;'],&quot;" office:value-type="string" office:string-value="['med','low','4','2','med','med']," calcext:value-type="string">
            <text:p>['med','low','4','2','med','med'],</text:p>
          </table:table-cell>
          <table:table-cell table:formula="of:=&quot;'&quot;&amp;[.G12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49]&amp;&quot;','&quot;&amp;[.B1249]&amp;&quot;','&quot;&amp;[.C1249]&amp;&quot;','&quot;&amp; [.D1249]&amp;&quot;','&quot;&amp;[.E1249]&amp;&quot;','&quot;&amp;[.F1249]&amp;&quot;'],&quot;" office:value-type="string" office:string-value="['med','low','4','2','med','high']," calcext:value-type="string">
            <text:p>['med','low','4','2','med','high'],</text:p>
          </table:table-cell>
          <table:table-cell table:formula="of:=&quot;'&quot;&amp;[.G12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50]&amp;&quot;','&quot;&amp;[.B1250]&amp;&quot;','&quot;&amp;[.C1250]&amp;&quot;','&quot;&amp; [.D1250]&amp;&quot;','&quot;&amp;[.E1250]&amp;&quot;','&quot;&amp;[.F1250]&amp;&quot;'],&quot;" office:value-type="string" office:string-value="['med','low','4','2','big','low']," calcext:value-type="string">
            <text:p>['med','low','4','2','big','low'],</text:p>
          </table:table-cell>
          <table:table-cell table:formula="of:=&quot;'&quot;&amp;[.G12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51]&amp;&quot;','&quot;&amp;[.B1251]&amp;&quot;','&quot;&amp;[.C1251]&amp;&quot;','&quot;&amp; [.D1251]&amp;&quot;','&quot;&amp;[.E1251]&amp;&quot;','&quot;&amp;[.F1251]&amp;&quot;'],&quot;" office:value-type="string" office:string-value="['med','low','4','2','big','med']," calcext:value-type="string">
            <text:p>['med','low','4','2','big','med'],</text:p>
          </table:table-cell>
          <table:table-cell table:formula="of:=&quot;'&quot;&amp;[.G12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52]&amp;&quot;','&quot;&amp;[.B1252]&amp;&quot;','&quot;&amp;[.C1252]&amp;&quot;','&quot;&amp; [.D1252]&amp;&quot;','&quot;&amp;[.E1252]&amp;&quot;','&quot;&amp;[.F1252]&amp;&quot;'],&quot;" office:value-type="string" office:string-value="['med','low','4','2','big','high']," calcext:value-type="string">
            <text:p>['med','low','4','2','big','high'],</text:p>
          </table:table-cell>
          <table:table-cell table:formula="of:=&quot;'&quot;&amp;[.G12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53]&amp;&quot;','&quot;&amp;[.B1253]&amp;&quot;','&quot;&amp;[.C1253]&amp;&quot;','&quot;&amp; [.D1253]&amp;&quot;','&quot;&amp;[.E1253]&amp;&quot;','&quot;&amp;[.F1253]&amp;&quot;'],&quot;" office:value-type="string" office:string-value="['med','low','4','4','small','low']," calcext:value-type="string">
            <text:p>['med','low','4','4','small','low'],</text:p>
          </table:table-cell>
          <table:table-cell table:formula="of:=&quot;'&quot;&amp;[.G12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54]&amp;&quot;','&quot;&amp;[.B1254]&amp;&quot;','&quot;&amp;[.C1254]&amp;&quot;','&quot;&amp; [.D1254]&amp;&quot;','&quot;&amp;[.E1254]&amp;&quot;','&quot;&amp;[.F1254]&amp;&quot;'],&quot;" office:value-type="string" office:string-value="['med','low','4','4','small','med']," calcext:value-type="string">
            <text:p>['med','low','4','4','small','med'],</text:p>
          </table:table-cell>
          <table:table-cell table:formula="of:=&quot;'&quot;&amp;[.G125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55]&amp;&quot;','&quot;&amp;[.B1255]&amp;&quot;','&quot;&amp;[.C1255]&amp;&quot;','&quot;&amp; [.D1255]&amp;&quot;','&quot;&amp;[.E1255]&amp;&quot;','&quot;&amp;[.F1255]&amp;&quot;'],&quot;" office:value-type="string" office:string-value="['med','low','4','4','small','high']," calcext:value-type="string">
            <text:p>['med','low','4','4','small','high'],</text:p>
          </table:table-cell>
          <table:table-cell table:formula="of:=&quot;'&quot;&amp;[.G125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56]&amp;&quot;','&quot;&amp;[.B1256]&amp;&quot;','&quot;&amp;[.C1256]&amp;&quot;','&quot;&amp; [.D1256]&amp;&quot;','&quot;&amp;[.E1256]&amp;&quot;','&quot;&amp;[.F1256]&amp;&quot;'],&quot;" office:value-type="string" office:string-value="['med','low','4','4','med','low']," calcext:value-type="string">
            <text:p>['med','low','4','4','med','low'],</text:p>
          </table:table-cell>
          <table:table-cell table:formula="of:=&quot;'&quot;&amp;[.G12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57]&amp;&quot;','&quot;&amp;[.B1257]&amp;&quot;','&quot;&amp;[.C1257]&amp;&quot;','&quot;&amp; [.D1257]&amp;&quot;','&quot;&amp;[.E1257]&amp;&quot;','&quot;&amp;[.F1257]&amp;&quot;'],&quot;" office:value-type="string" office:string-value="['med','low','4','4','med','med']," calcext:value-type="string">
            <text:p>['med','low','4','4','med','med'],</text:p>
          </table:table-cell>
          <table:table-cell table:formula="of:=&quot;'&quot;&amp;[.G125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58]&amp;&quot;','&quot;&amp;[.B1258]&amp;&quot;','&quot;&amp;[.C1258]&amp;&quot;','&quot;&amp; [.D1258]&amp;&quot;','&quot;&amp;[.E1258]&amp;&quot;','&quot;&amp;[.F1258]&amp;&quot;'],&quot;" office:value-type="string" office:string-value="['med','low','4','4','med','high']," calcext:value-type="string">
            <text:p>['med','low','4','4','med','high'],</text:p>
          </table:table-cell>
          <table:table-cell table:formula="of:=&quot;'&quot;&amp;[.G125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59]&amp;&quot;','&quot;&amp;[.B1259]&amp;&quot;','&quot;&amp;[.C1259]&amp;&quot;','&quot;&amp; [.D1259]&amp;&quot;','&quot;&amp;[.E1259]&amp;&quot;','&quot;&amp;[.F1259]&amp;&quot;'],&quot;" office:value-type="string" office:string-value="['med','low','4','4','big','low']," calcext:value-type="string">
            <text:p>['med','low','4','4','big','low'],</text:p>
          </table:table-cell>
          <table:table-cell table:formula="of:=&quot;'&quot;&amp;[.G12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60]&amp;&quot;','&quot;&amp;[.B1260]&amp;&quot;','&quot;&amp;[.C1260]&amp;&quot;','&quot;&amp; [.D1260]&amp;&quot;','&quot;&amp;[.E1260]&amp;&quot;','&quot;&amp;[.F1260]&amp;&quot;'],&quot;" office:value-type="string" office:string-value="['med','low','4','4','big','med']," calcext:value-type="string">
            <text:p>['med','low','4','4','big','med'],</text:p>
          </table:table-cell>
          <table:table-cell table:formula="of:=&quot;'&quot;&amp;[.G1260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61]&amp;&quot;','&quot;&amp;[.B1261]&amp;&quot;','&quot;&amp;[.C1261]&amp;&quot;','&quot;&amp; [.D1261]&amp;&quot;','&quot;&amp;[.E1261]&amp;&quot;','&quot;&amp;[.F1261]&amp;&quot;'],&quot;" office:value-type="string" office:string-value="['med','low','4','4','big','high']," calcext:value-type="string">
            <text:p>['med','low','4','4','big','high'],</text:p>
          </table:table-cell>
          <table:table-cell table:formula="of:=&quot;'&quot;&amp;[.G1261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62]&amp;&quot;','&quot;&amp;[.B1262]&amp;&quot;','&quot;&amp;[.C1262]&amp;&quot;','&quot;&amp; [.D1262]&amp;&quot;','&quot;&amp;[.E1262]&amp;&quot;','&quot;&amp;[.F1262]&amp;&quot;'],&quot;" office:value-type="string" office:string-value="['med','low','4','more','small','low']," calcext:value-type="string">
            <text:p>['med','low','4','more','small','low'],</text:p>
          </table:table-cell>
          <table:table-cell table:formula="of:=&quot;'&quot;&amp;[.G12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63]&amp;&quot;','&quot;&amp;[.B1263]&amp;&quot;','&quot;&amp;[.C1263]&amp;&quot;','&quot;&amp; [.D1263]&amp;&quot;','&quot;&amp;[.E1263]&amp;&quot;','&quot;&amp;[.F1263]&amp;&quot;'],&quot;" office:value-type="string" office:string-value="['med','low','4','more','small','med']," calcext:value-type="string">
            <text:p>['med','low','4','more','small','med'],</text:p>
          </table:table-cell>
          <table:table-cell table:formula="of:=&quot;'&quot;&amp;[.G126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64]&amp;&quot;','&quot;&amp;[.B1264]&amp;&quot;','&quot;&amp;[.C1264]&amp;&quot;','&quot;&amp; [.D1264]&amp;&quot;','&quot;&amp;[.E1264]&amp;&quot;','&quot;&amp;[.F1264]&amp;&quot;'],&quot;" office:value-type="string" office:string-value="['med','low','4','more','small','high']," calcext:value-type="string">
            <text:p>['med','low','4','more','small','high'],</text:p>
          </table:table-cell>
          <table:table-cell table:formula="of:=&quot;'&quot;&amp;[.G126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65]&amp;&quot;','&quot;&amp;[.B1265]&amp;&quot;','&quot;&amp;[.C1265]&amp;&quot;','&quot;&amp; [.D1265]&amp;&quot;','&quot;&amp;[.E1265]&amp;&quot;','&quot;&amp;[.F1265]&amp;&quot;'],&quot;" office:value-type="string" office:string-value="['med','low','4','more','med','low']," calcext:value-type="string">
            <text:p>['med','low','4','more','med','low'],</text:p>
          </table:table-cell>
          <table:table-cell table:formula="of:=&quot;'&quot;&amp;[.G12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66]&amp;&quot;','&quot;&amp;[.B1266]&amp;&quot;','&quot;&amp;[.C1266]&amp;&quot;','&quot;&amp; [.D1266]&amp;&quot;','&quot;&amp;[.E1266]&amp;&quot;','&quot;&amp;[.F1266]&amp;&quot;'],&quot;" office:value-type="string" office:string-value="['med','low','4','more','med','med']," calcext:value-type="string">
            <text:p>['med','low','4','more','med','med'],</text:p>
          </table:table-cell>
          <table:table-cell table:formula="of:=&quot;'&quot;&amp;[.G126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67]&amp;&quot;','&quot;&amp;[.B1267]&amp;&quot;','&quot;&amp;[.C1267]&amp;&quot;','&quot;&amp; [.D1267]&amp;&quot;','&quot;&amp;[.E1267]&amp;&quot;','&quot;&amp;[.F1267]&amp;&quot;'],&quot;" office:value-type="string" office:string-value="['med','low','4','more','med','high']," calcext:value-type="string">
            <text:p>['med','low','4','more','med','high'],</text:p>
          </table:table-cell>
          <table:table-cell table:formula="of:=&quot;'&quot;&amp;[.G126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68]&amp;&quot;','&quot;&amp;[.B1268]&amp;&quot;','&quot;&amp;[.C1268]&amp;&quot;','&quot;&amp; [.D1268]&amp;&quot;','&quot;&amp;[.E1268]&amp;&quot;','&quot;&amp;[.F1268]&amp;&quot;'],&quot;" office:value-type="string" office:string-value="['med','low','4','more','big','low']," calcext:value-type="string">
            <text:p>['med','low','4','more','big','low'],</text:p>
          </table:table-cell>
          <table:table-cell table:formula="of:=&quot;'&quot;&amp;[.G12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69]&amp;&quot;','&quot;&amp;[.B1269]&amp;&quot;','&quot;&amp;[.C1269]&amp;&quot;','&quot;&amp; [.D1269]&amp;&quot;','&quot;&amp;[.E1269]&amp;&quot;','&quot;&amp;[.F1269]&amp;&quot;'],&quot;" office:value-type="string" office:string-value="['med','low','4','more','big','med']," calcext:value-type="string">
            <text:p>['med','low','4','more','big','med'],</text:p>
          </table:table-cell>
          <table:table-cell table:formula="of:=&quot;'&quot;&amp;[.G126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70]&amp;&quot;','&quot;&amp;[.B1270]&amp;&quot;','&quot;&amp;[.C1270]&amp;&quot;','&quot;&amp; [.D1270]&amp;&quot;','&quot;&amp;[.E1270]&amp;&quot;','&quot;&amp;[.F1270]&amp;&quot;'],&quot;" office:value-type="string" office:string-value="['med','low','4','more','big','high']," calcext:value-type="string">
            <text:p>['med','low','4','more','big','high'],</text:p>
          </table:table-cell>
          <table:table-cell table:formula="of:=&quot;'&quot;&amp;[.G127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71]&amp;&quot;','&quot;&amp;[.B1271]&amp;&quot;','&quot;&amp;[.C1271]&amp;&quot;','&quot;&amp; [.D1271]&amp;&quot;','&quot;&amp;[.E1271]&amp;&quot;','&quot;&amp;[.F1271]&amp;&quot;'],&quot;" office:value-type="string" office:string-value="['med','low','5more','2','small','low']," calcext:value-type="string">
            <text:p>['med','low','5more','2','small','low'],</text:p>
          </table:table-cell>
          <table:table-cell table:formula="of:=&quot;'&quot;&amp;[.G12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72]&amp;&quot;','&quot;&amp;[.B1272]&amp;&quot;','&quot;&amp;[.C1272]&amp;&quot;','&quot;&amp; [.D1272]&amp;&quot;','&quot;&amp;[.E1272]&amp;&quot;','&quot;&amp;[.F1272]&amp;&quot;'],&quot;" office:value-type="string" office:string-value="['med','low','5more','2','small','med']," calcext:value-type="string">
            <text:p>['med','low','5more','2','small','med'],</text:p>
          </table:table-cell>
          <table:table-cell table:formula="of:=&quot;'&quot;&amp;[.G12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73]&amp;&quot;','&quot;&amp;[.B1273]&amp;&quot;','&quot;&amp;[.C1273]&amp;&quot;','&quot;&amp; [.D1273]&amp;&quot;','&quot;&amp;[.E1273]&amp;&quot;','&quot;&amp;[.F1273]&amp;&quot;'],&quot;" office:value-type="string" office:string-value="['med','low','5more','2','small','high']," calcext:value-type="string">
            <text:p>['med','low','5more','2','small','high'],</text:p>
          </table:table-cell>
          <table:table-cell table:formula="of:=&quot;'&quot;&amp;[.G12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74]&amp;&quot;','&quot;&amp;[.B1274]&amp;&quot;','&quot;&amp;[.C1274]&amp;&quot;','&quot;&amp; [.D1274]&amp;&quot;','&quot;&amp;[.E1274]&amp;&quot;','&quot;&amp;[.F1274]&amp;&quot;'],&quot;" office:value-type="string" office:string-value="['med','low','5more','2','med','low']," calcext:value-type="string">
            <text:p>['med','low','5more','2','med','low'],</text:p>
          </table:table-cell>
          <table:table-cell table:formula="of:=&quot;'&quot;&amp;[.G12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75]&amp;&quot;','&quot;&amp;[.B1275]&amp;&quot;','&quot;&amp;[.C1275]&amp;&quot;','&quot;&amp; [.D1275]&amp;&quot;','&quot;&amp;[.E1275]&amp;&quot;','&quot;&amp;[.F1275]&amp;&quot;'],&quot;" office:value-type="string" office:string-value="['med','low','5more','2','med','med']," calcext:value-type="string">
            <text:p>['med','low','5more','2','med','med'],</text:p>
          </table:table-cell>
          <table:table-cell table:formula="of:=&quot;'&quot;&amp;[.G12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76]&amp;&quot;','&quot;&amp;[.B1276]&amp;&quot;','&quot;&amp;[.C1276]&amp;&quot;','&quot;&amp; [.D1276]&amp;&quot;','&quot;&amp;[.E1276]&amp;&quot;','&quot;&amp;[.F1276]&amp;&quot;'],&quot;" office:value-type="string" office:string-value="['med','low','5more','2','med','high']," calcext:value-type="string">
            <text:p>['med','low','5more','2','med','high'],</text:p>
          </table:table-cell>
          <table:table-cell table:formula="of:=&quot;'&quot;&amp;[.G12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77]&amp;&quot;','&quot;&amp;[.B1277]&amp;&quot;','&quot;&amp;[.C1277]&amp;&quot;','&quot;&amp; [.D1277]&amp;&quot;','&quot;&amp;[.E1277]&amp;&quot;','&quot;&amp;[.F1277]&amp;&quot;'],&quot;" office:value-type="string" office:string-value="['med','low','5more','2','big','low']," calcext:value-type="string">
            <text:p>['med','low','5more','2','big','low'],</text:p>
          </table:table-cell>
          <table:table-cell table:formula="of:=&quot;'&quot;&amp;[.G12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78]&amp;&quot;','&quot;&amp;[.B1278]&amp;&quot;','&quot;&amp;[.C1278]&amp;&quot;','&quot;&amp; [.D1278]&amp;&quot;','&quot;&amp;[.E1278]&amp;&quot;','&quot;&amp;[.F1278]&amp;&quot;'],&quot;" office:value-type="string" office:string-value="['med','low','5more','2','big','med']," calcext:value-type="string">
            <text:p>['med','low','5more','2','big','med'],</text:p>
          </table:table-cell>
          <table:table-cell table:formula="of:=&quot;'&quot;&amp;[.G12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279]&amp;&quot;','&quot;&amp;[.B1279]&amp;&quot;','&quot;&amp;[.C1279]&amp;&quot;','&quot;&amp; [.D1279]&amp;&quot;','&quot;&amp;[.E1279]&amp;&quot;','&quot;&amp;[.F1279]&amp;&quot;'],&quot;" office:value-type="string" office:string-value="['med','low','5more','2','big','high']," calcext:value-type="string">
            <text:p>['med','low','5more','2','big','high'],</text:p>
          </table:table-cell>
          <table:table-cell table:formula="of:=&quot;'&quot;&amp;[.G12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80]&amp;&quot;','&quot;&amp;[.B1280]&amp;&quot;','&quot;&amp;[.C1280]&amp;&quot;','&quot;&amp; [.D1280]&amp;&quot;','&quot;&amp;[.E1280]&amp;&quot;','&quot;&amp;[.F1280]&amp;&quot;'],&quot;" office:value-type="string" office:string-value="['med','low','5more','4','small','low']," calcext:value-type="string">
            <text:p>['med','low','5more','4','small','low'],</text:p>
          </table:table-cell>
          <table:table-cell table:formula="of:=&quot;'&quot;&amp;[.G12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81]&amp;&quot;','&quot;&amp;[.B1281]&amp;&quot;','&quot;&amp;[.C1281]&amp;&quot;','&quot;&amp; [.D1281]&amp;&quot;','&quot;&amp;[.E1281]&amp;&quot;','&quot;&amp;[.F1281]&amp;&quot;'],&quot;" office:value-type="string" office:string-value="['med','low','5more','4','small','med']," calcext:value-type="string">
            <text:p>['med','low','5more','4','small','med'],</text:p>
          </table:table-cell>
          <table:table-cell table:formula="of:=&quot;'&quot;&amp;[.G128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82]&amp;&quot;','&quot;&amp;[.B1282]&amp;&quot;','&quot;&amp;[.C1282]&amp;&quot;','&quot;&amp; [.D1282]&amp;&quot;','&quot;&amp;[.E1282]&amp;&quot;','&quot;&amp;[.F1282]&amp;&quot;'],&quot;" office:value-type="string" office:string-value="['med','low','5more','4','small','high']," calcext:value-type="string">
            <text:p>['med','low','5more','4','small','high'],</text:p>
          </table:table-cell>
          <table:table-cell table:formula="of:=&quot;'&quot;&amp;[.G1282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83]&amp;&quot;','&quot;&amp;[.B1283]&amp;&quot;','&quot;&amp;[.C1283]&amp;&quot;','&quot;&amp; [.D1283]&amp;&quot;','&quot;&amp;[.E1283]&amp;&quot;','&quot;&amp;[.F1283]&amp;&quot;'],&quot;" office:value-type="string" office:string-value="['med','low','5more','4','med','low']," calcext:value-type="string">
            <text:p>['med','low','5more','4','med','low'],</text:p>
          </table:table-cell>
          <table:table-cell table:formula="of:=&quot;'&quot;&amp;[.G12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84]&amp;&quot;','&quot;&amp;[.B1284]&amp;&quot;','&quot;&amp;[.C1284]&amp;&quot;','&quot;&amp; [.D1284]&amp;&quot;','&quot;&amp;[.E1284]&amp;&quot;','&quot;&amp;[.F1284]&amp;&quot;'],&quot;" office:value-type="string" office:string-value="['med','low','5more','4','med','med']," calcext:value-type="string">
            <text:p>['med','low','5more','4','med','med'],</text:p>
          </table:table-cell>
          <table:table-cell table:formula="of:=&quot;'&quot;&amp;[.G128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85]&amp;&quot;','&quot;&amp;[.B1285]&amp;&quot;','&quot;&amp;[.C1285]&amp;&quot;','&quot;&amp; [.D1285]&amp;&quot;','&quot;&amp;[.E1285]&amp;&quot;','&quot;&amp;[.F1285]&amp;&quot;'],&quot;" office:value-type="string" office:string-value="['med','low','5more','4','med','high']," calcext:value-type="string">
            <text:p>['med','low','5more','4','med','high'],</text:p>
          </table:table-cell>
          <table:table-cell table:formula="of:=&quot;'&quot;&amp;[.G1285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86]&amp;&quot;','&quot;&amp;[.B1286]&amp;&quot;','&quot;&amp;[.C1286]&amp;&quot;','&quot;&amp; [.D1286]&amp;&quot;','&quot;&amp;[.E1286]&amp;&quot;','&quot;&amp;[.F1286]&amp;&quot;'],&quot;" office:value-type="string" office:string-value="['med','low','5more','4','big','low']," calcext:value-type="string">
            <text:p>['med','low','5more','4','big','low'],</text:p>
          </table:table-cell>
          <table:table-cell table:formula="of:=&quot;'&quot;&amp;[.G12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87]&amp;&quot;','&quot;&amp;[.B1287]&amp;&quot;','&quot;&amp;[.C1287]&amp;&quot;','&quot;&amp; [.D1287]&amp;&quot;','&quot;&amp;[.E1287]&amp;&quot;','&quot;&amp;[.F1287]&amp;&quot;'],&quot;" office:value-type="string" office:string-value="['med','low','5more','4','big','med']," calcext:value-type="string">
            <text:p>['med','low','5more','4','big','med'],</text:p>
          </table:table-cell>
          <table:table-cell table:formula="of:=&quot;'&quot;&amp;[.G128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88]&amp;&quot;','&quot;&amp;[.B1288]&amp;&quot;','&quot;&amp;[.C1288]&amp;&quot;','&quot;&amp; [.D1288]&amp;&quot;','&quot;&amp;[.E1288]&amp;&quot;','&quot;&amp;[.F1288]&amp;&quot;'],&quot;" office:value-type="string" office:string-value="['med','low','5more','4','big','high']," calcext:value-type="string">
            <text:p>['med','low','5more','4','big','high'],</text:p>
          </table:table-cell>
          <table:table-cell table:formula="of:=&quot;'&quot;&amp;[.G128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89]&amp;&quot;','&quot;&amp;[.B1289]&amp;&quot;','&quot;&amp;[.C1289]&amp;&quot;','&quot;&amp; [.D1289]&amp;&quot;','&quot;&amp;[.E1289]&amp;&quot;','&quot;&amp;[.F1289]&amp;&quot;'],&quot;" office:value-type="string" office:string-value="['med','low','5more','more','small','low']," calcext:value-type="string">
            <text:p>['med','low','5more','more','small','low'],</text:p>
          </table:table-cell>
          <table:table-cell table:formula="of:=&quot;'&quot;&amp;[.G12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290]&amp;&quot;','&quot;&amp;[.B1290]&amp;&quot;','&quot;&amp;[.C1290]&amp;&quot;','&quot;&amp; [.D1290]&amp;&quot;','&quot;&amp;[.E1290]&amp;&quot;','&quot;&amp;[.F1290]&amp;&quot;'],&quot;" office:value-type="string" office:string-value="['med','low','5more','more','small','med']," calcext:value-type="string">
            <text:p>['med','low','5more','more','small','med'],</text:p>
          </table:table-cell>
          <table:table-cell table:formula="of:=&quot;'&quot;&amp;[.G129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291]&amp;&quot;','&quot;&amp;[.B1291]&amp;&quot;','&quot;&amp;[.C1291]&amp;&quot;','&quot;&amp; [.D1291]&amp;&quot;','&quot;&amp;[.E1291]&amp;&quot;','&quot;&amp;[.F1291]&amp;&quot;'],&quot;" office:value-type="string" office:string-value="['med','low','5more','more','small','high']," calcext:value-type="string">
            <text:p>['med','low','5more','more','small','high'],</text:p>
          </table:table-cell>
          <table:table-cell table:formula="of:=&quot;'&quot;&amp;[.G129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92]&amp;&quot;','&quot;&amp;[.B1292]&amp;&quot;','&quot;&amp;[.C1292]&amp;&quot;','&quot;&amp; [.D1292]&amp;&quot;','&quot;&amp;[.E1292]&amp;&quot;','&quot;&amp;[.F1292]&amp;&quot;'],&quot;" office:value-type="string" office:string-value="['med','low','5more','more','med','low']," calcext:value-type="string">
            <text:p>['med','low','5more','more','med','low'],</text:p>
          </table:table-cell>
          <table:table-cell table:formula="of:=&quot;'&quot;&amp;[.G12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93]&amp;&quot;','&quot;&amp;[.B1293]&amp;&quot;','&quot;&amp;[.C1293]&amp;&quot;','&quot;&amp; [.D1293]&amp;&quot;','&quot;&amp;[.E1293]&amp;&quot;','&quot;&amp;[.F1293]&amp;&quot;'],&quot;" office:value-type="string" office:string-value="['med','low','5more','more','med','med']," calcext:value-type="string">
            <text:p>['med','low','5more','more','med','med'],</text:p>
          </table:table-cell>
          <table:table-cell table:formula="of:=&quot;'&quot;&amp;[.G129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94]&amp;&quot;','&quot;&amp;[.B1294]&amp;&quot;','&quot;&amp;[.C1294]&amp;&quot;','&quot;&amp; [.D1294]&amp;&quot;','&quot;&amp;[.E1294]&amp;&quot;','&quot;&amp;[.F1294]&amp;&quot;'],&quot;" office:value-type="string" office:string-value="['med','low','5more','more','med','high']," calcext:value-type="string">
            <text:p>['med','low','5more','more','med','high'],</text:p>
          </table:table-cell>
          <table:table-cell table:formula="of:=&quot;'&quot;&amp;[.G129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95]&amp;&quot;','&quot;&amp;[.B1295]&amp;&quot;','&quot;&amp;[.C1295]&amp;&quot;','&quot;&amp; [.D1295]&amp;&quot;','&quot;&amp;[.E1295]&amp;&quot;','&quot;&amp;[.F1295]&amp;&quot;'],&quot;" office:value-type="string" office:string-value="['med','low','5more','more','big','low']," calcext:value-type="string">
            <text:p>['med','low','5more','more','big','low'],</text:p>
          </table:table-cell>
          <table:table-cell table:formula="of:=&quot;'&quot;&amp;[.G12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296]&amp;&quot;','&quot;&amp;[.B1296]&amp;&quot;','&quot;&amp;[.C1296]&amp;&quot;','&quot;&amp; [.D1296]&amp;&quot;','&quot;&amp;[.E1296]&amp;&quot;','&quot;&amp;[.F1296]&amp;&quot;'],&quot;" office:value-type="string" office:string-value="['med','low','5more','more','big','med']," calcext:value-type="string">
            <text:p>['med','low','5more','more','big','med'],</text:p>
          </table:table-cell>
          <table:table-cell table:formula="of:=&quot;'&quot;&amp;[.G129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297]&amp;&quot;','&quot;&amp;[.B1297]&amp;&quot;','&quot;&amp;[.C1297]&amp;&quot;','&quot;&amp; [.D1297]&amp;&quot;','&quot;&amp;[.E1297]&amp;&quot;','&quot;&amp;[.F1297]&amp;&quot;'],&quot;" office:value-type="string" office:string-value="['med','low','5more','more','big','high']," calcext:value-type="string">
            <text:p>['med','low','5more','more','big','high'],</text:p>
          </table:table-cell>
          <table:table-cell table:formula="of:=&quot;'&quot;&amp;[.G129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298]&amp;&quot;','&quot;&amp;[.B1298]&amp;&quot;','&quot;&amp;[.C1298]&amp;&quot;','&quot;&amp; [.D1298]&amp;&quot;','&quot;&amp;[.E1298]&amp;&quot;','&quot;&amp;[.F1298]&amp;&quot;'],&quot;" office:value-type="string" office:string-value="['low','vhigh','2','2','small','low']," calcext:value-type="string">
            <text:p>['low','vhigh','2','2','small','low'],</text:p>
          </table:table-cell>
          <table:table-cell table:formula="of:=&quot;'&quot;&amp;[.G12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299]&amp;&quot;','&quot;&amp;[.B1299]&amp;&quot;','&quot;&amp;[.C1299]&amp;&quot;','&quot;&amp; [.D1299]&amp;&quot;','&quot;&amp;[.E1299]&amp;&quot;','&quot;&amp;[.F1299]&amp;&quot;'],&quot;" office:value-type="string" office:string-value="['low','vhigh','2','2','small','med']," calcext:value-type="string">
            <text:p>['low','vhigh','2','2','small','med'],</text:p>
          </table:table-cell>
          <table:table-cell table:formula="of:=&quot;'&quot;&amp;[.G12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00]&amp;&quot;','&quot;&amp;[.B1300]&amp;&quot;','&quot;&amp;[.C1300]&amp;&quot;','&quot;&amp; [.D1300]&amp;&quot;','&quot;&amp;[.E1300]&amp;&quot;','&quot;&amp;[.F1300]&amp;&quot;'],&quot;" office:value-type="string" office:string-value="['low','vhigh','2','2','small','high']," calcext:value-type="string">
            <text:p>['low','vhigh','2','2','small','high'],</text:p>
          </table:table-cell>
          <table:table-cell table:formula="of:=&quot;'&quot;&amp;[.G13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01]&amp;&quot;','&quot;&amp;[.B1301]&amp;&quot;','&quot;&amp;[.C1301]&amp;&quot;','&quot;&amp; [.D1301]&amp;&quot;','&quot;&amp;[.E1301]&amp;&quot;','&quot;&amp;[.F1301]&amp;&quot;'],&quot;" office:value-type="string" office:string-value="['low','vhigh','2','2','med','low']," calcext:value-type="string">
            <text:p>['low','vhigh','2','2','med','low'],</text:p>
          </table:table-cell>
          <table:table-cell table:formula="of:=&quot;'&quot;&amp;[.G13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02]&amp;&quot;','&quot;&amp;[.B1302]&amp;&quot;','&quot;&amp;[.C1302]&amp;&quot;','&quot;&amp; [.D1302]&amp;&quot;','&quot;&amp;[.E1302]&amp;&quot;','&quot;&amp;[.F1302]&amp;&quot;'],&quot;" office:value-type="string" office:string-value="['low','vhigh','2','2','med','med']," calcext:value-type="string">
            <text:p>['low','vhigh','2','2','med','med'],</text:p>
          </table:table-cell>
          <table:table-cell table:formula="of:=&quot;'&quot;&amp;[.G13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03]&amp;&quot;','&quot;&amp;[.B1303]&amp;&quot;','&quot;&amp;[.C1303]&amp;&quot;','&quot;&amp; [.D1303]&amp;&quot;','&quot;&amp;[.E1303]&amp;&quot;','&quot;&amp;[.F1303]&amp;&quot;'],&quot;" office:value-type="string" office:string-value="['low','vhigh','2','2','med','high']," calcext:value-type="string">
            <text:p>['low','vhigh','2','2','med','high'],</text:p>
          </table:table-cell>
          <table:table-cell table:formula="of:=&quot;'&quot;&amp;[.G13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04]&amp;&quot;','&quot;&amp;[.B1304]&amp;&quot;','&quot;&amp;[.C1304]&amp;&quot;','&quot;&amp; [.D1304]&amp;&quot;','&quot;&amp;[.E1304]&amp;&quot;','&quot;&amp;[.F1304]&amp;&quot;'],&quot;" office:value-type="string" office:string-value="['low','vhigh','2','2','big','low']," calcext:value-type="string">
            <text:p>['low','vhigh','2','2','big','low'],</text:p>
          </table:table-cell>
          <table:table-cell table:formula="of:=&quot;'&quot;&amp;[.G13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05]&amp;&quot;','&quot;&amp;[.B1305]&amp;&quot;','&quot;&amp;[.C1305]&amp;&quot;','&quot;&amp; [.D1305]&amp;&quot;','&quot;&amp;[.E1305]&amp;&quot;','&quot;&amp;[.F1305]&amp;&quot;'],&quot;" office:value-type="string" office:string-value="['low','vhigh','2','2','big','med']," calcext:value-type="string">
            <text:p>['low','vhigh','2','2','big','med'],</text:p>
          </table:table-cell>
          <table:table-cell table:formula="of:=&quot;'&quot;&amp;[.G13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06]&amp;&quot;','&quot;&amp;[.B1306]&amp;&quot;','&quot;&amp;[.C1306]&amp;&quot;','&quot;&amp; [.D1306]&amp;&quot;','&quot;&amp;[.E1306]&amp;&quot;','&quot;&amp;[.F1306]&amp;&quot;'],&quot;" office:value-type="string" office:string-value="['low','vhigh','2','2','big','high']," calcext:value-type="string">
            <text:p>['low','vhigh','2','2','big','high'],</text:p>
          </table:table-cell>
          <table:table-cell table:formula="of:=&quot;'&quot;&amp;[.G13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07]&amp;&quot;','&quot;&amp;[.B1307]&amp;&quot;','&quot;&amp;[.C1307]&amp;&quot;','&quot;&amp; [.D1307]&amp;&quot;','&quot;&amp;[.E1307]&amp;&quot;','&quot;&amp;[.F1307]&amp;&quot;'],&quot;" office:value-type="string" office:string-value="['low','vhigh','2','4','small','low']," calcext:value-type="string">
            <text:p>['low','vhigh','2','4','small','low'],</text:p>
          </table:table-cell>
          <table:table-cell table:formula="of:=&quot;'&quot;&amp;[.G13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08]&amp;&quot;','&quot;&amp;[.B1308]&amp;&quot;','&quot;&amp;[.C1308]&amp;&quot;','&quot;&amp; [.D1308]&amp;&quot;','&quot;&amp;[.E1308]&amp;&quot;','&quot;&amp;[.F1308]&amp;&quot;'],&quot;" office:value-type="string" office:string-value="['low','vhigh','2','4','small','med']," calcext:value-type="string">
            <text:p>['low','vhigh','2','4','small','med'],</text:p>
          </table:table-cell>
          <table:table-cell table:formula="of:=&quot;'&quot;&amp;[.G13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09]&amp;&quot;','&quot;&amp;[.B1309]&amp;&quot;','&quot;&amp;[.C1309]&amp;&quot;','&quot;&amp; [.D1309]&amp;&quot;','&quot;&amp;[.E1309]&amp;&quot;','&quot;&amp;[.F1309]&amp;&quot;'],&quot;" office:value-type="string" office:string-value="['low','vhigh','2','4','small','high']," calcext:value-type="string">
            <text:p>['low','vhigh','2','4','small','high'],</text:p>
          </table:table-cell>
          <table:table-cell table:formula="of:=&quot;'&quot;&amp;[.G130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10]&amp;&quot;','&quot;&amp;[.B1310]&amp;&quot;','&quot;&amp;[.C1310]&amp;&quot;','&quot;&amp; [.D1310]&amp;&quot;','&quot;&amp;[.E1310]&amp;&quot;','&quot;&amp;[.F1310]&amp;&quot;'],&quot;" office:value-type="string" office:string-value="['low','vhigh','2','4','med','low']," calcext:value-type="string">
            <text:p>['low','vhigh','2','4','med','low'],</text:p>
          </table:table-cell>
          <table:table-cell table:formula="of:=&quot;'&quot;&amp;[.G13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11]&amp;&quot;','&quot;&amp;[.B1311]&amp;&quot;','&quot;&amp;[.C1311]&amp;&quot;','&quot;&amp; [.D1311]&amp;&quot;','&quot;&amp;[.E1311]&amp;&quot;','&quot;&amp;[.F1311]&amp;&quot;'],&quot;" office:value-type="string" office:string-value="['low','vhigh','2','4','med','med']," calcext:value-type="string">
            <text:p>['low','vhigh','2','4','med','med'],</text:p>
          </table:table-cell>
          <table:table-cell table:formula="of:=&quot;'&quot;&amp;[.G13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12]&amp;&quot;','&quot;&amp;[.B1312]&amp;&quot;','&quot;&amp;[.C1312]&amp;&quot;','&quot;&amp; [.D1312]&amp;&quot;','&quot;&amp;[.E1312]&amp;&quot;','&quot;&amp;[.F1312]&amp;&quot;'],&quot;" office:value-type="string" office:string-value="['low','vhigh','2','4','med','high']," calcext:value-type="string">
            <text:p>['low','vhigh','2','4','med','high'],</text:p>
          </table:table-cell>
          <table:table-cell table:formula="of:=&quot;'&quot;&amp;[.G13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13]&amp;&quot;','&quot;&amp;[.B1313]&amp;&quot;','&quot;&amp;[.C1313]&amp;&quot;','&quot;&amp; [.D1313]&amp;&quot;','&quot;&amp;[.E1313]&amp;&quot;','&quot;&amp;[.F1313]&amp;&quot;'],&quot;" office:value-type="string" office:string-value="['low','vhigh','2','4','big','low']," calcext:value-type="string">
            <text:p>['low','vhigh','2','4','big','low'],</text:p>
          </table:table-cell>
          <table:table-cell table:formula="of:=&quot;'&quot;&amp;[.G13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14]&amp;&quot;','&quot;&amp;[.B1314]&amp;&quot;','&quot;&amp;[.C1314]&amp;&quot;','&quot;&amp; [.D1314]&amp;&quot;','&quot;&amp;[.E1314]&amp;&quot;','&quot;&amp;[.F1314]&amp;&quot;'],&quot;" office:value-type="string" office:string-value="['low','vhigh','2','4','big','med']," calcext:value-type="string">
            <text:p>['low','vhigh','2','4','big','med'],</text:p>
          </table:table-cell>
          <table:table-cell table:formula="of:=&quot;'&quot;&amp;[.G131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15]&amp;&quot;','&quot;&amp;[.B1315]&amp;&quot;','&quot;&amp;[.C1315]&amp;&quot;','&quot;&amp; [.D1315]&amp;&quot;','&quot;&amp;[.E1315]&amp;&quot;','&quot;&amp;[.F1315]&amp;&quot;'],&quot;" office:value-type="string" office:string-value="['low','vhigh','2','4','big','high']," calcext:value-type="string">
            <text:p>['low','vhigh','2','4','big','high'],</text:p>
          </table:table-cell>
          <table:table-cell table:formula="of:=&quot;'&quot;&amp;[.G131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16]&amp;&quot;','&quot;&amp;[.B1316]&amp;&quot;','&quot;&amp;[.C1316]&amp;&quot;','&quot;&amp; [.D1316]&amp;&quot;','&quot;&amp;[.E1316]&amp;&quot;','&quot;&amp;[.F1316]&amp;&quot;'],&quot;" office:value-type="string" office:string-value="['low','vhigh','2','more','small','low']," calcext:value-type="string">
            <text:p>['low','vhigh','2','more','small','low'],</text:p>
          </table:table-cell>
          <table:table-cell table:formula="of:=&quot;'&quot;&amp;[.G13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17]&amp;&quot;','&quot;&amp;[.B1317]&amp;&quot;','&quot;&amp;[.C1317]&amp;&quot;','&quot;&amp; [.D1317]&amp;&quot;','&quot;&amp;[.E1317]&amp;&quot;','&quot;&amp;[.F1317]&amp;&quot;'],&quot;" office:value-type="string" office:string-value="['low','vhigh','2','more','small','med']," calcext:value-type="string">
            <text:p>['low','vhigh','2','more','small','med'],</text:p>
          </table:table-cell>
          <table:table-cell table:formula="of:=&quot;'&quot;&amp;[.G13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18]&amp;&quot;','&quot;&amp;[.B1318]&amp;&quot;','&quot;&amp;[.C1318]&amp;&quot;','&quot;&amp; [.D1318]&amp;&quot;','&quot;&amp;[.E1318]&amp;&quot;','&quot;&amp;[.F1318]&amp;&quot;'],&quot;" office:value-type="string" office:string-value="['low','vhigh','2','more','small','high']," calcext:value-type="string">
            <text:p>['low','vhigh','2','more','small','high'],</text:p>
          </table:table-cell>
          <table:table-cell table:formula="of:=&quot;'&quot;&amp;[.G13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19]&amp;&quot;','&quot;&amp;[.B1319]&amp;&quot;','&quot;&amp;[.C1319]&amp;&quot;','&quot;&amp; [.D1319]&amp;&quot;','&quot;&amp;[.E1319]&amp;&quot;','&quot;&amp;[.F1319]&amp;&quot;'],&quot;" office:value-type="string" office:string-value="['low','vhigh','2','more','med','low']," calcext:value-type="string">
            <text:p>['low','vhigh','2','more','med','low'],</text:p>
          </table:table-cell>
          <table:table-cell table:formula="of:=&quot;'&quot;&amp;[.G13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20]&amp;&quot;','&quot;&amp;[.B1320]&amp;&quot;','&quot;&amp;[.C1320]&amp;&quot;','&quot;&amp; [.D1320]&amp;&quot;','&quot;&amp;[.E1320]&amp;&quot;','&quot;&amp;[.F1320]&amp;&quot;'],&quot;" office:value-type="string" office:string-value="['low','vhigh','2','more','med','med']," calcext:value-type="string">
            <text:p>['low','vhigh','2','more','med','med'],</text:p>
          </table:table-cell>
          <table:table-cell table:formula="of:=&quot;'&quot;&amp;[.G13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21]&amp;&quot;','&quot;&amp;[.B1321]&amp;&quot;','&quot;&amp;[.C1321]&amp;&quot;','&quot;&amp; [.D1321]&amp;&quot;','&quot;&amp;[.E1321]&amp;&quot;','&quot;&amp;[.F1321]&amp;&quot;'],&quot;" office:value-type="string" office:string-value="['low','vhigh','2','more','med','high']," calcext:value-type="string">
            <text:p>['low','vhigh','2','more','med','high'],</text:p>
          </table:table-cell>
          <table:table-cell table:formula="of:=&quot;'&quot;&amp;[.G132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22]&amp;&quot;','&quot;&amp;[.B1322]&amp;&quot;','&quot;&amp;[.C1322]&amp;&quot;','&quot;&amp; [.D1322]&amp;&quot;','&quot;&amp;[.E1322]&amp;&quot;','&quot;&amp;[.F1322]&amp;&quot;'],&quot;" office:value-type="string" office:string-value="['low','vhigh','2','more','big','low']," calcext:value-type="string">
            <text:p>['low','vhigh','2','more','big','low'],</text:p>
          </table:table-cell>
          <table:table-cell table:formula="of:=&quot;'&quot;&amp;[.G13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23]&amp;&quot;','&quot;&amp;[.B1323]&amp;&quot;','&quot;&amp;[.C1323]&amp;&quot;','&quot;&amp; [.D1323]&amp;&quot;','&quot;&amp;[.E1323]&amp;&quot;','&quot;&amp;[.F1323]&amp;&quot;'],&quot;" office:value-type="string" office:string-value="['low','vhigh','2','more','big','med']," calcext:value-type="string">
            <text:p>['low','vhigh','2','more','big','med'],</text:p>
          </table:table-cell>
          <table:table-cell table:formula="of:=&quot;'&quot;&amp;[.G132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24]&amp;&quot;','&quot;&amp;[.B1324]&amp;&quot;','&quot;&amp;[.C1324]&amp;&quot;','&quot;&amp; [.D1324]&amp;&quot;','&quot;&amp;[.E1324]&amp;&quot;','&quot;&amp;[.F1324]&amp;&quot;'],&quot;" office:value-type="string" office:string-value="['low','vhigh','2','more','big','high']," calcext:value-type="string">
            <text:p>['low','vhigh','2','more','big','high'],</text:p>
          </table:table-cell>
          <table:table-cell table:formula="of:=&quot;'&quot;&amp;[.G13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25]&amp;&quot;','&quot;&amp;[.B1325]&amp;&quot;','&quot;&amp;[.C1325]&amp;&quot;','&quot;&amp; [.D1325]&amp;&quot;','&quot;&amp;[.E1325]&amp;&quot;','&quot;&amp;[.F1325]&amp;&quot;'],&quot;" office:value-type="string" office:string-value="['low','vhigh','3','2','small','low']," calcext:value-type="string">
            <text:p>['low','vhigh','3','2','small','low'],</text:p>
          </table:table-cell>
          <table:table-cell table:formula="of:=&quot;'&quot;&amp;[.G13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26]&amp;&quot;','&quot;&amp;[.B1326]&amp;&quot;','&quot;&amp;[.C1326]&amp;&quot;','&quot;&amp; [.D1326]&amp;&quot;','&quot;&amp;[.E1326]&amp;&quot;','&quot;&amp;[.F1326]&amp;&quot;'],&quot;" office:value-type="string" office:string-value="['low','vhigh','3','2','small','med']," calcext:value-type="string">
            <text:p>['low','vhigh','3','2','small','med'],</text:p>
          </table:table-cell>
          <table:table-cell table:formula="of:=&quot;'&quot;&amp;[.G13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27]&amp;&quot;','&quot;&amp;[.B1327]&amp;&quot;','&quot;&amp;[.C1327]&amp;&quot;','&quot;&amp; [.D1327]&amp;&quot;','&quot;&amp;[.E1327]&amp;&quot;','&quot;&amp;[.F1327]&amp;&quot;'],&quot;" office:value-type="string" office:string-value="['low','vhigh','3','2','small','high']," calcext:value-type="string">
            <text:p>['low','vhigh','3','2','small','high'],</text:p>
          </table:table-cell>
          <table:table-cell table:formula="of:=&quot;'&quot;&amp;[.G13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28]&amp;&quot;','&quot;&amp;[.B1328]&amp;&quot;','&quot;&amp;[.C1328]&amp;&quot;','&quot;&amp; [.D1328]&amp;&quot;','&quot;&amp;[.E1328]&amp;&quot;','&quot;&amp;[.F1328]&amp;&quot;'],&quot;" office:value-type="string" office:string-value="['low','vhigh','3','2','med','low']," calcext:value-type="string">
            <text:p>['low','vhigh','3','2','med','low'],</text:p>
          </table:table-cell>
          <table:table-cell table:formula="of:=&quot;'&quot;&amp;[.G13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29]&amp;&quot;','&quot;&amp;[.B1329]&amp;&quot;','&quot;&amp;[.C1329]&amp;&quot;','&quot;&amp; [.D1329]&amp;&quot;','&quot;&amp;[.E1329]&amp;&quot;','&quot;&amp;[.F1329]&amp;&quot;'],&quot;" office:value-type="string" office:string-value="['low','vhigh','3','2','med','med']," calcext:value-type="string">
            <text:p>['low','vhigh','3','2','med','med'],</text:p>
          </table:table-cell>
          <table:table-cell table:formula="of:=&quot;'&quot;&amp;[.G13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30]&amp;&quot;','&quot;&amp;[.B1330]&amp;&quot;','&quot;&amp;[.C1330]&amp;&quot;','&quot;&amp; [.D1330]&amp;&quot;','&quot;&amp;[.E1330]&amp;&quot;','&quot;&amp;[.F1330]&amp;&quot;'],&quot;" office:value-type="string" office:string-value="['low','vhigh','3','2','med','high']," calcext:value-type="string">
            <text:p>['low','vhigh','3','2','med','high'],</text:p>
          </table:table-cell>
          <table:table-cell table:formula="of:=&quot;'&quot;&amp;[.G13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31]&amp;&quot;','&quot;&amp;[.B1331]&amp;&quot;','&quot;&amp;[.C1331]&amp;&quot;','&quot;&amp; [.D1331]&amp;&quot;','&quot;&amp;[.E1331]&amp;&quot;','&quot;&amp;[.F1331]&amp;&quot;'],&quot;" office:value-type="string" office:string-value="['low','vhigh','3','2','big','low']," calcext:value-type="string">
            <text:p>['low','vhigh','3','2','big','low'],</text:p>
          </table:table-cell>
          <table:table-cell table:formula="of:=&quot;'&quot;&amp;[.G13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32]&amp;&quot;','&quot;&amp;[.B1332]&amp;&quot;','&quot;&amp;[.C1332]&amp;&quot;','&quot;&amp; [.D1332]&amp;&quot;','&quot;&amp;[.E1332]&amp;&quot;','&quot;&amp;[.F1332]&amp;&quot;'],&quot;" office:value-type="string" office:string-value="['low','vhigh','3','2','big','med']," calcext:value-type="string">
            <text:p>['low','vhigh','3','2','big','med'],</text:p>
          </table:table-cell>
          <table:table-cell table:formula="of:=&quot;'&quot;&amp;[.G13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33]&amp;&quot;','&quot;&amp;[.B1333]&amp;&quot;','&quot;&amp;[.C1333]&amp;&quot;','&quot;&amp; [.D1333]&amp;&quot;','&quot;&amp;[.E1333]&amp;&quot;','&quot;&amp;[.F1333]&amp;&quot;'],&quot;" office:value-type="string" office:string-value="['low','vhigh','3','2','big','high']," calcext:value-type="string">
            <text:p>['low','vhigh','3','2','big','high'],</text:p>
          </table:table-cell>
          <table:table-cell table:formula="of:=&quot;'&quot;&amp;[.G13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34]&amp;&quot;','&quot;&amp;[.B1334]&amp;&quot;','&quot;&amp;[.C1334]&amp;&quot;','&quot;&amp; [.D1334]&amp;&quot;','&quot;&amp;[.E1334]&amp;&quot;','&quot;&amp;[.F1334]&amp;&quot;'],&quot;" office:value-type="string" office:string-value="['low','vhigh','3','4','small','low']," calcext:value-type="string">
            <text:p>['low','vhigh','3','4','small','low'],</text:p>
          </table:table-cell>
          <table:table-cell table:formula="of:=&quot;'&quot;&amp;[.G13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35]&amp;&quot;','&quot;&amp;[.B1335]&amp;&quot;','&quot;&amp;[.C1335]&amp;&quot;','&quot;&amp; [.D1335]&amp;&quot;','&quot;&amp;[.E1335]&amp;&quot;','&quot;&amp;[.F1335]&amp;&quot;'],&quot;" office:value-type="string" office:string-value="['low','vhigh','3','4','small','med']," calcext:value-type="string">
            <text:p>['low','vhigh','3','4','small','med'],</text:p>
          </table:table-cell>
          <table:table-cell table:formula="of:=&quot;'&quot;&amp;[.G13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36]&amp;&quot;','&quot;&amp;[.B1336]&amp;&quot;','&quot;&amp;[.C1336]&amp;&quot;','&quot;&amp; [.D1336]&amp;&quot;','&quot;&amp;[.E1336]&amp;&quot;','&quot;&amp;[.F1336]&amp;&quot;'],&quot;" office:value-type="string" office:string-value="['low','vhigh','3','4','small','high']," calcext:value-type="string">
            <text:p>['low','vhigh','3','4','small','high'],</text:p>
          </table:table-cell>
          <table:table-cell table:formula="of:=&quot;'&quot;&amp;[.G133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37]&amp;&quot;','&quot;&amp;[.B1337]&amp;&quot;','&quot;&amp;[.C1337]&amp;&quot;','&quot;&amp; [.D1337]&amp;&quot;','&quot;&amp;[.E1337]&amp;&quot;','&quot;&amp;[.F1337]&amp;&quot;'],&quot;" office:value-type="string" office:string-value="['low','vhigh','3','4','med','low']," calcext:value-type="string">
            <text:p>['low','vhigh','3','4','med','low'],</text:p>
          </table:table-cell>
          <table:table-cell table:formula="of:=&quot;'&quot;&amp;[.G13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38]&amp;&quot;','&quot;&amp;[.B1338]&amp;&quot;','&quot;&amp;[.C1338]&amp;&quot;','&quot;&amp; [.D1338]&amp;&quot;','&quot;&amp;[.E1338]&amp;&quot;','&quot;&amp;[.F1338]&amp;&quot;'],&quot;" office:value-type="string" office:string-value="['low','vhigh','3','4','med','med']," calcext:value-type="string">
            <text:p>['low','vhigh','3','4','med','med'],</text:p>
          </table:table-cell>
          <table:table-cell table:formula="of:=&quot;'&quot;&amp;[.G13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39]&amp;&quot;','&quot;&amp;[.B1339]&amp;&quot;','&quot;&amp;[.C1339]&amp;&quot;','&quot;&amp; [.D1339]&amp;&quot;','&quot;&amp;[.E1339]&amp;&quot;','&quot;&amp;[.F1339]&amp;&quot;'],&quot;" office:value-type="string" office:string-value="['low','vhigh','3','4','med','high']," calcext:value-type="string">
            <text:p>['low','vhigh','3','4','med','high'],</text:p>
          </table:table-cell>
          <table:table-cell table:formula="of:=&quot;'&quot;&amp;[.G133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40]&amp;&quot;','&quot;&amp;[.B1340]&amp;&quot;','&quot;&amp;[.C1340]&amp;&quot;','&quot;&amp; [.D1340]&amp;&quot;','&quot;&amp;[.E1340]&amp;&quot;','&quot;&amp;[.F1340]&amp;&quot;'],&quot;" office:value-type="string" office:string-value="['low','vhigh','3','4','big','low']," calcext:value-type="string">
            <text:p>['low','vhigh','3','4','big','low'],</text:p>
          </table:table-cell>
          <table:table-cell table:formula="of:=&quot;'&quot;&amp;[.G13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41]&amp;&quot;','&quot;&amp;[.B1341]&amp;&quot;','&quot;&amp;[.C1341]&amp;&quot;','&quot;&amp; [.D1341]&amp;&quot;','&quot;&amp;[.E1341]&amp;&quot;','&quot;&amp;[.F1341]&amp;&quot;'],&quot;" office:value-type="string" office:string-value="['low','vhigh','3','4','big','med']," calcext:value-type="string">
            <text:p>['low','vhigh','3','4','big','med'],</text:p>
          </table:table-cell>
          <table:table-cell table:formula="of:=&quot;'&quot;&amp;[.G134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42]&amp;&quot;','&quot;&amp;[.B1342]&amp;&quot;','&quot;&amp;[.C1342]&amp;&quot;','&quot;&amp; [.D1342]&amp;&quot;','&quot;&amp;[.E1342]&amp;&quot;','&quot;&amp;[.F1342]&amp;&quot;'],&quot;" office:value-type="string" office:string-value="['low','vhigh','3','4','big','high']," calcext:value-type="string">
            <text:p>['low','vhigh','3','4','big','high'],</text:p>
          </table:table-cell>
          <table:table-cell table:formula="of:=&quot;'&quot;&amp;[.G134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43]&amp;&quot;','&quot;&amp;[.B1343]&amp;&quot;','&quot;&amp;[.C1343]&amp;&quot;','&quot;&amp; [.D1343]&amp;&quot;','&quot;&amp;[.E1343]&amp;&quot;','&quot;&amp;[.F1343]&amp;&quot;'],&quot;" office:value-type="string" office:string-value="['low','vhigh','3','more','small','low']," calcext:value-type="string">
            <text:p>['low','vhigh','3','more','small','low'],</text:p>
          </table:table-cell>
          <table:table-cell table:formula="of:=&quot;'&quot;&amp;[.G13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44]&amp;&quot;','&quot;&amp;[.B1344]&amp;&quot;','&quot;&amp;[.C1344]&amp;&quot;','&quot;&amp; [.D1344]&amp;&quot;','&quot;&amp;[.E1344]&amp;&quot;','&quot;&amp;[.F1344]&amp;&quot;'],&quot;" office:value-type="string" office:string-value="['low','vhigh','3','more','small','med']," calcext:value-type="string">
            <text:p>['low','vhigh','3','more','small','med'],</text:p>
          </table:table-cell>
          <table:table-cell table:formula="of:=&quot;'&quot;&amp;[.G13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45]&amp;&quot;','&quot;&amp;[.B1345]&amp;&quot;','&quot;&amp;[.C1345]&amp;&quot;','&quot;&amp; [.D1345]&amp;&quot;','&quot;&amp;[.E1345]&amp;&quot;','&quot;&amp;[.F1345]&amp;&quot;'],&quot;" office:value-type="string" office:string-value="['low','vhigh','3','more','small','high']," calcext:value-type="string">
            <text:p>['low','vhigh','3','more','small','high'],</text:p>
          </table:table-cell>
          <table:table-cell table:formula="of:=&quot;'&quot;&amp;[.G134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46]&amp;&quot;','&quot;&amp;[.B1346]&amp;&quot;','&quot;&amp;[.C1346]&amp;&quot;','&quot;&amp; [.D1346]&amp;&quot;','&quot;&amp;[.E1346]&amp;&quot;','&quot;&amp;[.F1346]&amp;&quot;'],&quot;" office:value-type="string" office:string-value="['low','vhigh','3','more','med','low']," calcext:value-type="string">
            <text:p>['low','vhigh','3','more','med','low'],</text:p>
          </table:table-cell>
          <table:table-cell table:formula="of:=&quot;'&quot;&amp;[.G13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47]&amp;&quot;','&quot;&amp;[.B1347]&amp;&quot;','&quot;&amp;[.C1347]&amp;&quot;','&quot;&amp; [.D1347]&amp;&quot;','&quot;&amp;[.E1347]&amp;&quot;','&quot;&amp;[.F1347]&amp;&quot;'],&quot;" office:value-type="string" office:string-value="['low','vhigh','3','more','med','med']," calcext:value-type="string">
            <text:p>['low','vhigh','3','more','med','med'],</text:p>
          </table:table-cell>
          <table:table-cell table:formula="of:=&quot;'&quot;&amp;[.G134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48]&amp;&quot;','&quot;&amp;[.B1348]&amp;&quot;','&quot;&amp;[.C1348]&amp;&quot;','&quot;&amp; [.D1348]&amp;&quot;','&quot;&amp;[.E1348]&amp;&quot;','&quot;&amp;[.F1348]&amp;&quot;'],&quot;" office:value-type="string" office:string-value="['low','vhigh','3','more','med','high']," calcext:value-type="string">
            <text:p>['low','vhigh','3','more','med','high'],</text:p>
          </table:table-cell>
          <table:table-cell table:formula="of:=&quot;'&quot;&amp;[.G134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49]&amp;&quot;','&quot;&amp;[.B1349]&amp;&quot;','&quot;&amp;[.C1349]&amp;&quot;','&quot;&amp; [.D1349]&amp;&quot;','&quot;&amp;[.E1349]&amp;&quot;','&quot;&amp;[.F1349]&amp;&quot;'],&quot;" office:value-type="string" office:string-value="['low','vhigh','3','more','big','low']," calcext:value-type="string">
            <text:p>['low','vhigh','3','more','big','low'],</text:p>
          </table:table-cell>
          <table:table-cell table:formula="of:=&quot;'&quot;&amp;[.G13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50]&amp;&quot;','&quot;&amp;[.B1350]&amp;&quot;','&quot;&amp;[.C1350]&amp;&quot;','&quot;&amp; [.D1350]&amp;&quot;','&quot;&amp;[.E1350]&amp;&quot;','&quot;&amp;[.F1350]&amp;&quot;'],&quot;" office:value-type="string" office:string-value="['low','vhigh','3','more','big','med']," calcext:value-type="string">
            <text:p>['low','vhigh','3','more','big','med'],</text:p>
          </table:table-cell>
          <table:table-cell table:formula="of:=&quot;'&quot;&amp;[.G135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51]&amp;&quot;','&quot;&amp;[.B1351]&amp;&quot;','&quot;&amp;[.C1351]&amp;&quot;','&quot;&amp; [.D1351]&amp;&quot;','&quot;&amp;[.E1351]&amp;&quot;','&quot;&amp;[.F1351]&amp;&quot;'],&quot;" office:value-type="string" office:string-value="['low','vhigh','3','more','big','high']," calcext:value-type="string">
            <text:p>['low','vhigh','3','more','big','high'],</text:p>
          </table:table-cell>
          <table:table-cell table:formula="of:=&quot;'&quot;&amp;[.G135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52]&amp;&quot;','&quot;&amp;[.B1352]&amp;&quot;','&quot;&amp;[.C1352]&amp;&quot;','&quot;&amp; [.D1352]&amp;&quot;','&quot;&amp;[.E1352]&amp;&quot;','&quot;&amp;[.F1352]&amp;&quot;'],&quot;" office:value-type="string" office:string-value="['low','vhigh','4','2','small','low']," calcext:value-type="string">
            <text:p>['low','vhigh','4','2','small','low'],</text:p>
          </table:table-cell>
          <table:table-cell table:formula="of:=&quot;'&quot;&amp;[.G13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53]&amp;&quot;','&quot;&amp;[.B1353]&amp;&quot;','&quot;&amp;[.C1353]&amp;&quot;','&quot;&amp; [.D1353]&amp;&quot;','&quot;&amp;[.E1353]&amp;&quot;','&quot;&amp;[.F1353]&amp;&quot;'],&quot;" office:value-type="string" office:string-value="['low','vhigh','4','2','small','med']," calcext:value-type="string">
            <text:p>['low','vhigh','4','2','small','med'],</text:p>
          </table:table-cell>
          <table:table-cell table:formula="of:=&quot;'&quot;&amp;[.G13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54]&amp;&quot;','&quot;&amp;[.B1354]&amp;&quot;','&quot;&amp;[.C1354]&amp;&quot;','&quot;&amp; [.D1354]&amp;&quot;','&quot;&amp;[.E1354]&amp;&quot;','&quot;&amp;[.F1354]&amp;&quot;'],&quot;" office:value-type="string" office:string-value="['low','vhigh','4','2','small','high']," calcext:value-type="string">
            <text:p>['low','vhigh','4','2','small','high'],</text:p>
          </table:table-cell>
          <table:table-cell table:formula="of:=&quot;'&quot;&amp;[.G13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55]&amp;&quot;','&quot;&amp;[.B1355]&amp;&quot;','&quot;&amp;[.C1355]&amp;&quot;','&quot;&amp; [.D1355]&amp;&quot;','&quot;&amp;[.E1355]&amp;&quot;','&quot;&amp;[.F1355]&amp;&quot;'],&quot;" office:value-type="string" office:string-value="['low','vhigh','4','2','med','low']," calcext:value-type="string">
            <text:p>['low','vhigh','4','2','med','low'],</text:p>
          </table:table-cell>
          <table:table-cell table:formula="of:=&quot;'&quot;&amp;[.G13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56]&amp;&quot;','&quot;&amp;[.B1356]&amp;&quot;','&quot;&amp;[.C1356]&amp;&quot;','&quot;&amp; [.D1356]&amp;&quot;','&quot;&amp;[.E1356]&amp;&quot;','&quot;&amp;[.F1356]&amp;&quot;'],&quot;" office:value-type="string" office:string-value="['low','vhigh','4','2','med','med']," calcext:value-type="string">
            <text:p>['low','vhigh','4','2','med','med'],</text:p>
          </table:table-cell>
          <table:table-cell table:formula="of:=&quot;'&quot;&amp;[.G13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57]&amp;&quot;','&quot;&amp;[.B1357]&amp;&quot;','&quot;&amp;[.C1357]&amp;&quot;','&quot;&amp; [.D1357]&amp;&quot;','&quot;&amp;[.E1357]&amp;&quot;','&quot;&amp;[.F1357]&amp;&quot;'],&quot;" office:value-type="string" office:string-value="['low','vhigh','4','2','med','high']," calcext:value-type="string">
            <text:p>['low','vhigh','4','2','med','high'],</text:p>
          </table:table-cell>
          <table:table-cell table:formula="of:=&quot;'&quot;&amp;[.G13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58]&amp;&quot;','&quot;&amp;[.B1358]&amp;&quot;','&quot;&amp;[.C1358]&amp;&quot;','&quot;&amp; [.D1358]&amp;&quot;','&quot;&amp;[.E1358]&amp;&quot;','&quot;&amp;[.F1358]&amp;&quot;'],&quot;" office:value-type="string" office:string-value="['low','vhigh','4','2','big','low']," calcext:value-type="string">
            <text:p>['low','vhigh','4','2','big','low'],</text:p>
          </table:table-cell>
          <table:table-cell table:formula="of:=&quot;'&quot;&amp;[.G13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59]&amp;&quot;','&quot;&amp;[.B1359]&amp;&quot;','&quot;&amp;[.C1359]&amp;&quot;','&quot;&amp; [.D1359]&amp;&quot;','&quot;&amp;[.E1359]&amp;&quot;','&quot;&amp;[.F1359]&amp;&quot;'],&quot;" office:value-type="string" office:string-value="['low','vhigh','4','2','big','med']," calcext:value-type="string">
            <text:p>['low','vhigh','4','2','big','med'],</text:p>
          </table:table-cell>
          <table:table-cell table:formula="of:=&quot;'&quot;&amp;[.G13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60]&amp;&quot;','&quot;&amp;[.B1360]&amp;&quot;','&quot;&amp;[.C1360]&amp;&quot;','&quot;&amp; [.D1360]&amp;&quot;','&quot;&amp;[.E1360]&amp;&quot;','&quot;&amp;[.F1360]&amp;&quot;'],&quot;" office:value-type="string" office:string-value="['low','vhigh','4','2','big','high']," calcext:value-type="string">
            <text:p>['low','vhigh','4','2','big','high'],</text:p>
          </table:table-cell>
          <table:table-cell table:formula="of:=&quot;'&quot;&amp;[.G13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61]&amp;&quot;','&quot;&amp;[.B1361]&amp;&quot;','&quot;&amp;[.C1361]&amp;&quot;','&quot;&amp; [.D1361]&amp;&quot;','&quot;&amp;[.E1361]&amp;&quot;','&quot;&amp;[.F1361]&amp;&quot;'],&quot;" office:value-type="string" office:string-value="['low','vhigh','4','4','small','low']," calcext:value-type="string">
            <text:p>['low','vhigh','4','4','small','low'],</text:p>
          </table:table-cell>
          <table:table-cell table:formula="of:=&quot;'&quot;&amp;[.G13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62]&amp;&quot;','&quot;&amp;[.B1362]&amp;&quot;','&quot;&amp;[.C1362]&amp;&quot;','&quot;&amp; [.D1362]&amp;&quot;','&quot;&amp;[.E1362]&amp;&quot;','&quot;&amp;[.F1362]&amp;&quot;'],&quot;" office:value-type="string" office:string-value="['low','vhigh','4','4','small','med']," calcext:value-type="string">
            <text:p>['low','vhigh','4','4','small','med'],</text:p>
          </table:table-cell>
          <table:table-cell table:formula="of:=&quot;'&quot;&amp;[.G13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63]&amp;&quot;','&quot;&amp;[.B1363]&amp;&quot;','&quot;&amp;[.C1363]&amp;&quot;','&quot;&amp; [.D1363]&amp;&quot;','&quot;&amp;[.E1363]&amp;&quot;','&quot;&amp;[.F1363]&amp;&quot;'],&quot;" office:value-type="string" office:string-value="['low','vhigh','4','4','small','high']," calcext:value-type="string">
            <text:p>['low','vhigh','4','4','small','high'],</text:p>
          </table:table-cell>
          <table:table-cell table:formula="of:=&quot;'&quot;&amp;[.G136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64]&amp;&quot;','&quot;&amp;[.B1364]&amp;&quot;','&quot;&amp;[.C1364]&amp;&quot;','&quot;&amp; [.D1364]&amp;&quot;','&quot;&amp;[.E1364]&amp;&quot;','&quot;&amp;[.F1364]&amp;&quot;'],&quot;" office:value-type="string" office:string-value="['low','vhigh','4','4','med','low']," calcext:value-type="string">
            <text:p>['low','vhigh','4','4','med','low'],</text:p>
          </table:table-cell>
          <table:table-cell table:formula="of:=&quot;'&quot;&amp;[.G13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65]&amp;&quot;','&quot;&amp;[.B1365]&amp;&quot;','&quot;&amp;[.C1365]&amp;&quot;','&quot;&amp; [.D1365]&amp;&quot;','&quot;&amp;[.E1365]&amp;&quot;','&quot;&amp;[.F1365]&amp;&quot;'],&quot;" office:value-type="string" office:string-value="['low','vhigh','4','4','med','med']," calcext:value-type="string">
            <text:p>['low','vhigh','4','4','med','med'],</text:p>
          </table:table-cell>
          <table:table-cell table:formula="of:=&quot;'&quot;&amp;[.G136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66]&amp;&quot;','&quot;&amp;[.B1366]&amp;&quot;','&quot;&amp;[.C1366]&amp;&quot;','&quot;&amp; [.D1366]&amp;&quot;','&quot;&amp;[.E1366]&amp;&quot;','&quot;&amp;[.F1366]&amp;&quot;'],&quot;" office:value-type="string" office:string-value="['low','vhigh','4','4','med','high']," calcext:value-type="string">
            <text:p>['low','vhigh','4','4','med','high'],</text:p>
          </table:table-cell>
          <table:table-cell table:formula="of:=&quot;'&quot;&amp;[.G136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67]&amp;&quot;','&quot;&amp;[.B1367]&amp;&quot;','&quot;&amp;[.C1367]&amp;&quot;','&quot;&amp; [.D1367]&amp;&quot;','&quot;&amp;[.E1367]&amp;&quot;','&quot;&amp;[.F1367]&amp;&quot;'],&quot;" office:value-type="string" office:string-value="['low','vhigh','4','4','big','low']," calcext:value-type="string">
            <text:p>['low','vhigh','4','4','big','low'],</text:p>
          </table:table-cell>
          <table:table-cell table:formula="of:=&quot;'&quot;&amp;[.G13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68]&amp;&quot;','&quot;&amp;[.B1368]&amp;&quot;','&quot;&amp;[.C1368]&amp;&quot;','&quot;&amp; [.D1368]&amp;&quot;','&quot;&amp;[.E1368]&amp;&quot;','&quot;&amp;[.F1368]&amp;&quot;'],&quot;" office:value-type="string" office:string-value="['low','vhigh','4','4','big','med']," calcext:value-type="string">
            <text:p>['low','vhigh','4','4','big','med'],</text:p>
          </table:table-cell>
          <table:table-cell table:formula="of:=&quot;'&quot;&amp;[.G136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69]&amp;&quot;','&quot;&amp;[.B1369]&amp;&quot;','&quot;&amp;[.C1369]&amp;&quot;','&quot;&amp; [.D1369]&amp;&quot;','&quot;&amp;[.E1369]&amp;&quot;','&quot;&amp;[.F1369]&amp;&quot;'],&quot;" office:value-type="string" office:string-value="['low','vhigh','4','4','big','high']," calcext:value-type="string">
            <text:p>['low','vhigh','4','4','big','high'],</text:p>
          </table:table-cell>
          <table:table-cell table:formula="of:=&quot;'&quot;&amp;[.G136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70]&amp;&quot;','&quot;&amp;[.B1370]&amp;&quot;','&quot;&amp;[.C1370]&amp;&quot;','&quot;&amp; [.D1370]&amp;&quot;','&quot;&amp;[.E1370]&amp;&quot;','&quot;&amp;[.F1370]&amp;&quot;'],&quot;" office:value-type="string" office:string-value="['low','vhigh','4','more','small','low']," calcext:value-type="string">
            <text:p>['low','vhigh','4','more','small','low'],</text:p>
          </table:table-cell>
          <table:table-cell table:formula="of:=&quot;'&quot;&amp;[.G13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71]&amp;&quot;','&quot;&amp;[.B1371]&amp;&quot;','&quot;&amp;[.C1371]&amp;&quot;','&quot;&amp; [.D1371]&amp;&quot;','&quot;&amp;[.E1371]&amp;&quot;','&quot;&amp;[.F1371]&amp;&quot;'],&quot;" office:value-type="string" office:string-value="['low','vhigh','4','more','small','med']," calcext:value-type="string">
            <text:p>['low','vhigh','4','more','small','med'],</text:p>
          </table:table-cell>
          <table:table-cell table:formula="of:=&quot;'&quot;&amp;[.G13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72]&amp;&quot;','&quot;&amp;[.B1372]&amp;&quot;','&quot;&amp;[.C1372]&amp;&quot;','&quot;&amp; [.D1372]&amp;&quot;','&quot;&amp;[.E1372]&amp;&quot;','&quot;&amp;[.F1372]&amp;&quot;'],&quot;" office:value-type="string" office:string-value="['low','vhigh','4','more','small','high']," calcext:value-type="string">
            <text:p>['low','vhigh','4','more','small','high'],</text:p>
          </table:table-cell>
          <table:table-cell table:formula="of:=&quot;'&quot;&amp;[.G137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73]&amp;&quot;','&quot;&amp;[.B1373]&amp;&quot;','&quot;&amp;[.C1373]&amp;&quot;','&quot;&amp; [.D1373]&amp;&quot;','&quot;&amp;[.E1373]&amp;&quot;','&quot;&amp;[.F1373]&amp;&quot;'],&quot;" office:value-type="string" office:string-value="['low','vhigh','4','more','med','low']," calcext:value-type="string">
            <text:p>['low','vhigh','4','more','med','low'],</text:p>
          </table:table-cell>
          <table:table-cell table:formula="of:=&quot;'&quot;&amp;[.G13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74]&amp;&quot;','&quot;&amp;[.B1374]&amp;&quot;','&quot;&amp;[.C1374]&amp;&quot;','&quot;&amp; [.D1374]&amp;&quot;','&quot;&amp;[.E1374]&amp;&quot;','&quot;&amp;[.F1374]&amp;&quot;'],&quot;" office:value-type="string" office:string-value="['low','vhigh','4','more','med','med']," calcext:value-type="string">
            <text:p>['low','vhigh','4','more','med','med'],</text:p>
          </table:table-cell>
          <table:table-cell table:formula="of:=&quot;'&quot;&amp;[.G137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75]&amp;&quot;','&quot;&amp;[.B1375]&amp;&quot;','&quot;&amp;[.C1375]&amp;&quot;','&quot;&amp; [.D1375]&amp;&quot;','&quot;&amp;[.E1375]&amp;&quot;','&quot;&amp;[.F1375]&amp;&quot;'],&quot;" office:value-type="string" office:string-value="['low','vhigh','4','more','med','high']," calcext:value-type="string">
            <text:p>['low','vhigh','4','more','med','high'],</text:p>
          </table:table-cell>
          <table:table-cell table:formula="of:=&quot;'&quot;&amp;[.G137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76]&amp;&quot;','&quot;&amp;[.B1376]&amp;&quot;','&quot;&amp;[.C1376]&amp;&quot;','&quot;&amp; [.D1376]&amp;&quot;','&quot;&amp;[.E1376]&amp;&quot;','&quot;&amp;[.F1376]&amp;&quot;'],&quot;" office:value-type="string" office:string-value="['low','vhigh','4','more','big','low']," calcext:value-type="string">
            <text:p>['low','vhigh','4','more','big','low'],</text:p>
          </table:table-cell>
          <table:table-cell table:formula="of:=&quot;'&quot;&amp;[.G13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77]&amp;&quot;','&quot;&amp;[.B1377]&amp;&quot;','&quot;&amp;[.C1377]&amp;&quot;','&quot;&amp; [.D1377]&amp;&quot;','&quot;&amp;[.E1377]&amp;&quot;','&quot;&amp;[.F1377]&amp;&quot;'],&quot;" office:value-type="string" office:string-value="['low','vhigh','4','more','big','med']," calcext:value-type="string">
            <text:p>['low','vhigh','4','more','big','med'],</text:p>
          </table:table-cell>
          <table:table-cell table:formula="of:=&quot;'&quot;&amp;[.G137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78]&amp;&quot;','&quot;&amp;[.B1378]&amp;&quot;','&quot;&amp;[.C1378]&amp;&quot;','&quot;&amp; [.D1378]&amp;&quot;','&quot;&amp;[.E1378]&amp;&quot;','&quot;&amp;[.F1378]&amp;&quot;'],&quot;" office:value-type="string" office:string-value="['low','vhigh','4','more','big','high']," calcext:value-type="string">
            <text:p>['low','vhigh','4','more','big','high'],</text:p>
          </table:table-cell>
          <table:table-cell table:formula="of:=&quot;'&quot;&amp;[.G137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79]&amp;&quot;','&quot;&amp;[.B1379]&amp;&quot;','&quot;&amp;[.C1379]&amp;&quot;','&quot;&amp; [.D1379]&amp;&quot;','&quot;&amp;[.E1379]&amp;&quot;','&quot;&amp;[.F1379]&amp;&quot;'],&quot;" office:value-type="string" office:string-value="['low','vhigh','5more','2','small','low']," calcext:value-type="string">
            <text:p>['low','vhigh','5more','2','small','low'],</text:p>
          </table:table-cell>
          <table:table-cell table:formula="of:=&quot;'&quot;&amp;[.G13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80]&amp;&quot;','&quot;&amp;[.B1380]&amp;&quot;','&quot;&amp;[.C1380]&amp;&quot;','&quot;&amp; [.D1380]&amp;&quot;','&quot;&amp;[.E1380]&amp;&quot;','&quot;&amp;[.F1380]&amp;&quot;'],&quot;" office:value-type="string" office:string-value="['low','vhigh','5more','2','small','med']," calcext:value-type="string">
            <text:p>['low','vhigh','5more','2','small','med'],</text:p>
          </table:table-cell>
          <table:table-cell table:formula="of:=&quot;'&quot;&amp;[.G13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81]&amp;&quot;','&quot;&amp;[.B1381]&amp;&quot;','&quot;&amp;[.C1381]&amp;&quot;','&quot;&amp; [.D1381]&amp;&quot;','&quot;&amp;[.E1381]&amp;&quot;','&quot;&amp;[.F1381]&amp;&quot;'],&quot;" office:value-type="string" office:string-value="['low','vhigh','5more','2','small','high']," calcext:value-type="string">
            <text:p>['low','vhigh','5more','2','small','high'],</text:p>
          </table:table-cell>
          <table:table-cell table:formula="of:=&quot;'&quot;&amp;[.G13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82]&amp;&quot;','&quot;&amp;[.B1382]&amp;&quot;','&quot;&amp;[.C1382]&amp;&quot;','&quot;&amp; [.D1382]&amp;&quot;','&quot;&amp;[.E1382]&amp;&quot;','&quot;&amp;[.F1382]&amp;&quot;'],&quot;" office:value-type="string" office:string-value="['low','vhigh','5more','2','med','low']," calcext:value-type="string">
            <text:p>['low','vhigh','5more','2','med','low'],</text:p>
          </table:table-cell>
          <table:table-cell table:formula="of:=&quot;'&quot;&amp;[.G13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83]&amp;&quot;','&quot;&amp;[.B1383]&amp;&quot;','&quot;&amp;[.C1383]&amp;&quot;','&quot;&amp; [.D1383]&amp;&quot;','&quot;&amp;[.E1383]&amp;&quot;','&quot;&amp;[.F1383]&amp;&quot;'],&quot;" office:value-type="string" office:string-value="['low','vhigh','5more','2','med','med']," calcext:value-type="string">
            <text:p>['low','vhigh','5more','2','med','med'],</text:p>
          </table:table-cell>
          <table:table-cell table:formula="of:=&quot;'&quot;&amp;[.G13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84]&amp;&quot;','&quot;&amp;[.B1384]&amp;&quot;','&quot;&amp;[.C1384]&amp;&quot;','&quot;&amp; [.D1384]&amp;&quot;','&quot;&amp;[.E1384]&amp;&quot;','&quot;&amp;[.F1384]&amp;&quot;'],&quot;" office:value-type="string" office:string-value="['low','vhigh','5more','2','med','high']," calcext:value-type="string">
            <text:p>['low','vhigh','5more','2','med','high'],</text:p>
          </table:table-cell>
          <table:table-cell table:formula="of:=&quot;'&quot;&amp;[.G13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85]&amp;&quot;','&quot;&amp;[.B1385]&amp;&quot;','&quot;&amp;[.C1385]&amp;&quot;','&quot;&amp; [.D1385]&amp;&quot;','&quot;&amp;[.E1385]&amp;&quot;','&quot;&amp;[.F1385]&amp;&quot;'],&quot;" office:value-type="string" office:string-value="['low','vhigh','5more','2','big','low']," calcext:value-type="string">
            <text:p>['low','vhigh','5more','2','big','low'],</text:p>
          </table:table-cell>
          <table:table-cell table:formula="of:=&quot;'&quot;&amp;[.G13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86]&amp;&quot;','&quot;&amp;[.B1386]&amp;&quot;','&quot;&amp;[.C1386]&amp;&quot;','&quot;&amp; [.D1386]&amp;&quot;','&quot;&amp;[.E1386]&amp;&quot;','&quot;&amp;[.F1386]&amp;&quot;'],&quot;" office:value-type="string" office:string-value="['low','vhigh','5more','2','big','med']," calcext:value-type="string">
            <text:p>['low','vhigh','5more','2','big','med'],</text:p>
          </table:table-cell>
          <table:table-cell table:formula="of:=&quot;'&quot;&amp;[.G13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387]&amp;&quot;','&quot;&amp;[.B1387]&amp;&quot;','&quot;&amp;[.C1387]&amp;&quot;','&quot;&amp; [.D1387]&amp;&quot;','&quot;&amp;[.E1387]&amp;&quot;','&quot;&amp;[.F1387]&amp;&quot;'],&quot;" office:value-type="string" office:string-value="['low','vhigh','5more','2','big','high']," calcext:value-type="string">
            <text:p>['low','vhigh','5more','2','big','high'],</text:p>
          </table:table-cell>
          <table:table-cell table:formula="of:=&quot;'&quot;&amp;[.G13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88]&amp;&quot;','&quot;&amp;[.B1388]&amp;&quot;','&quot;&amp;[.C1388]&amp;&quot;','&quot;&amp; [.D1388]&amp;&quot;','&quot;&amp;[.E1388]&amp;&quot;','&quot;&amp;[.F1388]&amp;&quot;'],&quot;" office:value-type="string" office:string-value="['low','vhigh','5more','4','small','low']," calcext:value-type="string">
            <text:p>['low','vhigh','5more','4','small','low'],</text:p>
          </table:table-cell>
          <table:table-cell table:formula="of:=&quot;'&quot;&amp;[.G13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89]&amp;&quot;','&quot;&amp;[.B1389]&amp;&quot;','&quot;&amp;[.C1389]&amp;&quot;','&quot;&amp; [.D1389]&amp;&quot;','&quot;&amp;[.E1389]&amp;&quot;','&quot;&amp;[.F1389]&amp;&quot;'],&quot;" office:value-type="string" office:string-value="['low','vhigh','5more','4','small','med']," calcext:value-type="string">
            <text:p>['low','vhigh','5more','4','small','med'],</text:p>
          </table:table-cell>
          <table:table-cell table:formula="of:=&quot;'&quot;&amp;[.G13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90]&amp;&quot;','&quot;&amp;[.B1390]&amp;&quot;','&quot;&amp;[.C1390]&amp;&quot;','&quot;&amp; [.D1390]&amp;&quot;','&quot;&amp;[.E1390]&amp;&quot;','&quot;&amp;[.F1390]&amp;&quot;'],&quot;" office:value-type="string" office:string-value="['low','vhigh','5more','4','small','high']," calcext:value-type="string">
            <text:p>['low','vhigh','5more','4','small','high'],</text:p>
          </table:table-cell>
          <table:table-cell table:formula="of:=&quot;'&quot;&amp;[.G139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91]&amp;&quot;','&quot;&amp;[.B1391]&amp;&quot;','&quot;&amp;[.C1391]&amp;&quot;','&quot;&amp; [.D1391]&amp;&quot;','&quot;&amp;[.E1391]&amp;&quot;','&quot;&amp;[.F1391]&amp;&quot;'],&quot;" office:value-type="string" office:string-value="['low','vhigh','5more','4','med','low']," calcext:value-type="string">
            <text:p>['low','vhigh','5more','4','med','low'],</text:p>
          </table:table-cell>
          <table:table-cell table:formula="of:=&quot;'&quot;&amp;[.G13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92]&amp;&quot;','&quot;&amp;[.B1392]&amp;&quot;','&quot;&amp;[.C1392]&amp;&quot;','&quot;&amp; [.D1392]&amp;&quot;','&quot;&amp;[.E1392]&amp;&quot;','&quot;&amp;[.F1392]&amp;&quot;'],&quot;" office:value-type="string" office:string-value="['low','vhigh','5more','4','med','med']," calcext:value-type="string">
            <text:p>['low','vhigh','5more','4','med','med'],</text:p>
          </table:table-cell>
          <table:table-cell table:formula="of:=&quot;'&quot;&amp;[.G139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93]&amp;&quot;','&quot;&amp;[.B1393]&amp;&quot;','&quot;&amp;[.C1393]&amp;&quot;','&quot;&amp; [.D1393]&amp;&quot;','&quot;&amp;[.E1393]&amp;&quot;','&quot;&amp;[.F1393]&amp;&quot;'],&quot;" office:value-type="string" office:string-value="['low','vhigh','5more','4','med','high']," calcext:value-type="string">
            <text:p>['low','vhigh','5more','4','med','high'],</text:p>
          </table:table-cell>
          <table:table-cell table:formula="of:=&quot;'&quot;&amp;[.G139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94]&amp;&quot;','&quot;&amp;[.B1394]&amp;&quot;','&quot;&amp;[.C1394]&amp;&quot;','&quot;&amp; [.D1394]&amp;&quot;','&quot;&amp;[.E1394]&amp;&quot;','&quot;&amp;[.F1394]&amp;&quot;'],&quot;" office:value-type="string" office:string-value="['low','vhigh','5more','4','big','low']," calcext:value-type="string">
            <text:p>['low','vhigh','5more','4','big','low'],</text:p>
          </table:table-cell>
          <table:table-cell table:formula="of:=&quot;'&quot;&amp;[.G13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395]&amp;&quot;','&quot;&amp;[.B1395]&amp;&quot;','&quot;&amp;[.C1395]&amp;&quot;','&quot;&amp; [.D1395]&amp;&quot;','&quot;&amp;[.E1395]&amp;&quot;','&quot;&amp;[.F1395]&amp;&quot;'],&quot;" office:value-type="string" office:string-value="['low','vhigh','5more','4','big','med']," calcext:value-type="string">
            <text:p>['low','vhigh','5more','4','big','med'],</text:p>
          </table:table-cell>
          <table:table-cell table:formula="of:=&quot;'&quot;&amp;[.G139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96]&amp;&quot;','&quot;&amp;[.B1396]&amp;&quot;','&quot;&amp;[.C1396]&amp;&quot;','&quot;&amp; [.D1396]&amp;&quot;','&quot;&amp;[.E1396]&amp;&quot;','&quot;&amp;[.F1396]&amp;&quot;'],&quot;" office:value-type="string" office:string-value="['low','vhigh','5more','4','big','high']," calcext:value-type="string">
            <text:p>['low','vhigh','5more','4','big','high'],</text:p>
          </table:table-cell>
          <table:table-cell table:formula="of:=&quot;'&quot;&amp;[.G139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397]&amp;&quot;','&quot;&amp;[.B1397]&amp;&quot;','&quot;&amp;[.C1397]&amp;&quot;','&quot;&amp; [.D1397]&amp;&quot;','&quot;&amp;[.E1397]&amp;&quot;','&quot;&amp;[.F1397]&amp;&quot;'],&quot;" office:value-type="string" office:string-value="['low','vhigh','5more','more','small','low']," calcext:value-type="string">
            <text:p>['low','vhigh','5more','more','small','low'],</text:p>
          </table:table-cell>
          <table:table-cell table:formula="of:=&quot;'&quot;&amp;[.G13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398]&amp;&quot;','&quot;&amp;[.B1398]&amp;&quot;','&quot;&amp;[.C1398]&amp;&quot;','&quot;&amp; [.D1398]&amp;&quot;','&quot;&amp;[.E1398]&amp;&quot;','&quot;&amp;[.F1398]&amp;&quot;'],&quot;" office:value-type="string" office:string-value="['low','vhigh','5more','more','small','med']," calcext:value-type="string">
            <text:p>['low','vhigh','5more','more','small','med'],</text:p>
          </table:table-cell>
          <table:table-cell table:formula="of:=&quot;'&quot;&amp;[.G13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399]&amp;&quot;','&quot;&amp;[.B1399]&amp;&quot;','&quot;&amp;[.C1399]&amp;&quot;','&quot;&amp; [.D1399]&amp;&quot;','&quot;&amp;[.E1399]&amp;&quot;','&quot;&amp;[.F1399]&amp;&quot;'],&quot;" office:value-type="string" office:string-value="['low','vhigh','5more','more','small','high']," calcext:value-type="string">
            <text:p>['low','vhigh','5more','more','small','high'],</text:p>
          </table:table-cell>
          <table:table-cell table:formula="of:=&quot;'&quot;&amp;[.G139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00]&amp;&quot;','&quot;&amp;[.B1400]&amp;&quot;','&quot;&amp;[.C1400]&amp;&quot;','&quot;&amp; [.D1400]&amp;&quot;','&quot;&amp;[.E1400]&amp;&quot;','&quot;&amp;[.F1400]&amp;&quot;'],&quot;" office:value-type="string" office:string-value="['low','vhigh','5more','more','med','low']," calcext:value-type="string">
            <text:p>['low','vhigh','5more','more','med','low'],</text:p>
          </table:table-cell>
          <table:table-cell table:formula="of:=&quot;'&quot;&amp;[.G14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01]&amp;&quot;','&quot;&amp;[.B1401]&amp;&quot;','&quot;&amp;[.C1401]&amp;&quot;','&quot;&amp; [.D1401]&amp;&quot;','&quot;&amp;[.E1401]&amp;&quot;','&quot;&amp;[.F1401]&amp;&quot;'],&quot;" office:value-type="string" office:string-value="['low','vhigh','5more','more','med','med']," calcext:value-type="string">
            <text:p>['low','vhigh','5more','more','med','med'],</text:p>
          </table:table-cell>
          <table:table-cell table:formula="of:=&quot;'&quot;&amp;[.G140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02]&amp;&quot;','&quot;&amp;[.B1402]&amp;&quot;','&quot;&amp;[.C1402]&amp;&quot;','&quot;&amp; [.D1402]&amp;&quot;','&quot;&amp;[.E1402]&amp;&quot;','&quot;&amp;[.F1402]&amp;&quot;'],&quot;" office:value-type="string" office:string-value="['low','vhigh','5more','more','med','high']," calcext:value-type="string">
            <text:p>['low','vhigh','5more','more','med','high'],</text:p>
          </table:table-cell>
          <table:table-cell table:formula="of:=&quot;'&quot;&amp;[.G140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03]&amp;&quot;','&quot;&amp;[.B1403]&amp;&quot;','&quot;&amp;[.C1403]&amp;&quot;','&quot;&amp; [.D1403]&amp;&quot;','&quot;&amp;[.E1403]&amp;&quot;','&quot;&amp;[.F1403]&amp;&quot;'],&quot;" office:value-type="string" office:string-value="['low','vhigh','5more','more','big','low']," calcext:value-type="string">
            <text:p>['low','vhigh','5more','more','big','low'],</text:p>
          </table:table-cell>
          <table:table-cell table:formula="of:=&quot;'&quot;&amp;[.G14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04]&amp;&quot;','&quot;&amp;[.B1404]&amp;&quot;','&quot;&amp;[.C1404]&amp;&quot;','&quot;&amp; [.D1404]&amp;&quot;','&quot;&amp;[.E1404]&amp;&quot;','&quot;&amp;[.F1404]&amp;&quot;'],&quot;" office:value-type="string" office:string-value="['low','vhigh','5more','more','big','med']," calcext:value-type="string">
            <text:p>['low','vhigh','5more','more','big','med'],</text:p>
          </table:table-cell>
          <table:table-cell table:formula="of:=&quot;'&quot;&amp;[.G140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v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05]&amp;&quot;','&quot;&amp;[.B1405]&amp;&quot;','&quot;&amp;[.C1405]&amp;&quot;','&quot;&amp; [.D1405]&amp;&quot;','&quot;&amp;[.E1405]&amp;&quot;','&quot;&amp;[.F1405]&amp;&quot;'],&quot;" office:value-type="string" office:string-value="['low','vhigh','5more','more','big','high']," calcext:value-type="string">
            <text:p>['low','vhigh','5more','more','big','high'],</text:p>
          </table:table-cell>
          <table:table-cell table:formula="of:=&quot;'&quot;&amp;[.G140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06]&amp;&quot;','&quot;&amp;[.B1406]&amp;&quot;','&quot;&amp;[.C1406]&amp;&quot;','&quot;&amp; [.D1406]&amp;&quot;','&quot;&amp;[.E1406]&amp;&quot;','&quot;&amp;[.F1406]&amp;&quot;'],&quot;" office:value-type="string" office:string-value="['low','high','2','2','small','low']," calcext:value-type="string">
            <text:p>['low','high','2','2','small','low'],</text:p>
          </table:table-cell>
          <table:table-cell table:formula="of:=&quot;'&quot;&amp;[.G14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07]&amp;&quot;','&quot;&amp;[.B1407]&amp;&quot;','&quot;&amp;[.C1407]&amp;&quot;','&quot;&amp; [.D1407]&amp;&quot;','&quot;&amp;[.E1407]&amp;&quot;','&quot;&amp;[.F1407]&amp;&quot;'],&quot;" office:value-type="string" office:string-value="['low','high','2','2','small','med']," calcext:value-type="string">
            <text:p>['low','high','2','2','small','med'],</text:p>
          </table:table-cell>
          <table:table-cell table:formula="of:=&quot;'&quot;&amp;[.G14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08]&amp;&quot;','&quot;&amp;[.B1408]&amp;&quot;','&quot;&amp;[.C1408]&amp;&quot;','&quot;&amp; [.D1408]&amp;&quot;','&quot;&amp;[.E1408]&amp;&quot;','&quot;&amp;[.F1408]&amp;&quot;'],&quot;" office:value-type="string" office:string-value="['low','high','2','2','small','high']," calcext:value-type="string">
            <text:p>['low','high','2','2','small','high'],</text:p>
          </table:table-cell>
          <table:table-cell table:formula="of:=&quot;'&quot;&amp;[.G14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09]&amp;&quot;','&quot;&amp;[.B1409]&amp;&quot;','&quot;&amp;[.C1409]&amp;&quot;','&quot;&amp; [.D1409]&amp;&quot;','&quot;&amp;[.E1409]&amp;&quot;','&quot;&amp;[.F1409]&amp;&quot;'],&quot;" office:value-type="string" office:string-value="['low','high','2','2','med','low']," calcext:value-type="string">
            <text:p>['low','high','2','2','med','low'],</text:p>
          </table:table-cell>
          <table:table-cell table:formula="of:=&quot;'&quot;&amp;[.G14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10]&amp;&quot;','&quot;&amp;[.B1410]&amp;&quot;','&quot;&amp;[.C1410]&amp;&quot;','&quot;&amp; [.D1410]&amp;&quot;','&quot;&amp;[.E1410]&amp;&quot;','&quot;&amp;[.F1410]&amp;&quot;'],&quot;" office:value-type="string" office:string-value="['low','high','2','2','med','med']," calcext:value-type="string">
            <text:p>['low','high','2','2','med','med'],</text:p>
          </table:table-cell>
          <table:table-cell table:formula="of:=&quot;'&quot;&amp;[.G14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11]&amp;&quot;','&quot;&amp;[.B1411]&amp;&quot;','&quot;&amp;[.C1411]&amp;&quot;','&quot;&amp; [.D1411]&amp;&quot;','&quot;&amp;[.E1411]&amp;&quot;','&quot;&amp;[.F1411]&amp;&quot;'],&quot;" office:value-type="string" office:string-value="['low','high','2','2','med','high']," calcext:value-type="string">
            <text:p>['low','high','2','2','med','high'],</text:p>
          </table:table-cell>
          <table:table-cell table:formula="of:=&quot;'&quot;&amp;[.G14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12]&amp;&quot;','&quot;&amp;[.B1412]&amp;&quot;','&quot;&amp;[.C1412]&amp;&quot;','&quot;&amp; [.D1412]&amp;&quot;','&quot;&amp;[.E1412]&amp;&quot;','&quot;&amp;[.F1412]&amp;&quot;'],&quot;" office:value-type="string" office:string-value="['low','high','2','2','big','low']," calcext:value-type="string">
            <text:p>['low','high','2','2','big','low'],</text:p>
          </table:table-cell>
          <table:table-cell table:formula="of:=&quot;'&quot;&amp;[.G14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13]&amp;&quot;','&quot;&amp;[.B1413]&amp;&quot;','&quot;&amp;[.C1413]&amp;&quot;','&quot;&amp; [.D1413]&amp;&quot;','&quot;&amp;[.E1413]&amp;&quot;','&quot;&amp;[.F1413]&amp;&quot;'],&quot;" office:value-type="string" office:string-value="['low','high','2','2','big','med']," calcext:value-type="string">
            <text:p>['low','high','2','2','big','med'],</text:p>
          </table:table-cell>
          <table:table-cell table:formula="of:=&quot;'&quot;&amp;[.G14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14]&amp;&quot;','&quot;&amp;[.B1414]&amp;&quot;','&quot;&amp;[.C1414]&amp;&quot;','&quot;&amp; [.D1414]&amp;&quot;','&quot;&amp;[.E1414]&amp;&quot;','&quot;&amp;[.F1414]&amp;&quot;'],&quot;" office:value-type="string" office:string-value="['low','high','2','2','big','high']," calcext:value-type="string">
            <text:p>['low','high','2','2','big','high'],</text:p>
          </table:table-cell>
          <table:table-cell table:formula="of:=&quot;'&quot;&amp;[.G14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15]&amp;&quot;','&quot;&amp;[.B1415]&amp;&quot;','&quot;&amp;[.C1415]&amp;&quot;','&quot;&amp; [.D1415]&amp;&quot;','&quot;&amp;[.E1415]&amp;&quot;','&quot;&amp;[.F1415]&amp;&quot;'],&quot;" office:value-type="string" office:string-value="['low','high','2','4','small','low']," calcext:value-type="string">
            <text:p>['low','high','2','4','small','low'],</text:p>
          </table:table-cell>
          <table:table-cell table:formula="of:=&quot;'&quot;&amp;[.G14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16]&amp;&quot;','&quot;&amp;[.B1416]&amp;&quot;','&quot;&amp;[.C1416]&amp;&quot;','&quot;&amp; [.D1416]&amp;&quot;','&quot;&amp;[.E1416]&amp;&quot;','&quot;&amp;[.F1416]&amp;&quot;'],&quot;" office:value-type="string" office:string-value="['low','high','2','4','small','med']," calcext:value-type="string">
            <text:p>['low','high','2','4','small','med'],</text:p>
          </table:table-cell>
          <table:table-cell table:formula="of:=&quot;'&quot;&amp;[.G141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17]&amp;&quot;','&quot;&amp;[.B1417]&amp;&quot;','&quot;&amp;[.C1417]&amp;&quot;','&quot;&amp; [.D1417]&amp;&quot;','&quot;&amp;[.E1417]&amp;&quot;','&quot;&amp;[.F1417]&amp;&quot;'],&quot;" office:value-type="string" office:string-value="['low','high','2','4','small','high']," calcext:value-type="string">
            <text:p>['low','high','2','4','small','high'],</text:p>
          </table:table-cell>
          <table:table-cell table:formula="of:=&quot;'&quot;&amp;[.G141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18]&amp;&quot;','&quot;&amp;[.B1418]&amp;&quot;','&quot;&amp;[.C1418]&amp;&quot;','&quot;&amp; [.D1418]&amp;&quot;','&quot;&amp;[.E1418]&amp;&quot;','&quot;&amp;[.F1418]&amp;&quot;'],&quot;" office:value-type="string" office:string-value="['low','high','2','4','med','low']," calcext:value-type="string">
            <text:p>['low','high','2','4','med','low'],</text:p>
          </table:table-cell>
          <table:table-cell table:formula="of:=&quot;'&quot;&amp;[.G14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19]&amp;&quot;','&quot;&amp;[.B1419]&amp;&quot;','&quot;&amp;[.C1419]&amp;&quot;','&quot;&amp; [.D1419]&amp;&quot;','&quot;&amp;[.E1419]&amp;&quot;','&quot;&amp;[.F1419]&amp;&quot;'],&quot;" office:value-type="string" office:string-value="['low','high','2','4','med','med']," calcext:value-type="string">
            <text:p>['low','high','2','4','med','med'],</text:p>
          </table:table-cell>
          <table:table-cell table:formula="of:=&quot;'&quot;&amp;[.G141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20]&amp;&quot;','&quot;&amp;[.B1420]&amp;&quot;','&quot;&amp;[.C1420]&amp;&quot;','&quot;&amp; [.D1420]&amp;&quot;','&quot;&amp;[.E1420]&amp;&quot;','&quot;&amp;[.F1420]&amp;&quot;'],&quot;" office:value-type="string" office:string-value="['low','high','2','4','med','high']," calcext:value-type="string">
            <text:p>['low','high','2','4','med','high'],</text:p>
          </table:table-cell>
          <table:table-cell table:formula="of:=&quot;'&quot;&amp;[.G142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21]&amp;&quot;','&quot;&amp;[.B1421]&amp;&quot;','&quot;&amp;[.C1421]&amp;&quot;','&quot;&amp; [.D1421]&amp;&quot;','&quot;&amp;[.E1421]&amp;&quot;','&quot;&amp;[.F1421]&amp;&quot;'],&quot;" office:value-type="string" office:string-value="['low','high','2','4','big','low']," calcext:value-type="string">
            <text:p>['low','high','2','4','big','low'],</text:p>
          </table:table-cell>
          <table:table-cell table:formula="of:=&quot;'&quot;&amp;[.G14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22]&amp;&quot;','&quot;&amp;[.B1422]&amp;&quot;','&quot;&amp;[.C1422]&amp;&quot;','&quot;&amp; [.D1422]&amp;&quot;','&quot;&amp;[.E1422]&amp;&quot;','&quot;&amp;[.F1422]&amp;&quot;'],&quot;" office:value-type="string" office:string-value="['low','high','2','4','big','med']," calcext:value-type="string">
            <text:p>['low','high','2','4','big','med'],</text:p>
          </table:table-cell>
          <table:table-cell table:formula="of:=&quot;'&quot;&amp;[.G142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23]&amp;&quot;','&quot;&amp;[.B1423]&amp;&quot;','&quot;&amp;[.C1423]&amp;&quot;','&quot;&amp; [.D1423]&amp;&quot;','&quot;&amp;[.E1423]&amp;&quot;','&quot;&amp;[.F1423]&amp;&quot;'],&quot;" office:value-type="string" office:string-value="['low','high','2','4','big','high']," calcext:value-type="string">
            <text:p>['low','high','2','4','big','high'],</text:p>
          </table:table-cell>
          <table:table-cell table:formula="of:=&quot;'&quot;&amp;[.G142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24]&amp;&quot;','&quot;&amp;[.B1424]&amp;&quot;','&quot;&amp;[.C1424]&amp;&quot;','&quot;&amp; [.D1424]&amp;&quot;','&quot;&amp;[.E1424]&amp;&quot;','&quot;&amp;[.F1424]&amp;&quot;'],&quot;" office:value-type="string" office:string-value="['low','high','2','more','small','low']," calcext:value-type="string">
            <text:p>['low','high','2','more','small','low'],</text:p>
          </table:table-cell>
          <table:table-cell table:formula="of:=&quot;'&quot;&amp;[.G14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25]&amp;&quot;','&quot;&amp;[.B1425]&amp;&quot;','&quot;&amp;[.C1425]&amp;&quot;','&quot;&amp; [.D1425]&amp;&quot;','&quot;&amp;[.E1425]&amp;&quot;','&quot;&amp;[.F1425]&amp;&quot;'],&quot;" office:value-type="string" office:string-value="['low','high','2','more','small','med']," calcext:value-type="string">
            <text:p>['low','high','2','more','small','med'],</text:p>
          </table:table-cell>
          <table:table-cell table:formula="of:=&quot;'&quot;&amp;[.G14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26]&amp;&quot;','&quot;&amp;[.B1426]&amp;&quot;','&quot;&amp;[.C1426]&amp;&quot;','&quot;&amp; [.D1426]&amp;&quot;','&quot;&amp;[.E1426]&amp;&quot;','&quot;&amp;[.F1426]&amp;&quot;'],&quot;" office:value-type="string" office:string-value="['low','high','2','more','small','high']," calcext:value-type="string">
            <text:p>['low','high','2','more','small','high'],</text:p>
          </table:table-cell>
          <table:table-cell table:formula="of:=&quot;'&quot;&amp;[.G14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27]&amp;&quot;','&quot;&amp;[.B1427]&amp;&quot;','&quot;&amp;[.C1427]&amp;&quot;','&quot;&amp; [.D1427]&amp;&quot;','&quot;&amp;[.E1427]&amp;&quot;','&quot;&amp;[.F1427]&amp;&quot;'],&quot;" office:value-type="string" office:string-value="['low','high','2','more','med','low']," calcext:value-type="string">
            <text:p>['low','high','2','more','med','low'],</text:p>
          </table:table-cell>
          <table:table-cell table:formula="of:=&quot;'&quot;&amp;[.G14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28]&amp;&quot;','&quot;&amp;[.B1428]&amp;&quot;','&quot;&amp;[.C1428]&amp;&quot;','&quot;&amp; [.D1428]&amp;&quot;','&quot;&amp;[.E1428]&amp;&quot;','&quot;&amp;[.F1428]&amp;&quot;'],&quot;" office:value-type="string" office:string-value="['low','high','2','more','med','med']," calcext:value-type="string">
            <text:p>['low','high','2','more','med','med'],</text:p>
          </table:table-cell>
          <table:table-cell table:formula="of:=&quot;'&quot;&amp;[.G142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29]&amp;&quot;','&quot;&amp;[.B1429]&amp;&quot;','&quot;&amp;[.C1429]&amp;&quot;','&quot;&amp; [.D1429]&amp;&quot;','&quot;&amp;[.E1429]&amp;&quot;','&quot;&amp;[.F1429]&amp;&quot;'],&quot;" office:value-type="string" office:string-value="['low','high','2','more','med','high']," calcext:value-type="string">
            <text:p>['low','high','2','more','med','high'],</text:p>
          </table:table-cell>
          <table:table-cell table:formula="of:=&quot;'&quot;&amp;[.G142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30]&amp;&quot;','&quot;&amp;[.B1430]&amp;&quot;','&quot;&amp;[.C1430]&amp;&quot;','&quot;&amp; [.D1430]&amp;&quot;','&quot;&amp;[.E1430]&amp;&quot;','&quot;&amp;[.F1430]&amp;&quot;'],&quot;" office:value-type="string" office:string-value="['low','high','2','more','big','low']," calcext:value-type="string">
            <text:p>['low','high','2','more','big','low'],</text:p>
          </table:table-cell>
          <table:table-cell table:formula="of:=&quot;'&quot;&amp;[.G14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31]&amp;&quot;','&quot;&amp;[.B1431]&amp;&quot;','&quot;&amp;[.C1431]&amp;&quot;','&quot;&amp; [.D1431]&amp;&quot;','&quot;&amp;[.E1431]&amp;&quot;','&quot;&amp;[.F1431]&amp;&quot;'],&quot;" office:value-type="string" office:string-value="['low','high','2','more','big','med']," calcext:value-type="string">
            <text:p>['low','high','2','more','big','med'],</text:p>
          </table:table-cell>
          <table:table-cell table:formula="of:=&quot;'&quot;&amp;[.G143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32]&amp;&quot;','&quot;&amp;[.B1432]&amp;&quot;','&quot;&amp;[.C1432]&amp;&quot;','&quot;&amp; [.D1432]&amp;&quot;','&quot;&amp;[.E1432]&amp;&quot;','&quot;&amp;[.F1432]&amp;&quot;'],&quot;" office:value-type="string" office:string-value="['low','high','2','more','big','high']," calcext:value-type="string">
            <text:p>['low','high','2','more','big','high'],</text:p>
          </table:table-cell>
          <table:table-cell table:formula="of:=&quot;'&quot;&amp;[.G143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33]&amp;&quot;','&quot;&amp;[.B1433]&amp;&quot;','&quot;&amp;[.C1433]&amp;&quot;','&quot;&amp; [.D1433]&amp;&quot;','&quot;&amp;[.E1433]&amp;&quot;','&quot;&amp;[.F1433]&amp;&quot;'],&quot;" office:value-type="string" office:string-value="['low','high','3','2','small','low']," calcext:value-type="string">
            <text:p>['low','high','3','2','small','low'],</text:p>
          </table:table-cell>
          <table:table-cell table:formula="of:=&quot;'&quot;&amp;[.G14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34]&amp;&quot;','&quot;&amp;[.B1434]&amp;&quot;','&quot;&amp;[.C1434]&amp;&quot;','&quot;&amp; [.D1434]&amp;&quot;','&quot;&amp;[.E1434]&amp;&quot;','&quot;&amp;[.F1434]&amp;&quot;'],&quot;" office:value-type="string" office:string-value="['low','high','3','2','small','med']," calcext:value-type="string">
            <text:p>['low','high','3','2','small','med'],</text:p>
          </table:table-cell>
          <table:table-cell table:formula="of:=&quot;'&quot;&amp;[.G14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35]&amp;&quot;','&quot;&amp;[.B1435]&amp;&quot;','&quot;&amp;[.C1435]&amp;&quot;','&quot;&amp; [.D1435]&amp;&quot;','&quot;&amp;[.E1435]&amp;&quot;','&quot;&amp;[.F1435]&amp;&quot;'],&quot;" office:value-type="string" office:string-value="['low','high','3','2','small','high']," calcext:value-type="string">
            <text:p>['low','high','3','2','small','high'],</text:p>
          </table:table-cell>
          <table:table-cell table:formula="of:=&quot;'&quot;&amp;[.G14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36]&amp;&quot;','&quot;&amp;[.B1436]&amp;&quot;','&quot;&amp;[.C1436]&amp;&quot;','&quot;&amp; [.D1436]&amp;&quot;','&quot;&amp;[.E1436]&amp;&quot;','&quot;&amp;[.F1436]&amp;&quot;'],&quot;" office:value-type="string" office:string-value="['low','high','3','2','med','low']," calcext:value-type="string">
            <text:p>['low','high','3','2','med','low'],</text:p>
          </table:table-cell>
          <table:table-cell table:formula="of:=&quot;'&quot;&amp;[.G143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37]&amp;&quot;','&quot;&amp;[.B1437]&amp;&quot;','&quot;&amp;[.C1437]&amp;&quot;','&quot;&amp; [.D1437]&amp;&quot;','&quot;&amp;[.E1437]&amp;&quot;','&quot;&amp;[.F1437]&amp;&quot;'],&quot;" office:value-type="string" office:string-value="['low','high','3','2','med','med']," calcext:value-type="string">
            <text:p>['low','high','3','2','med','med'],</text:p>
          </table:table-cell>
          <table:table-cell table:formula="of:=&quot;'&quot;&amp;[.G14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38]&amp;&quot;','&quot;&amp;[.B1438]&amp;&quot;','&quot;&amp;[.C1438]&amp;&quot;','&quot;&amp; [.D1438]&amp;&quot;','&quot;&amp;[.E1438]&amp;&quot;','&quot;&amp;[.F1438]&amp;&quot;'],&quot;" office:value-type="string" office:string-value="['low','high','3','2','med','high']," calcext:value-type="string">
            <text:p>['low','high','3','2','med','high'],</text:p>
          </table:table-cell>
          <table:table-cell table:formula="of:=&quot;'&quot;&amp;[.G14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39]&amp;&quot;','&quot;&amp;[.B1439]&amp;&quot;','&quot;&amp;[.C1439]&amp;&quot;','&quot;&amp; [.D1439]&amp;&quot;','&quot;&amp;[.E1439]&amp;&quot;','&quot;&amp;[.F1439]&amp;&quot;'],&quot;" office:value-type="string" office:string-value="['low','high','3','2','big','low']," calcext:value-type="string">
            <text:p>['low','high','3','2','big','low'],</text:p>
          </table:table-cell>
          <table:table-cell table:formula="of:=&quot;'&quot;&amp;[.G143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40]&amp;&quot;','&quot;&amp;[.B1440]&amp;&quot;','&quot;&amp;[.C1440]&amp;&quot;','&quot;&amp; [.D1440]&amp;&quot;','&quot;&amp;[.E1440]&amp;&quot;','&quot;&amp;[.F1440]&amp;&quot;'],&quot;" office:value-type="string" office:string-value="['low','high','3','2','big','med']," calcext:value-type="string">
            <text:p>['low','high','3','2','big','med'],</text:p>
          </table:table-cell>
          <table:table-cell table:formula="of:=&quot;'&quot;&amp;[.G14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41]&amp;&quot;','&quot;&amp;[.B1441]&amp;&quot;','&quot;&amp;[.C1441]&amp;&quot;','&quot;&amp; [.D1441]&amp;&quot;','&quot;&amp;[.E1441]&amp;&quot;','&quot;&amp;[.F1441]&amp;&quot;'],&quot;" office:value-type="string" office:string-value="['low','high','3','2','big','high']," calcext:value-type="string">
            <text:p>['low','high','3','2','big','high'],</text:p>
          </table:table-cell>
          <table:table-cell table:formula="of:=&quot;'&quot;&amp;[.G14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42]&amp;&quot;','&quot;&amp;[.B1442]&amp;&quot;','&quot;&amp;[.C1442]&amp;&quot;','&quot;&amp; [.D1442]&amp;&quot;','&quot;&amp;[.E1442]&amp;&quot;','&quot;&amp;[.F1442]&amp;&quot;'],&quot;" office:value-type="string" office:string-value="['low','high','3','4','small','low']," calcext:value-type="string">
            <text:p>['low','high','3','4','small','low'],</text:p>
          </table:table-cell>
          <table:table-cell table:formula="of:=&quot;'&quot;&amp;[.G14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43]&amp;&quot;','&quot;&amp;[.B1443]&amp;&quot;','&quot;&amp;[.C1443]&amp;&quot;','&quot;&amp; [.D1443]&amp;&quot;','&quot;&amp;[.E1443]&amp;&quot;','&quot;&amp;[.F1443]&amp;&quot;'],&quot;" office:value-type="string" office:string-value="['low','high','3','4','small','med']," calcext:value-type="string">
            <text:p>['low','high','3','4','small','med'],</text:p>
          </table:table-cell>
          <table:table-cell table:formula="of:=&quot;'&quot;&amp;[.G144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44]&amp;&quot;','&quot;&amp;[.B1444]&amp;&quot;','&quot;&amp;[.C1444]&amp;&quot;','&quot;&amp; [.D1444]&amp;&quot;','&quot;&amp;[.E1444]&amp;&quot;','&quot;&amp;[.F1444]&amp;&quot;'],&quot;" office:value-type="string" office:string-value="['low','high','3','4','small','high']," calcext:value-type="string">
            <text:p>['low','high','3','4','small','high'],</text:p>
          </table:table-cell>
          <table:table-cell table:formula="of:=&quot;'&quot;&amp;[.G144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45]&amp;&quot;','&quot;&amp;[.B1445]&amp;&quot;','&quot;&amp;[.C1445]&amp;&quot;','&quot;&amp; [.D1445]&amp;&quot;','&quot;&amp;[.E1445]&amp;&quot;','&quot;&amp;[.F1445]&amp;&quot;'],&quot;" office:value-type="string" office:string-value="['low','high','3','4','med','low']," calcext:value-type="string">
            <text:p>['low','high','3','4','med','low'],</text:p>
          </table:table-cell>
          <table:table-cell table:formula="of:=&quot;'&quot;&amp;[.G14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46]&amp;&quot;','&quot;&amp;[.B1446]&amp;&quot;','&quot;&amp;[.C1446]&amp;&quot;','&quot;&amp; [.D1446]&amp;&quot;','&quot;&amp;[.E1446]&amp;&quot;','&quot;&amp;[.F1446]&amp;&quot;'],&quot;" office:value-type="string" office:string-value="['low','high','3','4','med','med']," calcext:value-type="string">
            <text:p>['low','high','3','4','med','med'],</text:p>
          </table:table-cell>
          <table:table-cell table:formula="of:=&quot;'&quot;&amp;[.G144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47]&amp;&quot;','&quot;&amp;[.B1447]&amp;&quot;','&quot;&amp;[.C1447]&amp;&quot;','&quot;&amp; [.D1447]&amp;&quot;','&quot;&amp;[.E1447]&amp;&quot;','&quot;&amp;[.F1447]&amp;&quot;'],&quot;" office:value-type="string" office:string-value="['low','high','3','4','med','high']," calcext:value-type="string">
            <text:p>['low','high','3','4','med','high'],</text:p>
          </table:table-cell>
          <table:table-cell table:formula="of:=&quot;'&quot;&amp;[.G144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48]&amp;&quot;','&quot;&amp;[.B1448]&amp;&quot;','&quot;&amp;[.C1448]&amp;&quot;','&quot;&amp; [.D1448]&amp;&quot;','&quot;&amp;[.E1448]&amp;&quot;','&quot;&amp;[.F1448]&amp;&quot;'],&quot;" office:value-type="string" office:string-value="['low','high','3','4','big','low']," calcext:value-type="string">
            <text:p>['low','high','3','4','big','low'],</text:p>
          </table:table-cell>
          <table:table-cell table:formula="of:=&quot;'&quot;&amp;[.G14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49]&amp;&quot;','&quot;&amp;[.B1449]&amp;&quot;','&quot;&amp;[.C1449]&amp;&quot;','&quot;&amp; [.D1449]&amp;&quot;','&quot;&amp;[.E1449]&amp;&quot;','&quot;&amp;[.F1449]&amp;&quot;'],&quot;" office:value-type="string" office:string-value="['low','high','3','4','big','med']," calcext:value-type="string">
            <text:p>['low','high','3','4','big','med'],</text:p>
          </table:table-cell>
          <table:table-cell table:formula="of:=&quot;'&quot;&amp;[.G144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50]&amp;&quot;','&quot;&amp;[.B1450]&amp;&quot;','&quot;&amp;[.C1450]&amp;&quot;','&quot;&amp; [.D1450]&amp;&quot;','&quot;&amp;[.E1450]&amp;&quot;','&quot;&amp;[.F1450]&amp;&quot;'],&quot;" office:value-type="string" office:string-value="['low','high','3','4','big','high']," calcext:value-type="string">
            <text:p>['low','high','3','4','big','high'],</text:p>
          </table:table-cell>
          <table:table-cell table:formula="of:=&quot;'&quot;&amp;[.G145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51]&amp;&quot;','&quot;&amp;[.B1451]&amp;&quot;','&quot;&amp;[.C1451]&amp;&quot;','&quot;&amp; [.D1451]&amp;&quot;','&quot;&amp;[.E1451]&amp;&quot;','&quot;&amp;[.F1451]&amp;&quot;'],&quot;" office:value-type="string" office:string-value="['low','high','3','more','small','low']," calcext:value-type="string">
            <text:p>['low','high','3','more','small','low'],</text:p>
          </table:table-cell>
          <table:table-cell table:formula="of:=&quot;'&quot;&amp;[.G14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52]&amp;&quot;','&quot;&amp;[.B1452]&amp;&quot;','&quot;&amp;[.C1452]&amp;&quot;','&quot;&amp; [.D1452]&amp;&quot;','&quot;&amp;[.E1452]&amp;&quot;','&quot;&amp;[.F1452]&amp;&quot;'],&quot;" office:value-type="string" office:string-value="['low','high','3','more','small','med']," calcext:value-type="string">
            <text:p>['low','high','3','more','small','med'],</text:p>
          </table:table-cell>
          <table:table-cell table:formula="of:=&quot;'&quot;&amp;[.G145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53]&amp;&quot;','&quot;&amp;[.B1453]&amp;&quot;','&quot;&amp;[.C1453]&amp;&quot;','&quot;&amp; [.D1453]&amp;&quot;','&quot;&amp;[.E1453]&amp;&quot;','&quot;&amp;[.F1453]&amp;&quot;'],&quot;" office:value-type="string" office:string-value="['low','high','3','more','small','high']," calcext:value-type="string">
            <text:p>['low','high','3','more','small','high'],</text:p>
          </table:table-cell>
          <table:table-cell table:formula="of:=&quot;'&quot;&amp;[.G145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54]&amp;&quot;','&quot;&amp;[.B1454]&amp;&quot;','&quot;&amp;[.C1454]&amp;&quot;','&quot;&amp; [.D1454]&amp;&quot;','&quot;&amp;[.E1454]&amp;&quot;','&quot;&amp;[.F1454]&amp;&quot;'],&quot;" office:value-type="string" office:string-value="['low','high','3','more','med','low']," calcext:value-type="string">
            <text:p>['low','high','3','more','med','low'],</text:p>
          </table:table-cell>
          <table:table-cell table:formula="of:=&quot;'&quot;&amp;[.G14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55]&amp;&quot;','&quot;&amp;[.B1455]&amp;&quot;','&quot;&amp;[.C1455]&amp;&quot;','&quot;&amp; [.D1455]&amp;&quot;','&quot;&amp;[.E1455]&amp;&quot;','&quot;&amp;[.F1455]&amp;&quot;'],&quot;" office:value-type="string" office:string-value="['low','high','3','more','med','med']," calcext:value-type="string">
            <text:p>['low','high','3','more','med','med'],</text:p>
          </table:table-cell>
          <table:table-cell table:formula="of:=&quot;'&quot;&amp;[.G145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56]&amp;&quot;','&quot;&amp;[.B1456]&amp;&quot;','&quot;&amp;[.C1456]&amp;&quot;','&quot;&amp; [.D1456]&amp;&quot;','&quot;&amp;[.E1456]&amp;&quot;','&quot;&amp;[.F1456]&amp;&quot;'],&quot;" office:value-type="string" office:string-value="['low','high','3','more','med','high']," calcext:value-type="string">
            <text:p>['low','high','3','more','med','high'],</text:p>
          </table:table-cell>
          <table:table-cell table:formula="of:=&quot;'&quot;&amp;[.G145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57]&amp;&quot;','&quot;&amp;[.B1457]&amp;&quot;','&quot;&amp;[.C1457]&amp;&quot;','&quot;&amp; [.D1457]&amp;&quot;','&quot;&amp;[.E1457]&amp;&quot;','&quot;&amp;[.F1457]&amp;&quot;'],&quot;" office:value-type="string" office:string-value="['low','high','3','more','big','low']," calcext:value-type="string">
            <text:p>['low','high','3','more','big','low'],</text:p>
          </table:table-cell>
          <table:table-cell table:formula="of:=&quot;'&quot;&amp;[.G14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58]&amp;&quot;','&quot;&amp;[.B1458]&amp;&quot;','&quot;&amp;[.C1458]&amp;&quot;','&quot;&amp; [.D1458]&amp;&quot;','&quot;&amp;[.E1458]&amp;&quot;','&quot;&amp;[.F1458]&amp;&quot;'],&quot;" office:value-type="string" office:string-value="['low','high','3','more','big','med']," calcext:value-type="string">
            <text:p>['low','high','3','more','big','med'],</text:p>
          </table:table-cell>
          <table:table-cell table:formula="of:=&quot;'&quot;&amp;[.G145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59]&amp;&quot;','&quot;&amp;[.B1459]&amp;&quot;','&quot;&amp;[.C1459]&amp;&quot;','&quot;&amp; [.D1459]&amp;&quot;','&quot;&amp;[.E1459]&amp;&quot;','&quot;&amp;[.F1459]&amp;&quot;'],&quot;" office:value-type="string" office:string-value="['low','high','3','more','big','high']," calcext:value-type="string">
            <text:p>['low','high','3','more','big','high'],</text:p>
          </table:table-cell>
          <table:table-cell table:formula="of:=&quot;'&quot;&amp;[.G145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60]&amp;&quot;','&quot;&amp;[.B1460]&amp;&quot;','&quot;&amp;[.C1460]&amp;&quot;','&quot;&amp; [.D1460]&amp;&quot;','&quot;&amp;[.E1460]&amp;&quot;','&quot;&amp;[.F1460]&amp;&quot;'],&quot;" office:value-type="string" office:string-value="['low','high','4','2','small','low']," calcext:value-type="string">
            <text:p>['low','high','4','2','small','low'],</text:p>
          </table:table-cell>
          <table:table-cell table:formula="of:=&quot;'&quot;&amp;[.G146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61]&amp;&quot;','&quot;&amp;[.B1461]&amp;&quot;','&quot;&amp;[.C1461]&amp;&quot;','&quot;&amp; [.D1461]&amp;&quot;','&quot;&amp;[.E1461]&amp;&quot;','&quot;&amp;[.F1461]&amp;&quot;'],&quot;" office:value-type="string" office:string-value="['low','high','4','2','small','med']," calcext:value-type="string">
            <text:p>['low','high','4','2','small','med'],</text:p>
          </table:table-cell>
          <table:table-cell table:formula="of:=&quot;'&quot;&amp;[.G14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62]&amp;&quot;','&quot;&amp;[.B1462]&amp;&quot;','&quot;&amp;[.C1462]&amp;&quot;','&quot;&amp; [.D1462]&amp;&quot;','&quot;&amp;[.E1462]&amp;&quot;','&quot;&amp;[.F1462]&amp;&quot;'],&quot;" office:value-type="string" office:string-value="['low','high','4','2','small','high']," calcext:value-type="string">
            <text:p>['low','high','4','2','small','high'],</text:p>
          </table:table-cell>
          <table:table-cell table:formula="of:=&quot;'&quot;&amp;[.G14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63]&amp;&quot;','&quot;&amp;[.B1463]&amp;&quot;','&quot;&amp;[.C1463]&amp;&quot;','&quot;&amp; [.D1463]&amp;&quot;','&quot;&amp;[.E1463]&amp;&quot;','&quot;&amp;[.F1463]&amp;&quot;'],&quot;" office:value-type="string" office:string-value="['low','high','4','2','med','low']," calcext:value-type="string">
            <text:p>['low','high','4','2','med','low'],</text:p>
          </table:table-cell>
          <table:table-cell table:formula="of:=&quot;'&quot;&amp;[.G146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64]&amp;&quot;','&quot;&amp;[.B1464]&amp;&quot;','&quot;&amp;[.C1464]&amp;&quot;','&quot;&amp; [.D1464]&amp;&quot;','&quot;&amp;[.E1464]&amp;&quot;','&quot;&amp;[.F1464]&amp;&quot;'],&quot;" office:value-type="string" office:string-value="['low','high','4','2','med','med']," calcext:value-type="string">
            <text:p>['low','high','4','2','med','med'],</text:p>
          </table:table-cell>
          <table:table-cell table:formula="of:=&quot;'&quot;&amp;[.G14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65]&amp;&quot;','&quot;&amp;[.B1465]&amp;&quot;','&quot;&amp;[.C1465]&amp;&quot;','&quot;&amp; [.D1465]&amp;&quot;','&quot;&amp;[.E1465]&amp;&quot;','&quot;&amp;[.F1465]&amp;&quot;'],&quot;" office:value-type="string" office:string-value="['low','high','4','2','med','high']," calcext:value-type="string">
            <text:p>['low','high','4','2','med','high'],</text:p>
          </table:table-cell>
          <table:table-cell table:formula="of:=&quot;'&quot;&amp;[.G14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66]&amp;&quot;','&quot;&amp;[.B1466]&amp;&quot;','&quot;&amp;[.C1466]&amp;&quot;','&quot;&amp; [.D1466]&amp;&quot;','&quot;&amp;[.E1466]&amp;&quot;','&quot;&amp;[.F1466]&amp;&quot;'],&quot;" office:value-type="string" office:string-value="['low','high','4','2','big','low']," calcext:value-type="string">
            <text:p>['low','high','4','2','big','low'],</text:p>
          </table:table-cell>
          <table:table-cell table:formula="of:=&quot;'&quot;&amp;[.G146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67]&amp;&quot;','&quot;&amp;[.B1467]&amp;&quot;','&quot;&amp;[.C1467]&amp;&quot;','&quot;&amp; [.D1467]&amp;&quot;','&quot;&amp;[.E1467]&amp;&quot;','&quot;&amp;[.F1467]&amp;&quot;'],&quot;" office:value-type="string" office:string-value="['low','high','4','2','big','med']," calcext:value-type="string">
            <text:p>['low','high','4','2','big','med'],</text:p>
          </table:table-cell>
          <table:table-cell table:formula="of:=&quot;'&quot;&amp;[.G14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68]&amp;&quot;','&quot;&amp;[.B1468]&amp;&quot;','&quot;&amp;[.C1468]&amp;&quot;','&quot;&amp; [.D1468]&amp;&quot;','&quot;&amp;[.E1468]&amp;&quot;','&quot;&amp;[.F1468]&amp;&quot;'],&quot;" office:value-type="string" office:string-value="['low','high','4','2','big','high']," calcext:value-type="string">
            <text:p>['low','high','4','2','big','high'],</text:p>
          </table:table-cell>
          <table:table-cell table:formula="of:=&quot;'&quot;&amp;[.G14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69]&amp;&quot;','&quot;&amp;[.B1469]&amp;&quot;','&quot;&amp;[.C1469]&amp;&quot;','&quot;&amp; [.D1469]&amp;&quot;','&quot;&amp;[.E1469]&amp;&quot;','&quot;&amp;[.F1469]&amp;&quot;'],&quot;" office:value-type="string" office:string-value="['low','high','4','4','small','low']," calcext:value-type="string">
            <text:p>['low','high','4','4','small','low'],</text:p>
          </table:table-cell>
          <table:table-cell table:formula="of:=&quot;'&quot;&amp;[.G14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70]&amp;&quot;','&quot;&amp;[.B1470]&amp;&quot;','&quot;&amp;[.C1470]&amp;&quot;','&quot;&amp; [.D1470]&amp;&quot;','&quot;&amp;[.E1470]&amp;&quot;','&quot;&amp;[.F1470]&amp;&quot;'],&quot;" office:value-type="string" office:string-value="['low','high','4','4','small','med']," calcext:value-type="string">
            <text:p>['low','high','4','4','small','med'],</text:p>
          </table:table-cell>
          <table:table-cell table:formula="of:=&quot;'&quot;&amp;[.G147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71]&amp;&quot;','&quot;&amp;[.B1471]&amp;&quot;','&quot;&amp;[.C1471]&amp;&quot;','&quot;&amp; [.D1471]&amp;&quot;','&quot;&amp;[.E1471]&amp;&quot;','&quot;&amp;[.F1471]&amp;&quot;'],&quot;" office:value-type="string" office:string-value="['low','high','4','4','small','high']," calcext:value-type="string">
            <text:p>['low','high','4','4','small','high'],</text:p>
          </table:table-cell>
          <table:table-cell table:formula="of:=&quot;'&quot;&amp;[.G147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72]&amp;&quot;','&quot;&amp;[.B1472]&amp;&quot;','&quot;&amp;[.C1472]&amp;&quot;','&quot;&amp; [.D1472]&amp;&quot;','&quot;&amp;[.E1472]&amp;&quot;','&quot;&amp;[.F1472]&amp;&quot;'],&quot;" office:value-type="string" office:string-value="['low','high','4','4','med','low']," calcext:value-type="string">
            <text:p>['low','high','4','4','med','low'],</text:p>
          </table:table-cell>
          <table:table-cell table:formula="of:=&quot;'&quot;&amp;[.G14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73]&amp;&quot;','&quot;&amp;[.B1473]&amp;&quot;','&quot;&amp;[.C1473]&amp;&quot;','&quot;&amp; [.D1473]&amp;&quot;','&quot;&amp;[.E1473]&amp;&quot;','&quot;&amp;[.F1473]&amp;&quot;'],&quot;" office:value-type="string" office:string-value="['low','high','4','4','med','med']," calcext:value-type="string">
            <text:p>['low','high','4','4','med','med'],</text:p>
          </table:table-cell>
          <table:table-cell table:formula="of:=&quot;'&quot;&amp;[.G147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74]&amp;&quot;','&quot;&amp;[.B1474]&amp;&quot;','&quot;&amp;[.C1474]&amp;&quot;','&quot;&amp; [.D1474]&amp;&quot;','&quot;&amp;[.E1474]&amp;&quot;','&quot;&amp;[.F1474]&amp;&quot;'],&quot;" office:value-type="string" office:string-value="['low','high','4','4','med','high']," calcext:value-type="string">
            <text:p>['low','high','4','4','med','high'],</text:p>
          </table:table-cell>
          <table:table-cell table:formula="of:=&quot;'&quot;&amp;[.G147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75]&amp;&quot;','&quot;&amp;[.B1475]&amp;&quot;','&quot;&amp;[.C1475]&amp;&quot;','&quot;&amp; [.D1475]&amp;&quot;','&quot;&amp;[.E1475]&amp;&quot;','&quot;&amp;[.F1475]&amp;&quot;'],&quot;" office:value-type="string" office:string-value="['low','high','4','4','big','low']," calcext:value-type="string">
            <text:p>['low','high','4','4','big','low'],</text:p>
          </table:table-cell>
          <table:table-cell table:formula="of:=&quot;'&quot;&amp;[.G14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76]&amp;&quot;','&quot;&amp;[.B1476]&amp;&quot;','&quot;&amp;[.C1476]&amp;&quot;','&quot;&amp; [.D1476]&amp;&quot;','&quot;&amp;[.E1476]&amp;&quot;','&quot;&amp;[.F1476]&amp;&quot;'],&quot;" office:value-type="string" office:string-value="['low','high','4','4','big','med']," calcext:value-type="string">
            <text:p>['low','high','4','4','big','med'],</text:p>
          </table:table-cell>
          <table:table-cell table:formula="of:=&quot;'&quot;&amp;[.G147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77]&amp;&quot;','&quot;&amp;[.B1477]&amp;&quot;','&quot;&amp;[.C1477]&amp;&quot;','&quot;&amp; [.D1477]&amp;&quot;','&quot;&amp;[.E1477]&amp;&quot;','&quot;&amp;[.F1477]&amp;&quot;'],&quot;" office:value-type="string" office:string-value="['low','high','4','4','big','high']," calcext:value-type="string">
            <text:p>['low','high','4','4','big','high'],</text:p>
          </table:table-cell>
          <table:table-cell table:formula="of:=&quot;'&quot;&amp;[.G147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78]&amp;&quot;','&quot;&amp;[.B1478]&amp;&quot;','&quot;&amp;[.C1478]&amp;&quot;','&quot;&amp; [.D1478]&amp;&quot;','&quot;&amp;[.E1478]&amp;&quot;','&quot;&amp;[.F1478]&amp;&quot;'],&quot;" office:value-type="string" office:string-value="['low','high','4','more','small','low']," calcext:value-type="string">
            <text:p>['low','high','4','more','small','low'],</text:p>
          </table:table-cell>
          <table:table-cell table:formula="of:=&quot;'&quot;&amp;[.G14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79]&amp;&quot;','&quot;&amp;[.B1479]&amp;&quot;','&quot;&amp;[.C1479]&amp;&quot;','&quot;&amp; [.D1479]&amp;&quot;','&quot;&amp;[.E1479]&amp;&quot;','&quot;&amp;[.F1479]&amp;&quot;'],&quot;" office:value-type="string" office:string-value="['low','high','4','more','small','med']," calcext:value-type="string">
            <text:p>['low','high','4','more','small','med'],</text:p>
          </table:table-cell>
          <table:table-cell table:formula="of:=&quot;'&quot;&amp;[.G147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80]&amp;&quot;','&quot;&amp;[.B1480]&amp;&quot;','&quot;&amp;[.C1480]&amp;&quot;','&quot;&amp; [.D1480]&amp;&quot;','&quot;&amp;[.E1480]&amp;&quot;','&quot;&amp;[.F1480]&amp;&quot;'],&quot;" office:value-type="string" office:string-value="['low','high','4','more','small','high']," calcext:value-type="string">
            <text:p>['low','high','4','more','small','high'],</text:p>
          </table:table-cell>
          <table:table-cell table:formula="of:=&quot;'&quot;&amp;[.G148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81]&amp;&quot;','&quot;&amp;[.B1481]&amp;&quot;','&quot;&amp;[.C1481]&amp;&quot;','&quot;&amp; [.D1481]&amp;&quot;','&quot;&amp;[.E1481]&amp;&quot;','&quot;&amp;[.F1481]&amp;&quot;'],&quot;" office:value-type="string" office:string-value="['low','high','4','more','med','low']," calcext:value-type="string">
            <text:p>['low','high','4','more','med','low'],</text:p>
          </table:table-cell>
          <table:table-cell table:formula="of:=&quot;'&quot;&amp;[.G14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82]&amp;&quot;','&quot;&amp;[.B1482]&amp;&quot;','&quot;&amp;[.C1482]&amp;&quot;','&quot;&amp; [.D1482]&amp;&quot;','&quot;&amp;[.E1482]&amp;&quot;','&quot;&amp;[.F1482]&amp;&quot;'],&quot;" office:value-type="string" office:string-value="['low','high','4','more','med','med']," calcext:value-type="string">
            <text:p>['low','high','4','more','med','med'],</text:p>
          </table:table-cell>
          <table:table-cell table:formula="of:=&quot;'&quot;&amp;[.G148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83]&amp;&quot;','&quot;&amp;[.B1483]&amp;&quot;','&quot;&amp;[.C1483]&amp;&quot;','&quot;&amp; [.D1483]&amp;&quot;','&quot;&amp;[.E1483]&amp;&quot;','&quot;&amp;[.F1483]&amp;&quot;'],&quot;" office:value-type="string" office:string-value="['low','high','4','more','med','high']," calcext:value-type="string">
            <text:p>['low','high','4','more','med','high'],</text:p>
          </table:table-cell>
          <table:table-cell table:formula="of:=&quot;'&quot;&amp;[.G148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84]&amp;&quot;','&quot;&amp;[.B1484]&amp;&quot;','&quot;&amp;[.C1484]&amp;&quot;','&quot;&amp; [.D1484]&amp;&quot;','&quot;&amp;[.E1484]&amp;&quot;','&quot;&amp;[.F1484]&amp;&quot;'],&quot;" office:value-type="string" office:string-value="['low','high','4','more','big','low']," calcext:value-type="string">
            <text:p>['low','high','4','more','big','low'],</text:p>
          </table:table-cell>
          <table:table-cell table:formula="of:=&quot;'&quot;&amp;[.G14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85]&amp;&quot;','&quot;&amp;[.B1485]&amp;&quot;','&quot;&amp;[.C1485]&amp;&quot;','&quot;&amp; [.D1485]&amp;&quot;','&quot;&amp;[.E1485]&amp;&quot;','&quot;&amp;[.F1485]&amp;&quot;'],&quot;" office:value-type="string" office:string-value="['low','high','4','more','big','med']," calcext:value-type="string">
            <text:p>['low','high','4','more','big','med'],</text:p>
          </table:table-cell>
          <table:table-cell table:formula="of:=&quot;'&quot;&amp;[.G148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486]&amp;&quot;','&quot;&amp;[.B1486]&amp;&quot;','&quot;&amp;[.C1486]&amp;&quot;','&quot;&amp; [.D1486]&amp;&quot;','&quot;&amp;[.E1486]&amp;&quot;','&quot;&amp;[.F1486]&amp;&quot;'],&quot;" office:value-type="string" office:string-value="['low','high','4','more','big','high']," calcext:value-type="string">
            <text:p>['low','high','4','more','big','high'],</text:p>
          </table:table-cell>
          <table:table-cell table:formula="of:=&quot;'&quot;&amp;[.G148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87]&amp;&quot;','&quot;&amp;[.B1487]&amp;&quot;','&quot;&amp;[.C1487]&amp;&quot;','&quot;&amp; [.D1487]&amp;&quot;','&quot;&amp;[.E1487]&amp;&quot;','&quot;&amp;[.F1487]&amp;&quot;'],&quot;" office:value-type="string" office:string-value="['low','high','5more','2','small','low']," calcext:value-type="string">
            <text:p>['low','high','5more','2','small','low'],</text:p>
          </table:table-cell>
          <table:table-cell table:formula="of:=&quot;'&quot;&amp;[.G148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88]&amp;&quot;','&quot;&amp;[.B1488]&amp;&quot;','&quot;&amp;[.C1488]&amp;&quot;','&quot;&amp; [.D1488]&amp;&quot;','&quot;&amp;[.E1488]&amp;&quot;','&quot;&amp;[.F1488]&amp;&quot;'],&quot;" office:value-type="string" office:string-value="['low','high','5more','2','small','med']," calcext:value-type="string">
            <text:p>['low','high','5more','2','small','med'],</text:p>
          </table:table-cell>
          <table:table-cell table:formula="of:=&quot;'&quot;&amp;[.G14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89]&amp;&quot;','&quot;&amp;[.B1489]&amp;&quot;','&quot;&amp;[.C1489]&amp;&quot;','&quot;&amp; [.D1489]&amp;&quot;','&quot;&amp;[.E1489]&amp;&quot;','&quot;&amp;[.F1489]&amp;&quot;'],&quot;" office:value-type="string" office:string-value="['low','high','5more','2','small','high']," calcext:value-type="string">
            <text:p>['low','high','5more','2','small','high'],</text:p>
          </table:table-cell>
          <table:table-cell table:formula="of:=&quot;'&quot;&amp;[.G14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90]&amp;&quot;','&quot;&amp;[.B1490]&amp;&quot;','&quot;&amp;[.C1490]&amp;&quot;','&quot;&amp; [.D1490]&amp;&quot;','&quot;&amp;[.E1490]&amp;&quot;','&quot;&amp;[.F1490]&amp;&quot;'],&quot;" office:value-type="string" office:string-value="['low','high','5more','2','med','low']," calcext:value-type="string">
            <text:p>['low','high','5more','2','med','low'],</text:p>
          </table:table-cell>
          <table:table-cell table:formula="of:=&quot;'&quot;&amp;[.G149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91]&amp;&quot;','&quot;&amp;[.B1491]&amp;&quot;','&quot;&amp;[.C1491]&amp;&quot;','&quot;&amp; [.D1491]&amp;&quot;','&quot;&amp;[.E1491]&amp;&quot;','&quot;&amp;[.F1491]&amp;&quot;'],&quot;" office:value-type="string" office:string-value="['low','high','5more','2','med','med']," calcext:value-type="string">
            <text:p>['low','high','5more','2','med','med'],</text:p>
          </table:table-cell>
          <table:table-cell table:formula="of:=&quot;'&quot;&amp;[.G14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92]&amp;&quot;','&quot;&amp;[.B1492]&amp;&quot;','&quot;&amp;[.C1492]&amp;&quot;','&quot;&amp; [.D1492]&amp;&quot;','&quot;&amp;[.E1492]&amp;&quot;','&quot;&amp;[.F1492]&amp;&quot;'],&quot;" office:value-type="string" office:string-value="['low','high','5more','2','med','high']," calcext:value-type="string">
            <text:p>['low','high','5more','2','med','high'],</text:p>
          </table:table-cell>
          <table:table-cell table:formula="of:=&quot;'&quot;&amp;[.G14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93]&amp;&quot;','&quot;&amp;[.B1493]&amp;&quot;','&quot;&amp;[.C1493]&amp;&quot;','&quot;&amp; [.D1493]&amp;&quot;','&quot;&amp;[.E1493]&amp;&quot;','&quot;&amp;[.F1493]&amp;&quot;'],&quot;" office:value-type="string" office:string-value="['low','high','5more','2','big','low']," calcext:value-type="string">
            <text:p>['low','high','5more','2','big','low'],</text:p>
          </table:table-cell>
          <table:table-cell table:formula="of:=&quot;'&quot;&amp;[.G149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494]&amp;&quot;','&quot;&amp;[.B1494]&amp;&quot;','&quot;&amp;[.C1494]&amp;&quot;','&quot;&amp; [.D1494]&amp;&quot;','&quot;&amp;[.E1494]&amp;&quot;','&quot;&amp;[.F1494]&amp;&quot;'],&quot;" office:value-type="string" office:string-value="['low','high','5more','2','big','med']," calcext:value-type="string">
            <text:p>['low','high','5more','2','big','med'],</text:p>
          </table:table-cell>
          <table:table-cell table:formula="of:=&quot;'&quot;&amp;[.G14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495]&amp;&quot;','&quot;&amp;[.B1495]&amp;&quot;','&quot;&amp;[.C1495]&amp;&quot;','&quot;&amp; [.D1495]&amp;&quot;','&quot;&amp;[.E1495]&amp;&quot;','&quot;&amp;[.F1495]&amp;&quot;'],&quot;" office:value-type="string" office:string-value="['low','high','5more','2','big','high']," calcext:value-type="string">
            <text:p>['low','high','5more','2','big','high'],</text:p>
          </table:table-cell>
          <table:table-cell table:formula="of:=&quot;'&quot;&amp;[.G14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96]&amp;&quot;','&quot;&amp;[.B1496]&amp;&quot;','&quot;&amp;[.C1496]&amp;&quot;','&quot;&amp; [.D1496]&amp;&quot;','&quot;&amp;[.E1496]&amp;&quot;','&quot;&amp;[.F1496]&amp;&quot;'],&quot;" office:value-type="string" office:string-value="['low','high','5more','4','small','low']," calcext:value-type="string">
            <text:p>['low','high','5more','4','small','low'],</text:p>
          </table:table-cell>
          <table:table-cell table:formula="of:=&quot;'&quot;&amp;[.G14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497]&amp;&quot;','&quot;&amp;[.B1497]&amp;&quot;','&quot;&amp;[.C1497]&amp;&quot;','&quot;&amp; [.D1497]&amp;&quot;','&quot;&amp;[.E1497]&amp;&quot;','&quot;&amp;[.F1497]&amp;&quot;'],&quot;" office:value-type="string" office:string-value="['low','high','5more','4','small','med']," calcext:value-type="string">
            <text:p>['low','high','5more','4','small','med'],</text:p>
          </table:table-cell>
          <table:table-cell table:formula="of:=&quot;'&quot;&amp;[.G149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498]&amp;&quot;','&quot;&amp;[.B1498]&amp;&quot;','&quot;&amp;[.C1498]&amp;&quot;','&quot;&amp; [.D1498]&amp;&quot;','&quot;&amp;[.E1498]&amp;&quot;','&quot;&amp;[.F1498]&amp;&quot;'],&quot;" office:value-type="string" office:string-value="['low','high','5more','4','small','high']," calcext:value-type="string">
            <text:p>['low','high','5more','4','small','high'],</text:p>
          </table:table-cell>
          <table:table-cell table:formula="of:=&quot;'&quot;&amp;[.G149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499]&amp;&quot;','&quot;&amp;[.B1499]&amp;&quot;','&quot;&amp;[.C1499]&amp;&quot;','&quot;&amp; [.D1499]&amp;&quot;','&quot;&amp;[.E1499]&amp;&quot;','&quot;&amp;[.F1499]&amp;&quot;'],&quot;" office:value-type="string" office:string-value="['low','high','5more','4','med','low']," calcext:value-type="string">
            <text:p>['low','high','5more','4','med','low'],</text:p>
          </table:table-cell>
          <table:table-cell table:formula="of:=&quot;'&quot;&amp;[.G14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00]&amp;&quot;','&quot;&amp;[.B1500]&amp;&quot;','&quot;&amp;[.C1500]&amp;&quot;','&quot;&amp; [.D1500]&amp;&quot;','&quot;&amp;[.E1500]&amp;&quot;','&quot;&amp;[.F1500]&amp;&quot;'],&quot;" office:value-type="string" office:string-value="['low','high','5more','4','med','med']," calcext:value-type="string">
            <text:p>['low','high','5more','4','med','med'],</text:p>
          </table:table-cell>
          <table:table-cell table:formula="of:=&quot;'&quot;&amp;[.G150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01]&amp;&quot;','&quot;&amp;[.B1501]&amp;&quot;','&quot;&amp;[.C1501]&amp;&quot;','&quot;&amp; [.D1501]&amp;&quot;','&quot;&amp;[.E1501]&amp;&quot;','&quot;&amp;[.F1501]&amp;&quot;'],&quot;" office:value-type="string" office:string-value="['low','high','5more','4','med','high']," calcext:value-type="string">
            <text:p>['low','high','5more','4','med','high'],</text:p>
          </table:table-cell>
          <table:table-cell table:formula="of:=&quot;'&quot;&amp;[.G1501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02]&amp;&quot;','&quot;&amp;[.B1502]&amp;&quot;','&quot;&amp;[.C1502]&amp;&quot;','&quot;&amp; [.D1502]&amp;&quot;','&quot;&amp;[.E1502]&amp;&quot;','&quot;&amp;[.F1502]&amp;&quot;'],&quot;" office:value-type="string" office:string-value="['low','high','5more','4','big','low']," calcext:value-type="string">
            <text:p>['low','high','5more','4','big','low'],</text:p>
          </table:table-cell>
          <table:table-cell table:formula="of:=&quot;'&quot;&amp;[.G15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03]&amp;&quot;','&quot;&amp;[.B1503]&amp;&quot;','&quot;&amp;[.C1503]&amp;&quot;','&quot;&amp; [.D1503]&amp;&quot;','&quot;&amp;[.E1503]&amp;&quot;','&quot;&amp;[.F1503]&amp;&quot;'],&quot;" office:value-type="string" office:string-value="['low','high','5more','4','big','med']," calcext:value-type="string">
            <text:p>['low','high','5more','4','big','med'],</text:p>
          </table:table-cell>
          <table:table-cell table:formula="of:=&quot;'&quot;&amp;[.G150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04]&amp;&quot;','&quot;&amp;[.B1504]&amp;&quot;','&quot;&amp;[.C1504]&amp;&quot;','&quot;&amp; [.D1504]&amp;&quot;','&quot;&amp;[.E1504]&amp;&quot;','&quot;&amp;[.F1504]&amp;&quot;'],&quot;" office:value-type="string" office:string-value="['low','high','5more','4','big','high']," calcext:value-type="string">
            <text:p>['low','high','5more','4','big','high'],</text:p>
          </table:table-cell>
          <table:table-cell table:formula="of:=&quot;'&quot;&amp;[.G150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05]&amp;&quot;','&quot;&amp;[.B1505]&amp;&quot;','&quot;&amp;[.C1505]&amp;&quot;','&quot;&amp; [.D1505]&amp;&quot;','&quot;&amp;[.E1505]&amp;&quot;','&quot;&amp;[.F1505]&amp;&quot;'],&quot;" office:value-type="string" office:string-value="['low','high','5more','more','small','low']," calcext:value-type="string">
            <text:p>['low','high','5more','more','small','low'],</text:p>
          </table:table-cell>
          <table:table-cell table:formula="of:=&quot;'&quot;&amp;[.G15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06]&amp;&quot;','&quot;&amp;[.B1506]&amp;&quot;','&quot;&amp;[.C1506]&amp;&quot;','&quot;&amp; [.D1506]&amp;&quot;','&quot;&amp;[.E1506]&amp;&quot;','&quot;&amp;[.F1506]&amp;&quot;'],&quot;" office:value-type="string" office:string-value="['low','high','5more','more','small','med']," calcext:value-type="string">
            <text:p>['low','high','5more','more','small','med'],</text:p>
          </table:table-cell>
          <table:table-cell table:formula="of:=&quot;'&quot;&amp;[.G150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cc</text:p>
          </table:table-cell>
          <table:table-cell table:formula="of:=&quot;['&quot;&amp;[.A1507]&amp;&quot;','&quot;&amp;[.B1507]&amp;&quot;','&quot;&amp;[.C1507]&amp;&quot;','&quot;&amp; [.D1507]&amp;&quot;','&quot;&amp;[.E1507]&amp;&quot;','&quot;&amp;[.F1507]&amp;&quot;'],&quot;" office:value-type="string" office:string-value="['low','high','5more','more','small','high']," calcext:value-type="string">
            <text:p>['low','high','5more','more','small','high'],</text:p>
          </table:table-cell>
          <table:table-cell table:formula="of:=&quot;'&quot;&amp;[.G150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08]&amp;&quot;','&quot;&amp;[.B1508]&amp;&quot;','&quot;&amp;[.C1508]&amp;&quot;','&quot;&amp; [.D1508]&amp;&quot;','&quot;&amp;[.E1508]&amp;&quot;','&quot;&amp;[.F1508]&amp;&quot;'],&quot;" office:value-type="string" office:string-value="['low','high','5more','more','med','low']," calcext:value-type="string">
            <text:p>['low','high','5more','more','med','low'],</text:p>
          </table:table-cell>
          <table:table-cell table:formula="of:=&quot;'&quot;&amp;[.G15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09]&amp;&quot;','&quot;&amp;[.B1509]&amp;&quot;','&quot;&amp;[.C1509]&amp;&quot;','&quot;&amp; [.D1509]&amp;&quot;','&quot;&amp;[.E1509]&amp;&quot;','&quot;&amp;[.F1509]&amp;&quot;'],&quot;" office:value-type="string" office:string-value="['low','high','5more','more','med','med']," calcext:value-type="string">
            <text:p>['low','high','5more','more','med','med'],</text:p>
          </table:table-cell>
          <table:table-cell table:formula="of:=&quot;'&quot;&amp;[.G150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10]&amp;&quot;','&quot;&amp;[.B1510]&amp;&quot;','&quot;&amp;[.C1510]&amp;&quot;','&quot;&amp; [.D1510]&amp;&quot;','&quot;&amp;[.E1510]&amp;&quot;','&quot;&amp;[.F1510]&amp;&quot;'],&quot;" office:value-type="string" office:string-value="['low','high','5more','more','med','high']," calcext:value-type="string">
            <text:p>['low','high','5more','more','med','high'],</text:p>
          </table:table-cell>
          <table:table-cell table:formula="of:=&quot;'&quot;&amp;[.G151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11]&amp;&quot;','&quot;&amp;[.B1511]&amp;&quot;','&quot;&amp;[.C1511]&amp;&quot;','&quot;&amp; [.D1511]&amp;&quot;','&quot;&amp;[.E1511]&amp;&quot;','&quot;&amp;[.F1511]&amp;&quot;'],&quot;" office:value-type="string" office:string-value="['low','high','5more','more','big','low']," calcext:value-type="string">
            <text:p>['low','high','5more','more','big','low'],</text:p>
          </table:table-cell>
          <table:table-cell table:formula="of:=&quot;'&quot;&amp;[.G15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12]&amp;&quot;','&quot;&amp;[.B1512]&amp;&quot;','&quot;&amp;[.C1512]&amp;&quot;','&quot;&amp; [.D1512]&amp;&quot;','&quot;&amp;[.E1512]&amp;&quot;','&quot;&amp;[.F1512]&amp;&quot;'],&quot;" office:value-type="string" office:string-value="['low','high','5more','more','big','med']," calcext:value-type="string">
            <text:p>['low','high','5more','more','big','med'],</text:p>
          </table:table-cell>
          <table:table-cell table:formula="of:=&quot;'&quot;&amp;[.G151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13]&amp;&quot;','&quot;&amp;[.B1513]&amp;&quot;','&quot;&amp;[.C1513]&amp;&quot;','&quot;&amp; [.D1513]&amp;&quot;','&quot;&amp;[.E1513]&amp;&quot;','&quot;&amp;[.F1513]&amp;&quot;'],&quot;" office:value-type="string" office:string-value="['low','high','5more','more','big','high']," calcext:value-type="string">
            <text:p>['low','high','5more','more','big','high'],</text:p>
          </table:table-cell>
          <table:table-cell table:formula="of:=&quot;'&quot;&amp;[.G151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14]&amp;&quot;','&quot;&amp;[.B1514]&amp;&quot;','&quot;&amp;[.C1514]&amp;&quot;','&quot;&amp; [.D1514]&amp;&quot;','&quot;&amp;[.E1514]&amp;&quot;','&quot;&amp;[.F1514]&amp;&quot;'],&quot;" office:value-type="string" office:string-value="['low','med','2','2','small','low']," calcext:value-type="string">
            <text:p>['low','med','2','2','small','low'],</text:p>
          </table:table-cell>
          <table:table-cell table:formula="of:=&quot;'&quot;&amp;[.G151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15]&amp;&quot;','&quot;&amp;[.B1515]&amp;&quot;','&quot;&amp;[.C1515]&amp;&quot;','&quot;&amp; [.D1515]&amp;&quot;','&quot;&amp;[.E1515]&amp;&quot;','&quot;&amp;[.F1515]&amp;&quot;'],&quot;" office:value-type="string" office:string-value="['low','med','2','2','small','med']," calcext:value-type="string">
            <text:p>['low','med','2','2','small','med'],</text:p>
          </table:table-cell>
          <table:table-cell table:formula="of:=&quot;'&quot;&amp;[.G15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16]&amp;&quot;','&quot;&amp;[.B1516]&amp;&quot;','&quot;&amp;[.C1516]&amp;&quot;','&quot;&amp; [.D1516]&amp;&quot;','&quot;&amp;[.E1516]&amp;&quot;','&quot;&amp;[.F1516]&amp;&quot;'],&quot;" office:value-type="string" office:string-value="['low','med','2','2','small','high']," calcext:value-type="string">
            <text:p>['low','med','2','2','small','high'],</text:p>
          </table:table-cell>
          <table:table-cell table:formula="of:=&quot;'&quot;&amp;[.G15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17]&amp;&quot;','&quot;&amp;[.B1517]&amp;&quot;','&quot;&amp;[.C1517]&amp;&quot;','&quot;&amp; [.D1517]&amp;&quot;','&quot;&amp;[.E1517]&amp;&quot;','&quot;&amp;[.F1517]&amp;&quot;'],&quot;" office:value-type="string" office:string-value="['low','med','2','2','med','low']," calcext:value-type="string">
            <text:p>['low','med','2','2','med','low'],</text:p>
          </table:table-cell>
          <table:table-cell table:formula="of:=&quot;'&quot;&amp;[.G151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18]&amp;&quot;','&quot;&amp;[.B1518]&amp;&quot;','&quot;&amp;[.C1518]&amp;&quot;','&quot;&amp; [.D1518]&amp;&quot;','&quot;&amp;[.E1518]&amp;&quot;','&quot;&amp;[.F1518]&amp;&quot;'],&quot;" office:value-type="string" office:string-value="['low','med','2','2','med','med']," calcext:value-type="string">
            <text:p>['low','med','2','2','med','med'],</text:p>
          </table:table-cell>
          <table:table-cell table:formula="of:=&quot;'&quot;&amp;[.G15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19]&amp;&quot;','&quot;&amp;[.B1519]&amp;&quot;','&quot;&amp;[.C1519]&amp;&quot;','&quot;&amp; [.D1519]&amp;&quot;','&quot;&amp;[.E1519]&amp;&quot;','&quot;&amp;[.F1519]&amp;&quot;'],&quot;" office:value-type="string" office:string-value="['low','med','2','2','med','high']," calcext:value-type="string">
            <text:p>['low','med','2','2','med','high'],</text:p>
          </table:table-cell>
          <table:table-cell table:formula="of:=&quot;'&quot;&amp;[.G15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20]&amp;&quot;','&quot;&amp;[.B1520]&amp;&quot;','&quot;&amp;[.C1520]&amp;&quot;','&quot;&amp; [.D1520]&amp;&quot;','&quot;&amp;[.E1520]&amp;&quot;','&quot;&amp;[.F1520]&amp;&quot;'],&quot;" office:value-type="string" office:string-value="['low','med','2','2','big','low']," calcext:value-type="string">
            <text:p>['low','med','2','2','big','low'],</text:p>
          </table:table-cell>
          <table:table-cell table:formula="of:=&quot;'&quot;&amp;[.G152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21]&amp;&quot;','&quot;&amp;[.B1521]&amp;&quot;','&quot;&amp;[.C1521]&amp;&quot;','&quot;&amp; [.D1521]&amp;&quot;','&quot;&amp;[.E1521]&amp;&quot;','&quot;&amp;[.F1521]&amp;&quot;'],&quot;" office:value-type="string" office:string-value="['low','med','2','2','big','med']," calcext:value-type="string">
            <text:p>['low','med','2','2','big','med'],</text:p>
          </table:table-cell>
          <table:table-cell table:formula="of:=&quot;'&quot;&amp;[.G15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22]&amp;&quot;','&quot;&amp;[.B1522]&amp;&quot;','&quot;&amp;[.C1522]&amp;&quot;','&quot;&amp; [.D1522]&amp;&quot;','&quot;&amp;[.E1522]&amp;&quot;','&quot;&amp;[.F1522]&amp;&quot;'],&quot;" office:value-type="string" office:string-value="['low','med','2','2','big','high']," calcext:value-type="string">
            <text:p>['low','med','2','2','big','high'],</text:p>
          </table:table-cell>
          <table:table-cell table:formula="of:=&quot;'&quot;&amp;[.G15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23]&amp;&quot;','&quot;&amp;[.B1523]&amp;&quot;','&quot;&amp;[.C1523]&amp;&quot;','&quot;&amp; [.D1523]&amp;&quot;','&quot;&amp;[.E1523]&amp;&quot;','&quot;&amp;[.F1523]&amp;&quot;'],&quot;" office:value-type="string" office:string-value="['low','med','2','4','small','low']," calcext:value-type="string">
            <text:p>['low','med','2','4','small','low'],</text:p>
          </table:table-cell>
          <table:table-cell table:formula="of:=&quot;'&quot;&amp;[.G15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24]&amp;&quot;','&quot;&amp;[.B1524]&amp;&quot;','&quot;&amp;[.C1524]&amp;&quot;','&quot;&amp; [.D1524]&amp;&quot;','&quot;&amp;[.E1524]&amp;&quot;','&quot;&amp;[.F1524]&amp;&quot;'],&quot;" office:value-type="string" office:string-value="['low','med','2','4','small','med']," calcext:value-type="string">
            <text:p>['low','med','2','4','small','med'],</text:p>
          </table:table-cell>
          <table:table-cell table:formula="of:=&quot;'&quot;&amp;[.G152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25]&amp;&quot;','&quot;&amp;[.B1525]&amp;&quot;','&quot;&amp;[.C1525]&amp;&quot;','&quot;&amp; [.D1525]&amp;&quot;','&quot;&amp;[.E1525]&amp;&quot;','&quot;&amp;[.F1525]&amp;&quot;'],&quot;" office:value-type="string" office:string-value="['low','med','2','4','small','high']," calcext:value-type="string">
            <text:p>['low','med','2','4','small','high'],</text:p>
          </table:table-cell>
          <table:table-cell table:formula="of:=&quot;'&quot;&amp;[.G152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26]&amp;&quot;','&quot;&amp;[.B1526]&amp;&quot;','&quot;&amp;[.C1526]&amp;&quot;','&quot;&amp; [.D1526]&amp;&quot;','&quot;&amp;[.E1526]&amp;&quot;','&quot;&amp;[.F1526]&amp;&quot;'],&quot;" office:value-type="string" office:string-value="['low','med','2','4','med','low']," calcext:value-type="string">
            <text:p>['low','med','2','4','med','low'],</text:p>
          </table:table-cell>
          <table:table-cell table:formula="of:=&quot;'&quot;&amp;[.G15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27]&amp;&quot;','&quot;&amp;[.B1527]&amp;&quot;','&quot;&amp;[.C1527]&amp;&quot;','&quot;&amp; [.D1527]&amp;&quot;','&quot;&amp;[.E1527]&amp;&quot;','&quot;&amp;[.F1527]&amp;&quot;'],&quot;" office:value-type="string" office:string-value="['low','med','2','4','med','med']," calcext:value-type="string">
            <text:p>['low','med','2','4','med','med'],</text:p>
          </table:table-cell>
          <table:table-cell table:formula="of:=&quot;'&quot;&amp;[.G152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28]&amp;&quot;','&quot;&amp;[.B1528]&amp;&quot;','&quot;&amp;[.C1528]&amp;&quot;','&quot;&amp; [.D1528]&amp;&quot;','&quot;&amp;[.E1528]&amp;&quot;','&quot;&amp;[.F1528]&amp;&quot;'],&quot;" office:value-type="string" office:string-value="['low','med','2','4','med','high']," calcext:value-type="string">
            <text:p>['low','med','2','4','med','high'],</text:p>
          </table:table-cell>
          <table:table-cell table:formula="of:=&quot;'&quot;&amp;[.G152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29]&amp;&quot;','&quot;&amp;[.B1529]&amp;&quot;','&quot;&amp;[.C1529]&amp;&quot;','&quot;&amp; [.D1529]&amp;&quot;','&quot;&amp;[.E1529]&amp;&quot;','&quot;&amp;[.F1529]&amp;&quot;'],&quot;" office:value-type="string" office:string-value="['low','med','2','4','big','low']," calcext:value-type="string">
            <text:p>['low','med','2','4','big','low'],</text:p>
          </table:table-cell>
          <table:table-cell table:formula="of:=&quot;'&quot;&amp;[.G15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30]&amp;&quot;','&quot;&amp;[.B1530]&amp;&quot;','&quot;&amp;[.C1530]&amp;&quot;','&quot;&amp; [.D1530]&amp;&quot;','&quot;&amp;[.E1530]&amp;&quot;','&quot;&amp;[.F1530]&amp;&quot;'],&quot;" office:value-type="string" office:string-value="['low','med','2','4','big','med']," calcext:value-type="string">
            <text:p>['low','med','2','4','big','med'],</text:p>
          </table:table-cell>
          <table:table-cell table:formula="of:=&quot;'&quot;&amp;[.G1530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31]&amp;&quot;','&quot;&amp;[.B1531]&amp;&quot;','&quot;&amp;[.C1531]&amp;&quot;','&quot;&amp; [.D1531]&amp;&quot;','&quot;&amp;[.E1531]&amp;&quot;','&quot;&amp;[.F1531]&amp;&quot;'],&quot;" office:value-type="string" office:string-value="['low','med','2','4','big','high']," calcext:value-type="string">
            <text:p>['low','med','2','4','big','high'],</text:p>
          </table:table-cell>
          <table:table-cell table:formula="of:=&quot;'&quot;&amp;[.G1531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32]&amp;&quot;','&quot;&amp;[.B1532]&amp;&quot;','&quot;&amp;[.C1532]&amp;&quot;','&quot;&amp; [.D1532]&amp;&quot;','&quot;&amp;[.E1532]&amp;&quot;','&quot;&amp;[.F1532]&amp;&quot;'],&quot;" office:value-type="string" office:string-value="['low','med','2','more','small','low']," calcext:value-type="string">
            <text:p>['low','med','2','more','small','low'],</text:p>
          </table:table-cell>
          <table:table-cell table:formula="of:=&quot;'&quot;&amp;[.G153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33]&amp;&quot;','&quot;&amp;[.B1533]&amp;&quot;','&quot;&amp;[.C1533]&amp;&quot;','&quot;&amp; [.D1533]&amp;&quot;','&quot;&amp;[.E1533]&amp;&quot;','&quot;&amp;[.F1533]&amp;&quot;'],&quot;" office:value-type="string" office:string-value="['low','med','2','more','small','med']," calcext:value-type="string">
            <text:p>['low','med','2','more','small','med'],</text:p>
          </table:table-cell>
          <table:table-cell table:formula="of:=&quot;'&quot;&amp;[.G153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34]&amp;&quot;','&quot;&amp;[.B1534]&amp;&quot;','&quot;&amp;[.C1534]&amp;&quot;','&quot;&amp; [.D1534]&amp;&quot;','&quot;&amp;[.E1534]&amp;&quot;','&quot;&amp;[.F1534]&amp;&quot;'],&quot;" office:value-type="string" office:string-value="['low','med','2','more','small','high']," calcext:value-type="string">
            <text:p>['low','med','2','more','small','high'],</text:p>
          </table:table-cell>
          <table:table-cell table:formula="of:=&quot;'&quot;&amp;[.G15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35]&amp;&quot;','&quot;&amp;[.B1535]&amp;&quot;','&quot;&amp;[.C1535]&amp;&quot;','&quot;&amp; [.D1535]&amp;&quot;','&quot;&amp;[.E1535]&amp;&quot;','&quot;&amp;[.F1535]&amp;&quot;'],&quot;" office:value-type="string" office:string-value="['low','med','2','more','med','low']," calcext:value-type="string">
            <text:p>['low','med','2','more','med','low'],</text:p>
          </table:table-cell>
          <table:table-cell table:formula="of:=&quot;'&quot;&amp;[.G153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36]&amp;&quot;','&quot;&amp;[.B1536]&amp;&quot;','&quot;&amp;[.C1536]&amp;&quot;','&quot;&amp; [.D1536]&amp;&quot;','&quot;&amp;[.E1536]&amp;&quot;','&quot;&amp;[.F1536]&amp;&quot;'],&quot;" office:value-type="string" office:string-value="['low','med','2','more','med','med']," calcext:value-type="string">
            <text:p>['low','med','2','more','med','med'],</text:p>
          </table:table-cell>
          <table:table-cell table:formula="of:=&quot;'&quot;&amp;[.G153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37]&amp;&quot;','&quot;&amp;[.B1537]&amp;&quot;','&quot;&amp;[.C1537]&amp;&quot;','&quot;&amp; [.D1537]&amp;&quot;','&quot;&amp;[.E1537]&amp;&quot;','&quot;&amp;[.F1537]&amp;&quot;'],&quot;" office:value-type="string" office:string-value="['low','med','2','more','med','high']," calcext:value-type="string">
            <text:p>['low','med','2','more','med','high'],</text:p>
          </table:table-cell>
          <table:table-cell table:formula="of:=&quot;'&quot;&amp;[.G153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38]&amp;&quot;','&quot;&amp;[.B1538]&amp;&quot;','&quot;&amp;[.C1538]&amp;&quot;','&quot;&amp; [.D1538]&amp;&quot;','&quot;&amp;[.E1538]&amp;&quot;','&quot;&amp;[.F1538]&amp;&quot;'],&quot;" office:value-type="string" office:string-value="['low','med','2','more','big','low']," calcext:value-type="string">
            <text:p>['low','med','2','more','big','low'],</text:p>
          </table:table-cell>
          <table:table-cell table:formula="of:=&quot;'&quot;&amp;[.G153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39]&amp;&quot;','&quot;&amp;[.B1539]&amp;&quot;','&quot;&amp;[.C1539]&amp;&quot;','&quot;&amp; [.D1539]&amp;&quot;','&quot;&amp;[.E1539]&amp;&quot;','&quot;&amp;[.F1539]&amp;&quot;'],&quot;" office:value-type="string" office:string-value="['low','med','2','more','big','med']," calcext:value-type="string">
            <text:p>['low','med','2','more','big','med'],</text:p>
          </table:table-cell>
          <table:table-cell table:formula="of:=&quot;'&quot;&amp;[.G153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40]&amp;&quot;','&quot;&amp;[.B1540]&amp;&quot;','&quot;&amp;[.C1540]&amp;&quot;','&quot;&amp; [.D1540]&amp;&quot;','&quot;&amp;[.E1540]&amp;&quot;','&quot;&amp;[.F1540]&amp;&quot;'],&quot;" office:value-type="string" office:string-value="['low','med','2','more','big','high']," calcext:value-type="string">
            <text:p>['low','med','2','more','big','high'],</text:p>
          </table:table-cell>
          <table:table-cell table:formula="of:=&quot;'&quot;&amp;[.G154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41]&amp;&quot;','&quot;&amp;[.B1541]&amp;&quot;','&quot;&amp;[.C1541]&amp;&quot;','&quot;&amp; [.D1541]&amp;&quot;','&quot;&amp;[.E1541]&amp;&quot;','&quot;&amp;[.F1541]&amp;&quot;'],&quot;" office:value-type="string" office:string-value="['low','med','3','2','small','low']," calcext:value-type="string">
            <text:p>['low','med','3','2','small','low'],</text:p>
          </table:table-cell>
          <table:table-cell table:formula="of:=&quot;'&quot;&amp;[.G15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42]&amp;&quot;','&quot;&amp;[.B1542]&amp;&quot;','&quot;&amp;[.C1542]&amp;&quot;','&quot;&amp; [.D1542]&amp;&quot;','&quot;&amp;[.E1542]&amp;&quot;','&quot;&amp;[.F1542]&amp;&quot;'],&quot;" office:value-type="string" office:string-value="['low','med','3','2','small','med']," calcext:value-type="string">
            <text:p>['low','med','3','2','small','med'],</text:p>
          </table:table-cell>
          <table:table-cell table:formula="of:=&quot;'&quot;&amp;[.G15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43]&amp;&quot;','&quot;&amp;[.B1543]&amp;&quot;','&quot;&amp;[.C1543]&amp;&quot;','&quot;&amp; [.D1543]&amp;&quot;','&quot;&amp;[.E1543]&amp;&quot;','&quot;&amp;[.F1543]&amp;&quot;'],&quot;" office:value-type="string" office:string-value="['low','med','3','2','small','high']," calcext:value-type="string">
            <text:p>['low','med','3','2','small','high'],</text:p>
          </table:table-cell>
          <table:table-cell table:formula="of:=&quot;'&quot;&amp;[.G15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44]&amp;&quot;','&quot;&amp;[.B1544]&amp;&quot;','&quot;&amp;[.C1544]&amp;&quot;','&quot;&amp; [.D1544]&amp;&quot;','&quot;&amp;[.E1544]&amp;&quot;','&quot;&amp;[.F1544]&amp;&quot;'],&quot;" office:value-type="string" office:string-value="['low','med','3','2','med','low']," calcext:value-type="string">
            <text:p>['low','med','3','2','med','low'],</text:p>
          </table:table-cell>
          <table:table-cell table:formula="of:=&quot;'&quot;&amp;[.G154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45]&amp;&quot;','&quot;&amp;[.B1545]&amp;&quot;','&quot;&amp;[.C1545]&amp;&quot;','&quot;&amp; [.D1545]&amp;&quot;','&quot;&amp;[.E1545]&amp;&quot;','&quot;&amp;[.F1545]&amp;&quot;'],&quot;" office:value-type="string" office:string-value="['low','med','3','2','med','med']," calcext:value-type="string">
            <text:p>['low','med','3','2','med','med'],</text:p>
          </table:table-cell>
          <table:table-cell table:formula="of:=&quot;'&quot;&amp;[.G154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46]&amp;&quot;','&quot;&amp;[.B1546]&amp;&quot;','&quot;&amp;[.C1546]&amp;&quot;','&quot;&amp; [.D1546]&amp;&quot;','&quot;&amp;[.E1546]&amp;&quot;','&quot;&amp;[.F1546]&amp;&quot;'],&quot;" office:value-type="string" office:string-value="['low','med','3','2','med','high']," calcext:value-type="string">
            <text:p>['low','med','3','2','med','high'],</text:p>
          </table:table-cell>
          <table:table-cell table:formula="of:=&quot;'&quot;&amp;[.G15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47]&amp;&quot;','&quot;&amp;[.B1547]&amp;&quot;','&quot;&amp;[.C1547]&amp;&quot;','&quot;&amp; [.D1547]&amp;&quot;','&quot;&amp;[.E1547]&amp;&quot;','&quot;&amp;[.F1547]&amp;&quot;'],&quot;" office:value-type="string" office:string-value="['low','med','3','2','big','low']," calcext:value-type="string">
            <text:p>['low','med','3','2','big','low'],</text:p>
          </table:table-cell>
          <table:table-cell table:formula="of:=&quot;'&quot;&amp;[.G154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48]&amp;&quot;','&quot;&amp;[.B1548]&amp;&quot;','&quot;&amp;[.C1548]&amp;&quot;','&quot;&amp; [.D1548]&amp;&quot;','&quot;&amp;[.E1548]&amp;&quot;','&quot;&amp;[.F1548]&amp;&quot;'],&quot;" office:value-type="string" office:string-value="['low','med','3','2','big','med']," calcext:value-type="string">
            <text:p>['low','med','3','2','big','med'],</text:p>
          </table:table-cell>
          <table:table-cell table:formula="of:=&quot;'&quot;&amp;[.G154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49]&amp;&quot;','&quot;&amp;[.B1549]&amp;&quot;','&quot;&amp;[.C1549]&amp;&quot;','&quot;&amp; [.D1549]&amp;&quot;','&quot;&amp;[.E1549]&amp;&quot;','&quot;&amp;[.F1549]&amp;&quot;'],&quot;" office:value-type="string" office:string-value="['low','med','3','2','big','high']," calcext:value-type="string">
            <text:p>['low','med','3','2','big','high'],</text:p>
          </table:table-cell>
          <table:table-cell table:formula="of:=&quot;'&quot;&amp;[.G15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50]&amp;&quot;','&quot;&amp;[.B1550]&amp;&quot;','&quot;&amp;[.C1550]&amp;&quot;','&quot;&amp; [.D1550]&amp;&quot;','&quot;&amp;[.E1550]&amp;&quot;','&quot;&amp;[.F1550]&amp;&quot;'],&quot;" office:value-type="string" office:string-value="['low','med','3','4','small','low']," calcext:value-type="string">
            <text:p>['low','med','3','4','small','low'],</text:p>
          </table:table-cell>
          <table:table-cell table:formula="of:=&quot;'&quot;&amp;[.G15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51]&amp;&quot;','&quot;&amp;[.B1551]&amp;&quot;','&quot;&amp;[.C1551]&amp;&quot;','&quot;&amp; [.D1551]&amp;&quot;','&quot;&amp;[.E1551]&amp;&quot;','&quot;&amp;[.F1551]&amp;&quot;'],&quot;" office:value-type="string" office:string-value="['low','med','3','4','small','med']," calcext:value-type="string">
            <text:p>['low','med','3','4','small','med'],</text:p>
          </table:table-cell>
          <table:table-cell table:formula="of:=&quot;'&quot;&amp;[.G1551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52]&amp;&quot;','&quot;&amp;[.B1552]&amp;&quot;','&quot;&amp;[.C1552]&amp;&quot;','&quot;&amp; [.D1552]&amp;&quot;','&quot;&amp;[.E1552]&amp;&quot;','&quot;&amp;[.F1552]&amp;&quot;'],&quot;" office:value-type="string" office:string-value="['low','med','3','4','small','high']," calcext:value-type="string">
            <text:p>['low','med','3','4','small','high'],</text:p>
          </table:table-cell>
          <table:table-cell table:formula="of:=&quot;'&quot;&amp;[.G1552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53]&amp;&quot;','&quot;&amp;[.B1553]&amp;&quot;','&quot;&amp;[.C1553]&amp;&quot;','&quot;&amp; [.D1553]&amp;&quot;','&quot;&amp;[.E1553]&amp;&quot;','&quot;&amp;[.F1553]&amp;&quot;'],&quot;" office:value-type="string" office:string-value="['low','med','3','4','med','low']," calcext:value-type="string">
            <text:p>['low','med','3','4','med','low'],</text:p>
          </table:table-cell>
          <table:table-cell table:formula="of:=&quot;'&quot;&amp;[.G15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54]&amp;&quot;','&quot;&amp;[.B1554]&amp;&quot;','&quot;&amp;[.C1554]&amp;&quot;','&quot;&amp; [.D1554]&amp;&quot;','&quot;&amp;[.E1554]&amp;&quot;','&quot;&amp;[.F1554]&amp;&quot;'],&quot;" office:value-type="string" office:string-value="['low','med','3','4','med','med']," calcext:value-type="string">
            <text:p>['low','med','3','4','med','med'],</text:p>
          </table:table-cell>
          <table:table-cell table:formula="of:=&quot;'&quot;&amp;[.G155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55]&amp;&quot;','&quot;&amp;[.B1555]&amp;&quot;','&quot;&amp;[.C1555]&amp;&quot;','&quot;&amp; [.D1555]&amp;&quot;','&quot;&amp;[.E1555]&amp;&quot;','&quot;&amp;[.F1555]&amp;&quot;'],&quot;" office:value-type="string" office:string-value="['low','med','3','4','med','high']," calcext:value-type="string">
            <text:p>['low','med','3','4','med','high'],</text:p>
          </table:table-cell>
          <table:table-cell table:formula="of:=&quot;'&quot;&amp;[.G155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56]&amp;&quot;','&quot;&amp;[.B1556]&amp;&quot;','&quot;&amp;[.C1556]&amp;&quot;','&quot;&amp; [.D1556]&amp;&quot;','&quot;&amp;[.E1556]&amp;&quot;','&quot;&amp;[.F1556]&amp;&quot;'],&quot;" office:value-type="string" office:string-value="['low','med','3','4','big','low']," calcext:value-type="string">
            <text:p>['low','med','3','4','big','low'],</text:p>
          </table:table-cell>
          <table:table-cell table:formula="of:=&quot;'&quot;&amp;[.G15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57]&amp;&quot;','&quot;&amp;[.B1557]&amp;&quot;','&quot;&amp;[.C1557]&amp;&quot;','&quot;&amp; [.D1557]&amp;&quot;','&quot;&amp;[.E1557]&amp;&quot;','&quot;&amp;[.F1557]&amp;&quot;'],&quot;" office:value-type="string" office:string-value="['low','med','3','4','big','med']," calcext:value-type="string">
            <text:p>['low','med','3','4','big','med'],</text:p>
          </table:table-cell>
          <table:table-cell table:formula="of:=&quot;'&quot;&amp;[.G155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58]&amp;&quot;','&quot;&amp;[.B1558]&amp;&quot;','&quot;&amp;[.C1558]&amp;&quot;','&quot;&amp; [.D1558]&amp;&quot;','&quot;&amp;[.E1558]&amp;&quot;','&quot;&amp;[.F1558]&amp;&quot;'],&quot;" office:value-type="string" office:string-value="['low','med','3','4','big','high']," calcext:value-type="string">
            <text:p>['low','med','3','4','big','high'],</text:p>
          </table:table-cell>
          <table:table-cell table:formula="of:=&quot;'&quot;&amp;[.G155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59]&amp;&quot;','&quot;&amp;[.B1559]&amp;&quot;','&quot;&amp;[.C1559]&amp;&quot;','&quot;&amp; [.D1559]&amp;&quot;','&quot;&amp;[.E1559]&amp;&quot;','&quot;&amp;[.F1559]&amp;&quot;'],&quot;" office:value-type="string" office:string-value="['low','med','3','more','small','low']," calcext:value-type="string">
            <text:p>['low','med','3','more','small','low'],</text:p>
          </table:table-cell>
          <table:table-cell table:formula="of:=&quot;'&quot;&amp;[.G155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60]&amp;&quot;','&quot;&amp;[.B1560]&amp;&quot;','&quot;&amp;[.C1560]&amp;&quot;','&quot;&amp; [.D1560]&amp;&quot;','&quot;&amp;[.E1560]&amp;&quot;','&quot;&amp;[.F1560]&amp;&quot;'],&quot;" office:value-type="string" office:string-value="['low','med','3','more','small','med']," calcext:value-type="string">
            <text:p>['low','med','3','more','small','med'],</text:p>
          </table:table-cell>
          <table:table-cell table:formula="of:=&quot;'&quot;&amp;[.G1560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61]&amp;&quot;','&quot;&amp;[.B1561]&amp;&quot;','&quot;&amp;[.C1561]&amp;&quot;','&quot;&amp; [.D1561]&amp;&quot;','&quot;&amp;[.E1561]&amp;&quot;','&quot;&amp;[.F1561]&amp;&quot;'],&quot;" office:value-type="string" office:string-value="['low','med','3','more','small','high']," calcext:value-type="string">
            <text:p>['low','med','3','more','small','high'],</text:p>
          </table:table-cell>
          <table:table-cell table:formula="of:=&quot;'&quot;&amp;[.G156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62]&amp;&quot;','&quot;&amp;[.B1562]&amp;&quot;','&quot;&amp;[.C1562]&amp;&quot;','&quot;&amp; [.D1562]&amp;&quot;','&quot;&amp;[.E1562]&amp;&quot;','&quot;&amp;[.F1562]&amp;&quot;'],&quot;" office:value-type="string" office:string-value="['low','med','3','more','med','low']," calcext:value-type="string">
            <text:p>['low','med','3','more','med','low'],</text:p>
          </table:table-cell>
          <table:table-cell table:formula="of:=&quot;'&quot;&amp;[.G156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63]&amp;&quot;','&quot;&amp;[.B1563]&amp;&quot;','&quot;&amp;[.C1563]&amp;&quot;','&quot;&amp; [.D1563]&amp;&quot;','&quot;&amp;[.E1563]&amp;&quot;','&quot;&amp;[.F1563]&amp;&quot;'],&quot;" office:value-type="string" office:string-value="['low','med','3','more','med','med']," calcext:value-type="string">
            <text:p>['low','med','3','more','med','med'],</text:p>
          </table:table-cell>
          <table:table-cell table:formula="of:=&quot;'&quot;&amp;[.G156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64]&amp;&quot;','&quot;&amp;[.B1564]&amp;&quot;','&quot;&amp;[.C1564]&amp;&quot;','&quot;&amp; [.D1564]&amp;&quot;','&quot;&amp;[.E1564]&amp;&quot;','&quot;&amp;[.F1564]&amp;&quot;'],&quot;" office:value-type="string" office:string-value="['low','med','3','more','med','high']," calcext:value-type="string">
            <text:p>['low','med','3','more','med','high'],</text:p>
          </table:table-cell>
          <table:table-cell table:formula="of:=&quot;'&quot;&amp;[.G156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65]&amp;&quot;','&quot;&amp;[.B1565]&amp;&quot;','&quot;&amp;[.C1565]&amp;&quot;','&quot;&amp; [.D1565]&amp;&quot;','&quot;&amp;[.E1565]&amp;&quot;','&quot;&amp;[.F1565]&amp;&quot;'],&quot;" office:value-type="string" office:string-value="['low','med','3','more','big','low']," calcext:value-type="string">
            <text:p>['low','med','3','more','big','low'],</text:p>
          </table:table-cell>
          <table:table-cell table:formula="of:=&quot;'&quot;&amp;[.G156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66]&amp;&quot;','&quot;&amp;[.B1566]&amp;&quot;','&quot;&amp;[.C1566]&amp;&quot;','&quot;&amp; [.D1566]&amp;&quot;','&quot;&amp;[.E1566]&amp;&quot;','&quot;&amp;[.F1566]&amp;&quot;'],&quot;" office:value-type="string" office:string-value="['low','med','3','more','big','med']," calcext:value-type="string">
            <text:p>['low','med','3','more','big','med'],</text:p>
          </table:table-cell>
          <table:table-cell table:formula="of:=&quot;'&quot;&amp;[.G156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67]&amp;&quot;','&quot;&amp;[.B1567]&amp;&quot;','&quot;&amp;[.C1567]&amp;&quot;','&quot;&amp; [.D1567]&amp;&quot;','&quot;&amp;[.E1567]&amp;&quot;','&quot;&amp;[.F1567]&amp;&quot;'],&quot;" office:value-type="string" office:string-value="['low','med','3','more','big','high']," calcext:value-type="string">
            <text:p>['low','med','3','more','big','high'],</text:p>
          </table:table-cell>
          <table:table-cell table:formula="of:=&quot;'&quot;&amp;[.G156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68]&amp;&quot;','&quot;&amp;[.B1568]&amp;&quot;','&quot;&amp;[.C1568]&amp;&quot;','&quot;&amp; [.D1568]&amp;&quot;','&quot;&amp;[.E1568]&amp;&quot;','&quot;&amp;[.F1568]&amp;&quot;'],&quot;" office:value-type="string" office:string-value="['low','med','4','2','small','low']," calcext:value-type="string">
            <text:p>['low','med','4','2','small','low'],</text:p>
          </table:table-cell>
          <table:table-cell table:formula="of:=&quot;'&quot;&amp;[.G156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69]&amp;&quot;','&quot;&amp;[.B1569]&amp;&quot;','&quot;&amp;[.C1569]&amp;&quot;','&quot;&amp; [.D1569]&amp;&quot;','&quot;&amp;[.E1569]&amp;&quot;','&quot;&amp;[.F1569]&amp;&quot;'],&quot;" office:value-type="string" office:string-value="['low','med','4','2','small','med']," calcext:value-type="string">
            <text:p>['low','med','4','2','small','med'],</text:p>
          </table:table-cell>
          <table:table-cell table:formula="of:=&quot;'&quot;&amp;[.G156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70]&amp;&quot;','&quot;&amp;[.B1570]&amp;&quot;','&quot;&amp;[.C1570]&amp;&quot;','&quot;&amp; [.D1570]&amp;&quot;','&quot;&amp;[.E1570]&amp;&quot;','&quot;&amp;[.F1570]&amp;&quot;'],&quot;" office:value-type="string" office:string-value="['low','med','4','2','small','high']," calcext:value-type="string">
            <text:p>['low','med','4','2','small','high'],</text:p>
          </table:table-cell>
          <table:table-cell table:formula="of:=&quot;'&quot;&amp;[.G15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71]&amp;&quot;','&quot;&amp;[.B1571]&amp;&quot;','&quot;&amp;[.C1571]&amp;&quot;','&quot;&amp; [.D1571]&amp;&quot;','&quot;&amp;[.E1571]&amp;&quot;','&quot;&amp;[.F1571]&amp;&quot;'],&quot;" office:value-type="string" office:string-value="['low','med','4','2','med','low']," calcext:value-type="string">
            <text:p>['low','med','4','2','med','low'],</text:p>
          </table:table-cell>
          <table:table-cell table:formula="of:=&quot;'&quot;&amp;[.G157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72]&amp;&quot;','&quot;&amp;[.B1572]&amp;&quot;','&quot;&amp;[.C1572]&amp;&quot;','&quot;&amp; [.D1572]&amp;&quot;','&quot;&amp;[.E1572]&amp;&quot;','&quot;&amp;[.F1572]&amp;&quot;'],&quot;" office:value-type="string" office:string-value="['low','med','4','2','med','med']," calcext:value-type="string">
            <text:p>['low','med','4','2','med','med'],</text:p>
          </table:table-cell>
          <table:table-cell table:formula="of:=&quot;'&quot;&amp;[.G157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73]&amp;&quot;','&quot;&amp;[.B1573]&amp;&quot;','&quot;&amp;[.C1573]&amp;&quot;','&quot;&amp; [.D1573]&amp;&quot;','&quot;&amp;[.E1573]&amp;&quot;','&quot;&amp;[.F1573]&amp;&quot;'],&quot;" office:value-type="string" office:string-value="['low','med','4','2','med','high']," calcext:value-type="string">
            <text:p>['low','med','4','2','med','high'],</text:p>
          </table:table-cell>
          <table:table-cell table:formula="of:=&quot;'&quot;&amp;[.G15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74]&amp;&quot;','&quot;&amp;[.B1574]&amp;&quot;','&quot;&amp;[.C1574]&amp;&quot;','&quot;&amp; [.D1574]&amp;&quot;','&quot;&amp;[.E1574]&amp;&quot;','&quot;&amp;[.F1574]&amp;&quot;'],&quot;" office:value-type="string" office:string-value="['low','med','4','2','big','low']," calcext:value-type="string">
            <text:p>['low','med','4','2','big','low'],</text:p>
          </table:table-cell>
          <table:table-cell table:formula="of:=&quot;'&quot;&amp;[.G157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75]&amp;&quot;','&quot;&amp;[.B1575]&amp;&quot;','&quot;&amp;[.C1575]&amp;&quot;','&quot;&amp; [.D1575]&amp;&quot;','&quot;&amp;[.E1575]&amp;&quot;','&quot;&amp;[.F1575]&amp;&quot;'],&quot;" office:value-type="string" office:string-value="['low','med','4','2','big','med']," calcext:value-type="string">
            <text:p>['low','med','4','2','big','med'],</text:p>
          </table:table-cell>
          <table:table-cell table:formula="of:=&quot;'&quot;&amp;[.G157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76]&amp;&quot;','&quot;&amp;[.B1576]&amp;&quot;','&quot;&amp;[.C1576]&amp;&quot;','&quot;&amp; [.D1576]&amp;&quot;','&quot;&amp;[.E1576]&amp;&quot;','&quot;&amp;[.F1576]&amp;&quot;'],&quot;" office:value-type="string" office:string-value="['low','med','4','2','big','high']," calcext:value-type="string">
            <text:p>['low','med','4','2','big','high'],</text:p>
          </table:table-cell>
          <table:table-cell table:formula="of:=&quot;'&quot;&amp;[.G15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77]&amp;&quot;','&quot;&amp;[.B1577]&amp;&quot;','&quot;&amp;[.C1577]&amp;&quot;','&quot;&amp; [.D1577]&amp;&quot;','&quot;&amp;[.E1577]&amp;&quot;','&quot;&amp;[.F1577]&amp;&quot;'],&quot;" office:value-type="string" office:string-value="['low','med','4','4','small','low']," calcext:value-type="string">
            <text:p>['low','med','4','4','small','low'],</text:p>
          </table:table-cell>
          <table:table-cell table:formula="of:=&quot;'&quot;&amp;[.G15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78]&amp;&quot;','&quot;&amp;[.B1578]&amp;&quot;','&quot;&amp;[.C1578]&amp;&quot;','&quot;&amp; [.D1578]&amp;&quot;','&quot;&amp;[.E1578]&amp;&quot;','&quot;&amp;[.F1578]&amp;&quot;'],&quot;" office:value-type="string" office:string-value="['low','med','4','4','small','med']," calcext:value-type="string">
            <text:p>['low','med','4','4','small','med'],</text:p>
          </table:table-cell>
          <table:table-cell table:formula="of:=&quot;'&quot;&amp;[.G157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79]&amp;&quot;','&quot;&amp;[.B1579]&amp;&quot;','&quot;&amp;[.C1579]&amp;&quot;','&quot;&amp; [.D1579]&amp;&quot;','&quot;&amp;[.E1579]&amp;&quot;','&quot;&amp;[.F1579]&amp;&quot;'],&quot;" office:value-type="string" office:string-value="['low','med','4','4','small','high']," calcext:value-type="string">
            <text:p>['low','med','4','4','small','high'],</text:p>
          </table:table-cell>
          <table:table-cell table:formula="of:=&quot;'&quot;&amp;[.G157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80]&amp;&quot;','&quot;&amp;[.B1580]&amp;&quot;','&quot;&amp;[.C1580]&amp;&quot;','&quot;&amp; [.D1580]&amp;&quot;','&quot;&amp;[.E1580]&amp;&quot;','&quot;&amp;[.F1580]&amp;&quot;'],&quot;" office:value-type="string" office:string-value="['low','med','4','4','med','low']," calcext:value-type="string">
            <text:p>['low','med','4','4','med','low'],</text:p>
          </table:table-cell>
          <table:table-cell table:formula="of:=&quot;'&quot;&amp;[.G15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81]&amp;&quot;','&quot;&amp;[.B1581]&amp;&quot;','&quot;&amp;[.C1581]&amp;&quot;','&quot;&amp; [.D1581]&amp;&quot;','&quot;&amp;[.E1581]&amp;&quot;','&quot;&amp;[.F1581]&amp;&quot;'],&quot;" office:value-type="string" office:string-value="['low','med','4','4','med','med']," calcext:value-type="string">
            <text:p>['low','med','4','4','med','med'],</text:p>
          </table:table-cell>
          <table:table-cell table:formula="of:=&quot;'&quot;&amp;[.G158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82]&amp;&quot;','&quot;&amp;[.B1582]&amp;&quot;','&quot;&amp;[.C1582]&amp;&quot;','&quot;&amp; [.D1582]&amp;&quot;','&quot;&amp;[.E1582]&amp;&quot;','&quot;&amp;[.F1582]&amp;&quot;'],&quot;" office:value-type="string" office:string-value="['low','med','4','4','med','high']," calcext:value-type="string">
            <text:p>['low','med','4','4','med','high'],</text:p>
          </table:table-cell>
          <table:table-cell table:formula="of:=&quot;'&quot;&amp;[.G158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83]&amp;&quot;','&quot;&amp;[.B1583]&amp;&quot;','&quot;&amp;[.C1583]&amp;&quot;','&quot;&amp; [.D1583]&amp;&quot;','&quot;&amp;[.E1583]&amp;&quot;','&quot;&amp;[.F1583]&amp;&quot;'],&quot;" office:value-type="string" office:string-value="['low','med','4','4','big','low']," calcext:value-type="string">
            <text:p>['low','med','4','4','big','low'],</text:p>
          </table:table-cell>
          <table:table-cell table:formula="of:=&quot;'&quot;&amp;[.G15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84]&amp;&quot;','&quot;&amp;[.B1584]&amp;&quot;','&quot;&amp;[.C1584]&amp;&quot;','&quot;&amp; [.D1584]&amp;&quot;','&quot;&amp;[.E1584]&amp;&quot;','&quot;&amp;[.F1584]&amp;&quot;'],&quot;" office:value-type="string" office:string-value="['low','med','4','4','big','med']," calcext:value-type="string">
            <text:p>['low','med','4','4','big','med'],</text:p>
          </table:table-cell>
          <table:table-cell table:formula="of:=&quot;'&quot;&amp;[.G158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85]&amp;&quot;','&quot;&amp;[.B1585]&amp;&quot;','&quot;&amp;[.C1585]&amp;&quot;','&quot;&amp; [.D1585]&amp;&quot;','&quot;&amp;[.E1585]&amp;&quot;','&quot;&amp;[.F1585]&amp;&quot;'],&quot;" office:value-type="string" office:string-value="['low','med','4','4','big','high']," calcext:value-type="string">
            <text:p>['low','med','4','4','big','high'],</text:p>
          </table:table-cell>
          <table:table-cell table:formula="of:=&quot;'&quot;&amp;[.G1585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86]&amp;&quot;','&quot;&amp;[.B1586]&amp;&quot;','&quot;&amp;[.C1586]&amp;&quot;','&quot;&amp; [.D1586]&amp;&quot;','&quot;&amp;[.E1586]&amp;&quot;','&quot;&amp;[.F1586]&amp;&quot;'],&quot;" office:value-type="string" office:string-value="['low','med','4','more','small','low']," calcext:value-type="string">
            <text:p>['low','med','4','more','small','low'],</text:p>
          </table:table-cell>
          <table:table-cell table:formula="of:=&quot;'&quot;&amp;[.G158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587]&amp;&quot;','&quot;&amp;[.B1587]&amp;&quot;','&quot;&amp;[.C1587]&amp;&quot;','&quot;&amp; [.D1587]&amp;&quot;','&quot;&amp;[.E1587]&amp;&quot;','&quot;&amp;[.F1587]&amp;&quot;'],&quot;" office:value-type="string" office:string-value="['low','med','4','more','small','med']," calcext:value-type="string">
            <text:p>['low','med','4','more','small','med'],</text:p>
          </table:table-cell>
          <table:table-cell table:formula="of:=&quot;'&quot;&amp;[.G1587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588]&amp;&quot;','&quot;&amp;[.B1588]&amp;&quot;','&quot;&amp;[.C1588]&amp;&quot;','&quot;&amp; [.D1588]&amp;&quot;','&quot;&amp;[.E1588]&amp;&quot;','&quot;&amp;[.F1588]&amp;&quot;'],&quot;" office:value-type="string" office:string-value="['low','med','4','more','small','high']," calcext:value-type="string">
            <text:p>['low','med','4','more','small','high'],</text:p>
          </table:table-cell>
          <table:table-cell table:formula="of:=&quot;'&quot;&amp;[.G158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89]&amp;&quot;','&quot;&amp;[.B1589]&amp;&quot;','&quot;&amp;[.C1589]&amp;&quot;','&quot;&amp; [.D1589]&amp;&quot;','&quot;&amp;[.E1589]&amp;&quot;','&quot;&amp;[.F1589]&amp;&quot;'],&quot;" office:value-type="string" office:string-value="['low','med','4','more','med','low']," calcext:value-type="string">
            <text:p>['low','med','4','more','med','low'],</text:p>
          </table:table-cell>
          <table:table-cell table:formula="of:=&quot;'&quot;&amp;[.G158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90]&amp;&quot;','&quot;&amp;[.B1590]&amp;&quot;','&quot;&amp;[.C1590]&amp;&quot;','&quot;&amp; [.D1590]&amp;&quot;','&quot;&amp;[.E1590]&amp;&quot;','&quot;&amp;[.F1590]&amp;&quot;'],&quot;" office:value-type="string" office:string-value="['low','med','4','more','med','med']," calcext:value-type="string">
            <text:p>['low','med','4','more','med','med'],</text:p>
          </table:table-cell>
          <table:table-cell table:formula="of:=&quot;'&quot;&amp;[.G1590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91]&amp;&quot;','&quot;&amp;[.B1591]&amp;&quot;','&quot;&amp;[.C1591]&amp;&quot;','&quot;&amp; [.D1591]&amp;&quot;','&quot;&amp;[.E1591]&amp;&quot;','&quot;&amp;[.F1591]&amp;&quot;'],&quot;" office:value-type="string" office:string-value="['low','med','4','more','med','high']," calcext:value-type="string">
            <text:p>['low','med','4','more','med','high'],</text:p>
          </table:table-cell>
          <table:table-cell table:formula="of:=&quot;'&quot;&amp;[.G1591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92]&amp;&quot;','&quot;&amp;[.B1592]&amp;&quot;','&quot;&amp;[.C1592]&amp;&quot;','&quot;&amp; [.D1592]&amp;&quot;','&quot;&amp;[.E1592]&amp;&quot;','&quot;&amp;[.F1592]&amp;&quot;'],&quot;" office:value-type="string" office:string-value="['low','med','4','more','big','low']," calcext:value-type="string">
            <text:p>['low','med','4','more','big','low'],</text:p>
          </table:table-cell>
          <table:table-cell table:formula="of:=&quot;'&quot;&amp;[.G159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593]&amp;&quot;','&quot;&amp;[.B1593]&amp;&quot;','&quot;&amp;[.C1593]&amp;&quot;','&quot;&amp; [.D1593]&amp;&quot;','&quot;&amp;[.E1593]&amp;&quot;','&quot;&amp;[.F1593]&amp;&quot;'],&quot;" office:value-type="string" office:string-value="['low','med','4','more','big','med']," calcext:value-type="string">
            <text:p>['low','med','4','more','big','med'],</text:p>
          </table:table-cell>
          <table:table-cell table:formula="of:=&quot;'&quot;&amp;[.G159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594]&amp;&quot;','&quot;&amp;[.B1594]&amp;&quot;','&quot;&amp;[.C1594]&amp;&quot;','&quot;&amp; [.D1594]&amp;&quot;','&quot;&amp;[.E1594]&amp;&quot;','&quot;&amp;[.F1594]&amp;&quot;'],&quot;" office:value-type="string" office:string-value="['low','med','4','more','big','high']," calcext:value-type="string">
            <text:p>['low','med','4','more','big','high'],</text:p>
          </table:table-cell>
          <table:table-cell table:formula="of:=&quot;'&quot;&amp;[.G1594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95]&amp;&quot;','&quot;&amp;[.B1595]&amp;&quot;','&quot;&amp;[.C1595]&amp;&quot;','&quot;&amp; [.D1595]&amp;&quot;','&quot;&amp;[.E1595]&amp;&quot;','&quot;&amp;[.F1595]&amp;&quot;'],&quot;" office:value-type="string" office:string-value="['low','med','5more','2','small','low']," calcext:value-type="string">
            <text:p>['low','med','5more','2','small','low'],</text:p>
          </table:table-cell>
          <table:table-cell table:formula="of:=&quot;'&quot;&amp;[.G159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96]&amp;&quot;','&quot;&amp;[.B1596]&amp;&quot;','&quot;&amp;[.C1596]&amp;&quot;','&quot;&amp; [.D1596]&amp;&quot;','&quot;&amp;[.E1596]&amp;&quot;','&quot;&amp;[.F1596]&amp;&quot;'],&quot;" office:value-type="string" office:string-value="['low','med','5more','2','small','med']," calcext:value-type="string">
            <text:p>['low','med','5more','2','small','med'],</text:p>
          </table:table-cell>
          <table:table-cell table:formula="of:=&quot;'&quot;&amp;[.G159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597]&amp;&quot;','&quot;&amp;[.B1597]&amp;&quot;','&quot;&amp;[.C1597]&amp;&quot;','&quot;&amp; [.D1597]&amp;&quot;','&quot;&amp;[.E1597]&amp;&quot;','&quot;&amp;[.F1597]&amp;&quot;'],&quot;" office:value-type="string" office:string-value="['low','med','5more','2','small','high']," calcext:value-type="string">
            <text:p>['low','med','5more','2','small','high'],</text:p>
          </table:table-cell>
          <table:table-cell table:formula="of:=&quot;'&quot;&amp;[.G15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598]&amp;&quot;','&quot;&amp;[.B1598]&amp;&quot;','&quot;&amp;[.C1598]&amp;&quot;','&quot;&amp; [.D1598]&amp;&quot;','&quot;&amp;[.E1598]&amp;&quot;','&quot;&amp;[.F1598]&amp;&quot;'],&quot;" office:value-type="string" office:string-value="['low','med','5more','2','med','low']," calcext:value-type="string">
            <text:p>['low','med','5more','2','med','low'],</text:p>
          </table:table-cell>
          <table:table-cell table:formula="of:=&quot;'&quot;&amp;[.G159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599]&amp;&quot;','&quot;&amp;[.B1599]&amp;&quot;','&quot;&amp;[.C1599]&amp;&quot;','&quot;&amp; [.D1599]&amp;&quot;','&quot;&amp;[.E1599]&amp;&quot;','&quot;&amp;[.F1599]&amp;&quot;'],&quot;" office:value-type="string" office:string-value="['low','med','5more','2','med','med']," calcext:value-type="string">
            <text:p>['low','med','5more','2','med','med'],</text:p>
          </table:table-cell>
          <table:table-cell table:formula="of:=&quot;'&quot;&amp;[.G159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00]&amp;&quot;','&quot;&amp;[.B1600]&amp;&quot;','&quot;&amp;[.C1600]&amp;&quot;','&quot;&amp; [.D1600]&amp;&quot;','&quot;&amp;[.E1600]&amp;&quot;','&quot;&amp;[.F1600]&amp;&quot;'],&quot;" office:value-type="string" office:string-value="['low','med','5more','2','med','high']," calcext:value-type="string">
            <text:p>['low','med','5more','2','med','high'],</text:p>
          </table:table-cell>
          <table:table-cell table:formula="of:=&quot;'&quot;&amp;[.G16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01]&amp;&quot;','&quot;&amp;[.B1601]&amp;&quot;','&quot;&amp;[.C1601]&amp;&quot;','&quot;&amp; [.D1601]&amp;&quot;','&quot;&amp;[.E1601]&amp;&quot;','&quot;&amp;[.F1601]&amp;&quot;'],&quot;" office:value-type="string" office:string-value="['low','med','5more','2','big','low']," calcext:value-type="string">
            <text:p>['low','med','5more','2','big','low'],</text:p>
          </table:table-cell>
          <table:table-cell table:formula="of:=&quot;'&quot;&amp;[.G160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02]&amp;&quot;','&quot;&amp;[.B1602]&amp;&quot;','&quot;&amp;[.C1602]&amp;&quot;','&quot;&amp; [.D1602]&amp;&quot;','&quot;&amp;[.E1602]&amp;&quot;','&quot;&amp;[.F1602]&amp;&quot;'],&quot;" office:value-type="string" office:string-value="['low','med','5more','2','big','med']," calcext:value-type="string">
            <text:p>['low','med','5more','2','big','med'],</text:p>
          </table:table-cell>
          <table:table-cell table:formula="of:=&quot;'&quot;&amp;[.G160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03]&amp;&quot;','&quot;&amp;[.B1603]&amp;&quot;','&quot;&amp;[.C1603]&amp;&quot;','&quot;&amp; [.D1603]&amp;&quot;','&quot;&amp;[.E1603]&amp;&quot;','&quot;&amp;[.F1603]&amp;&quot;'],&quot;" office:value-type="string" office:string-value="['low','med','5more','2','big','high']," calcext:value-type="string">
            <text:p>['low','med','5more','2','big','high'],</text:p>
          </table:table-cell>
          <table:table-cell table:formula="of:=&quot;'&quot;&amp;[.G16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04]&amp;&quot;','&quot;&amp;[.B1604]&amp;&quot;','&quot;&amp;[.C1604]&amp;&quot;','&quot;&amp; [.D1604]&amp;&quot;','&quot;&amp;[.E1604]&amp;&quot;','&quot;&amp;[.F1604]&amp;&quot;'],&quot;" office:value-type="string" office:string-value="['low','med','5more','4','small','low']," calcext:value-type="string">
            <text:p>['low','med','5more','4','small','low'],</text:p>
          </table:table-cell>
          <table:table-cell table:formula="of:=&quot;'&quot;&amp;[.G16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05]&amp;&quot;','&quot;&amp;[.B1605]&amp;&quot;','&quot;&amp;[.C1605]&amp;&quot;','&quot;&amp; [.D1605]&amp;&quot;','&quot;&amp;[.E1605]&amp;&quot;','&quot;&amp;[.F1605]&amp;&quot;'],&quot;" office:value-type="string" office:string-value="['low','med','5more','4','small','med']," calcext:value-type="string">
            <text:p>['low','med','5more','4','small','med'],</text:p>
          </table:table-cell>
          <table:table-cell table:formula="of:=&quot;'&quot;&amp;[.G160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06]&amp;&quot;','&quot;&amp;[.B1606]&amp;&quot;','&quot;&amp;[.C1606]&amp;&quot;','&quot;&amp; [.D1606]&amp;&quot;','&quot;&amp;[.E1606]&amp;&quot;','&quot;&amp;[.F1606]&amp;&quot;'],&quot;" office:value-type="string" office:string-value="['low','med','5more','4','small','high']," calcext:value-type="string">
            <text:p>['low','med','5more','4','small','high'],</text:p>
          </table:table-cell>
          <table:table-cell table:formula="of:=&quot;'&quot;&amp;[.G160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07]&amp;&quot;','&quot;&amp;[.B1607]&amp;&quot;','&quot;&amp;[.C1607]&amp;&quot;','&quot;&amp; [.D1607]&amp;&quot;','&quot;&amp;[.E1607]&amp;&quot;','&quot;&amp;[.F1607]&amp;&quot;'],&quot;" office:value-type="string" office:string-value="['low','med','5more','4','med','low']," calcext:value-type="string">
            <text:p>['low','med','5more','4','med','low'],</text:p>
          </table:table-cell>
          <table:table-cell table:formula="of:=&quot;'&quot;&amp;[.G16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08]&amp;&quot;','&quot;&amp;[.B1608]&amp;&quot;','&quot;&amp;[.C1608]&amp;&quot;','&quot;&amp; [.D1608]&amp;&quot;','&quot;&amp;[.E1608]&amp;&quot;','&quot;&amp;[.F1608]&amp;&quot;'],&quot;" office:value-type="string" office:string-value="['low','med','5more','4','med','med']," calcext:value-type="string">
            <text:p>['low','med','5more','4','med','med'],</text:p>
          </table:table-cell>
          <table:table-cell table:formula="of:=&quot;'&quot;&amp;[.G160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09]&amp;&quot;','&quot;&amp;[.B1609]&amp;&quot;','&quot;&amp;[.C1609]&amp;&quot;','&quot;&amp; [.D1609]&amp;&quot;','&quot;&amp;[.E1609]&amp;&quot;','&quot;&amp;[.F1609]&amp;&quot;'],&quot;" office:value-type="string" office:string-value="['low','med','5more','4','med','high']," calcext:value-type="string">
            <text:p>['low','med','5more','4','med','high'],</text:p>
          </table:table-cell>
          <table:table-cell table:formula="of:=&quot;'&quot;&amp;[.G160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10]&amp;&quot;','&quot;&amp;[.B1610]&amp;&quot;','&quot;&amp;[.C1610]&amp;&quot;','&quot;&amp; [.D1610]&amp;&quot;','&quot;&amp;[.E1610]&amp;&quot;','&quot;&amp;[.F1610]&amp;&quot;'],&quot;" office:value-type="string" office:string-value="['low','med','5more','4','big','low']," calcext:value-type="string">
            <text:p>['low','med','5more','4','big','low'],</text:p>
          </table:table-cell>
          <table:table-cell table:formula="of:=&quot;'&quot;&amp;[.G16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11]&amp;&quot;','&quot;&amp;[.B1611]&amp;&quot;','&quot;&amp;[.C1611]&amp;&quot;','&quot;&amp; [.D1611]&amp;&quot;','&quot;&amp;[.E1611]&amp;&quot;','&quot;&amp;[.F1611]&amp;&quot;'],&quot;" office:value-type="string" office:string-value="['low','med','5more','4','big','med']," calcext:value-type="string">
            <text:p>['low','med','5more','4','big','med'],</text:p>
          </table:table-cell>
          <table:table-cell table:formula="of:=&quot;'&quot;&amp;[.G161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12]&amp;&quot;','&quot;&amp;[.B1612]&amp;&quot;','&quot;&amp;[.C1612]&amp;&quot;','&quot;&amp; [.D1612]&amp;&quot;','&quot;&amp;[.E1612]&amp;&quot;','&quot;&amp;[.F1612]&amp;&quot;'],&quot;" office:value-type="string" office:string-value="['low','med','5more','4','big','high']," calcext:value-type="string">
            <text:p>['low','med','5more','4','big','high'],</text:p>
          </table:table-cell>
          <table:table-cell table:formula="of:=&quot;'&quot;&amp;[.G161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13]&amp;&quot;','&quot;&amp;[.B1613]&amp;&quot;','&quot;&amp;[.C1613]&amp;&quot;','&quot;&amp; [.D1613]&amp;&quot;','&quot;&amp;[.E1613]&amp;&quot;','&quot;&amp;[.F1613]&amp;&quot;'],&quot;" office:value-type="string" office:string-value="['low','med','5more','more','small','low']," calcext:value-type="string">
            <text:p>['low','med','5more','more','small','low'],</text:p>
          </table:table-cell>
          <table:table-cell table:formula="of:=&quot;'&quot;&amp;[.G161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14]&amp;&quot;','&quot;&amp;[.B1614]&amp;&quot;','&quot;&amp;[.C1614]&amp;&quot;','&quot;&amp; [.D1614]&amp;&quot;','&quot;&amp;[.E1614]&amp;&quot;','&quot;&amp;[.F1614]&amp;&quot;'],&quot;" office:value-type="string" office:string-value="['low','med','5more','more','small','med']," calcext:value-type="string">
            <text:p>['low','med','5more','more','small','med'],</text:p>
          </table:table-cell>
          <table:table-cell table:formula="of:=&quot;'&quot;&amp;[.G161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15]&amp;&quot;','&quot;&amp;[.B1615]&amp;&quot;','&quot;&amp;[.C1615]&amp;&quot;','&quot;&amp; [.D1615]&amp;&quot;','&quot;&amp;[.E1615]&amp;&quot;','&quot;&amp;[.F1615]&amp;&quot;'],&quot;" office:value-type="string" office:string-value="['low','med','5more','more','small','high']," calcext:value-type="string">
            <text:p>['low','med','5more','more','small','high'],</text:p>
          </table:table-cell>
          <table:table-cell table:formula="of:=&quot;'&quot;&amp;[.G161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16]&amp;&quot;','&quot;&amp;[.B1616]&amp;&quot;','&quot;&amp;[.C1616]&amp;&quot;','&quot;&amp; [.D1616]&amp;&quot;','&quot;&amp;[.E1616]&amp;&quot;','&quot;&amp;[.F1616]&amp;&quot;'],&quot;" office:value-type="string" office:string-value="['low','med','5more','more','med','low']," calcext:value-type="string">
            <text:p>['low','med','5more','more','med','low'],</text:p>
          </table:table-cell>
          <table:table-cell table:formula="of:=&quot;'&quot;&amp;[.G161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17]&amp;&quot;','&quot;&amp;[.B1617]&amp;&quot;','&quot;&amp;[.C1617]&amp;&quot;','&quot;&amp; [.D1617]&amp;&quot;','&quot;&amp;[.E1617]&amp;&quot;','&quot;&amp;[.F1617]&amp;&quot;'],&quot;" office:value-type="string" office:string-value="['low','med','5more','more','med','med']," calcext:value-type="string">
            <text:p>['low','med','5more','more','med','med'],</text:p>
          </table:table-cell>
          <table:table-cell table:formula="of:=&quot;'&quot;&amp;[.G161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18]&amp;&quot;','&quot;&amp;[.B1618]&amp;&quot;','&quot;&amp;[.C1618]&amp;&quot;','&quot;&amp; [.D1618]&amp;&quot;','&quot;&amp;[.E1618]&amp;&quot;','&quot;&amp;[.F1618]&amp;&quot;'],&quot;" office:value-type="string" office:string-value="['low','med','5more','more','med','high']," calcext:value-type="string">
            <text:p>['low','med','5more','more','med','high'],</text:p>
          </table:table-cell>
          <table:table-cell table:formula="of:=&quot;'&quot;&amp;[.G161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19]&amp;&quot;','&quot;&amp;[.B1619]&amp;&quot;','&quot;&amp;[.C1619]&amp;&quot;','&quot;&amp; [.D1619]&amp;&quot;','&quot;&amp;[.E1619]&amp;&quot;','&quot;&amp;[.F1619]&amp;&quot;'],&quot;" office:value-type="string" office:string-value="['low','med','5more','more','big','low']," calcext:value-type="string">
            <text:p>['low','med','5more','more','big','low'],</text:p>
          </table:table-cell>
          <table:table-cell table:formula="of:=&quot;'&quot;&amp;[.G161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20]&amp;&quot;','&quot;&amp;[.B1620]&amp;&quot;','&quot;&amp;[.C1620]&amp;&quot;','&quot;&amp; [.D1620]&amp;&quot;','&quot;&amp;[.E1620]&amp;&quot;','&quot;&amp;[.F1620]&amp;&quot;'],&quot;" office:value-type="string" office:string-value="['low','med','5more','more','big','med']," calcext:value-type="string">
            <text:p>['low','med','5more','more','big','med'],</text:p>
          </table:table-cell>
          <table:table-cell table:formula="of:=&quot;'&quot;&amp;[.G1620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21]&amp;&quot;','&quot;&amp;[.B1621]&amp;&quot;','&quot;&amp;[.C1621]&amp;&quot;','&quot;&amp; [.D1621]&amp;&quot;','&quot;&amp;[.E1621]&amp;&quot;','&quot;&amp;[.F1621]&amp;&quot;'],&quot;" office:value-type="string" office:string-value="['low','med','5more','more','big','high']," calcext:value-type="string">
            <text:p>['low','med','5more','more','big','high'],</text:p>
          </table:table-cell>
          <table:table-cell table:formula="of:=&quot;'&quot;&amp;[.G1621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22]&amp;&quot;','&quot;&amp;[.B1622]&amp;&quot;','&quot;&amp;[.C1622]&amp;&quot;','&quot;&amp; [.D1622]&amp;&quot;','&quot;&amp;[.E1622]&amp;&quot;','&quot;&amp;[.F1622]&amp;&quot;'],&quot;" office:value-type="string" office:string-value="['low','low','2','2','small','low']," calcext:value-type="string">
            <text:p>['low','low','2','2','small','low'],</text:p>
          </table:table-cell>
          <table:table-cell table:formula="of:=&quot;'&quot;&amp;[.G162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23]&amp;&quot;','&quot;&amp;[.B1623]&amp;&quot;','&quot;&amp;[.C1623]&amp;&quot;','&quot;&amp; [.D1623]&amp;&quot;','&quot;&amp;[.E1623]&amp;&quot;','&quot;&amp;[.F1623]&amp;&quot;'],&quot;" office:value-type="string" office:string-value="['low','low','2','2','small','med']," calcext:value-type="string">
            <text:p>['low','low','2','2','small','med'],</text:p>
          </table:table-cell>
          <table:table-cell table:formula="of:=&quot;'&quot;&amp;[.G162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24]&amp;&quot;','&quot;&amp;[.B1624]&amp;&quot;','&quot;&amp;[.C1624]&amp;&quot;','&quot;&amp; [.D1624]&amp;&quot;','&quot;&amp;[.E1624]&amp;&quot;','&quot;&amp;[.F1624]&amp;&quot;'],&quot;" office:value-type="string" office:string-value="['low','low','2','2','small','high']," calcext:value-type="string">
            <text:p>['low','low','2','2','small','high'],</text:p>
          </table:table-cell>
          <table:table-cell table:formula="of:=&quot;'&quot;&amp;[.G16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25]&amp;&quot;','&quot;&amp;[.B1625]&amp;&quot;','&quot;&amp;[.C1625]&amp;&quot;','&quot;&amp; [.D1625]&amp;&quot;','&quot;&amp;[.E1625]&amp;&quot;','&quot;&amp;[.F1625]&amp;&quot;'],&quot;" office:value-type="string" office:string-value="['low','low','2','2','med','low']," calcext:value-type="string">
            <text:p>['low','low','2','2','med','low'],</text:p>
          </table:table-cell>
          <table:table-cell table:formula="of:=&quot;'&quot;&amp;[.G162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26]&amp;&quot;','&quot;&amp;[.B1626]&amp;&quot;','&quot;&amp;[.C1626]&amp;&quot;','&quot;&amp; [.D1626]&amp;&quot;','&quot;&amp;[.E1626]&amp;&quot;','&quot;&amp;[.F1626]&amp;&quot;'],&quot;" office:value-type="string" office:string-value="['low','low','2','2','med','med']," calcext:value-type="string">
            <text:p>['low','low','2','2','med','med'],</text:p>
          </table:table-cell>
          <table:table-cell table:formula="of:=&quot;'&quot;&amp;[.G162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27]&amp;&quot;','&quot;&amp;[.B1627]&amp;&quot;','&quot;&amp;[.C1627]&amp;&quot;','&quot;&amp; [.D1627]&amp;&quot;','&quot;&amp;[.E1627]&amp;&quot;','&quot;&amp;[.F1627]&amp;&quot;'],&quot;" office:value-type="string" office:string-value="['low','low','2','2','med','high']," calcext:value-type="string">
            <text:p>['low','low','2','2','med','high'],</text:p>
          </table:table-cell>
          <table:table-cell table:formula="of:=&quot;'&quot;&amp;[.G16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28]&amp;&quot;','&quot;&amp;[.B1628]&amp;&quot;','&quot;&amp;[.C1628]&amp;&quot;','&quot;&amp; [.D1628]&amp;&quot;','&quot;&amp;[.E1628]&amp;&quot;','&quot;&amp;[.F1628]&amp;&quot;'],&quot;" office:value-type="string" office:string-value="['low','low','2','2','big','low']," calcext:value-type="string">
            <text:p>['low','low','2','2','big','low'],</text:p>
          </table:table-cell>
          <table:table-cell table:formula="of:=&quot;'&quot;&amp;[.G162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29]&amp;&quot;','&quot;&amp;[.B1629]&amp;&quot;','&quot;&amp;[.C1629]&amp;&quot;','&quot;&amp; [.D1629]&amp;&quot;','&quot;&amp;[.E1629]&amp;&quot;','&quot;&amp;[.F1629]&amp;&quot;'],&quot;" office:value-type="string" office:string-value="['low','low','2','2','big','med']," calcext:value-type="string">
            <text:p>['low','low','2','2','big','med'],</text:p>
          </table:table-cell>
          <table:table-cell table:formula="of:=&quot;'&quot;&amp;[.G162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30]&amp;&quot;','&quot;&amp;[.B1630]&amp;&quot;','&quot;&amp;[.C1630]&amp;&quot;','&quot;&amp; [.D1630]&amp;&quot;','&quot;&amp;[.E1630]&amp;&quot;','&quot;&amp;[.F1630]&amp;&quot;'],&quot;" office:value-type="string" office:string-value="['low','low','2','2','big','high']," calcext:value-type="string">
            <text:p>['low','low','2','2','big','high'],</text:p>
          </table:table-cell>
          <table:table-cell table:formula="of:=&quot;'&quot;&amp;[.G163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31]&amp;&quot;','&quot;&amp;[.B1631]&amp;&quot;','&quot;&amp;[.C1631]&amp;&quot;','&quot;&amp; [.D1631]&amp;&quot;','&quot;&amp;[.E1631]&amp;&quot;','&quot;&amp;[.F1631]&amp;&quot;'],&quot;" office:value-type="string" office:string-value="['low','low','2','4','small','low']," calcext:value-type="string">
            <text:p>['low','low','2','4','small','low'],</text:p>
          </table:table-cell>
          <table:table-cell table:formula="of:=&quot;'&quot;&amp;[.G163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32]&amp;&quot;','&quot;&amp;[.B1632]&amp;&quot;','&quot;&amp;[.C1632]&amp;&quot;','&quot;&amp; [.D1632]&amp;&quot;','&quot;&amp;[.E1632]&amp;&quot;','&quot;&amp;[.F1632]&amp;&quot;'],&quot;" office:value-type="string" office:string-value="['low','low','2','4','small','med']," calcext:value-type="string">
            <text:p>['low','low','2','4','small','med'],</text:p>
          </table:table-cell>
          <table:table-cell table:formula="of:=&quot;'&quot;&amp;[.G163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33]&amp;&quot;','&quot;&amp;[.B1633]&amp;&quot;','&quot;&amp;[.C1633]&amp;&quot;','&quot;&amp; [.D1633]&amp;&quot;','&quot;&amp;[.E1633]&amp;&quot;','&quot;&amp;[.F1633]&amp;&quot;'],&quot;" office:value-type="string" office:string-value="['low','low','2','4','small','high']," calcext:value-type="string">
            <text:p>['low','low','2','4','small','high'],</text:p>
          </table:table-cell>
          <table:table-cell table:formula="of:=&quot;'&quot;&amp;[.G163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34]&amp;&quot;','&quot;&amp;[.B1634]&amp;&quot;','&quot;&amp;[.C1634]&amp;&quot;','&quot;&amp; [.D1634]&amp;&quot;','&quot;&amp;[.E1634]&amp;&quot;','&quot;&amp;[.F1634]&amp;&quot;'],&quot;" office:value-type="string" office:string-value="['low','low','2','4','med','low']," calcext:value-type="string">
            <text:p>['low','low','2','4','med','low'],</text:p>
          </table:table-cell>
          <table:table-cell table:formula="of:=&quot;'&quot;&amp;[.G163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35]&amp;&quot;','&quot;&amp;[.B1635]&amp;&quot;','&quot;&amp;[.C1635]&amp;&quot;','&quot;&amp; [.D1635]&amp;&quot;','&quot;&amp;[.E1635]&amp;&quot;','&quot;&amp;[.F1635]&amp;&quot;'],&quot;" office:value-type="string" office:string-value="['low','low','2','4','med','med']," calcext:value-type="string">
            <text:p>['low','low','2','4','med','med'],</text:p>
          </table:table-cell>
          <table:table-cell table:formula="of:=&quot;'&quot;&amp;[.G163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36]&amp;&quot;','&quot;&amp;[.B1636]&amp;&quot;','&quot;&amp;[.C1636]&amp;&quot;','&quot;&amp; [.D1636]&amp;&quot;','&quot;&amp;[.E1636]&amp;&quot;','&quot;&amp;[.F1636]&amp;&quot;'],&quot;" office:value-type="string" office:string-value="['low','low','2','4','med','high']," calcext:value-type="string">
            <text:p>['low','low','2','4','med','high'],</text:p>
          </table:table-cell>
          <table:table-cell table:formula="of:=&quot;'&quot;&amp;[.G163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37]&amp;&quot;','&quot;&amp;[.B1637]&amp;&quot;','&quot;&amp;[.C1637]&amp;&quot;','&quot;&amp; [.D1637]&amp;&quot;','&quot;&amp;[.E1637]&amp;&quot;','&quot;&amp;[.F1637]&amp;&quot;'],&quot;" office:value-type="string" office:string-value="['low','low','2','4','big','low']," calcext:value-type="string">
            <text:p>['low','low','2','4','big','low'],</text:p>
          </table:table-cell>
          <table:table-cell table:formula="of:=&quot;'&quot;&amp;[.G163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38]&amp;&quot;','&quot;&amp;[.B1638]&amp;&quot;','&quot;&amp;[.C1638]&amp;&quot;','&quot;&amp; [.D1638]&amp;&quot;','&quot;&amp;[.E1638]&amp;&quot;','&quot;&amp;[.F1638]&amp;&quot;'],&quot;" office:value-type="string" office:string-value="['low','low','2','4','big','med']," calcext:value-type="string">
            <text:p>['low','low','2','4','big','med'],</text:p>
          </table:table-cell>
          <table:table-cell table:formula="of:=&quot;'&quot;&amp;[.G163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39]&amp;&quot;','&quot;&amp;[.B1639]&amp;&quot;','&quot;&amp;[.C1639]&amp;&quot;','&quot;&amp; [.D1639]&amp;&quot;','&quot;&amp;[.E1639]&amp;&quot;','&quot;&amp;[.F1639]&amp;&quot;'],&quot;" office:value-type="string" office:string-value="['low','low','2','4','big','high']," calcext:value-type="string">
            <text:p>['low','low','2','4','big','high'],</text:p>
          </table:table-cell>
          <table:table-cell table:formula="of:=&quot;'&quot;&amp;[.G163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40]&amp;&quot;','&quot;&amp;[.B1640]&amp;&quot;','&quot;&amp;[.C1640]&amp;&quot;','&quot;&amp; [.D1640]&amp;&quot;','&quot;&amp;[.E1640]&amp;&quot;','&quot;&amp;[.F1640]&amp;&quot;'],&quot;" office:value-type="string" office:string-value="['low','low','2','more','small','low']," calcext:value-type="string">
            <text:p>['low','low','2','more','small','low'],</text:p>
          </table:table-cell>
          <table:table-cell table:formula="of:=&quot;'&quot;&amp;[.G164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41]&amp;&quot;','&quot;&amp;[.B1641]&amp;&quot;','&quot;&amp;[.C1641]&amp;&quot;','&quot;&amp; [.D1641]&amp;&quot;','&quot;&amp;[.E1641]&amp;&quot;','&quot;&amp;[.F1641]&amp;&quot;'],&quot;" office:value-type="string" office:string-value="['low','low','2','more','small','med']," calcext:value-type="string">
            <text:p>['low','low','2','more','small','med'],</text:p>
          </table:table-cell>
          <table:table-cell table:formula="of:=&quot;'&quot;&amp;[.G164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42]&amp;&quot;','&quot;&amp;[.B1642]&amp;&quot;','&quot;&amp;[.C1642]&amp;&quot;','&quot;&amp; [.D1642]&amp;&quot;','&quot;&amp;[.E1642]&amp;&quot;','&quot;&amp;[.F1642]&amp;&quot;'],&quot;" office:value-type="string" office:string-value="['low','low','2','more','small','high']," calcext:value-type="string">
            <text:p>['low','low','2','more','small','high'],</text:p>
          </table:table-cell>
          <table:table-cell table:formula="of:=&quot;'&quot;&amp;[.G164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43]&amp;&quot;','&quot;&amp;[.B1643]&amp;&quot;','&quot;&amp;[.C1643]&amp;&quot;','&quot;&amp; [.D1643]&amp;&quot;','&quot;&amp;[.E1643]&amp;&quot;','&quot;&amp;[.F1643]&amp;&quot;'],&quot;" office:value-type="string" office:string-value="['low','low','2','more','med','low']," calcext:value-type="string">
            <text:p>['low','low','2','more','med','low'],</text:p>
          </table:table-cell>
          <table:table-cell table:formula="of:=&quot;'&quot;&amp;[.G164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44]&amp;&quot;','&quot;&amp;[.B1644]&amp;&quot;','&quot;&amp;[.C1644]&amp;&quot;','&quot;&amp; [.D1644]&amp;&quot;','&quot;&amp;[.E1644]&amp;&quot;','&quot;&amp;[.F1644]&amp;&quot;'],&quot;" office:value-type="string" office:string-value="['low','low','2','more','med','med']," calcext:value-type="string">
            <text:p>['low','low','2','more','med','med'],</text:p>
          </table:table-cell>
          <table:table-cell table:formula="of:=&quot;'&quot;&amp;[.G1644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45]&amp;&quot;','&quot;&amp;[.B1645]&amp;&quot;','&quot;&amp;[.C1645]&amp;&quot;','&quot;&amp; [.D1645]&amp;&quot;','&quot;&amp;[.E1645]&amp;&quot;','&quot;&amp;[.F1645]&amp;&quot;'],&quot;" office:value-type="string" office:string-value="['low','low','2','more','med','high']," calcext:value-type="string">
            <text:p>['low','low','2','more','med','high'],</text:p>
          </table:table-cell>
          <table:table-cell table:formula="of:=&quot;'&quot;&amp;[.G164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46]&amp;&quot;','&quot;&amp;[.B1646]&amp;&quot;','&quot;&amp;[.C1646]&amp;&quot;','&quot;&amp; [.D1646]&amp;&quot;','&quot;&amp;[.E1646]&amp;&quot;','&quot;&amp;[.F1646]&amp;&quot;'],&quot;" office:value-type="string" office:string-value="['low','low','2','more','big','low']," calcext:value-type="string">
            <text:p>['low','low','2','more','big','low'],</text:p>
          </table:table-cell>
          <table:table-cell table:formula="of:=&quot;'&quot;&amp;[.G164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47]&amp;&quot;','&quot;&amp;[.B1647]&amp;&quot;','&quot;&amp;[.C1647]&amp;&quot;','&quot;&amp; [.D1647]&amp;&quot;','&quot;&amp;[.E1647]&amp;&quot;','&quot;&amp;[.F1647]&amp;&quot;'],&quot;" office:value-type="string" office:string-value="['low','low','2','more','big','med']," calcext:value-type="string">
            <text:p>['low','low','2','more','big','med'],</text:p>
          </table:table-cell>
          <table:table-cell table:formula="of:=&quot;'&quot;&amp;[.G164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48]&amp;&quot;','&quot;&amp;[.B1648]&amp;&quot;','&quot;&amp;[.C1648]&amp;&quot;','&quot;&amp; [.D1648]&amp;&quot;','&quot;&amp;[.E1648]&amp;&quot;','&quot;&amp;[.F1648]&amp;&quot;'],&quot;" office:value-type="string" office:string-value="['low','low','2','more','big','high']," calcext:value-type="string">
            <text:p>['low','low','2','more','big','high'],</text:p>
          </table:table-cell>
          <table:table-cell table:formula="of:=&quot;'&quot;&amp;[.G1648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49]&amp;&quot;','&quot;&amp;[.B1649]&amp;&quot;','&quot;&amp;[.C1649]&amp;&quot;','&quot;&amp; [.D1649]&amp;&quot;','&quot;&amp;[.E1649]&amp;&quot;','&quot;&amp;[.F1649]&amp;&quot;'],&quot;" office:value-type="string" office:string-value="['low','low','3','2','small','low']," calcext:value-type="string">
            <text:p>['low','low','3','2','small','low'],</text:p>
          </table:table-cell>
          <table:table-cell table:formula="of:=&quot;'&quot;&amp;[.G164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50]&amp;&quot;','&quot;&amp;[.B1650]&amp;&quot;','&quot;&amp;[.C1650]&amp;&quot;','&quot;&amp; [.D1650]&amp;&quot;','&quot;&amp;[.E1650]&amp;&quot;','&quot;&amp;[.F1650]&amp;&quot;'],&quot;" office:value-type="string" office:string-value="['low','low','3','2','small','med']," calcext:value-type="string">
            <text:p>['low','low','3','2','small','med'],</text:p>
          </table:table-cell>
          <table:table-cell table:formula="of:=&quot;'&quot;&amp;[.G165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51]&amp;&quot;','&quot;&amp;[.B1651]&amp;&quot;','&quot;&amp;[.C1651]&amp;&quot;','&quot;&amp; [.D1651]&amp;&quot;','&quot;&amp;[.E1651]&amp;&quot;','&quot;&amp;[.F1651]&amp;&quot;'],&quot;" office:value-type="string" office:string-value="['low','low','3','2','small','high']," calcext:value-type="string">
            <text:p>['low','low','3','2','small','high'],</text:p>
          </table:table-cell>
          <table:table-cell table:formula="of:=&quot;'&quot;&amp;[.G165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52]&amp;&quot;','&quot;&amp;[.B1652]&amp;&quot;','&quot;&amp;[.C1652]&amp;&quot;','&quot;&amp; [.D1652]&amp;&quot;','&quot;&amp;[.E1652]&amp;&quot;','&quot;&amp;[.F1652]&amp;&quot;'],&quot;" office:value-type="string" office:string-value="['low','low','3','2','med','low']," calcext:value-type="string">
            <text:p>['low','low','3','2','med','low'],</text:p>
          </table:table-cell>
          <table:table-cell table:formula="of:=&quot;'&quot;&amp;[.G165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53]&amp;&quot;','&quot;&amp;[.B1653]&amp;&quot;','&quot;&amp;[.C1653]&amp;&quot;','&quot;&amp; [.D1653]&amp;&quot;','&quot;&amp;[.E1653]&amp;&quot;','&quot;&amp;[.F1653]&amp;&quot;'],&quot;" office:value-type="string" office:string-value="['low','low','3','2','med','med']," calcext:value-type="string">
            <text:p>['low','low','3','2','med','med'],</text:p>
          </table:table-cell>
          <table:table-cell table:formula="of:=&quot;'&quot;&amp;[.G165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54]&amp;&quot;','&quot;&amp;[.B1654]&amp;&quot;','&quot;&amp;[.C1654]&amp;&quot;','&quot;&amp; [.D1654]&amp;&quot;','&quot;&amp;[.E1654]&amp;&quot;','&quot;&amp;[.F1654]&amp;&quot;'],&quot;" office:value-type="string" office:string-value="['low','low','3','2','med','high']," calcext:value-type="string">
            <text:p>['low','low','3','2','med','high'],</text:p>
          </table:table-cell>
          <table:table-cell table:formula="of:=&quot;'&quot;&amp;[.G165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55]&amp;&quot;','&quot;&amp;[.B1655]&amp;&quot;','&quot;&amp;[.C1655]&amp;&quot;','&quot;&amp; [.D1655]&amp;&quot;','&quot;&amp;[.E1655]&amp;&quot;','&quot;&amp;[.F1655]&amp;&quot;'],&quot;" office:value-type="string" office:string-value="['low','low','3','2','big','low']," calcext:value-type="string">
            <text:p>['low','low','3','2','big','low'],</text:p>
          </table:table-cell>
          <table:table-cell table:formula="of:=&quot;'&quot;&amp;[.G165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56]&amp;&quot;','&quot;&amp;[.B1656]&amp;&quot;','&quot;&amp;[.C1656]&amp;&quot;','&quot;&amp; [.D1656]&amp;&quot;','&quot;&amp;[.E1656]&amp;&quot;','&quot;&amp;[.F1656]&amp;&quot;'],&quot;" office:value-type="string" office:string-value="['low','low','3','2','big','med']," calcext:value-type="string">
            <text:p>['low','low','3','2','big','med'],</text:p>
          </table:table-cell>
          <table:table-cell table:formula="of:=&quot;'&quot;&amp;[.G165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57]&amp;&quot;','&quot;&amp;[.B1657]&amp;&quot;','&quot;&amp;[.C1657]&amp;&quot;','&quot;&amp; [.D1657]&amp;&quot;','&quot;&amp;[.E1657]&amp;&quot;','&quot;&amp;[.F1657]&amp;&quot;'],&quot;" office:value-type="string" office:string-value="['low','low','3','2','big','high']," calcext:value-type="string">
            <text:p>['low','low','3','2','big','high'],</text:p>
          </table:table-cell>
          <table:table-cell table:formula="of:=&quot;'&quot;&amp;[.G165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58]&amp;&quot;','&quot;&amp;[.B1658]&amp;&quot;','&quot;&amp;[.C1658]&amp;&quot;','&quot;&amp; [.D1658]&amp;&quot;','&quot;&amp;[.E1658]&amp;&quot;','&quot;&amp;[.F1658]&amp;&quot;'],&quot;" office:value-type="string" office:string-value="['low','low','3','4','small','low']," calcext:value-type="string">
            <text:p>['low','low','3','4','small','low'],</text:p>
          </table:table-cell>
          <table:table-cell table:formula="of:=&quot;'&quot;&amp;[.G165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59]&amp;&quot;','&quot;&amp;[.B1659]&amp;&quot;','&quot;&amp;[.C1659]&amp;&quot;','&quot;&amp; [.D1659]&amp;&quot;','&quot;&amp;[.E1659]&amp;&quot;','&quot;&amp;[.F1659]&amp;&quot;'],&quot;" office:value-type="string" office:string-value="['low','low','3','4','small','med']," calcext:value-type="string">
            <text:p>['low','low','3','4','small','med'],</text:p>
          </table:table-cell>
          <table:table-cell table:formula="of:=&quot;'&quot;&amp;[.G1659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60]&amp;&quot;','&quot;&amp;[.B1660]&amp;&quot;','&quot;&amp;[.C1660]&amp;&quot;','&quot;&amp; [.D1660]&amp;&quot;','&quot;&amp;[.E1660]&amp;&quot;','&quot;&amp;[.F1660]&amp;&quot;'],&quot;" office:value-type="string" office:string-value="['low','low','3','4','small','high']," calcext:value-type="string">
            <text:p>['low','low','3','4','small','high'],</text:p>
          </table:table-cell>
          <table:table-cell table:formula="of:=&quot;'&quot;&amp;[.G1660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61]&amp;&quot;','&quot;&amp;[.B1661]&amp;&quot;','&quot;&amp;[.C1661]&amp;&quot;','&quot;&amp; [.D1661]&amp;&quot;','&quot;&amp;[.E1661]&amp;&quot;','&quot;&amp;[.F1661]&amp;&quot;'],&quot;" office:value-type="string" office:string-value="['low','low','3','4','med','low']," calcext:value-type="string">
            <text:p>['low','low','3','4','med','low'],</text:p>
          </table:table-cell>
          <table:table-cell table:formula="of:=&quot;'&quot;&amp;[.G166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62]&amp;&quot;','&quot;&amp;[.B1662]&amp;&quot;','&quot;&amp;[.C1662]&amp;&quot;','&quot;&amp; [.D1662]&amp;&quot;','&quot;&amp;[.E1662]&amp;&quot;','&quot;&amp;[.F1662]&amp;&quot;'],&quot;" office:value-type="string" office:string-value="['low','low','3','4','med','med']," calcext:value-type="string">
            <text:p>['low','low','3','4','med','med'],</text:p>
          </table:table-cell>
          <table:table-cell table:formula="of:=&quot;'&quot;&amp;[.G166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63]&amp;&quot;','&quot;&amp;[.B1663]&amp;&quot;','&quot;&amp;[.C1663]&amp;&quot;','&quot;&amp; [.D1663]&amp;&quot;','&quot;&amp;[.E1663]&amp;&quot;','&quot;&amp;[.F1663]&amp;&quot;'],&quot;" office:value-type="string" office:string-value="['low','low','3','4','med','high']," calcext:value-type="string">
            <text:p>['low','low','3','4','med','high'],</text:p>
          </table:table-cell>
          <table:table-cell table:formula="of:=&quot;'&quot;&amp;[.G166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64]&amp;&quot;','&quot;&amp;[.B1664]&amp;&quot;','&quot;&amp;[.C1664]&amp;&quot;','&quot;&amp; [.D1664]&amp;&quot;','&quot;&amp;[.E1664]&amp;&quot;','&quot;&amp;[.F1664]&amp;&quot;'],&quot;" office:value-type="string" office:string-value="['low','low','3','4','big','low']," calcext:value-type="string">
            <text:p>['low','low','3','4','big','low'],</text:p>
          </table:table-cell>
          <table:table-cell table:formula="of:=&quot;'&quot;&amp;[.G166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65]&amp;&quot;','&quot;&amp;[.B1665]&amp;&quot;','&quot;&amp;[.C1665]&amp;&quot;','&quot;&amp; [.D1665]&amp;&quot;','&quot;&amp;[.E1665]&amp;&quot;','&quot;&amp;[.F1665]&amp;&quot;'],&quot;" office:value-type="string" office:string-value="['low','low','3','4','big','med']," calcext:value-type="string">
            <text:p>['low','low','3','4','big','med'],</text:p>
          </table:table-cell>
          <table:table-cell table:formula="of:=&quot;'&quot;&amp;[.G166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66]&amp;&quot;','&quot;&amp;[.B1666]&amp;&quot;','&quot;&amp;[.C1666]&amp;&quot;','&quot;&amp; [.D1666]&amp;&quot;','&quot;&amp;[.E1666]&amp;&quot;','&quot;&amp;[.F1666]&amp;&quot;'],&quot;" office:value-type="string" office:string-value="['low','low','3','4','big','high']," calcext:value-type="string">
            <text:p>['low','low','3','4','big','high'],</text:p>
          </table:table-cell>
          <table:table-cell table:formula="of:=&quot;'&quot;&amp;[.G166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67]&amp;&quot;','&quot;&amp;[.B1667]&amp;&quot;','&quot;&amp;[.C1667]&amp;&quot;','&quot;&amp; [.D1667]&amp;&quot;','&quot;&amp;[.E1667]&amp;&quot;','&quot;&amp;[.F1667]&amp;&quot;'],&quot;" office:value-type="string" office:string-value="['low','low','3','more','small','low']," calcext:value-type="string">
            <text:p>['low','low','3','more','small','low'],</text:p>
          </table:table-cell>
          <table:table-cell table:formula="of:=&quot;'&quot;&amp;[.G166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68]&amp;&quot;','&quot;&amp;[.B1668]&amp;&quot;','&quot;&amp;[.C1668]&amp;&quot;','&quot;&amp; [.D1668]&amp;&quot;','&quot;&amp;[.E1668]&amp;&quot;','&quot;&amp;[.F1668]&amp;&quot;'],&quot;" office:value-type="string" office:string-value="['low','low','3','more','small','med']," calcext:value-type="string">
            <text:p>['low','low','3','more','small','med'],</text:p>
          </table:table-cell>
          <table:table-cell table:formula="of:=&quot;'&quot;&amp;[.G1668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69]&amp;&quot;','&quot;&amp;[.B1669]&amp;&quot;','&quot;&amp;[.C1669]&amp;&quot;','&quot;&amp; [.D1669]&amp;&quot;','&quot;&amp;[.E1669]&amp;&quot;','&quot;&amp;[.F1669]&amp;&quot;'],&quot;" office:value-type="string" office:string-value="['low','low','3','more','small','high']," calcext:value-type="string">
            <text:p>['low','low','3','more','small','high'],</text:p>
          </table:table-cell>
          <table:table-cell table:formula="of:=&quot;'&quot;&amp;[.G166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70]&amp;&quot;','&quot;&amp;[.B1670]&amp;&quot;','&quot;&amp;[.C1670]&amp;&quot;','&quot;&amp; [.D1670]&amp;&quot;','&quot;&amp;[.E1670]&amp;&quot;','&quot;&amp;[.F1670]&amp;&quot;'],&quot;" office:value-type="string" office:string-value="['low','low','3','more','med','low']," calcext:value-type="string">
            <text:p>['low','low','3','more','med','low'],</text:p>
          </table:table-cell>
          <table:table-cell table:formula="of:=&quot;'&quot;&amp;[.G167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71]&amp;&quot;','&quot;&amp;[.B1671]&amp;&quot;','&quot;&amp;[.C1671]&amp;&quot;','&quot;&amp; [.D1671]&amp;&quot;','&quot;&amp;[.E1671]&amp;&quot;','&quot;&amp;[.F1671]&amp;&quot;'],&quot;" office:value-type="string" office:string-value="['low','low','3','more','med','med']," calcext:value-type="string">
            <text:p>['low','low','3','more','med','med'],</text:p>
          </table:table-cell>
          <table:table-cell table:formula="of:=&quot;'&quot;&amp;[.G167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72]&amp;&quot;','&quot;&amp;[.B1672]&amp;&quot;','&quot;&amp;[.C1672]&amp;&quot;','&quot;&amp; [.D1672]&amp;&quot;','&quot;&amp;[.E1672]&amp;&quot;','&quot;&amp;[.F1672]&amp;&quot;'],&quot;" office:value-type="string" office:string-value="['low','low','3','more','med','high']," calcext:value-type="string">
            <text:p>['low','low','3','more','med','high'],</text:p>
          </table:table-cell>
          <table:table-cell table:formula="of:=&quot;'&quot;&amp;[.G167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73]&amp;&quot;','&quot;&amp;[.B1673]&amp;&quot;','&quot;&amp;[.C1673]&amp;&quot;','&quot;&amp; [.D1673]&amp;&quot;','&quot;&amp;[.E1673]&amp;&quot;','&quot;&amp;[.F1673]&amp;&quot;'],&quot;" office:value-type="string" office:string-value="['low','low','3','more','big','low']," calcext:value-type="string">
            <text:p>['low','low','3','more','big','low'],</text:p>
          </table:table-cell>
          <table:table-cell table:formula="of:=&quot;'&quot;&amp;[.G167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74]&amp;&quot;','&quot;&amp;[.B1674]&amp;&quot;','&quot;&amp;[.C1674]&amp;&quot;','&quot;&amp; [.D1674]&amp;&quot;','&quot;&amp;[.E1674]&amp;&quot;','&quot;&amp;[.F1674]&amp;&quot;'],&quot;" office:value-type="string" office:string-value="['low','low','3','more','big','med']," calcext:value-type="string">
            <text:p>['low','low','3','more','big','med'],</text:p>
          </table:table-cell>
          <table:table-cell table:formula="of:=&quot;'&quot;&amp;[.G167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75]&amp;&quot;','&quot;&amp;[.B1675]&amp;&quot;','&quot;&amp;[.C1675]&amp;&quot;','&quot;&amp; [.D1675]&amp;&quot;','&quot;&amp;[.E1675]&amp;&quot;','&quot;&amp;[.F1675]&amp;&quot;'],&quot;" office:value-type="string" office:string-value="['low','low','3','more','big','high']," calcext:value-type="string">
            <text:p>['low','low','3','more','big','high'],</text:p>
          </table:table-cell>
          <table:table-cell table:formula="of:=&quot;'&quot;&amp;[.G1675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76]&amp;&quot;','&quot;&amp;[.B1676]&amp;&quot;','&quot;&amp;[.C1676]&amp;&quot;','&quot;&amp; [.D1676]&amp;&quot;','&quot;&amp;[.E1676]&amp;&quot;','&quot;&amp;[.F1676]&amp;&quot;'],&quot;" office:value-type="string" office:string-value="['low','low','4','2','small','low']," calcext:value-type="string">
            <text:p>['low','low','4','2','small','low'],</text:p>
          </table:table-cell>
          <table:table-cell table:formula="of:=&quot;'&quot;&amp;[.G167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77]&amp;&quot;','&quot;&amp;[.B1677]&amp;&quot;','&quot;&amp;[.C1677]&amp;&quot;','&quot;&amp; [.D1677]&amp;&quot;','&quot;&amp;[.E1677]&amp;&quot;','&quot;&amp;[.F1677]&amp;&quot;'],&quot;" office:value-type="string" office:string-value="['low','low','4','2','small','med']," calcext:value-type="string">
            <text:p>['low','low','4','2','small','med'],</text:p>
          </table:table-cell>
          <table:table-cell table:formula="of:=&quot;'&quot;&amp;[.G167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78]&amp;&quot;','&quot;&amp;[.B1678]&amp;&quot;','&quot;&amp;[.C1678]&amp;&quot;','&quot;&amp; [.D1678]&amp;&quot;','&quot;&amp;[.E1678]&amp;&quot;','&quot;&amp;[.F1678]&amp;&quot;'],&quot;" office:value-type="string" office:string-value="['low','low','4','2','small','high']," calcext:value-type="string">
            <text:p>['low','low','4','2','small','high'],</text:p>
          </table:table-cell>
          <table:table-cell table:formula="of:=&quot;'&quot;&amp;[.G167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79]&amp;&quot;','&quot;&amp;[.B1679]&amp;&quot;','&quot;&amp;[.C1679]&amp;&quot;','&quot;&amp; [.D1679]&amp;&quot;','&quot;&amp;[.E1679]&amp;&quot;','&quot;&amp;[.F1679]&amp;&quot;'],&quot;" office:value-type="string" office:string-value="['low','low','4','2','med','low']," calcext:value-type="string">
            <text:p>['low','low','4','2','med','low'],</text:p>
          </table:table-cell>
          <table:table-cell table:formula="of:=&quot;'&quot;&amp;[.G167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80]&amp;&quot;','&quot;&amp;[.B1680]&amp;&quot;','&quot;&amp;[.C1680]&amp;&quot;','&quot;&amp; [.D1680]&amp;&quot;','&quot;&amp;[.E1680]&amp;&quot;','&quot;&amp;[.F1680]&amp;&quot;'],&quot;" office:value-type="string" office:string-value="['low','low','4','2','med','med']," calcext:value-type="string">
            <text:p>['low','low','4','2','med','med'],</text:p>
          </table:table-cell>
          <table:table-cell table:formula="of:=&quot;'&quot;&amp;[.G168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81]&amp;&quot;','&quot;&amp;[.B1681]&amp;&quot;','&quot;&amp;[.C1681]&amp;&quot;','&quot;&amp; [.D1681]&amp;&quot;','&quot;&amp;[.E1681]&amp;&quot;','&quot;&amp;[.F1681]&amp;&quot;'],&quot;" office:value-type="string" office:string-value="['low','low','4','2','med','high']," calcext:value-type="string">
            <text:p>['low','low','4','2','med','high'],</text:p>
          </table:table-cell>
          <table:table-cell table:formula="of:=&quot;'&quot;&amp;[.G168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82]&amp;&quot;','&quot;&amp;[.B1682]&amp;&quot;','&quot;&amp;[.C1682]&amp;&quot;','&quot;&amp; [.D1682]&amp;&quot;','&quot;&amp;[.E1682]&amp;&quot;','&quot;&amp;[.F1682]&amp;&quot;'],&quot;" office:value-type="string" office:string-value="['low','low','4','2','big','low']," calcext:value-type="string">
            <text:p>['low','low','4','2','big','low'],</text:p>
          </table:table-cell>
          <table:table-cell table:formula="of:=&quot;'&quot;&amp;[.G168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683]&amp;&quot;','&quot;&amp;[.B1683]&amp;&quot;','&quot;&amp;[.C1683]&amp;&quot;','&quot;&amp; [.D1683]&amp;&quot;','&quot;&amp;[.E1683]&amp;&quot;','&quot;&amp;[.F1683]&amp;&quot;'],&quot;" office:value-type="string" office:string-value="['low','low','4','2','big','med']," calcext:value-type="string">
            <text:p>['low','low','4','2','big','med'],</text:p>
          </table:table-cell>
          <table:table-cell table:formula="of:=&quot;'&quot;&amp;[.G168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684]&amp;&quot;','&quot;&amp;[.B1684]&amp;&quot;','&quot;&amp;[.C1684]&amp;&quot;','&quot;&amp; [.D1684]&amp;&quot;','&quot;&amp;[.E1684]&amp;&quot;','&quot;&amp;[.F1684]&amp;&quot;'],&quot;" office:value-type="string" office:string-value="['low','low','4','2','big','high']," calcext:value-type="string">
            <text:p>['low','low','4','2','big','high'],</text:p>
          </table:table-cell>
          <table:table-cell table:formula="of:=&quot;'&quot;&amp;[.G168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85]&amp;&quot;','&quot;&amp;[.B1685]&amp;&quot;','&quot;&amp;[.C1685]&amp;&quot;','&quot;&amp; [.D1685]&amp;&quot;','&quot;&amp;[.E1685]&amp;&quot;','&quot;&amp;[.F1685]&amp;&quot;'],&quot;" office:value-type="string" office:string-value="['low','low','4','4','small','low']," calcext:value-type="string">
            <text:p>['low','low','4','4','small','low'],</text:p>
          </table:table-cell>
          <table:table-cell table:formula="of:=&quot;'&quot;&amp;[.G168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86]&amp;&quot;','&quot;&amp;[.B1686]&amp;&quot;','&quot;&amp;[.C1686]&amp;&quot;','&quot;&amp; [.D1686]&amp;&quot;','&quot;&amp;[.E1686]&amp;&quot;','&quot;&amp;[.F1686]&amp;&quot;'],&quot;" office:value-type="string" office:string-value="['low','low','4','4','small','med']," calcext:value-type="string">
            <text:p>['low','low','4','4','small','med'],</text:p>
          </table:table-cell>
          <table:table-cell table:formula="of:=&quot;'&quot;&amp;[.G1686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87]&amp;&quot;','&quot;&amp;[.B1687]&amp;&quot;','&quot;&amp;[.C1687]&amp;&quot;','&quot;&amp; [.D1687]&amp;&quot;','&quot;&amp;[.E1687]&amp;&quot;','&quot;&amp;[.F1687]&amp;&quot;'],&quot;" office:value-type="string" office:string-value="['low','low','4','4','small','high']," calcext:value-type="string">
            <text:p>['low','low','4','4','small','high'],</text:p>
          </table:table-cell>
          <table:table-cell table:formula="of:=&quot;'&quot;&amp;[.G1687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88]&amp;&quot;','&quot;&amp;[.B1688]&amp;&quot;','&quot;&amp;[.C1688]&amp;&quot;','&quot;&amp; [.D1688]&amp;&quot;','&quot;&amp;[.E1688]&amp;&quot;','&quot;&amp;[.F1688]&amp;&quot;'],&quot;" office:value-type="string" office:string-value="['low','low','4','4','med','low']," calcext:value-type="string">
            <text:p>['low','low','4','4','med','low'],</text:p>
          </table:table-cell>
          <table:table-cell table:formula="of:=&quot;'&quot;&amp;[.G168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89]&amp;&quot;','&quot;&amp;[.B1689]&amp;&quot;','&quot;&amp;[.C1689]&amp;&quot;','&quot;&amp; [.D1689]&amp;&quot;','&quot;&amp;[.E1689]&amp;&quot;','&quot;&amp;[.F1689]&amp;&quot;'],&quot;" office:value-type="string" office:string-value="['low','low','4','4','med','med']," calcext:value-type="string">
            <text:p>['low','low','4','4','med','med'],</text:p>
          </table:table-cell>
          <table:table-cell table:formula="of:=&quot;'&quot;&amp;[.G168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90]&amp;&quot;','&quot;&amp;[.B1690]&amp;&quot;','&quot;&amp;[.C1690]&amp;&quot;','&quot;&amp; [.D1690]&amp;&quot;','&quot;&amp;[.E1690]&amp;&quot;','&quot;&amp;[.F1690]&amp;&quot;'],&quot;" office:value-type="string" office:string-value="['low','low','4','4','med','high']," calcext:value-type="string">
            <text:p>['low','low','4','4','med','high'],</text:p>
          </table:table-cell>
          <table:table-cell table:formula="of:=&quot;'&quot;&amp;[.G169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91]&amp;&quot;','&quot;&amp;[.B1691]&amp;&quot;','&quot;&amp;[.C1691]&amp;&quot;','&quot;&amp; [.D1691]&amp;&quot;','&quot;&amp;[.E1691]&amp;&quot;','&quot;&amp;[.F1691]&amp;&quot;'],&quot;" office:value-type="string" office:string-value="['low','low','4','4','big','low']," calcext:value-type="string">
            <text:p>['low','low','4','4','big','low'],</text:p>
          </table:table-cell>
          <table:table-cell table:formula="of:=&quot;'&quot;&amp;[.G169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92]&amp;&quot;','&quot;&amp;[.B1692]&amp;&quot;','&quot;&amp;[.C1692]&amp;&quot;','&quot;&amp; [.D1692]&amp;&quot;','&quot;&amp;[.E1692]&amp;&quot;','&quot;&amp;[.F1692]&amp;&quot;'],&quot;" office:value-type="string" office:string-value="['low','low','4','4','big','med']," calcext:value-type="string">
            <text:p>['low','low','4','4','big','med'],</text:p>
          </table:table-cell>
          <table:table-cell table:formula="of:=&quot;'&quot;&amp;[.G1692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93]&amp;&quot;','&quot;&amp;[.B1693]&amp;&quot;','&quot;&amp;[.C1693]&amp;&quot;','&quot;&amp; [.D1693]&amp;&quot;','&quot;&amp;[.E1693]&amp;&quot;','&quot;&amp;[.F1693]&amp;&quot;'],&quot;" office:value-type="string" office:string-value="['low','low','4','4','big','high']," calcext:value-type="string">
            <text:p>['low','low','4','4','big','high'],</text:p>
          </table:table-cell>
          <table:table-cell table:formula="of:=&quot;'&quot;&amp;[.G1693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94]&amp;&quot;','&quot;&amp;[.B1694]&amp;&quot;','&quot;&amp;[.C1694]&amp;&quot;','&quot;&amp; [.D1694]&amp;&quot;','&quot;&amp;[.E1694]&amp;&quot;','&quot;&amp;[.F1694]&amp;&quot;'],&quot;" office:value-type="string" office:string-value="['low','low','4','more','small','low']," calcext:value-type="string">
            <text:p>['low','low','4','more','small','low'],</text:p>
          </table:table-cell>
          <table:table-cell table:formula="of:=&quot;'&quot;&amp;[.G169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695]&amp;&quot;','&quot;&amp;[.B1695]&amp;&quot;','&quot;&amp;[.C1695]&amp;&quot;','&quot;&amp; [.D1695]&amp;&quot;','&quot;&amp;[.E1695]&amp;&quot;','&quot;&amp;[.F1695]&amp;&quot;'],&quot;" office:value-type="string" office:string-value="['low','low','4','more','small','med']," calcext:value-type="string">
            <text:p>['low','low','4','more','small','med'],</text:p>
          </table:table-cell>
          <table:table-cell table:formula="of:=&quot;'&quot;&amp;[.G1695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696]&amp;&quot;','&quot;&amp;[.B1696]&amp;&quot;','&quot;&amp;[.C1696]&amp;&quot;','&quot;&amp; [.D1696]&amp;&quot;','&quot;&amp;[.E1696]&amp;&quot;','&quot;&amp;[.F1696]&amp;&quot;'],&quot;" office:value-type="string" office:string-value="['low','low','4','more','small','high']," calcext:value-type="string">
            <text:p>['low','low','4','more','small','high'],</text:p>
          </table:table-cell>
          <table:table-cell table:formula="of:=&quot;'&quot;&amp;[.G169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697]&amp;&quot;','&quot;&amp;[.B1697]&amp;&quot;','&quot;&amp;[.C1697]&amp;&quot;','&quot;&amp; [.D1697]&amp;&quot;','&quot;&amp;[.E1697]&amp;&quot;','&quot;&amp;[.F1697]&amp;&quot;'],&quot;" office:value-type="string" office:string-value="['low','low','4','more','med','low']," calcext:value-type="string">
            <text:p>['low','low','4','more','med','low'],</text:p>
          </table:table-cell>
          <table:table-cell table:formula="of:=&quot;'&quot;&amp;[.G169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698]&amp;&quot;','&quot;&amp;[.B1698]&amp;&quot;','&quot;&amp;[.C1698]&amp;&quot;','&quot;&amp; [.D1698]&amp;&quot;','&quot;&amp;[.E1698]&amp;&quot;','&quot;&amp;[.F1698]&amp;&quot;'],&quot;" office:value-type="string" office:string-value="['low','low','4','more','med','med']," calcext:value-type="string">
            <text:p>['low','low','4','more','med','med'],</text:p>
          </table:table-cell>
          <table:table-cell table:formula="of:=&quot;'&quot;&amp;[.G169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699]&amp;&quot;','&quot;&amp;[.B1699]&amp;&quot;','&quot;&amp;[.C1699]&amp;&quot;','&quot;&amp; [.D1699]&amp;&quot;','&quot;&amp;[.E1699]&amp;&quot;','&quot;&amp;[.F1699]&amp;&quot;'],&quot;" office:value-type="string" office:string-value="['low','low','4','more','med','high']," calcext:value-type="string">
            <text:p>['low','low','4','more','med','high'],</text:p>
          </table:table-cell>
          <table:table-cell table:formula="of:=&quot;'&quot;&amp;[.G1699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00]&amp;&quot;','&quot;&amp;[.B1700]&amp;&quot;','&quot;&amp;[.C1700]&amp;&quot;','&quot;&amp; [.D1700]&amp;&quot;','&quot;&amp;[.E1700]&amp;&quot;','&quot;&amp;[.F1700]&amp;&quot;'],&quot;" office:value-type="string" office:string-value="['low','low','4','more','big','low']," calcext:value-type="string">
            <text:p>['low','low','4','more','big','low'],</text:p>
          </table:table-cell>
          <table:table-cell table:formula="of:=&quot;'&quot;&amp;[.G170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701]&amp;&quot;','&quot;&amp;[.B1701]&amp;&quot;','&quot;&amp;[.C1701]&amp;&quot;','&quot;&amp; [.D1701]&amp;&quot;','&quot;&amp;[.E1701]&amp;&quot;','&quot;&amp;[.F1701]&amp;&quot;'],&quot;" office:value-type="string" office:string-value="['low','low','4','more','big','med']," calcext:value-type="string">
            <text:p>['low','low','4','more','big','med'],</text:p>
          </table:table-cell>
          <table:table-cell table:formula="of:=&quot;'&quot;&amp;[.G1701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702]&amp;&quot;','&quot;&amp;[.B1702]&amp;&quot;','&quot;&amp;[.C1702]&amp;&quot;','&quot;&amp; [.D1702]&amp;&quot;','&quot;&amp;[.E1702]&amp;&quot;','&quot;&amp;[.F1702]&amp;&quot;'],&quot;" office:value-type="string" office:string-value="['low','low','4','more','big','high']," calcext:value-type="string">
            <text:p>['low','low','4','more','big','high'],</text:p>
          </table:table-cell>
          <table:table-cell table:formula="of:=&quot;'&quot;&amp;[.G1702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03]&amp;&quot;','&quot;&amp;[.B1703]&amp;&quot;','&quot;&amp;[.C1703]&amp;&quot;','&quot;&amp; [.D1703]&amp;&quot;','&quot;&amp;[.E1703]&amp;&quot;','&quot;&amp;[.F1703]&amp;&quot;'],&quot;" office:value-type="string" office:string-value="['low','low','5more','2','small','low']," calcext:value-type="string">
            <text:p>['low','low','5more','2','small','low'],</text:p>
          </table:table-cell>
          <table:table-cell table:formula="of:=&quot;'&quot;&amp;[.G1703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04]&amp;&quot;','&quot;&amp;[.B1704]&amp;&quot;','&quot;&amp;[.C1704]&amp;&quot;','&quot;&amp; [.D1704]&amp;&quot;','&quot;&amp;[.E1704]&amp;&quot;','&quot;&amp;[.F1704]&amp;&quot;'],&quot;" office:value-type="string" office:string-value="['low','low','5more','2','small','med']," calcext:value-type="string">
            <text:p>['low','low','5more','2','small','med'],</text:p>
          </table:table-cell>
          <table:table-cell table:formula="of:=&quot;'&quot;&amp;[.G170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05]&amp;&quot;','&quot;&amp;[.B1705]&amp;&quot;','&quot;&amp;[.C1705]&amp;&quot;','&quot;&amp; [.D1705]&amp;&quot;','&quot;&amp;[.E1705]&amp;&quot;','&quot;&amp;[.F1705]&amp;&quot;'],&quot;" office:value-type="string" office:string-value="['low','low','5more','2','small','high']," calcext:value-type="string">
            <text:p>['low','low','5more','2','small','high'],</text:p>
          </table:table-cell>
          <table:table-cell table:formula="of:=&quot;'&quot;&amp;[.G170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06]&amp;&quot;','&quot;&amp;[.B1706]&amp;&quot;','&quot;&amp;[.C1706]&amp;&quot;','&quot;&amp; [.D1706]&amp;&quot;','&quot;&amp;[.E1706]&amp;&quot;','&quot;&amp;[.F1706]&amp;&quot;'],&quot;" office:value-type="string" office:string-value="['low','low','5more','2','med','low']," calcext:value-type="string">
            <text:p>['low','low','5more','2','med','low'],</text:p>
          </table:table-cell>
          <table:table-cell table:formula="of:=&quot;'&quot;&amp;[.G1706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07]&amp;&quot;','&quot;&amp;[.B1707]&amp;&quot;','&quot;&amp;[.C1707]&amp;&quot;','&quot;&amp; [.D1707]&amp;&quot;','&quot;&amp;[.E1707]&amp;&quot;','&quot;&amp;[.F1707]&amp;&quot;'],&quot;" office:value-type="string" office:string-value="['low','low','5more','2','med','med']," calcext:value-type="string">
            <text:p>['low','low','5more','2','med','med'],</text:p>
          </table:table-cell>
          <table:table-cell table:formula="of:=&quot;'&quot;&amp;[.G170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08]&amp;&quot;','&quot;&amp;[.B1708]&amp;&quot;','&quot;&amp;[.C1708]&amp;&quot;','&quot;&amp; [.D1708]&amp;&quot;','&quot;&amp;[.E1708]&amp;&quot;','&quot;&amp;[.F1708]&amp;&quot;'],&quot;" office:value-type="string" office:string-value="['low','low','5more','2','med','high']," calcext:value-type="string">
            <text:p>['low','low','5more','2','med','high'],</text:p>
          </table:table-cell>
          <table:table-cell table:formula="of:=&quot;'&quot;&amp;[.G170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09]&amp;&quot;','&quot;&amp;[.B1709]&amp;&quot;','&quot;&amp;[.C1709]&amp;&quot;','&quot;&amp; [.D1709]&amp;&quot;','&quot;&amp;[.E1709]&amp;&quot;','&quot;&amp;[.F1709]&amp;&quot;'],&quot;" office:value-type="string" office:string-value="['low','low','5more','2','big','low']," calcext:value-type="string">
            <text:p>['low','low','5more','2','big','low'],</text:p>
          </table:table-cell>
          <table:table-cell table:formula="of:=&quot;'&quot;&amp;[.G1709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unacc</text:p>
          </table:table-cell>
          <table:table-cell table:formula="of:=&quot;['&quot;&amp;[.A1710]&amp;&quot;','&quot;&amp;[.B1710]&amp;&quot;','&quot;&amp;[.C1710]&amp;&quot;','&quot;&amp; [.D1710]&amp;&quot;','&quot;&amp;[.E1710]&amp;&quot;','&quot;&amp;[.F1710]&amp;&quot;'],&quot;" office:value-type="string" office:string-value="['low','low','5more','2','big','med']," calcext:value-type="string">
            <text:p>['low','low','5more','2','big','med'],</text:p>
          </table:table-cell>
          <table:table-cell table:formula="of:=&quot;'&quot;&amp;[.G1710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acc</text:p>
          </table:table-cell>
          <table:table-cell table:formula="of:=&quot;['&quot;&amp;[.A1711]&amp;&quot;','&quot;&amp;[.B1711]&amp;&quot;','&quot;&amp;[.C1711]&amp;&quot;','&quot;&amp; [.D1711]&amp;&quot;','&quot;&amp;[.E1711]&amp;&quot;','&quot;&amp;[.F1711]&amp;&quot;'],&quot;" office:value-type="string" office:string-value="['low','low','5more','2','big','high']," calcext:value-type="string">
            <text:p>['low','low','5more','2','big','high'],</text:p>
          </table:table-cell>
          <table:table-cell table:formula="of:=&quot;'&quot;&amp;[.G171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12]&amp;&quot;','&quot;&amp;[.B1712]&amp;&quot;','&quot;&amp;[.C1712]&amp;&quot;','&quot;&amp; [.D1712]&amp;&quot;','&quot;&amp;[.E1712]&amp;&quot;','&quot;&amp;[.F1712]&amp;&quot;'],&quot;" office:value-type="string" office:string-value="['low','low','5more','4','small','low']," calcext:value-type="string">
            <text:p>['low','low','5more','4','small','low'],</text:p>
          </table:table-cell>
          <table:table-cell table:formula="of:=&quot;'&quot;&amp;[.G1712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713]&amp;&quot;','&quot;&amp;[.B1713]&amp;&quot;','&quot;&amp;[.C1713]&amp;&quot;','&quot;&amp; [.D1713]&amp;&quot;','&quot;&amp;[.E1713]&amp;&quot;','&quot;&amp;[.F1713]&amp;&quot;'],&quot;" office:value-type="string" office:string-value="['low','low','5more','4','small','med']," calcext:value-type="string">
            <text:p>['low','low','5more','4','small','med'],</text:p>
          </table:table-cell>
          <table:table-cell table:formula="of:=&quot;'&quot;&amp;[.G1713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714]&amp;&quot;','&quot;&amp;[.B1714]&amp;&quot;','&quot;&amp;[.C1714]&amp;&quot;','&quot;&amp; [.D1714]&amp;&quot;','&quot;&amp;[.E1714]&amp;&quot;','&quot;&amp;[.F1714]&amp;&quot;'],&quot;" office:value-type="string" office:string-value="['low','low','5more','4','small','high']," calcext:value-type="string">
            <text:p>['low','low','5more','4','small','high'],</text:p>
          </table:table-cell>
          <table:table-cell table:formula="of:=&quot;'&quot;&amp;[.G1714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15]&amp;&quot;','&quot;&amp;[.B1715]&amp;&quot;','&quot;&amp;[.C1715]&amp;&quot;','&quot;&amp; [.D1715]&amp;&quot;','&quot;&amp;[.E1715]&amp;&quot;','&quot;&amp;[.F1715]&amp;&quot;'],&quot;" office:value-type="string" office:string-value="['low','low','5more','4','med','low']," calcext:value-type="string">
            <text:p>['low','low','5more','4','med','low'],</text:p>
          </table:table-cell>
          <table:table-cell table:formula="of:=&quot;'&quot;&amp;[.G1715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716]&amp;&quot;','&quot;&amp;[.B1716]&amp;&quot;','&quot;&amp;[.C1716]&amp;&quot;','&quot;&amp; [.D1716]&amp;&quot;','&quot;&amp;[.E1716]&amp;&quot;','&quot;&amp;[.F1716]&amp;&quot;'],&quot;" office:value-type="string" office:string-value="['low','low','5more','4','med','med']," calcext:value-type="string">
            <text:p>['low','low','5more','4','med','med'],</text:p>
          </table:table-cell>
          <table:table-cell table:formula="of:=&quot;'&quot;&amp;[.G1716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717]&amp;&quot;','&quot;&amp;[.B1717]&amp;&quot;','&quot;&amp;[.C1717]&amp;&quot;','&quot;&amp; [.D1717]&amp;&quot;','&quot;&amp;[.E1717]&amp;&quot;','&quot;&amp;[.F1717]&amp;&quot;'],&quot;" office:value-type="string" office:string-value="['low','low','5more','4','med','high']," calcext:value-type="string">
            <text:p>['low','low','5more','4','med','high'],</text:p>
          </table:table-cell>
          <table:table-cell table:formula="of:=&quot;'&quot;&amp;[.G1717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18]&amp;&quot;','&quot;&amp;[.B1718]&amp;&quot;','&quot;&amp;[.C1718]&amp;&quot;','&quot;&amp; [.D1718]&amp;&quot;','&quot;&amp;[.E1718]&amp;&quot;','&quot;&amp;[.F1718]&amp;&quot;'],&quot;" office:value-type="string" office:string-value="['low','low','5more','4','big','low']," calcext:value-type="string">
            <text:p>['low','low','5more','4','big','low'],</text:p>
          </table:table-cell>
          <table:table-cell table:formula="of:=&quot;'&quot;&amp;[.G1718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719]&amp;&quot;','&quot;&amp;[.B1719]&amp;&quot;','&quot;&amp;[.C1719]&amp;&quot;','&quot;&amp; [.D1719]&amp;&quot;','&quot;&amp;[.E1719]&amp;&quot;','&quot;&amp;[.F1719]&amp;&quot;'],&quot;" office:value-type="string" office:string-value="['low','low','5more','4','big','med']," calcext:value-type="string">
            <text:p>['low','low','5more','4','big','med'],</text:p>
          </table:table-cell>
          <table:table-cell table:formula="of:=&quot;'&quot;&amp;[.G1719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720]&amp;&quot;','&quot;&amp;[.B1720]&amp;&quot;','&quot;&amp;[.C1720]&amp;&quot;','&quot;&amp; [.D1720]&amp;&quot;','&quot;&amp;[.E1720]&amp;&quot;','&quot;&amp;[.F1720]&amp;&quot;'],&quot;" office:value-type="string" office:string-value="['low','low','5more','4','big','high']," calcext:value-type="string">
            <text:p>['low','low','5more','4','big','high'],</text:p>
          </table:table-cell>
          <table:table-cell table:formula="of:=&quot;'&quot;&amp;[.G1720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21]&amp;&quot;','&quot;&amp;[.B1721]&amp;&quot;','&quot;&amp;[.C1721]&amp;&quot;','&quot;&amp; [.D1721]&amp;&quot;','&quot;&amp;[.E1721]&amp;&quot;','&quot;&amp;[.F1721]&amp;&quot;'],&quot;" office:value-type="string" office:string-value="['low','low','5more','more','small','low']," calcext:value-type="string">
            <text:p>['low','low','5more','more','small','low'],</text:p>
          </table:table-cell>
          <table:table-cell table:formula="of:=&quot;'&quot;&amp;[.G1721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acc</text:p>
          </table:table-cell>
          <table:table-cell table:formula="of:=&quot;['&quot;&amp;[.A1722]&amp;&quot;','&quot;&amp;[.B1722]&amp;&quot;','&quot;&amp;[.C1722]&amp;&quot;','&quot;&amp; [.D1722]&amp;&quot;','&quot;&amp;[.E1722]&amp;&quot;','&quot;&amp;[.F1722]&amp;&quot;'],&quot;" office:value-type="string" office:string-value="['low','low','5more','more','small','med']," calcext:value-type="string">
            <text:p>['low','low','5more','more','small','med'],</text:p>
          </table:table-cell>
          <table:table-cell table:formula="of:=&quot;'&quot;&amp;[.G1722]&amp;&quot;',&quot;" office:value-type="string" office:string-value="'acc'," calcext:value-type="string">
            <text:p>'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od</text:p>
          </table:table-cell>
          <table:table-cell table:formula="of:=&quot;['&quot;&amp;[.A1723]&amp;&quot;','&quot;&amp;[.B1723]&amp;&quot;','&quot;&amp;[.C1723]&amp;&quot;','&quot;&amp; [.D1723]&amp;&quot;','&quot;&amp;[.E1723]&amp;&quot;','&quot;&amp;[.F1723]&amp;&quot;'],&quot;" office:value-type="string" office:string-value="['low','low','5more','more','small','high']," calcext:value-type="string">
            <text:p>['low','low','5more','more','small','high'],</text:p>
          </table:table-cell>
          <table:table-cell table:formula="of:=&quot;'&quot;&amp;[.G1723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24]&amp;&quot;','&quot;&amp;[.B1724]&amp;&quot;','&quot;&amp;[.C1724]&amp;&quot;','&quot;&amp; [.D1724]&amp;&quot;','&quot;&amp;[.E1724]&amp;&quot;','&quot;&amp;[.F1724]&amp;&quot;'],&quot;" office:value-type="string" office:string-value="['low','low','5more','more','med','low']," calcext:value-type="string">
            <text:p>['low','low','5more','more','med','low'],</text:p>
          </table:table-cell>
          <table:table-cell table:formula="of:=&quot;'&quot;&amp;[.G1724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table:number-columns-repeated="2"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725]&amp;&quot;','&quot;&amp;[.B1725]&amp;&quot;','&quot;&amp;[.C1725]&amp;&quot;','&quot;&amp; [.D1725]&amp;&quot;','&quot;&amp;[.E1725]&amp;&quot;','&quot;&amp;[.F1725]&amp;&quot;'],&quot;" office:value-type="string" office:string-value="['low','low','5more','more','med','med']," calcext:value-type="string">
            <text:p>['low','low','5more','more','med','med'],</text:p>
          </table:table-cell>
          <table:table-cell table:formula="of:=&quot;'&quot;&amp;[.G1725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726]&amp;&quot;','&quot;&amp;[.B1726]&amp;&quot;','&quot;&amp;[.C1726]&amp;&quot;','&quot;&amp; [.D1726]&amp;&quot;','&quot;&amp;[.E1726]&amp;&quot;','&quot;&amp;[.F1726]&amp;&quot;'],&quot;" office:value-type="string" office:string-value="['low','low','5more','more','med','high']," calcext:value-type="string">
            <text:p>['low','low','5more','more','med','high'],</text:p>
          </table:table-cell>
          <table:table-cell table:formula="of:=&quot;'&quot;&amp;[.G1726]&amp;&quot;',&quot;" office:value-type="string" office:string-value="'vgood'," calcext:value-type="string">
            <text:p>'v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nacc</text:p>
          </table:table-cell>
          <table:table-cell table:formula="of:=&quot;['&quot;&amp;[.A1727]&amp;&quot;','&quot;&amp;[.B1727]&amp;&quot;','&quot;&amp;[.C1727]&amp;&quot;','&quot;&amp; [.D1727]&amp;&quot;','&quot;&amp;[.E1727]&amp;&quot;','&quot;&amp;[.F1727]&amp;&quot;'],&quot;" office:value-type="string" office:string-value="['low','low','5more','more','big','low']," calcext:value-type="string">
            <text:p>['low','low','5more','more','big','low'],</text:p>
          </table:table-cell>
          <table:table-cell table:formula="of:=&quot;'&quot;&amp;[.G1727]&amp;&quot;',&quot;" office:value-type="string" office:string-value="'unacc'," calcext:value-type="string">
            <text:p>'unacc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good</text:p>
          </table:table-cell>
          <table:table-cell table:formula="of:=&quot;['&quot;&amp;[.A1728]&amp;&quot;','&quot;&amp;[.B1728]&amp;&quot;','&quot;&amp;[.C1728]&amp;&quot;','&quot;&amp; [.D1728]&amp;&quot;','&quot;&amp;[.E1728]&amp;&quot;','&quot;&amp;[.F1728]&amp;&quot;'],&quot;" office:value-type="string" office:string-value="['low','low','5more','more','big','med']," calcext:value-type="string">
            <text:p>['low','low','5more','more','big','med'],</text:p>
          </table:table-cell>
          <table:table-cell table:formula="of:=&quot;'&quot;&amp;[.G1728]&amp;&quot;',&quot;" office:value-type="string" office:string-value="'good'," calcext:value-type="string">
            <text:p>'good',</text:p>
          </table:table-cell>
          <table:table-cell table:number-columns-repeated="1015"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5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good</text:p>
          </table:table-cell>
          <table:table-cell table:formula="of:=&quot;['&quot;&amp;[.A1729]&amp;&quot;','&quot;&amp;[.B1729]&amp;&quot;','&quot;&amp;[.C1729]&amp;&quot;','&quot;&amp; [.D1729]&amp;&quot;','&quot;&amp;[.E1729]&amp;&quot;','&quot;&amp;[.F1729]&amp;&quot;'],&quot;" office:value-type="string" office:string-value="['low','low','5more','more','big','high']," calcext:value-type="string">
            <text:p>['low','low','5more','more','big','high'],</text:p>
          </table:table-cell>
          <table:table-cell table:formula="of:=&quot;'&quot;&amp;[.G1729]&amp;&quot;',&quot;" office:value-type="string" office:string-value="'vgood'," calcext:value-type="string">
            <text:p>'vgood',</text:p>
          </table:table-cell>
          <table:table-cell table:number-columns-repeated="1015"/>
        </table:table-row>
      </table:table>
      <table:table table:name="Tabela dinâmica_car_1" table:style-name="ta1">
        <table:table-column table:style-name="co3" table:default-cell-style-name="ce15"/>
        <table:table-column table:style-name="co3" table:default-cell-style-name="ce19"/>
        <table:table-row table:style-name="ro2">
          <table:table-cell table:style-name="ce13" office:value-type="string" calcext:value-type="string">
            <text:p>CLASS</text:p>
          </table:table-cell>
          <table:table-cell table:style-name="ce17" office:value-type="string" calcext:value-type="string">
            <text:p>Cont.Núm - CLASS</text:p>
          </table:table-cell>
        </table:table-row>
        <table:table-row table:style-name="ro2">
          <table:table-cell table:style-name="ce14" office:value-type="string" calcext:value-type="string">
            <text:p>acc</text:p>
          </table:table-cell>
          <table:table-cell table:style-name="ce18"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good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unacc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string" calcext:value-type="string">
            <text:p>vgood</text:p>
          </table:table-cell>
          <table:table-cell table:style-name="ce20" office:value-type="float" office:value="65" calcext:value-type="float">
            <text:p>65</text:p>
          </table:table-cell>
        </table:table-row>
        <table:table-row table:style-name="ro2">
          <table:table-cell table:style-name="ce16" office:value-type="string" calcext:value-type="string">
            <text:p>Total Resultado</text:p>
          </table:table-cell>
          <table:table-cell table:style-name="ce22" office:value-type="float" office:value="1728" calcext:value-type="float">
            <text:p>1728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car_1'.A1:'Tabela dinâmica_car_1'.B6" table:buttons="'Tabela dinâmica_car_1'.A1" table:show-filter-button="false" table:drill-down-on-double-click="false">
          <table:source-cell-range table:cell-range-address="car.A1:car.G17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ASS" table:orientation="row" table:used-hierarchy="0" table:function="auto">
            <table:data-pilot-level table:show-empty="false" calcext:repeat-item-labels="false">
              <table:data-pilot-members>
                <table:data-pilot-member table:name="acc" table:display="true" table:show-details="true"/>
                <table:data-pilot-member table:name="good" table:display="true" table:show-details="true"/>
                <table:data-pilot-member table:name="unacc" table:display="true" table:show-details="true"/>
                <table:data-pilot-member table:name="vg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AS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7:20:56.7084904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7:35:37.376929992</dc:date>
    <meta:editing-duration>PT4H45M30S</meta:editing-duration>
    <meta:editing-cycles>7</meta:editing-cycles>
    <meta:generator>LibreOffice/6.0.7.3$Linux_X86_64 LibreOffice_project/00m0$Build-3</meta:generator>
    <meta:document-statistic meta:table-count="2" meta:cell-count="15571" meta:object-count="0"/>
  </office:meta>
</office:document-meta>
</file>